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41" style:family="table-column">
      <style:table-column-properties fo:break-before="auto" style:column-width="1.083cm"/>
    </style:style>
    <style:style style:name="co50" style:family="table-column">
      <style:table-column-properties fo:break-before="auto" style:column-width="1.787cm"/>
    </style:style>
    <style:style style:name="co51" style:family="table-column">
      <style:table-column-properties fo:break-before="auto" style:column-width="0.901cm"/>
    </style:style>
    <style:style style:name="co57" style:family="table-column">
      <style:table-column-properties fo:break-before="auto" style:column-width="0.788cm"/>
    </style:style>
    <style:style style:name="co58" style:family="table-column">
      <style:table-column-properties fo:break-before="auto" style:column-width="2.499cm"/>
    </style:style>
    <style:style style:name="co59" style:family="table-column">
      <style:table-column-properties fo:break-before="auto" style:column-width="0.568cm"/>
    </style:style>
    <style:style style:name="co60" style:family="table-column">
      <style:table-column-properties fo:break-before="auto" style:column-width="0.529cm"/>
    </style:style>
    <style:style style:name="co61" style:family="table-column">
      <style:table-column-properties fo:break-before="auto" style:column-width="0.51cm"/>
    </style:style>
    <style:style style:name="co62" style:family="table-column">
      <style:table-column-properties fo:break-before="auto" style:column-width="0.801cm"/>
    </style:style>
    <style:style style:name="co63" style:family="table-column">
      <style:table-column-properties fo:break-before="auto" style:column-width="1.055cm"/>
    </style:style>
    <style:style style:name="co64" style:family="table-column">
      <style:table-column-properties fo:break-before="auto" style:column-width="1.074cm"/>
    </style:style>
    <style:style style:name="co24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1.307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5.484cm"/>
    </style:style>
    <style:style style:name="co36" style:family="table-column">
      <style:table-column-properties fo:break-before="auto" style:column-width="1.132cm"/>
    </style:style>
    <style:style style:name="co37" style:family="table-column">
      <style:table-column-properties fo:break-before="auto" style:column-width="1.404cm"/>
    </style:style>
    <style:style style:name="co38" style:family="table-column">
      <style:table-column-properties fo:break-before="auto" style:column-width="1.482cm"/>
    </style:style>
    <style:style style:name="co39" style:family="table-column">
      <style:table-column-properties fo:break-before="auto" style:column-width="1.54cm"/>
    </style:style>
    <style:style style:name="co40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71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1.423cm"/>
    </style:style>
    <style:style style:name="co45" style:family="table-column">
      <style:table-column-properties fo:break-before="auto" style:column-width="1.501cm"/>
    </style:style>
    <style:style style:name="co46" style:family="table-column">
      <style:table-column-properties fo:break-before="auto" style:column-width="1.755cm"/>
    </style:style>
    <style:style style:name="co47" style:family="table-column">
      <style:table-column-properties fo:break-before="auto" style:column-width="2.085cm"/>
    </style:style>
    <style:style style:name="co48" style:family="table-column">
      <style:table-column-properties fo:break-before="auto" style:column-width="1.365cm"/>
    </style:style>
    <style:style style:name="co49" style:family="table-column">
      <style:table-column-properties fo:break-before="auto" style:column-width="1.794cm"/>
    </style:style>
    <style:style style:name="co65" style:family="table-column">
      <style:table-column-properties fo:break-before="auto" style:column-width="1.658cm"/>
    </style:style>
    <style:style style:name="co66" style:family="table-column">
      <style:table-column-properties fo:break-before="auto" style:column-width="1.171cm"/>
    </style:style>
    <style:style style:name="co67" style:family="table-column">
      <style:table-column-properties fo:break-before="auto" style:column-width="1.385cm"/>
    </style:style>
    <style:style style:name="co68" style:family="table-column">
      <style:table-column-properties fo:break-before="auto" style:column-width="1.21cm"/>
    </style:style>
    <style:style style:name="co69" style:family="table-column">
      <style:table-column-properties fo:break-before="auto" style:column-width="1.697cm"/>
    </style:style>
    <style:style style:name="co70" style:family="table-column">
      <style:table-column-properties fo:break-before="auto" style:column-width="1.619cm"/>
    </style:style>
    <style:style style:name="co71" style:family="table-column">
      <style:table-column-properties fo:break-before="auto" style:column-width="3.156cm"/>
    </style:style>
    <style:style style:name="co72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ff0000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564" style:family="table-cell" style:parent-style-name="INTESTAZIONE">
      <style:table-cell-properties style:cell-protect="protected formula-hidden" style:print-content="false"/>
    </style:style>
    <style:style style:name="ce56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6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56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568" style:family="table-cell" style:parent-style-name="Default">
      <style:table-cell-properties style:cell-protect="protected formula-hidden" style:print-content="false"/>
    </style:style>
    <style:style style:name="ce569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571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572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573" style:family="table-cell" style:parent-style-name="GIRONE_5f_A">
      <style:table-cell-properties style:cell-protect="protected formula-hidden" style:print-content="false" fo:border="0.06pt solid #000000"/>
    </style:style>
    <style:style style:name="ce574" style:family="table-cell" style:parent-style-name="GIRONE_5f_B">
      <style:table-cell-properties style:cell-protect="protected formula-hidden" style:print-content="false" fo:border="0.06pt solid #000000"/>
    </style:style>
    <style:style style:name="ce575" style:family="table-cell" style:parent-style-name="GIRONE_5f_C">
      <style:table-cell-properties style:cell-protect="protected formula-hidden" style:print-content="false" fo:border="0.06pt solid #000000"/>
    </style:style>
    <style:style style:name="ce576" style:family="table-cell" style:parent-style-name="GIRONE_5f_D">
      <style:table-cell-properties style:cell-protect="protected formula-hidden" style:print-content="false" fo:border="0.06pt solid #000000"/>
    </style:style>
    <style:style style:name="ce577" style:family="table-cell" style:parent-style-name="GIRONE_5f_E">
      <style:table-cell-properties style:cell-protect="protected formula-hidden" style:print-content="false" fo:border="0.06pt solid #000000"/>
    </style:style>
    <style:style style:name="ce578" style:family="table-cell" style:parent-style-name="GIRONE_5f_F">
      <style:table-cell-properties style:cell-protect="protected formula-hidden" style:print-content="false" fo:border="0.06pt solid #000000"/>
    </style:style>
    <style:style style:name="ce579" style:family="table-cell" style:parent-style-name="GIRONE_5f_G">
      <style:table-cell-properties style:cell-protect="protected formula-hidden" style:print-content="false" fo:border="0.06pt solid #000000"/>
    </style:style>
    <style:style style:name="ce580" style:family="table-cell" style:parent-style-name="GIRONE_5f_H">
      <style:table-cell-properties style:cell-protect="protected formula-hidden" style:print-content="false" fo:border="0.06pt solid #000000"/>
    </style:style>
    <style:style style:name="ce581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582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585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586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587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58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589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590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5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59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594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595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596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5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59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60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60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6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0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05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606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607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60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60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613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614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615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61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617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19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620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62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22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23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4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25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626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627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628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29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3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3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632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633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634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63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638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63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64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55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856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57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859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86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86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6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64" style:family="table-cell" style:parent-style-name="Default">
      <style:table-cell-properties style:cell-protect="protected formula-hidden" style:print-content="true"/>
    </style:style>
    <style:style style:name="ce86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6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6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0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87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87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87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1" style:family="table-cell" style:parent-style-name="Default">
      <style:map style:condition="is-true-formula([.$F$5]=&quot;Black and White&quot;)" style:apply-style-name="ConditionalStyle_5f_31" style:base-cell-address="'Classifiche Gironi'.E7"/>
    </style:style>
    <style:style style:name="ce10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1023" style:family="table-cell" style:parent-style-name="Default">
      <style:map style:condition="is-true-formula([.$F$5]=&quot;Black and White&quot;)" style:apply-style-name="ConditionalStyle_5f_40" style:base-cell-address="'Classifiche Gironi'.E13"/>
    </style:style>
    <style:style style:name="ce10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1025" style:family="table-cell" style:parent-style-name="Default">
      <style:map style:condition="is-true-formula([.$F$5]=&quot;Black and White&quot;)" style:apply-style-name="ConditionalStyle_5f_49" style:base-cell-address="'Classifiche Gironi'.E19"/>
    </style:style>
    <style:style style:name="ce102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10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3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10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103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104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041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4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104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10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1046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1050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10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053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05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05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6"/>
    </style:style>
    <style:style style:name="ce105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1058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7"/>
    </style:style>
    <style:style style:name="ce1059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106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2"/>
    </style:style>
    <style:style style:name="ce106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1063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3"/>
    </style:style>
    <style:style style:name="ce1067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6"/>
    </style:style>
    <style:style style:name="ce1069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107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07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6"/>
    </style:style>
    <style:style style:name="ce10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107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8"/>
    </style:style>
    <style:style style:name="ce1077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07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08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108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4"/>
    </style:style>
    <style:style style:name="ce1082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6"/>
    </style:style>
    <style:style style:name="ce1084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108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08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10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109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8"/>
    </style:style>
    <style:style style:name="ce109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09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3"/>
    </style:style>
    <style:style style:name="ce109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109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109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1097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7"/>
    </style:style>
    <style:style style:name="ce109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099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7"/>
    </style:style>
    <style:style style:name="ce110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110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110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110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109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11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11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13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1115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877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7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87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880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6"/>
    </style:style>
    <style:style style:name="ce8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882" style:family="table-cell" style:parent-style-name="Default">
      <style:map style:condition="is-true-formula([.$F$5]=&quot;Black and White&quot;)" style:apply-style-name="ConditionalStyle_5f_67" style:base-cell-address="'Classifiche Gironi'.A7"/>
    </style:style>
    <style:style style:name="ce883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88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2"/>
    </style:style>
    <style:style style:name="ce88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888" style:family="table-cell" style:parent-style-name="Default">
      <style:map style:condition="is-true-formula([.$F$5]=&quot;Black and White&quot;)" style:apply-style-name="ConditionalStyle_5f_70" style:base-cell-address="'Classifiche Gironi'.A13"/>
    </style:style>
    <style:style style:name="ce88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89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893" style:family="table-cell" style:parent-style-name="Default">
      <style:map style:condition="is-true-formula([.$F$5]=&quot;Black and White&quot;)" style:apply-style-name="ConditionalStyle_5f_73" style:base-cell-address="'Classifiche Gironi'.A19"/>
    </style:style>
    <style:style style:name="ce894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89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897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8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89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90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6"/>
    </style:style>
    <style:style style:name="ce90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902" style:family="table-cell" style:parent-style-name="Default">
      <style:map style:condition="is-true-formula([.$F$5]=&quot;Black and White&quot;)" style:apply-style-name="ConditionalStyle_5f_29" style:base-cell-address="'Classifiche Gironi'.B8"/>
    </style:style>
    <style:style style:name="ce903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0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90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90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908" style:family="table-cell" style:parent-style-name="Default">
      <style:map style:condition="is-true-formula([.$F$5]=&quot;Black and White&quot;)" style:apply-style-name="ConditionalStyle_5f_38" style:base-cell-address="'Classifiche Gironi'.B14"/>
    </style:style>
    <style:style style:name="ce90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1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1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13" style:family="table-cell" style:parent-style-name="Default">
      <style:map style:condition="is-true-formula([.$F$5]=&quot;Black and White&quot;)" style:apply-style-name="ConditionalStyle_5f_47" style:base-cell-address="'Classifiche Gironi'.B20"/>
    </style:style>
    <style:style style:name="ce91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91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4"/>
    </style:style>
    <style:style style:name="ce91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1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91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919" style:family="table-cell" style:parent-style-name="Default">
      <style:map style:condition="is-true-formula([.$F$5]=&quot;Black and White&quot;)" style:apply-style-name="ConditionalStyle_5f_33" style:base-cell-address="'Classifiche Gironi'.C8"/>
    </style:style>
    <style:style style:name="ce9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921" style:family="table-cell" style:parent-style-name="Default">
      <style:map style:condition="is-true-formula([.$F$5]=&quot;Black and White&quot;)" style:apply-style-name="ConditionalStyle_5f_43" style:base-cell-address="'Classifiche Gironi'.C14"/>
    </style:style>
    <style:style style:name="ce9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23" style:family="table-cell" style:parent-style-name="Default">
      <style:map style:condition="is-true-formula([.$F$5]=&quot;Black and White&quot;)" style:apply-style-name="ConditionalStyle_5f_51" style:base-cell-address="'Classifiche Gironi'.C20"/>
    </style:style>
    <style:style style:name="ce92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4"/>
    </style:style>
    <style:style style:name="ce92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927" style:family="table-cell" style:parent-style-name="Default">
      <style:map style:condition="is-true-formula([.$F$5]=&quot;Black and White&quot;)" style:apply-style-name="ConditionalStyle_5f_32" style:base-cell-address="'Classifiche Gironi'.D7"/>
    </style:style>
    <style:style style:name="ce9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929" style:family="table-cell" style:parent-style-name="Default">
      <style:map style:condition="is-true-formula([.$F$5]=&quot;Black and White&quot;)" style:apply-style-name="ConditionalStyle_5f_41" style:base-cell-address="'Classifiche Gironi'.D13"/>
    </style:style>
    <style:style style:name="ce93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932" style:family="table-cell" style:parent-style-name="Default">
      <style:map style:condition="is-true-formula([.$F$5]=&quot;Black and White&quot;)" style:apply-style-name="ConditionalStyle_5f_50" style:base-cell-address="'Classifiche Gironi'.D19"/>
    </style:style>
    <style:style style:name="ce95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96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96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117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19" style:family="table-cell" style:parent-style-name="Default">
      <style:text-properties style:font-name="Liberation Sans" fo:font-size="10pt" style:font-size-asian="10pt" style:font-size-complex="10pt"/>
    </style:style>
    <style:style style:name="ce1120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12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2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4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27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29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30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1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2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34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5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7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9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0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1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2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4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5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1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2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15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15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15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1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16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16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16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16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16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17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7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7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1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18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7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8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9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3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4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5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19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0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0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0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0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1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1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1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1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6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6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7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8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29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1230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33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4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3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38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39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40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4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4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44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45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46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47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ce357" style:family="table-cell" style:parent-style-name="INTESTAZIONE">
      <style:table-cell-properties style:cell-protect="protected formula-hidden" style:print-content="false"/>
    </style:style>
    <style:style style:name="ce3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36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361" style:family="table-cell" style:parent-style-name="Default">
      <style:table-cell-properties style:cell-protect="protected formula-hidden" style:print-content="false"/>
    </style:style>
    <style:style style:name="ce362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3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364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365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366" style:family="table-cell" style:parent-style-name="GIRONE_5f_A">
      <style:table-cell-properties style:cell-protect="protected formula-hidden" style:print-content="false" fo:border="0.06pt solid #000000"/>
    </style:style>
    <style:style style:name="ce367" style:family="table-cell" style:parent-style-name="GIRONE_5f_B">
      <style:table-cell-properties style:cell-protect="protected formula-hidden" style:print-content="false" fo:border="0.06pt solid #000000"/>
    </style:style>
    <style:style style:name="ce368" style:family="table-cell" style:parent-style-name="GIRONE_5f_C">
      <style:table-cell-properties style:cell-protect="protected formula-hidden" style:print-content="false" fo:border="0.06pt solid #000000"/>
    </style:style>
    <style:style style:name="ce369" style:family="table-cell" style:parent-style-name="GIRONE_5f_D">
      <style:table-cell-properties style:cell-protect="protected formula-hidden" style:print-content="false" fo:border="0.06pt solid #000000"/>
    </style:style>
    <style:style style:name="ce370" style:family="table-cell" style:parent-style-name="GIRONE_5f_E">
      <style:table-cell-properties style:cell-protect="protected formula-hidden" style:print-content="false" fo:border="0.06pt solid #000000"/>
    </style:style>
    <style:style style:name="ce371" style:family="table-cell" style:parent-style-name="GIRONE_5f_F">
      <style:table-cell-properties style:cell-protect="protected formula-hidden" style:print-content="false" fo:border="0.06pt solid #000000"/>
    </style:style>
    <style:style style:name="ce372" style:family="table-cell" style:parent-style-name="GIRONE_5f_G">
      <style:table-cell-properties style:cell-protect="protected formula-hidden" style:print-content="false" fo:border="0.06pt solid #000000"/>
    </style:style>
    <style:style style:name="ce373" style:family="table-cell" style:parent-style-name="GIRONE_5f_H">
      <style:table-cell-properties style:cell-protect="protected formula-hidden" style:print-content="false" fo:border="0.06pt solid #000000"/>
    </style:style>
    <style:style style:name="ce374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375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379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380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38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3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83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8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86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89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9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3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98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39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400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40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4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0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06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07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408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409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10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12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413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4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416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417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4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419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420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4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422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23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2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4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426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427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4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2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3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31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43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3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34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43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4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46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46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526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8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529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5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53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3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34" style:family="table-cell" style:parent-style-name="Default">
      <style:table-cell-properties style:cell-protect="protected formula-hidden" style:print-content="true"/>
    </style:style>
    <style:style style:name="ce53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3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3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0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4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54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7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54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550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6"/>
    </style:style>
    <style:style style:name="ce55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552" style:family="table-cell" style:parent-style-name="Default">
      <style:map style:condition="is-true-formula([.$F$5]=&quot;Black and White&quot;)" style:apply-style-name="ConditionalStyle_5f_67" style:base-cell-address="'Classifiche Gironi'.A7"/>
    </style:style>
    <style:style style:name="ce553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55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2"/>
    </style:style>
    <style:style style:name="ce55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558" style:family="table-cell" style:parent-style-name="Default">
      <style:map style:condition="is-true-formula([.$F$5]=&quot;Black and White&quot;)" style:apply-style-name="ConditionalStyle_5f_70" style:base-cell-address="'Classifiche Gironi'.A13"/>
    </style:style>
    <style:style style:name="ce55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6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56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563" style:family="table-cell" style:parent-style-name="Default">
      <style:map style:condition="is-true-formula([.$F$5]=&quot;Black and White&quot;)" style:apply-style-name="ConditionalStyle_5f_73" style:base-cell-address="'Classifiche Gironi'.A19"/>
    </style:style>
    <style:style style:name="ce64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6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44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6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6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6"/>
    </style:style>
    <style:style style:name="ce6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649" style:family="table-cell" style:parent-style-name="Default">
      <style:map style:condition="is-true-formula([.$F$5]=&quot;Black and White&quot;)" style:apply-style-name="ConditionalStyle_5f_29" style:base-cell-address="'Classifiche Gironi'.B8"/>
    </style:style>
    <style:style style:name="ce650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6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6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655" style:family="table-cell" style:parent-style-name="Default">
      <style:map style:condition="is-true-formula([.$F$5]=&quot;Black and White&quot;)" style:apply-style-name="ConditionalStyle_5f_38" style:base-cell-address="'Classifiche Gironi'.B14"/>
    </style:style>
    <style:style style:name="ce656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5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660" style:family="table-cell" style:parent-style-name="Default">
      <style:map style:condition="is-true-formula([.$F$5]=&quot;Black and White&quot;)" style:apply-style-name="ConditionalStyle_5f_47" style:base-cell-address="'Classifiche Gironi'.B20"/>
    </style:style>
    <style:style style:name="ce661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6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4"/>
    </style:style>
    <style:style style:name="ce66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66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666" style:family="table-cell" style:parent-style-name="Default">
      <style:map style:condition="is-true-formula([.$F$5]=&quot;Black and White&quot;)" style:apply-style-name="ConditionalStyle_5f_33" style:base-cell-address="'Classifiche Gironi'.C8"/>
    </style:style>
    <style:style style:name="ce66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668" style:family="table-cell" style:parent-style-name="Default">
      <style:map style:condition="is-true-formula([.$F$5]=&quot;Black and White&quot;)" style:apply-style-name="ConditionalStyle_5f_43" style:base-cell-address="'Classifiche Gironi'.C14"/>
    </style:style>
    <style:style style:name="ce6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670" style:family="table-cell" style:parent-style-name="Default">
      <style:map style:condition="is-true-formula([.$F$5]=&quot;Black and White&quot;)" style:apply-style-name="ConditionalStyle_5f_51" style:base-cell-address="'Classifiche Gironi'.C20"/>
    </style:style>
    <style:style style:name="ce67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4"/>
    </style:style>
    <style:style style:name="ce67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7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674" style:family="table-cell" style:parent-style-name="Default">
      <style:map style:condition="is-true-formula([.$F$5]=&quot;Black and White&quot;)" style:apply-style-name="ConditionalStyle_5f_32" style:base-cell-address="'Classifiche Gironi'.D7"/>
    </style:style>
    <style:style style:name="ce6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676" style:family="table-cell" style:parent-style-name="Default">
      <style:map style:condition="is-true-formula([.$F$5]=&quot;Black and White&quot;)" style:apply-style-name="ConditionalStyle_5f_41" style:base-cell-address="'Classifiche Gironi'.D13"/>
    </style:style>
    <style:style style:name="ce67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678" style:family="table-cell" style:parent-style-name="Default">
      <style:map style:condition="is-true-formula([.$F$5]=&quot;Black and White&quot;)" style:apply-style-name="ConditionalStyle_5f_50" style:base-cell-address="'Classifiche Gironi'.D19"/>
    </style:style>
    <style:style style:name="ce67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68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8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682" style:family="table-cell" style:parent-style-name="Default">
      <style:map style:condition="is-true-formula([.$F$5]=&quot;Black and White&quot;)" style:apply-style-name="ConditionalStyle_5f_31" style:base-cell-address="'Classifiche Gironi'.E7"/>
    </style:style>
    <style:style style:name="ce6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684" style:family="table-cell" style:parent-style-name="Default">
      <style:map style:condition="is-true-formula([.$F$5]=&quot;Black and White&quot;)" style:apply-style-name="ConditionalStyle_5f_40" style:base-cell-address="'Classifiche Gironi'.E13"/>
    </style:style>
    <style:style style:name="ce6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686" style:family="table-cell" style:parent-style-name="Default">
      <style:map style:condition="is-true-formula([.$F$5]=&quot;Black and White&quot;)" style:apply-style-name="ConditionalStyle_5f_49" style:base-cell-address="'Classifiche Gironi'.E19"/>
    </style:style>
    <style:style style:name="ce6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68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68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9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69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69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69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69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9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69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69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69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7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703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7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70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70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70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6"/>
    </style:style>
    <style:style style:name="ce71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71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7"/>
    </style:style>
    <style:style style:name="ce712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71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2"/>
    </style:style>
    <style:style style:name="ce71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71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3"/>
    </style:style>
    <style:style style:name="ce717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6"/>
    </style:style>
    <style:style style:name="ce719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72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7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6"/>
    </style:style>
    <style:style style:name="ce7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725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8"/>
    </style:style>
    <style:style style:name="ce726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7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7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73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4"/>
    </style:style>
    <style:style style:name="ce731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6"/>
    </style:style>
    <style:style style:name="ce733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73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73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73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738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8"/>
    </style:style>
    <style:style style:name="ce7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74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3"/>
    </style:style>
    <style:style style:name="ce7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74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7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744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7"/>
    </style:style>
    <style:style style:name="ce7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74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7"/>
    </style:style>
    <style:style style:name="ce747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4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74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75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75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752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75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75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75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758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760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2" style:family="table-cell" style:parent-style-name="Default">
      <style:text-properties style:font-name="Liberation Sans" fo:font-size="10pt" style:font-size-asian="10pt" style:font-size-complex="10pt"/>
    </style:style>
    <style:style style:name="ce763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76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765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66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76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6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76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77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77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773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5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7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0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2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7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79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79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80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80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80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80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80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80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81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818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2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8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83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83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8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83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83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83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84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8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84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84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84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84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4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8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8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8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02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0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03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4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9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64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1065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66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087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95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00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1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107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48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49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6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17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175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181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184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1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default-cell-style-name="ce361"/>
        <table:table-column table:style-name="co9" table:default-cell-style-name="ce361"/>
        <table:table-column table:style-name="co3" table:default-cell-style-name="ce361"/>
        <table:table-column table:style-name="co4" table:default-cell-style-name="ce361"/>
        <table:table-column table:style-name="co10" table:default-cell-style-name="ce361"/>
        <table:table-column table:style-name="co11" table:number-columns-repeated="52" table:default-cell-style-name="ce361"/>
        <table:table-row table:style-name="ro1">
          <table:table-cell table:style-name="ce357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357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357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358" office:value-type="string" calcext:value-type="string">
            <text:p>ID</text:p>
          </table:table-cell>
          <table:table-cell table:style-name="ce377" office:value-type="string" calcext:value-type="string">
            <text:p>Valore</text:p>
          </table:table-cell>
          <table:table-cell/>
          <table:table-cell table:style-name="ce358" office:value-type="string" calcext:value-type="string">
            <text:p>ID</text:p>
          </table:table-cell>
          <table:table-cell table:style-name="ce384" office:value-type="string" calcext:value-type="string">
            <text:p>Codice</text:p>
          </table:table-cell>
          <table:table-cell table:style-name="ce386" office:value-type="string" calcext:value-type="string">
            <text:p>Nome</text:p>
          </table:table-cell>
          <table:table-cell table:style-name="ce386" office:value-type="string" calcext:value-type="string">
            <text:p>Note</text:p>
          </table:table-cell>
          <table:table-cell table:style-name="ce390" office:value-type="string" calcext:value-type="string">
            <text:p>Girone</text:p>
          </table:table-cell>
          <table:table-cell table:style-name="ce394" office:value-type="string" calcext:value-type="string">
            <text:p>ID Nel Girone</text:p>
          </table:table-cell>
          <table:table-cell/>
          <table:table-cell table:style-name="ce358" office:value-type="string" calcext:value-type="string">
            <text:p>ID</text:p>
          </table:table-cell>
          <table:table-cell table:style-name="ce377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359" office:value-type="string" calcext:value-type="string">
            <text:p>NOME_TORNEO</text:p>
          </table:table-cell>
          <table:table-cell table:style-name="ce378" office:value-type="string" calcext:value-type="string">
            <text:p>Torneo dell’Estate</text:p>
          </table:table-cell>
          <table:table-cell/>
          <table:table-cell table:style-name="ce381" office:value-type="float" office:value="1" calcext:value-type="float">
            <text:p>1</text:p>
          </table:table-cell>
          <table:table-cell table:style-name="ce385" table:formula="of:=[.H3]&amp;[.I3]" office:value-type="string" office:string-value="A1" calcext:value-type="string">
            <text:p>A1</text:p>
          </table:table-cell>
          <table:table-cell table:style-name="ce387" office:value-type="string" calcext:value-type="string">
            <text:p>Leoni</text:p>
          </table:table-cell>
          <table:table-cell table:style-name="ce387"/>
          <table:table-cell table:style-name="ce391" office:value-type="string" calcext:value-type="string">
            <text:p>A</text:p>
          </table:table-cell>
          <table:table-cell table:style-name="ce395" office:value-type="float" office:value="1" calcext:value-type="float">
            <text:p>1</text:p>
          </table:table-cell>
          <table:table-cell/>
          <table:table-cell table:style-name="ce381" office:value-type="float" office:value="1" calcext:value-type="float">
            <text:p>1</text:p>
          </table:table-cell>
          <table:table-cell table:style-name="ce378" table:formula="of:=&quot;CAMPO &quot;&amp;ROMAN([.K3])" office:value-type="string" office:string-value="CAMPO I" calcext:value-type="string">
            <text:p>CAMPO I</text:p>
          </table:table-cell>
          <table:table-cell table:number-columns-repeated="52"/>
        </table:table-row>
        <table:table-row table:style-name="ro1">
          <table:table-cell table:style-name="ce360" office:value-type="string" calcext:value-type="string">
            <text:p>STAGIONE</text:p>
          </table:table-cell>
          <table:table-cell table:style-name="ce379" office:value-type="float" office:value="2021" calcext:value-type="float">
            <text:p>2021</text:p>
          </table:table-cell>
          <table:table-cell/>
          <table:table-cell table:style-name="ce382" office:value-type="float" office:value="2" calcext:value-type="float">
            <text:p>2</text:p>
          </table:table-cell>
          <table:table-cell table:style-name="ce385" table:formula="of:=[.H4]&amp;[.I4]" office:value-type="string" office:string-value="A2" calcext:value-type="string">
            <text:p>A2</text:p>
          </table:table-cell>
          <table:table-cell table:style-name="ce388" office:value-type="string" calcext:value-type="string">
            <text:p>Pantere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" calcext:value-type="float">
            <text:p>2</text:p>
          </table:table-cell>
          <table:table-cell table:style-name="ce399" table:formula="of:=&quot;CAMPO &quot;&amp;ROMAN([.K4])" office:value-type="string" office:string-value="CAMPO II" calcext:value-type="string">
            <text:p>CAMPO 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" calcext:value-type="float">
            <text:p>3</text:p>
          </table:table-cell>
          <table:table-cell table:style-name="ce385" table:formula="of:=[.H5]&amp;[.I5]" office:value-type="string" office:string-value="A3" calcext:value-type="string">
            <text:p>A3</text:p>
          </table:table-cell>
          <table:table-cell table:style-name="ce388" office:value-type="string" calcext:value-type="string">
            <text:p>Tigri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3" calcext:value-type="float">
            <text:p>3</text:p>
          </table:table-cell>
          <table:table-cell table:style-name="ce399" table:formula="of:=&quot;CAMPO &quot;&amp;ROMAN([.K5])" office:value-type="string" office:string-value="CAMPO III" calcext:value-type="string">
            <text:p>CAMPO III</text:p>
          </table:table-cell>
          <table:table-cell table:number-columns-repeated="52"/>
        </table:table-row>
        <table:table-row table:style-name="ro1">
          <table:table-cell table:style-name="ce362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382" office:value-type="float" office:value="4" calcext:value-type="float">
            <text:p>4</text:p>
          </table:table-cell>
          <table:table-cell table:style-name="ce385" table:formula="of:=[.H6]&amp;[.I6]" office:value-type="string" office:string-value="A4" calcext:value-type="string">
            <text:p>A4</text:p>
          </table:table-cell>
          <table:table-cell table:style-name="ce388" office:value-type="string" calcext:value-type="string">
            <text:p>Ghepardi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4" calcext:value-type="float">
            <text:p>4</text:p>
          </table:table-cell>
          <table:table-cell table:style-name="ce399" table:formula="of:=&quot;CAMPO &quot;&amp;ROMAN([.K6])" office:value-type="string" office:string-value="CAMPO IV" calcext:value-type="string">
            <text:p>CAMPO 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5" calcext:value-type="float">
            <text:p>5</text:p>
          </table:table-cell>
          <table:table-cell table:style-name="ce385" table:formula="of:=[.H7]&amp;[.I7]" office:value-type="string" office:string-value="B1" calcext:value-type="string">
            <text:p>B1</text:p>
          </table:table-cell>
          <table:table-cell table:style-name="ce388" office:value-type="string" calcext:value-type="string">
            <text:p>Giaguari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5" calcext:value-type="float">
            <text:p>5</text:p>
          </table:table-cell>
          <table:table-cell table:style-name="ce399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363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382" office:value-type="float" office:value="6" calcext:value-type="float">
            <text:p>6</text:p>
          </table:table-cell>
          <table:table-cell table:style-name="ce385" table:formula="of:=[.H8]&amp;[.I8]" office:value-type="string" office:string-value="B2" calcext:value-type="string">
            <text:p>B2</text:p>
          </table:table-cell>
          <table:table-cell table:style-name="ce388" office:value-type="string" calcext:value-type="string">
            <text:p>Puma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6" calcext:value-type="float">
            <text:p>6</text:p>
          </table:table-cell>
          <table:table-cell table:style-name="ce399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7" calcext:value-type="float">
            <text:p>7</text:p>
          </table:table-cell>
          <table:table-cell table:style-name="ce385" table:formula="of:=[.H9]&amp;[.I9]" office:value-type="string" office:string-value="B3" calcext:value-type="string">
            <text:p>B3</text:p>
          </table:table-cell>
          <table:table-cell table:style-name="ce388" office:value-type="string" calcext:value-type="string">
            <text:p>Linci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7" calcext:value-type="float">
            <text:p>7</text:p>
          </table:table-cell>
          <table:table-cell table:style-name="ce399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8" calcext:value-type="float">
            <text:p>8</text:p>
          </table:table-cell>
          <table:table-cell table:style-name="ce385" table:formula="of:=[.H10]&amp;[.I10]" office:value-type="string" office:string-value="B4" calcext:value-type="string">
            <text:p>B4</text:p>
          </table:table-cell>
          <table:table-cell table:style-name="ce388" office:value-type="string" calcext:value-type="string">
            <text:p>Serval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8" calcext:value-type="float">
            <text:p>8</text:p>
          </table:table-cell>
          <table:table-cell table:style-name="ce399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9" calcext:value-type="float">
            <text:p>9</text:p>
          </table:table-cell>
          <table:table-cell table:style-name="ce385" table:formula="of:=[.H11]&amp;[.I11]" office:value-type="string" office:string-value="C1" calcext:value-type="string">
            <text:p>C1</text:p>
          </table:table-cell>
          <table:table-cell table:style-name="ce388" office:value-type="string" calcext:value-type="string">
            <text:p>Elefanti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9" calcext:value-type="float">
            <text:p>9</text:p>
          </table:table-cell>
          <table:table-cell table:style-name="ce399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364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382" office:value-type="float" office:value="10" calcext:value-type="float">
            <text:p>10</text:p>
          </table:table-cell>
          <table:table-cell table:style-name="ce385" table:formula="of:=[.H12]&amp;[.I12]" office:value-type="string" office:string-value="C2" calcext:value-type="string">
            <text:p>C2</text:p>
          </table:table-cell>
          <table:table-cell table:style-name="ce388" office:value-type="string" calcext:value-type="string">
            <text:p>Giraffe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0" calcext:value-type="float">
            <text:p>10</text:p>
          </table:table-cell>
          <table:table-cell table:style-name="ce399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1" calcext:value-type="float">
            <text:p>11</text:p>
          </table:table-cell>
          <table:table-cell table:style-name="ce385" table:formula="of:=[.H13]&amp;[.I13]" office:value-type="string" office:string-value="C3" calcext:value-type="string">
            <text:p>C3</text:p>
          </table:table-cell>
          <table:table-cell table:style-name="ce388" office:value-type="string" calcext:value-type="string">
            <text:p>Ippopotami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1" calcext:value-type="float">
            <text:p>11</text:p>
          </table:table-cell>
          <table:table-cell table:style-name="ce399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2" calcext:value-type="float">
            <text:p>12</text:p>
          </table:table-cell>
          <table:table-cell table:style-name="ce385" table:formula="of:=[.H14]&amp;[.I14]" office:value-type="string" office:string-value="C4" calcext:value-type="string">
            <text:p>C4</text:p>
          </table:table-cell>
          <table:table-cell table:style-name="ce388" office:value-type="string" calcext:value-type="string">
            <text:p>Iguane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12" calcext:value-type="float">
            <text:p>12</text:p>
          </table:table-cell>
          <table:table-cell table:style-name="ce399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3" calcext:value-type="float">
            <text:p>13</text:p>
          </table:table-cell>
          <table:table-cell table:style-name="ce385" table:formula="of:=[.H15]&amp;[.I15]" office:value-type="string" office:string-value="D1" calcext:value-type="string">
            <text:p>D1</text:p>
          </table:table-cell>
          <table:table-cell table:style-name="ce388" office:value-type="string" calcext:value-type="string">
            <text:p>Coccodrill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13" calcext:value-type="float">
            <text:p>13</text:p>
          </table:table-cell>
          <table:table-cell table:style-name="ce399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14" calcext:value-type="float">
            <text:p>14</text:p>
          </table:table-cell>
          <table:table-cell table:style-name="ce385" table:formula="of:=[.H16]&amp;[.I16]" office:value-type="string" office:string-value="D2" calcext:value-type="string">
            <text:p>D2</text:p>
          </table:table-cell>
          <table:table-cell table:style-name="ce388" office:value-type="string" calcext:value-type="string">
            <text:p>Piton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4" calcext:value-type="float">
            <text:p>14</text:p>
          </table:table-cell>
          <table:table-cell table:style-name="ce399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365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382" office:value-type="float" office:value="15" calcext:value-type="float">
            <text:p>15</text:p>
          </table:table-cell>
          <table:table-cell table:style-name="ce385" table:formula="of:=[.H17]&amp;[.I17]" office:value-type="string" office:string-value="D3" calcext:value-type="string">
            <text:p>D3</text:p>
          </table:table-cell>
          <table:table-cell table:style-name="ce388" office:value-type="string" calcext:value-type="string">
            <text:p>Aquile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5" calcext:value-type="float">
            <text:p>15</text:p>
          </table:table-cell>
          <table:table-cell table:style-name="ce399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6" calcext:value-type="float">
            <text:p>16</text:p>
          </table:table-cell>
          <table:table-cell table:style-name="ce385" table:formula="of:=[.H18]&amp;[.I18]" office:value-type="string" office:string-value="D4" calcext:value-type="string">
            <text:p>D4</text:p>
          </table:table-cell>
          <table:table-cell table:style-name="ce388" office:value-type="string" calcext:value-type="string">
            <text:p>Falch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16" calcext:value-type="float">
            <text:p>16</text:p>
          </table:table-cell>
          <table:table-cell table:style-name="ce399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7" calcext:value-type="float">
            <text:p>17</text:p>
          </table:table-cell>
          <table:table-cell table:style-name="ce385" table:formula="of:=[.H19]&amp;[.I19]" office:value-type="string" office:string-value="E1" calcext:value-type="string">
            <text:p>E1</text:p>
          </table:table-cell>
          <table:table-cell table:style-name="ce388" office:value-type="string" calcext:value-type="string">
            <text:p>Bisont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17" calcext:value-type="float">
            <text:p>17</text:p>
          </table:table-cell>
          <table:table-cell table:style-name="ce399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18" calcext:value-type="float">
            <text:p>18</text:p>
          </table:table-cell>
          <table:table-cell table:style-name="ce385" table:formula="of:=[.H20]&amp;[.I20]" office:value-type="string" office:string-value="E2" calcext:value-type="string">
            <text:p>E2</text:p>
          </table:table-cell>
          <table:table-cell table:style-name="ce388" office:value-type="string" calcext:value-type="string">
            <text:p>Bufal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8" calcext:value-type="float">
            <text:p>18</text:p>
          </table:table-cell>
          <table:table-cell table:style-name="ce399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365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382" office:value-type="float" office:value="19" calcext:value-type="float">
            <text:p>19</text:p>
          </table:table-cell>
          <table:table-cell table:style-name="ce385" table:formula="of:=[.H21]&amp;[.I21]" office:value-type="string" office:string-value="E3" calcext:value-type="string">
            <text:p>E3</text:p>
          </table:table-cell>
          <table:table-cell table:style-name="ce388" office:value-type="string" calcext:value-type="string">
            <text:p>Cerv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9" calcext:value-type="float">
            <text:p>19</text:p>
          </table:table-cell>
          <table:table-cell table:style-name="ce399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20" calcext:value-type="float">
            <text:p>20</text:p>
          </table:table-cell>
          <table:table-cell table:style-name="ce385" table:formula="of:=[.H22]&amp;[.I22]" office:value-type="string" office:string-value="E4" calcext:value-type="string">
            <text:p>E4</text:p>
          </table:table-cell>
          <table:table-cell table:style-name="ce388" office:value-type="string" calcext:value-type="string">
            <text:p>Cinghial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0" calcext:value-type="float">
            <text:p>20</text:p>
          </table:table-cell>
          <table:table-cell table:style-name="ce399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21" calcext:value-type="float">
            <text:p>21</text:p>
          </table:table-cell>
          <table:table-cell table:style-name="ce385" table:formula="of:=[.H23]&amp;[.I23]" office:value-type="string" office:string-value="F1" calcext:value-type="string">
            <text:p>F1</text:p>
          </table:table-cell>
          <table:table-cell table:style-name="ce388" office:value-type="string" calcext:value-type="string">
            <text:p>Balene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1" calcext:value-type="float">
            <text:p>21</text:p>
          </table:table-cell>
          <table:table-cell table:style-name="ce399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2" calcext:value-type="float">
            <text:p>22</text:p>
          </table:table-cell>
          <table:table-cell table:style-name="ce385" table:formula="of:=[.H24]&amp;[.I24]" office:value-type="string" office:string-value="F2" calcext:value-type="string">
            <text:p>F2</text:p>
          </table:table-cell>
          <table:table-cell table:style-name="ce388" office:value-type="string" calcext:value-type="string">
            <text:p>Gabbian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2" calcext:value-type="float">
            <text:p>22</text:p>
          </table:table-cell>
          <table:table-cell table:style-name="ce399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3" calcext:value-type="float">
            <text:p>23</text:p>
          </table:table-cell>
          <table:table-cell table:style-name="ce385" table:formula="of:=[.H25]&amp;[.I25]" office:value-type="string" office:string-value="F3" calcext:value-type="string">
            <text:p>F3</text:p>
          </table:table-cell>
          <table:table-cell table:style-name="ce388" office:value-type="string" calcext:value-type="string">
            <text:p>Delfin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23" calcext:value-type="float">
            <text:p>23</text:p>
          </table:table-cell>
          <table:table-cell table:style-name="ce399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4" calcext:value-type="float">
            <text:p>24</text:p>
          </table:table-cell>
          <table:table-cell table:style-name="ce385" table:formula="of:=[.H26]&amp;[.I26]" office:value-type="string" office:string-value="F4" calcext:value-type="string">
            <text:p>F4</text:p>
          </table:table-cell>
          <table:table-cell table:style-name="ce388" office:value-type="string" calcext:value-type="string">
            <text:p>Fenicotter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4" calcext:value-type="float">
            <text:p>24</text:p>
          </table:table-cell>
          <table:table-cell table:style-name="ce399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5" calcext:value-type="float">
            <text:p>25</text:p>
          </table:table-cell>
          <table:table-cell table:style-name="ce385" table:formula="of:=[.H27]&amp;[.I27]" office:value-type="string" office:string-value="G1" calcext:value-type="string">
            <text:p>G1</text:p>
          </table:table-cell>
          <table:table-cell table:style-name="ce388" office:value-type="string" calcext:value-type="string">
            <text:p>Istrici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5" calcext:value-type="float">
            <text:p>25</text:p>
          </table:table-cell>
          <table:table-cell table:style-name="ce399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6" calcext:value-type="float">
            <text:p>26</text:p>
          </table:table-cell>
          <table:table-cell table:style-name="ce385" table:formula="of:=[.H28]&amp;[.I28]" office:value-type="string" office:string-value="G2" calcext:value-type="string">
            <text:p>G2</text:p>
          </table:table-cell>
          <table:table-cell table:style-name="ce388" office:value-type="string" calcext:value-type="string">
            <text:p>Gorilla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6" calcext:value-type="float">
            <text:p>26</text:p>
          </table:table-cell>
          <table:table-cell table:style-name="ce399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7" calcext:value-type="float">
            <text:p>27</text:p>
          </table:table-cell>
          <table:table-cell table:style-name="ce385" table:formula="of:=[.H29]&amp;[.I29]" office:value-type="string" office:string-value="G3" calcext:value-type="string">
            <text:p>G3</text:p>
          </table:table-cell>
          <table:table-cell table:style-name="ce388" office:value-type="string" calcext:value-type="string">
            <text:p>Muli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27" calcext:value-type="float">
            <text:p>27</text:p>
          </table:table-cell>
          <table:table-cell table:style-name="ce399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8" calcext:value-type="float">
            <text:p>28</text:p>
          </table:table-cell>
          <table:table-cell table:style-name="ce385" table:formula="of:=[.H30]&amp;[.I30]" office:value-type="string" office:string-value="G4" calcext:value-type="string">
            <text:p>G4</text:p>
          </table:table-cell>
          <table:table-cell table:style-name="ce388" office:value-type="string" calcext:value-type="string">
            <text:p>Orche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8" calcext:value-type="float">
            <text:p>28</text:p>
          </table:table-cell>
          <table:table-cell table:style-name="ce399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9" calcext:value-type="float">
            <text:p>29</text:p>
          </table:table-cell>
          <table:table-cell table:style-name="ce385" table:formula="of:=[.H31]&amp;[.I31]" office:value-type="string" office:string-value="H1" calcext:value-type="string">
            <text:p>H1</text:p>
          </table:table-cell>
          <table:table-cell table:style-name="ce388" office:value-type="string" calcext:value-type="string">
            <text:p>Piranha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9" calcext:value-type="float">
            <text:p>29</text:p>
          </table:table-cell>
          <table:table-cell table:style-name="ce399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0" calcext:value-type="float">
            <text:p>30</text:p>
          </table:table-cell>
          <table:table-cell table:style-name="ce385" table:formula="of:=[.H32]&amp;[.I32]" office:value-type="string" office:string-value="H2" calcext:value-type="string">
            <text:p>H2</text:p>
          </table:table-cell>
          <table:table-cell table:style-name="ce388" office:value-type="string" calcext:value-type="string">
            <text:p>Scorpioni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30" calcext:value-type="float">
            <text:p>30</text:p>
          </table:table-cell>
          <table:table-cell table:style-name="ce399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1" calcext:value-type="float">
            <text:p>31</text:p>
          </table:table-cell>
          <table:table-cell table:style-name="ce385" table:formula="of:=[.H33]&amp;[.I33]" office:value-type="string" office:string-value="H3" calcext:value-type="string">
            <text:p>H3</text:p>
          </table:table-cell>
          <table:table-cell table:style-name="ce388" office:value-type="string" calcext:value-type="string">
            <text:p>Tonni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31" calcext:value-type="float">
            <text:p>31</text:p>
          </table:table-cell>
          <table:table-cell table:style-name="ce399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3" office:value-type="float" office:value="32" calcext:value-type="float">
            <text:p>32</text:p>
          </table:table-cell>
          <table:table-cell table:style-name="ce385" table:formula="of:=[.H34]&amp;[.I34]" office:value-type="string" office:string-value="H4" calcext:value-type="string">
            <text:p>H4</text:p>
          </table:table-cell>
          <table:table-cell table:style-name="ce389" office:value-type="string" calcext:value-type="string">
            <text:p>Zebre</text:p>
          </table:table-cell>
          <table:table-cell table:style-name="ce389"/>
          <table:table-cell table:style-name="ce393" office:value-type="string" calcext:value-type="string">
            <text:p>H</text:p>
          </table:table-cell>
          <table:table-cell table:style-name="ce397" office:value-type="float" office:value="4" calcext:value-type="float">
            <text:p>4</text:p>
          </table:table-cell>
          <table:table-cell/>
          <table:table-cell table:style-name="ce383" office:value-type="float" office:value="32" calcext:value-type="float">
            <text:p>32</text:p>
          </table:table-cell>
          <table:table-cell table:style-name="ce400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398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57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366" office:value-type="string" calcext:value-type="string">
            <text:p>ROSSO</text:p>
          </table:table-cell>
          <table:table-cell table:style-name="ce380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367" office:value-type="string" calcext:value-type="string">
            <text:p>ARANCIONE</text:p>
          </table:table-cell>
          <table:table-cell table:style-name="ce380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368" office:value-type="string" calcext:value-type="string">
            <text:p>GIALLO</text:p>
          </table:table-cell>
          <table:table-cell table:style-name="ce380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369" office:value-type="string" calcext:value-type="string">
            <text:p>VERDE</text:p>
          </table:table-cell>
          <table:table-cell table:style-name="ce380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370" office:value-type="string" calcext:value-type="string">
            <text:p>BLU</text:p>
          </table:table-cell>
          <table:table-cell table:style-name="ce380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371" office:value-type="string" calcext:value-type="string">
            <text:p>INDACO</text:p>
          </table:table-cell>
          <table:table-cell table:style-name="ce380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372" office:value-type="string" calcext:value-type="string">
            <text:p>VIOLETTO</text:p>
          </table:table-cell>
          <table:table-cell table:style-name="ce380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373" office:value-type="string" calcext:value-type="string">
            <text:p>NERO</text:p>
          </table:table-cell>
          <table:table-cell table:style-name="ce380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374" office:value-type="string" calcext:value-type="string">
            <text:p>BLU_SCURO</text:p>
          </table:table-cell>
          <table:table-cell table:style-name="ce380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375" office:value-type="string" calcext:value-type="string">
            <text:p>VERDE_MEDIO</text:p>
          </table:table-cell>
          <table:table-cell table:style-name="ce380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376" office:value-type="string" calcext:value-type="string">
            <text:p>VERDE_CHIARO</text:p>
          </table:table-cell>
          <table:table-cell table:style-name="ce380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361"/>
        <table:table-column table:style-name="co8" table:number-columns-repeated="2" table:default-cell-style-name="ce361"/>
        <table:table-column table:style-name="co13" table:number-columns-repeated="2" table:default-cell-style-name="ce361"/>
        <table:table-column table:style-name="co14" table:number-columns-repeated="2" table:default-cell-style-name="ce361"/>
        <table:table-column table:style-name="co15" table:default-cell-style-name="ce361"/>
        <table:table-column table:style-name="co16" table:default-cell-style-name="ce361"/>
        <table:table-column table:style-name="co17" table:default-cell-style-name="ce424"/>
        <table:table-column table:style-name="co10" table:default-cell-style-name="ce361"/>
        <table:table-column table:style-name="co11" table:number-columns-repeated="53" table:default-cell-style-name="ce361"/>
        <table:table-row table:style-name="ro1">
          <table:table-cell table:style-name="ce357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361"/>
          <table:covered-table-cell/>
          <table:table-cell table:number-columns-repeated="53"/>
        </table:table-row>
        <table:table-row table:style-name="ro2">
          <table:table-cell table:style-name="ce358" office:value-type="string" calcext:value-type="string">
            <text:p>N.</text:p>
            <text:p>Gara</text:p>
          </table:table-cell>
          <table:table-cell table:style-name="ce390" office:value-type="string" calcext:value-type="string">
            <text:p>Fase</text:p>
          </table:table-cell>
          <table:table-cell table:style-name="ce390" office:value-type="string" calcext:value-type="string">
            <text:p>Girone</text:p>
          </table:table-cell>
          <table:table-cell table:style-name="ce390" office:value-type="string" calcext:value-type="string">
            <text:p>Squadra</text:p>
            <text:p/>
            <text:p>A</text:p>
          </table:table-cell>
          <table:table-cell table:style-name="ce390" office:value-type="string" calcext:value-type="string">
            <text:p>Squadra</text:p>
            <text:p/>
            <text:p>B</text:p>
          </table:table-cell>
          <table:table-cell table:style-name="ce410" office:value-type="string" calcext:value-type="string">
            <text:p>Risultato</text:p>
            <text:p>Squadra</text:p>
            <text:p>A</text:p>
          </table:table-cell>
          <table:table-cell table:style-name="ce410" office:value-type="string" calcext:value-type="string">
            <text:p>Risultato</text:p>
            <text:p>Squadra</text:p>
            <text:p>B</text:p>
          </table:table-cell>
          <table:table-cell table:style-name="ce414" office:value-type="string" calcext:value-type="string">
            <text:p>Data</text:p>
          </table:table-cell>
          <table:table-cell table:style-name="ce414" office:value-type="string" calcext:value-type="string">
            <text:p>Ora</text:p>
          </table:table-cell>
          <table:table-cell table:style-name="ce390" office:value-type="string" calcext:value-type="string">
            <text:p>ID</text:p>
            <text:p>Campo</text:p>
          </table:table-cell>
          <table:table-cell table:style-name="ce377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401" office:value-type="float" office:value="1" calcext:value-type="float">
            <text:p>1</text:p>
          </table:table-cell>
          <table:table-cell table:style-name="ce403" table:formula="of:=VLOOKUP([.A3];B_PARTITE_GIRONI;2;0)" office:value-type="string" office:string-value="Girone" calcext:value-type="string">
            <text:p>Girone</text:p>
          </table:table-cell>
          <table:table-cell table:style-name="ce403" table:formula="of:=VLOOKUP([.A3];B_PARTITE_GIRONI;3;0)" office:value-type="string" office:string-value="A" calcext:value-type="string">
            <text:p>A</text:p>
          </table:table-cell>
          <table:table-cell table:style-name="ce406" table:formula="of:=VLOOKUP([.A3];B_PARTITE_GIRONI;6;0)" office:value-type="string" office:string-value="Leoni" calcext:value-type="string">
            <text:p>Leoni</text:p>
          </table:table-cell>
          <table:table-cell table:style-name="ce409" table:formula="of:=VLOOKUP([.A3];B_PARTITE_GIRONI;7;0)" office:value-type="string" office:string-value="Pantere" calcext:value-type="string">
            <text:p>Pantere</text:p>
          </table:table-cell>
          <table:table-cell table:style-name="ce411" office:value-type="float" office:value="72" calcext:value-type="float">
            <text:p>72</text:p>
          </table:table-cell>
          <table:table-cell table:style-name="ce411" office:value-type="float" office:value="49" calcext:value-type="float">
            <text:p>49</text:p>
          </table:table-cell>
          <table:table-cell table:style-name="ce415" office:value-type="date" office:date-value="2021-06-07" calcext:value-type="date">
            <text:p>lun 07/06/2021</text:p>
          </table:table-cell>
          <table:table-cell table:style-name="ce418" office:value-type="time" office:time-value="PT16H00M00S" calcext:value-type="time">
            <text:p>16:00</text:p>
          </table:table-cell>
          <table:table-cell table:style-name="ce421" office:value-type="float" office:value="1" calcext:value-type="float">
            <text:p>1</text:p>
          </table:table-cell>
          <table:table-cell table:style-name="ce425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" calcext:value-type="float">
            <text:p>2</text:p>
          </table:table-cell>
          <table:table-cell table:style-name="ce404" table:formula="of:=VLOOKUP([.A4];B_PARTITE_GIRONI;2;0)" office:value-type="string" office:string-value="Girone" calcext:value-type="string">
            <text:p>Girone</text:p>
          </table:table-cell>
          <table:table-cell table:style-name="ce403" table:formula="of:=VLOOKUP([.A4];B_PARTITE_GIRONI;3;0)" office:value-type="string" office:string-value="A" calcext:value-type="string">
            <text:p>A</text:p>
          </table:table-cell>
          <table:table-cell table:style-name="ce407" table:formula="of:=VLOOKUP([.A4];B_PARTITE_GIRONI;6;0)" office:value-type="string" office:string-value="Tigri" calcext:value-type="string">
            <text:p>Tigri</text:p>
          </table:table-cell>
          <table:table-cell table:style-name="ce407" table:formula="of:=VLOOKUP([.A4];B_PARTITE_GIRONI;7;0)" office:value-type="string" office:string-value="Ghepardi" calcext:value-type="string">
            <text:p>Ghepardi</text:p>
          </table:table-cell>
          <table:table-cell table:style-name="ce412" office:value-type="float" office:value="67" calcext:value-type="float">
            <text:p>67</text:p>
          </table:table-cell>
          <table:table-cell table:style-name="ce412" office:value-type="float" office:value="51" calcext:value-type="float">
            <text:p>51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" calcext:value-type="float">
            <text:p>3</text:p>
          </table:table-cell>
          <table:table-cell table:style-name="ce404" table:formula="of:=VLOOKUP([.A5];B_PARTITE_GIRONI;2;0)" office:value-type="string" office:string-value="Girone" calcext:value-type="string">
            <text:p>Girone</text:p>
          </table:table-cell>
          <table:table-cell table:style-name="ce403" table:formula="of:=VLOOKUP([.A5];B_PARTITE_GIRONI;3;0)" office:value-type="string" office:string-value="B" calcext:value-type="string">
            <text:p>B</text:p>
          </table:table-cell>
          <table:table-cell table:style-name="ce407" table:formula="of:=VLOOKUP([.A5];B_PARTITE_GIRONI;6;0)" office:value-type="string" office:string-value="Giaguari" calcext:value-type="string">
            <text:p>Giaguari</text:p>
          </table:table-cell>
          <table:table-cell table:style-name="ce407" table:formula="of:=VLOOKUP([.A5];B_PARTITE_GIRONI;7;0)" office:value-type="string" office:string-value="Puma" calcext:value-type="string">
            <text:p>Puma</text:p>
          </table:table-cell>
          <table:table-cell table:style-name="ce412" office:value-type="float" office:value="100" calcext:value-type="float">
            <text:p>100</text:p>
          </table:table-cell>
          <table:table-cell table:style-name="ce412" office:value-type="float" office:value="51" calcext:value-type="float">
            <text:p>51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5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" calcext:value-type="float">
            <text:p>4</text:p>
          </table:table-cell>
          <table:table-cell table:style-name="ce404" table:formula="of:=VLOOKUP([.A6];B_PARTITE_GIRONI;2;0)" office:value-type="string" office:string-value="Girone" calcext:value-type="string">
            <text:p>Girone</text:p>
          </table:table-cell>
          <table:table-cell table:style-name="ce403" table:formula="of:=VLOOKUP([.A6];B_PARTITE_GIRONI;3;0)" office:value-type="string" office:string-value="B" calcext:value-type="string">
            <text:p>B</text:p>
          </table:table-cell>
          <table:table-cell table:style-name="ce407" table:formula="of:=VLOOKUP([.A6];B_PARTITE_GIRONI;6;0)" office:value-type="string" office:string-value="Linci" calcext:value-type="string">
            <text:p>Linci</text:p>
          </table:table-cell>
          <table:table-cell table:style-name="ce407" table:formula="of:=VLOOKUP([.A6];B_PARTITE_GIRONI;7;0)" office:value-type="string" office:string-value="Serval" calcext:value-type="string">
            <text:p>Serval</text:p>
          </table:table-cell>
          <table:table-cell table:style-name="ce412" office:value-type="float" office:value="96" calcext:value-type="float">
            <text:p>96</text:p>
          </table:table-cell>
          <table:table-cell table:style-name="ce412" office:value-type="float" office:value="86" calcext:value-type="float">
            <text:p>86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" calcext:value-type="float">
            <text:p>5</text:p>
          </table:table-cell>
          <table:table-cell table:style-name="ce404" table:formula="of:=VLOOKUP([.A7];B_PARTITE_GIRONI;2;0)" office:value-type="string" office:string-value="Girone" calcext:value-type="string">
            <text:p>Girone</text:p>
          </table:table-cell>
          <table:table-cell table:style-name="ce403" table:formula="of:=VLOOKUP([.A7];B_PARTITE_GIRONI;3;0)" office:value-type="string" office:string-value="C" calcext:value-type="string">
            <text:p>C</text:p>
          </table:table-cell>
          <table:table-cell table:style-name="ce407" table:formula="of:=VLOOKUP([.A7];B_PARTITE_GIRONI;6;0)" office:value-type="string" office:string-value="Elefanti" calcext:value-type="string">
            <text:p>Elefanti</text:p>
          </table:table-cell>
          <table:table-cell table:style-name="ce407" table:formula="of:=VLOOKUP([.A7];B_PARTITE_GIRONI;7;0)" office:value-type="string" office:string-value="Giraffe" calcext:value-type="string">
            <text:p>Giraffe</text:p>
          </table:table-cell>
          <table:table-cell table:style-name="ce412" office:value-type="float" office:value="79" calcext:value-type="float">
            <text:p>79</text:p>
          </table:table-cell>
          <table:table-cell table:style-name="ce412" office:value-type="float" office:value="48" calcext:value-type="float">
            <text:p>48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" calcext:value-type="float">
            <text:p>6</text:p>
          </table:table-cell>
          <table:table-cell table:style-name="ce404" table:formula="of:=VLOOKUP([.A8];B_PARTITE_GIRONI;2;0)" office:value-type="string" office:string-value="Girone" calcext:value-type="string">
            <text:p>Girone</text:p>
          </table:table-cell>
          <table:table-cell table:style-name="ce403" table:formula="of:=VLOOKUP([.A8];B_PARTITE_GIRONI;3;0)" office:value-type="string" office:string-value="C" calcext:value-type="string">
            <text:p>C</text:p>
          </table:table-cell>
          <table:table-cell table:style-name="ce407" table:formula="of:=VLOOKUP([.A8];B_PARTITE_GIRONI;6;0)" office:value-type="string" office:string-value="Ippopotami" calcext:value-type="string">
            <text:p>Ippopotami</text:p>
          </table:table-cell>
          <table:table-cell table:style-name="ce407" table:formula="of:=VLOOKUP([.A8];B_PARTITE_GIRONI;7;0)" office:value-type="string" office:string-value="Iguane" calcext:value-type="string">
            <text:p>Iguane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44" calcext:value-type="float">
            <text:p>44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8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" calcext:value-type="float">
            <text:p>7</text:p>
          </table:table-cell>
          <table:table-cell table:style-name="ce404" table:formula="of:=VLOOKUP([.A9];B_PARTITE_GIRONI;2;0)" office:value-type="string" office:string-value="Girone" calcext:value-type="string">
            <text:p>Girone</text:p>
          </table:table-cell>
          <table:table-cell table:style-name="ce403" table:formula="of:=VLOOKUP([.A9];B_PARTITE_GIRONI;3;0)" office:value-type="string" office:string-value="D" calcext:value-type="string">
            <text:p>D</text:p>
          </table:table-cell>
          <table:table-cell table:style-name="ce407" table:formula="of:=VLOOKUP([.A9];B_PARTITE_GIRONI;6;0)" office:value-type="string" office:string-value="Coccodrilli" calcext:value-type="string">
            <text:p>Coccodrilli</text:p>
          </table:table-cell>
          <table:table-cell table:style-name="ce407" table:formula="of:=VLOOKUP([.A9];B_PARTITE_GIRONI;7;0)" office:value-type="string" office:string-value="Pitoni" calcext:value-type="string">
            <text:p>Pitoni</text:p>
          </table:table-cell>
          <table:table-cell table:style-name="ce412" office:value-type="float" office:value="96" calcext:value-type="float">
            <text:p>96</text:p>
          </table:table-cell>
          <table:table-cell table:style-name="ce412" office:value-type="float" office:value="25" calcext:value-type="float">
            <text:p>25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9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" calcext:value-type="float">
            <text:p>8</text:p>
          </table:table-cell>
          <table:table-cell table:style-name="ce404" table:formula="of:=VLOOKUP([.A10];B_PARTITE_GIRONI;2;0)" office:value-type="string" office:string-value="Girone" calcext:value-type="string">
            <text:p>Girone</text:p>
          </table:table-cell>
          <table:table-cell table:style-name="ce403" table:formula="of:=VLOOKUP([.A10];B_PARTITE_GIRONI;3;0)" office:value-type="string" office:string-value="D" calcext:value-type="string">
            <text:p>D</text:p>
          </table:table-cell>
          <table:table-cell table:style-name="ce407" table:formula="of:=VLOOKUP([.A10];B_PARTITE_GIRONI;6;0)" office:value-type="string" office:string-value="Aquile" calcext:value-type="string">
            <text:p>Aquile</text:p>
          </table:table-cell>
          <table:table-cell table:style-name="ce407" table:formula="of:=VLOOKUP([.A10];B_PARTITE_GIRONI;7;0)" office:value-type="string" office:string-value="Falchi" calcext:value-type="string">
            <text:p>Falchi</text:p>
          </table:table-cell>
          <table:table-cell table:style-name="ce412" office:value-type="float" office:value="72" calcext:value-type="float">
            <text:p>72</text:p>
          </table:table-cell>
          <table:table-cell table:style-name="ce412" office:value-type="float" office:value="52" calcext:value-type="float">
            <text:p>52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" calcext:value-type="float">
            <text:p>9</text:p>
          </table:table-cell>
          <table:table-cell table:style-name="ce404" table:formula="of:=VLOOKUP([.A11];B_PARTITE_GIRONI;2;0)" office:value-type="string" office:string-value="Girone" calcext:value-type="string">
            <text:p>Girone</text:p>
          </table:table-cell>
          <table:table-cell table:style-name="ce403" table:formula="of:=VLOOKUP([.A11];B_PARTITE_GIRONI;3;0)" office:value-type="string" office:string-value="A" calcext:value-type="string">
            <text:p>A</text:p>
          </table:table-cell>
          <table:table-cell table:style-name="ce407" table:formula="of:=VLOOKUP([.A11];B_PARTITE_GIRONI;6;0)" office:value-type="string" office:string-value="Leoni" calcext:value-type="string">
            <text:p>Leoni</text:p>
          </table:table-cell>
          <table:table-cell table:style-name="ce407" table:formula="of:=VLOOKUP([.A11];B_PARTITE_GIRONI;7;0)" office:value-type="string" office:string-value="Tigri" calcext:value-type="string">
            <text:p>Tigri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float" office:value="22" calcext:value-type="float">
            <text:p>22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" calcext:value-type="float">
            <text:p>10</text:p>
          </table:table-cell>
          <table:table-cell table:style-name="ce404" table:formula="of:=VLOOKUP([.A12];B_PARTITE_GIRONI;2;0)" office:value-type="string" office:string-value="Girone" calcext:value-type="string">
            <text:p>Girone</text:p>
          </table:table-cell>
          <table:table-cell table:style-name="ce403" table:formula="of:=VLOOKUP([.A12];B_PARTITE_GIRONI;3;0)" office:value-type="string" office:string-value="B" calcext:value-type="string">
            <text:p>B</text:p>
          </table:table-cell>
          <table:table-cell table:style-name="ce407" table:formula="of:=VLOOKUP([.A12];B_PARTITE_GIRONI;6;0)" office:value-type="string" office:string-value="Giaguari" calcext:value-type="string">
            <text:p>Giaguari</text:p>
          </table:table-cell>
          <table:table-cell table:style-name="ce407" table:formula="of:=VLOOKUP([.A12];B_PARTITE_GIRONI;7;0)" office:value-type="string" office:string-value="Linci" calcext:value-type="string">
            <text:p>Linc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1" calcext:value-type="float">
            <text:p>11</text:p>
          </table:table-cell>
          <table:table-cell table:style-name="ce404" table:formula="of:=VLOOKUP([.A13];B_PARTITE_GIRONI;2;0)" office:value-type="string" office:string-value="Girone" calcext:value-type="string">
            <text:p>Girone</text:p>
          </table:table-cell>
          <table:table-cell table:style-name="ce403" table:formula="of:=VLOOKUP([.A13];B_PARTITE_GIRONI;3;0)" office:value-type="string" office:string-value="C" calcext:value-type="string">
            <text:p>C</text:p>
          </table:table-cell>
          <table:table-cell table:style-name="ce407" table:formula="of:=VLOOKUP([.A13];B_PARTITE_GIRONI;6;0)" office:value-type="string" office:string-value="Elefanti" calcext:value-type="string">
            <text:p>Elefanti</text:p>
          </table:table-cell>
          <table:table-cell table:style-name="ce407" table:formula="of:=VLOOKUP([.A13];B_PARTITE_GIRONI;7;0)" office:value-type="string" office:string-value="Ippopotami" calcext:value-type="string">
            <text:p>Ippopotam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95" calcext:value-type="float">
            <text:p>9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2" calcext:value-type="float">
            <text:p>12</text:p>
          </table:table-cell>
          <table:table-cell table:style-name="ce404" table:formula="of:=VLOOKUP([.A14];B_PARTITE_GIRONI;2;0)" office:value-type="string" office:string-value="Girone" calcext:value-type="string">
            <text:p>Girone</text:p>
          </table:table-cell>
          <table:table-cell table:style-name="ce403" table:formula="of:=VLOOKUP([.A14];B_PARTITE_GIRONI;3;0)" office:value-type="string" office:string-value="D" calcext:value-type="string">
            <text:p>D</text:p>
          </table:table-cell>
          <table:table-cell table:style-name="ce407" table:formula="of:=VLOOKUP([.A14];B_PARTITE_GIRONI;6;0)" office:value-type="string" office:string-value="Coccodrilli" calcext:value-type="string">
            <text:p>Coccodrilli</text:p>
          </table:table-cell>
          <table:table-cell table:style-name="ce407" table:formula="of:=VLOOKUP([.A14];B_PARTITE_GIRONI;7;0)" office:value-type="string" office:string-value="Aquile" calcext:value-type="string">
            <text:p>Aquile</text:p>
          </table:table-cell>
          <table:table-cell table:style-name="ce412" office:value-type="float" office:value="29" calcext:value-type="float">
            <text:p>29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3" calcext:value-type="float">
            <text:p>13</text:p>
          </table:table-cell>
          <table:table-cell table:style-name="ce404" table:formula="of:=VLOOKUP([.A15];B_PARTITE_GIRONI;2;0)" office:value-type="string" office:string-value="Girone" calcext:value-type="string">
            <text:p>Girone</text:p>
          </table:table-cell>
          <table:table-cell table:style-name="ce403" table:formula="of:=VLOOKUP([.A15];B_PARTITE_GIRONI;3;0)" office:value-type="string" office:string-value="A" calcext:value-type="string">
            <text:p>A</text:p>
          </table:table-cell>
          <table:table-cell table:style-name="ce407" table:formula="of:=VLOOKUP([.A15];B_PARTITE_GIRONI;6;0)" office:value-type="string" office:string-value="Pantere" calcext:value-type="string">
            <text:p>Pantere</text:p>
          </table:table-cell>
          <table:table-cell table:style-name="ce407" table:formula="of:=VLOOKUP([.A15];B_PARTITE_GIRONI;7;0)" office:value-type="string" office:string-value="Ghepardi" calcext:value-type="string">
            <text:p>Ghepardi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21" calcext:value-type="float">
            <text:p>21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4" calcext:value-type="float">
            <text:p>14</text:p>
          </table:table-cell>
          <table:table-cell table:style-name="ce404" table:formula="of:=VLOOKUP([.A16];B_PARTITE_GIRONI;2;0)" office:value-type="string" office:string-value="Girone" calcext:value-type="string">
            <text:p>Girone</text:p>
          </table:table-cell>
          <table:table-cell table:style-name="ce403" table:formula="of:=VLOOKUP([.A16];B_PARTITE_GIRONI;3;0)" office:value-type="string" office:string-value="B" calcext:value-type="string">
            <text:p>B</text:p>
          </table:table-cell>
          <table:table-cell table:style-name="ce407" table:formula="of:=VLOOKUP([.A16];B_PARTITE_GIRONI;6;0)" office:value-type="string" office:string-value="Puma" calcext:value-type="string">
            <text:p>Puma</text:p>
          </table:table-cell>
          <table:table-cell table:style-name="ce407" table:formula="of:=VLOOKUP([.A16];B_PARTITE_GIRONI;7;0)" office:value-type="string" office:string-value="Serval" calcext:value-type="string">
            <text:p>Serval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5" calcext:value-type="float">
            <text:p>15</text:p>
          </table:table-cell>
          <table:table-cell table:style-name="ce404" table:formula="of:=VLOOKUP([.A17];B_PARTITE_GIRONI;2;0)" office:value-type="string" office:string-value="Girone" calcext:value-type="string">
            <text:p>Girone</text:p>
          </table:table-cell>
          <table:table-cell table:style-name="ce403" table:formula="of:=VLOOKUP([.A17];B_PARTITE_GIRONI;3;0)" office:value-type="string" office:string-value="C" calcext:value-type="string">
            <text:p>C</text:p>
          </table:table-cell>
          <table:table-cell table:style-name="ce407" table:formula="of:=VLOOKUP([.A17];B_PARTITE_GIRONI;6;0)" office:value-type="string" office:string-value="Giraffe" calcext:value-type="string">
            <text:p>Giraffe</text:p>
          </table:table-cell>
          <table:table-cell table:style-name="ce407" table:formula="of:=VLOOKUP([.A17];B_PARTITE_GIRONI;7;0)" office:value-type="string" office:string-value="Iguane" calcext:value-type="string">
            <text:p>Iguane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6" calcext:value-type="float">
            <text:p>16</text:p>
          </table:table-cell>
          <table:table-cell table:style-name="ce404" table:formula="of:=VLOOKUP([.A18];B_PARTITE_GIRONI;2;0)" office:value-type="string" office:string-value="Girone" calcext:value-type="string">
            <text:p>Girone</text:p>
          </table:table-cell>
          <table:table-cell table:style-name="ce403" table:formula="of:=VLOOKUP([.A18];B_PARTITE_GIRONI;3;0)" office:value-type="string" office:string-value="D" calcext:value-type="string">
            <text:p>D</text:p>
          </table:table-cell>
          <table:table-cell table:style-name="ce407" table:formula="of:=VLOOKUP([.A18];B_PARTITE_GIRONI;6;0)" office:value-type="string" office:string-value="Pitoni" calcext:value-type="string">
            <text:p>Pitoni</text:p>
          </table:table-cell>
          <table:table-cell table:style-name="ce407" table:formula="of:=VLOOKUP([.A18];B_PARTITE_GIRONI;7;0)" office:value-type="string" office:string-value="Falchi" calcext:value-type="string">
            <text:p>Falchi</text:p>
          </table:table-cell>
          <table:table-cell table:style-name="ce412" office:value-type="float" office:value="83" calcext:value-type="float">
            <text:p>83</text:p>
          </table:table-cell>
          <table:table-cell table:style-name="ce412" office:value-type="float" office:value="57" calcext:value-type="float">
            <text:p>57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7" calcext:value-type="float">
            <text:p>17</text:p>
          </table:table-cell>
          <table:table-cell table:style-name="ce404" table:formula="of:=VLOOKUP([.A19];B_PARTITE_GIRONI;2;0)" office:value-type="string" office:string-value="Girone" calcext:value-type="string">
            <text:p>Girone</text:p>
          </table:table-cell>
          <table:table-cell table:style-name="ce403" table:formula="of:=VLOOKUP([.A19];B_PARTITE_GIRONI;3;0)" office:value-type="string" office:string-value="E" calcext:value-type="string">
            <text:p>E</text:p>
          </table:table-cell>
          <table:table-cell table:style-name="ce407" table:formula="of:=VLOOKUP([.A19];B_PARTITE_GIRONI;6;0)" office:value-type="string" office:string-value="Bisonti" calcext:value-type="string">
            <text:p>Bisonti</text:p>
          </table:table-cell>
          <table:table-cell table:style-name="ce407" table:formula="of:=VLOOKUP([.A19];B_PARTITE_GIRONI;7;0)" office:value-type="string" office:string-value="Bufali" calcext:value-type="string">
            <text:p>Bufal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8" calcext:value-type="float">
            <text:p>18</text:p>
          </table:table-cell>
          <table:table-cell table:style-name="ce404" table:formula="of:=VLOOKUP([.A20];B_PARTITE_GIRONI;2;0)" office:value-type="string" office:string-value="Girone" calcext:value-type="string">
            <text:p>Girone</text:p>
          </table:table-cell>
          <table:table-cell table:style-name="ce403" table:formula="of:=VLOOKUP([.A20];B_PARTITE_GIRONI;3;0)" office:value-type="string" office:string-value="F" calcext:value-type="string">
            <text:p>F</text:p>
          </table:table-cell>
          <table:table-cell table:style-name="ce407" table:formula="of:=VLOOKUP([.A20];B_PARTITE_GIRONI;6;0)" office:value-type="string" office:string-value="Balene" calcext:value-type="string">
            <text:p>Balene</text:p>
          </table:table-cell>
          <table:table-cell table:style-name="ce407" table:formula="of:=VLOOKUP([.A20];B_PARTITE_GIRONI;7;0)" office:value-type="string" office:string-value="Gabbiani" calcext:value-type="string">
            <text:p>Gabbian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9" calcext:value-type="float">
            <text:p>19</text:p>
          </table:table-cell>
          <table:table-cell table:style-name="ce404" table:formula="of:=VLOOKUP([.A21];B_PARTITE_GIRONI;2;0)" office:value-type="string" office:string-value="Girone" calcext:value-type="string">
            <text:p>Girone</text:p>
          </table:table-cell>
          <table:table-cell table:style-name="ce403" table:formula="of:=VLOOKUP([.A21];B_PARTITE_GIRONI;3;0)" office:value-type="string" office:string-value="G" calcext:value-type="string">
            <text:p>G</text:p>
          </table:table-cell>
          <table:table-cell table:style-name="ce407" table:formula="of:=VLOOKUP([.A21];B_PARTITE_GIRONI;6;0)" office:value-type="string" office:string-value="Istrici" calcext:value-type="string">
            <text:p>Istrici</text:p>
          </table:table-cell>
          <table:table-cell table:style-name="ce407" table:formula="of:=VLOOKUP([.A21];B_PARTITE_GIRONI;7;0)" office:value-type="string" office:string-value="Gorilla" calcext:value-type="string">
            <text:p>Gorilla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0" calcext:value-type="float">
            <text:p>20</text:p>
          </table:table-cell>
          <table:table-cell table:style-name="ce404" table:formula="of:=VLOOKUP([.A22];B_PARTITE_GIRONI;2;0)" office:value-type="string" office:string-value="Girone" calcext:value-type="string">
            <text:p>Girone</text:p>
          </table:table-cell>
          <table:table-cell table:style-name="ce403" table:formula="of:=VLOOKUP([.A22];B_PARTITE_GIRONI;3;0)" office:value-type="string" office:string-value="H" calcext:value-type="string">
            <text:p>H</text:p>
          </table:table-cell>
          <table:table-cell table:style-name="ce407" table:formula="of:=VLOOKUP([.A22];B_PARTITE_GIRONI;6;0)" office:value-type="string" office:string-value="Piranha" calcext:value-type="string">
            <text:p>Piranha</text:p>
          </table:table-cell>
          <table:table-cell table:style-name="ce407" table:formula="of:=VLOOKUP([.A22];B_PARTITE_GIRONI;7;0)" office:value-type="string" office:string-value="Scorpioni" calcext:value-type="string">
            <text:p>Scorpioni</text:p>
          </table:table-cell>
          <table:table-cell table:style-name="ce412" office:value-type="float" office:value="100" calcext:value-type="float">
            <text:p>100</text:p>
          </table:table-cell>
          <table:table-cell table:style-name="ce412" office:value-type="float" office:value="83" calcext:value-type="float">
            <text:p>8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1" calcext:value-type="float">
            <text:p>21</text:p>
          </table:table-cell>
          <table:table-cell table:style-name="ce404" table:formula="of:=VLOOKUP([.A23];B_PARTITE_GIRONI;2;0)" office:value-type="string" office:string-value="Girone" calcext:value-type="string">
            <text:p>Girone</text:p>
          </table:table-cell>
          <table:table-cell table:style-name="ce403" table:formula="of:=VLOOKUP([.A23];B_PARTITE_GIRONI;3;0)" office:value-type="string" office:string-value="E" calcext:value-type="string">
            <text:p>E</text:p>
          </table:table-cell>
          <table:table-cell table:style-name="ce407" table:formula="of:=VLOOKUP([.A23];B_PARTITE_GIRONI;6;0)" office:value-type="string" office:string-value="Cervi" calcext:value-type="string">
            <text:p>Cervi</text:p>
          </table:table-cell>
          <table:table-cell table:style-name="ce407" table:formula="of:=VLOOKUP([.A23];B_PARTITE_GIRONI;7;0)" office:value-type="string" office:string-value="Cinghiali" calcext:value-type="string">
            <text:p>Cinghial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2" calcext:value-type="float">
            <text:p>22</text:p>
          </table:table-cell>
          <table:table-cell table:style-name="ce404" table:formula="of:=VLOOKUP([.A24];B_PARTITE_GIRONI;2;0)" office:value-type="string" office:string-value="Girone" calcext:value-type="string">
            <text:p>Girone</text:p>
          </table:table-cell>
          <table:table-cell table:style-name="ce403" table:formula="of:=VLOOKUP([.A24];B_PARTITE_GIRONI;3;0)" office:value-type="string" office:string-value="F" calcext:value-type="string">
            <text:p>F</text:p>
          </table:table-cell>
          <table:table-cell table:style-name="ce407" table:formula="of:=VLOOKUP([.A24];B_PARTITE_GIRONI;6;0)" office:value-type="string" office:string-value="Delfini" calcext:value-type="string">
            <text:p>Delfini</text:p>
          </table:table-cell>
          <table:table-cell table:style-name="ce407" table:formula="of:=VLOOKUP([.A24];B_PARTITE_GIRONI;7;0)" office:value-type="string" office:string-value="Fenicotteri" calcext:value-type="string">
            <text:p>Fenicotter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23" calcext:value-type="float">
            <text:p>23</text:p>
          </table:table-cell>
          <table:table-cell table:style-name="ce404" table:formula="of:=VLOOKUP([.A25];B_PARTITE_GIRONI;2;0)" office:value-type="string" office:string-value="Girone" calcext:value-type="string">
            <text:p>Girone</text:p>
          </table:table-cell>
          <table:table-cell table:style-name="ce403" table:formula="of:=VLOOKUP([.A25];B_PARTITE_GIRONI;3;0)" office:value-type="string" office:string-value="G" calcext:value-type="string">
            <text:p>G</text:p>
          </table:table-cell>
          <table:table-cell table:style-name="ce407" table:formula="of:=VLOOKUP([.A25];B_PARTITE_GIRONI;6;0)" office:value-type="string" office:string-value="Muli" calcext:value-type="string">
            <text:p>Muli</text:p>
          </table:table-cell>
          <table:table-cell table:style-name="ce407" table:formula="of:=VLOOKUP([.A25];B_PARTITE_GIRONI;7;0)" office:value-type="string" office:string-value="Orche" calcext:value-type="string">
            <text:p>Orche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20" calcext:value-type="float">
            <text:p>2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4" calcext:value-type="float">
            <text:p>24</text:p>
          </table:table-cell>
          <table:table-cell table:style-name="ce404" table:formula="of:=VLOOKUP([.A26];B_PARTITE_GIRONI;2;0)" office:value-type="string" office:string-value="Girone" calcext:value-type="string">
            <text:p>Girone</text:p>
          </table:table-cell>
          <table:table-cell table:style-name="ce403" table:formula="of:=VLOOKUP([.A26];B_PARTITE_GIRONI;3;0)" office:value-type="string" office:string-value="H" calcext:value-type="string">
            <text:p>H</text:p>
          </table:table-cell>
          <table:table-cell table:style-name="ce407" table:formula="of:=VLOOKUP([.A26];B_PARTITE_GIRONI;6;0)" office:value-type="string" office:string-value="Tonni" calcext:value-type="string">
            <text:p>Tonni</text:p>
          </table:table-cell>
          <table:table-cell table:style-name="ce407" table:formula="of:=VLOOKUP([.A26];B_PARTITE_GIRONI;7;0)" office:value-type="string" office:string-value="Zebre" calcext:value-type="string">
            <text:p>Zebre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5" calcext:value-type="float">
            <text:p>25</text:p>
          </table:table-cell>
          <table:table-cell table:style-name="ce404" table:formula="of:=VLOOKUP([.A27];B_PARTITE_GIRONI;2;0)" office:value-type="string" office:string-value="Girone" calcext:value-type="string">
            <text:p>Girone</text:p>
          </table:table-cell>
          <table:table-cell table:style-name="ce403" table:formula="of:=VLOOKUP([.A27];B_PARTITE_GIRONI;3;0)" office:value-type="string" office:string-value="A" calcext:value-type="string">
            <text:p>A</text:p>
          </table:table-cell>
          <table:table-cell table:style-name="ce407" table:formula="of:=VLOOKUP([.A27];B_PARTITE_GIRONI;6;0)" office:value-type="string" office:string-value="Leoni" calcext:value-type="string">
            <text:p>Leoni</text:p>
          </table:table-cell>
          <table:table-cell table:style-name="ce407" table:formula="of:=VLOOKUP([.A27];B_PARTITE_GIRONI;7;0)" office:value-type="string" office:string-value="Ghepardi" calcext:value-type="string">
            <text:p>Ghepardi</text:p>
          </table:table-cell>
          <table:table-cell table:style-name="ce412" office:value-type="float" office:value="82" calcext:value-type="float">
            <text:p>82</text:p>
          </table:table-cell>
          <table:table-cell table:style-name="ce412" office:value-type="float" office:value="25" calcext:value-type="float">
            <text:p>2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6" calcext:value-type="float">
            <text:p>26</text:p>
          </table:table-cell>
          <table:table-cell table:style-name="ce404" table:formula="of:=VLOOKUP([.A28];B_PARTITE_GIRONI;2;0)" office:value-type="string" office:string-value="Girone" calcext:value-type="string">
            <text:p>Girone</text:p>
          </table:table-cell>
          <table:table-cell table:style-name="ce403" table:formula="of:=VLOOKUP([.A28];B_PARTITE_GIRONI;3;0)" office:value-type="string" office:string-value="B" calcext:value-type="string">
            <text:p>B</text:p>
          </table:table-cell>
          <table:table-cell table:style-name="ce407" table:formula="of:=VLOOKUP([.A28];B_PARTITE_GIRONI;6;0)" office:value-type="string" office:string-value="Giaguari" calcext:value-type="string">
            <text:p>Giaguari</text:p>
          </table:table-cell>
          <table:table-cell table:style-name="ce407" table:formula="of:=VLOOKUP([.A28];B_PARTITE_GIRONI;7;0)" office:value-type="string" office:string-value="Serval" calcext:value-type="string">
            <text:p>Serval</text:p>
          </table:table-cell>
          <table:table-cell table:style-name="ce412" office:value-type="float" office:value="76" calcext:value-type="float">
            <text:p>76</text:p>
          </table:table-cell>
          <table:table-cell table:style-name="ce412" office:value-type="float" office:value="94" calcext:value-type="float">
            <text:p>9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27" calcext:value-type="float">
            <text:p>27</text:p>
          </table:table-cell>
          <table:table-cell table:style-name="ce404" table:formula="of:=VLOOKUP([.A29];B_PARTITE_GIRONI;2;0)" office:value-type="string" office:string-value="Girone" calcext:value-type="string">
            <text:p>Girone</text:p>
          </table:table-cell>
          <table:table-cell table:style-name="ce403" table:formula="of:=VLOOKUP([.A29];B_PARTITE_GIRONI;3;0)" office:value-type="string" office:string-value="C" calcext:value-type="string">
            <text:p>C</text:p>
          </table:table-cell>
          <table:table-cell table:style-name="ce407" table:formula="of:=VLOOKUP([.A29];B_PARTITE_GIRONI;6;0)" office:value-type="string" office:string-value="Elefanti" calcext:value-type="string">
            <text:p>Elefanti</text:p>
          </table:table-cell>
          <table:table-cell table:style-name="ce407" table:formula="of:=VLOOKUP([.A29];B_PARTITE_GIRONI;7;0)" office:value-type="string" office:string-value="Iguane" calcext:value-type="string">
            <text:p>Iguane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8" calcext:value-type="float">
            <text:p>28</text:p>
          </table:table-cell>
          <table:table-cell table:style-name="ce404" table:formula="of:=VLOOKUP([.A30];B_PARTITE_GIRONI;2;0)" office:value-type="string" office:string-value="Girone" calcext:value-type="string">
            <text:p>Girone</text:p>
          </table:table-cell>
          <table:table-cell table:style-name="ce403" table:formula="of:=VLOOKUP([.A30];B_PARTITE_GIRONI;3;0)" office:value-type="string" office:string-value="D" calcext:value-type="string">
            <text:p>D</text:p>
          </table:table-cell>
          <table:table-cell table:style-name="ce407" table:formula="of:=VLOOKUP([.A30];B_PARTITE_GIRONI;6;0)" office:value-type="string" office:string-value="Coccodrilli" calcext:value-type="string">
            <text:p>Coccodrilli</text:p>
          </table:table-cell>
          <table:table-cell table:style-name="ce407" table:formula="of:=VLOOKUP([.A30];B_PARTITE_GIRONI;7;0)" office:value-type="string" office:string-value="Falchi" calcext:value-type="string">
            <text:p>Falchi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44" calcext:value-type="float">
            <text:p>4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9" calcext:value-type="float">
            <text:p>29</text:p>
          </table:table-cell>
          <table:table-cell table:style-name="ce404" table:formula="of:=VLOOKUP([.A31];B_PARTITE_GIRONI;2;0)" office:value-type="string" office:string-value="Girone" calcext:value-type="string">
            <text:p>Girone</text:p>
          </table:table-cell>
          <table:table-cell table:style-name="ce403" table:formula="of:=VLOOKUP([.A31];B_PARTITE_GIRONI;3;0)" office:value-type="string" office:string-value="E" calcext:value-type="string">
            <text:p>E</text:p>
          </table:table-cell>
          <table:table-cell table:style-name="ce407" table:formula="of:=VLOOKUP([.A31];B_PARTITE_GIRONI;6;0)" office:value-type="string" office:string-value="Bisonti" calcext:value-type="string">
            <text:p>Bisonti</text:p>
          </table:table-cell>
          <table:table-cell table:style-name="ce407" table:formula="of:=VLOOKUP([.A31];B_PARTITE_GIRONI;7;0)" office:value-type="string" office:string-value="Cervi" calcext:value-type="string">
            <text:p>Cervi</text:p>
          </table:table-cell>
          <table:table-cell table:style-name="ce412" office:value-type="float" office:value="33" calcext:value-type="float">
            <text:p>3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0" calcext:value-type="float">
            <text:p>30</text:p>
          </table:table-cell>
          <table:table-cell table:style-name="ce404" table:formula="of:=VLOOKUP([.A32];B_PARTITE_GIRONI;2;0)" office:value-type="string" office:string-value="Girone" calcext:value-type="string">
            <text:p>Girone</text:p>
          </table:table-cell>
          <table:table-cell table:style-name="ce403" table:formula="of:=VLOOKUP([.A32];B_PARTITE_GIRONI;3;0)" office:value-type="string" office:string-value="F" calcext:value-type="string">
            <text:p>F</text:p>
          </table:table-cell>
          <table:table-cell table:style-name="ce407" table:formula="of:=VLOOKUP([.A32];B_PARTITE_GIRONI;6;0)" office:value-type="string" office:string-value="Balene" calcext:value-type="string">
            <text:p>Balene</text:p>
          </table:table-cell>
          <table:table-cell table:style-name="ce407" table:formula="of:=VLOOKUP([.A32];B_PARTITE_GIRONI;7;0)" office:value-type="string" office:string-value="Delfini" calcext:value-type="string">
            <text:p>Delfini</text:p>
          </table:table-cell>
          <table:table-cell table:style-name="ce412" office:value-type="float" office:value="33" calcext:value-type="float">
            <text:p>3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1" calcext:value-type="float">
            <text:p>31</text:p>
          </table:table-cell>
          <table:table-cell table:style-name="ce404" table:formula="of:=VLOOKUP([.A33];B_PARTITE_GIRONI;2;0)" office:value-type="string" office:string-value="Girone" calcext:value-type="string">
            <text:p>Girone</text:p>
          </table:table-cell>
          <table:table-cell table:style-name="ce403" table:formula="of:=VLOOKUP([.A33];B_PARTITE_GIRONI;3;0)" office:value-type="string" office:string-value="G" calcext:value-type="string">
            <text:p>G</text:p>
          </table:table-cell>
          <table:table-cell table:style-name="ce407" table:formula="of:=VLOOKUP([.A33];B_PARTITE_GIRONI;6;0)" office:value-type="string" office:string-value="Istrici" calcext:value-type="string">
            <text:p>Istrici</text:p>
          </table:table-cell>
          <table:table-cell table:style-name="ce407" table:formula="of:=VLOOKUP([.A33];B_PARTITE_GIRONI;7;0)" office:value-type="string" office:string-value="Muli" calcext:value-type="string">
            <text:p>Mul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32" calcext:value-type="float">
            <text:p>32</text:p>
          </table:table-cell>
          <table:table-cell table:style-name="ce404" table:formula="of:=VLOOKUP([.A34];B_PARTITE_GIRONI;2;0)" office:value-type="string" office:string-value="Girone" calcext:value-type="string">
            <text:p>Girone</text:p>
          </table:table-cell>
          <table:table-cell table:style-name="ce403" table:formula="of:=VLOOKUP([.A34];B_PARTITE_GIRONI;3;0)" office:value-type="string" office:string-value="H" calcext:value-type="string">
            <text:p>H</text:p>
          </table:table-cell>
          <table:table-cell table:style-name="ce407" table:formula="of:=VLOOKUP([.A34];B_PARTITE_GIRONI;6;0)" office:value-type="string" office:string-value="Piranha" calcext:value-type="string">
            <text:p>Piranha</text:p>
          </table:table-cell>
          <table:table-cell table:style-name="ce407" table:formula="of:=VLOOKUP([.A34];B_PARTITE_GIRONI;7;0)" office:value-type="string" office:string-value="Tonni" calcext:value-type="string">
            <text:p>Tonni</text:p>
          </table:table-cell>
          <table:table-cell table:style-name="ce412" office:value-type="float" office:value="97" calcext:value-type="float">
            <text:p>97</text:p>
          </table:table-cell>
          <table:table-cell table:style-name="ce412" office:value-type="float" office:value="78" calcext:value-type="float">
            <text:p>78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33" calcext:value-type="float">
            <text:p>33</text:p>
          </table:table-cell>
          <table:table-cell table:style-name="ce404" table:formula="of:=VLOOKUP([.A35];B_PARTITE_GIRONI;2;0)" office:value-type="string" office:string-value="Girone" calcext:value-type="string">
            <text:p>Girone</text:p>
          </table:table-cell>
          <table:table-cell table:style-name="ce403" table:formula="of:=VLOOKUP([.A35];B_PARTITE_GIRONI;3;0)" office:value-type="string" office:string-value="E" calcext:value-type="string">
            <text:p>E</text:p>
          </table:table-cell>
          <table:table-cell table:style-name="ce407" table:formula="of:=VLOOKUP([.A35];B_PARTITE_GIRONI;6;0)" office:value-type="string" office:string-value="Bufali" calcext:value-type="string">
            <text:p>Bufali</text:p>
          </table:table-cell>
          <table:table-cell table:style-name="ce407" table:formula="of:=VLOOKUP([.A35];B_PARTITE_GIRONI;7;0)" office:value-type="string" office:string-value="Cinghiali" calcext:value-type="string">
            <text:p>Cinghiali</text:p>
          </table:table-cell>
          <table:table-cell table:style-name="ce412" office:value-type="float" office:value="35" calcext:value-type="float">
            <text:p>35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4" calcext:value-type="float">
            <text:p>34</text:p>
          </table:table-cell>
          <table:table-cell table:style-name="ce404" table:formula="of:=VLOOKUP([.A36];B_PARTITE_GIRONI;2;0)" office:value-type="string" office:string-value="Girone" calcext:value-type="string">
            <text:p>Girone</text:p>
          </table:table-cell>
          <table:table-cell table:style-name="ce403" table:formula="of:=VLOOKUP([.A36];B_PARTITE_GIRONI;3;0)" office:value-type="string" office:string-value="F" calcext:value-type="string">
            <text:p>F</text:p>
          </table:table-cell>
          <table:table-cell table:style-name="ce407" table:formula="of:=VLOOKUP([.A36];B_PARTITE_GIRONI;6;0)" office:value-type="string" office:string-value="Gabbiani" calcext:value-type="string">
            <text:p>Gabbiani</text:p>
          </table:table-cell>
          <table:table-cell table:style-name="ce407" table:formula="of:=VLOOKUP([.A36];B_PARTITE_GIRONI;7;0)" office:value-type="string" office:string-value="Fenicotteri" calcext:value-type="string">
            <text:p>Fenicotteri</text:p>
          </table:table-cell>
          <table:table-cell table:style-name="ce412" office:value-type="float" office:value="35" calcext:value-type="float">
            <text:p>35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5" calcext:value-type="float">
            <text:p>35</text:p>
          </table:table-cell>
          <table:table-cell table:style-name="ce404" table:formula="of:=VLOOKUP([.A37];B_PARTITE_GIRONI;2;0)" office:value-type="string" office:string-value="Girone" calcext:value-type="string">
            <text:p>Girone</text:p>
          </table:table-cell>
          <table:table-cell table:style-name="ce403" table:formula="of:=VLOOKUP([.A37];B_PARTITE_GIRONI;3;0)" office:value-type="string" office:string-value="G" calcext:value-type="string">
            <text:p>G</text:p>
          </table:table-cell>
          <table:table-cell table:style-name="ce407" table:formula="of:=VLOOKUP([.A37];B_PARTITE_GIRONI;6;0)" office:value-type="string" office:string-value="Gorilla" calcext:value-type="string">
            <text:p>Gorilla</text:p>
          </table:table-cell>
          <table:table-cell table:style-name="ce407" table:formula="of:=VLOOKUP([.A37];B_PARTITE_GIRONI;7;0)" office:value-type="string" office:string-value="Orche" calcext:value-type="string">
            <text:p>Orche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36" calcext:value-type="float">
            <text:p>36</text:p>
          </table:table-cell>
          <table:table-cell table:style-name="ce404" table:formula="of:=VLOOKUP([.A38];B_PARTITE_GIRONI;2;0)" office:value-type="string" office:string-value="Girone" calcext:value-type="string">
            <text:p>Girone</text:p>
          </table:table-cell>
          <table:table-cell table:style-name="ce403" table:formula="of:=VLOOKUP([.A38];B_PARTITE_GIRONI;3;0)" office:value-type="string" office:string-value="H" calcext:value-type="string">
            <text:p>H</text:p>
          </table:table-cell>
          <table:table-cell table:style-name="ce407" table:formula="of:=VLOOKUP([.A38];B_PARTITE_GIRONI;6;0)" office:value-type="string" office:string-value="Scorpioni" calcext:value-type="string">
            <text:p>Scorpioni</text:p>
          </table:table-cell>
          <table:table-cell table:style-name="ce407" table:formula="of:=VLOOKUP([.A38];B_PARTITE_GIRONI;7;0)" office:value-type="string" office:string-value="Zebre" calcext:value-type="string">
            <text:p>Zebre</text:p>
          </table:table-cell>
          <table:table-cell table:style-name="ce412" office:value-type="float" office:value="74" calcext:value-type="float">
            <text:p>74</text:p>
          </table:table-cell>
          <table:table-cell table:style-name="ce412" office:value-type="float" office:value="79" calcext:value-type="float">
            <text:p>79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37" calcext:value-type="float">
            <text:p>37</text:p>
          </table:table-cell>
          <table:table-cell table:style-name="ce404" table:formula="of:=VLOOKUP([.A39];B_PARTITE_GIRONI;2;0)" office:value-type="string" office:string-value="Girone" calcext:value-type="string">
            <text:p>Girone</text:p>
          </table:table-cell>
          <table:table-cell table:style-name="ce403" table:formula="of:=VLOOKUP([.A39];B_PARTITE_GIRONI;3;0)" office:value-type="string" office:string-value="A" calcext:value-type="string">
            <text:p>A</text:p>
          </table:table-cell>
          <table:table-cell table:style-name="ce407" table:formula="of:=VLOOKUP([.A39];B_PARTITE_GIRONI;6;0)" office:value-type="string" office:string-value="Pantere" calcext:value-type="string">
            <text:p>Pantere</text:p>
          </table:table-cell>
          <table:table-cell table:style-name="ce407" table:formula="of:=VLOOKUP([.A39];B_PARTITE_GIRONI;7;0)" office:value-type="string" office:string-value="Tigri" calcext:value-type="string">
            <text:p>Tigri</text:p>
          </table:table-cell>
          <table:table-cell table:style-name="ce412" office:value-type="float" office:value="93" calcext:value-type="float">
            <text:p>93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8" calcext:value-type="float">
            <text:p>38</text:p>
          </table:table-cell>
          <table:table-cell table:style-name="ce404" table:formula="of:=VLOOKUP([.A40];B_PARTITE_GIRONI;2;0)" office:value-type="string" office:string-value="Girone" calcext:value-type="string">
            <text:p>Girone</text:p>
          </table:table-cell>
          <table:table-cell table:style-name="ce403" table:formula="of:=VLOOKUP([.A40];B_PARTITE_GIRONI;3;0)" office:value-type="string" office:string-value="B" calcext:value-type="string">
            <text:p>B</text:p>
          </table:table-cell>
          <table:table-cell table:style-name="ce407" table:formula="of:=VLOOKUP([.A40];B_PARTITE_GIRONI;6;0)" office:value-type="string" office:string-value="Puma" calcext:value-type="string">
            <text:p>Puma</text:p>
          </table:table-cell>
          <table:table-cell table:style-name="ce407" table:formula="of:=VLOOKUP([.A40];B_PARTITE_GIRONI;7;0)" office:value-type="string" office:string-value="Linci" calcext:value-type="string">
            <text:p>Linci</text:p>
          </table:table-cell>
          <table:table-cell table:style-name="ce412" office:value-type="float" office:value="97" calcext:value-type="float">
            <text:p>97</text:p>
          </table:table-cell>
          <table:table-cell table:style-name="ce412" office:value-type="float" office:value="72" calcext:value-type="float">
            <text:p>72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9" calcext:value-type="float">
            <text:p>39</text:p>
          </table:table-cell>
          <table:table-cell table:style-name="ce404" table:formula="of:=VLOOKUP([.A41];B_PARTITE_GIRONI;2;0)" office:value-type="string" office:string-value="Girone" calcext:value-type="string">
            <text:p>Girone</text:p>
          </table:table-cell>
          <table:table-cell table:style-name="ce403" table:formula="of:=VLOOKUP([.A41];B_PARTITE_GIRONI;3;0)" office:value-type="string" office:string-value="C" calcext:value-type="string">
            <text:p>C</text:p>
          </table:table-cell>
          <table:table-cell table:style-name="ce407" table:formula="of:=VLOOKUP([.A41];B_PARTITE_GIRONI;6;0)" office:value-type="string" office:string-value="Giraffe" calcext:value-type="string">
            <text:p>Giraffe</text:p>
          </table:table-cell>
          <table:table-cell table:style-name="ce407" table:formula="of:=VLOOKUP([.A41];B_PARTITE_GIRONI;7;0)" office:value-type="string" office:string-value="Ippopotami" calcext:value-type="string">
            <text:p>Ippopotami</text:p>
          </table:table-cell>
          <table:table-cell table:style-name="ce412" office:value-type="float" office:value="98" calcext:value-type="float">
            <text:p>98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40" calcext:value-type="float">
            <text:p>40</text:p>
          </table:table-cell>
          <table:table-cell table:style-name="ce404" table:formula="of:=VLOOKUP([.A42];B_PARTITE_GIRONI;2;0)" office:value-type="string" office:string-value="Girone" calcext:value-type="string">
            <text:p>Girone</text:p>
          </table:table-cell>
          <table:table-cell table:style-name="ce403" table:formula="of:=VLOOKUP([.A42];B_PARTITE_GIRONI;3;0)" office:value-type="string" office:string-value="D" calcext:value-type="string">
            <text:p>D</text:p>
          </table:table-cell>
          <table:table-cell table:style-name="ce407" table:formula="of:=VLOOKUP([.A42];B_PARTITE_GIRONI;6;0)" office:value-type="string" office:string-value="Pitoni" calcext:value-type="string">
            <text:p>Pitoni</text:p>
          </table:table-cell>
          <table:table-cell table:style-name="ce407" table:formula="of:=VLOOKUP([.A42];B_PARTITE_GIRONI;7;0)" office:value-type="string" office:string-value="Aquile" calcext:value-type="string">
            <text:p>Aquile</text:p>
          </table:table-cell>
          <table:table-cell table:style-name="ce412" office:value-type="float" office:value="25" calcext:value-type="float">
            <text:p>25</text:p>
          </table:table-cell>
          <table:table-cell table:style-name="ce412" office:value-type="float" office:value="15" calcext:value-type="float">
            <text:p>15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4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41" calcext:value-type="float">
            <text:p>41</text:p>
          </table:table-cell>
          <table:table-cell table:style-name="ce404" table:formula="of:=VLOOKUP([.A43];B_PARTITE_GIRONI;2;0)" office:value-type="string" office:string-value="Girone" calcext:value-type="string">
            <text:p>Girone</text:p>
          </table:table-cell>
          <table:table-cell table:style-name="ce403" table:formula="of:=VLOOKUP([.A43];B_PARTITE_GIRONI;3;0)" office:value-type="string" office:string-value="E" calcext:value-type="string">
            <text:p>E</text:p>
          </table:table-cell>
          <table:table-cell table:style-name="ce407" table:formula="of:=VLOOKUP([.A43];B_PARTITE_GIRONI;6;0)" office:value-type="string" office:string-value="Bisonti" calcext:value-type="string">
            <text:p>Bisonti</text:p>
          </table:table-cell>
          <table:table-cell table:style-name="ce407" table:formula="of:=VLOOKUP([.A43];B_PARTITE_GIRONI;7;0)" office:value-type="string" office:string-value="Cinghiali" calcext:value-type="string">
            <text:p>Cinghiali</text:p>
          </table:table-cell>
          <table:table-cell table:style-name="ce412" office:value-type="float" office:value="36" calcext:value-type="float">
            <text:p>36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42" calcext:value-type="float">
            <text:p>42</text:p>
          </table:table-cell>
          <table:table-cell table:style-name="ce404" table:formula="of:=VLOOKUP([.A44];B_PARTITE_GIRONI;2;0)" office:value-type="string" office:string-value="Girone" calcext:value-type="string">
            <text:p>Girone</text:p>
          </table:table-cell>
          <table:table-cell table:style-name="ce403" table:formula="of:=VLOOKUP([.A44];B_PARTITE_GIRONI;3;0)" office:value-type="string" office:string-value="F" calcext:value-type="string">
            <text:p>F</text:p>
          </table:table-cell>
          <table:table-cell table:style-name="ce407" table:formula="of:=VLOOKUP([.A44];B_PARTITE_GIRONI;6;0)" office:value-type="string" office:string-value="Balene" calcext:value-type="string">
            <text:p>Balene</text:p>
          </table:table-cell>
          <table:table-cell table:style-name="ce407" table:formula="of:=VLOOKUP([.A44];B_PARTITE_GIRONI;7;0)" office:value-type="string" office:string-value="Fenicotteri" calcext:value-type="string">
            <text:p>Fenicotteri</text:p>
          </table:table-cell>
          <table:table-cell table:style-name="ce412" office:value-type="float" office:value="36" calcext:value-type="float">
            <text:p>36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3" calcext:value-type="float">
            <text:p>43</text:p>
          </table:table-cell>
          <table:table-cell table:style-name="ce404" table:formula="of:=VLOOKUP([.A45];B_PARTITE_GIRONI;2;0)" office:value-type="string" office:string-value="Girone" calcext:value-type="string">
            <text:p>Girone</text:p>
          </table:table-cell>
          <table:table-cell table:style-name="ce403" table:formula="of:=VLOOKUP([.A45];B_PARTITE_GIRONI;3;0)" office:value-type="string" office:string-value="G" calcext:value-type="string">
            <text:p>G</text:p>
          </table:table-cell>
          <table:table-cell table:style-name="ce407" table:formula="of:=VLOOKUP([.A45];B_PARTITE_GIRONI;6;0)" office:value-type="string" office:string-value="Istrici" calcext:value-type="string">
            <text:p>Istrici</text:p>
          </table:table-cell>
          <table:table-cell table:style-name="ce407" table:formula="of:=VLOOKUP([.A45];B_PARTITE_GIRONI;7;0)" office:value-type="string" office:string-value="Orche" calcext:value-type="string">
            <text:p>Orche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44" calcext:value-type="float">
            <text:p>44</text:p>
          </table:table-cell>
          <table:table-cell table:style-name="ce404" table:formula="of:=VLOOKUP([.A46];B_PARTITE_GIRONI;2;0)" office:value-type="string" office:string-value="Girone" calcext:value-type="string">
            <text:p>Girone</text:p>
          </table:table-cell>
          <table:table-cell table:style-name="ce403" table:formula="of:=VLOOKUP([.A46];B_PARTITE_GIRONI;3;0)" office:value-type="string" office:string-value="H" calcext:value-type="string">
            <text:p>H</text:p>
          </table:table-cell>
          <table:table-cell table:style-name="ce407" table:formula="of:=VLOOKUP([.A46];B_PARTITE_GIRONI;6;0)" office:value-type="string" office:string-value="Tonni" calcext:value-type="string">
            <text:p>Tonni</text:p>
          </table:table-cell>
          <table:table-cell table:style-name="ce407" table:formula="of:=VLOOKUP([.A46];B_PARTITE_GIRONI;7;0)" office:value-type="string" office:string-value="Scorpioni" calcext:value-type="string">
            <text:p>Scorpioni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13" calcext:value-type="float">
            <text:p>1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45" calcext:value-type="float">
            <text:p>45</text:p>
          </table:table-cell>
          <table:table-cell table:style-name="ce404" table:formula="of:=VLOOKUP([.A47];B_PARTITE_GIRONI;2;0)" office:value-type="string" office:string-value="Girone" calcext:value-type="string">
            <text:p>Girone</text:p>
          </table:table-cell>
          <table:table-cell table:style-name="ce403" table:formula="of:=VLOOKUP([.A47];B_PARTITE_GIRONI;3;0)" office:value-type="string" office:string-value="E" calcext:value-type="string">
            <text:p>E</text:p>
          </table:table-cell>
          <table:table-cell table:style-name="ce407" table:formula="of:=VLOOKUP([.A47];B_PARTITE_GIRONI;6;0)" office:value-type="string" office:string-value="Bufali" calcext:value-type="string">
            <text:p>Bufali</text:p>
          </table:table-cell>
          <table:table-cell table:style-name="ce407" table:formula="of:=VLOOKUP([.A47];B_PARTITE_GIRONI;7;0)" office:value-type="string" office:string-value="Cervi" calcext:value-type="string">
            <text:p>Cerv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46" calcext:value-type="float">
            <text:p>46</text:p>
          </table:table-cell>
          <table:table-cell table:style-name="ce404" table:formula="of:=VLOOKUP([.A48];B_PARTITE_GIRONI;2;0)" office:value-type="string" office:string-value="Girone" calcext:value-type="string">
            <text:p>Girone</text:p>
          </table:table-cell>
          <table:table-cell table:style-name="ce403" table:formula="of:=VLOOKUP([.A48];B_PARTITE_GIRONI;3;0)" office:value-type="string" office:string-value="F" calcext:value-type="string">
            <text:p>F</text:p>
          </table:table-cell>
          <table:table-cell table:style-name="ce407" table:formula="of:=VLOOKUP([.A48];B_PARTITE_GIRONI;6;0)" office:value-type="string" office:string-value="Gabbiani" calcext:value-type="string">
            <text:p>Gabbiani</text:p>
          </table:table-cell>
          <table:table-cell table:style-name="ce407" table:formula="of:=VLOOKUP([.A48];B_PARTITE_GIRONI;7;0)" office:value-type="string" office:string-value="Delfini" calcext:value-type="string">
            <text:p>Delfin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7" calcext:value-type="float">
            <text:p>47</text:p>
          </table:table-cell>
          <table:table-cell table:style-name="ce404" table:formula="of:=VLOOKUP([.A49];B_PARTITE_GIRONI;2;0)" office:value-type="string" office:string-value="Girone" calcext:value-type="string">
            <text:p>Girone</text:p>
          </table:table-cell>
          <table:table-cell table:style-name="ce403" table:formula="of:=VLOOKUP([.A49];B_PARTITE_GIRONI;3;0)" office:value-type="string" office:string-value="G" calcext:value-type="string">
            <text:p>G</text:p>
          </table:table-cell>
          <table:table-cell table:style-name="ce407" table:formula="of:=VLOOKUP([.A49];B_PARTITE_GIRONI;6;0)" office:value-type="string" office:string-value="Gorilla" calcext:value-type="string">
            <text:p>Gorilla</text:p>
          </table:table-cell>
          <table:table-cell table:style-name="ce407" table:formula="of:=VLOOKUP([.A49];B_PARTITE_GIRONI;7;0)" office:value-type="string" office:string-value="Muli" calcext:value-type="string">
            <text:p>Mul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360" office:value-type="float" office:value="48" calcext:value-type="float">
            <text:p>48</text:p>
          </table:table-cell>
          <table:table-cell table:style-name="ce405" table:formula="of:=VLOOKUP([.A50];B_PARTITE_GIRONI;2;0)" office:value-type="string" office:string-value="Girone" calcext:value-type="string">
            <text:p>Girone</text:p>
          </table:table-cell>
          <table:table-cell table:style-name="ce403" table:formula="of:=VLOOKUP([.A50];B_PARTITE_GIRONI;3;0)" office:value-type="string" office:string-value="H" calcext:value-type="string">
            <text:p>H</text:p>
          </table:table-cell>
          <table:table-cell table:style-name="ce408" table:formula="of:=VLOOKUP([.A50];B_PARTITE_GIRONI;6;0)" office:value-type="string" office:string-value="Zebre" calcext:value-type="string">
            <text:p>Zebre</text:p>
          </table:table-cell>
          <table:table-cell table:style-name="ce408" table:formula="of:=VLOOKUP([.A50];B_PARTITE_GIRONI;7;0)" office:value-type="string" office:string-value="Piranha" calcext:value-type="string">
            <text:p>Piranha</text:p>
          </table:table-cell>
          <table:table-cell table:style-name="ce413" office:value-type="float" office:value="54" calcext:value-type="float">
            <text:p>54</text:p>
          </table:table-cell>
          <table:table-cell table:style-name="ce413" office:value-type="float" office:value="48" calcext:value-type="float">
            <text:p>48</text:p>
          </table:table-cell>
          <table:table-cell table:style-name="ce417" office:value-type="date" office:date-value="2021-06-09" calcext:value-type="date">
            <text:p>mer 09/06/2021</text:p>
          </table:table-cell>
          <table:table-cell table:style-name="ce420" office:value-type="time" office:time-value="PT18H30M00S" calcext:value-type="time">
            <text:p>18:30</text:p>
          </table:table-cell>
          <table:table-cell table:style-name="ce423" office:value-type="float" office:value="4" calcext:value-type="float">
            <text:p>4</text:p>
          </table:table-cell>
          <table:table-cell table:style-name="ce427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361"/>
        <table:table-column table:style-name="co8" table:number-columns-repeated="2" table:default-cell-style-name="ce361"/>
        <table:table-column table:style-name="co13" table:number-columns-repeated="2" table:default-cell-style-name="ce361"/>
        <table:table-column table:style-name="co14" table:number-columns-repeated="2" table:default-cell-style-name="ce361"/>
        <table:table-column table:style-name="co15" table:default-cell-style-name="ce361"/>
        <table:table-column table:style-name="co16" table:default-cell-style-name="ce361"/>
        <table:table-column table:style-name="co17" table:default-cell-style-name="ce424"/>
        <table:table-column table:style-name="co10" table:default-cell-style-name="ce361"/>
        <table:table-column table:style-name="co11" table:number-columns-repeated="53" table:default-cell-style-name="ce361"/>
        <table:table-row table:style-name="ro1">
          <table:table-cell table:style-name="ce357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361"/>
          <table:covered-table-cell/>
          <table:table-cell table:number-columns-repeated="53"/>
        </table:table-row>
        <table:table-row table:style-name="ro2">
          <table:table-cell table:style-name="ce358" office:value-type="string" calcext:value-type="string">
            <text:p>N.</text:p>
            <text:p>Gara</text:p>
          </table:table-cell>
          <table:table-cell table:style-name="ce390" office:value-type="string" calcext:value-type="string">
            <text:p>Fase</text:p>
          </table:table-cell>
          <table:table-cell table:style-name="ce390" office:value-type="string" calcext:value-type="string">
            <text:p>Turno</text:p>
          </table:table-cell>
          <table:table-cell table:style-name="ce390" office:value-type="string" calcext:value-type="string">
            <text:p>Squadra</text:p>
            <text:p/>
            <text:p>A</text:p>
          </table:table-cell>
          <table:table-cell table:style-name="ce390" office:value-type="string" calcext:value-type="string">
            <text:p>Squadra</text:p>
            <text:p/>
            <text:p>B</text:p>
          </table:table-cell>
          <table:table-cell table:style-name="ce410" office:value-type="string" calcext:value-type="string">
            <text:p>Risultato</text:p>
            <text:p>Squadra</text:p>
            <text:p>A</text:p>
          </table:table-cell>
          <table:table-cell table:style-name="ce410" office:value-type="string" calcext:value-type="string">
            <text:p>Risultato</text:p>
            <text:p>Squadra</text:p>
            <text:p>B</text:p>
          </table:table-cell>
          <table:table-cell table:style-name="ce414" office:value-type="string" calcext:value-type="string">
            <text:p>Data</text:p>
          </table:table-cell>
          <table:table-cell table:style-name="ce414" office:value-type="string" calcext:value-type="string">
            <text:p>Ora</text:p>
          </table:table-cell>
          <table:table-cell table:style-name="ce390" office:value-type="string" calcext:value-type="string">
            <text:p>ID</text:p>
            <text:p>Campo</text:p>
          </table:table-cell>
          <table:table-cell table:style-name="ce377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401" office:value-type="float" office:value="49" calcext:value-type="float">
            <text:p>49</text:p>
          </table:table-cell>
          <table:table-cell table:style-name="ce428" table:formula="of:=VLOOKUP([.A3];B_PARTITE_2A_FASE_PER_NUMERO;2;0)" office:value-type="string" office:string-value="2aFase" calcext:value-type="string">
            <text:p>2aFase</text:p>
          </table:table-cell>
          <table:table-cell table:style-name="ce431" table:formula="of:=VLOOKUP([.A3];B_PARTITE_2A_FASE_PER_NUMERO;3;0)" office:value-type="string" office:string-value="1-16" calcext:value-type="string">
            <text:p>1-16</text:p>
          </table:table-cell>
          <table:table-cell table:style-name="ce406" table:formula="of:=VLOOKUP([.A3];B_PARTITE_2A_FASE_PER_NUMERO;6;0)" office:value-type="string" office:string-value="Leoni" calcext:value-type="string">
            <text:p>Leoni</text:p>
          </table:table-cell>
          <table:table-cell table:style-name="ce409" table:formula="of:=VLOOKUP([.A3];B_PARTITE_2A_FASE_PER_NUMERO;7;0)" office:value-type="string" office:string-value="Elefanti" calcext:value-type="string">
            <text:p>Elefanti</text:p>
          </table:table-cell>
          <table:table-cell table:style-name="ce411" office:value-type="float" office:value="67" calcext:value-type="float">
            <text:p>67</text:p>
          </table:table-cell>
          <table:table-cell table:style-name="ce411" office:value-type="float" office:value="46" calcext:value-type="float">
            <text:p>46</text:p>
          </table:table-cell>
          <table:table-cell table:style-name="ce415" office:value-type="date" office:date-value="2021-06-10" calcext:value-type="date">
            <text:p>gio 10/06/2021</text:p>
          </table:table-cell>
          <table:table-cell table:style-name="ce418" office:value-type="time" office:time-value="PT09H00M00S" calcext:value-type="time">
            <text:p>09:00</text:p>
          </table:table-cell>
          <table:table-cell table:style-name="ce421" office:value-type="float" office:value="1" calcext:value-type="float">
            <text:p>1</text:p>
          </table:table-cell>
          <table:table-cell table:style-name="ce425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0" calcext:value-type="float">
            <text:p>50</text:p>
          </table:table-cell>
          <table:table-cell table:style-name="ce429" table:formula="of:=VLOOKUP([.A4];B_PARTITE_2A_FASE_PER_NUMERO;2;0)" office:value-type="string" office:string-value="2aFase" calcext:value-type="string">
            <text:p>2aFase</text:p>
          </table:table-cell>
          <table:table-cell table:style-name="ce432" table:formula="of:=VLOOKUP([.A4];B_PARTITE_2A_FASE_PER_NUMERO;3;0)" office:value-type="string" office:string-value="1-16" calcext:value-type="string">
            <text:p>1-16</text:p>
          </table:table-cell>
          <table:table-cell table:style-name="ce407" table:formula="of:=VLOOKUP([.A4];B_PARTITE_2A_FASE_PER_NUMERO;6;0)" office:value-type="string" office:string-value="Pantere" calcext:value-type="string">
            <text:p>Pantere</text:p>
          </table:table-cell>
          <table:table-cell table:style-name="ce407" table:formula="of:=VLOOKUP([.A4];B_PARTITE_2A_FASE_PER_NUMERO;7;0)" office:value-type="string" office:string-value="Giraffe" calcext:value-type="string">
            <text:p>Giraffe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1" calcext:value-type="float">
            <text:p>51</text:p>
          </table:table-cell>
          <table:table-cell table:style-name="ce429" table:formula="of:=VLOOKUP([.A5];B_PARTITE_2A_FASE_PER_NUMERO;2;0)" office:value-type="string" office:string-value="2aFase" calcext:value-type="string">
            <text:p>2aFase</text:p>
          </table:table-cell>
          <table:table-cell table:style-name="ce432" table:formula="of:=VLOOKUP([.A5];B_PARTITE_2A_FASE_PER_NUMERO;3;0)" office:value-type="string" office:string-value="17-32" calcext:value-type="string">
            <text:p>17-32</text:p>
          </table:table-cell>
          <table:table-cell table:style-name="ce407" table:formula="of:=VLOOKUP([.A5];B_PARTITE_2A_FASE_PER_NUMERO;6;0)" office:value-type="string" office:string-value="Tigri" calcext:value-type="string">
            <text:p>Tigri</text:p>
          </table:table-cell>
          <table:table-cell table:style-name="ce407" table:formula="of:=VLOOKUP([.A5];B_PARTITE_2A_FASE_PER_NUMERO;7;0)" office:value-type="string" office:string-value="Iguane" calcext:value-type="string">
            <text:p>Iguan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52" calcext:value-type="float">
            <text:p>52</text:p>
          </table:table-cell>
          <table:table-cell table:style-name="ce429" table:formula="of:=VLOOKUP([.A6];B_PARTITE_2A_FASE_PER_NUMERO;2;0)" office:value-type="string" office:string-value="2aFase" calcext:value-type="string">
            <text:p>2aFase</text:p>
          </table:table-cell>
          <table:table-cell table:style-name="ce432" table:formula="of:=VLOOKUP([.A6];B_PARTITE_2A_FASE_PER_NUMERO;3;0)" office:value-type="string" office:string-value="17-32" calcext:value-type="string">
            <text:p>17-32</text:p>
          </table:table-cell>
          <table:table-cell table:style-name="ce407" table:formula="of:=VLOOKUP([.A6];B_PARTITE_2A_FASE_PER_NUMERO;6;0)" office:value-type="string" office:string-value="Ippopotami" calcext:value-type="string">
            <text:p>Ippopotami</text:p>
          </table:table-cell>
          <table:table-cell table:style-name="ce407" table:formula="of:=VLOOKUP([.A6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53" calcext:value-type="float">
            <text:p>53</text:p>
          </table:table-cell>
          <table:table-cell table:style-name="ce429" table:formula="of:=VLOOKUP([.A7];B_PARTITE_2A_FASE_PER_NUMERO;2;0)" office:value-type="string" office:string-value="2aFase" calcext:value-type="string">
            <text:p>2aFase</text:p>
          </table:table-cell>
          <table:table-cell table:style-name="ce432" table:formula="of:=VLOOKUP([.A7];B_PARTITE_2A_FASE_PER_NUMERO;3;0)" office:value-type="string" office:string-value="1-16" calcext:value-type="string">
            <text:p>1-16</text:p>
          </table:table-cell>
          <table:table-cell table:style-name="ce407" table:formula="of:=VLOOKUP([.A7];B_PARTITE_2A_FASE_PER_NUMERO;6;0)" office:value-type="string" office:string-value="Giaguari" calcext:value-type="string">
            <text:p>Giaguari</text:p>
          </table:table-cell>
          <table:table-cell table:style-name="ce407" table:formula="of:=VLOOKUP([.A7];B_PARTITE_2A_FASE_PER_NUMERO;7;0)" office:value-type="string" office:string-value="Aquile" calcext:value-type="string">
            <text:p>Aquile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4" calcext:value-type="float">
            <text:p>54</text:p>
          </table:table-cell>
          <table:table-cell table:style-name="ce429" table:formula="of:=VLOOKUP([.A8];B_PARTITE_2A_FASE_PER_NUMERO;2;0)" office:value-type="string" office:string-value="2aFase" calcext:value-type="string">
            <text:p>2aFase</text:p>
          </table:table-cell>
          <table:table-cell table:style-name="ce432" table:formula="of:=VLOOKUP([.A8];B_PARTITE_2A_FASE_PER_NUMERO;3;0)" office:value-type="string" office:string-value="1-16" calcext:value-type="string">
            <text:p>1-16</text:p>
          </table:table-cell>
          <table:table-cell table:style-name="ce407" table:formula="of:=VLOOKUP([.A8];B_PARTITE_2A_FASE_PER_NUMERO;6;0)" office:value-type="string" office:string-value="Coccodrilli" calcext:value-type="string">
            <text:p>Coccodrilli</text:p>
          </table:table-cell>
          <table:table-cell table:style-name="ce407" table:formula="of:=VLOOKUP([.A8];B_PARTITE_2A_FASE_PER_NUMERO;7;0)" office:value-type="string" office:string-value="Puma" calcext:value-type="string">
            <text:p>Puma</text:p>
          </table:table-cell>
          <table:table-cell table:style-name="ce412" office:value-type="float" office:value="67" calcext:value-type="float">
            <text:p>67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5" calcext:value-type="float">
            <text:p>55</text:p>
          </table:table-cell>
          <table:table-cell table:style-name="ce429" table:formula="of:=VLOOKUP([.A9];B_PARTITE_2A_FASE_PER_NUMERO;2;0)" office:value-type="string" office:string-value="2aFase" calcext:value-type="string">
            <text:p>2aFase</text:p>
          </table:table-cell>
          <table:table-cell table:style-name="ce432" table:formula="of:=VLOOKUP([.A9];B_PARTITE_2A_FASE_PER_NUMERO;3;0)" office:value-type="string" office:string-value="17-32" calcext:value-type="string">
            <text:p>17-32</text:p>
          </table:table-cell>
          <table:table-cell table:style-name="ce407" table:formula="of:=VLOOKUP([.A9];B_PARTITE_2A_FASE_PER_NUMERO;6;0)" office:value-type="string" office:string-value="Linci" calcext:value-type="string">
            <text:p>Linci</text:p>
          </table:table-cell>
          <table:table-cell table:style-name="ce407" table:formula="of:=VLOOKUP([.A9];B_PARTITE_2A_FASE_PER_NUMERO;7;0)" office:value-type="string" office:string-value="Falchi" calcext:value-type="string">
            <text:p>Falchi</text:p>
          </table:table-cell>
          <table:table-cell table:style-name="ce412" office:value-type="float" office:value="59" calcext:value-type="float">
            <text:p>59</text:p>
          </table:table-cell>
          <table:table-cell table:style-name="ce412" office:value-type="float" office:value="41" calcext:value-type="float">
            <text:p>41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56" calcext:value-type="float">
            <text:p>56</text:p>
          </table:table-cell>
          <table:table-cell table:style-name="ce429" table:formula="of:=VLOOKUP([.A10];B_PARTITE_2A_FASE_PER_NUMERO;2;0)" office:value-type="string" office:string-value="2aFase" calcext:value-type="string">
            <text:p>2aFase</text:p>
          </table:table-cell>
          <table:table-cell table:style-name="ce432" table:formula="of:=VLOOKUP([.A10];B_PARTITE_2A_FASE_PER_NUMERO;3;0)" office:value-type="string" office:string-value="17-32" calcext:value-type="string">
            <text:p>17-32</text:p>
          </table:table-cell>
          <table:table-cell table:style-name="ce407" table:formula="of:=VLOOKUP([.A10];B_PARTITE_2A_FASE_PER_NUMERO;6;0)" office:value-type="string" office:string-value="Pitoni" calcext:value-type="string">
            <text:p>Pitoni</text:p>
          </table:table-cell>
          <table:table-cell table:style-name="ce407" table:formula="of:=VLOOKUP([.A10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57" calcext:value-type="float">
            <text:p>57</text:p>
          </table:table-cell>
          <table:table-cell table:style-name="ce429" table:formula="of:=VLOOKUP([.A11];B_PARTITE_2A_FASE_PER_NUMERO;2;0)" office:value-type="string" office:string-value="2aFase" calcext:value-type="string">
            <text:p>2aFase</text:p>
          </table:table-cell>
          <table:table-cell table:style-name="ce432" table:formula="of:=VLOOKUP([.A11];B_PARTITE_2A_FASE_PER_NUMERO;3;0)" office:value-type="string" office:string-value="1-16" calcext:value-type="string">
            <text:p>1-16</text:p>
          </table:table-cell>
          <table:table-cell table:style-name="ce407" table:formula="of:=VLOOKUP([.A11];B_PARTITE_2A_FASE_PER_NUMERO;6;0)" office:value-type="string" office:string-value="Bisonti" calcext:value-type="string">
            <text:p>Bisonti</text:p>
          </table:table-cell>
          <table:table-cell table:style-name="ce407" table:formula="of:=VLOOKUP([.A11];B_PARTITE_2A_FASE_PER_NUMERO;7;0)" office:value-type="string" office:string-value="Gorilla" calcext:value-type="string">
            <text:p>Gorilla</text:p>
          </table:table-cell>
          <table:table-cell table:style-name="ce412" office:value-type="float" office:value="58" calcext:value-type="float">
            <text:p>58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8" calcext:value-type="float">
            <text:p>58</text:p>
          </table:table-cell>
          <table:table-cell table:style-name="ce429" table:formula="of:=VLOOKUP([.A12];B_PARTITE_2A_FASE_PER_NUMERO;2;0)" office:value-type="string" office:string-value="2aFase" calcext:value-type="string">
            <text:p>2aFase</text:p>
          </table:table-cell>
          <table:table-cell table:style-name="ce432" table:formula="of:=VLOOKUP([.A12];B_PARTITE_2A_FASE_PER_NUMERO;3;0)" office:value-type="string" office:string-value="1-16" calcext:value-type="string">
            <text:p>1-16</text:p>
          </table:table-cell>
          <table:table-cell table:style-name="ce407" table:formula="of:=VLOOKUP([.A12];B_PARTITE_2A_FASE_PER_NUMERO;6;0)" office:value-type="string" office:string-value="Istrici" calcext:value-type="string">
            <text:p>Istrici</text:p>
          </table:table-cell>
          <table:table-cell table:style-name="ce407" table:formula="of:=VLOOKUP([.A12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9" calcext:value-type="float">
            <text:p>59</text:p>
          </table:table-cell>
          <table:table-cell table:style-name="ce429" table:formula="of:=VLOOKUP([.A13];B_PARTITE_2A_FASE_PER_NUMERO;2;0)" office:value-type="string" office:string-value="2aFase" calcext:value-type="string">
            <text:p>2aFase</text:p>
          </table:table-cell>
          <table:table-cell table:style-name="ce432" table:formula="of:=VLOOKUP([.A13];B_PARTITE_2A_FASE_PER_NUMERO;3;0)" office:value-type="string" office:string-value="17-32" calcext:value-type="string">
            <text:p>17-32</text:p>
          </table:table-cell>
          <table:table-cell table:style-name="ce407" table:formula="of:=VLOOKUP([.A13];B_PARTITE_2A_FASE_PER_NUMERO;6;0)" office:value-type="string" office:string-value="Cervi" calcext:value-type="string">
            <text:p>Cervi</text:p>
          </table:table-cell>
          <table:table-cell table:style-name="ce407" table:formula="of:=VLOOKUP([.A13];B_PARTITE_2A_FASE_PER_NUMERO;7;0)" office:value-type="string" office:string-value="Muli" calcext:value-type="string">
            <text:p>Mul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0" calcext:value-type="float">
            <text:p>60</text:p>
          </table:table-cell>
          <table:table-cell table:style-name="ce429" table:formula="of:=VLOOKUP([.A14];B_PARTITE_2A_FASE_PER_NUMERO;2;0)" office:value-type="string" office:string-value="2aFase" calcext:value-type="string">
            <text:p>2aFase</text:p>
          </table:table-cell>
          <table:table-cell table:style-name="ce432" table:formula="of:=VLOOKUP([.A14];B_PARTITE_2A_FASE_PER_NUMERO;3;0)" office:value-type="string" office:string-value="17-32" calcext:value-type="string">
            <text:p>17-32</text:p>
          </table:table-cell>
          <table:table-cell table:style-name="ce407" table:formula="of:=VLOOKUP([.A14];B_PARTITE_2A_FASE_PER_NUMERO;6;0)" office:value-type="string" office:string-value="Orche" calcext:value-type="string">
            <text:p>Orche</text:p>
          </table:table-cell>
          <table:table-cell table:style-name="ce407" table:formula="of:=VLOOKUP([.A14];B_PARTITE_2A_FASE_PER_NUMERO;7;0)" office:value-type="string" office:string-value="Cinghiali" calcext:value-type="string">
            <text:p>Cinghial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1" calcext:value-type="float">
            <text:p>61</text:p>
          </table:table-cell>
          <table:table-cell table:style-name="ce429" table:formula="of:=VLOOKUP([.A15];B_PARTITE_2A_FASE_PER_NUMERO;2;0)" office:value-type="string" office:string-value="2aFase" calcext:value-type="string">
            <text:p>2aFase</text:p>
          </table:table-cell>
          <table:table-cell table:style-name="ce432" table:formula="of:=VLOOKUP([.A15];B_PARTITE_2A_FASE_PER_NUMERO;3;0)" office:value-type="string" office:string-value="1-16" calcext:value-type="string">
            <text:p>1-16</text:p>
          </table:table-cell>
          <table:table-cell table:style-name="ce407" table:formula="of:=VLOOKUP([.A15];B_PARTITE_2A_FASE_PER_NUMERO;6;0)" office:value-type="string" office:string-value="Balene" calcext:value-type="string">
            <text:p>Balene</text:p>
          </table:table-cell>
          <table:table-cell table:style-name="ce407" table:formula="of:=VLOOKUP([.A15];B_PARTITE_2A_FASE_PER_NUMERO;7;0)" office:value-type="string" office:string-value="Tonni" calcext:value-type="string">
            <text:p>Tonni</text:p>
          </table:table-cell>
          <table:table-cell table:style-name="ce412" office:value-type="float" office:value="51" calcext:value-type="float">
            <text:p>51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62" calcext:value-type="float">
            <text:p>62</text:p>
          </table:table-cell>
          <table:table-cell table:style-name="ce429" table:formula="of:=VLOOKUP([.A16];B_PARTITE_2A_FASE_PER_NUMERO;2;0)" office:value-type="string" office:string-value="2aFase" calcext:value-type="string">
            <text:p>2aFase</text:p>
          </table:table-cell>
          <table:table-cell table:style-name="ce432" table:formula="of:=VLOOKUP([.A16];B_PARTITE_2A_FASE_PER_NUMERO;3;0)" office:value-type="string" office:string-value="1-16" calcext:value-type="string">
            <text:p>1-16</text:p>
          </table:table-cell>
          <table:table-cell table:style-name="ce407" table:formula="of:=VLOOKUP([.A16];B_PARTITE_2A_FASE_PER_NUMERO;6;0)" office:value-type="string" office:string-value="Piranha" calcext:value-type="string">
            <text:p>Piranha</text:p>
          </table:table-cell>
          <table:table-cell table:style-name="ce407" table:formula="of:=VLOOKUP([.A16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63" calcext:value-type="float">
            <text:p>63</text:p>
          </table:table-cell>
          <table:table-cell table:style-name="ce429" table:formula="of:=VLOOKUP([.A17];B_PARTITE_2A_FASE_PER_NUMERO;2;0)" office:value-type="string" office:string-value="2aFase" calcext:value-type="string">
            <text:p>2aFase</text:p>
          </table:table-cell>
          <table:table-cell table:style-name="ce432" table:formula="of:=VLOOKUP([.A17];B_PARTITE_2A_FASE_PER_NUMERO;3;0)" office:value-type="string" office:string-value="17-32" calcext:value-type="string">
            <text:p>17-32</text:p>
          </table:table-cell>
          <table:table-cell table:style-name="ce407" table:formula="of:=VLOOKUP([.A17];B_PARTITE_2A_FASE_PER_NUMERO;6;0)" office:value-type="string" office:string-value="Delfini" calcext:value-type="string">
            <text:p>Delfini</text:p>
          </table:table-cell>
          <table:table-cell table:style-name="ce407" table:formula="of:=VLOOKUP([.A17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4" calcext:value-type="float">
            <text:p>64</text:p>
          </table:table-cell>
          <table:table-cell table:style-name="ce429" table:formula="of:=VLOOKUP([.A18];B_PARTITE_2A_FASE_PER_NUMERO;2;0)" office:value-type="string" office:string-value="2aFase" calcext:value-type="string">
            <text:p>2aFase</text:p>
          </table:table-cell>
          <table:table-cell table:style-name="ce432" table:formula="of:=VLOOKUP([.A18];B_PARTITE_2A_FASE_PER_NUMERO;3;0)" office:value-type="string" office:string-value="17-32" calcext:value-type="string">
            <text:p>17-32</text:p>
          </table:table-cell>
          <table:table-cell table:style-name="ce407" table:formula="of:=VLOOKUP([.A18];B_PARTITE_2A_FASE_PER_NUMERO;6;0)" office:value-type="string" office:string-value="Zebre" calcext:value-type="string">
            <text:p>Zebre</text:p>
          </table:table-cell>
          <table:table-cell table:style-name="ce407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5" calcext:value-type="float">
            <text:p>65</text:p>
          </table:table-cell>
          <table:table-cell table:style-name="ce429" table:formula="of:=VLOOKUP([.A19];B_PARTITE_2A_FASE_PER_NUMERO;2;0)" office:value-type="string" office:string-value="2aFase" calcext:value-type="string">
            <text:p>2aFase</text:p>
          </table:table-cell>
          <table:table-cell table:style-name="ce432" table:formula="of:=VLOOKUP([.A19];B_PARTITE_2A_FASE_PER_NUMERO;3;0)" office:value-type="string" office:string-value="25-32" calcext:value-type="string">
            <text:p>25-32</text:p>
          </table:table-cell>
          <table:table-cell table:style-name="ce407" table:formula="of:=VLOOKUP([.A19];B_PARTITE_2A_FASE_PER_NUMERO;6;0)" office:value-type="string" office:string-value="Iguane" calcext:value-type="string">
            <text:p>Iguane</text:p>
          </table:table-cell>
          <table:table-cell table:style-name="ce407" table:formula="of:=VLOOKUP([.A19];B_PARTITE_2A_FASE_PER_NUMERO;7;0)" office:value-type="string" office:string-value="Falchi" calcext:value-type="string">
            <text:p>Falch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66" calcext:value-type="float">
            <text:p>66</text:p>
          </table:table-cell>
          <table:table-cell table:style-name="ce429" table:formula="of:=VLOOKUP([.A20];B_PARTITE_2A_FASE_PER_NUMERO;2;0)" office:value-type="string" office:string-value="2aFase" calcext:value-type="string">
            <text:p>2aFase</text:p>
          </table:table-cell>
          <table:table-cell table:style-name="ce432" table:formula="of:=VLOOKUP([.A20];B_PARTITE_2A_FASE_PER_NUMERO;3;0)" office:value-type="string" office:string-value="25-32" calcext:value-type="string">
            <text:p>25-32</text:p>
          </table:table-cell>
          <table:table-cell table:style-name="ce407" table:formula="of:=VLOOKUP([.A20];B_PARTITE_2A_FASE_PER_NUMERO;6;0)" office:value-type="string" office:string-value="Ghepardi" calcext:value-type="string">
            <text:p>Ghepardi</text:p>
          </table:table-cell>
          <table:table-cell table:style-name="ce407" table:formula="of:=VLOOKUP([.A20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67" calcext:value-type="float">
            <text:p>67</text:p>
          </table:table-cell>
          <table:table-cell table:style-name="ce429" table:formula="of:=VLOOKUP([.A21];B_PARTITE_2A_FASE_PER_NUMERO;2;0)" office:value-type="string" office:string-value="2aFase" calcext:value-type="string">
            <text:p>2aFase</text:p>
          </table:table-cell>
          <table:table-cell table:style-name="ce432" table:formula="of:=VLOOKUP([.A21];B_PARTITE_2A_FASE_PER_NUMERO;3;0)" office:value-type="string" office:string-value="25-32" calcext:value-type="string">
            <text:p>25-32</text:p>
          </table:table-cell>
          <table:table-cell table:style-name="ce407" table:formula="of:=VLOOKUP([.A21];B_PARTITE_2A_FASE_PER_NUMERO;6;0)" office:value-type="string" office:string-value="Muli" calcext:value-type="string">
            <text:p>Muli</text:p>
          </table:table-cell>
          <table:table-cell table:style-name="ce407" table:formula="of:=VLOOKUP([.A21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8" calcext:value-type="float">
            <text:p>68</text:p>
          </table:table-cell>
          <table:table-cell table:style-name="ce429" table:formula="of:=VLOOKUP([.A22];B_PARTITE_2A_FASE_PER_NUMERO;2;0)" office:value-type="string" office:string-value="2aFase" calcext:value-type="string">
            <text:p>2aFase</text:p>
          </table:table-cell>
          <table:table-cell table:style-name="ce432" table:formula="of:=VLOOKUP([.A22];B_PARTITE_2A_FASE_PER_NUMERO;3;0)" office:value-type="string" office:string-value="25-32" calcext:value-type="string">
            <text:p>25-32</text:p>
          </table:table-cell>
          <table:table-cell table:style-name="ce407" table:formula="of:=VLOOKUP([.A22];B_PARTITE_2A_FASE_PER_NUMERO;6;0)" office:value-type="string" office:string-value="Cinghiali" calcext:value-type="string">
            <text:p>Cinghiali</text:p>
          </table:table-cell>
          <table:table-cell table:style-name="ce407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9" calcext:value-type="float">
            <text:p>69</text:p>
          </table:table-cell>
          <table:table-cell table:style-name="ce429" table:formula="of:=VLOOKUP([.A23];B_PARTITE_2A_FASE_PER_NUMERO;2;0)" office:value-type="string" office:string-value="2aFase" calcext:value-type="string">
            <text:p>2aFase</text:p>
          </table:table-cell>
          <table:table-cell table:style-name="ce432" table:formula="of:=VLOOKUP([.A23];B_PARTITE_2A_FASE_PER_NUMERO;3;0)" office:value-type="string" office:string-value="1-8" calcext:value-type="string">
            <text:p>1-8</text:p>
          </table:table-cell>
          <table:table-cell table:style-name="ce407" table:formula="of:=VLOOKUP([.A23];B_PARTITE_2A_FASE_PER_NUMERO;6;0)" office:value-type="string" office:string-value="Leoni" calcext:value-type="string">
            <text:p>Leoni</text:p>
          </table:table-cell>
          <table:table-cell table:style-name="ce407" table:formula="of:=VLOOKUP([.A23];B_PARTITE_2A_FASE_PER_NUMERO;7;0)" office:value-type="string" office:string-value="Giaguari" calcext:value-type="string">
            <text:p>Giaguari</text:p>
          </table:table-cell>
          <table:table-cell table:style-name="ce412" office:value-type="float" office:value="58" calcext:value-type="float">
            <text:p>58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0" calcext:value-type="float">
            <text:p>70</text:p>
          </table:table-cell>
          <table:table-cell table:style-name="ce429" table:formula="of:=VLOOKUP([.A24];B_PARTITE_2A_FASE_PER_NUMERO;2;0)" office:value-type="string" office:string-value="2aFase" calcext:value-type="string">
            <text:p>2aFase</text:p>
          </table:table-cell>
          <table:table-cell table:style-name="ce432" table:formula="of:=VLOOKUP([.A24];B_PARTITE_2A_FASE_PER_NUMERO;3;0)" office:value-type="string" office:string-value="1-8" calcext:value-type="string">
            <text:p>1-8</text:p>
          </table:table-cell>
          <table:table-cell table:style-name="ce407" table:formula="of:=VLOOKUP([.A24];B_PARTITE_2A_FASE_PER_NUMERO;6;0)" office:value-type="string" office:string-value="Bisonti" calcext:value-type="string">
            <text:p>Bisonti</text:p>
          </table:table-cell>
          <table:table-cell table:style-name="ce407" table:formula="of:=VLOOKUP([.A24];B_PARTITE_2A_FASE_PER_NUMERO;7;0)" office:value-type="string" office:string-value="Balene" calcext:value-type="string">
            <text:p>Balene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1" calcext:value-type="float">
            <text:p>71</text:p>
          </table:table-cell>
          <table:table-cell table:style-name="ce429" table:formula="of:=VLOOKUP([.A25];B_PARTITE_2A_FASE_PER_NUMERO;2;0)" office:value-type="string" office:string-value="2aFase" calcext:value-type="string">
            <text:p>2aFase</text:p>
          </table:table-cell>
          <table:table-cell table:style-name="ce432" table:formula="of:=VLOOKUP([.A25];B_PARTITE_2A_FASE_PER_NUMERO;3;0)" office:value-type="string" office:string-value="17-24" calcext:value-type="string">
            <text:p>17-24</text:p>
          </table:table-cell>
          <table:table-cell table:style-name="ce407" table:formula="of:=VLOOKUP([.A25];B_PARTITE_2A_FASE_PER_NUMERO;6;0)" office:value-type="string" office:string-value="Tigri" calcext:value-type="string">
            <text:p>Tigri</text:p>
          </table:table-cell>
          <table:table-cell table:style-name="ce407" table:formula="of:=VLOOKUP([.A25];B_PARTITE_2A_FASE_PER_NUMERO;7;0)" office:value-type="string" office:string-value="Linci" calcext:value-type="string">
            <text:p>Linc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2" calcext:value-type="float">
            <text:p>72</text:p>
          </table:table-cell>
          <table:table-cell table:style-name="ce429" table:formula="of:=VLOOKUP([.A26];B_PARTITE_2A_FASE_PER_NUMERO;2;0)" office:value-type="string" office:string-value="2aFase" calcext:value-type="string">
            <text:p>2aFase</text:p>
          </table:table-cell>
          <table:table-cell table:style-name="ce432" table:formula="of:=VLOOKUP([.A26];B_PARTITE_2A_FASE_PER_NUMERO;3;0)" office:value-type="string" office:string-value="17-24" calcext:value-type="string">
            <text:p>17-24</text:p>
          </table:table-cell>
          <table:table-cell table:style-name="ce407" table:formula="of:=VLOOKUP([.A26];B_PARTITE_2A_FASE_PER_NUMERO;6;0)" office:value-type="string" office:string-value="Cervi" calcext:value-type="string">
            <text:p>Cervi</text:p>
          </table:table-cell>
          <table:table-cell table:style-name="ce407" table:formula="of:=VLOOKUP([.A26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73" calcext:value-type="float">
            <text:p>73</text:p>
          </table:table-cell>
          <table:table-cell table:style-name="ce429" table:formula="of:=VLOOKUP([.A27];B_PARTITE_2A_FASE_PER_NUMERO;2;0)" office:value-type="string" office:string-value="2aFase" calcext:value-type="string">
            <text:p>2aFase</text:p>
          </table:table-cell>
          <table:table-cell table:style-name="ce432" table:formula="of:=VLOOKUP([.A27];B_PARTITE_2A_FASE_PER_NUMERO;3;0)" office:value-type="string" office:string-value="1-8" calcext:value-type="string">
            <text:p>1-8</text:p>
          </table:table-cell>
          <table:table-cell table:style-name="ce407" table:formula="of:=VLOOKUP([.A27];B_PARTITE_2A_FASE_PER_NUMERO;6;0)" office:value-type="string" office:string-value="Pantere" calcext:value-type="string">
            <text:p>Pantere</text:p>
          </table:table-cell>
          <table:table-cell table:style-name="ce407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4" calcext:value-type="float">
            <text:p>74</text:p>
          </table:table-cell>
          <table:table-cell table:style-name="ce429" table:formula="of:=VLOOKUP([.A28];B_PARTITE_2A_FASE_PER_NUMERO;2;0)" office:value-type="string" office:string-value="2aFase" calcext:value-type="string">
            <text:p>2aFase</text:p>
          </table:table-cell>
          <table:table-cell table:style-name="ce432" table:formula="of:=VLOOKUP([.A28];B_PARTITE_2A_FASE_PER_NUMERO;3;0)" office:value-type="string" office:string-value="1-8" calcext:value-type="string">
            <text:p>1-8</text:p>
          </table:table-cell>
          <table:table-cell table:style-name="ce407" table:formula="of:=VLOOKUP([.A28];B_PARTITE_2A_FASE_PER_NUMERO;6;0)" office:value-type="string" office:string-value="Istrici" calcext:value-type="string">
            <text:p>Istrici</text:p>
          </table:table-cell>
          <table:table-cell table:style-name="ce407" table:formula="of:=VLOOKUP([.A28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5" calcext:value-type="float">
            <text:p>75</text:p>
          </table:table-cell>
          <table:table-cell table:style-name="ce429" table:formula="of:=VLOOKUP([.A29];B_PARTITE_2A_FASE_PER_NUMERO;2;0)" office:value-type="string" office:string-value="2aFase" calcext:value-type="string">
            <text:p>2aFase</text:p>
          </table:table-cell>
          <table:table-cell table:style-name="ce432" table:formula="of:=VLOOKUP([.A29];B_PARTITE_2A_FASE_PER_NUMERO;3;0)" office:value-type="string" office:string-value="17-24" calcext:value-type="string">
            <text:p>17-24</text:p>
          </table:table-cell>
          <table:table-cell table:style-name="ce407" table:formula="of:=VLOOKUP([.A29];B_PARTITE_2A_FASE_PER_NUMERO;6;0)" office:value-type="string" office:string-value="Ippopotami" calcext:value-type="string">
            <text:p>Ippopotami</text:p>
          </table:table-cell>
          <table:table-cell table:style-name="ce407" table:formula="of:=VLOOKUP([.A29];B_PARTITE_2A_FASE_PER_NUMERO;7;0)" office:value-type="string" office:string-value="Pitoni" calcext:value-type="string">
            <text:p>Piton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6" calcext:value-type="float">
            <text:p>76</text:p>
          </table:table-cell>
          <table:table-cell table:style-name="ce429" table:formula="of:=VLOOKUP([.A30];B_PARTITE_2A_FASE_PER_NUMERO;2;0)" office:value-type="string" office:string-value="2aFase" calcext:value-type="string">
            <text:p>2aFase</text:p>
          </table:table-cell>
          <table:table-cell table:style-name="ce432" table:formula="of:=VLOOKUP([.A30];B_PARTITE_2A_FASE_PER_NUMERO;3;0)" office:value-type="string" office:string-value="17-24" calcext:value-type="string">
            <text:p>17-24</text:p>
          </table:table-cell>
          <table:table-cell table:style-name="ce407" table:formula="of:=VLOOKUP([.A30];B_PARTITE_2A_FASE_PER_NUMERO;6;0)" office:value-type="string" office:string-value="Orche" calcext:value-type="string">
            <text:p>Orche</text:p>
          </table:table-cell>
          <table:table-cell table:style-name="ce407" table:formula="of:=VLOOKUP([.A30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77" calcext:value-type="float">
            <text:p>77</text:p>
          </table:table-cell>
          <table:table-cell table:style-name="ce429" table:formula="of:=VLOOKUP([.A31];B_PARTITE_2A_FASE_PER_NUMERO;2;0)" office:value-type="string" office:string-value="2aFase" calcext:value-type="string">
            <text:p>2aFase</text:p>
          </table:table-cell>
          <table:table-cell table:style-name="ce432" table:formula="of:=VLOOKUP([.A31];B_PARTITE_2A_FASE_PER_NUMERO;3;0)" office:value-type="string" office:string-value="9-16" calcext:value-type="string">
            <text:p>9-16</text:p>
          </table:table-cell>
          <table:table-cell table:style-name="ce407" table:formula="of:=VLOOKUP([.A31];B_PARTITE_2A_FASE_PER_NUMERO;6;0)" office:value-type="string" office:string-value="Elefanti" calcext:value-type="string">
            <text:p>Elefanti</text:p>
          </table:table-cell>
          <table:table-cell table:style-name="ce407" table:formula="of:=VLOOKUP([.A31];B_PARTITE_2A_FASE_PER_NUMERO;7;0)" office:value-type="string" office:string-value="Aquile" calcext:value-type="string">
            <text:p>Aquil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8" calcext:value-type="float">
            <text:p>78</text:p>
          </table:table-cell>
          <table:table-cell table:style-name="ce429" table:formula="of:=VLOOKUP([.A32];B_PARTITE_2A_FASE_PER_NUMERO;2;0)" office:value-type="string" office:string-value="2aFase" calcext:value-type="string">
            <text:p>2aFase</text:p>
          </table:table-cell>
          <table:table-cell table:style-name="ce432" table:formula="of:=VLOOKUP([.A32];B_PARTITE_2A_FASE_PER_NUMERO;3;0)" office:value-type="string" office:string-value="9-16" calcext:value-type="string">
            <text:p>9-16</text:p>
          </table:table-cell>
          <table:table-cell table:style-name="ce407" table:formula="of:=VLOOKUP([.A32];B_PARTITE_2A_FASE_PER_NUMERO;6;0)" office:value-type="string" office:string-value="Gorilla" calcext:value-type="string">
            <text:p>Gorilla</text:p>
          </table:table-cell>
          <table:table-cell table:style-name="ce407" table:formula="of:=VLOOKUP([.A32];B_PARTITE_2A_FASE_PER_NUMERO;7;0)" office:value-type="string" office:string-value="Tonni" calcext:value-type="string">
            <text:p>Tonn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9" calcext:value-type="float">
            <text:p>79</text:p>
          </table:table-cell>
          <table:table-cell table:style-name="ce429" table:formula="of:=VLOOKUP([.A33];B_PARTITE_2A_FASE_PER_NUMERO;2;0)" office:value-type="string" office:string-value="2aFase" calcext:value-type="string">
            <text:p>2aFase</text:p>
          </table:table-cell>
          <table:table-cell table:style-name="ce432" table:formula="of:=VLOOKUP([.A33];B_PARTITE_2A_FASE_PER_NUMERO;3;0)" office:value-type="string" office:string-value="9-16" calcext:value-type="string">
            <text:p>9-16</text:p>
          </table:table-cell>
          <table:table-cell table:style-name="ce407" table:formula="of:=VLOOKUP([.A33];B_PARTITE_2A_FASE_PER_NUMERO;6;0)" office:value-type="string" office:string-value="Giraffe" calcext:value-type="string">
            <text:p>Giraffe</text:p>
          </table:table-cell>
          <table:table-cell table:style-name="ce407" table:formula="of:=VLOOKUP([.A33];B_PARTITE_2A_FASE_PER_NUMERO;7;0)" office:value-type="string" office:string-value="Puma" calcext:value-type="string">
            <text:p>Puma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0" calcext:value-type="float">
            <text:p>80</text:p>
          </table:table-cell>
          <table:table-cell table:style-name="ce429" table:formula="of:=VLOOKUP([.A34];B_PARTITE_2A_FASE_PER_NUMERO;2;0)" office:value-type="string" office:string-value="2aFase" calcext:value-type="string">
            <text:p>2aFase</text:p>
          </table:table-cell>
          <table:table-cell table:style-name="ce432" table:formula="of:=VLOOKUP([.A34];B_PARTITE_2A_FASE_PER_NUMERO;3;0)" office:value-type="string" office:string-value="9-16" calcext:value-type="string">
            <text:p>9-16</text:p>
          </table:table-cell>
          <table:table-cell table:style-name="ce407" table:formula="of:=VLOOKUP([.A34];B_PARTITE_2A_FASE_PER_NUMERO;6;0)" office:value-type="string" office:string-value="Bufali" calcext:value-type="string">
            <text:p>Bufali</text:p>
          </table:table-cell>
          <table:table-cell table:style-name="ce407" table:formula="of:=VLOOKUP([.A34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1" calcext:value-type="float">
            <text:p>81</text:p>
          </table:table-cell>
          <table:table-cell table:style-name="ce429" table:formula="of:=VLOOKUP([.A35];B_PARTITE_2A_FASE_PER_NUMERO;2;0)" office:value-type="string" office:string-value="2aFase" calcext:value-type="string">
            <text:p>2aFase</text:p>
          </table:table-cell>
          <table:table-cell table:style-name="ce432" table:formula="of:=VLOOKUP([.A35];B_PARTITE_2A_FASE_PER_NUMERO;3;0)" office:value-type="string" office:string-value="25-28" calcext:value-type="string">
            <text:p>25-28</text:p>
          </table:table-cell>
          <table:table-cell table:style-name="ce407" table:formula="of:=VLOOKUP([.A35];B_PARTITE_2A_FASE_PER_NUMERO;6;0)" office:value-type="string" office:string-value="Iguane" calcext:value-type="string">
            <text:p>Iguane</text:p>
          </table:table-cell>
          <table:table-cell table:style-name="ce407" table:formula="of:=VLOOKUP([.A35];B_PARTITE_2A_FASE_PER_NUMERO;7;0)" office:value-type="string" office:string-value="Muli" calcext:value-type="string">
            <text:p>Muli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41" calcext:value-type="float">
            <text:p>4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82" calcext:value-type="float">
            <text:p>82</text:p>
          </table:table-cell>
          <table:table-cell table:style-name="ce429" table:formula="of:=VLOOKUP([.A36];B_PARTITE_2A_FASE_PER_NUMERO;2;0)" office:value-type="string" office:string-value="2aFase" calcext:value-type="string">
            <text:p>2aFase</text:p>
          </table:table-cell>
          <table:table-cell table:style-name="ce432" table:formula="of:=VLOOKUP([.A36];B_PARTITE_2A_FASE_PER_NUMERO;3;0)" office:value-type="string" office:string-value="25-28" calcext:value-type="string">
            <text:p>25-28</text:p>
          </table:table-cell>
          <table:table-cell table:style-name="ce407" table:formula="of:=VLOOKUP([.A36];B_PARTITE_2A_FASE_PER_NUMERO;6;0)" office:value-type="string" office:string-value="Delfini" calcext:value-type="string">
            <text:p>Delfini</text:p>
          </table:table-cell>
          <table:table-cell table:style-name="ce407" table:formula="of:=VLOOKUP([.A36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7" calcext:value-type="float">
            <text:p>37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83" calcext:value-type="float">
            <text:p>83</text:p>
          </table:table-cell>
          <table:table-cell table:style-name="ce429" table:formula="of:=VLOOKUP([.A37];B_PARTITE_2A_FASE_PER_NUMERO;2;0)" office:value-type="string" office:string-value="2aFase" calcext:value-type="string">
            <text:p>2aFase</text:p>
          </table:table-cell>
          <table:table-cell table:style-name="ce432" table:formula="of:=VLOOKUP([.A37];B_PARTITE_2A_FASE_PER_NUMERO;3;0)" office:value-type="string" office:string-value="29-32" calcext:value-type="string">
            <text:p>29-32</text:p>
          </table:table-cell>
          <table:table-cell table:style-name="ce407" table:formula="of:=VLOOKUP([.A37];B_PARTITE_2A_FASE_PER_NUMERO;6;0)" office:value-type="string" office:string-value="Falchi" calcext:value-type="string">
            <text:p>Falchi</text:p>
          </table:table-cell>
          <table:table-cell table:style-name="ce407" table:formula="of:=VLOOKUP([.A37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4" calcext:value-type="float">
            <text:p>84</text:p>
          </table:table-cell>
          <table:table-cell table:style-name="ce429" table:formula="of:=VLOOKUP([.A38];B_PARTITE_2A_FASE_PER_NUMERO;2;0)" office:value-type="string" office:string-value="2aFase" calcext:value-type="string">
            <text:p>2aFase</text:p>
          </table:table-cell>
          <table:table-cell table:style-name="ce432" table:formula="of:=VLOOKUP([.A38];B_PARTITE_2A_FASE_PER_NUMERO;3;0)" office:value-type="string" office:string-value="29-32" calcext:value-type="string">
            <text:p>29-32</text:p>
          </table:table-cell>
          <table:table-cell table:style-name="ce407" table:formula="of:=VLOOKUP([.A38];B_PARTITE_2A_FASE_PER_NUMERO;6;0)" office:value-type="string" office:string-value="Scorpioni" calcext:value-type="string">
            <text:p>Scorpioni</text:p>
          </table:table-cell>
          <table:table-cell table:style-name="ce407" table:formula="of:=VLOOKUP([.A38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5" calcext:value-type="float">
            <text:p>85</text:p>
          </table:table-cell>
          <table:table-cell table:style-name="ce429" table:formula="of:=VLOOKUP([.A39];B_PARTITE_2A_FASE_PER_NUMERO;2;0)" office:value-type="string" office:string-value="2aFase" calcext:value-type="string">
            <text:p>2aFase</text:p>
          </table:table-cell>
          <table:table-cell table:style-name="ce432" table:formula="of:=VLOOKUP([.A39];B_PARTITE_2A_FASE_PER_NUMERO;3;0)" office:value-type="string" office:string-value="5-8" calcext:value-type="string">
            <text:p>5-8</text:p>
          </table:table-cell>
          <table:table-cell table:style-name="ce407" table:formula="of:=VLOOKUP([.A39];B_PARTITE_2A_FASE_PER_NUMERO;6;0)" office:value-type="string" office:string-value="Giaguari" calcext:value-type="string">
            <text:p>Giaguari</text:p>
          </table:table-cell>
          <table:table-cell table:style-name="ce407" table:formula="of:=VLOOKUP([.A39];B_PARTITE_2A_FASE_PER_NUMERO;7;0)" office:value-type="string" office:string-value="Balene" calcext:value-type="string">
            <text:p>Balene</text:p>
          </table:table-cell>
          <table:table-cell table:style-name="ce412" office:value-type="float" office:value="70" calcext:value-type="float">
            <text:p>70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86" calcext:value-type="float">
            <text:p>86</text:p>
          </table:table-cell>
          <table:table-cell table:style-name="ce429" table:formula="of:=VLOOKUP([.A40];B_PARTITE_2A_FASE_PER_NUMERO;2;0)" office:value-type="string" office:string-value="2aFase" calcext:value-type="string">
            <text:p>2aFase</text:p>
          </table:table-cell>
          <table:table-cell table:style-name="ce432" table:formula="of:=VLOOKUP([.A40];B_PARTITE_2A_FASE_PER_NUMERO;3;0)" office:value-type="string" office:string-value="5-8" calcext:value-type="string">
            <text:p>5-8</text:p>
          </table:table-cell>
          <table:table-cell table:style-name="ce407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407" table:formula="of:=VLOOKUP([.A40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87" calcext:value-type="float">
            <text:p>87</text:p>
          </table:table-cell>
          <table:table-cell table:style-name="ce429" table:formula="of:=VLOOKUP([.A41];B_PARTITE_2A_FASE_PER_NUMERO;2;0)" office:value-type="string" office:string-value="2aFase" calcext:value-type="string">
            <text:p>2aFase</text:p>
          </table:table-cell>
          <table:table-cell table:style-name="ce432" table:formula="of:=VLOOKUP([.A41];B_PARTITE_2A_FASE_PER_NUMERO;3;0)" office:value-type="string" office:string-value="1-4" calcext:value-type="string">
            <text:p>1-4</text:p>
          </table:table-cell>
          <table:table-cell table:style-name="ce407" table:formula="of:=VLOOKUP([.A41];B_PARTITE_2A_FASE_PER_NUMERO;6;0)" office:value-type="string" office:string-value="Leoni" calcext:value-type="string">
            <text:p>Leoni</text:p>
          </table:table-cell>
          <table:table-cell table:style-name="ce407" table:formula="of:=VLOOKUP([.A41];B_PARTITE_2A_FASE_PER_NUMERO;7;0)" office:value-type="string" office:string-value="Bisonti" calcext:value-type="string">
            <text:p>Bisont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20H30M00S" calcext:value-type="time">
            <text:p>20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8" calcext:value-type="float">
            <text:p>88</text:p>
          </table:table-cell>
          <table:table-cell table:style-name="ce429" table:formula="of:=VLOOKUP([.A42];B_PARTITE_2A_FASE_PER_NUMERO;2;0)" office:value-type="string" office:string-value="2aFase" calcext:value-type="string">
            <text:p>2aFase</text:p>
          </table:table-cell>
          <table:table-cell table:style-name="ce432" table:formula="of:=VLOOKUP([.A42];B_PARTITE_2A_FASE_PER_NUMERO;3;0)" office:value-type="string" office:string-value="1-4" calcext:value-type="string">
            <text:p>1-4</text:p>
          </table:table-cell>
          <table:table-cell table:style-name="ce407" table:formula="of:=VLOOKUP([.A42];B_PARTITE_2A_FASE_PER_NUMERO;6;0)" office:value-type="string" office:string-value="Pantere" calcext:value-type="string">
            <text:p>Pantere</text:p>
          </table:table-cell>
          <table:table-cell table:style-name="ce407" table:formula="of:=VLOOKUP([.A42];B_PARTITE_2A_FASE_PER_NUMERO;7;0)" office:value-type="string" office:string-value="Istrici" calcext:value-type="string">
            <text:p>Istric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22H00M00S" calcext:value-type="time">
            <text:p>22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2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9" calcext:value-type="float">
            <text:p>89</text:p>
          </table:table-cell>
          <table:table-cell table:style-name="ce429" table:formula="of:=VLOOKUP([.A43];B_PARTITE_2A_FASE_PER_NUMERO;2;0)" office:value-type="string" office:string-value="2aFase" calcext:value-type="string">
            <text:p>2aFase</text:p>
          </table:table-cell>
          <table:table-cell table:style-name="ce432" table:formula="of:=VLOOKUP([.A43];B_PARTITE_2A_FASE_PER_NUMERO;3;0)" office:value-type="string" office:string-value="9-12" calcext:value-type="string">
            <text:p>9-12</text:p>
          </table:table-cell>
          <table:table-cell table:style-name="ce407" table:formula="of:=VLOOKUP([.A43];B_PARTITE_2A_FASE_PER_NUMERO;6;0)" office:value-type="string" office:string-value="Elefanti" calcext:value-type="string">
            <text:p>Elefanti</text:p>
          </table:table-cell>
          <table:table-cell table:style-name="ce407" table:formula="of:=VLOOKUP([.A43];B_PARTITE_2A_FASE_PER_NUMERO;7;0)" office:value-type="string" office:string-value="Gorilla" calcext:value-type="string">
            <text:p>Gorilla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0" calcext:value-type="float">
            <text:p>90</text:p>
          </table:table-cell>
          <table:table-cell table:style-name="ce429" table:formula="of:=VLOOKUP([.A44];B_PARTITE_2A_FASE_PER_NUMERO;2;0)" office:value-type="string" office:string-value="2aFase" calcext:value-type="string">
            <text:p>2aFase</text:p>
          </table:table-cell>
          <table:table-cell table:style-name="ce432" table:formula="of:=VLOOKUP([.A44];B_PARTITE_2A_FASE_PER_NUMERO;3;0)" office:value-type="string" office:string-value="9-12" calcext:value-type="string">
            <text:p>9-12</text:p>
          </table:table-cell>
          <table:table-cell table:style-name="ce407" table:formula="of:=VLOOKUP([.A44];B_PARTITE_2A_FASE_PER_NUMERO;6;0)" office:value-type="string" office:string-value="Giraffe" calcext:value-type="string">
            <text:p>Giraffe</text:p>
          </table:table-cell>
          <table:table-cell table:style-name="ce407" table:formula="of:=VLOOKUP([.A44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1" calcext:value-type="float">
            <text:p>91</text:p>
          </table:table-cell>
          <table:table-cell table:style-name="ce429" table:formula="of:=VLOOKUP([.A45];B_PARTITE_2A_FASE_PER_NUMERO;2;0)" office:value-type="string" office:string-value="2aFase" calcext:value-type="string">
            <text:p>2aFase</text:p>
          </table:table-cell>
          <table:table-cell table:style-name="ce432" table:formula="of:=VLOOKUP([.A45];B_PARTITE_2A_FASE_PER_NUMERO;3;0)" office:value-type="string" office:string-value="13-16" calcext:value-type="string">
            <text:p>13-16</text:p>
          </table:table-cell>
          <table:table-cell table:style-name="ce407" table:formula="of:=VLOOKUP([.A45];B_PARTITE_2A_FASE_PER_NUMERO;6;0)" office:value-type="string" office:string-value="Aquile" calcext:value-type="string">
            <text:p>Aquile</text:p>
          </table:table-cell>
          <table:table-cell table:style-name="ce407" table:formula="of:=VLOOKUP([.A45];B_PARTITE_2A_FASE_PER_NUMERO;7;0)" office:value-type="string" office:string-value="Tonni" calcext:value-type="string">
            <text:p>Tonni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92" calcext:value-type="float">
            <text:p>92</text:p>
          </table:table-cell>
          <table:table-cell table:style-name="ce429" table:formula="of:=VLOOKUP([.A46];B_PARTITE_2A_FASE_PER_NUMERO;2;0)" office:value-type="string" office:string-value="2aFase" calcext:value-type="string">
            <text:p>2aFase</text:p>
          </table:table-cell>
          <table:table-cell table:style-name="ce432" table:formula="of:=VLOOKUP([.A46];B_PARTITE_2A_FASE_PER_NUMERO;3;0)" office:value-type="string" office:string-value="13-16" calcext:value-type="string">
            <text:p>13-16</text:p>
          </table:table-cell>
          <table:table-cell table:style-name="ce407" table:formula="of:=VLOOKUP([.A46];B_PARTITE_2A_FASE_PER_NUMERO;6;0)" office:value-type="string" office:string-value="Puma" calcext:value-type="string">
            <text:p>Puma</text:p>
          </table:table-cell>
          <table:table-cell table:style-name="ce407" table:formula="of:=VLOOKUP([.A46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3" calcext:value-type="float">
            <text:p>93</text:p>
          </table:table-cell>
          <table:table-cell table:style-name="ce429" table:formula="of:=VLOOKUP([.A47];B_PARTITE_2A_FASE_PER_NUMERO;2;0)" office:value-type="string" office:string-value="2aFase" calcext:value-type="string">
            <text:p>2aFase</text:p>
          </table:table-cell>
          <table:table-cell table:style-name="ce432" table:formula="of:=VLOOKUP([.A47];B_PARTITE_2A_FASE_PER_NUMERO;3;0)" office:value-type="string" office:string-value="17-20" calcext:value-type="string">
            <text:p>17-20</text:p>
          </table:table-cell>
          <table:table-cell table:style-name="ce407" table:formula="of:=VLOOKUP([.A47];B_PARTITE_2A_FASE_PER_NUMERO;6;0)" office:value-type="string" office:string-value="Tigri" calcext:value-type="string">
            <text:p>Tigri</text:p>
          </table:table-cell>
          <table:table-cell table:style-name="ce407" table:formula="of:=VLOOKUP([.A47];B_PARTITE_2A_FASE_PER_NUMERO;7;0)" office:value-type="string" office:string-value="Cervi" calcext:value-type="string">
            <text:p>Cervi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4" calcext:value-type="float">
            <text:p>94</text:p>
          </table:table-cell>
          <table:table-cell table:style-name="ce429" table:formula="of:=VLOOKUP([.A48];B_PARTITE_2A_FASE_PER_NUMERO;2;0)" office:value-type="string" office:string-value="2aFase" calcext:value-type="string">
            <text:p>2aFase</text:p>
          </table:table-cell>
          <table:table-cell table:style-name="ce432" table:formula="of:=VLOOKUP([.A48];B_PARTITE_2A_FASE_PER_NUMERO;3;0)" office:value-type="string" office:string-value="17-20" calcext:value-type="string">
            <text:p>17-20</text:p>
          </table:table-cell>
          <table:table-cell table:style-name="ce407" table:formula="of:=VLOOKUP([.A48];B_PARTITE_2A_FASE_PER_NUMERO;6;0)" office:value-type="string" office:string-value="Ippopotami" calcext:value-type="string">
            <text:p>Ippopotami</text:p>
          </table:table-cell>
          <table:table-cell table:style-name="ce407" table:formula="of:=VLOOKUP([.A48];B_PARTITE_2A_FASE_PER_NUMERO;7;0)" office:value-type="string" office:string-value="Orche" calcext:value-type="string">
            <text:p>Orch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5" calcext:value-type="float">
            <text:p>95</text:p>
          </table:table-cell>
          <table:table-cell table:style-name="ce429" table:formula="of:=VLOOKUP([.A49];B_PARTITE_2A_FASE_PER_NUMERO;2;0)" office:value-type="string" office:string-value="2aFase" calcext:value-type="string">
            <text:p>2aFase</text:p>
          </table:table-cell>
          <table:table-cell table:style-name="ce432" table:formula="of:=VLOOKUP([.A49];B_PARTITE_2A_FASE_PER_NUMERO;3;0)" office:value-type="string" office:string-value="21-24" calcext:value-type="string">
            <text:p>21-24</text:p>
          </table:table-cell>
          <table:table-cell table:style-name="ce407" table:formula="of:=VLOOKUP([.A49];B_PARTITE_2A_FASE_PER_NUMERO;6;0)" office:value-type="string" office:string-value="Linci" calcext:value-type="string">
            <text:p>Linci</text:p>
          </table:table-cell>
          <table:table-cell table:style-name="ce407" table:formula="of:=VLOOKUP([.A49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53" calcext:value-type="float">
            <text:p>53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96" calcext:value-type="float">
            <text:p>96</text:p>
          </table:table-cell>
          <table:table-cell table:style-name="ce429" table:formula="of:=VLOOKUP([.A50];B_PARTITE_2A_FASE_PER_NUMERO;2;0)" office:value-type="string" office:string-value="2aFase" calcext:value-type="string">
            <text:p>2aFase</text:p>
          </table:table-cell>
          <table:table-cell table:style-name="ce432" table:formula="of:=VLOOKUP([.A50];B_PARTITE_2A_FASE_PER_NUMERO;3;0)" office:value-type="string" office:string-value="21-24" calcext:value-type="string">
            <text:p>21-24</text:p>
          </table:table-cell>
          <table:table-cell table:style-name="ce407" table:formula="of:=VLOOKUP([.A50];B_PARTITE_2A_FASE_PER_NUMERO;6;0)" office:value-type="string" office:string-value="Pitoni" calcext:value-type="string">
            <text:p>Pitoni</text:p>
          </table:table-cell>
          <table:table-cell table:style-name="ce407" table:formula="of:=VLOOKUP([.A50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7" calcext:value-type="float">
            <text:p>97</text:p>
          </table:table-cell>
          <table:table-cell table:style-name="ce429" table:formula="of:=VLOOKUP([.A51];B_PARTITE_2A_FASE_PER_NUMERO;2;0)" office:value-type="string" office:string-value="2aFase" calcext:value-type="string">
            <text:p>2aFase</text:p>
          </table:table-cell>
          <table:table-cell table:style-name="ce432" table:formula="of:=VLOOKUP([.A51];B_PARTITE_2A_FASE_PER_NUMERO;3;0)" office:value-type="string" office:string-value="31-32" calcext:value-type="string">
            <text:p>31-32</text:p>
          </table:table-cell>
          <table:table-cell table:style-name="ce407" table:formula="of:=VLOOKUP([.A51];B_PARTITE_2A_FASE_PER_NUMERO;6;0)" office:value-type="string" office:string-value="Scorpioni" calcext:value-type="string">
            <text:p>Scorpioni</text:p>
          </table:table-cell>
          <table:table-cell table:style-name="ce407" table:formula="of:=VLOOKUP([.A51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3" calcext:value-type="float">
            <text:p>53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8" calcext:value-type="float">
            <text:p>98</text:p>
          </table:table-cell>
          <table:table-cell table:style-name="ce429" table:formula="of:=VLOOKUP([.A52];B_PARTITE_2A_FASE_PER_NUMERO;2;0)" office:value-type="string" office:string-value="2aFase" calcext:value-type="string">
            <text:p>2aFase</text:p>
          </table:table-cell>
          <table:table-cell table:style-name="ce432" table:formula="of:=VLOOKUP([.A52];B_PARTITE_2A_FASE_PER_NUMERO;3;0)" office:value-type="string" office:string-value="29-30" calcext:value-type="string">
            <text:p>29-30</text:p>
          </table:table-cell>
          <table:table-cell table:style-name="ce407" table:formula="of:=VLOOKUP([.A52];B_PARTITE_2A_FASE_PER_NUMERO;6;0)" office:value-type="string" office:string-value="Falchi" calcext:value-type="string">
            <text:p>Falchi</text:p>
          </table:table-cell>
          <table:table-cell table:style-name="ce407" table:formula="of:=VLOOKUP([.A52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5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9" calcext:value-type="float">
            <text:p>99</text:p>
          </table:table-cell>
          <table:table-cell table:style-name="ce429" table:formula="of:=VLOOKUP([.A53];B_PARTITE_2A_FASE_PER_NUMERO;2;0)" office:value-type="string" office:string-value="2aFase" calcext:value-type="string">
            <text:p>2aFase</text:p>
          </table:table-cell>
          <table:table-cell table:style-name="ce432" table:formula="of:=VLOOKUP([.A53];B_PARTITE_2A_FASE_PER_NUMERO;3;0)" office:value-type="string" office:string-value="27-28" calcext:value-type="string">
            <text:p>27-28</text:p>
          </table:table-cell>
          <table:table-cell table:style-name="ce407" table:formula="of:=VLOOKUP([.A53];B_PARTITE_2A_FASE_PER_NUMERO;6;0)" office:value-type="string" office:string-value="Muli" calcext:value-type="string">
            <text:p>Muli</text:p>
          </table:table-cell>
          <table:table-cell table:style-name="ce407" table:formula="of:=VLOOKUP([.A53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0" calcext:value-type="float">
            <text:p>100</text:p>
          </table:table-cell>
          <table:table-cell table:style-name="ce429" table:formula="of:=VLOOKUP([.A54];B_PARTITE_2A_FASE_PER_NUMERO;2;0)" office:value-type="string" office:string-value="2aFase" calcext:value-type="string">
            <text:p>2aFase</text:p>
          </table:table-cell>
          <table:table-cell table:style-name="ce432" table:formula="of:=VLOOKUP([.A54];B_PARTITE_2A_FASE_PER_NUMERO;3;0)" office:value-type="string" office:string-value="25-26" calcext:value-type="string">
            <text:p>25-26</text:p>
          </table:table-cell>
          <table:table-cell table:style-name="ce407" table:formula="of:=VLOOKUP([.A54];B_PARTITE_2A_FASE_PER_NUMERO;6;0)" office:value-type="string" office:string-value="Iguane" calcext:value-type="string">
            <text:p>Iguane</text:p>
          </table:table-cell>
          <table:table-cell table:style-name="ce407" table:formula="of:=VLOOKUP([.A54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69" calcext:value-type="float">
            <text:p>69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1" calcext:value-type="float">
            <text:p>101</text:p>
          </table:table-cell>
          <table:table-cell table:style-name="ce429" table:formula="of:=VLOOKUP([.A55];B_PARTITE_2A_FASE_PER_NUMERO;2;0)" office:value-type="string" office:string-value="2aFase" calcext:value-type="string">
            <text:p>2aFase</text:p>
          </table:table-cell>
          <table:table-cell table:style-name="ce432" table:formula="of:=VLOOKUP([.A55];B_PARTITE_2A_FASE_PER_NUMERO;3;0)" office:value-type="string" office:string-value="23-24" calcext:value-type="string">
            <text:p>23-24</text:p>
          </table:table-cell>
          <table:table-cell table:style-name="ce407" table:formula="of:=VLOOKUP([.A55];B_PARTITE_2A_FASE_PER_NUMERO;6;0)" office:value-type="string" office:string-value="Delfini" calcext:value-type="string">
            <text:p>Delfini</text:p>
          </table:table-cell>
          <table:table-cell table:style-name="ce407" table:formula="of:=VLOOKUP([.A55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2" calcext:value-type="float">
            <text:p>102</text:p>
          </table:table-cell>
          <table:table-cell table:style-name="ce429" table:formula="of:=VLOOKUP([.A56];B_PARTITE_2A_FASE_PER_NUMERO;2;0)" office:value-type="string" office:string-value="2aFase" calcext:value-type="string">
            <text:p>2aFase</text:p>
          </table:table-cell>
          <table:table-cell table:style-name="ce432" table:formula="of:=VLOOKUP([.A56];B_PARTITE_2A_FASE_PER_NUMERO;3;0)" office:value-type="string" office:string-value="21-22" calcext:value-type="string">
            <text:p>21-22</text:p>
          </table:table-cell>
          <table:table-cell table:style-name="ce407" table:formula="of:=VLOOKUP([.A56];B_PARTITE_2A_FASE_PER_NUMERO;6;0)" office:value-type="string" office:string-value="Linci" calcext:value-type="string">
            <text:p>Linci</text:p>
          </table:table-cell>
          <table:table-cell table:style-name="ce407" table:formula="of:=VLOOKUP([.A56];B_PARTITE_2A_FASE_PER_NUMERO;7;0)" office:value-type="string" office:string-value="Pitoni" calcext:value-type="string">
            <text:p>Piton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5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03" calcext:value-type="float">
            <text:p>103</text:p>
          </table:table-cell>
          <table:table-cell table:style-name="ce429" table:formula="of:=VLOOKUP([.A57];B_PARTITE_2A_FASE_PER_NUMERO;2;0)" office:value-type="string" office:string-value="2aFase" calcext:value-type="string">
            <text:p>2aFase</text:p>
          </table:table-cell>
          <table:table-cell table:style-name="ce432" table:formula="of:=VLOOKUP([.A57];B_PARTITE_2A_FASE_PER_NUMERO;3;0)" office:value-type="string" office:string-value="19-20" calcext:value-type="string">
            <text:p>19-20</text:p>
          </table:table-cell>
          <table:table-cell table:style-name="ce407" table:formula="of:=VLOOKUP([.A57];B_PARTITE_2A_FASE_PER_NUMERO;6;0)" office:value-type="string" office:string-value="Cervi" calcext:value-type="string">
            <text:p>Cervi</text:p>
          </table:table-cell>
          <table:table-cell table:style-name="ce407" table:formula="of:=VLOOKUP([.A57];B_PARTITE_2A_FASE_PER_NUMERO;7;0)" office:value-type="string" office:string-value="Orche" calcext:value-type="string">
            <text:p>Orche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37" calcext:value-type="float">
            <text:p>3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4" calcext:value-type="float">
            <text:p>104</text:p>
          </table:table-cell>
          <table:table-cell table:style-name="ce429" table:formula="of:=VLOOKUP([.A58];B_PARTITE_2A_FASE_PER_NUMERO;2;0)" office:value-type="string" office:string-value="2aFase" calcext:value-type="string">
            <text:p>2aFase</text:p>
          </table:table-cell>
          <table:table-cell table:style-name="ce432" table:formula="of:=VLOOKUP([.A58];B_PARTITE_2A_FASE_PER_NUMERO;3;0)" office:value-type="string" office:string-value="17-18" calcext:value-type="string">
            <text:p>17-18</text:p>
          </table:table-cell>
          <table:table-cell table:style-name="ce407" table:formula="of:=VLOOKUP([.A58];B_PARTITE_2A_FASE_PER_NUMERO;6;0)" office:value-type="string" office:string-value="Tigri" calcext:value-type="string">
            <text:p>Tigri</text:p>
          </table:table-cell>
          <table:table-cell table:style-name="ce407" table:formula="of:=VLOOKUP([.A58];B_PARTITE_2A_FASE_PER_NUMERO;7;0)" office:value-type="string" office:string-value="Ippopotami" calcext:value-type="string">
            <text:p>Ippopotam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5" calcext:value-type="float">
            <text:p>105</text:p>
          </table:table-cell>
          <table:table-cell table:style-name="ce429" table:formula="of:=VLOOKUP([.A59];B_PARTITE_2A_FASE_PER_NUMERO;2;0)" office:value-type="string" office:string-value="2aFase" calcext:value-type="string">
            <text:p>2aFase</text:p>
          </table:table-cell>
          <table:table-cell table:style-name="ce432" table:formula="of:=VLOOKUP([.A59];B_PARTITE_2A_FASE_PER_NUMERO;3;0)" office:value-type="string" office:string-value="15-16" calcext:value-type="string">
            <text:p>15-16</text:p>
          </table:table-cell>
          <table:table-cell table:style-name="ce407" table:formula="of:=VLOOKUP([.A59];B_PARTITE_2A_FASE_PER_NUMERO;6;0)" office:value-type="string" office:string-value="Tonni" calcext:value-type="string">
            <text:p>Tonni</text:p>
          </table:table-cell>
          <table:table-cell table:style-name="ce407" table:formula="of:=VLOOKUP([.A59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6" calcext:value-type="float">
            <text:p>106</text:p>
          </table:table-cell>
          <table:table-cell table:style-name="ce429" table:formula="of:=VLOOKUP([.A60];B_PARTITE_2A_FASE_PER_NUMERO;2;0)" office:value-type="string" office:string-value="2aFase" calcext:value-type="string">
            <text:p>2aFase</text:p>
          </table:table-cell>
          <table:table-cell table:style-name="ce432" table:formula="of:=VLOOKUP([.A60];B_PARTITE_2A_FASE_PER_NUMERO;3;0)" office:value-type="string" office:string-value="13-14" calcext:value-type="string">
            <text:p>13-14</text:p>
          </table:table-cell>
          <table:table-cell table:style-name="ce407" table:formula="of:=VLOOKUP([.A60];B_PARTITE_2A_FASE_PER_NUMERO;6;0)" office:value-type="string" office:string-value="Aquile" calcext:value-type="string">
            <text:p>Aquile</text:p>
          </table:table-cell>
          <table:table-cell table:style-name="ce407" table:formula="of:=VLOOKUP([.A60];B_PARTITE_2A_FASE_PER_NUMERO;7;0)" office:value-type="string" office:string-value="Puma" calcext:value-type="string">
            <text:p>Puma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6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07" calcext:value-type="float">
            <text:p>107</text:p>
          </table:table-cell>
          <table:table-cell table:style-name="ce429" table:formula="of:=VLOOKUP([.A61];B_PARTITE_2A_FASE_PER_NUMERO;2;0)" office:value-type="string" office:string-value="2aFase" calcext:value-type="string">
            <text:p>2aFase</text:p>
          </table:table-cell>
          <table:table-cell table:style-name="ce432" table:formula="of:=VLOOKUP([.A61];B_PARTITE_2A_FASE_PER_NUMERO;3;0)" office:value-type="string" office:string-value="11-12" calcext:value-type="string">
            <text:p>11-12</text:p>
          </table:table-cell>
          <table:table-cell table:style-name="ce407" table:formula="of:=VLOOKUP([.A61];B_PARTITE_2A_FASE_PER_NUMERO;6;0)" office:value-type="string" office:string-value="Gorilla" calcext:value-type="string">
            <text:p>Gorilla</text:p>
          </table:table-cell>
          <table:table-cell table:style-name="ce407" table:formula="of:=VLOOKUP([.A61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8" calcext:value-type="float">
            <text:p>108</text:p>
          </table:table-cell>
          <table:table-cell table:style-name="ce429" table:formula="of:=VLOOKUP([.A62];B_PARTITE_2A_FASE_PER_NUMERO;2;0)" office:value-type="string" office:string-value="2aFase" calcext:value-type="string">
            <text:p>2aFase</text:p>
          </table:table-cell>
          <table:table-cell table:style-name="ce432" table:formula="of:=VLOOKUP([.A62];B_PARTITE_2A_FASE_PER_NUMERO;3;0)" office:value-type="string" office:string-value="09-10" calcext:value-type="string">
            <text:p>09-10</text:p>
          </table:table-cell>
          <table:table-cell table:style-name="ce407" table:formula="of:=VLOOKUP([.A62];B_PARTITE_2A_FASE_PER_NUMERO;6;0)" office:value-type="string" office:string-value="Elefanti" calcext:value-type="string">
            <text:p>Elefanti</text:p>
          </table:table-cell>
          <table:table-cell table:style-name="ce407" table:formula="of:=VLOOKUP([.A62];B_PARTITE_2A_FASE_PER_NUMERO;7;0)" office:value-type="string" office:string-value="Giraffe" calcext:value-type="string">
            <text:p>Giraffe</text:p>
          </table:table-cell>
          <table:table-cell table:style-name="ce412" office:value-type="float" office:value="69" calcext:value-type="float">
            <text:p>69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9" calcext:value-type="float">
            <text:p>109</text:p>
          </table:table-cell>
          <table:table-cell table:style-name="ce429" table:formula="of:=VLOOKUP([.A63];B_PARTITE_2A_FASE_PER_NUMERO;2;0)" office:value-type="string" office:string-value="2aFase" calcext:value-type="string">
            <text:p>2aFase</text:p>
          </table:table-cell>
          <table:table-cell table:style-name="ce432" table:formula="of:=VLOOKUP([.A63];B_PARTITE_2A_FASE_PER_NUMERO;3;0)" office:value-type="string" office:string-value="5-6" calcext:value-type="string">
            <text:p>5-6</text:p>
          </table:table-cell>
          <table:table-cell table:style-name="ce407" table:formula="of:=VLOOKUP([.A63];B_PARTITE_2A_FASE_PER_NUMERO;6;0)" office:value-type="string" office:string-value="Giaguari" calcext:value-type="string">
            <text:p>Giaguari</text:p>
          </table:table-cell>
          <table:table-cell table:style-name="ce407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48" calcext:value-type="float">
            <text:p>4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21H00M00S" calcext:value-type="time">
            <text:p>2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10" calcext:value-type="float">
            <text:p>110</text:p>
          </table:table-cell>
          <table:table-cell table:style-name="ce429" table:formula="of:=VLOOKUP([.A64];B_PARTITE_2A_FASE_PER_NUMERO;2;0)" office:value-type="string" office:string-value="2aFase" calcext:value-type="string">
            <text:p>2aFase</text:p>
          </table:table-cell>
          <table:table-cell table:style-name="ce432" table:formula="of:=VLOOKUP([.A64];B_PARTITE_2A_FASE_PER_NUMERO;3;0)" office:value-type="string" office:string-value="7-8" calcext:value-type="string">
            <text:p>7-8</text:p>
          </table:table-cell>
          <table:table-cell table:style-name="ce407" table:formula="of:=VLOOKUP([.A64];B_PARTITE_2A_FASE_PER_NUMERO;6;0)" office:value-type="string" office:string-value="Balene" calcext:value-type="string">
            <text:p>Balene</text:p>
          </table:table-cell>
          <table:table-cell table:style-name="ce407" table:formula="of:=VLOOKUP([.A64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21H00M00S" calcext:value-type="time">
            <text:p>2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11" calcext:value-type="float">
            <text:p>111</text:p>
          </table:table-cell>
          <table:table-cell table:style-name="ce429" table:formula="of:=VLOOKUP([.A65];B_PARTITE_2A_FASE_PER_NUMERO;2;0)" office:value-type="string" office:string-value="2aFase" calcext:value-type="string">
            <text:p>2aFase</text:p>
          </table:table-cell>
          <table:table-cell table:style-name="ce432" table:formula="of:=VLOOKUP([.A65];B_PARTITE_2A_FASE_PER_NUMERO;3;0)" office:value-type="string" office:string-value="3-4" calcext:value-type="string">
            <text:p>3-4</text:p>
          </table:table-cell>
          <table:table-cell table:style-name="ce407" table:formula="of:=VLOOKUP([.A65];B_PARTITE_2A_FASE_PER_NUMERO;6;0)" office:value-type="string" office:string-value="Bisonti" calcext:value-type="string">
            <text:p>Bisonti</text:p>
          </table:table-cell>
          <table:table-cell table:style-name="ce407" table:formula="of:=VLOOKUP([.A65];B_PARTITE_2A_FASE_PER_NUMERO;7;0)" office:value-type="string" office:string-value="Istrici" calcext:value-type="string">
            <text:p>Istrici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3" calcext:value-type="date">
            <text:p>dom 13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360" office:value-type="float" office:value="112" calcext:value-type="float">
            <text:p>112</text:p>
          </table:table-cell>
          <table:table-cell table:style-name="ce430" table:formula="of:=VLOOKUP([.A66];B_PARTITE_2A_FASE_PER_NUMERO;2;0)" office:value-type="string" office:string-value="2aFase" calcext:value-type="string">
            <text:p>2aFase</text:p>
          </table:table-cell>
          <table:table-cell table:style-name="ce433" table:formula="of:=VLOOKUP([.A66];B_PARTITE_2A_FASE_PER_NUMERO;3;0)" office:value-type="string" office:string-value="1-2" calcext:value-type="string">
            <text:p>1-2</text:p>
          </table:table-cell>
          <table:table-cell table:style-name="ce408" table:formula="of:=VLOOKUP([.A66];B_PARTITE_2A_FASE_PER_NUMERO;6;0)" office:value-type="string" office:string-value="Leoni" calcext:value-type="string">
            <text:p>Leoni</text:p>
          </table:table-cell>
          <table:table-cell table:style-name="ce408" table:formula="of:=VLOOKUP([.A66];B_PARTITE_2A_FASE_PER_NUMERO;7;0)" office:value-type="string" office:string-value="Pantere" calcext:value-type="string">
            <text:p>Pantere</text:p>
          </table:table-cell>
          <table:table-cell table:style-name="ce413" office:value-type="float" office:value="69" calcext:value-type="float">
            <text:p>69</text:p>
          </table:table-cell>
          <table:table-cell table:style-name="ce413" office:value-type="float" office:value="42" calcext:value-type="float">
            <text:p>42</text:p>
          </table:table-cell>
          <table:table-cell table:style-name="ce417" office:value-type="date" office:date-value="2021-06-13" calcext:value-type="date">
            <text:p>dom 13/06/2021</text:p>
          </table:table-cell>
          <table:table-cell table:style-name="ce420" office:value-type="time" office:time-value="PT10H30M00S" calcext:value-type="time">
            <text:p>10:30</text:p>
          </table:table-cell>
          <table:table-cell table:style-name="ce423" office:value-type="float" office:value="3" calcext:value-type="float">
            <text:p>3</text:p>
          </table:table-cell>
          <table:table-cell table:style-name="ce427" table:formula="of:=VLOOKUP([.J66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5">
        <office:forms form:automatic-focus="false" form:apply-design-mode="false"/>
        <table:table-column table:style-name="co36" table:default-cell-style-name="ce361"/>
        <table:table-column table:style-name="co37" table:default-cell-style-name="ce936"/>
        <table:table-column table:style-name="co38" table:default-cell-style-name="ce936"/>
        <table:table-column table:style-name="co39" table:number-columns-repeated="2" table:default-cell-style-name="ce361"/>
        <table:table-column table:style-name="co40" table:number-columns-repeated="2" table:default-cell-style-name="ce361"/>
        <table:table-column table:style-name="co42" table:number-columns-repeated="2" table:default-cell-style-name="ce361"/>
        <table:table-column table:style-name="co24" table:number-columns-repeated="2" table:default-cell-style-name="ce361"/>
        <table:table-column table:style-name="co43" table:default-cell-style-name="ce361"/>
        <table:table-column table:style-name="co26" table:default-cell-style-name="ce361"/>
        <table:table-column table:style-name="co44" table:default-cell-style-name="ce361"/>
        <table:table-column table:style-name="co45" table:default-cell-style-name="ce361"/>
        <table:table-column table:style-name="co46" table:default-cell-style-name="ce361"/>
        <table:table-column table:style-name="co47" table:default-cell-style-name="ce361"/>
        <table:table-column table:style-name="co43" table:default-cell-style-name="ce361"/>
        <table:table-column table:style-name="co26" table:default-cell-style-name="ce361"/>
        <table:table-column table:style-name="co44" table:default-cell-style-name="ce361"/>
        <table:table-column table:style-name="co45" table:default-cell-style-name="ce361"/>
        <table:table-column table:style-name="co46" table:default-cell-style-name="ce361"/>
        <table:table-column table:style-name="co47" table:default-cell-style-name="ce361"/>
        <table:table-column table:style-name="co11" table:default-cell-style-name="ce361"/>
        <table:table-column table:style-name="co48" table:default-cell-style-name="ce361"/>
        <table:table-column table:style-name="co38" table:default-cell-style-name="ce361"/>
        <table:table-column table:style-name="co49" table:default-cell-style-name="ce361"/>
        <table:table-column table:style-name="co24" table:default-cell-style-name="ce361"/>
        <table:table-column table:style-name="co65" table:default-cell-style-name="ce361"/>
        <table:table-column table:style-name="co66" table:default-cell-style-name="ce361"/>
        <table:table-column table:style-name="co26" table:default-cell-style-name="ce361"/>
        <table:table-column table:style-name="co44" table:default-cell-style-name="ce361"/>
        <table:table-column table:style-name="co67" table:default-cell-style-name="ce361"/>
        <table:table-column table:style-name="co68" table:default-cell-style-name="ce361"/>
        <table:table-column table:style-name="co26" table:default-cell-style-name="ce361"/>
        <table:table-column table:style-name="co68" table:default-cell-style-name="ce361"/>
        <table:table-column table:style-name="co69" table:number-columns-repeated="3" table:default-cell-style-name="ce361"/>
        <table:table-column table:style-name="co39" table:default-cell-style-name="ce361"/>
        <table:table-column table:style-name="co69" table:number-columns-repeated="3" table:default-cell-style-name="ce361"/>
        <table:table-column table:style-name="co70" table:default-cell-style-name="ce361"/>
        <table:table-column table:style-name="co71" table:default-cell-style-name="ce361"/>
        <table:table-column table:style-name="co11" table:default-cell-style-name="ce361"/>
        <table:table-column table:style-name="co72" table:default-cell-style-name="ce361"/>
        <table:table-column table:style-name="co36" table:default-cell-style-name="ce361"/>
        <table:table-column table:style-name="co72" table:default-cell-style-name="ce936"/>
        <table:table-column table:style-name="co38" table:default-cell-style-name="ce936"/>
        <table:table-column table:style-name="co39" table:number-columns-repeated="2" table:default-cell-style-name="ce361"/>
        <table:table-column table:style-name="co40" table:number-columns-repeated="2" table:default-cell-style-name="ce361"/>
        <table:table-column table:style-name="co42" table:number-columns-repeated="2" table:default-cell-style-name="ce361"/>
        <table:table-column table:style-name="co24" table:number-columns-repeated="2" table:default-cell-style-name="ce361"/>
        <table:table-column table:style-name="co43" table:default-cell-style-name="ce361"/>
        <table:table-column table:style-name="co26" table:default-cell-style-name="ce361"/>
        <table:table-column table:style-name="co44" table:default-cell-style-name="ce361"/>
        <table:table-column table:style-name="co45" table:default-cell-style-name="ce361"/>
        <table:table-column table:style-name="co46" table:default-cell-style-name="ce361"/>
        <table:table-column table:style-name="co47" table:default-cell-style-name="ce361"/>
        <table:table-column table:style-name="co43" table:default-cell-style-name="ce361"/>
        <table:table-column table:style-name="co26" table:default-cell-style-name="ce361"/>
        <table:table-column table:style-name="co44" table:default-cell-style-name="ce361"/>
        <table:table-column table:style-name="co45" table:default-cell-style-name="ce361"/>
        <table:table-column table:style-name="co46" table:default-cell-style-name="ce361"/>
        <table:table-column table:style-name="co47" table:default-cell-style-name="ce361"/>
        <table:table-row table:style-name="ro1">
          <table:table-cell table:style-name="ce434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436"/>
          <table:covered-table-cell table:number-columns-repeated="2" table:style-name="ce390"/>
          <table:covered-table-cell table:number-columns-repeated="2" table:style-name="ce386"/>
          <table:covered-table-cell table:number-columns-repeated="2" table:style-name="ce390"/>
          <table:covered-table-cell table:number-columns-repeated="2" table:style-name="ce386"/>
          <table:covered-table-cell table:number-columns-repeated="11" table:style-name="ce390"/>
          <table:covered-table-cell table:style-name="ce394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398"/>
          <table:covered-table-cell/>
          <table:covered-table-cell table:style-name="ce398"/>
          <table:covered-table-cell table:number-columns-repeated="3"/>
          <table:covered-table-cell table:style-name="ce398"/>
          <table:covered-table-cell table:number-columns-repeated="3"/>
          <table:covered-table-cell table:style-name="ce398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434"/>
          <table:covered-table-cell table:number-columns-repeated="2" table:style-name="ce436"/>
          <table:covered-table-cell table:number-columns-repeated="2" table:style-name="ce390"/>
          <table:covered-table-cell table:number-columns-repeated="2" table:style-name="ce386"/>
          <table:covered-table-cell table:number-columns-repeated="2" table:style-name="ce390"/>
          <table:covered-table-cell table:number-columns-repeated="2" table:style-name="ce386"/>
          <table:covered-table-cell table:number-columns-repeated="11" table:style-name="ce390"/>
          <table:covered-table-cell table:style-name="ce394"/>
        </table:table-row>
        <table:table-row table:style-name="ro9">
          <table:table-cell table:style-name="ce358" office:value-type="string" calcext:value-type="string">
            <text:p>N.</text:p>
            <text:p>Gara</text:p>
          </table:table-cell>
          <table:table-cell table:style-name="ce436" office:value-type="string" calcext:value-type="string">
            <text:p>Fase</text:p>
          </table:table-cell>
          <table:table-cell table:style-name="ce436" office:value-type="string" calcext:value-type="string">
            <text:p>Girone</text:p>
          </table:table-cell>
          <table:table-cell table:style-name="ce390" office:value-type="string" calcext:value-type="string">
            <text:p>Codice</text:p>
            <text:p>Sq.</text:p>
            <text:p>A</text:p>
          </table:table-cell>
          <table:table-cell table:style-name="ce390" office:value-type="string" calcext:value-type="string">
            <text:p>Codice</text:p>
            <text:p>Sq.</text:p>
            <text:p>B</text:p>
          </table:table-cell>
          <table:table-cell table:style-name="ce386" office:value-type="string" calcext:value-type="string">
            <text:p>Squadra A</text:p>
          </table:table-cell>
          <table:table-cell table:style-name="ce386" office:value-type="string" calcext:value-type="string">
            <text:p>Squadra B</text:p>
          </table:table-cell>
          <table:table-cell table:style-name="ce390" office:value-type="string" calcext:value-type="string">
            <text:p>Risultato</text:p>
            <text:p>Squadra</text:p>
            <text:p>A</text:p>
          </table:table-cell>
          <table:table-cell table:style-name="ce390" office:value-type="string" calcext:value-type="string">
            <text:p>Risultato</text:p>
            <text:p>Squadra</text:p>
            <text:p>B</text:p>
          </table:table-cell>
          <table:table-cell table:style-name="ce386" office:value-type="string" calcext:value-type="string">
            <text:p>Squadra</text:p>
            <text:p>Vincente</text:p>
          </table:table-cell>
          <table:table-cell table:style-name="ce386" office:value-type="string" calcext:value-type="string">
            <text:p>Squadra</text:p>
            <text:p>Perdente</text:p>
          </table:table-cell>
          <table:table-cell table:style-name="ce390" office:value-type="string" calcext:value-type="string">
            <text:p>Vinta</text:p>
            <text:p/>
            <text:p>A</text:p>
          </table:table-cell>
          <table:table-cell table:style-name="ce390" office:value-type="string" calcext:value-type="string">
            <text:p>Persa</text:p>
            <text:p/>
            <text:p>A</text:p>
          </table:table-cell>
          <table:table-cell table:style-name="ce390" office:value-type="string" calcext:value-type="string">
            <text:p>Forfait</text:p>
            <text:p/>
            <text:p>A</text:p>
          </table:table-cell>
          <table:table-cell table:style-name="ce390" office:value-type="string" calcext:value-type="string">
            <text:p>P. Fatti</text:p>
            <text:p/>
            <text:p>A</text:p>
          </table:table-cell>
          <table:table-cell table:style-name="ce390" office:value-type="string" calcext:value-type="string">
            <text:p>P. Subiti</text:p>
            <text:p/>
            <text:p>A</text:p>
          </table:table-cell>
          <table:table-cell table:style-name="ce390" office:value-type="string" calcext:value-type="string">
            <text:p>Differenza</text:p>
            <text:p>Canestri</text:p>
            <text:p>A</text:p>
          </table:table-cell>
          <table:table-cell table:style-name="ce390" office:value-type="string" calcext:value-type="string">
            <text:p>Vinta</text:p>
            <text:p/>
            <text:p>B</text:p>
          </table:table-cell>
          <table:table-cell table:style-name="ce390" office:value-type="string" calcext:value-type="string">
            <text:p>Persa</text:p>
            <text:p/>
            <text:p>B</text:p>
          </table:table-cell>
          <table:table-cell table:style-name="ce390" office:value-type="string" calcext:value-type="string">
            <text:p>Forfait</text:p>
            <text:p/>
            <text:p>B</text:p>
          </table:table-cell>
          <table:table-cell table:style-name="ce390" office:value-type="string" calcext:value-type="string">
            <text:p>P. Fatti</text:p>
            <text:p/>
            <text:p>B</text:p>
          </table:table-cell>
          <table:table-cell table:style-name="ce390" office:value-type="string" calcext:value-type="string">
            <text:p>P. Subiti</text:p>
            <text:p/>
            <text:p>B</text:p>
          </table:table-cell>
          <table:table-cell table:style-name="ce394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390" office:value-type="string" calcext:value-type="string">
            <text:p>Girone</text:p>
          </table:table-cell>
          <table:table-cell table:style-name="ce390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386" office:value-type="string" calcext:value-type="string">
            <text:p>Giocate</text:p>
          </table:table-cell>
          <table:table-cell table:style-name="ce390" office:value-type="string" calcext:value-type="string">
            <text:p>Vinte</text:p>
          </table:table-cell>
          <table:table-cell table:style-name="ce390" office:value-type="string" calcext:value-type="string">
            <text:p>Perse</text:p>
          </table:table-cell>
          <table:table-cell table:style-name="ce390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390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390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390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390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358" office:value-type="string" calcext:value-type="string">
            <text:p>N.</text:p>
            <text:p>Gara</text:p>
          </table:table-cell>
          <table:table-cell table:style-name="ce436" office:value-type="string" calcext:value-type="string">
            <text:p>Fase</text:p>
          </table:table-cell>
          <table:table-cell table:style-name="ce436" office:value-type="string" calcext:value-type="string">
            <text:p>Turno</text:p>
          </table:table-cell>
          <table:table-cell table:style-name="ce390" office:value-type="string" calcext:value-type="string">
            <text:p>Codice</text:p>
            <text:p>Sq.</text:p>
            <text:p>A</text:p>
          </table:table-cell>
          <table:table-cell table:style-name="ce390" office:value-type="string" calcext:value-type="string">
            <text:p>Codice</text:p>
            <text:p>Sq.</text:p>
            <text:p>B</text:p>
          </table:table-cell>
          <table:table-cell table:style-name="ce386" office:value-type="string" calcext:value-type="string">
            <text:p>Squadra A</text:p>
          </table:table-cell>
          <table:table-cell table:style-name="ce386" office:value-type="string" calcext:value-type="string">
            <text:p>Squadra B</text:p>
          </table:table-cell>
          <table:table-cell table:style-name="ce390" office:value-type="string" calcext:value-type="string">
            <text:p>Risultato</text:p>
            <text:p>Squadra</text:p>
            <text:p>A</text:p>
          </table:table-cell>
          <table:table-cell table:style-name="ce390" office:value-type="string" calcext:value-type="string">
            <text:p>Risultato</text:p>
            <text:p>Squadra</text:p>
            <text:p>B</text:p>
          </table:table-cell>
          <table:table-cell table:style-name="ce386" office:value-type="string" calcext:value-type="string">
            <text:p>Squadra</text:p>
            <text:p>Vincente</text:p>
          </table:table-cell>
          <table:table-cell table:style-name="ce386" office:value-type="string" calcext:value-type="string">
            <text:p>Squadra</text:p>
            <text:p>Perdente</text:p>
          </table:table-cell>
          <table:table-cell table:style-name="ce390" office:value-type="string" calcext:value-type="string">
            <text:p>Vinta</text:p>
            <text:p/>
            <text:p>A</text:p>
          </table:table-cell>
          <table:table-cell table:style-name="ce390" office:value-type="string" calcext:value-type="string">
            <text:p>Persa</text:p>
            <text:p/>
            <text:p>A</text:p>
          </table:table-cell>
          <table:table-cell table:style-name="ce390" office:value-type="string" calcext:value-type="string">
            <text:p>Forfait</text:p>
            <text:p/>
            <text:p>A</text:p>
          </table:table-cell>
          <table:table-cell table:style-name="ce390" office:value-type="string" calcext:value-type="string">
            <text:p>P. Fatti</text:p>
            <text:p/>
            <text:p>A</text:p>
          </table:table-cell>
          <table:table-cell table:style-name="ce390" office:value-type="string" calcext:value-type="string">
            <text:p>P. Subiti</text:p>
            <text:p/>
            <text:p>A</text:p>
          </table:table-cell>
          <table:table-cell table:style-name="ce390" office:value-type="string" calcext:value-type="string">
            <text:p>Differenza</text:p>
            <text:p>Canestri</text:p>
            <text:p>A</text:p>
          </table:table-cell>
          <table:table-cell table:style-name="ce390" office:value-type="string" calcext:value-type="string">
            <text:p>Vinta</text:p>
            <text:p/>
            <text:p>B</text:p>
          </table:table-cell>
          <table:table-cell table:style-name="ce390" office:value-type="string" calcext:value-type="string">
            <text:p>Persa</text:p>
            <text:p/>
            <text:p>B</text:p>
          </table:table-cell>
          <table:table-cell table:style-name="ce390" office:value-type="string" calcext:value-type="string">
            <text:p>Forfait</text:p>
            <text:p/>
            <text:p>B</text:p>
          </table:table-cell>
          <table:table-cell table:style-name="ce390" office:value-type="string" calcext:value-type="string">
            <text:p>P. Fatti</text:p>
            <text:p/>
            <text:p>B</text:p>
          </table:table-cell>
          <table:table-cell table:style-name="ce390" office:value-type="string" calcext:value-type="string">
            <text:p>P. Subiti</text:p>
            <text:p/>
            <text:p>B</text:p>
          </table:table-cell>
          <table:table-cell table:style-name="ce39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431" table:formula="of:=1*([.H3]&lt;[.I3])*NOT(AND([.H3]=0;[.I3]=20))" office:value-type="float" office:value="0" calcext:value-type="float">
            <text:p>0</text:p>
          </table:table-cell>
          <table:table-cell table:style-name="ce431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431" table:formula="of:=1*([.I3]&lt;[.H3])*NOT(AND([.H3]=20;[.I3]=0))" office:value-type="float" office:value="1" calcext:value-type="float">
            <text:p>1</text:p>
          </table:table-cell>
          <table:table-cell table:style-name="ce431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464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431" table:formula="of:=(SUMIFS(B_PUNTI_FATTI_SQUADRA_A_GIRONI;B_SQUADRA_A_GIRONI;[.$AB3];B_SQUADRA_B_GIRONI;[.$AB4])+SUMIFS(B_PUNTI_FATTI_SQUADRA_B_GIRONI;B_SQUADRA_A_GIRONI;[.$AB4];B_SQUADRA_B_GIRONI;[.$AB3]))*([.$AG3]=[.$AG4])" office:value-type="float" office:value="0" calcext:value-type="float">
            <text:p>0</text:p>
          </table:table-cell>
          <table:table-cell table:style-name="ce431" table:formula="of:=(SUMIFS(B_PUNTI_FATTI_SQUADRA_A_GIRONI;B_SQUADRA_A_GIRONI;[.$AB3];B_SQUADRA_B_GIRONI;[.$AB5])+SUMIFS(B_PUNTI_FATTI_SQUADRA_B_GIRONI;B_SQUADRA_A_GIRONI;[.$AB5];B_SQUADRA_B_GIRONI;[.$AB3]))*([.$AG3]=[.$AG5])" office:value-type="float" office:value="0" calcext:value-type="float">
            <text:p>0</text:p>
          </table:table-cell>
          <table:table-cell table:style-name="ce940" table:formula="of:=(SUMIFS(B_PUNTI_FATTI_SQUADRA_A_GIRONI;B_SQUADRA_A_GIRONI;[.$AB3];B_SQUADRA_B_GIRONI;[.$AB6])+SUMIFS(B_PUNTI_FATTI_SQUADRA_B_GIRONI;B_SQUADRA_A_GIRONI;[.$AB6];B_SQUADRA_B_GIRONI;[.$AB3]))*([.$AG3]=[.$AG6]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(SUMIFS(B_DIFF_CANESTRI_SQUADRA_A_GIRONI;B_SQUADRA_A_GIRONI;[.$AB3];B_SQUADRA_B_GIRONI;[.$AB4])+SUMIFS(B_DIFF_CANESTRI_SQUADRA_B_GIRONI;B_SQUADRA_A_GIRONI;[.$AB4];B_SQUADRA_B_GIRONI;[.$AB3]))*([.$AG3]=[.$AG4])" office:value-type="float" office:value="0" calcext:value-type="float">
            <text:p>+0</text:p>
          </table:table-cell>
          <table:table-cell table:style-name="ce947" table:formula="of:=(SUMIFS(B_DIFF_CANESTRI_SQUADRA_A_GIRONI;B_SQUADRA_A_GIRONI;[.$AB3];B_SQUADRA_B_GIRONI;[.$AB5])+SUMIFS(B_DIFF_CANESTRI_SQUADRA_B_GIRONI;B_SQUADRA_A_GIRONI;[.$AB5];B_SQUADRA_B_GIRONI;[.$AB3]))*([.$AG3]=[.$AG5])" office:value-type="float" office:value="0" calcext:value-type="float">
            <text:p>+0</text:p>
          </table:table-cell>
          <table:table-cell table:style-name="ce947" table:formula="of:=(SUMIFS(B_DIFF_CANESTRI_SQUADRA_A_GIRONI;B_SQUADRA_A_GIRONI;[.$AB3];B_SQUADRA_B_GIRONI;[.$AB6])+SUMIFS(B_DIFF_CANESTRI_SQUADRA_B_GIRONI;B_SQUADRA_A_GIRONI;[.$AB6];B_SQUADRA_B_GIRONI;[.$AB3]))*([.$AG3]=[.$AG6]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431" table:formula="of:=1*([.BC3]&lt;[.BD3])*NOT(AND([.BC3]=0;[.BD3]=20))" office:value-type="float" office:value="0" calcext:value-type="float">
            <text:p>0</text:p>
          </table:table-cell>
          <table:table-cell table:style-name="ce431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431" table:formula="of:=1*([.BD3]&lt;[.BC3])*NOT(AND([.BC3]=20;[.BD3]=0))" office:value-type="float" office:value="1" calcext:value-type="float">
            <text:p>1</text:p>
          </table:table-cell>
          <table:table-cell table:style-name="ce431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432" office:value-type="string" calcext:value-type="string">
            <text:p>A1</text:p>
          </table:table-cell>
          <table:table-cell table:style-name="ce432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432" table:formula="of:=VLOOKUP([.A4];INPUT_DATE_E_RISULTATI_GIRONI;6;0)" office:value-type="float" office:value="90" calcext:value-type="float">
            <text:p>90</text:p>
          </table:table-cell>
          <table:table-cell table:style-name="ce432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432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432" table:formula="of:=[.H4]" office:value-type="float" office:value="90" calcext:value-type="float">
            <text:p>90</text:p>
          </table:table-cell>
          <table:table-cell table:style-name="ce432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432" table:formula="of:=1*([.I4]&gt;[.H4])" office:value-type="float" office:value="0" calcext:value-type="float">
            <text:p>0</text:p>
          </table:table-cell>
          <table:table-cell table:style-name="ce432" table:formula="of:=1*([.I4]&lt;[.H4])*NOT(AND([.H4]=20;[.I4]=0))" office:value-type="float" office:value="1" calcext:value-type="float">
            <text:p>1</text:p>
          </table:table-cell>
          <table:table-cell table:style-name="ce432" table:formula="of:=1*AND([.H4]=20;[.I4]=0)" office:value-type="float" office:value="0" calcext:value-type="float">
            <text:p>0</text:p>
          </table:table-cell>
          <table:table-cell table:style-name="ce432" table:formula="of:=[.I4]" office:value-type="float" office:value="22" calcext:value-type="float">
            <text:p>22</text:p>
          </table:table-cell>
          <table:table-cell table:style-name="ce432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465" office:value-type="string" calcext:value-type="string">
            <text:p>A</text:p>
          </table:table-cell>
          <table:table-cell table:style-name="ce432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432" table:formula="of:=[.AD4]+[.AE4]+[.AF4]" office:value-type="float" office:value="3" calcext:value-type="float">
            <text:p>3</text:p>
          </table:table-cell>
          <table:table-cell table:style-name="ce432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432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432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432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432" table:formula="of:=(SUMIFS(B_PUNTI_FATTI_SQUADRA_A_GIRONI;B_SQUADRA_A_GIRONI;[.$AB4];B_SQUADRA_B_GIRONI;[.$AB5])+SUMIFS(B_PUNTI_FATTI_SQUADRA_B_GIRONI;B_SQUADRA_A_GIRONI;[.$AB5];B_SQUADRA_B_GIRONI;[.$AB4]))*([.$AG4]=[.$AG5])" office:value-type="float" office:value="0" calcext:value-type="float">
            <text:p>0</text:p>
          </table:table-cell>
          <table:table-cell table:style-name="ce432" table:formula="of:=(SUMIFS(B_PUNTI_FATTI_SQUADRA_A_GIRONI;B_SQUADRA_A_GIRONI;[.$AB4];B_SQUADRA_B_GIRONI;[.$AB6])+SUMIFS(B_PUNTI_FATTI_SQUADRA_B_GIRONI;B_SQUADRA_A_GIRONI;[.$AB6];B_SQUADRA_B_GIRONI;[.$AB4]))*([.$AG4]=[.$AG6])" office:value-type="float" office:value="0" calcext:value-type="float">
            <text:p>0</text:p>
          </table:table-cell>
          <table:table-cell table:style-name="ce432" table:formula="of:=(SUMIFS(B_PUNTI_FATTI_SQUADRA_A_GIRONI;B_SQUADRA_A_GIRONI;[.$AB4];B_SQUADRA_B_GIRONI;[.$AB3])+SUMIFS(B_PUNTI_FATTI_SQUADRA_B_GIRONI;B_SQUADRA_A_GIRONI;[.$AB3];B_SQUADRA_B_GIRONI;[.$AB4]))*([.$AG4]=[.$AG3]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(SUMIFS(B_DIFF_CANESTRI_SQUADRA_A_GIRONI;B_SQUADRA_A_GIRONI;[.$AB4];B_SQUADRA_B_GIRONI;[.$AB5])+SUMIFS(B_DIFF_CANESTRI_SQUADRA_B_GIRONI;B_SQUADRA_A_GIRONI;[.$AB5];B_SQUADRA_B_GIRONI;[.$AB4]))*([.$AG4]=[.$AG5])" office:value-type="float" office:value="0" calcext:value-type="float">
            <text:p>+0</text:p>
          </table:table-cell>
          <table:table-cell table:style-name="ce948" table:formula="of:=(SUMIFS(B_DIFF_CANESTRI_SQUADRA_A_GIRONI;B_SQUADRA_A_GIRONI;[.$AB4];B_SQUADRA_B_GIRONI;[.$AB6])+SUMIFS(B_DIFF_CANESTRI_SQUADRA_B_GIRONI;B_SQUADRA_A_GIRONI;[.$AB6];B_SQUADRA_B_GIRONI;[.$AB4]))*([.$AG4]=[.$AG6])" office:value-type="float" office:value="0" calcext:value-type="float">
            <text:p>+0</text:p>
          </table:table-cell>
          <table:table-cell table:style-name="ce948" table:formula="of:=(SUMIFS(B_DIFF_CANESTRI_SQUADRA_A_GIRONI;B_SQUADRA_A_GIRONI;[.$AB4];B_SQUADRA_B_GIRONI;[.$AB3])+SUMIFS(B_DIFF_CANESTRI_SQUADRA_B_GIRONI;B_SQUADRA_A_GIRONI;[.$AB3];B_SQUADRA_B_GIRONI;[.$AB4]))*([.$AG4]=[.$AG3])" office:value-type="float" office:value="-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432" table:formula="of:=VLOOKUP([.AV4];INPUT_DATE_E_RISULTATI_2A_FASE;6;0)" office:value-type="float" office:value="55" calcext:value-type="float">
            <text:p>55</text:p>
          </table:table-cell>
          <table:table-cell table:style-name="ce432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432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432" table:formula="of:=[.BC4]" office:value-type="float" office:value="55" calcext:value-type="float">
            <text:p>55</text:p>
          </table:table-cell>
          <table:table-cell table:style-name="ce432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432" table:formula="of:=1*([.BD4]&gt;[.BC4])" office:value-type="float" office:value="0" calcext:value-type="float">
            <text:p>0</text:p>
          </table:table-cell>
          <table:table-cell table:style-name="ce432" table:formula="of:=1*([.BD4]&lt;[.BC4])*NOT(AND([.BC4]=20;[.BD4]=0))" office:value-type="float" office:value="1" calcext:value-type="float">
            <text:p>1</text:p>
          </table:table-cell>
          <table:table-cell table:style-name="ce432" table:formula="of:=1*AND([.BC4]=20;[.BD4]=0)" office:value-type="float" office:value="0" calcext:value-type="float">
            <text:p>0</text:p>
          </table:table-cell>
          <table:table-cell table:style-name="ce432" table:formula="of:=[.BD4]" office:value-type="float" office:value="36" calcext:value-type="float">
            <text:p>36</text:p>
          </table:table-cell>
          <table:table-cell table:style-name="ce432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382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432" office:value-type="string" calcext:value-type="string">
            <text:p>A1</text:p>
          </table:table-cell>
          <table:table-cell table:style-name="ce432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432" table:formula="of:=VLOOKUP([.A5];INPUT_DATE_E_RISULTATI_GIRONI;6;0)" office:value-type="float" office:value="82" calcext:value-type="float">
            <text:p>82</text:p>
          </table:table-cell>
          <table:table-cell table:style-name="ce432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432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432" table:formula="of:=[.H5]" office:value-type="float" office:value="82" calcext:value-type="float">
            <text:p>82</text:p>
          </table:table-cell>
          <table:table-cell table:style-name="ce432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432" table:formula="of:=1*([.I5]&gt;[.H5])" office:value-type="float" office:value="0" calcext:value-type="float">
            <text:p>0</text:p>
          </table:table-cell>
          <table:table-cell table:style-name="ce432" table:formula="of:=1*([.I5]&lt;[.H5])*NOT(AND([.H5]=20;[.I5]=0))" office:value-type="float" office:value="1" calcext:value-type="float">
            <text:p>1</text:p>
          </table:table-cell>
          <table:table-cell table:style-name="ce432" table:formula="of:=1*AND([.H5]=20;[.I5]=0)" office:value-type="float" office:value="0" calcext:value-type="float">
            <text:p>0</text:p>
          </table:table-cell>
          <table:table-cell table:style-name="ce432" table:formula="of:=[.I5]" office:value-type="float" office:value="25" calcext:value-type="float">
            <text:p>25</text:p>
          </table:table-cell>
          <table:table-cell table:style-name="ce432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465" office:value-type="string" calcext:value-type="string">
            <text:p>A</text:p>
          </table:table-cell>
          <table:table-cell table:style-name="ce432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432" table:formula="of:=[.AD5]+[.AE5]+[.AF5]" office:value-type="float" office:value="3" calcext:value-type="float">
            <text:p>3</text:p>
          </table:table-cell>
          <table:table-cell table:style-name="ce432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432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432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432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432" table:formula="of:=(SUMIFS(B_PUNTI_FATTI_SQUADRA_A_GIRONI;B_SQUADRA_A_GIRONI;[.$AB5];B_SQUADRA_B_GIRONI;[.$AB6])+SUMIFS(B_PUNTI_FATTI_SQUADRA_B_GIRONI;B_SQUADRA_A_GIRONI;[.$AB6];B_SQUADRA_B_GIRONI;[.$AB5]))*([.$AG5]=[.$AG6])" office:value-type="float" office:value="0" calcext:value-type="float">
            <text:p>0</text:p>
          </table:table-cell>
          <table:table-cell table:style-name="ce432" table:formula="of:=(SUMIFS(B_PUNTI_FATTI_SQUADRA_A_GIRONI;B_SQUADRA_A_GIRONI;[.$AB5];B_SQUADRA_B_GIRONI;[.$AB3])+SUMIFS(B_PUNTI_FATTI_SQUADRA_B_GIRONI;B_SQUADRA_A_GIRONI;[.$AB3];B_SQUADRA_B_GIRONI;[.$AB5]))*([.$AG5]=[.$AG3])" office:value-type="float" office:value="0" calcext:value-type="float">
            <text:p>0</text:p>
          </table:table-cell>
          <table:table-cell table:style-name="ce432" table:formula="of:=(SUMIFS(B_PUNTI_FATTI_SQUADRA_A_GIRONI;B_SQUADRA_A_GIRONI;[.$AB5];B_SQUADRA_B_GIRONI;[.$AB4])+SUMIFS(B_PUNTI_FATTI_SQUADRA_B_GIRONI;B_SQUADRA_A_GIRONI;[.$AB4];B_SQUADRA_B_GIRONI;[.$AB5]))*([.$AG5]=[.$AG4]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(SUMIFS(B_DIFF_CANESTRI_SQUADRA_A_GIRONI;B_SQUADRA_A_GIRONI;[.$AB5];B_SQUADRA_B_GIRONI;[.$AB6])+SUMIFS(B_DIFF_CANESTRI_SQUADRA_B_GIRONI;B_SQUADRA_A_GIRONI;[.$AB6];B_SQUADRA_B_GIRONI;[.$AB5]))*([.$AG5]=[.$AG6])" office:value-type="float" office:value="0" calcext:value-type="float">
            <text:p>+0</text:p>
          </table:table-cell>
          <table:table-cell table:style-name="ce948" table:formula="of:=(SUMIFS(B_DIFF_CANESTRI_SQUADRA_A_GIRONI;B_SQUADRA_A_GIRONI;[.$AB5];B_SQUADRA_B_GIRONI;[.$AB3])+SUMIFS(B_DIFF_CANESTRI_SQUADRA_B_GIRONI;B_SQUADRA_A_GIRONI;[.$AB3];B_SQUADRA_B_GIRONI;[.$AB5]))*([.$AG5]=[.$AG3])" office:value-type="float" office:value="-0" calcext:value-type="float">
            <text:p>+0</text:p>
          </table:table-cell>
          <table:table-cell table:style-name="ce948" table:formula="of:=(SUMIFS(B_DIFF_CANESTRI_SQUADRA_A_GIRONI;B_SQUADRA_A_GIRONI;[.$AB5];B_SQUADRA_B_GIRONI;[.$AB4])+SUMIFS(B_DIFF_CANESTRI_SQUADRA_B_GIRONI;B_SQUADRA_A_GIRONI;[.$AB4];B_SQUADRA_B_GIRONI;[.$AB5]))*([.$AG5]=[.$AG4])" office:value-type="float" office:value="-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432" table:formula="of:=VLOOKUP([.AV5];INPUT_DATE_E_RISULTATI_2A_FASE;6;0)" office:value-type="float" office:value="56" calcext:value-type="float">
            <text:p>56</text:p>
          </table:table-cell>
          <table:table-cell table:style-name="ce432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432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432" table:formula="of:=[.BC5]" office:value-type="float" office:value="56" calcext:value-type="float">
            <text:p>56</text:p>
          </table:table-cell>
          <table:table-cell table:style-name="ce432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432" table:formula="of:=1*([.BD5]&gt;[.BC5])" office:value-type="float" office:value="0" calcext:value-type="float">
            <text:p>0</text:p>
          </table:table-cell>
          <table:table-cell table:style-name="ce432" table:formula="of:=1*([.BD5]&lt;[.BC5])*NOT(AND([.BC5]=20;[.BD5]=0))" office:value-type="float" office:value="1" calcext:value-type="float">
            <text:p>1</text:p>
          </table:table-cell>
          <table:table-cell table:style-name="ce432" table:formula="of:=1*AND([.BC5]=20;[.BD5]=0)" office:value-type="float" office:value="0" calcext:value-type="float">
            <text:p>0</text:p>
          </table:table-cell>
          <table:table-cell table:style-name="ce432" table:formula="of:=[.BD5]" office:value-type="float" office:value="38" calcext:value-type="float">
            <text:p>38</text:p>
          </table:table-cell>
          <table:table-cell table:style-name="ce432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432" office:value-type="string" calcext:value-type="string">
            <text:p>A2</text:p>
          </table:table-cell>
          <table:table-cell table:style-name="ce432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432" table:formula="of:=VLOOKUP([.A6];INPUT_DATE_E_RISULTATI_GIRONI;6;0)" office:value-type="float" office:value="93" calcext:value-type="float">
            <text:p>93</text:p>
          </table:table-cell>
          <table:table-cell table:style-name="ce432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432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432" table:formula="of:=[.H6]" office:value-type="float" office:value="93" calcext:value-type="float">
            <text:p>93</text:p>
          </table:table-cell>
          <table:table-cell table:style-name="ce432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432" table:formula="of:=1*([.I6]&gt;[.H6])" office:value-type="float" office:value="0" calcext:value-type="float">
            <text:p>0</text:p>
          </table:table-cell>
          <table:table-cell table:style-name="ce432" table:formula="of:=1*([.I6]&lt;[.H6])*NOT(AND([.H6]=20;[.I6]=0))" office:value-type="float" office:value="1" calcext:value-type="float">
            <text:p>1</text:p>
          </table:table-cell>
          <table:table-cell table:style-name="ce432" table:formula="of:=1*AND([.H6]=20;[.I6]=0)" office:value-type="float" office:value="0" calcext:value-type="float">
            <text:p>0</text:p>
          </table:table-cell>
          <table:table-cell table:style-name="ce432" table:formula="of:=[.I6]" office:value-type="float" office:value="30" calcext:value-type="float">
            <text:p>30</text:p>
          </table:table-cell>
          <table:table-cell table:style-name="ce432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465" office:value-type="string" calcext:value-type="string">
            <text:p>A</text:p>
          </table:table-cell>
          <table:table-cell table:style-name="ce432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432" table:formula="of:=[.AD6]+[.AE6]+[.AF6]" office:value-type="float" office:value="3" calcext:value-type="float">
            <text:p>3</text:p>
          </table:table-cell>
          <table:table-cell table:style-name="ce432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432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432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432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432" table:formula="of:=(SUMIFS(B_PUNTI_FATTI_SQUADRA_A_GIRONI;B_SQUADRA_A_GIRONI;[.$AB6];B_SQUADRA_B_GIRONI;[.$AB3])+SUMIFS(B_PUNTI_FATTI_SQUADRA_B_GIRONI;B_SQUADRA_A_GIRONI;[.$AB3];B_SQUADRA_B_GIRONI;[.$AB6]))*([.$AG6]=[.$AG3])" office:value-type="float" office:value="0" calcext:value-type="float">
            <text:p>0</text:p>
          </table:table-cell>
          <table:table-cell table:style-name="ce432" table:formula="of:=(SUMIFS(B_PUNTI_FATTI_SQUADRA_A_GIRONI;B_SQUADRA_A_GIRONI;[.$AB6];B_SQUADRA_B_GIRONI;[.$AB4])+SUMIFS(B_PUNTI_FATTI_SQUADRA_B_GIRONI;B_SQUADRA_A_GIRONI;[.$AB4];B_SQUADRA_B_GIRONI;[.$AB6]))*([.$AG6]=[.$AG4])" office:value-type="float" office:value="0" calcext:value-type="float">
            <text:p>0</text:p>
          </table:table-cell>
          <table:table-cell table:style-name="ce432" table:formula="of:=(SUMIFS(B_PUNTI_FATTI_SQUADRA_A_GIRONI;B_SQUADRA_A_GIRONI;[.$AB6];B_SQUADRA_B_GIRONI;[.$AB5])+SUMIFS(B_PUNTI_FATTI_SQUADRA_B_GIRONI;B_SQUADRA_A_GIRONI;[.$AB5];B_SQUADRA_B_GIRONI;[.$AB6]))*([.$AG6]=[.$AG5]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(SUMIFS(B_DIFF_CANESTRI_SQUADRA_A_GIRONI;B_SQUADRA_A_GIRONI;[.$AB6];B_SQUADRA_B_GIRONI;[.$AB3])+SUMIFS(B_DIFF_CANESTRI_SQUADRA_B_GIRONI;B_SQUADRA_A_GIRONI;[.$AB3];B_SQUADRA_B_GIRONI;[.$AB6]))*([.$AG6]=[.$AG3])" office:value-type="float" office:value="-0" calcext:value-type="float">
            <text:p>+0</text:p>
          </table:table-cell>
          <table:table-cell table:style-name="ce948" table:formula="of:=(SUMIFS(B_DIFF_CANESTRI_SQUADRA_A_GIRONI;B_SQUADRA_A_GIRONI;[.$AB6];B_SQUADRA_B_GIRONI;[.$AB4])+SUMIFS(B_DIFF_CANESTRI_SQUADRA_B_GIRONI;B_SQUADRA_A_GIRONI;[.$AB4];B_SQUADRA_B_GIRONI;[.$AB6]))*([.$AG6]=[.$AG4])" office:value-type="float" office:value="-0" calcext:value-type="float">
            <text:p>+0</text:p>
          </table:table-cell>
          <table:table-cell table:style-name="ce948" table:formula="of:=(SUMIFS(B_DIFF_CANESTRI_SQUADRA_A_GIRONI;B_SQUADRA_A_GIRONI;[.$AB6];B_SQUADRA_B_GIRONI;[.$AB5])+SUMIFS(B_DIFF_CANESTRI_SQUADRA_B_GIRONI;B_SQUADRA_A_GIRONI;[.$AB5];B_SQUADRA_B_GIRONI;[.$AB6]))*([.$AG6]=[.$AG5])" office:value-type="float" office:value="-0" calcext:value-type="float">
            <text:p>+0</text:p>
          </table:table-cell>
          <table:table-cell table:style-name="ce985" table:formula="of:=[.AO6]+[.AP6]+[.AQ6]" office:value-type="float" office:value="-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432" table:formula="of:=VLOOKUP([.AV6];INPUT_DATE_E_RISULTATI_2A_FASE;6;0)" office:value-type="float" office:value="56" calcext:value-type="float">
            <text:p>56</text:p>
          </table:table-cell>
          <table:table-cell table:style-name="ce432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432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432" table:formula="of:=[.BC6]" office:value-type="float" office:value="56" calcext:value-type="float">
            <text:p>56</text:p>
          </table:table-cell>
          <table:table-cell table:style-name="ce432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432" table:formula="of:=1*([.BD6]&gt;[.BC6])" office:value-type="float" office:value="0" calcext:value-type="float">
            <text:p>0</text:p>
          </table:table-cell>
          <table:table-cell table:style-name="ce432" table:formula="of:=1*([.BD6]&lt;[.BC6])*NOT(AND([.BC6]=20;[.BD6]=0))" office:value-type="float" office:value="1" calcext:value-type="float">
            <text:p>1</text:p>
          </table:table-cell>
          <table:table-cell table:style-name="ce432" table:formula="of:=1*AND([.BC6]=20;[.BD6]=0)" office:value-type="float" office:value="0" calcext:value-type="float">
            <text:p>0</text:p>
          </table:table-cell>
          <table:table-cell table:style-name="ce432" table:formula="of:=[.BD6]" office:value-type="float" office:value="43" calcext:value-type="float">
            <text:p>43</text:p>
          </table:table-cell>
          <table:table-cell table:style-name="ce432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382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432" office:value-type="string" calcext:value-type="string">
            <text:p>A2</text:p>
          </table:table-cell>
          <table:table-cell table:style-name="ce432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432" table:formula="of:=VLOOKUP([.A7];INPUT_DATE_E_RISULTATI_GIRONI;6;0)" office:value-type="float" office:value="57" calcext:value-type="float">
            <text:p>57</text:p>
          </table:table-cell>
          <table:table-cell table:style-name="ce432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432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432" table:formula="of:=[.H7]" office:value-type="float" office:value="57" calcext:value-type="float">
            <text:p>57</text:p>
          </table:table-cell>
          <table:table-cell table:style-name="ce432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432" table:formula="of:=1*([.I7]&gt;[.H7])" office:value-type="float" office:value="0" calcext:value-type="float">
            <text:p>0</text:p>
          </table:table-cell>
          <table:table-cell table:style-name="ce432" table:formula="of:=1*([.I7]&lt;[.H7])*NOT(AND([.H7]=20;[.I7]=0))" office:value-type="float" office:value="1" calcext:value-type="float">
            <text:p>1</text:p>
          </table:table-cell>
          <table:table-cell table:style-name="ce432" table:formula="of:=1*AND([.H7]=20;[.I7]=0)" office:value-type="float" office:value="0" calcext:value-type="float">
            <text:p>0</text:p>
          </table:table-cell>
          <table:table-cell table:style-name="ce432" table:formula="of:=[.I7]" office:value-type="float" office:value="21" calcext:value-type="float">
            <text:p>21</text:p>
          </table:table-cell>
          <table:table-cell table:style-name="ce432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(SUMIFS(B_PUNTI_FATTI_SQUADRA_A_GIRONI;B_SQUADRA_A_GIRONI;[.$AB7];B_SQUADRA_B_GIRONI;[.$AB8])+SUMIFS(B_PUNTI_FATTI_SQUADRA_B_GIRONI;B_SQUADRA_A_GIRONI;[.$AB8];B_SQUADRA_B_GIRONI;[.$AB7]))*([.$AG7]=[.$AG8])" office:value-type="float" office:value="100" calcext:value-type="float">
            <text:p>100</text:p>
          </table:table-cell>
          <table:table-cell table:style-name="ce989" table:formula="of:=(SUMIFS(B_PUNTI_FATTI_SQUADRA_A_GIRONI;B_SQUADRA_A_GIRONI;[.$AB7];B_SQUADRA_B_GIRONI;[.$AB9])+SUMIFS(B_PUNTI_FATTI_SQUADRA_B_GIRONI;B_SQUADRA_A_GIRONI;[.$AB9];B_SQUADRA_B_GIRONI;[.$AB7]))*([.$AG7]=[.$AG9])" office:value-type="float" office:value="0" calcext:value-type="float">
            <text:p>0</text:p>
          </table:table-cell>
          <table:table-cell table:style-name="ce964" table:formula="of:=(SUMIFS(B_PUNTI_FATTI_SQUADRA_A_GIRONI;B_SQUADRA_A_GIRONI;[.$AB7];B_SQUADRA_B_GIRONI;[.$AB10])+SUMIFS(B_PUNTI_FATTI_SQUADRA_B_GIRONI;B_SQUADRA_A_GIRONI;[.$AB10];B_SQUADRA_B_GIRONI;[.$AB7]))*([.$AG7]=[.$AG10]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(SUMIFS(B_DIFF_CANESTRI_SQUADRA_A_GIRONI;B_SQUADRA_A_GIRONI;[.$AB7];B_SQUADRA_B_GIRONI;[.$AB8])+SUMIFS(B_DIFF_CANESTRI_SQUADRA_B_GIRONI;B_SQUADRA_A_GIRONI;[.$AB8];B_SQUADRA_B_GIRONI;[.$AB7]))*([.$AG7]=[.$AG8])" office:value-type="float" office:value="49" calcext:value-type="float">
            <text:p>+49</text:p>
          </table:table-cell>
          <table:table-cell table:style-name="ce990" table:formula="of:=(SUMIFS(B_DIFF_CANESTRI_SQUADRA_A_GIRONI;B_SQUADRA_A_GIRONI;[.$AB7];B_SQUADRA_B_GIRONI;[.$AB9])+SUMIFS(B_DIFF_CANESTRI_SQUADRA_B_GIRONI;B_SQUADRA_A_GIRONI;[.$AB9];B_SQUADRA_B_GIRONI;[.$AB7]))*([.$AG7]=[.$AG9])" office:value-type="float" office:value="0" calcext:value-type="float">
            <text:p>+0</text:p>
          </table:table-cell>
          <table:table-cell table:style-name="ce990" table:formula="of:=(SUMIFS(B_DIFF_CANESTRI_SQUADRA_A_GIRONI;B_SQUADRA_A_GIRONI;[.$AB7];B_SQUADRA_B_GIRONI;[.$AB10])+SUMIFS(B_DIFF_CANESTRI_SQUADRA_B_GIRONI;B_SQUADRA_A_GIRONI;[.$AB10];B_SQUADRA_B_GIRONI;[.$AB7]))*([.$AG7]=[.$AG10])" office:value-type="float" office:value="-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432" table:formula="of:=VLOOKUP([.AV7];INPUT_DATE_E_RISULTATI_2A_FASE;6;0)" office:value-type="float" office:value="52" calcext:value-type="float">
            <text:p>52</text:p>
          </table:table-cell>
          <table:table-cell table:style-name="ce432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432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432" table:formula="of:=[.BC7]" office:value-type="float" office:value="52" calcext:value-type="float">
            <text:p>52</text:p>
          </table:table-cell>
          <table:table-cell table:style-name="ce432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432" table:formula="of:=1*([.BD7]&gt;[.BC7])" office:value-type="float" office:value="0" calcext:value-type="float">
            <text:p>0</text:p>
          </table:table-cell>
          <table:table-cell table:style-name="ce432" table:formula="of:=1*([.BD7]&lt;[.BC7])*NOT(AND([.BC7]=20;[.BD7]=0))" office:value-type="float" office:value="1" calcext:value-type="float">
            <text:p>1</text:p>
          </table:table-cell>
          <table:table-cell table:style-name="ce432" table:formula="of:=1*AND([.BC7]=20;[.BD7]=0)" office:value-type="float" office:value="0" calcext:value-type="float">
            <text:p>0</text:p>
          </table:table-cell>
          <table:table-cell table:style-name="ce432" table:formula="of:=[.BD7]" office:value-type="float" office:value="43" calcext:value-type="float">
            <text:p>43</text:p>
          </table:table-cell>
          <table:table-cell table:style-name="ce432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382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432" office:value-type="string" calcext:value-type="string">
            <text:p>A3</text:p>
          </table:table-cell>
          <table:table-cell table:style-name="ce432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432" table:formula="of:=VLOOKUP([.A8];INPUT_DATE_E_RISULTATI_GIRONI;6;0)" office:value-type="float" office:value="67" calcext:value-type="float">
            <text:p>67</text:p>
          </table:table-cell>
          <table:table-cell table:style-name="ce432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432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432" table:formula="of:=[.H8]" office:value-type="float" office:value="67" calcext:value-type="float">
            <text:p>67</text:p>
          </table:table-cell>
          <table:table-cell table:style-name="ce432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432" table:formula="of:=1*([.I8]&gt;[.H8])" office:value-type="float" office:value="0" calcext:value-type="float">
            <text:p>0</text:p>
          </table:table-cell>
          <table:table-cell table:style-name="ce432" table:formula="of:=1*([.I8]&lt;[.H8])*NOT(AND([.H8]=20;[.I8]=0))" office:value-type="float" office:value="1" calcext:value-type="float">
            <text:p>1</text:p>
          </table:table-cell>
          <table:table-cell table:style-name="ce432" table:formula="of:=1*AND([.H8]=20;[.I8]=0)" office:value-type="float" office:value="0" calcext:value-type="float">
            <text:p>0</text:p>
          </table:table-cell>
          <table:table-cell table:style-name="ce432" table:formula="of:=[.I8]" office:value-type="float" office:value="51" calcext:value-type="float">
            <text:p>51</text:p>
          </table:table-cell>
          <table:table-cell table:style-name="ce432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465" office:value-type="string" calcext:value-type="string">
            <text:p>B</text:p>
          </table:table-cell>
          <table:table-cell table:style-name="ce432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432" table:formula="of:=[.AD8]+[.AE8]+[.AF8]" office:value-type="float" office:value="3" calcext:value-type="float">
            <text:p>3</text:p>
          </table:table-cell>
          <table:table-cell table:style-name="ce432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432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432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432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432" table:formula="of:=(SUMIFS(B_PUNTI_FATTI_SQUADRA_A_GIRONI;B_SQUADRA_A_GIRONI;[.$AB8];B_SQUADRA_B_GIRONI;[.$AB9])+SUMIFS(B_PUNTI_FATTI_SQUADRA_B_GIRONI;B_SQUADRA_A_GIRONI;[.$AB9];B_SQUADRA_B_GIRONI;[.$AB8]))*([.$AG8]=[.$AG9])" office:value-type="float" office:value="0" calcext:value-type="float">
            <text:p>0</text:p>
          </table:table-cell>
          <table:table-cell table:style-name="ce432" table:formula="of:=(SUMIFS(B_PUNTI_FATTI_SQUADRA_A_GIRONI;B_SQUADRA_A_GIRONI;[.$AB8];B_SQUADRA_B_GIRONI;[.$AB10])+SUMIFS(B_PUNTI_FATTI_SQUADRA_B_GIRONI;B_SQUADRA_A_GIRONI;[.$AB10];B_SQUADRA_B_GIRONI;[.$AB8]))*([.$AG8]=[.$AG10])" office:value-type="float" office:value="0" calcext:value-type="float">
            <text:p>0</text:p>
          </table:table-cell>
          <table:table-cell table:style-name="ce432" table:formula="of:=(SUMIFS(B_PUNTI_FATTI_SQUADRA_A_GIRONI;B_SQUADRA_A_GIRONI;[.$AB8];B_SQUADRA_B_GIRONI;[.$AB7])+SUMIFS(B_PUNTI_FATTI_SQUADRA_B_GIRONI;B_SQUADRA_A_GIRONI;[.$AB7];B_SQUADRA_B_GIRONI;[.$AB8]))*([.$AG8]=[.$AG7]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(SUMIFS(B_DIFF_CANESTRI_SQUADRA_A_GIRONI;B_SQUADRA_A_GIRONI;[.$AB8];B_SQUADRA_B_GIRONI;[.$AB9])+SUMIFS(B_DIFF_CANESTRI_SQUADRA_B_GIRONI;B_SQUADRA_A_GIRONI;[.$AB9];B_SQUADRA_B_GIRONI;[.$AB8]))*([.$AG8]=[.$AG9])" office:value-type="float" office:value="0" calcext:value-type="float">
            <text:p>+0</text:p>
          </table:table-cell>
          <table:table-cell table:style-name="ce948" table:formula="of:=(SUMIFS(B_DIFF_CANESTRI_SQUADRA_A_GIRONI;B_SQUADRA_A_GIRONI;[.$AB8];B_SQUADRA_B_GIRONI;[.$AB10])+SUMIFS(B_DIFF_CANESTRI_SQUADRA_B_GIRONI;B_SQUADRA_A_GIRONI;[.$AB10];B_SQUADRA_B_GIRONI;[.$AB8]))*([.$AG8]=[.$AG10])" office:value-type="float" office:value="0" calcext:value-type="float">
            <text:p>+0</text:p>
          </table:table-cell>
          <table:table-cell table:style-name="ce948" table:formula="of:=(SUMIFS(B_DIFF_CANESTRI_SQUADRA_A_GIRONI;B_SQUADRA_A_GIRONI;[.$AB8];B_SQUADRA_B_GIRONI;[.$AB7])+SUMIFS(B_DIFF_CANESTRI_SQUADRA_B_GIRONI;B_SQUADRA_A_GIRONI;[.$AB7];B_SQUADRA_B_GIRONI;[.$AB8]))*([.$AG8]=[.$AG7]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432" table:formula="of:=VLOOKUP([.AV8];INPUT_DATE_E_RISULTATI_2A_FASE;6;0)" office:value-type="float" office:value="67" calcext:value-type="float">
            <text:p>67</text:p>
          </table:table-cell>
          <table:table-cell table:style-name="ce432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432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432" table:formula="of:=[.BC8]" office:value-type="float" office:value="67" calcext:value-type="float">
            <text:p>67</text:p>
          </table:table-cell>
          <table:table-cell table:style-name="ce432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432" table:formula="of:=1*([.BD8]&gt;[.BC8])" office:value-type="float" office:value="0" calcext:value-type="float">
            <text:p>0</text:p>
          </table:table-cell>
          <table:table-cell table:style-name="ce432" table:formula="of:=1*([.BD8]&lt;[.BC8])*NOT(AND([.BC8]=20;[.BD8]=0))" office:value-type="float" office:value="1" calcext:value-type="float">
            <text:p>1</text:p>
          </table:table-cell>
          <table:table-cell table:style-name="ce432" table:formula="of:=1*AND([.BC8]=20;[.BD8]=0)" office:value-type="float" office:value="0" calcext:value-type="float">
            <text:p>0</text:p>
          </table:table-cell>
          <table:table-cell table:style-name="ce432" table:formula="of:=[.BD8]" office:value-type="float" office:value="34" calcext:value-type="float">
            <text:p>34</text:p>
          </table:table-cell>
          <table:table-cell table:style-name="ce432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1</text:p>
          </table:table-cell>
          <table:table-cell table:style-name="ce432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432" table:formula="of:=VLOOKUP([.A9];INPUT_DATE_E_RISULTATI_GIRONI;6;0)" office:value-type="float" office:value="100" calcext:value-type="float">
            <text:p>100</text:p>
          </table:table-cell>
          <table:table-cell table:style-name="ce432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432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432" table:formula="of:=[.H9]" office:value-type="float" office:value="100" calcext:value-type="float">
            <text:p>100</text:p>
          </table:table-cell>
          <table:table-cell table:style-name="ce432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432" table:formula="of:=1*([.I9]&gt;[.H9])" office:value-type="float" office:value="0" calcext:value-type="float">
            <text:p>0</text:p>
          </table:table-cell>
          <table:table-cell table:style-name="ce432" table:formula="of:=1*([.I9]&lt;[.H9])*NOT(AND([.H9]=20;[.I9]=0))" office:value-type="float" office:value="1" calcext:value-type="float">
            <text:p>1</text:p>
          </table:table-cell>
          <table:table-cell table:style-name="ce432" table:formula="of:=1*AND([.H9]=20;[.I9]=0)" office:value-type="float" office:value="0" calcext:value-type="float">
            <text:p>0</text:p>
          </table:table-cell>
          <table:table-cell table:style-name="ce432" table:formula="of:=[.I9]" office:value-type="float" office:value="51" calcext:value-type="float">
            <text:p>51</text:p>
          </table:table-cell>
          <table:table-cell table:style-name="ce432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465" office:value-type="string" calcext:value-type="string">
            <text:p>B</text:p>
          </table:table-cell>
          <table:table-cell table:style-name="ce432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432" table:formula="of:=[.AD9]+[.AE9]+[.AF9]" office:value-type="float" office:value="3" calcext:value-type="float">
            <text:p>3</text:p>
          </table:table-cell>
          <table:table-cell table:style-name="ce432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432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432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432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432" table:formula="of:=(SUMIFS(B_PUNTI_FATTI_SQUADRA_A_GIRONI;B_SQUADRA_A_GIRONI;[.$AB9];B_SQUADRA_B_GIRONI;[.$AB10])+SUMIFS(B_PUNTI_FATTI_SQUADRA_B_GIRONI;B_SQUADRA_A_GIRONI;[.$AB10];B_SQUADRA_B_GIRONI;[.$AB9]))*([.$AG9]=[.$AG10])" office:value-type="float" office:value="96" calcext:value-type="float">
            <text:p>96</text:p>
          </table:table-cell>
          <table:table-cell table:style-name="ce432" table:formula="of:=(SUMIFS(B_PUNTI_FATTI_SQUADRA_A_GIRONI;B_SQUADRA_A_GIRONI;[.$AB9];B_SQUADRA_B_GIRONI;[.$AB7])+SUMIFS(B_PUNTI_FATTI_SQUADRA_B_GIRONI;B_SQUADRA_A_GIRONI;[.$AB7];B_SQUADRA_B_GIRONI;[.$AB9]))*([.$AG9]=[.$AG7])" office:value-type="float" office:value="0" calcext:value-type="float">
            <text:p>0</text:p>
          </table:table-cell>
          <table:table-cell table:style-name="ce432" table:formula="of:=(SUMIFS(B_PUNTI_FATTI_SQUADRA_A_GIRONI;B_SQUADRA_A_GIRONI;[.$AB9];B_SQUADRA_B_GIRONI;[.$AB8])+SUMIFS(B_PUNTI_FATTI_SQUADRA_B_GIRONI;B_SQUADRA_A_GIRONI;[.$AB8];B_SQUADRA_B_GIRONI;[.$AB9]))*([.$AG9]=[.$AG8]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(SUMIFS(B_DIFF_CANESTRI_SQUADRA_A_GIRONI;B_SQUADRA_A_GIRONI;[.$AB9];B_SQUADRA_B_GIRONI;[.$AB10])+SUMIFS(B_DIFF_CANESTRI_SQUADRA_B_GIRONI;B_SQUADRA_A_GIRONI;[.$AB10];B_SQUADRA_B_GIRONI;[.$AB9]))*([.$AG9]=[.$AG10])" office:value-type="float" office:value="10" calcext:value-type="float">
            <text:p>+10</text:p>
          </table:table-cell>
          <table:table-cell table:style-name="ce948" table:formula="of:=(SUMIFS(B_DIFF_CANESTRI_SQUADRA_A_GIRONI;B_SQUADRA_A_GIRONI;[.$AB9];B_SQUADRA_B_GIRONI;[.$AB7])+SUMIFS(B_DIFF_CANESTRI_SQUADRA_B_GIRONI;B_SQUADRA_A_GIRONI;[.$AB7];B_SQUADRA_B_GIRONI;[.$AB9]))*([.$AG9]=[.$AG7])" office:value-type="float" office:value="-0" calcext:value-type="float">
            <text:p>+0</text:p>
          </table:table-cell>
          <table:table-cell table:style-name="ce948" table:formula="of:=(SUMIFS(B_DIFF_CANESTRI_SQUADRA_A_GIRONI;B_SQUADRA_A_GIRONI;[.$AB9];B_SQUADRA_B_GIRONI;[.$AB8])+SUMIFS(B_DIFF_CANESTRI_SQUADRA_B_GIRONI;B_SQUADRA_A_GIRONI;[.$AB8];B_SQUADRA_B_GIRONI;[.$AB9]))*([.$AG9]=[.$AG8])" office:value-type="float" office:value="-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432" table:formula="of:=VLOOKUP([.AV9];INPUT_DATE_E_RISULTATI_2A_FASE;6;0)" office:value-type="float" office:value="59" calcext:value-type="float">
            <text:p>59</text:p>
          </table:table-cell>
          <table:table-cell table:style-name="ce432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432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432" table:formula="of:=[.BC9]" office:value-type="float" office:value="59" calcext:value-type="float">
            <text:p>59</text:p>
          </table:table-cell>
          <table:table-cell table:style-name="ce432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432" table:formula="of:=1*([.BD9]&gt;[.BC9])" office:value-type="float" office:value="0" calcext:value-type="float">
            <text:p>0</text:p>
          </table:table-cell>
          <table:table-cell table:style-name="ce432" table:formula="of:=1*([.BD9]&lt;[.BC9])*NOT(AND([.BC9]=20;[.BD9]=0))" office:value-type="float" office:value="1" calcext:value-type="float">
            <text:p>1</text:p>
          </table:table-cell>
          <table:table-cell table:style-name="ce432" table:formula="of:=1*AND([.BC9]=20;[.BD9]=0)" office:value-type="float" office:value="0" calcext:value-type="float">
            <text:p>0</text:p>
          </table:table-cell>
          <table:table-cell table:style-name="ce432" table:formula="of:=[.BD9]" office:value-type="float" office:value="41" calcext:value-type="float">
            <text:p>41</text:p>
          </table:table-cell>
          <table:table-cell table:style-name="ce432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1</text:p>
          </table:table-cell>
          <table:table-cell table:style-name="ce432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432" table:formula="of:=VLOOKUP([.A10];INPUT_DATE_E_RISULTATI_GIRONI;6;0)" office:value-type="float" office:value="56" calcext:value-type="float">
            <text:p>56</text:p>
          </table:table-cell>
          <table:table-cell table:style-name="ce432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432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432" table:formula="of:=[.H10]" office:value-type="float" office:value="56" calcext:value-type="float">
            <text:p>56</text:p>
          </table:table-cell>
          <table:table-cell table:style-name="ce432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432" table:formula="of:=1*([.I10]&gt;[.H10])" office:value-type="float" office:value="0" calcext:value-type="float">
            <text:p>0</text:p>
          </table:table-cell>
          <table:table-cell table:style-name="ce432" table:formula="of:=1*([.I10]&lt;[.H10])*NOT(AND([.H10]=20;[.I10]=0))" office:value-type="float" office:value="1" calcext:value-type="float">
            <text:p>1</text:p>
          </table:table-cell>
          <table:table-cell table:style-name="ce432" table:formula="of:=1*AND([.H10]=20;[.I10]=0)" office:value-type="float" office:value="0" calcext:value-type="float">
            <text:p>0</text:p>
          </table:table-cell>
          <table:table-cell table:style-name="ce432" table:formula="of:=[.I10]" office:value-type="float" office:value="47" calcext:value-type="float">
            <text:p>47</text:p>
          </table:table-cell>
          <table:table-cell table:style-name="ce432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(SUMIFS(B_PUNTI_FATTI_SQUADRA_A_GIRONI;B_SQUADRA_A_GIRONI;[.$AB10];B_SQUADRA_B_GIRONI;[.$AB7])+SUMIFS(B_PUNTI_FATTI_SQUADRA_B_GIRONI;B_SQUADRA_A_GIRONI;[.$AB7];B_SQUADRA_B_GIRONI;[.$AB10]))*([.$AG10]=[.$AG7])" office:value-type="float" office:value="0" calcext:value-type="float">
            <text:p>0</text:p>
          </table:table-cell>
          <table:table-cell table:style-name="ce965" table:formula="of:=(SUMIFS(B_PUNTI_FATTI_SQUADRA_A_GIRONI;B_SQUADRA_A_GIRONI;[.$AB10];B_SQUADRA_B_GIRONI;[.$AB8])+SUMIFS(B_PUNTI_FATTI_SQUADRA_B_GIRONI;B_SQUADRA_A_GIRONI;[.$AB8];B_SQUADRA_B_GIRONI;[.$AB10]))*([.$AG10]=[.$AG8])" office:value-type="float" office:value="0" calcext:value-type="float">
            <text:p>0</text:p>
          </table:table-cell>
          <table:table-cell table:style-name="ce965" table:formula="of:=(SUMIFS(B_PUNTI_FATTI_SQUADRA_A_GIRONI;B_SQUADRA_A_GIRONI;[.$AB10];B_SQUADRA_B_GIRONI;[.$AB9])+SUMIFS(B_PUNTI_FATTI_SQUADRA_B_GIRONI;B_SQUADRA_A_GIRONI;[.$AB9];B_SQUADRA_B_GIRONI;[.$AB10]))*([.$AG10]=[.$AG9]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(SUMIFS(B_DIFF_CANESTRI_SQUADRA_A_GIRONI;B_SQUADRA_A_GIRONI;[.$AB10];B_SQUADRA_B_GIRONI;[.$AB7])+SUMIFS(B_DIFF_CANESTRI_SQUADRA_B_GIRONI;B_SQUADRA_A_GIRONI;[.$AB7];B_SQUADRA_B_GIRONI;[.$AB10]))*([.$AG10]=[.$AG7])" office:value-type="float" office:value="0" calcext:value-type="float">
            <text:p>+0</text:p>
          </table:table-cell>
          <table:table-cell table:style-name="ce991" table:formula="of:=(SUMIFS(B_DIFF_CANESTRI_SQUADRA_A_GIRONI;B_SQUADRA_A_GIRONI;[.$AB10];B_SQUADRA_B_GIRONI;[.$AB8])+SUMIFS(B_DIFF_CANESTRI_SQUADRA_B_GIRONI;B_SQUADRA_A_GIRONI;[.$AB8];B_SQUADRA_B_GIRONI;[.$AB10]))*([.$AG10]=[.$AG8])" office:value-type="float" office:value="-0" calcext:value-type="float">
            <text:p>+0</text:p>
          </table:table-cell>
          <table:table-cell table:style-name="ce991" table:formula="of:=(SUMIFS(B_DIFF_CANESTRI_SQUADRA_A_GIRONI;B_SQUADRA_A_GIRONI;[.$AB10];B_SQUADRA_B_GIRONI;[.$AB9])+SUMIFS(B_DIFF_CANESTRI_SQUADRA_B_GIRONI;B_SQUADRA_A_GIRONI;[.$AB9];B_SQUADRA_B_GIRONI;[.$AB10]))*([.$AG10]=[.$AG9]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432" table:formula="of:=VLOOKUP([.AV10];INPUT_DATE_E_RISULTATI_2A_FASE;6;0)" office:value-type="float" office:value="52" calcext:value-type="float">
            <text:p>52</text:p>
          </table:table-cell>
          <table:table-cell table:style-name="ce432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432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432" table:formula="of:=[.BC10]" office:value-type="float" office:value="52" calcext:value-type="float">
            <text:p>52</text:p>
          </table:table-cell>
          <table:table-cell table:style-name="ce432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432" table:formula="of:=1*([.BD10]&gt;[.BC10])" office:value-type="float" office:value="0" calcext:value-type="float">
            <text:p>0</text:p>
          </table:table-cell>
          <table:table-cell table:style-name="ce432" table:formula="of:=1*([.BD10]&lt;[.BC10])*NOT(AND([.BC10]=20;[.BD10]=0))" office:value-type="float" office:value="1" calcext:value-type="float">
            <text:p>1</text:p>
          </table:table-cell>
          <table:table-cell table:style-name="ce432" table:formula="of:=1*AND([.BC10]=20;[.BD10]=0)" office:value-type="float" office:value="0" calcext:value-type="float">
            <text:p>0</text:p>
          </table:table-cell>
          <table:table-cell table:style-name="ce432" table:formula="of:=[.BD10]" office:value-type="float" office:value="30" calcext:value-type="float">
            <text:p>30</text:p>
          </table:table-cell>
          <table:table-cell table:style-name="ce432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1</text:p>
          </table:table-cell>
          <table:table-cell table:style-name="ce432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432" table:formula="of:=VLOOKUP([.A11];INPUT_DATE_E_RISULTATI_GIRONI;6;0)" office:value-type="float" office:value="76" calcext:value-type="float">
            <text:p>76</text:p>
          </table:table-cell>
          <table:table-cell table:style-name="ce432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432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432" table:formula="of:=[.H11]" office:value-type="float" office:value="76" calcext:value-type="float">
            <text:p>76</text:p>
          </table:table-cell>
          <table:table-cell table:style-name="ce432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432" table:formula="of:=1*([.I11]&gt;[.H11])" office:value-type="float" office:value="1" calcext:value-type="float">
            <text:p>1</text:p>
          </table:table-cell>
          <table:table-cell table:style-name="ce432" table:formula="of:=1*([.I11]&lt;[.H11])*NOT(AND([.H11]=20;[.I11]=0))" office:value-type="float" office:value="0" calcext:value-type="float">
            <text:p>0</text:p>
          </table:table-cell>
          <table:table-cell table:style-name="ce432" table:formula="of:=1*AND([.H11]=20;[.I11]=0)" office:value-type="float" office:value="0" calcext:value-type="float">
            <text:p>0</text:p>
          </table:table-cell>
          <table:table-cell table:style-name="ce432" table:formula="of:=[.I11]" office:value-type="float" office:value="94" calcext:value-type="float">
            <text:p>94</text:p>
          </table:table-cell>
          <table:table-cell table:style-name="ce432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465" office:value-type="string" calcext:value-type="string">
            <text:p>C</text:p>
          </table:table-cell>
          <table:table-cell table:style-name="ce432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432" table:formula="of:=[.AD11]+[.AE11]+[.AF11]" office:value-type="float" office:value="3" calcext:value-type="float">
            <text:p>3</text:p>
          </table:table-cell>
          <table:table-cell table:style-name="ce432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432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432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432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432" table:formula="of:=(SUMIFS(B_PUNTI_FATTI_SQUADRA_A_GIRONI;B_SQUADRA_A_GIRONI;[.$AB11];B_SQUADRA_B_GIRONI;[.$AB12])+SUMIFS(B_PUNTI_FATTI_SQUADRA_B_GIRONI;B_SQUADRA_A_GIRONI;[.$AB12];B_SQUADRA_B_GIRONI;[.$AB11]))*([.$AG11]=[.$AG12])" office:value-type="float" office:value="79" calcext:value-type="float">
            <text:p>79</text:p>
          </table:table-cell>
          <table:table-cell table:style-name="ce945" table:formula="of:=(SUMIFS(B_PUNTI_FATTI_SQUADRA_A_GIRONI;B_SQUADRA_A_GIRONI;[.$AB11];B_SQUADRA_B_GIRONI;[.$AB13])+SUMIFS(B_PUNTI_FATTI_SQUADRA_B_GIRONI;B_SQUADRA_A_GIRONI;[.$AB13];B_SQUADRA_B_GIRONI;[.$AB11]))*([.$AG11]=[.$AG13])" office:value-type="float" office:value="66" calcext:value-type="float">
            <text:p>66</text:p>
          </table:table-cell>
          <table:table-cell table:style-name="ce432" table:formula="of:=(SUMIFS(B_PUNTI_FATTI_SQUADRA_A_GIRONI;B_SQUADRA_A_GIRONI;[.$AB11];B_SQUADRA_B_GIRONI;[.$AB14])+SUMIFS(B_PUNTI_FATTI_SQUADRA_B_GIRONI;B_SQUADRA_A_GIRONI;[.$AB14];B_SQUADRA_B_GIRONI;[.$AB11]))*([.$AG11]=[.$AG14]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(SUMIFS(B_DIFF_CANESTRI_SQUADRA_A_GIRONI;B_SQUADRA_A_GIRONI;[.$AB11];B_SQUADRA_B_GIRONI;[.$AB12])+SUMIFS(B_DIFF_CANESTRI_SQUADRA_B_GIRONI;B_SQUADRA_A_GIRONI;[.$AB12];B_SQUADRA_B_GIRONI;[.$AB11]))*([.$AG11]=[.$AG12])" office:value-type="float" office:value="31" calcext:value-type="float">
            <text:p>+31</text:p>
          </table:table-cell>
          <table:table-cell table:style-name="ce948" table:formula="of:=(SUMIFS(B_DIFF_CANESTRI_SQUADRA_A_GIRONI;B_SQUADRA_A_GIRONI;[.$AB11];B_SQUADRA_B_GIRONI;[.$AB13])+SUMIFS(B_DIFF_CANESTRI_SQUADRA_B_GIRONI;B_SQUADRA_A_GIRONI;[.$AB13];B_SQUADRA_B_GIRONI;[.$AB11]))*([.$AG11]=[.$AG13])" office:value-type="float" office:value="-29" calcext:value-type="float">
            <text:p>-29</text:p>
          </table:table-cell>
          <table:table-cell table:style-name="ce948" table:formula="of:=(SUMIFS(B_DIFF_CANESTRI_SQUADRA_A_GIRONI;B_SQUADRA_A_GIRONI;[.$AB11];B_SQUADRA_B_GIRONI;[.$AB14])+SUMIFS(B_DIFF_CANESTRI_SQUADRA_B_GIRONI;B_SQUADRA_A_GIRONI;[.$AB14];B_SQUADRA_B_GIRONI;[.$AB11]))*([.$AG11]=[.$AG14]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432" table:formula="of:=VLOOKUP([.AV11];INPUT_DATE_E_RISULTATI_2A_FASE;6;0)" office:value-type="float" office:value="58" calcext:value-type="float">
            <text:p>58</text:p>
          </table:table-cell>
          <table:table-cell table:style-name="ce432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432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432" table:formula="of:=[.BC11]" office:value-type="float" office:value="58" calcext:value-type="float">
            <text:p>58</text:p>
          </table:table-cell>
          <table:table-cell table:style-name="ce432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432" table:formula="of:=1*([.BD11]&gt;[.BC11])" office:value-type="float" office:value="0" calcext:value-type="float">
            <text:p>0</text:p>
          </table:table-cell>
          <table:table-cell table:style-name="ce432" table:formula="of:=1*([.BD11]&lt;[.BC11])*NOT(AND([.BC11]=20;[.BD11]=0))" office:value-type="float" office:value="1" calcext:value-type="float">
            <text:p>1</text:p>
          </table:table-cell>
          <table:table-cell table:style-name="ce432" table:formula="of:=1*AND([.BC11]=20;[.BD11]=0)" office:value-type="float" office:value="0" calcext:value-type="float">
            <text:p>0</text:p>
          </table:table-cell>
          <table:table-cell table:style-name="ce432" table:formula="of:=[.BD11]" office:value-type="float" office:value="39" calcext:value-type="float">
            <text:p>39</text:p>
          </table:table-cell>
          <table:table-cell table:style-name="ce432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382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2</text:p>
          </table:table-cell>
          <table:table-cell table:style-name="ce432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432" table:formula="of:=VLOOKUP([.A12];INPUT_DATE_E_RISULTATI_GIRONI;6;0)" office:value-type="float" office:value="97" calcext:value-type="float">
            <text:p>97</text:p>
          </table:table-cell>
          <table:table-cell table:style-name="ce432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432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432" table:formula="of:=[.H12]" office:value-type="float" office:value="97" calcext:value-type="float">
            <text:p>97</text:p>
          </table:table-cell>
          <table:table-cell table:style-name="ce432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432" table:formula="of:=1*([.I12]&gt;[.H12])" office:value-type="float" office:value="0" calcext:value-type="float">
            <text:p>0</text:p>
          </table:table-cell>
          <table:table-cell table:style-name="ce432" table:formula="of:=1*([.I12]&lt;[.H12])*NOT(AND([.H12]=20;[.I12]=0))" office:value-type="float" office:value="1" calcext:value-type="float">
            <text:p>1</text:p>
          </table:table-cell>
          <table:table-cell table:style-name="ce432" table:formula="of:=1*AND([.H12]=20;[.I12]=0)" office:value-type="float" office:value="0" calcext:value-type="float">
            <text:p>0</text:p>
          </table:table-cell>
          <table:table-cell table:style-name="ce432" table:formula="of:=[.I12]" office:value-type="float" office:value="72" calcext:value-type="float">
            <text:p>72</text:p>
          </table:table-cell>
          <table:table-cell table:style-name="ce432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465" office:value-type="string" calcext:value-type="string">
            <text:p>C</text:p>
          </table:table-cell>
          <table:table-cell table:style-name="ce432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432" table:formula="of:=[.AD12]+[.AE12]+[.AF12]" office:value-type="float" office:value="3" calcext:value-type="float">
            <text:p>3</text:p>
          </table:table-cell>
          <table:table-cell table:style-name="ce432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432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432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432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432" table:formula="of:=(SUMIFS(B_PUNTI_FATTI_SQUADRA_A_GIRONI;B_SQUADRA_A_GIRONI;[.$AB12];B_SQUADRA_B_GIRONI;[.$AB13])+SUMIFS(B_PUNTI_FATTI_SQUADRA_B_GIRONI;B_SQUADRA_A_GIRONI;[.$AB13];B_SQUADRA_B_GIRONI;[.$AB12]))*([.$AG12]=[.$AG13])" office:value-type="float" office:value="98" calcext:value-type="float">
            <text:p>98</text:p>
          </table:table-cell>
          <table:table-cell table:style-name="ce432" table:formula="of:=(SUMIFS(B_PUNTI_FATTI_SQUADRA_A_GIRONI;B_SQUADRA_A_GIRONI;[.$AB12];B_SQUADRA_B_GIRONI;[.$AB14])+SUMIFS(B_PUNTI_FATTI_SQUADRA_B_GIRONI;B_SQUADRA_A_GIRONI;[.$AB14];B_SQUADRA_B_GIRONI;[.$AB12]))*([.$AG12]=[.$AG14])" office:value-type="float" office:value="0" calcext:value-type="float">
            <text:p>0</text:p>
          </table:table-cell>
          <table:table-cell table:style-name="ce432" table:formula="of:=(SUMIFS(B_PUNTI_FATTI_SQUADRA_A_GIRONI;B_SQUADRA_A_GIRONI;[.$AB12];B_SQUADRA_B_GIRONI;[.$AB11])+SUMIFS(B_PUNTI_FATTI_SQUADRA_B_GIRONI;B_SQUADRA_A_GIRONI;[.$AB11];B_SQUADRA_B_GIRONI;[.$AB12]))*([.$AG12]=[.$AG11]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(SUMIFS(B_DIFF_CANESTRI_SQUADRA_A_GIRONI;B_SQUADRA_A_GIRONI;[.$AB12];B_SQUADRA_B_GIRONI;[.$AB13])+SUMIFS(B_DIFF_CANESTRI_SQUADRA_B_GIRONI;B_SQUADRA_A_GIRONI;[.$AB13];B_SQUADRA_B_GIRONI;[.$AB12]))*([.$AG12]=[.$AG13])" office:value-type="float" office:value="49" calcext:value-type="float">
            <text:p>+49</text:p>
          </table:table-cell>
          <table:table-cell table:style-name="ce948" table:formula="of:=(SUMIFS(B_DIFF_CANESTRI_SQUADRA_A_GIRONI;B_SQUADRA_A_GIRONI;[.$AB12];B_SQUADRA_B_GIRONI;[.$AB14])+SUMIFS(B_DIFF_CANESTRI_SQUADRA_B_GIRONI;B_SQUADRA_A_GIRONI;[.$AB14];B_SQUADRA_B_GIRONI;[.$AB12]))*([.$AG12]=[.$AG14])" office:value-type="float" office:value="0" calcext:value-type="float">
            <text:p>+0</text:p>
          </table:table-cell>
          <table:table-cell table:style-name="ce948" table:formula="of:=(SUMIFS(B_DIFF_CANESTRI_SQUADRA_A_GIRONI;B_SQUADRA_A_GIRONI;[.$AB12];B_SQUADRA_B_GIRONI;[.$AB11])+SUMIFS(B_DIFF_CANESTRI_SQUADRA_B_GIRONI;B_SQUADRA_A_GIRONI;[.$AB11];B_SQUADRA_B_GIRONI;[.$AB12]))*([.$AG12]=[.$AG11]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432" table:formula="of:=VLOOKUP([.AV12];INPUT_DATE_E_RISULTATI_2A_FASE;6;0)" office:value-type="float" office:value="64" calcext:value-type="float">
            <text:p>64</text:p>
          </table:table-cell>
          <table:table-cell table:style-name="ce432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432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432" table:formula="of:=[.BC12]" office:value-type="float" office:value="64" calcext:value-type="float">
            <text:p>64</text:p>
          </table:table-cell>
          <table:table-cell table:style-name="ce432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432" table:formula="of:=1*([.BD12]&gt;[.BC12])" office:value-type="float" office:value="0" calcext:value-type="float">
            <text:p>0</text:p>
          </table:table-cell>
          <table:table-cell table:style-name="ce432" table:formula="of:=1*([.BD12]&lt;[.BC12])*NOT(AND([.BC12]=20;[.BD12]=0))" office:value-type="float" office:value="1" calcext:value-type="float">
            <text:p>1</text:p>
          </table:table-cell>
          <table:table-cell table:style-name="ce432" table:formula="of:=1*AND([.BC12]=20;[.BD12]=0)" office:value-type="float" office:value="0" calcext:value-type="float">
            <text:p>0</text:p>
          </table:table-cell>
          <table:table-cell table:style-name="ce432" table:formula="of:=[.BD12]" office:value-type="float" office:value="43" calcext:value-type="float">
            <text:p>43</text:p>
          </table:table-cell>
          <table:table-cell table:style-name="ce432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2</text:p>
          </table:table-cell>
          <table:table-cell table:style-name="ce432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432" table:formula="of:=VLOOKUP([.A13];INPUT_DATE_E_RISULTATI_GIRONI;6;0)" office:value-type="float" office:value="68" calcext:value-type="float">
            <text:p>68</text:p>
          </table:table-cell>
          <table:table-cell table:style-name="ce432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432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432" table:formula="of:=[.H13]" office:value-type="float" office:value="68" calcext:value-type="float">
            <text:p>68</text:p>
          </table:table-cell>
          <table:table-cell table:style-name="ce432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432" table:formula="of:=1*([.I13]&gt;[.H13])" office:value-type="float" office:value="0" calcext:value-type="float">
            <text:p>0</text:p>
          </table:table-cell>
          <table:table-cell table:style-name="ce432" table:formula="of:=1*([.I13]&lt;[.H13])*NOT(AND([.H13]=20;[.I13]=0))" office:value-type="float" office:value="1" calcext:value-type="float">
            <text:p>1</text:p>
          </table:table-cell>
          <table:table-cell table:style-name="ce432" table:formula="of:=1*AND([.H13]=20;[.I13]=0)" office:value-type="float" office:value="0" calcext:value-type="float">
            <text:p>0</text:p>
          </table:table-cell>
          <table:table-cell table:style-name="ce432" table:formula="of:=[.I13]" office:value-type="float" office:value="45" calcext:value-type="float">
            <text:p>45</text:p>
          </table:table-cell>
          <table:table-cell table:style-name="ce432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465" office:value-type="string" calcext:value-type="string">
            <text:p>C</text:p>
          </table:table-cell>
          <table:table-cell table:style-name="ce432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432" table:formula="of:=[.AD13]+[.AE13]+[.AF13]" office:value-type="float" office:value="3" calcext:value-type="float">
            <text:p>3</text:p>
          </table:table-cell>
          <table:table-cell table:style-name="ce432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432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432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432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432" table:formula="of:=(SUMIFS(B_PUNTI_FATTI_SQUADRA_A_GIRONI;B_SQUADRA_A_GIRONI;[.$AB13];B_SQUADRA_B_GIRONI;[.$AB14])+SUMIFS(B_PUNTI_FATTI_SQUADRA_B_GIRONI;B_SQUADRA_A_GIRONI;[.$AB14];B_SQUADRA_B_GIRONI;[.$AB13]))*([.$AG13]=[.$AG14])" office:value-type="float" office:value="0" calcext:value-type="float">
            <text:p>0</text:p>
          </table:table-cell>
          <table:table-cell table:style-name="ce432" table:formula="of:=(SUMIFS(B_PUNTI_FATTI_SQUADRA_A_GIRONI;B_SQUADRA_A_GIRONI;[.$AB13];B_SQUADRA_B_GIRONI;[.$AB11])+SUMIFS(B_PUNTI_FATTI_SQUADRA_B_GIRONI;B_SQUADRA_A_GIRONI;[.$AB11];B_SQUADRA_B_GIRONI;[.$AB13]))*([.$AG13]=[.$AG11])" office:value-type="float" office:value="95" calcext:value-type="float">
            <text:p>95</text:p>
          </table:table-cell>
          <table:table-cell table:style-name="ce432" table:formula="of:=(SUMIFS(B_PUNTI_FATTI_SQUADRA_A_GIRONI;B_SQUADRA_A_GIRONI;[.$AB13];B_SQUADRA_B_GIRONI;[.$AB12])+SUMIFS(B_PUNTI_FATTI_SQUADRA_B_GIRONI;B_SQUADRA_A_GIRONI;[.$AB12];B_SQUADRA_B_GIRONI;[.$AB13]))*([.$AG13]=[.$AG12]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(SUMIFS(B_DIFF_CANESTRI_SQUADRA_A_GIRONI;B_SQUADRA_A_GIRONI;[.$AB13];B_SQUADRA_B_GIRONI;[.$AB14])+SUMIFS(B_DIFF_CANESTRI_SQUADRA_B_GIRONI;B_SQUADRA_A_GIRONI;[.$AB14];B_SQUADRA_B_GIRONI;[.$AB13]))*([.$AG13]=[.$AG14])" office:value-type="float" office:value="0" calcext:value-type="float">
            <text:p>+0</text:p>
          </table:table-cell>
          <table:table-cell table:style-name="ce948" table:formula="of:=(SUMIFS(B_DIFF_CANESTRI_SQUADRA_A_GIRONI;B_SQUADRA_A_GIRONI;[.$AB13];B_SQUADRA_B_GIRONI;[.$AB11])+SUMIFS(B_DIFF_CANESTRI_SQUADRA_B_GIRONI;B_SQUADRA_A_GIRONI;[.$AB11];B_SQUADRA_B_GIRONI;[.$AB13]))*([.$AG13]=[.$AG11])" office:value-type="float" office:value="29" calcext:value-type="float">
            <text:p>+29</text:p>
          </table:table-cell>
          <table:table-cell table:style-name="ce948" table:formula="of:=(SUMIFS(B_DIFF_CANESTRI_SQUADRA_A_GIRONI;B_SQUADRA_A_GIRONI;[.$AB13];B_SQUADRA_B_GIRONI;[.$AB12])+SUMIFS(B_DIFF_CANESTRI_SQUADRA_B_GIRONI;B_SQUADRA_A_GIRONI;[.$AB12];B_SQUADRA_B_GIRONI;[.$AB13]))*([.$AG13]=[.$AG12]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432" table:formula="of:=VLOOKUP([.AV13];INPUT_DATE_E_RISULTATI_2A_FASE;6;0)" office:value-type="float" office:value="50" calcext:value-type="float">
            <text:p>50</text:p>
          </table:table-cell>
          <table:table-cell table:style-name="ce432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432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432" table:formula="of:=[.BC13]" office:value-type="float" office:value="50" calcext:value-type="float">
            <text:p>50</text:p>
          </table:table-cell>
          <table:table-cell table:style-name="ce432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432" table:formula="of:=1*([.BD13]&gt;[.BC13])" office:value-type="float" office:value="0" calcext:value-type="float">
            <text:p>0</text:p>
          </table:table-cell>
          <table:table-cell table:style-name="ce432" table:formula="of:=1*([.BD13]&lt;[.BC13])*NOT(AND([.BC13]=20;[.BD13]=0))" office:value-type="float" office:value="1" calcext:value-type="float">
            <text:p>1</text:p>
          </table:table-cell>
          <table:table-cell table:style-name="ce432" table:formula="of:=1*AND([.BC13]=20;[.BD13]=0)" office:value-type="float" office:value="0" calcext:value-type="float">
            <text:p>0</text:p>
          </table:table-cell>
          <table:table-cell table:style-name="ce432" table:formula="of:=[.BD13]" office:value-type="float" office:value="43" calcext:value-type="float">
            <text:p>43</text:p>
          </table:table-cell>
          <table:table-cell table:style-name="ce432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382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432" office:value-type="string" calcext:value-type="string">
            <text:p>B3</text:p>
          </table:table-cell>
          <table:table-cell table:style-name="ce432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432" table:formula="of:=VLOOKUP([.A14];INPUT_DATE_E_RISULTATI_GIRONI;6;0)" office:value-type="float" office:value="96" calcext:value-type="float">
            <text:p>96</text:p>
          </table:table-cell>
          <table:table-cell table:style-name="ce432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432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432" table:formula="of:=[.H14]" office:value-type="float" office:value="96" calcext:value-type="float">
            <text:p>96</text:p>
          </table:table-cell>
          <table:table-cell table:style-name="ce432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432" table:formula="of:=1*([.I14]&gt;[.H14])" office:value-type="float" office:value="0" calcext:value-type="float">
            <text:p>0</text:p>
          </table:table-cell>
          <table:table-cell table:style-name="ce432" table:formula="of:=1*([.I14]&lt;[.H14])*NOT(AND([.H14]=20;[.I14]=0))" office:value-type="float" office:value="1" calcext:value-type="float">
            <text:p>1</text:p>
          </table:table-cell>
          <table:table-cell table:style-name="ce432" table:formula="of:=1*AND([.H14]=20;[.I14]=0)" office:value-type="float" office:value="0" calcext:value-type="float">
            <text:p>0</text:p>
          </table:table-cell>
          <table:table-cell table:style-name="ce432" table:formula="of:=[.I14]" office:value-type="float" office:value="86" calcext:value-type="float">
            <text:p>86</text:p>
          </table:table-cell>
          <table:table-cell table:style-name="ce432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465" office:value-type="string" calcext:value-type="string">
            <text:p>C</text:p>
          </table:table-cell>
          <table:table-cell table:style-name="ce432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432" table:formula="of:=[.AD14]+[.AE14]+[.AF14]" office:value-type="float" office:value="3" calcext:value-type="float">
            <text:p>3</text:p>
          </table:table-cell>
          <table:table-cell table:style-name="ce432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432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432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432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432" table:formula="of:=(SUMIFS(B_PUNTI_FATTI_SQUADRA_A_GIRONI;B_SQUADRA_A_GIRONI;[.$AB14];B_SQUADRA_B_GIRONI;[.$AB11])+SUMIFS(B_PUNTI_FATTI_SQUADRA_B_GIRONI;B_SQUADRA_A_GIRONI;[.$AB11];B_SQUADRA_B_GIRONI;[.$AB14]))*([.$AG14]=[.$AG11])" office:value-type="float" office:value="0" calcext:value-type="float">
            <text:p>0</text:p>
          </table:table-cell>
          <table:table-cell table:style-name="ce432" table:formula="of:=(SUMIFS(B_PUNTI_FATTI_SQUADRA_A_GIRONI;B_SQUADRA_A_GIRONI;[.$AB14];B_SQUADRA_B_GIRONI;[.$AB12])+SUMIFS(B_PUNTI_FATTI_SQUADRA_B_GIRONI;B_SQUADRA_A_GIRONI;[.$AB12];B_SQUADRA_B_GIRONI;[.$AB14]))*([.$AG14]=[.$AG12])" office:value-type="float" office:value="0" calcext:value-type="float">
            <text:p>0</text:p>
          </table:table-cell>
          <table:table-cell table:style-name="ce432" table:formula="of:=(SUMIFS(B_PUNTI_FATTI_SQUADRA_A_GIRONI;B_SQUADRA_A_GIRONI;[.$AB14];B_SQUADRA_B_GIRONI;[.$AB13])+SUMIFS(B_PUNTI_FATTI_SQUADRA_B_GIRONI;B_SQUADRA_A_GIRONI;[.$AB13];B_SQUADRA_B_GIRONI;[.$AB14]))*([.$AG14]=[.$AG13]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(SUMIFS(B_DIFF_CANESTRI_SQUADRA_A_GIRONI;B_SQUADRA_A_GIRONI;[.$AB14];B_SQUADRA_B_GIRONI;[.$AB11])+SUMIFS(B_DIFF_CANESTRI_SQUADRA_B_GIRONI;B_SQUADRA_A_GIRONI;[.$AB11];B_SQUADRA_B_GIRONI;[.$AB14]))*([.$AG14]=[.$AG11])" office:value-type="float" office:value="-0" calcext:value-type="float">
            <text:p>+0</text:p>
          </table:table-cell>
          <table:table-cell table:style-name="ce948" table:formula="of:=(SUMIFS(B_DIFF_CANESTRI_SQUADRA_A_GIRONI;B_SQUADRA_A_GIRONI;[.$AB14];B_SQUADRA_B_GIRONI;[.$AB12])+SUMIFS(B_DIFF_CANESTRI_SQUADRA_B_GIRONI;B_SQUADRA_A_GIRONI;[.$AB12];B_SQUADRA_B_GIRONI;[.$AB14]))*([.$AG14]=[.$AG12])" office:value-type="float" office:value="-0" calcext:value-type="float">
            <text:p>+0</text:p>
          </table:table-cell>
          <table:table-cell table:style-name="ce948" table:formula="of:=(SUMIFS(B_DIFF_CANESTRI_SQUADRA_A_GIRONI;B_SQUADRA_A_GIRONI;[.$AB14];B_SQUADRA_B_GIRONI;[.$AB13])+SUMIFS(B_DIFF_CANESTRI_SQUADRA_B_GIRONI;B_SQUADRA_A_GIRONI;[.$AB13];B_SQUADRA_B_GIRONI;[.$AB14]))*([.$AG14]=[.$AG13])" office:value-type="float" office:value="-0" calcext:value-type="float">
            <text:p>+0</text:p>
          </table:table-cell>
          <table:table-cell table:style-name="ce985" table:formula="of:=[.AO14]+[.AP14]+[.AQ14]" office:value-type="float" office:value="-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432" table:formula="of:=VLOOKUP([.AV14];INPUT_DATE_E_RISULTATI_2A_FASE;6;0)" office:value-type="float" office:value="52" calcext:value-type="float">
            <text:p>52</text:p>
          </table:table-cell>
          <table:table-cell table:style-name="ce432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432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432" table:formula="of:=[.BC14]" office:value-type="float" office:value="52" calcext:value-type="float">
            <text:p>52</text:p>
          </table:table-cell>
          <table:table-cell table:style-name="ce432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432" table:formula="of:=1*([.BD14]&gt;[.BC14])" office:value-type="float" office:value="0" calcext:value-type="float">
            <text:p>0</text:p>
          </table:table-cell>
          <table:table-cell table:style-name="ce432" table:formula="of:=1*([.BD14]&lt;[.BC14])*NOT(AND([.BC14]=20;[.BD14]=0))" office:value-type="float" office:value="1" calcext:value-type="float">
            <text:p>1</text:p>
          </table:table-cell>
          <table:table-cell table:style-name="ce432" table:formula="of:=1*AND([.BC14]=20;[.BD14]=0)" office:value-type="float" office:value="0" calcext:value-type="float">
            <text:p>0</text:p>
          </table:table-cell>
          <table:table-cell table:style-name="ce432" table:formula="of:=[.BD14]" office:value-type="float" office:value="42" calcext:value-type="float">
            <text:p>42</text:p>
          </table:table-cell>
          <table:table-cell table:style-name="ce432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382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1</text:p>
          </table:table-cell>
          <table:table-cell table:style-name="ce432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432" table:formula="of:=VLOOKUP([.A15];INPUT_DATE_E_RISULTATI_GIRONI;6;0)" office:value-type="float" office:value="79" calcext:value-type="float">
            <text:p>79</text:p>
          </table:table-cell>
          <table:table-cell table:style-name="ce432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432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432" table:formula="of:=[.H15]" office:value-type="float" office:value="79" calcext:value-type="float">
            <text:p>79</text:p>
          </table:table-cell>
          <table:table-cell table:style-name="ce432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432" table:formula="of:=1*([.I15]&gt;[.H15])" office:value-type="float" office:value="0" calcext:value-type="float">
            <text:p>0</text:p>
          </table:table-cell>
          <table:table-cell table:style-name="ce432" table:formula="of:=1*([.I15]&lt;[.H15])*NOT(AND([.H15]=20;[.I15]=0))" office:value-type="float" office:value="1" calcext:value-type="float">
            <text:p>1</text:p>
          </table:table-cell>
          <table:table-cell table:style-name="ce432" table:formula="of:=1*AND([.H15]=20;[.I15]=0)" office:value-type="float" office:value="0" calcext:value-type="float">
            <text:p>0</text:p>
          </table:table-cell>
          <table:table-cell table:style-name="ce432" table:formula="of:=[.I15]" office:value-type="float" office:value="48" calcext:value-type="float">
            <text:p>48</text:p>
          </table:table-cell>
          <table:table-cell table:style-name="ce432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(SUMIFS(B_PUNTI_FATTI_SQUADRA_A_GIRONI;B_SQUADRA_A_GIRONI;[.$AB15];B_SQUADRA_B_GIRONI;[.$AB16])+SUMIFS(B_PUNTI_FATTI_SQUADRA_B_GIRONI;B_SQUADRA_A_GIRONI;[.$AB16];B_SQUADRA_B_GIRONI;[.$AB15]))*([.$AG15]=[.$AG16])" office:value-type="float" office:value="96" calcext:value-type="float">
            <text:p>96</text:p>
          </table:table-cell>
          <table:table-cell table:style-name="ce989" table:formula="of:=(SUMIFS(B_PUNTI_FATTI_SQUADRA_A_GIRONI;B_SQUADRA_A_GIRONI;[.$AB15];B_SQUADRA_B_GIRONI;[.$AB17])+SUMIFS(B_PUNTI_FATTI_SQUADRA_B_GIRONI;B_SQUADRA_A_GIRONI;[.$AB17];B_SQUADRA_B_GIRONI;[.$AB15]))*([.$AG15]=[.$AG17])" office:value-type="float" office:value="29" calcext:value-type="float">
            <text:p>29</text:p>
          </table:table-cell>
          <table:table-cell table:style-name="ce964" table:formula="of:=(SUMIFS(B_PUNTI_FATTI_SQUADRA_A_GIRONI;B_SQUADRA_A_GIRONI;[.$AB15];B_SQUADRA_B_GIRONI;[.$AB18])+SUMIFS(B_PUNTI_FATTI_SQUADRA_B_GIRONI;B_SQUADRA_A_GIRONI;[.$AB18];B_SQUADRA_B_GIRONI;[.$AB15]))*([.$AG15]=[.$AG18]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(SUMIFS(B_DIFF_CANESTRI_SQUADRA_A_GIRONI;B_SQUADRA_A_GIRONI;[.$AB15];B_SQUADRA_B_GIRONI;[.$AB16])+SUMIFS(B_DIFF_CANESTRI_SQUADRA_B_GIRONI;B_SQUADRA_A_GIRONI;[.$AB16];B_SQUADRA_B_GIRONI;[.$AB15]))*([.$AG15]=[.$AG16])" office:value-type="float" office:value="71" calcext:value-type="float">
            <text:p>+71</text:p>
          </table:table-cell>
          <table:table-cell table:style-name="ce990" table:formula="of:=(SUMIFS(B_DIFF_CANESTRI_SQUADRA_A_GIRONI;B_SQUADRA_A_GIRONI;[.$AB15];B_SQUADRA_B_GIRONI;[.$AB17])+SUMIFS(B_DIFF_CANESTRI_SQUADRA_B_GIRONI;B_SQUADRA_A_GIRONI;[.$AB17];B_SQUADRA_B_GIRONI;[.$AB15]))*([.$AG15]=[.$AG17])" office:value-type="float" office:value="-10" calcext:value-type="float">
            <text:p>-10</text:p>
          </table:table-cell>
          <table:table-cell table:style-name="ce990" table:formula="of:=(SUMIFS(B_DIFF_CANESTRI_SQUADRA_A_GIRONI;B_SQUADRA_A_GIRONI;[.$AB15];B_SQUADRA_B_GIRONI;[.$AB18])+SUMIFS(B_DIFF_CANESTRI_SQUADRA_B_GIRONI;B_SQUADRA_A_GIRONI;[.$AB18];B_SQUADRA_B_GIRONI;[.$AB15]))*([.$AG15]=[.$AG18]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432" table:formula="of:=VLOOKUP([.AV15];INPUT_DATE_E_RISULTATI_2A_FASE;6;0)" office:value-type="float" office:value="51" calcext:value-type="float">
            <text:p>51</text:p>
          </table:table-cell>
          <table:table-cell table:style-name="ce432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432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432" table:formula="of:=[.BC15]" office:value-type="float" office:value="51" calcext:value-type="float">
            <text:p>51</text:p>
          </table:table-cell>
          <table:table-cell table:style-name="ce432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432" table:formula="of:=1*([.BD15]&gt;[.BC15])" office:value-type="float" office:value="0" calcext:value-type="float">
            <text:p>0</text:p>
          </table:table-cell>
          <table:table-cell table:style-name="ce432" table:formula="of:=1*([.BD15]&lt;[.BC15])*NOT(AND([.BC15]=20;[.BD15]=0))" office:value-type="float" office:value="1" calcext:value-type="float">
            <text:p>1</text:p>
          </table:table-cell>
          <table:table-cell table:style-name="ce432" table:formula="of:=1*AND([.BC15]=20;[.BD15]=0)" office:value-type="float" office:value="0" calcext:value-type="float">
            <text:p>0</text:p>
          </table:table-cell>
          <table:table-cell table:style-name="ce432" table:formula="of:=[.BD15]" office:value-type="float" office:value="47" calcext:value-type="float">
            <text:p>47</text:p>
          </table:table-cell>
          <table:table-cell table:style-name="ce432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382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1</text:p>
          </table:table-cell>
          <table:table-cell table:style-name="ce432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432" table:formula="of:=VLOOKUP([.A16];INPUT_DATE_E_RISULTATI_GIRONI;6;0)" office:value-type="float" office:value="66" calcext:value-type="float">
            <text:p>66</text:p>
          </table:table-cell>
          <table:table-cell table:style-name="ce432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432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432" table:formula="of:=[.H16]" office:value-type="float" office:value="66" calcext:value-type="float">
            <text:p>66</text:p>
          </table:table-cell>
          <table:table-cell table:style-name="ce432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432" table:formula="of:=1*([.I16]&gt;[.H16])" office:value-type="float" office:value="1" calcext:value-type="float">
            <text:p>1</text:p>
          </table:table-cell>
          <table:table-cell table:style-name="ce432" table:formula="of:=1*([.I16]&lt;[.H16])*NOT(AND([.H16]=20;[.I16]=0))" office:value-type="float" office:value="0" calcext:value-type="float">
            <text:p>0</text:p>
          </table:table-cell>
          <table:table-cell table:style-name="ce432" table:formula="of:=1*AND([.H16]=20;[.I16]=0)" office:value-type="float" office:value="0" calcext:value-type="float">
            <text:p>0</text:p>
          </table:table-cell>
          <table:table-cell table:style-name="ce432" table:formula="of:=[.I16]" office:value-type="float" office:value="95" calcext:value-type="float">
            <text:p>95</text:p>
          </table:table-cell>
          <table:table-cell table:style-name="ce432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465" office:value-type="string" calcext:value-type="string">
            <text:p>D</text:p>
          </table:table-cell>
          <table:table-cell table:style-name="ce432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432" table:formula="of:=[.AD16]+[.AE16]+[.AF16]" office:value-type="float" office:value="3" calcext:value-type="float">
            <text:p>3</text:p>
          </table:table-cell>
          <table:table-cell table:style-name="ce432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432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432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432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432" table:formula="of:=(SUMIFS(B_PUNTI_FATTI_SQUADRA_A_GIRONI;B_SQUADRA_A_GIRONI;[.$AB16];B_SQUADRA_B_GIRONI;[.$AB17])+SUMIFS(B_PUNTI_FATTI_SQUADRA_B_GIRONI;B_SQUADRA_A_GIRONI;[.$AB17];B_SQUADRA_B_GIRONI;[.$AB16]))*([.$AG16]=[.$AG17])" office:value-type="float" office:value="25" calcext:value-type="float">
            <text:p>25</text:p>
          </table:table-cell>
          <table:table-cell table:style-name="ce432" table:formula="of:=(SUMIFS(B_PUNTI_FATTI_SQUADRA_A_GIRONI;B_SQUADRA_A_GIRONI;[.$AB16];B_SQUADRA_B_GIRONI;[.$AB18])+SUMIFS(B_PUNTI_FATTI_SQUADRA_B_GIRONI;B_SQUADRA_A_GIRONI;[.$AB18];B_SQUADRA_B_GIRONI;[.$AB16]))*([.$AG16]=[.$AG18])" office:value-type="float" office:value="0" calcext:value-type="float">
            <text:p>0</text:p>
          </table:table-cell>
          <table:table-cell table:style-name="ce432" table:formula="of:=(SUMIFS(B_PUNTI_FATTI_SQUADRA_A_GIRONI;B_SQUADRA_A_GIRONI;[.$AB16];B_SQUADRA_B_GIRONI;[.$AB15])+SUMIFS(B_PUNTI_FATTI_SQUADRA_B_GIRONI;B_SQUADRA_A_GIRONI;[.$AB15];B_SQUADRA_B_GIRONI;[.$AB16]))*([.$AG16]=[.$AG15]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(SUMIFS(B_DIFF_CANESTRI_SQUADRA_A_GIRONI;B_SQUADRA_A_GIRONI;[.$AB16];B_SQUADRA_B_GIRONI;[.$AB17])+SUMIFS(B_DIFF_CANESTRI_SQUADRA_B_GIRONI;B_SQUADRA_A_GIRONI;[.$AB17];B_SQUADRA_B_GIRONI;[.$AB16]))*([.$AG16]=[.$AG17])" office:value-type="float" office:value="10" calcext:value-type="float">
            <text:p>+10</text:p>
          </table:table-cell>
          <table:table-cell table:style-name="ce948" table:formula="of:=(SUMIFS(B_DIFF_CANESTRI_SQUADRA_A_GIRONI;B_SQUADRA_A_GIRONI;[.$AB16];B_SQUADRA_B_GIRONI;[.$AB18])+SUMIFS(B_DIFF_CANESTRI_SQUADRA_B_GIRONI;B_SQUADRA_A_GIRONI;[.$AB18];B_SQUADRA_B_GIRONI;[.$AB16]))*([.$AG16]=[.$AG18])" office:value-type="float" office:value="0" calcext:value-type="float">
            <text:p>+0</text:p>
          </table:table-cell>
          <table:table-cell table:style-name="ce948" table:formula="of:=(SUMIFS(B_DIFF_CANESTRI_SQUADRA_A_GIRONI;B_SQUADRA_A_GIRONI;[.$AB16];B_SQUADRA_B_GIRONI;[.$AB15])+SUMIFS(B_DIFF_CANESTRI_SQUADRA_B_GIRONI;B_SQUADRA_A_GIRONI;[.$AB15];B_SQUADRA_B_GIRONI;[.$AB16]))*([.$AG16]=[.$AG15]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432" table:formula="of:=VLOOKUP([.AV16];INPUT_DATE_E_RISULTATI_2A_FASE;6;0)" office:value-type="float" office:value="60" calcext:value-type="float">
            <text:p>60</text:p>
          </table:table-cell>
          <table:table-cell table:style-name="ce432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432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432" table:formula="of:=[.BC16]" office:value-type="float" office:value="60" calcext:value-type="float">
            <text:p>60</text:p>
          </table:table-cell>
          <table:table-cell table:style-name="ce432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432" table:formula="of:=1*([.BD16]&gt;[.BC16])" office:value-type="float" office:value="0" calcext:value-type="float">
            <text:p>0</text:p>
          </table:table-cell>
          <table:table-cell table:style-name="ce432" table:formula="of:=1*([.BD16]&lt;[.BC16])*NOT(AND([.BC16]=20;[.BD16]=0))" office:value-type="float" office:value="1" calcext:value-type="float">
            <text:p>1</text:p>
          </table:table-cell>
          <table:table-cell table:style-name="ce432" table:formula="of:=1*AND([.BC16]=20;[.BD16]=0)" office:value-type="float" office:value="0" calcext:value-type="float">
            <text:p>0</text:p>
          </table:table-cell>
          <table:table-cell table:style-name="ce432" table:formula="of:=[.BD16]" office:value-type="float" office:value="30" calcext:value-type="float">
            <text:p>30</text:p>
          </table:table-cell>
          <table:table-cell table:style-name="ce432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382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1</text:p>
          </table:table-cell>
          <table:table-cell table:style-name="ce432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432" table:formula="of:=VLOOKUP([.A17];INPUT_DATE_E_RISULTATI_GIRONI;6;0)" office:value-type="float" office:value="57" calcext:value-type="float">
            <text:p>57</text:p>
          </table:table-cell>
          <table:table-cell table:style-name="ce432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432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432" table:formula="of:=[.H17]" office:value-type="float" office:value="57" calcext:value-type="float">
            <text:p>57</text:p>
          </table:table-cell>
          <table:table-cell table:style-name="ce432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432" table:formula="of:=1*([.I17]&gt;[.H17])" office:value-type="float" office:value="0" calcext:value-type="float">
            <text:p>0</text:p>
          </table:table-cell>
          <table:table-cell table:style-name="ce432" table:formula="of:=1*([.I17]&lt;[.H17])*NOT(AND([.H17]=20;[.I17]=0))" office:value-type="float" office:value="1" calcext:value-type="float">
            <text:p>1</text:p>
          </table:table-cell>
          <table:table-cell table:style-name="ce432" table:formula="of:=1*AND([.H17]=20;[.I17]=0)" office:value-type="float" office:value="0" calcext:value-type="float">
            <text:p>0</text:p>
          </table:table-cell>
          <table:table-cell table:style-name="ce432" table:formula="of:=[.I17]" office:value-type="float" office:value="42" calcext:value-type="float">
            <text:p>42</text:p>
          </table:table-cell>
          <table:table-cell table:style-name="ce432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465" office:value-type="string" calcext:value-type="string">
            <text:p>D</text:p>
          </table:table-cell>
          <table:table-cell table:style-name="ce432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432" table:formula="of:=[.AD17]+[.AE17]+[.AF17]" office:value-type="float" office:value="3" calcext:value-type="float">
            <text:p>3</text:p>
          </table:table-cell>
          <table:table-cell table:style-name="ce432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432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432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432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432" table:formula="of:=(SUMIFS(B_PUNTI_FATTI_SQUADRA_A_GIRONI;B_SQUADRA_A_GIRONI;[.$AB17];B_SQUADRA_B_GIRONI;[.$AB18])+SUMIFS(B_PUNTI_FATTI_SQUADRA_B_GIRONI;B_SQUADRA_A_GIRONI;[.$AB18];B_SQUADRA_B_GIRONI;[.$AB17]))*([.$AG17]=[.$AG18])" office:value-type="float" office:value="0" calcext:value-type="float">
            <text:p>0</text:p>
          </table:table-cell>
          <table:table-cell table:style-name="ce432" table:formula="of:=(SUMIFS(B_PUNTI_FATTI_SQUADRA_A_GIRONI;B_SQUADRA_A_GIRONI;[.$AB17];B_SQUADRA_B_GIRONI;[.$AB15])+SUMIFS(B_PUNTI_FATTI_SQUADRA_B_GIRONI;B_SQUADRA_A_GIRONI;[.$AB15];B_SQUADRA_B_GIRONI;[.$AB17]))*([.$AG17]=[.$AG15])" office:value-type="float" office:value="39" calcext:value-type="float">
            <text:p>39</text:p>
          </table:table-cell>
          <table:table-cell table:style-name="ce432" table:formula="of:=(SUMIFS(B_PUNTI_FATTI_SQUADRA_A_GIRONI;B_SQUADRA_A_GIRONI;[.$AB17];B_SQUADRA_B_GIRONI;[.$AB16])+SUMIFS(B_PUNTI_FATTI_SQUADRA_B_GIRONI;B_SQUADRA_A_GIRONI;[.$AB16];B_SQUADRA_B_GIRONI;[.$AB17]))*([.$AG17]=[.$AG16]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(SUMIFS(B_DIFF_CANESTRI_SQUADRA_A_GIRONI;B_SQUADRA_A_GIRONI;[.$AB17];B_SQUADRA_B_GIRONI;[.$AB18])+SUMIFS(B_DIFF_CANESTRI_SQUADRA_B_GIRONI;B_SQUADRA_A_GIRONI;[.$AB18];B_SQUADRA_B_GIRONI;[.$AB17]))*([.$AG17]=[.$AG18])" office:value-type="float" office:value="0" calcext:value-type="float">
            <text:p>+0</text:p>
          </table:table-cell>
          <table:table-cell table:style-name="ce948" table:formula="of:=(SUMIFS(B_DIFF_CANESTRI_SQUADRA_A_GIRONI;B_SQUADRA_A_GIRONI;[.$AB17];B_SQUADRA_B_GIRONI;[.$AB15])+SUMIFS(B_DIFF_CANESTRI_SQUADRA_B_GIRONI;B_SQUADRA_A_GIRONI;[.$AB15];B_SQUADRA_B_GIRONI;[.$AB17]))*([.$AG17]=[.$AG15])" office:value-type="float" office:value="10" calcext:value-type="float">
            <text:p>+10</text:p>
          </table:table-cell>
          <table:table-cell table:style-name="ce948" table:formula="of:=(SUMIFS(B_DIFF_CANESTRI_SQUADRA_A_GIRONI;B_SQUADRA_A_GIRONI;[.$AB17];B_SQUADRA_B_GIRONI;[.$AB16])+SUMIFS(B_DIFF_CANESTRI_SQUADRA_B_GIRONI;B_SQUADRA_A_GIRONI;[.$AB16];B_SQUADRA_B_GIRONI;[.$AB17]))*([.$AG17]=[.$AG16]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432" table:formula="of:=VLOOKUP([.AV17];INPUT_DATE_E_RISULTATI_2A_FASE;6;0)" office:value-type="float" office:value="66" calcext:value-type="float">
            <text:p>66</text:p>
          </table:table-cell>
          <table:table-cell table:style-name="ce432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432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432" table:formula="of:=[.BC17]" office:value-type="float" office:value="66" calcext:value-type="float">
            <text:p>66</text:p>
          </table:table-cell>
          <table:table-cell table:style-name="ce432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432" table:formula="of:=1*([.BD17]&gt;[.BC17])" office:value-type="float" office:value="0" calcext:value-type="float">
            <text:p>0</text:p>
          </table:table-cell>
          <table:table-cell table:style-name="ce432" table:formula="of:=1*([.BD17]&lt;[.BC17])*NOT(AND([.BC17]=20;[.BD17]=0))" office:value-type="float" office:value="1" calcext:value-type="float">
            <text:p>1</text:p>
          </table:table-cell>
          <table:table-cell table:style-name="ce432" table:formula="of:=1*AND([.BC17]=20;[.BD17]=0)" office:value-type="float" office:value="0" calcext:value-type="float">
            <text:p>0</text:p>
          </table:table-cell>
          <table:table-cell table:style-name="ce432" table:formula="of:=[.BD17]" office:value-type="float" office:value="39" calcext:value-type="float">
            <text:p>39</text:p>
          </table:table-cell>
          <table:table-cell table:style-name="ce432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382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2</text:p>
          </table:table-cell>
          <table:table-cell table:style-name="ce432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432" table:formula="of:=VLOOKUP([.A18];INPUT_DATE_E_RISULTATI_GIRONI;6;0)" office:value-type="float" office:value="98" calcext:value-type="float">
            <text:p>98</text:p>
          </table:table-cell>
          <table:table-cell table:style-name="ce432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432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432" table:formula="of:=[.H18]" office:value-type="float" office:value="98" calcext:value-type="float">
            <text:p>98</text:p>
          </table:table-cell>
          <table:table-cell table:style-name="ce432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432" table:formula="of:=1*([.I18]&gt;[.H18])" office:value-type="float" office:value="0" calcext:value-type="float">
            <text:p>0</text:p>
          </table:table-cell>
          <table:table-cell table:style-name="ce432" table:formula="of:=1*([.I18]&lt;[.H18])*NOT(AND([.H18]=20;[.I18]=0))" office:value-type="float" office:value="1" calcext:value-type="float">
            <text:p>1</text:p>
          </table:table-cell>
          <table:table-cell table:style-name="ce432" table:formula="of:=1*AND([.H18]=20;[.I18]=0)" office:value-type="float" office:value="0" calcext:value-type="float">
            <text:p>0</text:p>
          </table:table-cell>
          <table:table-cell table:style-name="ce432" table:formula="of:=[.I18]" office:value-type="float" office:value="49" calcext:value-type="float">
            <text:p>49</text:p>
          </table:table-cell>
          <table:table-cell table:style-name="ce432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(SUMIFS(B_PUNTI_FATTI_SQUADRA_A_GIRONI;B_SQUADRA_A_GIRONI;[.$AB18];B_SQUADRA_B_GIRONI;[.$AB15])+SUMIFS(B_PUNTI_FATTI_SQUADRA_B_GIRONI;B_SQUADRA_A_GIRONI;[.$AB15];B_SQUADRA_B_GIRONI;[.$AB18]))*([.$AG18]=[.$AG15])" office:value-type="float" office:value="0" calcext:value-type="float">
            <text:p>0</text:p>
          </table:table-cell>
          <table:table-cell table:style-name="ce965" table:formula="of:=(SUMIFS(B_PUNTI_FATTI_SQUADRA_A_GIRONI;B_SQUADRA_A_GIRONI;[.$AB18];B_SQUADRA_B_GIRONI;[.$AB16])+SUMIFS(B_PUNTI_FATTI_SQUADRA_B_GIRONI;B_SQUADRA_A_GIRONI;[.$AB16];B_SQUADRA_B_GIRONI;[.$AB18]))*([.$AG18]=[.$AG16])" office:value-type="float" office:value="0" calcext:value-type="float">
            <text:p>0</text:p>
          </table:table-cell>
          <table:table-cell table:style-name="ce965" table:formula="of:=(SUMIFS(B_PUNTI_FATTI_SQUADRA_A_GIRONI;B_SQUADRA_A_GIRONI;[.$AB18];B_SQUADRA_B_GIRONI;[.$AB17])+SUMIFS(B_PUNTI_FATTI_SQUADRA_B_GIRONI;B_SQUADRA_A_GIRONI;[.$AB17];B_SQUADRA_B_GIRONI;[.$AB18]))*([.$AG18]=[.$AG17]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(SUMIFS(B_DIFF_CANESTRI_SQUADRA_A_GIRONI;B_SQUADRA_A_GIRONI;[.$AB18];B_SQUADRA_B_GIRONI;[.$AB15])+SUMIFS(B_DIFF_CANESTRI_SQUADRA_B_GIRONI;B_SQUADRA_A_GIRONI;[.$AB15];B_SQUADRA_B_GIRONI;[.$AB18]))*([.$AG18]=[.$AG15])" office:value-type="float" office:value="-0" calcext:value-type="float">
            <text:p>+0</text:p>
          </table:table-cell>
          <table:table-cell table:style-name="ce991" table:formula="of:=(SUMIFS(B_DIFF_CANESTRI_SQUADRA_A_GIRONI;B_SQUADRA_A_GIRONI;[.$AB18];B_SQUADRA_B_GIRONI;[.$AB16])+SUMIFS(B_DIFF_CANESTRI_SQUADRA_B_GIRONI;B_SQUADRA_A_GIRONI;[.$AB16];B_SQUADRA_B_GIRONI;[.$AB18]))*([.$AG18]=[.$AG16])" office:value-type="float" office:value="-0" calcext:value-type="float">
            <text:p>+0</text:p>
          </table:table-cell>
          <table:table-cell table:style-name="ce991" table:formula="of:=(SUMIFS(B_DIFF_CANESTRI_SQUADRA_A_GIRONI;B_SQUADRA_A_GIRONI;[.$AB18];B_SQUADRA_B_GIRONI;[.$AB17])+SUMIFS(B_DIFF_CANESTRI_SQUADRA_B_GIRONI;B_SQUADRA_A_GIRONI;[.$AB17];B_SQUADRA_B_GIRONI;[.$AB18]))*([.$AG18]=[.$AG17])" office:value-type="float" office:value="-0" calcext:value-type="float">
            <text:p>+0</text:p>
          </table:table-cell>
          <table:table-cell table:style-name="ce987" table:formula="of:=[.AO18]+[.AP18]+[.AQ18]" office:value-type="float" office:value="-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432" table:formula="of:=VLOOKUP([.AV18];INPUT_DATE_E_RISULTATI_2A_FASE;6;0)" office:value-type="float" office:value="62" calcext:value-type="float">
            <text:p>62</text:p>
          </table:table-cell>
          <table:table-cell table:style-name="ce432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432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432" table:formula="of:=[.BC18]" office:value-type="float" office:value="62" calcext:value-type="float">
            <text:p>62</text:p>
          </table:table-cell>
          <table:table-cell table:style-name="ce432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432" table:formula="of:=1*([.BD18]&gt;[.BC18])" office:value-type="float" office:value="0" calcext:value-type="float">
            <text:p>0</text:p>
          </table:table-cell>
          <table:table-cell table:style-name="ce432" table:formula="of:=1*([.BD18]&lt;[.BC18])*NOT(AND([.BC18]=20;[.BD18]=0))" office:value-type="float" office:value="1" calcext:value-type="float">
            <text:p>1</text:p>
          </table:table-cell>
          <table:table-cell table:style-name="ce432" table:formula="of:=1*AND([.BC18]=20;[.BD18]=0)" office:value-type="float" office:value="0" calcext:value-type="float">
            <text:p>0</text:p>
          </table:table-cell>
          <table:table-cell table:style-name="ce432" table:formula="of:=[.BD18]" office:value-type="float" office:value="31" calcext:value-type="float">
            <text:p>31</text:p>
          </table:table-cell>
          <table:table-cell table:style-name="ce432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382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2</text:p>
          </table:table-cell>
          <table:table-cell table:style-name="ce432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432" table:formula="of:=VLOOKUP([.A19];INPUT_DATE_E_RISULTATI_GIRONI;6;0)" office:value-type="float" office:value="60" calcext:value-type="float">
            <text:p>60</text:p>
          </table:table-cell>
          <table:table-cell table:style-name="ce432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432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432" table:formula="of:=[.H19]" office:value-type="float" office:value="60" calcext:value-type="float">
            <text:p>60</text:p>
          </table:table-cell>
          <table:table-cell table:style-name="ce432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432" table:formula="of:=1*([.I19]&gt;[.H19])" office:value-type="float" office:value="0" calcext:value-type="float">
            <text:p>0</text:p>
          </table:table-cell>
          <table:table-cell table:style-name="ce432" table:formula="of:=1*([.I19]&lt;[.H19])*NOT(AND([.H19]=20;[.I19]=0))" office:value-type="float" office:value="1" calcext:value-type="float">
            <text:p>1</text:p>
          </table:table-cell>
          <table:table-cell table:style-name="ce432" table:formula="of:=1*AND([.H19]=20;[.I19]=0)" office:value-type="float" office:value="0" calcext:value-type="float">
            <text:p>0</text:p>
          </table:table-cell>
          <table:table-cell table:style-name="ce432" table:formula="of:=[.I19]" office:value-type="float" office:value="34" calcext:value-type="float">
            <text:p>34</text:p>
          </table:table-cell>
          <table:table-cell table:style-name="ce432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465" office:value-type="string" calcext:value-type="string">
            <text:p>E</text:p>
          </table:table-cell>
          <table:table-cell table:style-name="ce432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432" table:formula="of:=[.AD19]+[.AE19]+[.AF19]" office:value-type="float" office:value="3" calcext:value-type="float">
            <text:p>3</text:p>
          </table:table-cell>
          <table:table-cell table:style-name="ce432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432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432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432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432" table:formula="of:=(SUMIFS(B_PUNTI_FATTI_SQUADRA_A_GIRONI;B_SQUADRA_A_GIRONI;[.$AB19];B_SQUADRA_B_GIRONI;[.$AB20])+SUMIFS(B_PUNTI_FATTI_SQUADRA_B_GIRONI;B_SQUADRA_A_GIRONI;[.$AB20];B_SQUADRA_B_GIRONI;[.$AB19]))*([.$AG19]=[.$AG20])" office:value-type="float" office:value="34" calcext:value-type="float">
            <text:p>34</text:p>
          </table:table-cell>
          <table:table-cell table:style-name="ce945" table:formula="of:=(SUMIFS(B_PUNTI_FATTI_SQUADRA_A_GIRONI;B_SQUADRA_A_GIRONI;[.$AB19];B_SQUADRA_B_GIRONI;[.$AB21])+SUMIFS(B_PUNTI_FATTI_SQUADRA_B_GIRONI;B_SQUADRA_A_GIRONI;[.$AB21];B_SQUADRA_B_GIRONI;[.$AB19]))*([.$AG19]=[.$AG21])" office:value-type="float" office:value="33" calcext:value-type="float">
            <text:p>33</text:p>
          </table:table-cell>
          <table:table-cell table:style-name="ce432" table:formula="of:=(SUMIFS(B_PUNTI_FATTI_SQUADRA_A_GIRONI;B_SQUADRA_A_GIRONI;[.$AB19];B_SQUADRA_B_GIRONI;[.$AB22])+SUMIFS(B_PUNTI_FATTI_SQUADRA_B_GIRONI;B_SQUADRA_A_GIRONI;[.$AB22];B_SQUADRA_B_GIRONI;[.$AB19]))*([.$AG19]=[.$AG22]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(SUMIFS(B_DIFF_CANESTRI_SQUADRA_A_GIRONI;B_SQUADRA_A_GIRONI;[.$AB19];B_SQUADRA_B_GIRONI;[.$AB20])+SUMIFS(B_DIFF_CANESTRI_SQUADRA_B_GIRONI;B_SQUADRA_A_GIRONI;[.$AB20];B_SQUADRA_B_GIRONI;[.$AB19]))*([.$AG19]=[.$AG20])" office:value-type="float" office:value="1" calcext:value-type="float">
            <text:p>+1</text:p>
          </table:table-cell>
          <table:table-cell table:style-name="ce948" table:formula="of:=(SUMIFS(B_DIFF_CANESTRI_SQUADRA_A_GIRONI;B_SQUADRA_A_GIRONI;[.$AB19];B_SQUADRA_B_GIRONI;[.$AB21])+SUMIFS(B_DIFF_CANESTRI_SQUADRA_B_GIRONI;B_SQUADRA_A_GIRONI;[.$AB21];B_SQUADRA_B_GIRONI;[.$AB19]))*([.$AG19]=[.$AG21])" office:value-type="float" office:value="-1" calcext:value-type="float">
            <text:p>-1</text:p>
          </table:table-cell>
          <table:table-cell table:style-name="ce948" table:formula="of:=(SUMIFS(B_DIFF_CANESTRI_SQUADRA_A_GIRONI;B_SQUADRA_A_GIRONI;[.$AB19];B_SQUADRA_B_GIRONI;[.$AB22])+SUMIFS(B_DIFF_CANESTRI_SQUADRA_B_GIRONI;B_SQUADRA_A_GIRONI;[.$AB22];B_SQUADRA_B_GIRONI;[.$AB19]))*([.$AG19]=[.$AG22]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432" table:formula="of:=VLOOKUP([.AV19];INPUT_DATE_E_RISULTATI_2A_FASE;6;0)" office:value-type="float" office:value="63" calcext:value-type="float">
            <text:p>63</text:p>
          </table:table-cell>
          <table:table-cell table:style-name="ce432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432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432" table:formula="of:=[.BC19]" office:value-type="float" office:value="63" calcext:value-type="float">
            <text:p>63</text:p>
          </table:table-cell>
          <table:table-cell table:style-name="ce432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432" table:formula="of:=1*([.BD19]&gt;[.BC19])" office:value-type="float" office:value="0" calcext:value-type="float">
            <text:p>0</text:p>
          </table:table-cell>
          <table:table-cell table:style-name="ce432" table:formula="of:=1*([.BD19]&lt;[.BC19])*NOT(AND([.BC19]=20;[.BD19]=0))" office:value-type="float" office:value="1" calcext:value-type="float">
            <text:p>1</text:p>
          </table:table-cell>
          <table:table-cell table:style-name="ce432" table:formula="of:=1*AND([.BC19]=20;[.BD19]=0)" office:value-type="float" office:value="0" calcext:value-type="float">
            <text:p>0</text:p>
          </table:table-cell>
          <table:table-cell table:style-name="ce432" table:formula="of:=[.BD19]" office:value-type="float" office:value="35" calcext:value-type="float">
            <text:p>35</text:p>
          </table:table-cell>
          <table:table-cell table:style-name="ce432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382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432" office:value-type="string" calcext:value-type="string">
            <text:p>C3</text:p>
          </table:table-cell>
          <table:table-cell table:style-name="ce432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432" table:formula="of:=VLOOKUP([.A20];INPUT_DATE_E_RISULTATI_GIRONI;6;0)" office:value-type="float" office:value="62" calcext:value-type="float">
            <text:p>62</text:p>
          </table:table-cell>
          <table:table-cell table:style-name="ce432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432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432" table:formula="of:=[.H20]" office:value-type="float" office:value="62" calcext:value-type="float">
            <text:p>62</text:p>
          </table:table-cell>
          <table:table-cell table:style-name="ce432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432" table:formula="of:=1*([.I20]&gt;[.H20])" office:value-type="float" office:value="0" calcext:value-type="float">
            <text:p>0</text:p>
          </table:table-cell>
          <table:table-cell table:style-name="ce432" table:formula="of:=1*([.I20]&lt;[.H20])*NOT(AND([.H20]=20;[.I20]=0))" office:value-type="float" office:value="1" calcext:value-type="float">
            <text:p>1</text:p>
          </table:table-cell>
          <table:table-cell table:style-name="ce432" table:formula="of:=1*AND([.H20]=20;[.I20]=0)" office:value-type="float" office:value="0" calcext:value-type="float">
            <text:p>0</text:p>
          </table:table-cell>
          <table:table-cell table:style-name="ce432" table:formula="of:=[.I20]" office:value-type="float" office:value="44" calcext:value-type="float">
            <text:p>44</text:p>
          </table:table-cell>
          <table:table-cell table:style-name="ce432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465" office:value-type="string" calcext:value-type="string">
            <text:p>E</text:p>
          </table:table-cell>
          <table:table-cell table:style-name="ce432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432" table:formula="of:=[.AD20]+[.AE20]+[.AF20]" office:value-type="float" office:value="3" calcext:value-type="float">
            <text:p>3</text:p>
          </table:table-cell>
          <table:table-cell table:style-name="ce432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432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432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432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432" table:formula="of:=(SUMIFS(B_PUNTI_FATTI_SQUADRA_A_GIRONI;B_SQUADRA_A_GIRONI;[.$AB20];B_SQUADRA_B_GIRONI;[.$AB21])+SUMIFS(B_PUNTI_FATTI_SQUADRA_B_GIRONI;B_SQUADRA_A_GIRONI;[.$AB21];B_SQUADRA_B_GIRONI;[.$AB20]))*([.$AG20]=[.$AG21])" office:value-type="float" office:value="34" calcext:value-type="float">
            <text:p>34</text:p>
          </table:table-cell>
          <table:table-cell table:style-name="ce432" table:formula="of:=(SUMIFS(B_PUNTI_FATTI_SQUADRA_A_GIRONI;B_SQUADRA_A_GIRONI;[.$AB20];B_SQUADRA_B_GIRONI;[.$AB22])+SUMIFS(B_PUNTI_FATTI_SQUADRA_B_GIRONI;B_SQUADRA_A_GIRONI;[.$AB22];B_SQUADRA_B_GIRONI;[.$AB20]))*([.$AG20]=[.$AG22])" office:value-type="float" office:value="0" calcext:value-type="float">
            <text:p>0</text:p>
          </table:table-cell>
          <table:table-cell table:style-name="ce432" table:formula="of:=(SUMIFS(B_PUNTI_FATTI_SQUADRA_A_GIRONI;B_SQUADRA_A_GIRONI;[.$AB20];B_SQUADRA_B_GIRONI;[.$AB19])+SUMIFS(B_PUNTI_FATTI_SQUADRA_B_GIRONI;B_SQUADRA_A_GIRONI;[.$AB19];B_SQUADRA_B_GIRONI;[.$AB20]))*([.$AG20]=[.$AG19]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(SUMIFS(B_DIFF_CANESTRI_SQUADRA_A_GIRONI;B_SQUADRA_A_GIRONI;[.$AB20];B_SQUADRA_B_GIRONI;[.$AB21])+SUMIFS(B_DIFF_CANESTRI_SQUADRA_B_GIRONI;B_SQUADRA_A_GIRONI;[.$AB21];B_SQUADRA_B_GIRONI;[.$AB20]))*([.$AG20]=[.$AG21])" office:value-type="float" office:value="1" calcext:value-type="float">
            <text:p>+1</text:p>
          </table:table-cell>
          <table:table-cell table:style-name="ce948" table:formula="of:=(SUMIFS(B_DIFF_CANESTRI_SQUADRA_A_GIRONI;B_SQUADRA_A_GIRONI;[.$AB20];B_SQUADRA_B_GIRONI;[.$AB22])+SUMIFS(B_DIFF_CANESTRI_SQUADRA_B_GIRONI;B_SQUADRA_A_GIRONI;[.$AB22];B_SQUADRA_B_GIRONI;[.$AB20]))*([.$AG20]=[.$AG22])" office:value-type="float" office:value="0" calcext:value-type="float">
            <text:p>+0</text:p>
          </table:table-cell>
          <table:table-cell table:style-name="ce948" table:formula="of:=(SUMIFS(B_DIFF_CANESTRI_SQUADRA_A_GIRONI;B_SQUADRA_A_GIRONI;[.$AB20];B_SQUADRA_B_GIRONI;[.$AB19])+SUMIFS(B_DIFF_CANESTRI_SQUADRA_B_GIRONI;B_SQUADRA_A_GIRONI;[.$AB19];B_SQUADRA_B_GIRONI;[.$AB20]))*([.$AG20]=[.$AG19]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432" table:formula="of:=VLOOKUP([.AV20];INPUT_DATE_E_RISULTATI_2A_FASE;6;0)" office:value-type="float" office:value="60" calcext:value-type="float">
            <text:p>60</text:p>
          </table:table-cell>
          <table:table-cell table:style-name="ce432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432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432" table:formula="of:=[.BC20]" office:value-type="float" office:value="60" calcext:value-type="float">
            <text:p>60</text:p>
          </table:table-cell>
          <table:table-cell table:style-name="ce432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432" table:formula="of:=1*([.BD20]&gt;[.BC20])" office:value-type="float" office:value="0" calcext:value-type="float">
            <text:p>0</text:p>
          </table:table-cell>
          <table:table-cell table:style-name="ce432" table:formula="of:=1*([.BD20]&lt;[.BC20])*NOT(AND([.BC20]=20;[.BD20]=0))" office:value-type="float" office:value="1" calcext:value-type="float">
            <text:p>1</text:p>
          </table:table-cell>
          <table:table-cell table:style-name="ce432" table:formula="of:=1*AND([.BC20]=20;[.BD20]=0)" office:value-type="float" office:value="0" calcext:value-type="float">
            <text:p>0</text:p>
          </table:table-cell>
          <table:table-cell table:style-name="ce432" table:formula="of:=[.BD20]" office:value-type="float" office:value="45" calcext:value-type="float">
            <text:p>45</text:p>
          </table:table-cell>
          <table:table-cell table:style-name="ce432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382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1</text:p>
          </table:table-cell>
          <table:table-cell table:style-name="ce432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432" table:formula="of:=VLOOKUP([.A21];INPUT_DATE_E_RISULTATI_GIRONI;6;0)" office:value-type="float" office:value="96" calcext:value-type="float">
            <text:p>96</text:p>
          </table:table-cell>
          <table:table-cell table:style-name="ce432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432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432" table:formula="of:=[.H21]" office:value-type="float" office:value="96" calcext:value-type="float">
            <text:p>96</text:p>
          </table:table-cell>
          <table:table-cell table:style-name="ce432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432" table:formula="of:=1*([.I21]&gt;[.H21])" office:value-type="float" office:value="0" calcext:value-type="float">
            <text:p>0</text:p>
          </table:table-cell>
          <table:table-cell table:style-name="ce432" table:formula="of:=1*([.I21]&lt;[.H21])*NOT(AND([.H21]=20;[.I21]=0))" office:value-type="float" office:value="1" calcext:value-type="float">
            <text:p>1</text:p>
          </table:table-cell>
          <table:table-cell table:style-name="ce432" table:formula="of:=1*AND([.H21]=20;[.I21]=0)" office:value-type="float" office:value="0" calcext:value-type="float">
            <text:p>0</text:p>
          </table:table-cell>
          <table:table-cell table:style-name="ce432" table:formula="of:=[.I21]" office:value-type="float" office:value="25" calcext:value-type="float">
            <text:p>25</text:p>
          </table:table-cell>
          <table:table-cell table:style-name="ce432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465" office:value-type="string" calcext:value-type="string">
            <text:p>E</text:p>
          </table:table-cell>
          <table:table-cell table:style-name="ce432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432" table:formula="of:=[.AD21]+[.AE21]+[.AF21]" office:value-type="float" office:value="3" calcext:value-type="float">
            <text:p>3</text:p>
          </table:table-cell>
          <table:table-cell table:style-name="ce432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432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432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432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1];B_SQUADRA_B_GIRONI;[.$AB22])+SUMIFS(B_PUNTI_FATTI_SQUADRA_B_GIRONI;B_SQUADRA_A_GIRONI;[.$AB22];B_SQUADRA_B_GIRONI;[.$AB21]))*([.$AG21]=[.$AG22])" office:value-type="float" office:value="0" calcext:value-type="float">
            <text:p>0</text:p>
          </table:table-cell>
          <table:table-cell table:style-name="ce432" table:formula="of:=(SUMIFS(B_PUNTI_FATTI_SQUADRA_A_GIRONI;B_SQUADRA_A_GIRONI;[.$AB21];B_SQUADRA_B_GIRONI;[.$AB19])+SUMIFS(B_PUNTI_FATTI_SQUADRA_B_GIRONI;B_SQUADRA_A_GIRONI;[.$AB19];B_SQUADRA_B_GIRONI;[.$AB21]))*([.$AG21]=[.$AG19])" office:value-type="float" office:value="34" calcext:value-type="float">
            <text:p>34</text:p>
          </table:table-cell>
          <table:table-cell table:style-name="ce432" table:formula="of:=(SUMIFS(B_PUNTI_FATTI_SQUADRA_A_GIRONI;B_SQUADRA_A_GIRONI;[.$AB21];B_SQUADRA_B_GIRONI;[.$AB20])+SUMIFS(B_PUNTI_FATTI_SQUADRA_B_GIRONI;B_SQUADRA_A_GIRONI;[.$AB20];B_SQUADRA_B_GIRONI;[.$AB21]))*([.$AG21]=[.$AG20]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(SUMIFS(B_DIFF_CANESTRI_SQUADRA_A_GIRONI;B_SQUADRA_A_GIRONI;[.$AB21];B_SQUADRA_B_GIRONI;[.$AB22])+SUMIFS(B_DIFF_CANESTRI_SQUADRA_B_GIRONI;B_SQUADRA_A_GIRONI;[.$AB22];B_SQUADRA_B_GIRONI;[.$AB21]))*([.$AG21]=[.$AG22])" office:value-type="float" office:value="0" calcext:value-type="float">
            <text:p>+0</text:p>
          </table:table-cell>
          <table:table-cell table:style-name="ce948" table:formula="of:=(SUMIFS(B_DIFF_CANESTRI_SQUADRA_A_GIRONI;B_SQUADRA_A_GIRONI;[.$AB21];B_SQUADRA_B_GIRONI;[.$AB19])+SUMIFS(B_DIFF_CANESTRI_SQUADRA_B_GIRONI;B_SQUADRA_A_GIRONI;[.$AB19];B_SQUADRA_B_GIRONI;[.$AB21]))*([.$AG21]=[.$AG19])" office:value-type="float" office:value="1" calcext:value-type="float">
            <text:p>+1</text:p>
          </table:table-cell>
          <table:table-cell table:style-name="ce948" table:formula="of:=(SUMIFS(B_DIFF_CANESTRI_SQUADRA_A_GIRONI;B_SQUADRA_A_GIRONI;[.$AB21];B_SQUADRA_B_GIRONI;[.$AB20])+SUMIFS(B_DIFF_CANESTRI_SQUADRA_B_GIRONI;B_SQUADRA_A_GIRONI;[.$AB20];B_SQUADRA_B_GIRONI;[.$AB21]))*([.$AG21]=[.$AG20]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432" table:formula="of:=VLOOKUP([.AV21];INPUT_DATE_E_RISULTATI_2A_FASE;6;0)" office:value-type="float" office:value="54" calcext:value-type="float">
            <text:p>54</text:p>
          </table:table-cell>
          <table:table-cell table:style-name="ce432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432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432" table:formula="of:=[.BC21]" office:value-type="float" office:value="54" calcext:value-type="float">
            <text:p>54</text:p>
          </table:table-cell>
          <table:table-cell table:style-name="ce432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432" table:formula="of:=1*([.BD21]&gt;[.BC21])" office:value-type="float" office:value="0" calcext:value-type="float">
            <text:p>0</text:p>
          </table:table-cell>
          <table:table-cell table:style-name="ce432" table:formula="of:=1*([.BD21]&lt;[.BC21])*NOT(AND([.BC21]=20;[.BD21]=0))" office:value-type="float" office:value="1" calcext:value-type="float">
            <text:p>1</text:p>
          </table:table-cell>
          <table:table-cell table:style-name="ce432" table:formula="of:=1*AND([.BC21]=20;[.BD21]=0)" office:value-type="float" office:value="0" calcext:value-type="float">
            <text:p>0</text:p>
          </table:table-cell>
          <table:table-cell table:style-name="ce432" table:formula="of:=[.BD21]" office:value-type="float" office:value="43" calcext:value-type="float">
            <text:p>43</text:p>
          </table:table-cell>
          <table:table-cell table:style-name="ce432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382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1</text:p>
          </table:table-cell>
          <table:table-cell table:style-name="ce432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432" table:formula="of:=VLOOKUP([.A22];INPUT_DATE_E_RISULTATI_GIRONI;6;0)" office:value-type="float" office:value="29" calcext:value-type="float">
            <text:p>29</text:p>
          </table:table-cell>
          <table:table-cell table:style-name="ce432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432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432" table:formula="of:=[.H22]" office:value-type="float" office:value="29" calcext:value-type="float">
            <text:p>29</text:p>
          </table:table-cell>
          <table:table-cell table:style-name="ce432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432" table:formula="of:=1*([.I22]&gt;[.H22])" office:value-type="float" office:value="1" calcext:value-type="float">
            <text:p>1</text:p>
          </table:table-cell>
          <table:table-cell table:style-name="ce432" table:formula="of:=1*([.I22]&lt;[.H22])*NOT(AND([.H22]=20;[.I22]=0))" office:value-type="float" office:value="0" calcext:value-type="float">
            <text:p>0</text:p>
          </table:table-cell>
          <table:table-cell table:style-name="ce432" table:formula="of:=1*AND([.H22]=20;[.I22]=0)" office:value-type="float" office:value="0" calcext:value-type="float">
            <text:p>0</text:p>
          </table:table-cell>
          <table:table-cell table:style-name="ce432" table:formula="of:=[.I22]" office:value-type="float" office:value="39" calcext:value-type="float">
            <text:p>39</text:p>
          </table:table-cell>
          <table:table-cell table:style-name="ce432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465" office:value-type="string" calcext:value-type="string">
            <text:p>E</text:p>
          </table:table-cell>
          <table:table-cell table:style-name="ce432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432" table:formula="of:=[.AD22]+[.AE22]+[.AF22]" office:value-type="float" office:value="3" calcext:value-type="float">
            <text:p>3</text:p>
          </table:table-cell>
          <table:table-cell table:style-name="ce432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432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432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432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432" table:formula="of:=(SUMIFS(B_PUNTI_FATTI_SQUADRA_A_GIRONI;B_SQUADRA_A_GIRONI;[.$AB22];B_SQUADRA_B_GIRONI;[.$AB19])+SUMIFS(B_PUNTI_FATTI_SQUADRA_B_GIRONI;B_SQUADRA_A_GIRONI;[.$AB19];B_SQUADRA_B_GIRONI;[.$AB22]))*([.$AG22]=[.$AG19])" office:value-type="float" office:value="0" calcext:value-type="float">
            <text:p>0</text:p>
          </table:table-cell>
          <table:table-cell table:style-name="ce432" table:formula="of:=(SUMIFS(B_PUNTI_FATTI_SQUADRA_A_GIRONI;B_SQUADRA_A_GIRONI;[.$AB22];B_SQUADRA_B_GIRONI;[.$AB20])+SUMIFS(B_PUNTI_FATTI_SQUADRA_B_GIRONI;B_SQUADRA_A_GIRONI;[.$AB20];B_SQUADRA_B_GIRONI;[.$AB22]))*([.$AG22]=[.$AG20])" office:value-type="float" office:value="0" calcext:value-type="float">
            <text:p>0</text:p>
          </table:table-cell>
          <table:table-cell table:style-name="ce432" table:formula="of:=(SUMIFS(B_PUNTI_FATTI_SQUADRA_A_GIRONI;B_SQUADRA_A_GIRONI;[.$AB22];B_SQUADRA_B_GIRONI;[.$AB21])+SUMIFS(B_PUNTI_FATTI_SQUADRA_B_GIRONI;B_SQUADRA_A_GIRONI;[.$AB21];B_SQUADRA_B_GIRONI;[.$AB22]))*([.$AG22]=[.$AG21]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(SUMIFS(B_DIFF_CANESTRI_SQUADRA_A_GIRONI;B_SQUADRA_A_GIRONI;[.$AB22];B_SQUADRA_B_GIRONI;[.$AB19])+SUMIFS(B_DIFF_CANESTRI_SQUADRA_B_GIRONI;B_SQUADRA_A_GIRONI;[.$AB19];B_SQUADRA_B_GIRONI;[.$AB22]))*([.$AG22]=[.$AG19])" office:value-type="float" office:value="-0" calcext:value-type="float">
            <text:p>+0</text:p>
          </table:table-cell>
          <table:table-cell table:style-name="ce948" table:formula="of:=(SUMIFS(B_DIFF_CANESTRI_SQUADRA_A_GIRONI;B_SQUADRA_A_GIRONI;[.$AB22];B_SQUADRA_B_GIRONI;[.$AB20])+SUMIFS(B_DIFF_CANESTRI_SQUADRA_B_GIRONI;B_SQUADRA_A_GIRONI;[.$AB20];B_SQUADRA_B_GIRONI;[.$AB22]))*([.$AG22]=[.$AG20])" office:value-type="float" office:value="-0" calcext:value-type="float">
            <text:p>+0</text:p>
          </table:table-cell>
          <table:table-cell table:style-name="ce948" table:formula="of:=(SUMIFS(B_DIFF_CANESTRI_SQUADRA_A_GIRONI;B_SQUADRA_A_GIRONI;[.$AB22];B_SQUADRA_B_GIRONI;[.$AB21])+SUMIFS(B_DIFF_CANESTRI_SQUADRA_B_GIRONI;B_SQUADRA_A_GIRONI;[.$AB21];B_SQUADRA_B_GIRONI;[.$AB22]))*([.$AG22]=[.$AG21])" office:value-type="float" office:value="-0" calcext:value-type="float">
            <text:p>+0</text:p>
          </table:table-cell>
          <table:table-cell table:style-name="ce985" table:formula="of:=[.AO22]+[.AP22]+[.AQ22]" office:value-type="float" office:value="-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432" table:formula="of:=VLOOKUP([.AV22];INPUT_DATE_E_RISULTATI_2A_FASE;6;0)" office:value-type="float" office:value="52" calcext:value-type="float">
            <text:p>52</text:p>
          </table:table-cell>
          <table:table-cell table:style-name="ce432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432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432" table:formula="of:=[.BC22]" office:value-type="float" office:value="52" calcext:value-type="float">
            <text:p>52</text:p>
          </table:table-cell>
          <table:table-cell table:style-name="ce432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432" table:formula="of:=1*([.BD22]&gt;[.BC22])" office:value-type="float" office:value="0" calcext:value-type="float">
            <text:p>0</text:p>
          </table:table-cell>
          <table:table-cell table:style-name="ce432" table:formula="of:=1*([.BD22]&lt;[.BC22])*NOT(AND([.BC22]=20;[.BD22]=0))" office:value-type="float" office:value="1" calcext:value-type="float">
            <text:p>1</text:p>
          </table:table-cell>
          <table:table-cell table:style-name="ce432" table:formula="of:=1*AND([.BC22]=20;[.BD22]=0)" office:value-type="float" office:value="0" calcext:value-type="float">
            <text:p>0</text:p>
          </table:table-cell>
          <table:table-cell table:style-name="ce432" table:formula="of:=[.BD22]" office:value-type="float" office:value="49" calcext:value-type="float">
            <text:p>49</text:p>
          </table:table-cell>
          <table:table-cell table:style-name="ce432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382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1</text:p>
          </table:table-cell>
          <table:table-cell table:style-name="ce432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432" table:formula="of:=VLOOKUP([.A23];INPUT_DATE_E_RISULTATI_GIRONI;6;0)" office:value-type="float" office:value="54" calcext:value-type="float">
            <text:p>54</text:p>
          </table:table-cell>
          <table:table-cell table:style-name="ce432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432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432" table:formula="of:=[.H23]" office:value-type="float" office:value="54" calcext:value-type="float">
            <text:p>54</text:p>
          </table:table-cell>
          <table:table-cell table:style-name="ce432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432" table:formula="of:=1*([.I23]&gt;[.H23])" office:value-type="float" office:value="0" calcext:value-type="float">
            <text:p>0</text:p>
          </table:table-cell>
          <table:table-cell table:style-name="ce432" table:formula="of:=1*([.I23]&lt;[.H23])*NOT(AND([.H23]=20;[.I23]=0))" office:value-type="float" office:value="1" calcext:value-type="float">
            <text:p>1</text:p>
          </table:table-cell>
          <table:table-cell table:style-name="ce432" table:formula="of:=1*AND([.H23]=20;[.I23]=0)" office:value-type="float" office:value="0" calcext:value-type="float">
            <text:p>0</text:p>
          </table:table-cell>
          <table:table-cell table:style-name="ce432" table:formula="of:=[.I23]" office:value-type="float" office:value="44" calcext:value-type="float">
            <text:p>44</text:p>
          </table:table-cell>
          <table:table-cell table:style-name="ce432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(SUMIFS(B_PUNTI_FATTI_SQUADRA_A_GIRONI;B_SQUADRA_A_GIRONI;[.$AB23];B_SQUADRA_B_GIRONI;[.$AB24])+SUMIFS(B_PUNTI_FATTI_SQUADRA_B_GIRONI;B_SQUADRA_A_GIRONI;[.$AB24];B_SQUADRA_B_GIRONI;[.$AB23]))*([.$AG23]=[.$AG24])" office:value-type="float" office:value="34" calcext:value-type="float">
            <text:p>34</text:p>
          </table:table-cell>
          <table:table-cell table:style-name="ce989" table:formula="of:=(SUMIFS(B_PUNTI_FATTI_SQUADRA_A_GIRONI;B_SQUADRA_A_GIRONI;[.$AB23];B_SQUADRA_B_GIRONI;[.$AB25])+SUMIFS(B_PUNTI_FATTI_SQUADRA_B_GIRONI;B_SQUADRA_A_GIRONI;[.$AB25];B_SQUADRA_B_GIRONI;[.$AB23]))*([.$AG23]=[.$AG25])" office:value-type="float" office:value="33" calcext:value-type="float">
            <text:p>33</text:p>
          </table:table-cell>
          <table:table-cell table:style-name="ce964" table:formula="of:=(SUMIFS(B_PUNTI_FATTI_SQUADRA_A_GIRONI;B_SQUADRA_A_GIRONI;[.$AB23];B_SQUADRA_B_GIRONI;[.$AB26])+SUMIFS(B_PUNTI_FATTI_SQUADRA_B_GIRONI;B_SQUADRA_A_GIRONI;[.$AB26];B_SQUADRA_B_GIRONI;[.$AB23]))*([.$AG23]=[.$AG26]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(SUMIFS(B_DIFF_CANESTRI_SQUADRA_A_GIRONI;B_SQUADRA_A_GIRONI;[.$AB23];B_SQUADRA_B_GIRONI;[.$AB24])+SUMIFS(B_DIFF_CANESTRI_SQUADRA_B_GIRONI;B_SQUADRA_A_GIRONI;[.$AB24];B_SQUADRA_B_GIRONI;[.$AB23]))*([.$AG23]=[.$AG24])" office:value-type="float" office:value="1" calcext:value-type="float">
            <text:p>+1</text:p>
          </table:table-cell>
          <table:table-cell table:style-name="ce990" table:formula="of:=(SUMIFS(B_DIFF_CANESTRI_SQUADRA_A_GIRONI;B_SQUADRA_A_GIRONI;[.$AB23];B_SQUADRA_B_GIRONI;[.$AB25])+SUMIFS(B_DIFF_CANESTRI_SQUADRA_B_GIRONI;B_SQUADRA_A_GIRONI;[.$AB25];B_SQUADRA_B_GIRONI;[.$AB23]))*([.$AG23]=[.$AG25])" office:value-type="float" office:value="-1" calcext:value-type="float">
            <text:p>-1</text:p>
          </table:table-cell>
          <table:table-cell table:style-name="ce990" table:formula="of:=(SUMIFS(B_DIFF_CANESTRI_SQUADRA_A_GIRONI;B_SQUADRA_A_GIRONI;[.$AB23];B_SQUADRA_B_GIRONI;[.$AB26])+SUMIFS(B_DIFF_CANESTRI_SQUADRA_B_GIRONI;B_SQUADRA_A_GIRONI;[.$AB26];B_SQUADRA_B_GIRONI;[.$AB23]))*([.$AG23]=[.$AG26]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432" table:formula="of:=VLOOKUP([.AV23];INPUT_DATE_E_RISULTATI_2A_FASE;6;0)" office:value-type="float" office:value="58" calcext:value-type="float">
            <text:p>58</text:p>
          </table:table-cell>
          <table:table-cell table:style-name="ce432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432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432" table:formula="of:=[.BC23]" office:value-type="float" office:value="58" calcext:value-type="float">
            <text:p>58</text:p>
          </table:table-cell>
          <table:table-cell table:style-name="ce432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432" table:formula="of:=1*([.BD23]&gt;[.BC23])" office:value-type="float" office:value="0" calcext:value-type="float">
            <text:p>0</text:p>
          </table:table-cell>
          <table:table-cell table:style-name="ce432" table:formula="of:=1*([.BD23]&lt;[.BC23])*NOT(AND([.BC23]=20;[.BD23]=0))" office:value-type="float" office:value="1" calcext:value-type="float">
            <text:p>1</text:p>
          </table:table-cell>
          <table:table-cell table:style-name="ce432" table:formula="of:=1*AND([.BC23]=20;[.BD23]=0)" office:value-type="float" office:value="0" calcext:value-type="float">
            <text:p>0</text:p>
          </table:table-cell>
          <table:table-cell table:style-name="ce432" table:formula="of:=[.BD23]" office:value-type="float" office:value="46" calcext:value-type="float">
            <text:p>46</text:p>
          </table:table-cell>
          <table:table-cell table:style-name="ce432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382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2</text:p>
          </table:table-cell>
          <table:table-cell table:style-name="ce432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432" table:formula="of:=VLOOKUP([.A24];INPUT_DATE_E_RISULTATI_GIRONI;6;0)" office:value-type="float" office:value="25" calcext:value-type="float">
            <text:p>25</text:p>
          </table:table-cell>
          <table:table-cell table:style-name="ce432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432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432" table:formula="of:=[.H24]" office:value-type="float" office:value="25" calcext:value-type="float">
            <text:p>25</text:p>
          </table:table-cell>
          <table:table-cell table:style-name="ce432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432" table:formula="of:=1*([.I24]&gt;[.H24])" office:value-type="float" office:value="0" calcext:value-type="float">
            <text:p>0</text:p>
          </table:table-cell>
          <table:table-cell table:style-name="ce432" table:formula="of:=1*([.I24]&lt;[.H24])*NOT(AND([.H24]=20;[.I24]=0))" office:value-type="float" office:value="1" calcext:value-type="float">
            <text:p>1</text:p>
          </table:table-cell>
          <table:table-cell table:style-name="ce432" table:formula="of:=1*AND([.H24]=20;[.I24]=0)" office:value-type="float" office:value="0" calcext:value-type="float">
            <text:p>0</text:p>
          </table:table-cell>
          <table:table-cell table:style-name="ce432" table:formula="of:=[.I24]" office:value-type="float" office:value="15" calcext:value-type="float">
            <text:p>15</text:p>
          </table:table-cell>
          <table:table-cell table:style-name="ce432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465" office:value-type="string" calcext:value-type="string">
            <text:p>F</text:p>
          </table:table-cell>
          <table:table-cell table:style-name="ce432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432" table:formula="of:=[.AD24]+[.AE24]+[.AF24]" office:value-type="float" office:value="3" calcext:value-type="float">
            <text:p>3</text:p>
          </table:table-cell>
          <table:table-cell table:style-name="ce432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432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432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432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4];B_SQUADRA_B_GIRONI;[.$AB25])+SUMIFS(B_PUNTI_FATTI_SQUADRA_B_GIRONI;B_SQUADRA_A_GIRONI;[.$AB25];B_SQUADRA_B_GIRONI;[.$AB24]))*([.$AG24]=[.$AG25])" office:value-type="float" office:value="34" calcext:value-type="float">
            <text:p>34</text:p>
          </table:table-cell>
          <table:table-cell table:style-name="ce432" table:formula="of:=(SUMIFS(B_PUNTI_FATTI_SQUADRA_A_GIRONI;B_SQUADRA_A_GIRONI;[.$AB24];B_SQUADRA_B_GIRONI;[.$AB26])+SUMIFS(B_PUNTI_FATTI_SQUADRA_B_GIRONI;B_SQUADRA_A_GIRONI;[.$AB26];B_SQUADRA_B_GIRONI;[.$AB24]))*([.$AG24]=[.$AG26])" office:value-type="float" office:value="0" calcext:value-type="float">
            <text:p>0</text:p>
          </table:table-cell>
          <table:table-cell table:style-name="ce432" table:formula="of:=(SUMIFS(B_PUNTI_FATTI_SQUADRA_A_GIRONI;B_SQUADRA_A_GIRONI;[.$AB24];B_SQUADRA_B_GIRONI;[.$AB23])+SUMIFS(B_PUNTI_FATTI_SQUADRA_B_GIRONI;B_SQUADRA_A_GIRONI;[.$AB23];B_SQUADRA_B_GIRONI;[.$AB24]))*([.$AG24]=[.$AG23]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(SUMIFS(B_DIFF_CANESTRI_SQUADRA_A_GIRONI;B_SQUADRA_A_GIRONI;[.$AB24];B_SQUADRA_B_GIRONI;[.$AB25])+SUMIFS(B_DIFF_CANESTRI_SQUADRA_B_GIRONI;B_SQUADRA_A_GIRONI;[.$AB25];B_SQUADRA_B_GIRONI;[.$AB24]))*([.$AG24]=[.$AG25])" office:value-type="float" office:value="1" calcext:value-type="float">
            <text:p>+1</text:p>
          </table:table-cell>
          <table:table-cell table:style-name="ce948" table:formula="of:=(SUMIFS(B_DIFF_CANESTRI_SQUADRA_A_GIRONI;B_SQUADRA_A_GIRONI;[.$AB24];B_SQUADRA_B_GIRONI;[.$AB26])+SUMIFS(B_DIFF_CANESTRI_SQUADRA_B_GIRONI;B_SQUADRA_A_GIRONI;[.$AB26];B_SQUADRA_B_GIRONI;[.$AB24]))*([.$AG24]=[.$AG26])" office:value-type="float" office:value="0" calcext:value-type="float">
            <text:p>+0</text:p>
          </table:table-cell>
          <table:table-cell table:style-name="ce948" table:formula="of:=(SUMIFS(B_DIFF_CANESTRI_SQUADRA_A_GIRONI;B_SQUADRA_A_GIRONI;[.$AB24];B_SQUADRA_B_GIRONI;[.$AB23])+SUMIFS(B_DIFF_CANESTRI_SQUADRA_B_GIRONI;B_SQUADRA_A_GIRONI;[.$AB23];B_SQUADRA_B_GIRONI;[.$AB24]))*([.$AG24]=[.$AG23]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432" table:formula="of:=VLOOKUP([.AV24];INPUT_DATE_E_RISULTATI_2A_FASE;6;0)" office:value-type="float" office:value="60" calcext:value-type="float">
            <text:p>60</text:p>
          </table:table-cell>
          <table:table-cell table:style-name="ce432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432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432" table:formula="of:=[.BC24]" office:value-type="float" office:value="60" calcext:value-type="float">
            <text:p>60</text:p>
          </table:table-cell>
          <table:table-cell table:style-name="ce432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432" table:formula="of:=1*([.BD24]&gt;[.BC24])" office:value-type="float" office:value="0" calcext:value-type="float">
            <text:p>0</text:p>
          </table:table-cell>
          <table:table-cell table:style-name="ce432" table:formula="of:=1*([.BD24]&lt;[.BC24])*NOT(AND([.BC24]=20;[.BD24]=0))" office:value-type="float" office:value="1" calcext:value-type="float">
            <text:p>1</text:p>
          </table:table-cell>
          <table:table-cell table:style-name="ce432" table:formula="of:=1*AND([.BC24]=20;[.BD24]=0)" office:value-type="float" office:value="0" calcext:value-type="float">
            <text:p>0</text:p>
          </table:table-cell>
          <table:table-cell table:style-name="ce432" table:formula="of:=[.BD24]" office:value-type="float" office:value="31" calcext:value-type="float">
            <text:p>31</text:p>
          </table:table-cell>
          <table:table-cell table:style-name="ce432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382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2</text:p>
          </table:table-cell>
          <table:table-cell table:style-name="ce432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432" table:formula="of:=VLOOKUP([.A25];INPUT_DATE_E_RISULTATI_GIRONI;6;0)" office:value-type="float" office:value="83" calcext:value-type="float">
            <text:p>83</text:p>
          </table:table-cell>
          <table:table-cell table:style-name="ce432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432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432" table:formula="of:=[.H25]" office:value-type="float" office:value="83" calcext:value-type="float">
            <text:p>83</text:p>
          </table:table-cell>
          <table:table-cell table:style-name="ce432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432" table:formula="of:=1*([.I25]&gt;[.H25])" office:value-type="float" office:value="0" calcext:value-type="float">
            <text:p>0</text:p>
          </table:table-cell>
          <table:table-cell table:style-name="ce432" table:formula="of:=1*([.I25]&lt;[.H25])*NOT(AND([.H25]=20;[.I25]=0))" office:value-type="float" office:value="1" calcext:value-type="float">
            <text:p>1</text:p>
          </table:table-cell>
          <table:table-cell table:style-name="ce432" table:formula="of:=1*AND([.H25]=20;[.I25]=0)" office:value-type="float" office:value="0" calcext:value-type="float">
            <text:p>0</text:p>
          </table:table-cell>
          <table:table-cell table:style-name="ce432" table:formula="of:=[.I25]" office:value-type="float" office:value="57" calcext:value-type="float">
            <text:p>57</text:p>
          </table:table-cell>
          <table:table-cell table:style-name="ce432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465" office:value-type="string" calcext:value-type="string">
            <text:p>F</text:p>
          </table:table-cell>
          <table:table-cell table:style-name="ce432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432" table:formula="of:=[.AD25]+[.AE25]+[.AF25]" office:value-type="float" office:value="3" calcext:value-type="float">
            <text:p>3</text:p>
          </table:table-cell>
          <table:table-cell table:style-name="ce432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432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432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432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5];B_SQUADRA_B_GIRONI;[.$AB26])+SUMIFS(B_PUNTI_FATTI_SQUADRA_B_GIRONI;B_SQUADRA_A_GIRONI;[.$AB26];B_SQUADRA_B_GIRONI;[.$AB25]))*([.$AG25]=[.$AG26])" office:value-type="float" office:value="0" calcext:value-type="float">
            <text:p>0</text:p>
          </table:table-cell>
          <table:table-cell table:style-name="ce432" table:formula="of:=(SUMIFS(B_PUNTI_FATTI_SQUADRA_A_GIRONI;B_SQUADRA_A_GIRONI;[.$AB25];B_SQUADRA_B_GIRONI;[.$AB23])+SUMIFS(B_PUNTI_FATTI_SQUADRA_B_GIRONI;B_SQUADRA_A_GIRONI;[.$AB23];B_SQUADRA_B_GIRONI;[.$AB25]))*([.$AG25]=[.$AG23])" office:value-type="float" office:value="34" calcext:value-type="float">
            <text:p>34</text:p>
          </table:table-cell>
          <table:table-cell table:style-name="ce432" table:formula="of:=(SUMIFS(B_PUNTI_FATTI_SQUADRA_A_GIRONI;B_SQUADRA_A_GIRONI;[.$AB25];B_SQUADRA_B_GIRONI;[.$AB24])+SUMIFS(B_PUNTI_FATTI_SQUADRA_B_GIRONI;B_SQUADRA_A_GIRONI;[.$AB24];B_SQUADRA_B_GIRONI;[.$AB25]))*([.$AG25]=[.$AG24]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(SUMIFS(B_DIFF_CANESTRI_SQUADRA_A_GIRONI;B_SQUADRA_A_GIRONI;[.$AB25];B_SQUADRA_B_GIRONI;[.$AB26])+SUMIFS(B_DIFF_CANESTRI_SQUADRA_B_GIRONI;B_SQUADRA_A_GIRONI;[.$AB26];B_SQUADRA_B_GIRONI;[.$AB25]))*([.$AG25]=[.$AG26])" office:value-type="float" office:value="0" calcext:value-type="float">
            <text:p>+0</text:p>
          </table:table-cell>
          <table:table-cell table:style-name="ce948" table:formula="of:=(SUMIFS(B_DIFF_CANESTRI_SQUADRA_A_GIRONI;B_SQUADRA_A_GIRONI;[.$AB25];B_SQUADRA_B_GIRONI;[.$AB23])+SUMIFS(B_DIFF_CANESTRI_SQUADRA_B_GIRONI;B_SQUADRA_A_GIRONI;[.$AB23];B_SQUADRA_B_GIRONI;[.$AB25]))*([.$AG25]=[.$AG23])" office:value-type="float" office:value="1" calcext:value-type="float">
            <text:p>+1</text:p>
          </table:table-cell>
          <table:table-cell table:style-name="ce948" table:formula="of:=(SUMIFS(B_DIFF_CANESTRI_SQUADRA_A_GIRONI;B_SQUADRA_A_GIRONI;[.$AB25];B_SQUADRA_B_GIRONI;[.$AB24])+SUMIFS(B_DIFF_CANESTRI_SQUADRA_B_GIRONI;B_SQUADRA_A_GIRONI;[.$AB24];B_SQUADRA_B_GIRONI;[.$AB25]))*([.$AG25]=[.$AG24]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432" table:formula="of:=VLOOKUP([.AV25];INPUT_DATE_E_RISULTATI_2A_FASE;6;0)" office:value-type="float" office:value="63" calcext:value-type="float">
            <text:p>63</text:p>
          </table:table-cell>
          <table:table-cell table:style-name="ce432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432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432" table:formula="of:=[.BC25]" office:value-type="float" office:value="63" calcext:value-type="float">
            <text:p>63</text:p>
          </table:table-cell>
          <table:table-cell table:style-name="ce432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432" table:formula="of:=1*([.BD25]&gt;[.BC25])" office:value-type="float" office:value="0" calcext:value-type="float">
            <text:p>0</text:p>
          </table:table-cell>
          <table:table-cell table:style-name="ce432" table:formula="of:=1*([.BD25]&lt;[.BC25])*NOT(AND([.BC25]=20;[.BD25]=0))" office:value-type="float" office:value="1" calcext:value-type="float">
            <text:p>1</text:p>
          </table:table-cell>
          <table:table-cell table:style-name="ce432" table:formula="of:=1*AND([.BC25]=20;[.BD25]=0)" office:value-type="float" office:value="0" calcext:value-type="float">
            <text:p>0</text:p>
          </table:table-cell>
          <table:table-cell table:style-name="ce432" table:formula="of:=[.BD25]" office:value-type="float" office:value="42" calcext:value-type="float">
            <text:p>42</text:p>
          </table:table-cell>
          <table:table-cell table:style-name="ce432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432" office:value-type="string" calcext:value-type="string">
            <text:p>D3</text:p>
          </table:table-cell>
          <table:table-cell table:style-name="ce432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432" table:formula="of:=VLOOKUP([.A26];INPUT_DATE_E_RISULTATI_GIRONI;6;0)" office:value-type="float" office:value="72" calcext:value-type="float">
            <text:p>72</text:p>
          </table:table-cell>
          <table:table-cell table:style-name="ce432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432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432" table:formula="of:=[.H26]" office:value-type="float" office:value="72" calcext:value-type="float">
            <text:p>72</text:p>
          </table:table-cell>
          <table:table-cell table:style-name="ce432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432" table:formula="of:=1*([.I26]&gt;[.H26])" office:value-type="float" office:value="0" calcext:value-type="float">
            <text:p>0</text:p>
          </table:table-cell>
          <table:table-cell table:style-name="ce432" table:formula="of:=1*([.I26]&lt;[.H26])*NOT(AND([.H26]=20;[.I26]=0))" office:value-type="float" office:value="1" calcext:value-type="float">
            <text:p>1</text:p>
          </table:table-cell>
          <table:table-cell table:style-name="ce432" table:formula="of:=1*AND([.H26]=20;[.I26]=0)" office:value-type="float" office:value="0" calcext:value-type="float">
            <text:p>0</text:p>
          </table:table-cell>
          <table:table-cell table:style-name="ce432" table:formula="of:=[.I26]" office:value-type="float" office:value="52" calcext:value-type="float">
            <text:p>52</text:p>
          </table:table-cell>
          <table:table-cell table:style-name="ce432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(SUMIFS(B_PUNTI_FATTI_SQUADRA_A_GIRONI;B_SQUADRA_A_GIRONI;[.$AB26];B_SQUADRA_B_GIRONI;[.$AB23])+SUMIFS(B_PUNTI_FATTI_SQUADRA_B_GIRONI;B_SQUADRA_A_GIRONI;[.$AB23];B_SQUADRA_B_GIRONI;[.$AB26]))*([.$AG26]=[.$AG23])" office:value-type="float" office:value="0" calcext:value-type="float">
            <text:p>0</text:p>
          </table:table-cell>
          <table:table-cell table:style-name="ce965" table:formula="of:=(SUMIFS(B_PUNTI_FATTI_SQUADRA_A_GIRONI;B_SQUADRA_A_GIRONI;[.$AB26];B_SQUADRA_B_GIRONI;[.$AB24])+SUMIFS(B_PUNTI_FATTI_SQUADRA_B_GIRONI;B_SQUADRA_A_GIRONI;[.$AB24];B_SQUADRA_B_GIRONI;[.$AB26]))*([.$AG26]=[.$AG24])" office:value-type="float" office:value="0" calcext:value-type="float">
            <text:p>0</text:p>
          </table:table-cell>
          <table:table-cell table:style-name="ce965" table:formula="of:=(SUMIFS(B_PUNTI_FATTI_SQUADRA_A_GIRONI;B_SQUADRA_A_GIRONI;[.$AB26];B_SQUADRA_B_GIRONI;[.$AB25])+SUMIFS(B_PUNTI_FATTI_SQUADRA_B_GIRONI;B_SQUADRA_A_GIRONI;[.$AB25];B_SQUADRA_B_GIRONI;[.$AB26]))*([.$AG26]=[.$AG25]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(SUMIFS(B_DIFF_CANESTRI_SQUADRA_A_GIRONI;B_SQUADRA_A_GIRONI;[.$AB26];B_SQUADRA_B_GIRONI;[.$AB23])+SUMIFS(B_DIFF_CANESTRI_SQUADRA_B_GIRONI;B_SQUADRA_A_GIRONI;[.$AB23];B_SQUADRA_B_GIRONI;[.$AB26]))*([.$AG26]=[.$AG23])" office:value-type="float" office:value="-0" calcext:value-type="float">
            <text:p>+0</text:p>
          </table:table-cell>
          <table:table-cell table:style-name="ce991" table:formula="of:=(SUMIFS(B_DIFF_CANESTRI_SQUADRA_A_GIRONI;B_SQUADRA_A_GIRONI;[.$AB26];B_SQUADRA_B_GIRONI;[.$AB24])+SUMIFS(B_DIFF_CANESTRI_SQUADRA_B_GIRONI;B_SQUADRA_A_GIRONI;[.$AB24];B_SQUADRA_B_GIRONI;[.$AB26]))*([.$AG26]=[.$AG24])" office:value-type="float" office:value="-0" calcext:value-type="float">
            <text:p>+0</text:p>
          </table:table-cell>
          <table:table-cell table:style-name="ce991" table:formula="of:=(SUMIFS(B_DIFF_CANESTRI_SQUADRA_A_GIRONI;B_SQUADRA_A_GIRONI;[.$AB26];B_SQUADRA_B_GIRONI;[.$AB25])+SUMIFS(B_DIFF_CANESTRI_SQUADRA_B_GIRONI;B_SQUADRA_A_GIRONI;[.$AB25];B_SQUADRA_B_GIRONI;[.$AB26]))*([.$AG26]=[.$AG25])" office:value-type="float" office:value="-0" calcext:value-type="float">
            <text:p>+0</text:p>
          </table:table-cell>
          <table:table-cell table:style-name="ce987" table:formula="of:=[.AO26]+[.AP26]+[.AQ26]" office:value-type="float" office:value="-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432" table:formula="of:=VLOOKUP([.AV26];INPUT_DATE_E_RISULTATI_2A_FASE;6;0)" office:value-type="float" office:value="68" calcext:value-type="float">
            <text:p>68</text:p>
          </table:table-cell>
          <table:table-cell table:style-name="ce432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432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432" table:formula="of:=[.BC26]" office:value-type="float" office:value="68" calcext:value-type="float">
            <text:p>68</text:p>
          </table:table-cell>
          <table:table-cell table:style-name="ce432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432" table:formula="of:=1*([.BD26]&gt;[.BC26])" office:value-type="float" office:value="0" calcext:value-type="float">
            <text:p>0</text:p>
          </table:table-cell>
          <table:table-cell table:style-name="ce432" table:formula="of:=1*([.BD26]&lt;[.BC26])*NOT(AND([.BC26]=20;[.BD26]=0))" office:value-type="float" office:value="1" calcext:value-type="float">
            <text:p>1</text:p>
          </table:table-cell>
          <table:table-cell table:style-name="ce432" table:formula="of:=1*AND([.BC26]=20;[.BD26]=0)" office:value-type="float" office:value="0" calcext:value-type="float">
            <text:p>0</text:p>
          </table:table-cell>
          <table:table-cell table:style-name="ce432" table:formula="of:=[.BD26]" office:value-type="float" office:value="46" calcext:value-type="float">
            <text:p>46</text:p>
          </table:table-cell>
          <table:table-cell table:style-name="ce432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1</text:p>
          </table:table-cell>
          <table:table-cell table:style-name="ce432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432" table:formula="of:=VLOOKUP([.A27];INPUT_DATE_E_RISULTATI_GIRONI;6;0)" office:value-type="float" office:value="34" calcext:value-type="float">
            <text:p>34</text:p>
          </table:table-cell>
          <table:table-cell table:style-name="ce432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432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432" table:formula="of:=[.H27]" office:value-type="float" office:value="34" calcext:value-type="float">
            <text:p>34</text:p>
          </table:table-cell>
          <table:table-cell table:style-name="ce432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432" table:formula="of:=1*([.I27]&gt;[.H27])" office:value-type="float" office:value="0" calcext:value-type="float">
            <text:p>0</text:p>
          </table:table-cell>
          <table:table-cell table:style-name="ce432" table:formula="of:=1*([.I27]&lt;[.H27])*NOT(AND([.H27]=20;[.I27]=0))" office:value-type="float" office:value="1" calcext:value-type="float">
            <text:p>1</text:p>
          </table:table-cell>
          <table:table-cell table:style-name="ce432" table:formula="of:=1*AND([.H27]=20;[.I27]=0)" office:value-type="float" office:value="0" calcext:value-type="float">
            <text:p>0</text:p>
          </table:table-cell>
          <table:table-cell table:style-name="ce432" table:formula="of:=[.I27]" office:value-type="float" office:value="33" calcext:value-type="float">
            <text:p>33</text:p>
          </table:table-cell>
          <table:table-cell table:style-name="ce432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465" office:value-type="string" calcext:value-type="string">
            <text:p>G</text:p>
          </table:table-cell>
          <table:table-cell table:style-name="ce432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432" table:formula="of:=[.AD27]+[.AE27]+[.AF27]" office:value-type="float" office:value="3" calcext:value-type="float">
            <text:p>3</text:p>
          </table:table-cell>
          <table:table-cell table:style-name="ce432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432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432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432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432" table:formula="of:=(SUMIFS(B_PUNTI_FATTI_SQUADRA_A_GIRONI;B_SQUADRA_A_GIRONI;[.$AB27];B_SQUADRA_B_GIRONI;[.$AB28])+SUMIFS(B_PUNTI_FATTI_SQUADRA_B_GIRONI;B_SQUADRA_A_GIRONI;[.$AB28];B_SQUADRA_B_GIRONI;[.$AB27]))*([.$AG27]=[.$AG28])" office:value-type="float" office:value="0" calcext:value-type="float">
            <text:p>0</text:p>
          </table:table-cell>
          <table:table-cell table:style-name="ce945" table:formula="of:=(SUMIFS(B_PUNTI_FATTI_SQUADRA_A_GIRONI;B_SQUADRA_A_GIRONI;[.$AB27];B_SQUADRA_B_GIRONI;[.$AB29])+SUMIFS(B_PUNTI_FATTI_SQUADRA_B_GIRONI;B_SQUADRA_A_GIRONI;[.$AB29];B_SQUADRA_B_GIRONI;[.$AB27]))*([.$AG27]=[.$AG29])" office:value-type="float" office:value="0" calcext:value-type="float">
            <text:p>0</text:p>
          </table:table-cell>
          <table:table-cell table:style-name="ce432" table:formula="of:=(SUMIFS(B_PUNTI_FATTI_SQUADRA_A_GIRONI;B_SQUADRA_A_GIRONI;[.$AB27];B_SQUADRA_B_GIRONI;[.$AB30])+SUMIFS(B_PUNTI_FATTI_SQUADRA_B_GIRONI;B_SQUADRA_A_GIRONI;[.$AB30];B_SQUADRA_B_GIRONI;[.$AB27]))*([.$AG27]=[.$AG30]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(SUMIFS(B_DIFF_CANESTRI_SQUADRA_A_GIRONI;B_SQUADRA_A_GIRONI;[.$AB27];B_SQUADRA_B_GIRONI;[.$AB28])+SUMIFS(B_DIFF_CANESTRI_SQUADRA_B_GIRONI;B_SQUADRA_A_GIRONI;[.$AB28];B_SQUADRA_B_GIRONI;[.$AB27]))*([.$AG27]=[.$AG28])" office:value-type="float" office:value="0" calcext:value-type="float">
            <text:p>+0</text:p>
          </table:table-cell>
          <table:table-cell table:style-name="ce948" table:formula="of:=(SUMIFS(B_DIFF_CANESTRI_SQUADRA_A_GIRONI;B_SQUADRA_A_GIRONI;[.$AB27];B_SQUADRA_B_GIRONI;[.$AB29])+SUMIFS(B_DIFF_CANESTRI_SQUADRA_B_GIRONI;B_SQUADRA_A_GIRONI;[.$AB29];B_SQUADRA_B_GIRONI;[.$AB27]))*([.$AG27]=[.$AG29])" office:value-type="float" office:value="0" calcext:value-type="float">
            <text:p>+0</text:p>
          </table:table-cell>
          <table:table-cell table:style-name="ce948" table:formula="of:=(SUMIFS(B_DIFF_CANESTRI_SQUADRA_A_GIRONI;B_SQUADRA_A_GIRONI;[.$AB27];B_SQUADRA_B_GIRONI;[.$AB30])+SUMIFS(B_DIFF_CANESTRI_SQUADRA_B_GIRONI;B_SQUADRA_A_GIRONI;[.$AB30];B_SQUADRA_B_GIRONI;[.$AB27]))*([.$AG27]=[.$AG30]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432" table:formula="of:=VLOOKUP([.AV27];INPUT_DATE_E_RISULTATI_2A_FASE;6;0)" office:value-type="float" office:value="56" calcext:value-type="float">
            <text:p>56</text:p>
          </table:table-cell>
          <table:table-cell table:style-name="ce432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432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432" table:formula="of:=[.BC27]" office:value-type="float" office:value="56" calcext:value-type="float">
            <text:p>56</text:p>
          </table:table-cell>
          <table:table-cell table:style-name="ce432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432" table:formula="of:=1*([.BD27]&gt;[.BC27])" office:value-type="float" office:value="0" calcext:value-type="float">
            <text:p>0</text:p>
          </table:table-cell>
          <table:table-cell table:style-name="ce432" table:formula="of:=1*([.BD27]&lt;[.BC27])*NOT(AND([.BC27]=20;[.BD27]=0))" office:value-type="float" office:value="1" calcext:value-type="float">
            <text:p>1</text:p>
          </table:table-cell>
          <table:table-cell table:style-name="ce432" table:formula="of:=1*AND([.BC27]=20;[.BD27]=0)" office:value-type="float" office:value="0" calcext:value-type="float">
            <text:p>0</text:p>
          </table:table-cell>
          <table:table-cell table:style-name="ce432" table:formula="of:=[.BD27]" office:value-type="float" office:value="34" calcext:value-type="float">
            <text:p>34</text:p>
          </table:table-cell>
          <table:table-cell table:style-name="ce432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1</text:p>
          </table:table-cell>
          <table:table-cell table:style-name="ce432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432" table:formula="of:=VLOOKUP([.A28];INPUT_DATE_E_RISULTATI_GIRONI;6;0)" office:value-type="float" office:value="33" calcext:value-type="float">
            <text:p>33</text:p>
          </table:table-cell>
          <table:table-cell table:style-name="ce432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432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432" table:formula="of:=[.H28]" office:value-type="float" office:value="33" calcext:value-type="float">
            <text:p>33</text:p>
          </table:table-cell>
          <table:table-cell table:style-name="ce432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432" table:formula="of:=1*([.I28]&gt;[.H28])" office:value-type="float" office:value="1" calcext:value-type="float">
            <text:p>1</text:p>
          </table:table-cell>
          <table:table-cell table:style-name="ce432" table:formula="of:=1*([.I28]&lt;[.H28])*NOT(AND([.H28]=20;[.I28]=0))" office:value-type="float" office:value="0" calcext:value-type="float">
            <text:p>0</text:p>
          </table:table-cell>
          <table:table-cell table:style-name="ce432" table:formula="of:=1*AND([.H28]=20;[.I28]=0)" office:value-type="float" office:value="0" calcext:value-type="float">
            <text:p>0</text:p>
          </table:table-cell>
          <table:table-cell table:style-name="ce432" table:formula="of:=[.I28]" office:value-type="float" office:value="34" calcext:value-type="float">
            <text:p>34</text:p>
          </table:table-cell>
          <table:table-cell table:style-name="ce432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465" office:value-type="string" calcext:value-type="string">
            <text:p>G</text:p>
          </table:table-cell>
          <table:table-cell table:style-name="ce432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432" table:formula="of:=[.AD28]+[.AE28]+[.AF28]" office:value-type="float" office:value="3" calcext:value-type="float">
            <text:p>3</text:p>
          </table:table-cell>
          <table:table-cell table:style-name="ce432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432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432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432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432" table:formula="of:=(SUMIFS(B_PUNTI_FATTI_SQUADRA_A_GIRONI;B_SQUADRA_A_GIRONI;[.$AB28];B_SQUADRA_B_GIRONI;[.$AB29])+SUMIFS(B_PUNTI_FATTI_SQUADRA_B_GIRONI;B_SQUADRA_A_GIRONI;[.$AB29];B_SQUADRA_B_GIRONI;[.$AB28]))*([.$AG28]=[.$AG29])" office:value-type="float" office:value="0" calcext:value-type="float">
            <text:p>0</text:p>
          </table:table-cell>
          <table:table-cell table:style-name="ce432" table:formula="of:=(SUMIFS(B_PUNTI_FATTI_SQUADRA_A_GIRONI;B_SQUADRA_A_GIRONI;[.$AB28];B_SQUADRA_B_GIRONI;[.$AB30])+SUMIFS(B_PUNTI_FATTI_SQUADRA_B_GIRONI;B_SQUADRA_A_GIRONI;[.$AB30];B_SQUADRA_B_GIRONI;[.$AB28]))*([.$AG28]=[.$AG30])" office:value-type="float" office:value="0" calcext:value-type="float">
            <text:p>0</text:p>
          </table:table-cell>
          <table:table-cell table:style-name="ce432" table:formula="of:=(SUMIFS(B_PUNTI_FATTI_SQUADRA_A_GIRONI;B_SQUADRA_A_GIRONI;[.$AB28];B_SQUADRA_B_GIRONI;[.$AB27])+SUMIFS(B_PUNTI_FATTI_SQUADRA_B_GIRONI;B_SQUADRA_A_GIRONI;[.$AB27];B_SQUADRA_B_GIRONI;[.$AB28]))*([.$AG28]=[.$AG27]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(SUMIFS(B_DIFF_CANESTRI_SQUADRA_A_GIRONI;B_SQUADRA_A_GIRONI;[.$AB28];B_SQUADRA_B_GIRONI;[.$AB29])+SUMIFS(B_DIFF_CANESTRI_SQUADRA_B_GIRONI;B_SQUADRA_A_GIRONI;[.$AB29];B_SQUADRA_B_GIRONI;[.$AB28]))*([.$AG28]=[.$AG29])" office:value-type="float" office:value="0" calcext:value-type="float">
            <text:p>+0</text:p>
          </table:table-cell>
          <table:table-cell table:style-name="ce948" table:formula="of:=(SUMIFS(B_DIFF_CANESTRI_SQUADRA_A_GIRONI;B_SQUADRA_A_GIRONI;[.$AB28];B_SQUADRA_B_GIRONI;[.$AB30])+SUMIFS(B_DIFF_CANESTRI_SQUADRA_B_GIRONI;B_SQUADRA_A_GIRONI;[.$AB30];B_SQUADRA_B_GIRONI;[.$AB28]))*([.$AG28]=[.$AG30])" office:value-type="float" office:value="0" calcext:value-type="float">
            <text:p>+0</text:p>
          </table:table-cell>
          <table:table-cell table:style-name="ce948" table:formula="of:=(SUMIFS(B_DIFF_CANESTRI_SQUADRA_A_GIRONI;B_SQUADRA_A_GIRONI;[.$AB28];B_SQUADRA_B_GIRONI;[.$AB27])+SUMIFS(B_DIFF_CANESTRI_SQUADRA_B_GIRONI;B_SQUADRA_A_GIRONI;[.$AB27];B_SQUADRA_B_GIRONI;[.$AB28]))*([.$AG28]=[.$AG27])" office:value-type="float" office:value="-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432" table:formula="of:=VLOOKUP([.AV28];INPUT_DATE_E_RISULTATI_2A_FASE;6;0)" office:value-type="float" office:value="52" calcext:value-type="float">
            <text:p>52</text:p>
          </table:table-cell>
          <table:table-cell table:style-name="ce432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432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432" table:formula="of:=[.BC28]" office:value-type="float" office:value="52" calcext:value-type="float">
            <text:p>52</text:p>
          </table:table-cell>
          <table:table-cell table:style-name="ce432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432" table:formula="of:=1*([.BD28]&gt;[.BC28])" office:value-type="float" office:value="0" calcext:value-type="float">
            <text:p>0</text:p>
          </table:table-cell>
          <table:table-cell table:style-name="ce432" table:formula="of:=1*([.BD28]&lt;[.BC28])*NOT(AND([.BC28]=20;[.BD28]=0))" office:value-type="float" office:value="1" calcext:value-type="float">
            <text:p>1</text:p>
          </table:table-cell>
          <table:table-cell table:style-name="ce432" table:formula="of:=1*AND([.BC28]=20;[.BD28]=0)" office:value-type="float" office:value="0" calcext:value-type="float">
            <text:p>0</text:p>
          </table:table-cell>
          <table:table-cell table:style-name="ce432" table:formula="of:=[.BD28]" office:value-type="float" office:value="36" calcext:value-type="float">
            <text:p>36</text:p>
          </table:table-cell>
          <table:table-cell table:style-name="ce432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1</text:p>
          </table:table-cell>
          <table:table-cell table:style-name="ce432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432" table:formula="of:=VLOOKUP([.A29];INPUT_DATE_E_RISULTATI_GIRONI;6;0)" office:value-type="float" office:value="36" calcext:value-type="float">
            <text:p>36</text:p>
          </table:table-cell>
          <table:table-cell table:style-name="ce432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432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432" table:formula="of:=[.H29]" office:value-type="float" office:value="36" calcext:value-type="float">
            <text:p>36</text:p>
          </table:table-cell>
          <table:table-cell table:style-name="ce432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432" table:formula="of:=1*([.I29]&gt;[.H29])" office:value-type="float" office:value="0" calcext:value-type="float">
            <text:p>0</text:p>
          </table:table-cell>
          <table:table-cell table:style-name="ce432" table:formula="of:=1*([.I29]&lt;[.H29])*NOT(AND([.H29]=20;[.I29]=0))" office:value-type="float" office:value="1" calcext:value-type="float">
            <text:p>1</text:p>
          </table:table-cell>
          <table:table-cell table:style-name="ce432" table:formula="of:=1*AND([.H29]=20;[.I29]=0)" office:value-type="float" office:value="0" calcext:value-type="float">
            <text:p>0</text:p>
          </table:table-cell>
          <table:table-cell table:style-name="ce432" table:formula="of:=[.I29]" office:value-type="float" office:value="33" calcext:value-type="float">
            <text:p>33</text:p>
          </table:table-cell>
          <table:table-cell table:style-name="ce432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465" office:value-type="string" calcext:value-type="string">
            <text:p>G</text:p>
          </table:table-cell>
          <table:table-cell table:style-name="ce432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432" table:formula="of:=[.AD29]+[.AE29]+[.AF29]" office:value-type="float" office:value="3" calcext:value-type="float">
            <text:p>3</text:p>
          </table:table-cell>
          <table:table-cell table:style-name="ce432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432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432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432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432" table:formula="of:=(SUMIFS(B_PUNTI_FATTI_SQUADRA_A_GIRONI;B_SQUADRA_A_GIRONI;[.$AB29];B_SQUADRA_B_GIRONI;[.$AB30])+SUMIFS(B_PUNTI_FATTI_SQUADRA_B_GIRONI;B_SQUADRA_A_GIRONI;[.$AB30];B_SQUADRA_B_GIRONI;[.$AB29]))*([.$AG29]=[.$AG30])" office:value-type="float" office:value="0" calcext:value-type="float">
            <text:p>0</text:p>
          </table:table-cell>
          <table:table-cell table:style-name="ce432" table:formula="of:=(SUMIFS(B_PUNTI_FATTI_SQUADRA_A_GIRONI;B_SQUADRA_A_GIRONI;[.$AB29];B_SQUADRA_B_GIRONI;[.$AB27])+SUMIFS(B_PUNTI_FATTI_SQUADRA_B_GIRONI;B_SQUADRA_A_GIRONI;[.$AB27];B_SQUADRA_B_GIRONI;[.$AB29]))*([.$AG29]=[.$AG27])" office:value-type="float" office:value="0" calcext:value-type="float">
            <text:p>0</text:p>
          </table:table-cell>
          <table:table-cell table:style-name="ce432" table:formula="of:=(SUMIFS(B_PUNTI_FATTI_SQUADRA_A_GIRONI;B_SQUADRA_A_GIRONI;[.$AB29];B_SQUADRA_B_GIRONI;[.$AB28])+SUMIFS(B_PUNTI_FATTI_SQUADRA_B_GIRONI;B_SQUADRA_A_GIRONI;[.$AB28];B_SQUADRA_B_GIRONI;[.$AB29]))*([.$AG29]=[.$AG28]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(SUMIFS(B_DIFF_CANESTRI_SQUADRA_A_GIRONI;B_SQUADRA_A_GIRONI;[.$AB29];B_SQUADRA_B_GIRONI;[.$AB30])+SUMIFS(B_DIFF_CANESTRI_SQUADRA_B_GIRONI;B_SQUADRA_A_GIRONI;[.$AB30];B_SQUADRA_B_GIRONI;[.$AB29]))*([.$AG29]=[.$AG30])" office:value-type="float" office:value="-0" calcext:value-type="float">
            <text:p>+0</text:p>
          </table:table-cell>
          <table:table-cell table:style-name="ce948" table:formula="of:=(SUMIFS(B_DIFF_CANESTRI_SQUADRA_A_GIRONI;B_SQUADRA_A_GIRONI;[.$AB29];B_SQUADRA_B_GIRONI;[.$AB27])+SUMIFS(B_DIFF_CANESTRI_SQUADRA_B_GIRONI;B_SQUADRA_A_GIRONI;[.$AB27];B_SQUADRA_B_GIRONI;[.$AB29]))*([.$AG29]=[.$AG27])" office:value-type="float" office:value="-0" calcext:value-type="float">
            <text:p>+0</text:p>
          </table:table-cell>
          <table:table-cell table:style-name="ce948" table:formula="of:=(SUMIFS(B_DIFF_CANESTRI_SQUADRA_A_GIRONI;B_SQUADRA_A_GIRONI;[.$AB29];B_SQUADRA_B_GIRONI;[.$AB28])+SUMIFS(B_DIFF_CANESTRI_SQUADRA_B_GIRONI;B_SQUADRA_A_GIRONI;[.$AB28];B_SQUADRA_B_GIRONI;[.$AB29]))*([.$AG29]=[.$AG28])" office:value-type="float" office:value="-0" calcext:value-type="float">
            <text:p>+0</text:p>
          </table:table-cell>
          <table:table-cell table:style-name="ce985" table:formula="of:=[.AO29]+[.AP29]+[.AQ29]" office:value-type="float" office:value="-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432" table:formula="of:=VLOOKUP([.AV29];INPUT_DATE_E_RISULTATI_2A_FASE;6;0)" office:value-type="float" office:value="68" calcext:value-type="float">
            <text:p>68</text:p>
          </table:table-cell>
          <table:table-cell table:style-name="ce432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432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432" table:formula="of:=[.BC29]" office:value-type="float" office:value="68" calcext:value-type="float">
            <text:p>68</text:p>
          </table:table-cell>
          <table:table-cell table:style-name="ce432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432" table:formula="of:=1*([.BD29]&gt;[.BC29])" office:value-type="float" office:value="0" calcext:value-type="float">
            <text:p>0</text:p>
          </table:table-cell>
          <table:table-cell table:style-name="ce432" table:formula="of:=1*([.BD29]&lt;[.BC29])*NOT(AND([.BC29]=20;[.BD29]=0))" office:value-type="float" office:value="1" calcext:value-type="float">
            <text:p>1</text:p>
          </table:table-cell>
          <table:table-cell table:style-name="ce432" table:formula="of:=1*AND([.BC29]=20;[.BD29]=0)" office:value-type="float" office:value="0" calcext:value-type="float">
            <text:p>0</text:p>
          </table:table-cell>
          <table:table-cell table:style-name="ce432" table:formula="of:=[.BD29]" office:value-type="float" office:value="45" calcext:value-type="float">
            <text:p>45</text:p>
          </table:table-cell>
          <table:table-cell table:style-name="ce432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382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2</text:p>
          </table:table-cell>
          <table:table-cell table:style-name="ce432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432" table:formula="of:=VLOOKUP([.A30];INPUT_DATE_E_RISULTATI_GIRONI;6;0)" office:value-type="float" office:value="34" calcext:value-type="float">
            <text:p>34</text:p>
          </table:table-cell>
          <table:table-cell table:style-name="ce432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432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432" table:formula="of:=[.H30]" office:value-type="float" office:value="34" calcext:value-type="float">
            <text:p>34</text:p>
          </table:table-cell>
          <table:table-cell table:style-name="ce432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432" table:formula="of:=1*([.I30]&gt;[.H30])" office:value-type="float" office:value="0" calcext:value-type="float">
            <text:p>0</text:p>
          </table:table-cell>
          <table:table-cell table:style-name="ce432" table:formula="of:=1*([.I30]&lt;[.H30])*NOT(AND([.H30]=20;[.I30]=0))" office:value-type="float" office:value="1" calcext:value-type="float">
            <text:p>1</text:p>
          </table:table-cell>
          <table:table-cell table:style-name="ce432" table:formula="of:=1*AND([.H30]=20;[.I30]=0)" office:value-type="float" office:value="0" calcext:value-type="float">
            <text:p>0</text:p>
          </table:table-cell>
          <table:table-cell table:style-name="ce432" table:formula="of:=[.I30]" office:value-type="float" office:value="33" calcext:value-type="float">
            <text:p>33</text:p>
          </table:table-cell>
          <table:table-cell table:style-name="ce432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465" office:value-type="string" calcext:value-type="string">
            <text:p>G</text:p>
          </table:table-cell>
          <table:table-cell table:style-name="ce432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432" table:formula="of:=[.AD30]+[.AE30]+[.AF30]" office:value-type="float" office:value="3" calcext:value-type="float">
            <text:p>3</text:p>
          </table:table-cell>
          <table:table-cell table:style-name="ce432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432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432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432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432" table:formula="of:=(SUMIFS(B_PUNTI_FATTI_SQUADRA_A_GIRONI;B_SQUADRA_A_GIRONI;[.$AB30];B_SQUADRA_B_GIRONI;[.$AB27])+SUMIFS(B_PUNTI_FATTI_SQUADRA_B_GIRONI;B_SQUADRA_A_GIRONI;[.$AB27];B_SQUADRA_B_GIRONI;[.$AB30]))*([.$AG30]=[.$AG27])" office:value-type="float" office:value="0" calcext:value-type="float">
            <text:p>0</text:p>
          </table:table-cell>
          <table:table-cell table:style-name="ce432" table:formula="of:=(SUMIFS(B_PUNTI_FATTI_SQUADRA_A_GIRONI;B_SQUADRA_A_GIRONI;[.$AB30];B_SQUADRA_B_GIRONI;[.$AB28])+SUMIFS(B_PUNTI_FATTI_SQUADRA_B_GIRONI;B_SQUADRA_A_GIRONI;[.$AB28];B_SQUADRA_B_GIRONI;[.$AB30]))*([.$AG30]=[.$AG28])" office:value-type="float" office:value="0" calcext:value-type="float">
            <text:p>0</text:p>
          </table:table-cell>
          <table:table-cell table:style-name="ce432" table:formula="of:=(SUMIFS(B_PUNTI_FATTI_SQUADRA_A_GIRONI;B_SQUADRA_A_GIRONI;[.$AB30];B_SQUADRA_B_GIRONI;[.$AB29])+SUMIFS(B_PUNTI_FATTI_SQUADRA_B_GIRONI;B_SQUADRA_A_GIRONI;[.$AB29];B_SQUADRA_B_GIRONI;[.$AB30]))*([.$AG30]=[.$AG29]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(SUMIFS(B_DIFF_CANESTRI_SQUADRA_A_GIRONI;B_SQUADRA_A_GIRONI;[.$AB30];B_SQUADRA_B_GIRONI;[.$AB27])+SUMIFS(B_DIFF_CANESTRI_SQUADRA_B_GIRONI;B_SQUADRA_A_GIRONI;[.$AB27];B_SQUADRA_B_GIRONI;[.$AB30]))*([.$AG30]=[.$AG27])" office:value-type="float" office:value="-0" calcext:value-type="float">
            <text:p>+0</text:p>
          </table:table-cell>
          <table:table-cell table:style-name="ce948" table:formula="of:=(SUMIFS(B_DIFF_CANESTRI_SQUADRA_A_GIRONI;B_SQUADRA_A_GIRONI;[.$AB30];B_SQUADRA_B_GIRONI;[.$AB28])+SUMIFS(B_DIFF_CANESTRI_SQUADRA_B_GIRONI;B_SQUADRA_A_GIRONI;[.$AB28];B_SQUADRA_B_GIRONI;[.$AB30]))*([.$AG30]=[.$AG28])" office:value-type="float" office:value="-0" calcext:value-type="float">
            <text:p>+0</text:p>
          </table:table-cell>
          <table:table-cell table:style-name="ce948" table:formula="of:=(SUMIFS(B_DIFF_CANESTRI_SQUADRA_A_GIRONI;B_SQUADRA_A_GIRONI;[.$AB30];B_SQUADRA_B_GIRONI;[.$AB29])+SUMIFS(B_DIFF_CANESTRI_SQUADRA_B_GIRONI;B_SQUADRA_A_GIRONI;[.$AB29];B_SQUADRA_B_GIRONI;[.$AB30]))*([.$AG30]=[.$AG29]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432" table:formula="of:=VLOOKUP([.AV30];INPUT_DATE_E_RISULTATI_2A_FASE;6;0)" office:value-type="float" office:value="64" calcext:value-type="float">
            <text:p>64</text:p>
          </table:table-cell>
          <table:table-cell table:style-name="ce432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432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432" table:formula="of:=[.BC30]" office:value-type="float" office:value="64" calcext:value-type="float">
            <text:p>64</text:p>
          </table:table-cell>
          <table:table-cell table:style-name="ce432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432" table:formula="of:=1*([.BD30]&gt;[.BC30])" office:value-type="float" office:value="0" calcext:value-type="float">
            <text:p>0</text:p>
          </table:table-cell>
          <table:table-cell table:style-name="ce432" table:formula="of:=1*([.BD30]&lt;[.BC30])*NOT(AND([.BC30]=20;[.BD30]=0))" office:value-type="float" office:value="1" calcext:value-type="float">
            <text:p>1</text:p>
          </table:table-cell>
          <table:table-cell table:style-name="ce432" table:formula="of:=1*AND([.BC30]=20;[.BD30]=0)" office:value-type="float" office:value="0" calcext:value-type="float">
            <text:p>0</text:p>
          </table:table-cell>
          <table:table-cell table:style-name="ce432" table:formula="of:=[.BD30]" office:value-type="float" office:value="32" calcext:value-type="float">
            <text:p>32</text:p>
          </table:table-cell>
          <table:table-cell table:style-name="ce432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382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2</text:p>
          </table:table-cell>
          <table:table-cell table:style-name="ce432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432" table:formula="of:=VLOOKUP([.A31];INPUT_DATE_E_RISULTATI_GIRONI;6;0)" office:value-type="float" office:value="35" calcext:value-type="float">
            <text:p>35</text:p>
          </table:table-cell>
          <table:table-cell table:style-name="ce432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432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432" table:formula="of:=[.H31]" office:value-type="float" office:value="35" calcext:value-type="float">
            <text:p>35</text:p>
          </table:table-cell>
          <table:table-cell table:style-name="ce432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432" table:formula="of:=1*([.I31]&gt;[.H31])" office:value-type="float" office:value="0" calcext:value-type="float">
            <text:p>0</text:p>
          </table:table-cell>
          <table:table-cell table:style-name="ce432" table:formula="of:=1*([.I31]&lt;[.H31])*NOT(AND([.H31]=20;[.I31]=0))" office:value-type="float" office:value="1" calcext:value-type="float">
            <text:p>1</text:p>
          </table:table-cell>
          <table:table-cell table:style-name="ce432" table:formula="of:=1*AND([.H31]=20;[.I31]=0)" office:value-type="float" office:value="0" calcext:value-type="float">
            <text:p>0</text:p>
          </table:table-cell>
          <table:table-cell table:style-name="ce432" table:formula="of:=[.I31]" office:value-type="float" office:value="33" calcext:value-type="float">
            <text:p>33</text:p>
          </table:table-cell>
          <table:table-cell table:style-name="ce432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(SUMIFS(B_PUNTI_FATTI_SQUADRA_A_GIRONI;B_SQUADRA_A_GIRONI;[.$AB31];B_SQUADRA_B_GIRONI;[.$AB32])+SUMIFS(B_PUNTI_FATTI_SQUADRA_B_GIRONI;B_SQUADRA_A_GIRONI;[.$AB32];B_SQUADRA_B_GIRONI;[.$AB31]))*([.$AG31]=[.$AG32])" office:value-type="float" office:value="0" calcext:value-type="float">
            <text:p>0</text:p>
          </table:table-cell>
          <table:table-cell table:style-name="ce989" table:formula="of:=(SUMIFS(B_PUNTI_FATTI_SQUADRA_A_GIRONI;B_SQUADRA_A_GIRONI;[.$AB31];B_SQUADRA_B_GIRONI;[.$AB33])+SUMIFS(B_PUNTI_FATTI_SQUADRA_B_GIRONI;B_SQUADRA_A_GIRONI;[.$AB33];B_SQUADRA_B_GIRONI;[.$AB31]))*([.$AG31]=[.$AG33])" office:value-type="float" office:value="97" calcext:value-type="float">
            <text:p>97</text:p>
          </table:table-cell>
          <table:table-cell table:style-name="ce964" table:formula="of:=(SUMIFS(B_PUNTI_FATTI_SQUADRA_A_GIRONI;B_SQUADRA_A_GIRONI;[.$AB31];B_SQUADRA_B_GIRONI;[.$AB34])+SUMIFS(B_PUNTI_FATTI_SQUADRA_B_GIRONI;B_SQUADRA_A_GIRONI;[.$AB34];B_SQUADRA_B_GIRONI;[.$AB31]))*([.$AG31]=[.$AG34]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(SUMIFS(B_DIFF_CANESTRI_SQUADRA_A_GIRONI;B_SQUADRA_A_GIRONI;[.$AB31];B_SQUADRA_B_GIRONI;[.$AB32])+SUMIFS(B_DIFF_CANESTRI_SQUADRA_B_GIRONI;B_SQUADRA_A_GIRONI;[.$AB32];B_SQUADRA_B_GIRONI;[.$AB31]))*([.$AG31]=[.$AG32])" office:value-type="float" office:value="0" calcext:value-type="float">
            <text:p>+0</text:p>
          </table:table-cell>
          <table:table-cell table:style-name="ce990" table:formula="of:=(SUMIFS(B_DIFF_CANESTRI_SQUADRA_A_GIRONI;B_SQUADRA_A_GIRONI;[.$AB31];B_SQUADRA_B_GIRONI;[.$AB33])+SUMIFS(B_DIFF_CANESTRI_SQUADRA_B_GIRONI;B_SQUADRA_A_GIRONI;[.$AB33];B_SQUADRA_B_GIRONI;[.$AB31]))*([.$AG31]=[.$AG33])" office:value-type="float" office:value="19" calcext:value-type="float">
            <text:p>+19</text:p>
          </table:table-cell>
          <table:table-cell table:style-name="ce990" table:formula="of:=(SUMIFS(B_DIFF_CANESTRI_SQUADRA_A_GIRONI;B_SQUADRA_A_GIRONI;[.$AB31];B_SQUADRA_B_GIRONI;[.$AB34])+SUMIFS(B_DIFF_CANESTRI_SQUADRA_B_GIRONI;B_SQUADRA_A_GIRONI;[.$AB34];B_SQUADRA_B_GIRONI;[.$AB31]))*([.$AG31]=[.$AG34])" office:value-type="float" office:value="-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432" table:formula="of:=VLOOKUP([.AV31];INPUT_DATE_E_RISULTATI_2A_FASE;6;0)" office:value-type="float" office:value="56" calcext:value-type="float">
            <text:p>56</text:p>
          </table:table-cell>
          <table:table-cell table:style-name="ce432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432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432" table:formula="of:=[.BC31]" office:value-type="float" office:value="56" calcext:value-type="float">
            <text:p>56</text:p>
          </table:table-cell>
          <table:table-cell table:style-name="ce432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432" table:formula="of:=1*([.BD31]&gt;[.BC31])" office:value-type="float" office:value="0" calcext:value-type="float">
            <text:p>0</text:p>
          </table:table-cell>
          <table:table-cell table:style-name="ce432" table:formula="of:=1*([.BD31]&lt;[.BC31])*NOT(AND([.BC31]=20;[.BD31]=0))" office:value-type="float" office:value="1" calcext:value-type="float">
            <text:p>1</text:p>
          </table:table-cell>
          <table:table-cell table:style-name="ce432" table:formula="of:=1*AND([.BC31]=20;[.BD31]=0)" office:value-type="float" office:value="0" calcext:value-type="float">
            <text:p>0</text:p>
          </table:table-cell>
          <table:table-cell table:style-name="ce432" table:formula="of:=[.BD31]" office:value-type="float" office:value="36" calcext:value-type="float">
            <text:p>36</text:p>
          </table:table-cell>
          <table:table-cell table:style-name="ce432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382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432" office:value-type="string" calcext:value-type="string">
            <text:p>E3</text:p>
          </table:table-cell>
          <table:table-cell table:style-name="ce432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432" table:formula="of:=VLOOKUP([.A32];INPUT_DATE_E_RISULTATI_GIRONI;6;0)" office:value-type="float" office:value="34" calcext:value-type="float">
            <text:p>34</text:p>
          </table:table-cell>
          <table:table-cell table:style-name="ce432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432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432" table:formula="of:=[.H32]" office:value-type="float" office:value="34" calcext:value-type="float">
            <text:p>34</text:p>
          </table:table-cell>
          <table:table-cell table:style-name="ce432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432" table:formula="of:=1*([.I32]&gt;[.H32])" office:value-type="float" office:value="0" calcext:value-type="float">
            <text:p>0</text:p>
          </table:table-cell>
          <table:table-cell table:style-name="ce432" table:formula="of:=1*([.I32]&lt;[.H32])*NOT(AND([.H32]=20;[.I32]=0))" office:value-type="float" office:value="1" calcext:value-type="float">
            <text:p>1</text:p>
          </table:table-cell>
          <table:table-cell table:style-name="ce432" table:formula="of:=1*AND([.H32]=20;[.I32]=0)" office:value-type="float" office:value="0" calcext:value-type="float">
            <text:p>0</text:p>
          </table:table-cell>
          <table:table-cell table:style-name="ce432" table:formula="of:=[.I32]" office:value-type="float" office:value="33" calcext:value-type="float">
            <text:p>33</text:p>
          </table:table-cell>
          <table:table-cell table:style-name="ce432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465" office:value-type="string" calcext:value-type="string">
            <text:p>H</text:p>
          </table:table-cell>
          <table:table-cell table:style-name="ce432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432" table:formula="of:=[.AD32]+[.AE32]+[.AF32]" office:value-type="float" office:value="3" calcext:value-type="float">
            <text:p>3</text:p>
          </table:table-cell>
          <table:table-cell table:style-name="ce432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432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432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432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432" table:formula="of:=(SUMIFS(B_PUNTI_FATTI_SQUADRA_A_GIRONI;B_SQUADRA_A_GIRONI;[.$AB32];B_SQUADRA_B_GIRONI;[.$AB33])+SUMIFS(B_PUNTI_FATTI_SQUADRA_B_GIRONI;B_SQUADRA_A_GIRONI;[.$AB33];B_SQUADRA_B_GIRONI;[.$AB32]))*([.$AG32]=[.$AG33])" office:value-type="float" office:value="0" calcext:value-type="float">
            <text:p>0</text:p>
          </table:table-cell>
          <table:table-cell table:style-name="ce432" table:formula="of:=(SUMIFS(B_PUNTI_FATTI_SQUADRA_A_GIRONI;B_SQUADRA_A_GIRONI;[.$AB32];B_SQUADRA_B_GIRONI;[.$AB34])+SUMIFS(B_PUNTI_FATTI_SQUADRA_B_GIRONI;B_SQUADRA_A_GIRONI;[.$AB34];B_SQUADRA_B_GIRONI;[.$AB32]))*([.$AG32]=[.$AG34])" office:value-type="float" office:value="0" calcext:value-type="float">
            <text:p>0</text:p>
          </table:table-cell>
          <table:table-cell table:style-name="ce432" table:formula="of:=(SUMIFS(B_PUNTI_FATTI_SQUADRA_A_GIRONI;B_SQUADRA_A_GIRONI;[.$AB32];B_SQUADRA_B_GIRONI;[.$AB31])+SUMIFS(B_PUNTI_FATTI_SQUADRA_B_GIRONI;B_SQUADRA_A_GIRONI;[.$AB31];B_SQUADRA_B_GIRONI;[.$AB32]))*([.$AG32]=[.$AG31]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(SUMIFS(B_DIFF_CANESTRI_SQUADRA_A_GIRONI;B_SQUADRA_A_GIRONI;[.$AB32];B_SQUADRA_B_GIRONI;[.$AB33])+SUMIFS(B_DIFF_CANESTRI_SQUADRA_B_GIRONI;B_SQUADRA_A_GIRONI;[.$AB33];B_SQUADRA_B_GIRONI;[.$AB32]))*([.$AG32]=[.$AG33])" office:value-type="float" office:value="-0" calcext:value-type="float">
            <text:p>+0</text:p>
          </table:table-cell>
          <table:table-cell table:style-name="ce948" table:formula="of:=(SUMIFS(B_DIFF_CANESTRI_SQUADRA_A_GIRONI;B_SQUADRA_A_GIRONI;[.$AB32];B_SQUADRA_B_GIRONI;[.$AB34])+SUMIFS(B_DIFF_CANESTRI_SQUADRA_B_GIRONI;B_SQUADRA_A_GIRONI;[.$AB34];B_SQUADRA_B_GIRONI;[.$AB32]))*([.$AG32]=[.$AG34])" office:value-type="float" office:value="-0" calcext:value-type="float">
            <text:p>+0</text:p>
          </table:table-cell>
          <table:table-cell table:style-name="ce948" table:formula="of:=(SUMIFS(B_DIFF_CANESTRI_SQUADRA_A_GIRONI;B_SQUADRA_A_GIRONI;[.$AB32];B_SQUADRA_B_GIRONI;[.$AB31])+SUMIFS(B_DIFF_CANESTRI_SQUADRA_B_GIRONI;B_SQUADRA_A_GIRONI;[.$AB31];B_SQUADRA_B_GIRONI;[.$AB32]))*([.$AG32]=[.$AG31])" office:value-type="float" office:value="-0" calcext:value-type="float">
            <text:p>+0</text:p>
          </table:table-cell>
          <table:table-cell table:style-name="ce985" table:formula="of:=[.AO32]+[.AP32]+[.AQ32]" office:value-type="float" office:value="-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432" table:formula="of:=VLOOKUP([.AV32];INPUT_DATE_E_RISULTATI_2A_FASE;6;0)" office:value-type="float" office:value="64" calcext:value-type="float">
            <text:p>64</text:p>
          </table:table-cell>
          <table:table-cell table:style-name="ce432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432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432" table:formula="of:=[.BC32]" office:value-type="float" office:value="64" calcext:value-type="float">
            <text:p>64</text:p>
          </table:table-cell>
          <table:table-cell table:style-name="ce432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432" table:formula="of:=1*([.BD32]&gt;[.BC32])" office:value-type="float" office:value="0" calcext:value-type="float">
            <text:p>0</text:p>
          </table:table-cell>
          <table:table-cell table:style-name="ce432" table:formula="of:=1*([.BD32]&lt;[.BC32])*NOT(AND([.BC32]=20;[.BD32]=0))" office:value-type="float" office:value="1" calcext:value-type="float">
            <text:p>1</text:p>
          </table:table-cell>
          <table:table-cell table:style-name="ce432" table:formula="of:=1*AND([.BC32]=20;[.BD32]=0)" office:value-type="float" office:value="0" calcext:value-type="float">
            <text:p>0</text:p>
          </table:table-cell>
          <table:table-cell table:style-name="ce432" table:formula="of:=[.BD32]" office:value-type="float" office:value="40" calcext:value-type="float">
            <text:p>40</text:p>
          </table:table-cell>
          <table:table-cell table:style-name="ce432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382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1</text:p>
          </table:table-cell>
          <table:table-cell table:style-name="ce432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432" table:formula="of:=VLOOKUP([.A33];INPUT_DATE_E_RISULTATI_GIRONI;6;0)" office:value-type="float" office:value="34" calcext:value-type="float">
            <text:p>34</text:p>
          </table:table-cell>
          <table:table-cell table:style-name="ce432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432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432" table:formula="of:=[.H33]" office:value-type="float" office:value="34" calcext:value-type="float">
            <text:p>34</text:p>
          </table:table-cell>
          <table:table-cell table:style-name="ce432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432" table:formula="of:=1*([.I33]&gt;[.H33])" office:value-type="float" office:value="0" calcext:value-type="float">
            <text:p>0</text:p>
          </table:table-cell>
          <table:table-cell table:style-name="ce432" table:formula="of:=1*([.I33]&lt;[.H33])*NOT(AND([.H33]=20;[.I33]=0))" office:value-type="float" office:value="1" calcext:value-type="float">
            <text:p>1</text:p>
          </table:table-cell>
          <table:table-cell table:style-name="ce432" table:formula="of:=1*AND([.H33]=20;[.I33]=0)" office:value-type="float" office:value="0" calcext:value-type="float">
            <text:p>0</text:p>
          </table:table-cell>
          <table:table-cell table:style-name="ce432" table:formula="of:=[.I33]" office:value-type="float" office:value="33" calcext:value-type="float">
            <text:p>33</text:p>
          </table:table-cell>
          <table:table-cell table:style-name="ce432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465" office:value-type="string" calcext:value-type="string">
            <text:p>H</text:p>
          </table:table-cell>
          <table:table-cell table:style-name="ce432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432" table:formula="of:=[.AD33]+[.AE33]+[.AF33]" office:value-type="float" office:value="3" calcext:value-type="float">
            <text:p>3</text:p>
          </table:table-cell>
          <table:table-cell table:style-name="ce432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432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432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432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432" table:formula="of:=(SUMIFS(B_PUNTI_FATTI_SQUADRA_A_GIRONI;B_SQUADRA_A_GIRONI;[.$AB33];B_SQUADRA_B_GIRONI;[.$AB34])+SUMIFS(B_PUNTI_FATTI_SQUADRA_B_GIRONI;B_SQUADRA_A_GIRONI;[.$AB34];B_SQUADRA_B_GIRONI;[.$AB33]))*([.$AG33]=[.$AG34])" office:value-type="float" office:value="0" calcext:value-type="float">
            <text:p>0</text:p>
          </table:table-cell>
          <table:table-cell table:style-name="ce432" table:formula="of:=(SUMIFS(B_PUNTI_FATTI_SQUADRA_A_GIRONI;B_SQUADRA_A_GIRONI;[.$AB33];B_SQUADRA_B_GIRONI;[.$AB31])+SUMIFS(B_PUNTI_FATTI_SQUADRA_B_GIRONI;B_SQUADRA_A_GIRONI;[.$AB31];B_SQUADRA_B_GIRONI;[.$AB33]))*([.$AG33]=[.$AG31])" office:value-type="float" office:value="78" calcext:value-type="float">
            <text:p>78</text:p>
          </table:table-cell>
          <table:table-cell table:style-name="ce432" table:formula="of:=(SUMIFS(B_PUNTI_FATTI_SQUADRA_A_GIRONI;B_SQUADRA_A_GIRONI;[.$AB33];B_SQUADRA_B_GIRONI;[.$AB32])+SUMIFS(B_PUNTI_FATTI_SQUADRA_B_GIRONI;B_SQUADRA_A_GIRONI;[.$AB32];B_SQUADRA_B_GIRONI;[.$AB33]))*([.$AG33]=[.$AG32]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(SUMIFS(B_DIFF_CANESTRI_SQUADRA_A_GIRONI;B_SQUADRA_A_GIRONI;[.$AB33];B_SQUADRA_B_GIRONI;[.$AB34])+SUMIFS(B_DIFF_CANESTRI_SQUADRA_B_GIRONI;B_SQUADRA_A_GIRONI;[.$AB34];B_SQUADRA_B_GIRONI;[.$AB33]))*([.$AG33]=[.$AG34])" office:value-type="float" office:value="0" calcext:value-type="float">
            <text:p>+0</text:p>
          </table:table-cell>
          <table:table-cell table:style-name="ce948" table:formula="of:=(SUMIFS(B_DIFF_CANESTRI_SQUADRA_A_GIRONI;B_SQUADRA_A_GIRONI;[.$AB33];B_SQUADRA_B_GIRONI;[.$AB31])+SUMIFS(B_DIFF_CANESTRI_SQUADRA_B_GIRONI;B_SQUADRA_A_GIRONI;[.$AB31];B_SQUADRA_B_GIRONI;[.$AB33]))*([.$AG33]=[.$AG31])" office:value-type="float" office:value="-19" calcext:value-type="float">
            <text:p>-19</text:p>
          </table:table-cell>
          <table:table-cell table:style-name="ce948" table:formula="of:=(SUMIFS(B_DIFF_CANESTRI_SQUADRA_A_GIRONI;B_SQUADRA_A_GIRONI;[.$AB33];B_SQUADRA_B_GIRONI;[.$AB32])+SUMIFS(B_DIFF_CANESTRI_SQUADRA_B_GIRONI;B_SQUADRA_A_GIRONI;[.$AB32];B_SQUADRA_B_GIRONI;[.$AB33]))*([.$AG33]=[.$AG32]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432" table:formula="of:=VLOOKUP([.AV33];INPUT_DATE_E_RISULTATI_2A_FASE;6;0)" office:value-type="float" office:value="63" calcext:value-type="float">
            <text:p>63</text:p>
          </table:table-cell>
          <table:table-cell table:style-name="ce432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432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432" table:formula="of:=[.BC33]" office:value-type="float" office:value="63" calcext:value-type="float">
            <text:p>63</text:p>
          </table:table-cell>
          <table:table-cell table:style-name="ce432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432" table:formula="of:=1*([.BD33]&gt;[.BC33])" office:value-type="float" office:value="0" calcext:value-type="float">
            <text:p>0</text:p>
          </table:table-cell>
          <table:table-cell table:style-name="ce432" table:formula="of:=1*([.BD33]&lt;[.BC33])*NOT(AND([.BC33]=20;[.BD33]=0))" office:value-type="float" office:value="1" calcext:value-type="float">
            <text:p>1</text:p>
          </table:table-cell>
          <table:table-cell table:style-name="ce432" table:formula="of:=1*AND([.BC33]=20;[.BD33]=0)" office:value-type="float" office:value="0" calcext:value-type="float">
            <text:p>0</text:p>
          </table:table-cell>
          <table:table-cell table:style-name="ce432" table:formula="of:=[.BD33]" office:value-type="float" office:value="42" calcext:value-type="float">
            <text:p>42</text:p>
          </table:table-cell>
          <table:table-cell table:style-name="ce432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1</text:p>
          </table:table-cell>
          <table:table-cell table:style-name="ce432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432" table:formula="of:=VLOOKUP([.A34];INPUT_DATE_E_RISULTATI_GIRONI;6;0)" office:value-type="float" office:value="33" calcext:value-type="float">
            <text:p>33</text:p>
          </table:table-cell>
          <table:table-cell table:style-name="ce432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432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432" table:formula="of:=[.H34]" office:value-type="float" office:value="33" calcext:value-type="float">
            <text:p>33</text:p>
          </table:table-cell>
          <table:table-cell table:style-name="ce432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432" table:formula="of:=1*([.I34]&gt;[.H34])" office:value-type="float" office:value="1" calcext:value-type="float">
            <text:p>1</text:p>
          </table:table-cell>
          <table:table-cell table:style-name="ce432" table:formula="of:=1*([.I34]&lt;[.H34])*NOT(AND([.H34]=20;[.I34]=0))" office:value-type="float" office:value="0" calcext:value-type="float">
            <text:p>0</text:p>
          </table:table-cell>
          <table:table-cell table:style-name="ce432" table:formula="of:=1*AND([.H34]=20;[.I34]=0)" office:value-type="float" office:value="0" calcext:value-type="float">
            <text:p>0</text:p>
          </table:table-cell>
          <table:table-cell table:style-name="ce432" table:formula="of:=[.I34]" office:value-type="float" office:value="34" calcext:value-type="float">
            <text:p>34</text:p>
          </table:table-cell>
          <table:table-cell table:style-name="ce432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468" office:value-type="string" calcext:value-type="string">
            <text:p>H</text:p>
          </table:table-cell>
          <table:table-cell table:style-name="ce433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433" table:formula="of:=[.AD34]+[.AE34]+[.AF34]" office:value-type="float" office:value="3" calcext:value-type="float">
            <text:p>3</text:p>
          </table:table-cell>
          <table:table-cell table:style-name="ce433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433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433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433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433" table:formula="of:=(SUMIFS(B_PUNTI_FATTI_SQUADRA_A_GIRONI;B_SQUADRA_A_GIRONI;[.$AB34];B_SQUADRA_B_GIRONI;[.$AB31])+SUMIFS(B_PUNTI_FATTI_SQUADRA_B_GIRONI;B_SQUADRA_A_GIRONI;[.$AB31];B_SQUADRA_B_GIRONI;[.$AB34]))*([.$AG34]=[.$AG31])" office:value-type="float" office:value="0" calcext:value-type="float">
            <text:p>0</text:p>
          </table:table-cell>
          <table:table-cell table:style-name="ce433" table:formula="of:=(SUMIFS(B_PUNTI_FATTI_SQUADRA_A_GIRONI;B_SQUADRA_A_GIRONI;[.$AB34];B_SQUADRA_B_GIRONI;[.$AB32])+SUMIFS(B_PUNTI_FATTI_SQUADRA_B_GIRONI;B_SQUADRA_A_GIRONI;[.$AB32];B_SQUADRA_B_GIRONI;[.$AB34]))*([.$AG34]=[.$AG32])" office:value-type="float" office:value="0" calcext:value-type="float">
            <text:p>0</text:p>
          </table:table-cell>
          <table:table-cell table:style-name="ce433" table:formula="of:=(SUMIFS(B_PUNTI_FATTI_SQUADRA_A_GIRONI;B_SQUADRA_A_GIRONI;[.$AB34];B_SQUADRA_B_GIRONI;[.$AB33])+SUMIFS(B_PUNTI_FATTI_SQUADRA_B_GIRONI;B_SQUADRA_A_GIRONI;[.$AB33];B_SQUADRA_B_GIRONI;[.$AB34]))*([.$AG34]=[.$AG33]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(SUMIFS(B_DIFF_CANESTRI_SQUADRA_A_GIRONI;B_SQUADRA_A_GIRONI;[.$AB34];B_SQUADRA_B_GIRONI;[.$AB31])+SUMIFS(B_DIFF_CANESTRI_SQUADRA_B_GIRONI;B_SQUADRA_A_GIRONI;[.$AB31];B_SQUADRA_B_GIRONI;[.$AB34]))*([.$AG34]=[.$AG31])" office:value-type="float" office:value="0" calcext:value-type="float">
            <text:p>+0</text:p>
          </table:table-cell>
          <table:table-cell table:style-name="ce949" table:formula="of:=(SUMIFS(B_DIFF_CANESTRI_SQUADRA_A_GIRONI;B_SQUADRA_A_GIRONI;[.$AB34];B_SQUADRA_B_GIRONI;[.$AB32])+SUMIFS(B_DIFF_CANESTRI_SQUADRA_B_GIRONI;B_SQUADRA_A_GIRONI;[.$AB32];B_SQUADRA_B_GIRONI;[.$AB34]))*([.$AG34]=[.$AG32])" office:value-type="float" office:value="0" calcext:value-type="float">
            <text:p>+0</text:p>
          </table:table-cell>
          <table:table-cell table:style-name="ce949" table:formula="of:=(SUMIFS(B_DIFF_CANESTRI_SQUADRA_A_GIRONI;B_SQUADRA_A_GIRONI;[.$AB34];B_SQUADRA_B_GIRONI;[.$AB33])+SUMIFS(B_DIFF_CANESTRI_SQUADRA_B_GIRONI;B_SQUADRA_A_GIRONI;[.$AB33];B_SQUADRA_B_GIRONI;[.$AB34]))*([.$AG34]=[.$AG33])" office:value-type="float" office:value="-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432" table:formula="of:=VLOOKUP([.AV34];INPUT_DATE_E_RISULTATI_2A_FASE;6;0)" office:value-type="float" office:value="65" calcext:value-type="float">
            <text:p>65</text:p>
          </table:table-cell>
          <table:table-cell table:style-name="ce432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432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432" table:formula="of:=[.BC34]" office:value-type="float" office:value="65" calcext:value-type="float">
            <text:p>65</text:p>
          </table:table-cell>
          <table:table-cell table:style-name="ce432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432" table:formula="of:=1*([.BD34]&gt;[.BC34])" office:value-type="float" office:value="0" calcext:value-type="float">
            <text:p>0</text:p>
          </table:table-cell>
          <table:table-cell table:style-name="ce432" table:formula="of:=1*([.BD34]&lt;[.BC34])*NOT(AND([.BC34]=20;[.BD34]=0))" office:value-type="float" office:value="1" calcext:value-type="float">
            <text:p>1</text:p>
          </table:table-cell>
          <table:table-cell table:style-name="ce432" table:formula="of:=1*AND([.BC34]=20;[.BD34]=0)" office:value-type="float" office:value="0" calcext:value-type="float">
            <text:p>0</text:p>
          </table:table-cell>
          <table:table-cell table:style-name="ce432" table:formula="of:=[.BD34]" office:value-type="float" office:value="49" calcext:value-type="float">
            <text:p>49</text:p>
          </table:table-cell>
          <table:table-cell table:style-name="ce432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1</text:p>
          </table:table-cell>
          <table:table-cell table:style-name="ce432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432" table:formula="of:=VLOOKUP([.A35];INPUT_DATE_E_RISULTATI_GIRONI;6;0)" office:value-type="float" office:value="36" calcext:value-type="float">
            <text:p>36</text:p>
          </table:table-cell>
          <table:table-cell table:style-name="ce432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432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432" table:formula="of:=[.H35]" office:value-type="float" office:value="36" calcext:value-type="float">
            <text:p>36</text:p>
          </table:table-cell>
          <table:table-cell table:style-name="ce432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432" table:formula="of:=1*([.I35]&gt;[.H35])" office:value-type="float" office:value="0" calcext:value-type="float">
            <text:p>0</text:p>
          </table:table-cell>
          <table:table-cell table:style-name="ce432" table:formula="of:=1*([.I35]&lt;[.H35])*NOT(AND([.H35]=20;[.I35]=0))" office:value-type="float" office:value="1" calcext:value-type="float">
            <text:p>1</text:p>
          </table:table-cell>
          <table:table-cell table:style-name="ce432" table:formula="of:=1*AND([.H35]=20;[.I35]=0)" office:value-type="float" office:value="0" calcext:value-type="float">
            <text:p>0</text:p>
          </table:table-cell>
          <table:table-cell table:style-name="ce432" table:formula="of:=[.I35]" office:value-type="float" office:value="35" calcext:value-type="float">
            <text:p>35</text:p>
          </table:table-cell>
          <table:table-cell table:style-name="ce432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432" table:formula="of:=VLOOKUP([.AV35];INPUT_DATE_E_RISULTATI_2A_FASE;6;0)" office:value-type="float" office:value="55" calcext:value-type="float">
            <text:p>55</text:p>
          </table:table-cell>
          <table:table-cell table:style-name="ce432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432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432" table:formula="of:=[.BC35]" office:value-type="float" office:value="55" calcext:value-type="float">
            <text:p>55</text:p>
          </table:table-cell>
          <table:table-cell table:style-name="ce432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432" table:formula="of:=1*([.BD35]&gt;[.BC35])" office:value-type="float" office:value="0" calcext:value-type="float">
            <text:p>0</text:p>
          </table:table-cell>
          <table:table-cell table:style-name="ce432" table:formula="of:=1*([.BD35]&lt;[.BC35])*NOT(AND([.BC35]=20;[.BD35]=0))" office:value-type="float" office:value="1" calcext:value-type="float">
            <text:p>1</text:p>
          </table:table-cell>
          <table:table-cell table:style-name="ce432" table:formula="of:=1*AND([.BC35]=20;[.BD35]=0)" office:value-type="float" office:value="0" calcext:value-type="float">
            <text:p>0</text:p>
          </table:table-cell>
          <table:table-cell table:style-name="ce432" table:formula="of:=[.BD35]" office:value-type="float" office:value="41" calcext:value-type="float">
            <text:p>41</text:p>
          </table:table-cell>
          <table:table-cell table:style-name="ce432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382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2</text:p>
          </table:table-cell>
          <table:table-cell table:style-name="ce432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432" table:formula="of:=VLOOKUP([.A36];INPUT_DATE_E_RISULTATI_GIRONI;6;0)" office:value-type="float" office:value="34" calcext:value-type="float">
            <text:p>34</text:p>
          </table:table-cell>
          <table:table-cell table:style-name="ce432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432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432" table:formula="of:=[.H36]" office:value-type="float" office:value="34" calcext:value-type="float">
            <text:p>34</text:p>
          </table:table-cell>
          <table:table-cell table:style-name="ce432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432" table:formula="of:=1*([.I36]&gt;[.H36])" office:value-type="float" office:value="0" calcext:value-type="float">
            <text:p>0</text:p>
          </table:table-cell>
          <table:table-cell table:style-name="ce432" table:formula="of:=1*([.I36]&lt;[.H36])*NOT(AND([.H36]=20;[.I36]=0))" office:value-type="float" office:value="1" calcext:value-type="float">
            <text:p>1</text:p>
          </table:table-cell>
          <table:table-cell table:style-name="ce432" table:formula="of:=1*AND([.H36]=20;[.I36]=0)" office:value-type="float" office:value="0" calcext:value-type="float">
            <text:p>0</text:p>
          </table:table-cell>
          <table:table-cell table:style-name="ce432" table:formula="of:=[.I36]" office:value-type="float" office:value="33" calcext:value-type="float">
            <text:p>33</text:p>
          </table:table-cell>
          <table:table-cell table:style-name="ce432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432" table:formula="of:=VLOOKUP([.AV36];INPUT_DATE_E_RISULTATI_2A_FASE;6;0)" office:value-type="float" office:value="63" calcext:value-type="float">
            <text:p>63</text:p>
          </table:table-cell>
          <table:table-cell table:style-name="ce432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432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432" table:formula="of:=[.BC36]" office:value-type="float" office:value="63" calcext:value-type="float">
            <text:p>63</text:p>
          </table:table-cell>
          <table:table-cell table:style-name="ce432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432" table:formula="of:=1*([.BD36]&gt;[.BC36])" office:value-type="float" office:value="0" calcext:value-type="float">
            <text:p>0</text:p>
          </table:table-cell>
          <table:table-cell table:style-name="ce432" table:formula="of:=1*([.BD36]&lt;[.BC36])*NOT(AND([.BC36]=20;[.BD36]=0))" office:value-type="float" office:value="1" calcext:value-type="float">
            <text:p>1</text:p>
          </table:table-cell>
          <table:table-cell table:style-name="ce432" table:formula="of:=1*AND([.BC36]=20;[.BD36]=0)" office:value-type="float" office:value="0" calcext:value-type="float">
            <text:p>0</text:p>
          </table:table-cell>
          <table:table-cell table:style-name="ce432" table:formula="of:=[.BD36]" office:value-type="float" office:value="37" calcext:value-type="float">
            <text:p>37</text:p>
          </table:table-cell>
          <table:table-cell table:style-name="ce432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382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2</text:p>
          </table:table-cell>
          <table:table-cell table:style-name="ce432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432" table:formula="of:=VLOOKUP([.A37];INPUT_DATE_E_RISULTATI_GIRONI;6;0)" office:value-type="float" office:value="35" calcext:value-type="float">
            <text:p>35</text:p>
          </table:table-cell>
          <table:table-cell table:style-name="ce432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432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432" table:formula="of:=[.H37]" office:value-type="float" office:value="35" calcext:value-type="float">
            <text:p>35</text:p>
          </table:table-cell>
          <table:table-cell table:style-name="ce432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432" table:formula="of:=1*([.I37]&gt;[.H37])" office:value-type="float" office:value="0" calcext:value-type="float">
            <text:p>0</text:p>
          </table:table-cell>
          <table:table-cell table:style-name="ce432" table:formula="of:=1*([.I37]&lt;[.H37])*NOT(AND([.H37]=20;[.I37]=0))" office:value-type="float" office:value="1" calcext:value-type="float">
            <text:p>1</text:p>
          </table:table-cell>
          <table:table-cell table:style-name="ce432" table:formula="of:=1*AND([.H37]=20;[.I37]=0)" office:value-type="float" office:value="0" calcext:value-type="float">
            <text:p>0</text:p>
          </table:table-cell>
          <table:table-cell table:style-name="ce432" table:formula="of:=[.I37]" office:value-type="float" office:value="34" calcext:value-type="float">
            <text:p>34</text:p>
          </table:table-cell>
          <table:table-cell table:style-name="ce432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432" table:formula="of:=VLOOKUP([.AV37];INPUT_DATE_E_RISULTATI_2A_FASE;6;0)" office:value-type="float" office:value="52" calcext:value-type="float">
            <text:p>52</text:p>
          </table:table-cell>
          <table:table-cell table:style-name="ce432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432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432" table:formula="of:=[.BC37]" office:value-type="float" office:value="52" calcext:value-type="float">
            <text:p>52</text:p>
          </table:table-cell>
          <table:table-cell table:style-name="ce432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432" table:formula="of:=1*([.BD37]&gt;[.BC37])" office:value-type="float" office:value="0" calcext:value-type="float">
            <text:p>0</text:p>
          </table:table-cell>
          <table:table-cell table:style-name="ce432" table:formula="of:=1*([.BD37]&lt;[.BC37])*NOT(AND([.BC37]=20;[.BD37]=0))" office:value-type="float" office:value="1" calcext:value-type="float">
            <text:p>1</text:p>
          </table:table-cell>
          <table:table-cell table:style-name="ce432" table:formula="of:=1*AND([.BC37]=20;[.BD37]=0)" office:value-type="float" office:value="0" calcext:value-type="float">
            <text:p>0</text:p>
          </table:table-cell>
          <table:table-cell table:style-name="ce432" table:formula="of:=[.BD37]" office:value-type="float" office:value="40" calcext:value-type="float">
            <text:p>40</text:p>
          </table:table-cell>
          <table:table-cell table:style-name="ce432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382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432" office:value-type="string" calcext:value-type="string">
            <text:p>F3</text:p>
          </table:table-cell>
          <table:table-cell table:style-name="ce432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432" table:formula="of:=VLOOKUP([.A38];INPUT_DATE_E_RISULTATI_GIRONI;6;0)" office:value-type="float" office:value="34" calcext:value-type="float">
            <text:p>34</text:p>
          </table:table-cell>
          <table:table-cell table:style-name="ce432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432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432" table:formula="of:=[.H38]" office:value-type="float" office:value="34" calcext:value-type="float">
            <text:p>34</text:p>
          </table:table-cell>
          <table:table-cell table:style-name="ce432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432" table:formula="of:=1*([.I38]&gt;[.H38])" office:value-type="float" office:value="0" calcext:value-type="float">
            <text:p>0</text:p>
          </table:table-cell>
          <table:table-cell table:style-name="ce432" table:formula="of:=1*([.I38]&lt;[.H38])*NOT(AND([.H38]=20;[.I38]=0))" office:value-type="float" office:value="1" calcext:value-type="float">
            <text:p>1</text:p>
          </table:table-cell>
          <table:table-cell table:style-name="ce432" table:formula="of:=1*AND([.H38]=20;[.I38]=0)" office:value-type="float" office:value="0" calcext:value-type="float">
            <text:p>0</text:p>
          </table:table-cell>
          <table:table-cell table:style-name="ce432" table:formula="of:=[.I38]" office:value-type="float" office:value="33" calcext:value-type="float">
            <text:p>33</text:p>
          </table:table-cell>
          <table:table-cell table:style-name="ce432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432" table:formula="of:=VLOOKUP([.AV38];INPUT_DATE_E_RISULTATI_2A_FASE;6;0)" office:value-type="float" office:value="52" calcext:value-type="float">
            <text:p>52</text:p>
          </table:table-cell>
          <table:table-cell table:style-name="ce432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432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432" table:formula="of:=[.BC38]" office:value-type="float" office:value="52" calcext:value-type="float">
            <text:p>52</text:p>
          </table:table-cell>
          <table:table-cell table:style-name="ce432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432" table:formula="of:=1*([.BD38]&gt;[.BC38])" office:value-type="float" office:value="0" calcext:value-type="float">
            <text:p>0</text:p>
          </table:table-cell>
          <table:table-cell table:style-name="ce432" table:formula="of:=1*([.BD38]&lt;[.BC38])*NOT(AND([.BC38]=20;[.BD38]=0))" office:value-type="float" office:value="1" calcext:value-type="float">
            <text:p>1</text:p>
          </table:table-cell>
          <table:table-cell table:style-name="ce432" table:formula="of:=1*AND([.BC38]=20;[.BD38]=0)" office:value-type="float" office:value="0" calcext:value-type="float">
            <text:p>0</text:p>
          </table:table-cell>
          <table:table-cell table:style-name="ce432" table:formula="of:=[.BD38]" office:value-type="float" office:value="36" calcext:value-type="float">
            <text:p>36</text:p>
          </table:table-cell>
          <table:table-cell table:style-name="ce432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1</text:p>
          </table:table-cell>
          <table:table-cell table:style-name="ce432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432" table:formula="of:=VLOOKUP([.A39];INPUT_DATE_E_RISULTATI_GIRONI;6;0)" office:value-type="float" office:value="20" calcext:value-type="float">
            <text:p>20</text:p>
          </table:table-cell>
          <table:table-cell table:style-name="ce432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432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432" table:formula="of:=[.H39]" office:value-type="float" office:value="20" calcext:value-type="float">
            <text:p>20</text:p>
          </table:table-cell>
          <table:table-cell table:style-name="ce432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432" table:formula="of:=1*([.I39]&gt;[.H39])" office:value-type="float" office:value="0" calcext:value-type="float">
            <text:p>0</text:p>
          </table:table-cell>
          <table:table-cell table:style-name="ce432" table:formula="of:=1*([.I39]&lt;[.H39])*NOT(AND([.H39]=20;[.I39]=0))" office:value-type="float" office:value="0" calcext:value-type="float">
            <text:p>0</text:p>
          </table:table-cell>
          <table:table-cell table:style-name="ce432" table:formula="of:=1*AND([.H39]=20;[.I39]=0)" office:value-type="float" office:value="1" calcext:value-type="float">
            <text:p>1</text:p>
          </table:table-cell>
          <table:table-cell table:style-name="ce432" table:formula="of:=[.I39]" office:value-type="float" office:value="0" calcext:value-type="float">
            <text:p>0</text:p>
          </table:table-cell>
          <table:table-cell table:style-name="ce432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432" table:formula="of:=VLOOKUP([.AV39];INPUT_DATE_E_RISULTATI_2A_FASE;6;0)" office:value-type="float" office:value="70" calcext:value-type="float">
            <text:p>70</text:p>
          </table:table-cell>
          <table:table-cell table:style-name="ce432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432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432" table:formula="of:=[.BC39]" office:value-type="float" office:value="70" calcext:value-type="float">
            <text:p>70</text:p>
          </table:table-cell>
          <table:table-cell table:style-name="ce432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432" table:formula="of:=1*([.BD39]&gt;[.BC39])" office:value-type="float" office:value="0" calcext:value-type="float">
            <text:p>0</text:p>
          </table:table-cell>
          <table:table-cell table:style-name="ce432" table:formula="of:=1*([.BD39]&lt;[.BC39])*NOT(AND([.BC39]=20;[.BD39]=0))" office:value-type="float" office:value="1" calcext:value-type="float">
            <text:p>1</text:p>
          </table:table-cell>
          <table:table-cell table:style-name="ce432" table:formula="of:=1*AND([.BC39]=20;[.BD39]=0)" office:value-type="float" office:value="0" calcext:value-type="float">
            <text:p>0</text:p>
          </table:table-cell>
          <table:table-cell table:style-name="ce432" table:formula="of:=[.BD39]" office:value-type="float" office:value="42" calcext:value-type="float">
            <text:p>42</text:p>
          </table:table-cell>
          <table:table-cell table:style-name="ce432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382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1</text:p>
          </table:table-cell>
          <table:table-cell table:style-name="ce432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432" table:formula="of:=VLOOKUP([.A40];INPUT_DATE_E_RISULTATI_GIRONI;6;0)" office:value-type="float" office:value="20" calcext:value-type="float">
            <text:p>20</text:p>
          </table:table-cell>
          <table:table-cell table:style-name="ce432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432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432" table:formula="of:=[.H40]" office:value-type="float" office:value="20" calcext:value-type="float">
            <text:p>20</text:p>
          </table:table-cell>
          <table:table-cell table:style-name="ce432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432" table:formula="of:=1*([.I40]&gt;[.H40])" office:value-type="float" office:value="0" calcext:value-type="float">
            <text:p>0</text:p>
          </table:table-cell>
          <table:table-cell table:style-name="ce432" table:formula="of:=1*([.I40]&lt;[.H40])*NOT(AND([.H40]=20;[.I40]=0))" office:value-type="float" office:value="0" calcext:value-type="float">
            <text:p>0</text:p>
          </table:table-cell>
          <table:table-cell table:style-name="ce432" table:formula="of:=1*AND([.H40]=20;[.I40]=0)" office:value-type="float" office:value="1" calcext:value-type="float">
            <text:p>1</text:p>
          </table:table-cell>
          <table:table-cell table:style-name="ce432" table:formula="of:=[.I40]" office:value-type="float" office:value="0" calcext:value-type="float">
            <text:p>0</text:p>
          </table:table-cell>
          <table:table-cell table:style-name="ce432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432" table:formula="of:=VLOOKUP([.AV40];INPUT_DATE_E_RISULTATI_2A_FASE;6;0)" office:value-type="float" office:value="55" calcext:value-type="float">
            <text:p>55</text:p>
          </table:table-cell>
          <table:table-cell table:style-name="ce432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432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432" table:formula="of:=[.BC40]" office:value-type="float" office:value="55" calcext:value-type="float">
            <text:p>55</text:p>
          </table:table-cell>
          <table:table-cell table:style-name="ce432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432" table:formula="of:=1*([.BD40]&gt;[.BC40])" office:value-type="float" office:value="0" calcext:value-type="float">
            <text:p>0</text:p>
          </table:table-cell>
          <table:table-cell table:style-name="ce432" table:formula="of:=1*([.BD40]&lt;[.BC40])*NOT(AND([.BC40]=20;[.BD40]=0))" office:value-type="float" office:value="1" calcext:value-type="float">
            <text:p>1</text:p>
          </table:table-cell>
          <table:table-cell table:style-name="ce432" table:formula="of:=1*AND([.BC40]=20;[.BD40]=0)" office:value-type="float" office:value="0" calcext:value-type="float">
            <text:p>0</text:p>
          </table:table-cell>
          <table:table-cell table:style-name="ce432" table:formula="of:=[.BD40]" office:value-type="float" office:value="35" calcext:value-type="float">
            <text:p>35</text:p>
          </table:table-cell>
          <table:table-cell table:style-name="ce432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382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1</text:p>
          </table:table-cell>
          <table:table-cell table:style-name="ce432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432" table:formula="of:=VLOOKUP([.A41];INPUT_DATE_E_RISULTATI_GIRONI;6;0)" office:value-type="float" office:value="20" calcext:value-type="float">
            <text:p>20</text:p>
          </table:table-cell>
          <table:table-cell table:style-name="ce432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432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432" table:formula="of:=[.H41]" office:value-type="float" office:value="20" calcext:value-type="float">
            <text:p>20</text:p>
          </table:table-cell>
          <table:table-cell table:style-name="ce432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432" table:formula="of:=1*([.I41]&gt;[.H41])" office:value-type="float" office:value="0" calcext:value-type="float">
            <text:p>0</text:p>
          </table:table-cell>
          <table:table-cell table:style-name="ce432" table:formula="of:=1*([.I41]&lt;[.H41])*NOT(AND([.H41]=20;[.I41]=0))" office:value-type="float" office:value="0" calcext:value-type="float">
            <text:p>0</text:p>
          </table:table-cell>
          <table:table-cell table:style-name="ce432" table:formula="of:=1*AND([.H41]=20;[.I41]=0)" office:value-type="float" office:value="1" calcext:value-type="float">
            <text:p>1</text:p>
          </table:table-cell>
          <table:table-cell table:style-name="ce432" table:formula="of:=[.I41]" office:value-type="float" office:value="0" calcext:value-type="float">
            <text:p>0</text:p>
          </table:table-cell>
          <table:table-cell table:style-name="ce432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432" table:formula="of:=VLOOKUP([.AV41];INPUT_DATE_E_RISULTATI_2A_FASE;6;0)" office:value-type="float" office:value="66" calcext:value-type="float">
            <text:p>66</text:p>
          </table:table-cell>
          <table:table-cell table:style-name="ce432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432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432" table:formula="of:=[.BC41]" office:value-type="float" office:value="66" calcext:value-type="float">
            <text:p>66</text:p>
          </table:table-cell>
          <table:table-cell table:style-name="ce432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432" table:formula="of:=1*([.BD41]&gt;[.BC41])" office:value-type="float" office:value="0" calcext:value-type="float">
            <text:p>0</text:p>
          </table:table-cell>
          <table:table-cell table:style-name="ce432" table:formula="of:=1*([.BD41]&lt;[.BC41])*NOT(AND([.BC41]=20;[.BD41]=0))" office:value-type="float" office:value="1" calcext:value-type="float">
            <text:p>1</text:p>
          </table:table-cell>
          <table:table-cell table:style-name="ce432" table:formula="of:=1*AND([.BC41]=20;[.BD41]=0)" office:value-type="float" office:value="0" calcext:value-type="float">
            <text:p>0</text:p>
          </table:table-cell>
          <table:table-cell table:style-name="ce432" table:formula="of:=[.BD41]" office:value-type="float" office:value="31" calcext:value-type="float">
            <text:p>31</text:p>
          </table:table-cell>
          <table:table-cell table:style-name="ce432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382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2</text:p>
          </table:table-cell>
          <table:table-cell table:style-name="ce432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432" table:formula="of:=VLOOKUP([.A42];INPUT_DATE_E_RISULTATI_GIRONI;6;0)" office:value-type="float" office:value="20" calcext:value-type="float">
            <text:p>20</text:p>
          </table:table-cell>
          <table:table-cell table:style-name="ce432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432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432" table:formula="of:=[.H42]" office:value-type="float" office:value="20" calcext:value-type="float">
            <text:p>20</text:p>
          </table:table-cell>
          <table:table-cell table:style-name="ce432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432" table:formula="of:=1*([.I42]&gt;[.H42])" office:value-type="float" office:value="0" calcext:value-type="float">
            <text:p>0</text:p>
          </table:table-cell>
          <table:table-cell table:style-name="ce432" table:formula="of:=1*([.I42]&lt;[.H42])*NOT(AND([.H42]=20;[.I42]=0))" office:value-type="float" office:value="0" calcext:value-type="float">
            <text:p>0</text:p>
          </table:table-cell>
          <table:table-cell table:style-name="ce432" table:formula="of:=1*AND([.H42]=20;[.I42]=0)" office:value-type="float" office:value="1" calcext:value-type="float">
            <text:p>1</text:p>
          </table:table-cell>
          <table:table-cell table:style-name="ce432" table:formula="of:=[.I42]" office:value-type="float" office:value="0" calcext:value-type="float">
            <text:p>0</text:p>
          </table:table-cell>
          <table:table-cell table:style-name="ce432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432" table:formula="of:=VLOOKUP([.AV42];INPUT_DATE_E_RISULTATI_2A_FASE;6;0)" office:value-type="float" office:value="68" calcext:value-type="float">
            <text:p>68</text:p>
          </table:table-cell>
          <table:table-cell table:style-name="ce432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432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432" table:formula="of:=[.BC42]" office:value-type="float" office:value="68" calcext:value-type="float">
            <text:p>68</text:p>
          </table:table-cell>
          <table:table-cell table:style-name="ce432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432" table:formula="of:=1*([.BD42]&gt;[.BC42])" office:value-type="float" office:value="0" calcext:value-type="float">
            <text:p>0</text:p>
          </table:table-cell>
          <table:table-cell table:style-name="ce432" table:formula="of:=1*([.BD42]&lt;[.BC42])*NOT(AND([.BC42]=20;[.BD42]=0))" office:value-type="float" office:value="1" calcext:value-type="float">
            <text:p>1</text:p>
          </table:table-cell>
          <table:table-cell table:style-name="ce432" table:formula="of:=1*AND([.BC42]=20;[.BD42]=0)" office:value-type="float" office:value="0" calcext:value-type="float">
            <text:p>0</text:p>
          </table:table-cell>
          <table:table-cell table:style-name="ce432" table:formula="of:=[.BD42]" office:value-type="float" office:value="47" calcext:value-type="float">
            <text:p>47</text:p>
          </table:table-cell>
          <table:table-cell table:style-name="ce432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2</text:p>
          </table:table-cell>
          <table:table-cell table:style-name="ce432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432" table:formula="of:=VLOOKUP([.A43];INPUT_DATE_E_RISULTATI_GIRONI;6;0)" office:value-type="float" office:value="20" calcext:value-type="float">
            <text:p>20</text:p>
          </table:table-cell>
          <table:table-cell table:style-name="ce432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432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432" table:formula="of:=[.H43]" office:value-type="float" office:value="20" calcext:value-type="float">
            <text:p>20</text:p>
          </table:table-cell>
          <table:table-cell table:style-name="ce432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432" table:formula="of:=1*([.I43]&gt;[.H43])" office:value-type="float" office:value="0" calcext:value-type="float">
            <text:p>0</text:p>
          </table:table-cell>
          <table:table-cell table:style-name="ce432" table:formula="of:=1*([.I43]&lt;[.H43])*NOT(AND([.H43]=20;[.I43]=0))" office:value-type="float" office:value="0" calcext:value-type="float">
            <text:p>0</text:p>
          </table:table-cell>
          <table:table-cell table:style-name="ce432" table:formula="of:=1*AND([.H43]=20;[.I43]=0)" office:value-type="float" office:value="1" calcext:value-type="float">
            <text:p>1</text:p>
          </table:table-cell>
          <table:table-cell table:style-name="ce432" table:formula="of:=[.I43]" office:value-type="float" office:value="0" calcext:value-type="float">
            <text:p>0</text:p>
          </table:table-cell>
          <table:table-cell table:style-name="ce432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432" table:formula="of:=VLOOKUP([.AV43];INPUT_DATE_E_RISULTATI_2A_FASE;6;0)" office:value-type="float" office:value="66" calcext:value-type="float">
            <text:p>66</text:p>
          </table:table-cell>
          <table:table-cell table:style-name="ce432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432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432" table:formula="of:=[.BC43]" office:value-type="float" office:value="66" calcext:value-type="float">
            <text:p>66</text:p>
          </table:table-cell>
          <table:table-cell table:style-name="ce432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432" table:formula="of:=1*([.BD43]&gt;[.BC43])" office:value-type="float" office:value="0" calcext:value-type="float">
            <text:p>0</text:p>
          </table:table-cell>
          <table:table-cell table:style-name="ce432" table:formula="of:=1*([.BD43]&lt;[.BC43])*NOT(AND([.BC43]=20;[.BD43]=0))" office:value-type="float" office:value="1" calcext:value-type="float">
            <text:p>1</text:p>
          </table:table-cell>
          <table:table-cell table:style-name="ce432" table:formula="of:=1*AND([.BC43]=20;[.BD43]=0)" office:value-type="float" office:value="0" calcext:value-type="float">
            <text:p>0</text:p>
          </table:table-cell>
          <table:table-cell table:style-name="ce432" table:formula="of:=[.BD43]" office:value-type="float" office:value="32" calcext:value-type="float">
            <text:p>32</text:p>
          </table:table-cell>
          <table:table-cell table:style-name="ce432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382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432" office:value-type="string" calcext:value-type="string">
            <text:p>G3</text:p>
          </table:table-cell>
          <table:table-cell table:style-name="ce432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432" table:formula="of:=VLOOKUP([.A44];INPUT_DATE_E_RISULTATI_GIRONI;6;0)" office:value-type="float" office:value="0" calcext:value-type="float">
            <text:p>0</text:p>
          </table:table-cell>
          <table:table-cell table:style-name="ce432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432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432" table:formula="of:=[.H44]" office:value-type="float" office:value="0" calcext:value-type="float">
            <text:p>0</text:p>
          </table:table-cell>
          <table:table-cell table:style-name="ce432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432" table:formula="of:=1*([.I44]&gt;[.H44])" office:value-type="float" office:value="1" calcext:value-type="float">
            <text:p>1</text:p>
          </table:table-cell>
          <table:table-cell table:style-name="ce432" table:formula="of:=1*([.I44]&lt;[.H44])*NOT(AND([.H44]=20;[.I44]=0))" office:value-type="float" office:value="0" calcext:value-type="float">
            <text:p>0</text:p>
          </table:table-cell>
          <table:table-cell table:style-name="ce432" table:formula="of:=1*AND([.H44]=20;[.I44]=0)" office:value-type="float" office:value="0" calcext:value-type="float">
            <text:p>0</text:p>
          </table:table-cell>
          <table:table-cell table:style-name="ce432" table:formula="of:=[.I44]" office:value-type="float" office:value="20" calcext:value-type="float">
            <text:p>20</text:p>
          </table:table-cell>
          <table:table-cell table:style-name="ce432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432" table:formula="of:=VLOOKUP([.AV44];INPUT_DATE_E_RISULTATI_2A_FASE;6;0)" office:value-type="float" office:value="52" calcext:value-type="float">
            <text:p>52</text:p>
          </table:table-cell>
          <table:table-cell table:style-name="ce432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432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432" table:formula="of:=[.BC44]" office:value-type="float" office:value="52" calcext:value-type="float">
            <text:p>52</text:p>
          </table:table-cell>
          <table:table-cell table:style-name="ce432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432" table:formula="of:=1*([.BD44]&gt;[.BC44])" office:value-type="float" office:value="0" calcext:value-type="float">
            <text:p>0</text:p>
          </table:table-cell>
          <table:table-cell table:style-name="ce432" table:formula="of:=1*([.BD44]&lt;[.BC44])*NOT(AND([.BC44]=20;[.BD44]=0))" office:value-type="float" office:value="1" calcext:value-type="float">
            <text:p>1</text:p>
          </table:table-cell>
          <table:table-cell table:style-name="ce432" table:formula="of:=1*AND([.BC44]=20;[.BD44]=0)" office:value-type="float" office:value="0" calcext:value-type="float">
            <text:p>0</text:p>
          </table:table-cell>
          <table:table-cell table:style-name="ce432" table:formula="of:=[.BD44]" office:value-type="float" office:value="30" calcext:value-type="float">
            <text:p>30</text:p>
          </table:table-cell>
          <table:table-cell table:style-name="ce432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432" office:value-type="string" calcext:value-type="string">
            <text:p>H1</text:p>
          </table:table-cell>
          <table:table-cell table:style-name="ce432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432" table:formula="of:=VLOOKUP([.A45];INPUT_DATE_E_RISULTATI_GIRONI;6;0)" office:value-type="float" office:value="100" calcext:value-type="float">
            <text:p>100</text:p>
          </table:table-cell>
          <table:table-cell table:style-name="ce432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432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432" table:formula="of:=[.H45]" office:value-type="float" office:value="100" calcext:value-type="float">
            <text:p>100</text:p>
          </table:table-cell>
          <table:table-cell table:style-name="ce432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432" table:formula="of:=1*([.I45]&gt;[.H45])" office:value-type="float" office:value="0" calcext:value-type="float">
            <text:p>0</text:p>
          </table:table-cell>
          <table:table-cell table:style-name="ce432" table:formula="of:=1*([.I45]&lt;[.H45])*NOT(AND([.H45]=20;[.I45]=0))" office:value-type="float" office:value="1" calcext:value-type="float">
            <text:p>1</text:p>
          </table:table-cell>
          <table:table-cell table:style-name="ce432" table:formula="of:=1*AND([.H45]=20;[.I45]=0)" office:value-type="float" office:value="0" calcext:value-type="float">
            <text:p>0</text:p>
          </table:table-cell>
          <table:table-cell table:style-name="ce432" table:formula="of:=[.I45]" office:value-type="float" office:value="83" calcext:value-type="float">
            <text:p>83</text:p>
          </table:table-cell>
          <table:table-cell table:style-name="ce432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432" table:formula="of:=VLOOKUP([.AV45];INPUT_DATE_E_RISULTATI_2A_FASE;6;0)" office:value-type="float" office:value="54" calcext:value-type="float">
            <text:p>54</text:p>
          </table:table-cell>
          <table:table-cell table:style-name="ce432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432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432" table:formula="of:=[.BC45]" office:value-type="float" office:value="54" calcext:value-type="float">
            <text:p>54</text:p>
          </table:table-cell>
          <table:table-cell table:style-name="ce432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432" table:formula="of:=1*([.BD45]&gt;[.BC45])" office:value-type="float" office:value="0" calcext:value-type="float">
            <text:p>0</text:p>
          </table:table-cell>
          <table:table-cell table:style-name="ce432" table:formula="of:=1*([.BD45]&lt;[.BC45])*NOT(AND([.BC45]=20;[.BD45]=0))" office:value-type="float" office:value="1" calcext:value-type="float">
            <text:p>1</text:p>
          </table:table-cell>
          <table:table-cell table:style-name="ce432" table:formula="of:=1*AND([.BC45]=20;[.BD45]=0)" office:value-type="float" office:value="0" calcext:value-type="float">
            <text:p>0</text:p>
          </table:table-cell>
          <table:table-cell table:style-name="ce432" table:formula="of:=[.BD45]" office:value-type="float" office:value="36" calcext:value-type="float">
            <text:p>36</text:p>
          </table:table-cell>
          <table:table-cell table:style-name="ce432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432" office:value-type="string" calcext:value-type="string">
            <text:p>H1</text:p>
          </table:table-cell>
          <table:table-cell table:style-name="ce432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432" table:formula="of:=VLOOKUP([.A46];INPUT_DATE_E_RISULTATI_GIRONI;6;0)" office:value-type="float" office:value="97" calcext:value-type="float">
            <text:p>97</text:p>
          </table:table-cell>
          <table:table-cell table:style-name="ce432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432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432" table:formula="of:=[.H46]" office:value-type="float" office:value="97" calcext:value-type="float">
            <text:p>97</text:p>
          </table:table-cell>
          <table:table-cell table:style-name="ce432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432" table:formula="of:=1*([.I46]&gt;[.H46])" office:value-type="float" office:value="0" calcext:value-type="float">
            <text:p>0</text:p>
          </table:table-cell>
          <table:table-cell table:style-name="ce432" table:formula="of:=1*([.I46]&lt;[.H46])*NOT(AND([.H46]=20;[.I46]=0))" office:value-type="float" office:value="1" calcext:value-type="float">
            <text:p>1</text:p>
          </table:table-cell>
          <table:table-cell table:style-name="ce432" table:formula="of:=1*AND([.H46]=20;[.I46]=0)" office:value-type="float" office:value="0" calcext:value-type="float">
            <text:p>0</text:p>
          </table:table-cell>
          <table:table-cell table:style-name="ce432" table:formula="of:=[.I46]" office:value-type="float" office:value="78" calcext:value-type="float">
            <text:p>78</text:p>
          </table:table-cell>
          <table:table-cell table:style-name="ce432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432" table:formula="of:=VLOOKUP([.AV46];INPUT_DATE_E_RISULTATI_2A_FASE;6;0)" office:value-type="float" office:value="64" calcext:value-type="float">
            <text:p>64</text:p>
          </table:table-cell>
          <table:table-cell table:style-name="ce432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432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432" table:formula="of:=[.BC46]" office:value-type="float" office:value="64" calcext:value-type="float">
            <text:p>64</text:p>
          </table:table-cell>
          <table:table-cell table:style-name="ce432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432" table:formula="of:=1*([.BD46]&gt;[.BC46])" office:value-type="float" office:value="0" calcext:value-type="float">
            <text:p>0</text:p>
          </table:table-cell>
          <table:table-cell table:style-name="ce432" table:formula="of:=1*([.BD46]&lt;[.BC46])*NOT(AND([.BC46]=20;[.BD46]=0))" office:value-type="float" office:value="1" calcext:value-type="float">
            <text:p>1</text:p>
          </table:table-cell>
          <table:table-cell table:style-name="ce432" table:formula="of:=1*AND([.BC46]=20;[.BD46]=0)" office:value-type="float" office:value="0" calcext:value-type="float">
            <text:p>0</text:p>
          </table:table-cell>
          <table:table-cell table:style-name="ce432" table:formula="of:=[.BD46]" office:value-type="float" office:value="33" calcext:value-type="float">
            <text:p>33</text:p>
          </table:table-cell>
          <table:table-cell table:style-name="ce432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382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432" office:value-type="string" calcext:value-type="string">
            <text:p>H2</text:p>
          </table:table-cell>
          <table:table-cell table:style-name="ce432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432" table:formula="of:=VLOOKUP([.A47];INPUT_DATE_E_RISULTATI_GIRONI;6;0)" office:value-type="float" office:value="74" calcext:value-type="float">
            <text:p>74</text:p>
          </table:table-cell>
          <table:table-cell table:style-name="ce432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432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432" table:formula="of:=[.H47]" office:value-type="float" office:value="74" calcext:value-type="float">
            <text:p>74</text:p>
          </table:table-cell>
          <table:table-cell table:style-name="ce432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432" table:formula="of:=1*([.I47]&gt;[.H47])" office:value-type="float" office:value="1" calcext:value-type="float">
            <text:p>1</text:p>
          </table:table-cell>
          <table:table-cell table:style-name="ce432" table:formula="of:=1*([.I47]&lt;[.H47])*NOT(AND([.H47]=20;[.I47]=0))" office:value-type="float" office:value="0" calcext:value-type="float">
            <text:p>0</text:p>
          </table:table-cell>
          <table:table-cell table:style-name="ce432" table:formula="of:=1*AND([.H47]=20;[.I47]=0)" office:value-type="float" office:value="0" calcext:value-type="float">
            <text:p>0</text:p>
          </table:table-cell>
          <table:table-cell table:style-name="ce432" table:formula="of:=[.I47]" office:value-type="float" office:value="79" calcext:value-type="float">
            <text:p>79</text:p>
          </table:table-cell>
          <table:table-cell table:style-name="ce432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432" table:formula="of:=VLOOKUP([.AV47];INPUT_DATE_E_RISULTATI_2A_FASE;6;0)" office:value-type="float" office:value="57" calcext:value-type="float">
            <text:p>57</text:p>
          </table:table-cell>
          <table:table-cell table:style-name="ce432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432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432" table:formula="of:=[.BC47]" office:value-type="float" office:value="57" calcext:value-type="float">
            <text:p>57</text:p>
          </table:table-cell>
          <table:table-cell table:style-name="ce432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432" table:formula="of:=1*([.BD47]&gt;[.BC47])" office:value-type="float" office:value="0" calcext:value-type="float">
            <text:p>0</text:p>
          </table:table-cell>
          <table:table-cell table:style-name="ce432" table:formula="of:=1*([.BD47]&lt;[.BC47])*NOT(AND([.BC47]=20;[.BD47]=0))" office:value-type="float" office:value="1" calcext:value-type="float">
            <text:p>1</text:p>
          </table:table-cell>
          <table:table-cell table:style-name="ce432" table:formula="of:=1*AND([.BC47]=20;[.BD47]=0)" office:value-type="float" office:value="0" calcext:value-type="float">
            <text:p>0</text:p>
          </table:table-cell>
          <table:table-cell table:style-name="ce432" table:formula="of:=[.BD47]" office:value-type="float" office:value="49" calcext:value-type="float">
            <text:p>49</text:p>
          </table:table-cell>
          <table:table-cell table:style-name="ce432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382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432" office:value-type="string" calcext:value-type="string">
            <text:p>H3</text:p>
          </table:table-cell>
          <table:table-cell table:style-name="ce432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432" table:formula="of:=VLOOKUP([.A48];INPUT_DATE_E_RISULTATI_GIRONI;6;0)" office:value-type="float" office:value="65" calcext:value-type="float">
            <text:p>65</text:p>
          </table:table-cell>
          <table:table-cell table:style-name="ce432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432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432" table:formula="of:=[.H48]" office:value-type="float" office:value="65" calcext:value-type="float">
            <text:p>65</text:p>
          </table:table-cell>
          <table:table-cell table:style-name="ce432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432" table:formula="of:=1*([.I48]&gt;[.H48])" office:value-type="float" office:value="0" calcext:value-type="float">
            <text:p>0</text:p>
          </table:table-cell>
          <table:table-cell table:style-name="ce432" table:formula="of:=1*([.I48]&lt;[.H48])*NOT(AND([.H48]=20;[.I48]=0))" office:value-type="float" office:value="1" calcext:value-type="float">
            <text:p>1</text:p>
          </table:table-cell>
          <table:table-cell table:style-name="ce432" table:formula="of:=1*AND([.H48]=20;[.I48]=0)" office:value-type="float" office:value="0" calcext:value-type="float">
            <text:p>0</text:p>
          </table:table-cell>
          <table:table-cell table:style-name="ce432" table:formula="of:=[.I48]" office:value-type="float" office:value="13" calcext:value-type="float">
            <text:p>13</text:p>
          </table:table-cell>
          <table:table-cell table:style-name="ce432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432" table:formula="of:=VLOOKUP([.AV48];INPUT_DATE_E_RISULTATI_2A_FASE;6;0)" office:value-type="float" office:value="56" calcext:value-type="float">
            <text:p>56</text:p>
          </table:table-cell>
          <table:table-cell table:style-name="ce432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432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432" table:formula="of:=[.BC48]" office:value-type="float" office:value="56" calcext:value-type="float">
            <text:p>56</text:p>
          </table:table-cell>
          <table:table-cell table:style-name="ce432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432" table:formula="of:=1*([.BD48]&gt;[.BC48])" office:value-type="float" office:value="0" calcext:value-type="float">
            <text:p>0</text:p>
          </table:table-cell>
          <table:table-cell table:style-name="ce432" table:formula="of:=1*([.BD48]&lt;[.BC48])*NOT(AND([.BC48]=20;[.BD48]=0))" office:value-type="float" office:value="1" calcext:value-type="float">
            <text:p>1</text:p>
          </table:table-cell>
          <table:table-cell table:style-name="ce432" table:formula="of:=1*AND([.BC48]=20;[.BD48]=0)" office:value-type="float" office:value="0" calcext:value-type="float">
            <text:p>0</text:p>
          </table:table-cell>
          <table:table-cell table:style-name="ce432" table:formula="of:=[.BD48]" office:value-type="float" office:value="42" calcext:value-type="float">
            <text:p>42</text:p>
          </table:table-cell>
          <table:table-cell table:style-name="ce432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382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432" office:value-type="string" calcext:value-type="string">
            <text:p>H3</text:p>
          </table:table-cell>
          <table:table-cell table:style-name="ce432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432" table:formula="of:=VLOOKUP([.A49];INPUT_DATE_E_RISULTATI_GIRONI;6;0)" office:value-type="float" office:value="20" calcext:value-type="float">
            <text:p>20</text:p>
          </table:table-cell>
          <table:table-cell table:style-name="ce432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432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432" table:formula="of:=[.H49]" office:value-type="float" office:value="20" calcext:value-type="float">
            <text:p>20</text:p>
          </table:table-cell>
          <table:table-cell table:style-name="ce432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432" table:formula="of:=1*([.I49]&gt;[.H49])" office:value-type="float" office:value="0" calcext:value-type="float">
            <text:p>0</text:p>
          </table:table-cell>
          <table:table-cell table:style-name="ce432" table:formula="of:=1*([.I49]&lt;[.H49])*NOT(AND([.H49]=20;[.I49]=0))" office:value-type="float" office:value="0" calcext:value-type="float">
            <text:p>0</text:p>
          </table:table-cell>
          <table:table-cell table:style-name="ce432" table:formula="of:=1*AND([.H49]=20;[.I49]=0)" office:value-type="float" office:value="1" calcext:value-type="float">
            <text:p>1</text:p>
          </table:table-cell>
          <table:table-cell table:style-name="ce432" table:formula="of:=[.I49]" office:value-type="float" office:value="0" calcext:value-type="float">
            <text:p>0</text:p>
          </table:table-cell>
          <table:table-cell table:style-name="ce432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432" table:formula="of:=VLOOKUP([.AV49];INPUT_DATE_E_RISULTATI_2A_FASE;6;0)" office:value-type="float" office:value="53" calcext:value-type="float">
            <text:p>53</text:p>
          </table:table-cell>
          <table:table-cell table:style-name="ce432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432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432" table:formula="of:=[.BC49]" office:value-type="float" office:value="53" calcext:value-type="float">
            <text:p>53</text:p>
          </table:table-cell>
          <table:table-cell table:style-name="ce432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432" table:formula="of:=1*([.BD49]&gt;[.BC49])" office:value-type="float" office:value="0" calcext:value-type="float">
            <text:p>0</text:p>
          </table:table-cell>
          <table:table-cell table:style-name="ce432" table:formula="of:=1*([.BD49]&lt;[.BC49])*NOT(AND([.BC49]=20;[.BD49]=0))" office:value-type="float" office:value="1" calcext:value-type="float">
            <text:p>1</text:p>
          </table:table-cell>
          <table:table-cell table:style-name="ce432" table:formula="of:=1*AND([.BC49]=20;[.BD49]=0)" office:value-type="float" office:value="0" calcext:value-type="float">
            <text:p>0</text:p>
          </table:table-cell>
          <table:table-cell table:style-name="ce432" table:formula="of:=[.BD49]" office:value-type="float" office:value="49" calcext:value-type="float">
            <text:p>49</text:p>
          </table:table-cell>
          <table:table-cell table:style-name="ce432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383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433" office:value-type="string" calcext:value-type="string">
            <text:p>H4</text:p>
          </table:table-cell>
          <table:table-cell table:style-name="ce433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433" table:formula="of:=VLOOKUP([.A50];INPUT_DATE_E_RISULTATI_GIRONI;6;0)" office:value-type="float" office:value="54" calcext:value-type="float">
            <text:p>54</text:p>
          </table:table-cell>
          <table:table-cell table:style-name="ce433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433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433" table:formula="of:=[.H50]" office:value-type="float" office:value="54" calcext:value-type="float">
            <text:p>54</text:p>
          </table:table-cell>
          <table:table-cell table:style-name="ce433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433" table:formula="of:=1*([.I50]&gt;[.H50])" office:value-type="float" office:value="0" calcext:value-type="float">
            <text:p>0</text:p>
          </table:table-cell>
          <table:table-cell table:style-name="ce433" table:formula="of:=1*([.I50]&lt;[.H50])*NOT(AND([.H50]=20;[.I50]=0))" office:value-type="float" office:value="1" calcext:value-type="float">
            <text:p>1</text:p>
          </table:table-cell>
          <table:table-cell table:style-name="ce433" table:formula="of:=1*AND([.H50]=20;[.I50]=0)" office:value-type="float" office:value="0" calcext:value-type="float">
            <text:p>0</text:p>
          </table:table-cell>
          <table:table-cell table:style-name="ce433" table:formula="of:=[.I50]" office:value-type="float" office:value="48" calcext:value-type="float">
            <text:p>48</text:p>
          </table:table-cell>
          <table:table-cell table:style-name="ce433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433" table:formula="of:=VLOOKUP([.AV50];INPUT_DATE_E_RISULTATI_2A_FASE;6;0)" office:value-type="float" office:value="63" calcext:value-type="float">
            <text:p>63</text:p>
          </table:table-cell>
          <table:table-cell table:style-name="ce433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433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433" table:formula="of:=[.BC50]" office:value-type="float" office:value="63" calcext:value-type="float">
            <text:p>63</text:p>
          </table:table-cell>
          <table:table-cell table:style-name="ce433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433" table:formula="of:=1*([.BD50]&gt;[.BC50])" office:value-type="float" office:value="0" calcext:value-type="float">
            <text:p>0</text:p>
          </table:table-cell>
          <table:table-cell table:style-name="ce433" table:formula="of:=1*([.BD50]&lt;[.BC50])*NOT(AND([.BC50]=20;[.BD50]=0))" office:value-type="float" office:value="1" calcext:value-type="float">
            <text:p>1</text:p>
          </table:table-cell>
          <table:table-cell table:style-name="ce433" table:formula="of:=1*AND([.BC50]=20;[.BD50]=0)" office:value-type="float" office:value="0" calcext:value-type="float">
            <text:p>0</text:p>
          </table:table-cell>
          <table:table-cell table:style-name="ce433" table:formula="of:=[.BD50]" office:value-type="float" office:value="34" calcext:value-type="float">
            <text:p>34</text:p>
          </table:table-cell>
          <table:table-cell table:style-name="ce433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432" table:formula="of:=VLOOKUP([.AV51];INPUT_DATE_E_RISULTATI_2A_FASE;6;0)" office:value-type="float" office:value="53" calcext:value-type="float">
            <text:p>53</text:p>
          </table:table-cell>
          <table:table-cell table:style-name="ce432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432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432" table:formula="of:=[.BC51]" office:value-type="float" office:value="53" calcext:value-type="float">
            <text:p>53</text:p>
          </table:table-cell>
          <table:table-cell table:style-name="ce432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432" table:formula="of:=1*([.BD51]&gt;[.BC51])" office:value-type="float" office:value="0" calcext:value-type="float">
            <text:p>0</text:p>
          </table:table-cell>
          <table:table-cell table:style-name="ce432" table:formula="of:=1*([.BD51]&lt;[.BC51])*NOT(AND([.BC51]=20;[.BD51]=0))" office:value-type="float" office:value="1" calcext:value-type="float">
            <text:p>1</text:p>
          </table:table-cell>
          <table:table-cell table:style-name="ce432" table:formula="of:=1*AND([.BC51]=20;[.BD51]=0)" office:value-type="float" office:value="0" calcext:value-type="float">
            <text:p>0</text:p>
          </table:table-cell>
          <table:table-cell table:style-name="ce432" table:formula="of:=[.BD51]" office:value-type="float" office:value="32" calcext:value-type="float">
            <text:p>32</text:p>
          </table:table-cell>
          <table:table-cell table:style-name="ce432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432" table:formula="of:=VLOOKUP([.AV52];INPUT_DATE_E_RISULTATI_2A_FASE;6;0)" office:value-type="float" office:value="50" calcext:value-type="float">
            <text:p>50</text:p>
          </table:table-cell>
          <table:table-cell table:style-name="ce432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432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432" table:formula="of:=[.BC52]" office:value-type="float" office:value="50" calcext:value-type="float">
            <text:p>50</text:p>
          </table:table-cell>
          <table:table-cell table:style-name="ce432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432" table:formula="of:=1*([.BD52]&gt;[.BC52])" office:value-type="float" office:value="0" calcext:value-type="float">
            <text:p>0</text:p>
          </table:table-cell>
          <table:table-cell table:style-name="ce432" table:formula="of:=1*([.BD52]&lt;[.BC52])*NOT(AND([.BC52]=20;[.BD52]=0))" office:value-type="float" office:value="1" calcext:value-type="float">
            <text:p>1</text:p>
          </table:table-cell>
          <table:table-cell table:style-name="ce432" table:formula="of:=1*AND([.BC52]=20;[.BD52]=0)" office:value-type="float" office:value="0" calcext:value-type="float">
            <text:p>0</text:p>
          </table:table-cell>
          <table:table-cell table:style-name="ce432" table:formula="of:=[.BD52]" office:value-type="float" office:value="38" calcext:value-type="float">
            <text:p>38</text:p>
          </table:table-cell>
          <table:table-cell table:style-name="ce432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432" table:formula="of:=VLOOKUP([.AV53];INPUT_DATE_E_RISULTATI_2A_FASE;6;0)" office:value-type="float" office:value="62" calcext:value-type="float">
            <text:p>62</text:p>
          </table:table-cell>
          <table:table-cell table:style-name="ce432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432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432" table:formula="of:=[.BC53]" office:value-type="float" office:value="62" calcext:value-type="float">
            <text:p>62</text:p>
          </table:table-cell>
          <table:table-cell table:style-name="ce432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432" table:formula="of:=1*([.BD53]&gt;[.BC53])" office:value-type="float" office:value="0" calcext:value-type="float">
            <text:p>0</text:p>
          </table:table-cell>
          <table:table-cell table:style-name="ce432" table:formula="of:=1*([.BD53]&lt;[.BC53])*NOT(AND([.BC53]=20;[.BD53]=0))" office:value-type="float" office:value="1" calcext:value-type="float">
            <text:p>1</text:p>
          </table:table-cell>
          <table:table-cell table:style-name="ce432" table:formula="of:=1*AND([.BC53]=20;[.BD53]=0)" office:value-type="float" office:value="0" calcext:value-type="float">
            <text:p>0</text:p>
          </table:table-cell>
          <table:table-cell table:style-name="ce432" table:formula="of:=[.BD53]" office:value-type="float" office:value="47" calcext:value-type="float">
            <text:p>47</text:p>
          </table:table-cell>
          <table:table-cell table:style-name="ce432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432" table:formula="of:=VLOOKUP([.AV54];INPUT_DATE_E_RISULTATI_2A_FASE;6;0)" office:value-type="float" office:value="69" calcext:value-type="float">
            <text:p>69</text:p>
          </table:table-cell>
          <table:table-cell table:style-name="ce432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432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432" table:formula="of:=[.BC54]" office:value-type="float" office:value="69" calcext:value-type="float">
            <text:p>69</text:p>
          </table:table-cell>
          <table:table-cell table:style-name="ce432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432" table:formula="of:=1*([.BD54]&gt;[.BC54])" office:value-type="float" office:value="0" calcext:value-type="float">
            <text:p>0</text:p>
          </table:table-cell>
          <table:table-cell table:style-name="ce432" table:formula="of:=1*([.BD54]&lt;[.BC54])*NOT(AND([.BC54]=20;[.BD54]=0))" office:value-type="float" office:value="1" calcext:value-type="float">
            <text:p>1</text:p>
          </table:table-cell>
          <table:table-cell table:style-name="ce432" table:formula="of:=1*AND([.BC54]=20;[.BD54]=0)" office:value-type="float" office:value="0" calcext:value-type="float">
            <text:p>0</text:p>
          </table:table-cell>
          <table:table-cell table:style-name="ce432" table:formula="of:=[.BD54]" office:value-type="float" office:value="31" calcext:value-type="float">
            <text:p>31</text:p>
          </table:table-cell>
          <table:table-cell table:style-name="ce432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432" table:formula="of:=VLOOKUP([.AV55];INPUT_DATE_E_RISULTATI_2A_FASE;6;0)" office:value-type="float" office:value="62" calcext:value-type="float">
            <text:p>62</text:p>
          </table:table-cell>
          <table:table-cell table:style-name="ce432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432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432" table:formula="of:=[.BC55]" office:value-type="float" office:value="62" calcext:value-type="float">
            <text:p>62</text:p>
          </table:table-cell>
          <table:table-cell table:style-name="ce432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432" table:formula="of:=1*([.BD55]&gt;[.BC55])" office:value-type="float" office:value="0" calcext:value-type="float">
            <text:p>0</text:p>
          </table:table-cell>
          <table:table-cell table:style-name="ce432" table:formula="of:=1*([.BD55]&lt;[.BC55])*NOT(AND([.BC55]=20;[.BD55]=0))" office:value-type="float" office:value="1" calcext:value-type="float">
            <text:p>1</text:p>
          </table:table-cell>
          <table:table-cell table:style-name="ce432" table:formula="of:=1*AND([.BC55]=20;[.BD55]=0)" office:value-type="float" office:value="0" calcext:value-type="float">
            <text:p>0</text:p>
          </table:table-cell>
          <table:table-cell table:style-name="ce432" table:formula="of:=[.BD55]" office:value-type="float" office:value="38" calcext:value-type="float">
            <text:p>38</text:p>
          </table:table-cell>
          <table:table-cell table:style-name="ce432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432" table:formula="of:=VLOOKUP([.AV56];INPUT_DATE_E_RISULTATI_2A_FASE;6;0)" office:value-type="float" office:value="52" calcext:value-type="float">
            <text:p>52</text:p>
          </table:table-cell>
          <table:table-cell table:style-name="ce432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432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432" table:formula="of:=[.BC56]" office:value-type="float" office:value="52" calcext:value-type="float">
            <text:p>52</text:p>
          </table:table-cell>
          <table:table-cell table:style-name="ce432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432" table:formula="of:=1*([.BD56]&gt;[.BC56])" office:value-type="float" office:value="0" calcext:value-type="float">
            <text:p>0</text:p>
          </table:table-cell>
          <table:table-cell table:style-name="ce432" table:formula="of:=1*([.BD56]&lt;[.BC56])*NOT(AND([.BC56]=20;[.BD56]=0))" office:value-type="float" office:value="1" calcext:value-type="float">
            <text:p>1</text:p>
          </table:table-cell>
          <table:table-cell table:style-name="ce432" table:formula="of:=1*AND([.BC56]=20;[.BD56]=0)" office:value-type="float" office:value="0" calcext:value-type="float">
            <text:p>0</text:p>
          </table:table-cell>
          <table:table-cell table:style-name="ce432" table:formula="of:=[.BD56]" office:value-type="float" office:value="39" calcext:value-type="float">
            <text:p>39</text:p>
          </table:table-cell>
          <table:table-cell table:style-name="ce432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432" table:formula="of:=VLOOKUP([.AV57];INPUT_DATE_E_RISULTATI_2A_FASE;6;0)" office:value-type="float" office:value="68" calcext:value-type="float">
            <text:p>68</text:p>
          </table:table-cell>
          <table:table-cell table:style-name="ce432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432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432" table:formula="of:=[.BC57]" office:value-type="float" office:value="68" calcext:value-type="float">
            <text:p>68</text:p>
          </table:table-cell>
          <table:table-cell table:style-name="ce432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432" table:formula="of:=1*([.BD57]&gt;[.BC57])" office:value-type="float" office:value="0" calcext:value-type="float">
            <text:p>0</text:p>
          </table:table-cell>
          <table:table-cell table:style-name="ce432" table:formula="of:=1*([.BD57]&lt;[.BC57])*NOT(AND([.BC57]=20;[.BD57]=0))" office:value-type="float" office:value="1" calcext:value-type="float">
            <text:p>1</text:p>
          </table:table-cell>
          <table:table-cell table:style-name="ce432" table:formula="of:=1*AND([.BC57]=20;[.BD57]=0)" office:value-type="float" office:value="0" calcext:value-type="float">
            <text:p>0</text:p>
          </table:table-cell>
          <table:table-cell table:style-name="ce432" table:formula="of:=[.BD57]" office:value-type="float" office:value="37" calcext:value-type="float">
            <text:p>37</text:p>
          </table:table-cell>
          <table:table-cell table:style-name="ce432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432" table:formula="of:=VLOOKUP([.AV58];INPUT_DATE_E_RISULTATI_2A_FASE;6;0)" office:value-type="float" office:value="52" calcext:value-type="float">
            <text:p>52</text:p>
          </table:table-cell>
          <table:table-cell table:style-name="ce432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432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432" table:formula="of:=[.BC58]" office:value-type="float" office:value="52" calcext:value-type="float">
            <text:p>52</text:p>
          </table:table-cell>
          <table:table-cell table:style-name="ce432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432" table:formula="of:=1*([.BD58]&gt;[.BC58])" office:value-type="float" office:value="0" calcext:value-type="float">
            <text:p>0</text:p>
          </table:table-cell>
          <table:table-cell table:style-name="ce432" table:formula="of:=1*([.BD58]&lt;[.BC58])*NOT(AND([.BC58]=20;[.BD58]=0))" office:value-type="float" office:value="1" calcext:value-type="float">
            <text:p>1</text:p>
          </table:table-cell>
          <table:table-cell table:style-name="ce432" table:formula="of:=1*AND([.BC58]=20;[.BD58]=0)" office:value-type="float" office:value="0" calcext:value-type="float">
            <text:p>0</text:p>
          </table:table-cell>
          <table:table-cell table:style-name="ce432" table:formula="of:=[.BD58]" office:value-type="float" office:value="46" calcext:value-type="float">
            <text:p>46</text:p>
          </table:table-cell>
          <table:table-cell table:style-name="ce432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432" table:formula="of:=VLOOKUP([.AV59];INPUT_DATE_E_RISULTATI_2A_FASE;6;0)" office:value-type="float" office:value="60" calcext:value-type="float">
            <text:p>60</text:p>
          </table:table-cell>
          <table:table-cell table:style-name="ce432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432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432" table:formula="of:=[.BC59]" office:value-type="float" office:value="60" calcext:value-type="float">
            <text:p>60</text:p>
          </table:table-cell>
          <table:table-cell table:style-name="ce432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432" table:formula="of:=1*([.BD59]&gt;[.BC59])" office:value-type="float" office:value="0" calcext:value-type="float">
            <text:p>0</text:p>
          </table:table-cell>
          <table:table-cell table:style-name="ce432" table:formula="of:=1*([.BD59]&lt;[.BC59])*NOT(AND([.BC59]=20;[.BD59]=0))" office:value-type="float" office:value="1" calcext:value-type="float">
            <text:p>1</text:p>
          </table:table-cell>
          <table:table-cell table:style-name="ce432" table:formula="of:=1*AND([.BC59]=20;[.BD59]=0)" office:value-type="float" office:value="0" calcext:value-type="float">
            <text:p>0</text:p>
          </table:table-cell>
          <table:table-cell table:style-name="ce432" table:formula="of:=[.BD59]" office:value-type="float" office:value="42" calcext:value-type="float">
            <text:p>42</text:p>
          </table:table-cell>
          <table:table-cell table:style-name="ce432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432" table:formula="of:=VLOOKUP([.AV60];INPUT_DATE_E_RISULTATI_2A_FASE;6;0)" office:value-type="float" office:value="65" calcext:value-type="float">
            <text:p>65</text:p>
          </table:table-cell>
          <table:table-cell table:style-name="ce432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432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432" table:formula="of:=[.BC60]" office:value-type="float" office:value="65" calcext:value-type="float">
            <text:p>65</text:p>
          </table:table-cell>
          <table:table-cell table:style-name="ce432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432" table:formula="of:=1*([.BD60]&gt;[.BC60])" office:value-type="float" office:value="0" calcext:value-type="float">
            <text:p>0</text:p>
          </table:table-cell>
          <table:table-cell table:style-name="ce432" table:formula="of:=1*([.BD60]&lt;[.BC60])*NOT(AND([.BC60]=20;[.BD60]=0))" office:value-type="float" office:value="1" calcext:value-type="float">
            <text:p>1</text:p>
          </table:table-cell>
          <table:table-cell table:style-name="ce432" table:formula="of:=1*AND([.BC60]=20;[.BD60]=0)" office:value-type="float" office:value="0" calcext:value-type="float">
            <text:p>0</text:p>
          </table:table-cell>
          <table:table-cell table:style-name="ce432" table:formula="of:=[.BD60]" office:value-type="float" office:value="45" calcext:value-type="float">
            <text:p>45</text:p>
          </table:table-cell>
          <table:table-cell table:style-name="ce432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432" table:formula="of:=VLOOKUP([.AV61];INPUT_DATE_E_RISULTATI_2A_FASE;6;0)" office:value-type="float" office:value="50" calcext:value-type="float">
            <text:p>50</text:p>
          </table:table-cell>
          <table:table-cell table:style-name="ce432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432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432" table:formula="of:=[.BC61]" office:value-type="float" office:value="50" calcext:value-type="float">
            <text:p>50</text:p>
          </table:table-cell>
          <table:table-cell table:style-name="ce432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432" table:formula="of:=1*([.BD61]&gt;[.BC61])" office:value-type="float" office:value="0" calcext:value-type="float">
            <text:p>0</text:p>
          </table:table-cell>
          <table:table-cell table:style-name="ce432" table:formula="of:=1*([.BD61]&lt;[.BC61])*NOT(AND([.BC61]=20;[.BD61]=0))" office:value-type="float" office:value="1" calcext:value-type="float">
            <text:p>1</text:p>
          </table:table-cell>
          <table:table-cell table:style-name="ce432" table:formula="of:=1*AND([.BC61]=20;[.BD61]=0)" office:value-type="float" office:value="0" calcext:value-type="float">
            <text:p>0</text:p>
          </table:table-cell>
          <table:table-cell table:style-name="ce432" table:formula="of:=[.BD61]" office:value-type="float" office:value="47" calcext:value-type="float">
            <text:p>47</text:p>
          </table:table-cell>
          <table:table-cell table:style-name="ce432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432" table:formula="of:=VLOOKUP([.AV62];INPUT_DATE_E_RISULTATI_2A_FASE;6;0)" office:value-type="float" office:value="69" calcext:value-type="float">
            <text:p>69</text:p>
          </table:table-cell>
          <table:table-cell table:style-name="ce432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432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432" table:formula="of:=[.BC62]" office:value-type="float" office:value="69" calcext:value-type="float">
            <text:p>69</text:p>
          </table:table-cell>
          <table:table-cell table:style-name="ce432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432" table:formula="of:=1*([.BD62]&gt;[.BC62])" office:value-type="float" office:value="0" calcext:value-type="float">
            <text:p>0</text:p>
          </table:table-cell>
          <table:table-cell table:style-name="ce432" table:formula="of:=1*([.BD62]&lt;[.BC62])*NOT(AND([.BC62]=20;[.BD62]=0))" office:value-type="float" office:value="1" calcext:value-type="float">
            <text:p>1</text:p>
          </table:table-cell>
          <table:table-cell table:style-name="ce432" table:formula="of:=1*AND([.BC62]=20;[.BD62]=0)" office:value-type="float" office:value="0" calcext:value-type="float">
            <text:p>0</text:p>
          </table:table-cell>
          <table:table-cell table:style-name="ce432" table:formula="of:=[.BD62]" office:value-type="float" office:value="40" calcext:value-type="float">
            <text:p>40</text:p>
          </table:table-cell>
          <table:table-cell table:style-name="ce432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432" table:formula="of:=VLOOKUP([.AV63];INPUT_DATE_E_RISULTATI_2A_FASE;6;0)" office:value-type="float" office:value="55" calcext:value-type="float">
            <text:p>55</text:p>
          </table:table-cell>
          <table:table-cell table:style-name="ce432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432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432" table:formula="of:=[.BC63]" office:value-type="float" office:value="55" calcext:value-type="float">
            <text:p>55</text:p>
          </table:table-cell>
          <table:table-cell table:style-name="ce432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432" table:formula="of:=1*([.BD63]&gt;[.BC63])" office:value-type="float" office:value="0" calcext:value-type="float">
            <text:p>0</text:p>
          </table:table-cell>
          <table:table-cell table:style-name="ce432" table:formula="of:=1*([.BD63]&lt;[.BC63])*NOT(AND([.BC63]=20;[.BD63]=0))" office:value-type="float" office:value="1" calcext:value-type="float">
            <text:p>1</text:p>
          </table:table-cell>
          <table:table-cell table:style-name="ce432" table:formula="of:=1*AND([.BC63]=20;[.BD63]=0)" office:value-type="float" office:value="0" calcext:value-type="float">
            <text:p>0</text:p>
          </table:table-cell>
          <table:table-cell table:style-name="ce432" table:formula="of:=[.BD63]" office:value-type="float" office:value="48" calcext:value-type="float">
            <text:p>48</text:p>
          </table:table-cell>
          <table:table-cell table:style-name="ce432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432" table:formula="of:=VLOOKUP([.AV64];INPUT_DATE_E_RISULTATI_2A_FASE;6;0)" office:value-type="float" office:value="52" calcext:value-type="float">
            <text:p>52</text:p>
          </table:table-cell>
          <table:table-cell table:style-name="ce432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432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432" table:formula="of:=[.BC64]" office:value-type="float" office:value="52" calcext:value-type="float">
            <text:p>52</text:p>
          </table:table-cell>
          <table:table-cell table:style-name="ce432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432" table:formula="of:=1*([.BD64]&gt;[.BC64])" office:value-type="float" office:value="0" calcext:value-type="float">
            <text:p>0</text:p>
          </table:table-cell>
          <table:table-cell table:style-name="ce432" table:formula="of:=1*([.BD64]&lt;[.BC64])*NOT(AND([.BC64]=20;[.BD64]=0))" office:value-type="float" office:value="1" calcext:value-type="float">
            <text:p>1</text:p>
          </table:table-cell>
          <table:table-cell table:style-name="ce432" table:formula="of:=1*AND([.BC64]=20;[.BD64]=0)" office:value-type="float" office:value="0" calcext:value-type="float">
            <text:p>0</text:p>
          </table:table-cell>
          <table:table-cell table:style-name="ce432" table:formula="of:=[.BD64]" office:value-type="float" office:value="49" calcext:value-type="float">
            <text:p>49</text:p>
          </table:table-cell>
          <table:table-cell table:style-name="ce432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432" table:formula="of:=VLOOKUP([.AV65];INPUT_DATE_E_RISULTATI_2A_FASE;6;0)" office:value-type="float" office:value="65" calcext:value-type="float">
            <text:p>65</text:p>
          </table:table-cell>
          <table:table-cell table:style-name="ce432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432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432" table:formula="of:=[.BC65]" office:value-type="float" office:value="65" calcext:value-type="float">
            <text:p>65</text:p>
          </table:table-cell>
          <table:table-cell table:style-name="ce432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432" table:formula="of:=1*([.BD65]&gt;[.BC65])" office:value-type="float" office:value="0" calcext:value-type="float">
            <text:p>0</text:p>
          </table:table-cell>
          <table:table-cell table:style-name="ce432" table:formula="of:=1*([.BD65]&lt;[.BC65])*NOT(AND([.BC65]=20;[.BD65]=0))" office:value-type="float" office:value="1" calcext:value-type="float">
            <text:p>1</text:p>
          </table:table-cell>
          <table:table-cell table:style-name="ce432" table:formula="of:=1*AND([.BC65]=20;[.BD65]=0)" office:value-type="float" office:value="0" calcext:value-type="float">
            <text:p>0</text:p>
          </table:table-cell>
          <table:table-cell table:style-name="ce432" table:formula="of:=[.BD65]" office:value-type="float" office:value="45" calcext:value-type="float">
            <text:p>45</text:p>
          </table:table-cell>
          <table:table-cell table:style-name="ce432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433" table:formula="of:=VLOOKUP([.AV66];INPUT_DATE_E_RISULTATI_2A_FASE;6;0)" office:value-type="float" office:value="69" calcext:value-type="float">
            <text:p>69</text:p>
          </table:table-cell>
          <table:table-cell table:style-name="ce433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433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433" table:formula="of:=[.BC66]" office:value-type="float" office:value="69" calcext:value-type="float">
            <text:p>69</text:p>
          </table:table-cell>
          <table:table-cell table:style-name="ce433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433" table:formula="of:=1*([.BD66]&gt;[.BC66])" office:value-type="float" office:value="0" calcext:value-type="float">
            <text:p>0</text:p>
          </table:table-cell>
          <table:table-cell table:style-name="ce433" table:formula="of:=1*([.BD66]&lt;[.BC66])*NOT(AND([.BC66]=20;[.BD66]=0))" office:value-type="float" office:value="1" calcext:value-type="float">
            <text:p>1</text:p>
          </table:table-cell>
          <table:table-cell table:style-name="ce433" table:formula="of:=1*AND([.BC66]=20;[.BD66]=0)" office:value-type="float" office:value="0" calcext:value-type="float">
            <text:p>0</text:p>
          </table:table-cell>
          <table:table-cell table:style-name="ce433" table:formula="of:=[.BD66]" office:value-type="float" office:value="42" calcext:value-type="float">
            <text:p>42</text:p>
          </table:table-cell>
          <table:table-cell table:style-name="ce433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Gironi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528"/>
        <table:table-column table:style-name="co50" table:default-cell-style-name="ce534"/>
        <table:table-column table:style-name="co16" table:default-cell-style-name="ce534"/>
        <table:table-column table:style-name="co13" table:default-cell-style-name="ce534"/>
        <table:table-column table:style-name="co51" table:number-columns-repeated="2" table:default-cell-style-name="ce534"/>
        <table:table-column table:style-name="co13" table:default-cell-style-name="ce534"/>
        <table:table-column table:style-name="co57" table:default-cell-style-name="ce534"/>
        <table:table-column table:style-name="co10" table:default-cell-style-name="ce534"/>
        <table:table-column table:style-name="co11" table:number-columns-repeated="55" table:default-cell-style-name="ce534"/>
        <table:table-row table:style-name="ro4">
          <table:table-cell table:style-name="ce526"/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535"/>
          <table:table-cell table:number-columns-repeated="55"/>
        </table:table-row>
        <table:table-row table:style-name="ro1">
          <table:table-cell table:style-name="ce526"/>
          <table:table-cell table:style-name="ce530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536"/>
          <table:table-cell table:number-columns-repeated="55"/>
        </table:table-row>
        <table:table-row table:style-name="ro1">
          <table:table-cell table:style-name="ce526"/>
          <table:table-cell table:style-name="ce531" office:value-type="string" calcext:value-type="string">
            <text:p>Data</text:p>
          </table:table-cell>
          <table:table-cell table:style-name="ce531" office:value-type="string" calcext:value-type="string">
            <text:p>Ora</text:p>
          </table:table-cell>
          <table:table-cell table:style-name="ce531" office:value-type="string" calcext:value-type="string">
            <text:p>Squadra A</text:p>
          </table:table-cell>
          <table:table-cell table:style-name="ce541" office:value-type="string" calcext:value-type="string" table:number-columns-spanned="2" table:number-rows-spanned="1">
            <text:p>Risultato</text:p>
          </table:table-cell>
          <table:covered-table-cell table:style-name="ce543"/>
          <table:table-cell table:style-name="ce531" office:value-type="string" calcext:value-type="string">
            <text:p>Squadra B</text:p>
          </table:table-cell>
          <table:table-cell table:style-name="ce531" office:value-type="string" calcext:value-type="string">
            <text:p>Gp</text:p>
          </table:table-cell>
          <table:table-cell table:style-name="ce531" office:value-type="string" calcext:value-type="string">
            <text:p>Campo</text:p>
          </table:table-cell>
          <table:table-cell table:number-columns-repeated="55"/>
        </table:table-row>
        <table:table-row table:style-name="ro1">
          <table:table-cell table:style-name="ce527" office:value-type="float" office:value="1" calcext:value-type="float">
            <text:p>1</text:p>
          </table:table-cell>
          <table:table-cell table:style-name="ce532" table:formula="of:=VLOOKUP([.A4];INPUT_DATE_E_RISULTATI_GIRONI;8;0)" office:value-type="date" office:date-value="2021-06-07" calcext:value-type="date">
            <text:p>lun 7 giu</text:p>
          </table:table-cell>
          <table:table-cell table:style-name="ce537" table:formula="of:=VLOOKUP([.A4];INPUT_DATE_E_RISULTATI_GIRONI;9;0)" office:value-type="time" office:time-value="PT16H00M00S" calcext:value-type="time">
            <text:p>16:00</text:p>
          </table:table-cell>
          <table:table-cell table:style-name="ce539" table:formula="of:=VLOOKUP([.A4];INPUT_DATE_E_RISULTATI_GIRONI;4;0)" office:value-type="string" office:string-value="Leoni" calcext:value-type="string">
            <text:p>Leoni</text:p>
          </table:table-cell>
          <table:table-cell table:style-name="ce542" table:formula="of:=VLOOKUP([.A4];INPUT_DATE_E_RISULTATI_GIRONI;6;0)" office:value-type="float" office:value="72" calcext:value-type="float">
            <text:p>72</text:p>
          </table:table-cell>
          <table:table-cell table:style-name="ce542" table:formula="of:=VLOOKUP([.A4];INPUT_DATE_E_RISULTATI_GIRONI;7;0)" office:value-type="float" office:value="49" calcext:value-type="float">
            <text:p>49</text:p>
          </table:table-cell>
          <table:table-cell table:style-name="ce544" table:formula="of:=VLOOKUP([.A4];INPUT_DATE_E_RISULTATI_GIRONI;5;0)" office:value-type="string" office:string-value="Pantere" calcext:value-type="string">
            <text:p>Pantere</text:p>
          </table:table-cell>
          <table:table-cell table:style-name="ce545" table:formula="of:=VLOOKUP([.A4];INPUT_DATE_E_RISULTATI_GIRONI;3;0)" office:value-type="string" office:string-value="A" calcext:value-type="string">
            <text:p>A</text:p>
          </table:table-cell>
          <table:table-cell table:style-name="ce546" table:formula="of:=VLOOKUP([.A4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2" calcext:value-type="float">
            <text:p>2</text:p>
          </table:table-cell>
          <table:table-cell table:style-name="ce533" table:formula="of:=VLOOKUP([.A5];INPUT_DATE_E_RISULTATI_GIRONI;8;0)" office:value-type="date" office:date-value="2021-06-07" calcext:value-type="date">
            <text:p>lun 7 giu</text:p>
          </table:table-cell>
          <table:table-cell table:style-name="ce538" table:formula="of:=VLOOKUP([.A5];INPUT_DATE_E_RISULTATI_GIRONI;9;0)" office:value-type="time" office:time-value="PT18H00M00S" calcext:value-type="time">
            <text:p>18:00</text:p>
          </table:table-cell>
          <table:table-cell table:style-name="ce540" table:formula="of:=VLOOKUP([.A5];INPUT_DATE_E_RISULTATI_GIRONI;4;0)" office:value-type="string" office:string-value="Tigri" calcext:value-type="string">
            <text:p>Tigri</text:p>
          </table:table-cell>
          <table:table-cell table:style-name="ce542" table:formula="of:=VLOOKUP([.A5];INPUT_DATE_E_RISULTATI_GIRONI;6;0)" office:value-type="float" office:value="67" calcext:value-type="float">
            <text:p>67</text:p>
          </table:table-cell>
          <table:table-cell table:style-name="ce542" table:formula="of:=VLOOKUP([.A5];INPUT_DATE_E_RISULTATI_GIRONI;7;0)" office:value-type="float" office:value="51" calcext:value-type="float">
            <text:p>51</text:p>
          </table:table-cell>
          <table:table-cell table:style-name="ce544" table:formula="of:=VLOOKUP([.A5];INPUT_DATE_E_RISULTATI_GIRONI;5;0)" office:value-type="string" office:string-value="Ghepardi" calcext:value-type="string">
            <text:p>Ghepardi</text:p>
          </table:table-cell>
          <table:table-cell table:style-name="ce546" table:formula="of:=VLOOKUP([.A5];INPUT_DATE_E_RISULTATI_GIRONI;3;0)" office:value-type="string" office:string-value="A" calcext:value-type="string">
            <text:p>A</text:p>
          </table:table-cell>
          <table:table-cell table:style-name="ce546" table:formula="of:=VLOOKUP([.A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3" calcext:value-type="float">
            <text:p>3</text:p>
          </table:table-cell>
          <table:table-cell table:style-name="ce533" table:formula="of:=VLOOKUP([.A6];INPUT_DATE_E_RISULTATI_GIRONI;8;0)" office:value-type="date" office:date-value="2021-06-07" calcext:value-type="date">
            <text:p>lun 7 giu</text:p>
          </table:table-cell>
          <table:table-cell table:style-name="ce538" table:formula="of:=VLOOKUP([.A6];INPUT_DATE_E_RISULTATI_GIRONI;9;0)" office:value-type="time" office:time-value="PT16H00M00S" calcext:value-type="time">
            <text:p>16:00</text:p>
          </table:table-cell>
          <table:table-cell table:style-name="ce540" table:formula="of:=VLOOKUP([.A6];INPUT_DATE_E_RISULTATI_GIRONI;4;0)" office:value-type="string" office:string-value="Giaguari" calcext:value-type="string">
            <text:p>Giaguari</text:p>
          </table:table-cell>
          <table:table-cell table:style-name="ce542" table:formula="of:=VLOOKUP([.A6];INPUT_DATE_E_RISULTATI_GIRONI;6;0)" office:value-type="float" office:value="100" calcext:value-type="float">
            <text:p>100</text:p>
          </table:table-cell>
          <table:table-cell table:style-name="ce542" table:formula="of:=VLOOKUP([.A6];INPUT_DATE_E_RISULTATI_GIRONI;7;0)" office:value-type="float" office:value="51" calcext:value-type="float">
            <text:p>51</text:p>
          </table:table-cell>
          <table:table-cell table:style-name="ce544" table:formula="of:=VLOOKUP([.A6];INPUT_DATE_E_RISULTATI_GIRONI;5;0)" office:value-type="string" office:string-value="Puma" calcext:value-type="string">
            <text:p>Puma</text:p>
          </table:table-cell>
          <table:table-cell table:style-name="ce546" table:formula="of:=VLOOKUP([.A6];INPUT_DATE_E_RISULTATI_GIRONI;3;0)" office:value-type="string" office:string-value="B" calcext:value-type="string">
            <text:p>B</text:p>
          </table:table-cell>
          <table:table-cell table:style-name="ce546" table:formula="of:=VLOOKUP([.A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4" calcext:value-type="float">
            <text:p>4</text:p>
          </table:table-cell>
          <table:table-cell table:style-name="ce533" table:formula="of:=VLOOKUP([.A7];INPUT_DATE_E_RISULTATI_GIRONI;8;0)" office:value-type="date" office:date-value="2021-06-07" calcext:value-type="date">
            <text:p>lun 7 giu</text:p>
          </table:table-cell>
          <table:table-cell table:style-name="ce538" table:formula="of:=VLOOKUP([.A7];INPUT_DATE_E_RISULTATI_GIRONI;9;0)" office:value-type="time" office:time-value="PT18H00M00S" calcext:value-type="time">
            <text:p>18:00</text:p>
          </table:table-cell>
          <table:table-cell table:style-name="ce540" table:formula="of:=VLOOKUP([.A7];INPUT_DATE_E_RISULTATI_GIRONI;4;0)" office:value-type="string" office:string-value="Linci" calcext:value-type="string">
            <text:p>Linci</text:p>
          </table:table-cell>
          <table:table-cell table:style-name="ce542" table:formula="of:=VLOOKUP([.A7];INPUT_DATE_E_RISULTATI_GIRONI;6;0)" office:value-type="float" office:value="96" calcext:value-type="float">
            <text:p>96</text:p>
          </table:table-cell>
          <table:table-cell table:style-name="ce542" table:formula="of:=VLOOKUP([.A7];INPUT_DATE_E_RISULTATI_GIRONI;7;0)" office:value-type="float" office:value="86" calcext:value-type="float">
            <text:p>86</text:p>
          </table:table-cell>
          <table:table-cell table:style-name="ce544" table:formula="of:=VLOOKUP([.A7];INPUT_DATE_E_RISULTATI_GIRONI;5;0)" office:value-type="string" office:string-value="Serval" calcext:value-type="string">
            <text:p>Serval</text:p>
          </table:table-cell>
          <table:table-cell table:style-name="ce546" table:formula="of:=VLOOKUP([.A7];INPUT_DATE_E_RISULTATI_GIRONI;3;0)" office:value-type="string" office:string-value="B" calcext:value-type="string">
            <text:p>B</text:p>
          </table:table-cell>
          <table:table-cell table:style-name="ce546" table:formula="of:=VLOOKUP([.A7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5" calcext:value-type="float">
            <text:p>5</text:p>
          </table:table-cell>
          <table:table-cell table:style-name="ce533" table:formula="of:=VLOOKUP([.A8];INPUT_DATE_E_RISULTATI_GIRONI;8;0)" office:value-type="date" office:date-value="2021-06-07" calcext:value-type="date">
            <text:p>lun 7 giu</text:p>
          </table:table-cell>
          <table:table-cell table:style-name="ce538" table:formula="of:=VLOOKUP([.A8];INPUT_DATE_E_RISULTATI_GIRONI;9;0)" office:value-type="time" office:time-value="PT16H00M00S" calcext:value-type="time">
            <text:p>16:00</text:p>
          </table:table-cell>
          <table:table-cell table:style-name="ce540" table:formula="of:=VLOOKUP([.A8];INPUT_DATE_E_RISULTATI_GIRONI;4;0)" office:value-type="string" office:string-value="Elefanti" calcext:value-type="string">
            <text:p>Elefanti</text:p>
          </table:table-cell>
          <table:table-cell table:style-name="ce542" table:formula="of:=VLOOKUP([.A8];INPUT_DATE_E_RISULTATI_GIRONI;6;0)" office:value-type="float" office:value="79" calcext:value-type="float">
            <text:p>79</text:p>
          </table:table-cell>
          <table:table-cell table:style-name="ce542" table:formula="of:=VLOOKUP([.A8];INPUT_DATE_E_RISULTATI_GIRONI;7;0)" office:value-type="float" office:value="48" calcext:value-type="float">
            <text:p>48</text:p>
          </table:table-cell>
          <table:table-cell table:style-name="ce544" table:formula="of:=VLOOKUP([.A8];INPUT_DATE_E_RISULTATI_GIRONI;5;0)" office:value-type="string" office:string-value="Giraffe" calcext:value-type="string">
            <text:p>Giraffe</text:p>
          </table:table-cell>
          <table:table-cell table:style-name="ce546" table:formula="of:=VLOOKUP([.A8];INPUT_DATE_E_RISULTATI_GIRONI;3;0)" office:value-type="string" office:string-value="C" calcext:value-type="string">
            <text:p>C</text:p>
          </table:table-cell>
          <table:table-cell table:style-name="ce546" table:formula="of:=VLOOKUP([.A8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6" calcext:value-type="float">
            <text:p>6</text:p>
          </table:table-cell>
          <table:table-cell table:style-name="ce533" table:formula="of:=VLOOKUP([.A9];INPUT_DATE_E_RISULTATI_GIRONI;8;0)" office:value-type="date" office:date-value="2021-06-07" calcext:value-type="date">
            <text:p>lun 7 giu</text:p>
          </table:table-cell>
          <table:table-cell table:style-name="ce538" table:formula="of:=VLOOKUP([.A9];INPUT_DATE_E_RISULTATI_GIRONI;9;0)" office:value-type="time" office:time-value="PT18H00M00S" calcext:value-type="time">
            <text:p>18:00</text:p>
          </table:table-cell>
          <table:table-cell table:style-name="ce540" table:formula="of:=VLOOKUP([.A9];INPUT_DATE_E_RISULTATI_GIRONI;4;0)" office:value-type="string" office:string-value="Ippopotami" calcext:value-type="string">
            <text:p>Ippopotami</text:p>
          </table:table-cell>
          <table:table-cell table:style-name="ce542" table:formula="of:=VLOOKUP([.A9];INPUT_DATE_E_RISULTATI_GIRONI;6;0)" office:value-type="float" office:value="62" calcext:value-type="float">
            <text:p>62</text:p>
          </table:table-cell>
          <table:table-cell table:style-name="ce542" table:formula="of:=VLOOKUP([.A9];INPUT_DATE_E_RISULTATI_GIRONI;7;0)" office:value-type="float" office:value="44" calcext:value-type="float">
            <text:p>44</text:p>
          </table:table-cell>
          <table:table-cell table:style-name="ce544" table:formula="of:=VLOOKUP([.A9];INPUT_DATE_E_RISULTATI_GIRONI;5;0)" office:value-type="string" office:string-value="Iguane" calcext:value-type="string">
            <text:p>Iguane</text:p>
          </table:table-cell>
          <table:table-cell table:style-name="ce546" table:formula="of:=VLOOKUP([.A9];INPUT_DATE_E_RISULTATI_GIRONI;3;0)" office:value-type="string" office:string-value="C" calcext:value-type="string">
            <text:p>C</text:p>
          </table:table-cell>
          <table:table-cell table:style-name="ce546" table:formula="of:=VLOOKUP([.A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7" calcext:value-type="float">
            <text:p>7</text:p>
          </table:table-cell>
          <table:table-cell table:style-name="ce533" table:formula="of:=VLOOKUP([.A10];INPUT_DATE_E_RISULTATI_GIRONI;8;0)" office:value-type="date" office:date-value="2021-06-07" calcext:value-type="date">
            <text:p>lun 7 giu</text:p>
          </table:table-cell>
          <table:table-cell table:style-name="ce538" table:formula="of:=VLOOKUP([.A10];INPUT_DATE_E_RISULTATI_GIRONI;9;0)" office:value-type="time" office:time-value="PT16H00M00S" calcext:value-type="time">
            <text:p>16:00</text:p>
          </table:table-cell>
          <table:table-cell table:style-name="ce540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542" table:formula="of:=VLOOKUP([.A10];INPUT_DATE_E_RISULTATI_GIRONI;6;0)" office:value-type="float" office:value="96" calcext:value-type="float">
            <text:p>96</text:p>
          </table:table-cell>
          <table:table-cell table:style-name="ce542" table:formula="of:=VLOOKUP([.A10];INPUT_DATE_E_RISULTATI_GIRONI;7;0)" office:value-type="float" office:value="25" calcext:value-type="float">
            <text:p>25</text:p>
          </table:table-cell>
          <table:table-cell table:style-name="ce544" table:formula="of:=VLOOKUP([.A10];INPUT_DATE_E_RISULTATI_GIRONI;5;0)" office:value-type="string" office:string-value="Pitoni" calcext:value-type="string">
            <text:p>Pitoni</text:p>
          </table:table-cell>
          <table:table-cell table:style-name="ce546" table:formula="of:=VLOOKUP([.A10];INPUT_DATE_E_RISULTATI_GIRONI;3;0)" office:value-type="string" office:string-value="D" calcext:value-type="string">
            <text:p>D</text:p>
          </table:table-cell>
          <table:table-cell table:style-name="ce546" table:formula="of:=VLOOKUP([.A1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8" calcext:value-type="float">
            <text:p>8</text:p>
          </table:table-cell>
          <table:table-cell table:style-name="ce533" table:formula="of:=VLOOKUP([.A11];INPUT_DATE_E_RISULTATI_GIRONI;8;0)" office:value-type="date" office:date-value="2021-06-07" calcext:value-type="date">
            <text:p>lun 7 giu</text:p>
          </table:table-cell>
          <table:table-cell table:style-name="ce538" table:formula="of:=VLOOKUP([.A11];INPUT_DATE_E_RISULTATI_GIRONI;9;0)" office:value-type="time" office:time-value="PT18H00M00S" calcext:value-type="time">
            <text:p>18:00</text:p>
          </table:table-cell>
          <table:table-cell table:style-name="ce540" table:formula="of:=VLOOKUP([.A11];INPUT_DATE_E_RISULTATI_GIRONI;4;0)" office:value-type="string" office:string-value="Aquile" calcext:value-type="string">
            <text:p>Aquile</text:p>
          </table:table-cell>
          <table:table-cell table:style-name="ce542" table:formula="of:=VLOOKUP([.A11];INPUT_DATE_E_RISULTATI_GIRONI;6;0)" office:value-type="float" office:value="72" calcext:value-type="float">
            <text:p>72</text:p>
          </table:table-cell>
          <table:table-cell table:style-name="ce542" table:formula="of:=VLOOKUP([.A11];INPUT_DATE_E_RISULTATI_GIRONI;7;0)" office:value-type="float" office:value="52" calcext:value-type="float">
            <text:p>52</text:p>
          </table:table-cell>
          <table:table-cell table:style-name="ce544" table:formula="of:=VLOOKUP([.A11];INPUT_DATE_E_RISULTATI_GIRONI;5;0)" office:value-type="string" office:string-value="Falchi" calcext:value-type="string">
            <text:p>Falchi</text:p>
          </table:table-cell>
          <table:table-cell table:style-name="ce546" table:formula="of:=VLOOKUP([.A11];INPUT_DATE_E_RISULTATI_GIRONI;3;0)" office:value-type="string" office:string-value="D" calcext:value-type="string">
            <text:p>D</text:p>
          </table:table-cell>
          <table:table-cell table:style-name="ce546" table:formula="of:=VLOOKUP([.A11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/>
          <table:table-cell table:style-name="ce533"/>
          <table:table-cell table:style-name="ce538"/>
          <table:table-cell table:style-name="ce540"/>
          <table:table-cell table:style-name="ce542" table:number-columns-repeated="2"/>
          <table:table-cell table:style-name="ce544"/>
          <table:table-cell table:style-name="ce546" table:number-columns-repeated="2"/>
          <table:table-cell table:number-columns-repeated="55"/>
        </table:table-row>
        <table:table-row table:style-name="ro1">
          <table:table-cell table:style-name="ce527" office:value-type="float" office:value="9" calcext:value-type="float">
            <text:p>9</text:p>
          </table:table-cell>
          <table:table-cell table:style-name="ce533" table:formula="of:=VLOOKUP([.A13];INPUT_DATE_E_RISULTATI_GIRONI;8;0)" office:value-type="date" office:date-value="2021-06-08" calcext:value-type="date">
            <text:p>mar 8 giu</text:p>
          </table:table-cell>
          <table:table-cell table:style-name="ce538" table:formula="of:=VLOOKUP([.A13];INPUT_DATE_E_RISULTATI_GIRONI;9;0)" office:value-type="time" office:time-value="PT09H00M00S" calcext:value-type="time">
            <text:p>09:00</text:p>
          </table:table-cell>
          <table:table-cell table:style-name="ce540" table:formula="of:=VLOOKUP([.A13];INPUT_DATE_E_RISULTATI_GIRONI;4;0)" office:value-type="string" office:string-value="Leoni" calcext:value-type="string">
            <text:p>Leoni</text:p>
          </table:table-cell>
          <table:table-cell table:style-name="ce542" table:formula="of:=VLOOKUP([.A13];INPUT_DATE_E_RISULTATI_GIRONI;6;0)" office:value-type="float" office:value="90" calcext:value-type="float">
            <text:p>90</text:p>
          </table:table-cell>
          <table:table-cell table:style-name="ce542" table:formula="of:=VLOOKUP([.A13];INPUT_DATE_E_RISULTATI_GIRONI;7;0)" office:value-type="float" office:value="22" calcext:value-type="float">
            <text:p>22</text:p>
          </table:table-cell>
          <table:table-cell table:style-name="ce544" table:formula="of:=VLOOKUP([.A13];INPUT_DATE_E_RISULTATI_GIRONI;5;0)" office:value-type="string" office:string-value="Tigri" calcext:value-type="string">
            <text:p>Tigri</text:p>
          </table:table-cell>
          <table:table-cell table:style-name="ce546" table:formula="of:=VLOOKUP([.A13];INPUT_DATE_E_RISULTATI_GIRONI;3;0)" office:value-type="string" office:string-value="A" calcext:value-type="string">
            <text:p>A</text:p>
          </table:table-cell>
          <table:table-cell table:style-name="ce546" table:formula="of:=VLOOKUP([.A1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10" calcext:value-type="float">
            <text:p>10</text:p>
          </table:table-cell>
          <table:table-cell table:style-name="ce533" table:formula="of:=VLOOKUP([.A14];INPUT_DATE_E_RISULTATI_GIRONI;8;0)" office:value-type="date" office:date-value="2021-06-08" calcext:value-type="date">
            <text:p>mar 8 giu</text:p>
          </table:table-cell>
          <table:table-cell table:style-name="ce538" table:formula="of:=VLOOKUP([.A14];INPUT_DATE_E_RISULTATI_GIRONI;9;0)" office:value-type="time" office:time-value="PT09H00M00S" calcext:value-type="time">
            <text:p>09:00</text:p>
          </table:table-cell>
          <table:table-cell table:style-name="ce540" table:formula="of:=VLOOKUP([.A14];INPUT_DATE_E_RISULTATI_GIRONI;4;0)" office:value-type="string" office:string-value="Giaguari" calcext:value-type="string">
            <text:p>Giaguari</text:p>
          </table:table-cell>
          <table:table-cell table:style-name="ce542" table:formula="of:=VLOOKUP([.A14];INPUT_DATE_E_RISULTATI_GIRONI;6;0)" office:value-type="float" office:value="56" calcext:value-type="float">
            <text:p>56</text:p>
          </table:table-cell>
          <table:table-cell table:style-name="ce542" table:formula="of:=VLOOKUP([.A14];INPUT_DATE_E_RISULTATI_GIRONI;7;0)" office:value-type="float" office:value="47" calcext:value-type="float">
            <text:p>47</text:p>
          </table:table-cell>
          <table:table-cell table:style-name="ce544" table:formula="of:=VLOOKUP([.A14];INPUT_DATE_E_RISULTATI_GIRONI;5;0)" office:value-type="string" office:string-value="Linci" calcext:value-type="string">
            <text:p>Linci</text:p>
          </table:table-cell>
          <table:table-cell table:style-name="ce546" table:formula="of:=VLOOKUP([.A14];INPUT_DATE_E_RISULTATI_GIRONI;3;0)" office:value-type="string" office:string-value="B" calcext:value-type="string">
            <text:p>B</text:p>
          </table:table-cell>
          <table:table-cell table:style-name="ce546" table:formula="of:=VLOOKUP([.A1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11" calcext:value-type="float">
            <text:p>11</text:p>
          </table:table-cell>
          <table:table-cell table:style-name="ce533" table:formula="of:=VLOOKUP([.A15];INPUT_DATE_E_RISULTATI_GIRONI;8;0)" office:value-type="date" office:date-value="2021-06-08" calcext:value-type="date">
            <text:p>mar 8 giu</text:p>
          </table:table-cell>
          <table:table-cell table:style-name="ce538" table:formula="of:=VLOOKUP([.A15];INPUT_DATE_E_RISULTATI_GIRONI;9;0)" office:value-type="time" office:time-value="PT09H00M00S" calcext:value-type="time">
            <text:p>09:00</text:p>
          </table:table-cell>
          <table:table-cell table:style-name="ce540" table:formula="of:=VLOOKUP([.A15];INPUT_DATE_E_RISULTATI_GIRONI;4;0)" office:value-type="string" office:string-value="Elefanti" calcext:value-type="string">
            <text:p>Elefanti</text:p>
          </table:table-cell>
          <table:table-cell table:style-name="ce542" table:formula="of:=VLOOKUP([.A15];INPUT_DATE_E_RISULTATI_GIRONI;6;0)" office:value-type="float" office:value="66" calcext:value-type="float">
            <text:p>66</text:p>
          </table:table-cell>
          <table:table-cell table:style-name="ce542" table:formula="of:=VLOOKUP([.A15];INPUT_DATE_E_RISULTATI_GIRONI;7;0)" office:value-type="float" office:value="95" calcext:value-type="float">
            <text:p>95</text:p>
          </table:table-cell>
          <table:table-cell table:style-name="ce544" table:formula="of:=VLOOKUP([.A15];INPUT_DATE_E_RISULTATI_GIRONI;5;0)" office:value-type="string" office:string-value="Ippopotami" calcext:value-type="string">
            <text:p>Ippopotami</text:p>
          </table:table-cell>
          <table:table-cell table:style-name="ce546" table:formula="of:=VLOOKUP([.A15];INPUT_DATE_E_RISULTATI_GIRONI;3;0)" office:value-type="string" office:string-value="C" calcext:value-type="string">
            <text:p>C</text:p>
          </table:table-cell>
          <table:table-cell table:style-name="ce546" table:formula="of:=VLOOKUP([.A1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12" calcext:value-type="float">
            <text:p>12</text:p>
          </table:table-cell>
          <table:table-cell table:style-name="ce533" table:formula="of:=VLOOKUP([.A16];INPUT_DATE_E_RISULTATI_GIRONI;8;0)" office:value-type="date" office:date-value="2021-06-08" calcext:value-type="date">
            <text:p>mar 8 giu</text:p>
          </table:table-cell>
          <table:table-cell table:style-name="ce538" table:formula="of:=VLOOKUP([.A16];INPUT_DATE_E_RISULTATI_GIRONI;9;0)" office:value-type="time" office:time-value="PT09H00M00S" calcext:value-type="time">
            <text:p>09:00</text:p>
          </table:table-cell>
          <table:table-cell table:style-name="ce540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542" table:formula="of:=VLOOKUP([.A16];INPUT_DATE_E_RISULTATI_GIRONI;6;0)" office:value-type="float" office:value="29" calcext:value-type="float">
            <text:p>29</text:p>
          </table:table-cell>
          <table:table-cell table:style-name="ce542" table:formula="of:=VLOOKUP([.A16];INPUT_DATE_E_RISULTATI_GIRONI;7;0)" office:value-type="float" office:value="39" calcext:value-type="float">
            <text:p>39</text:p>
          </table:table-cell>
          <table:table-cell table:style-name="ce544" table:formula="of:=VLOOKUP([.A16];INPUT_DATE_E_RISULTATI_GIRONI;5;0)" office:value-type="string" office:string-value="Aquile" calcext:value-type="string">
            <text:p>Aquile</text:p>
          </table:table-cell>
          <table:table-cell table:style-name="ce546" table:formula="of:=VLOOKUP([.A16];INPUT_DATE_E_RISULTATI_GIRONI;3;0)" office:value-type="string" office:string-value="D" calcext:value-type="string">
            <text:p>D</text:p>
          </table:table-cell>
          <table:table-cell table:style-name="ce546" table:formula="of:=VLOOKUP([.A1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13" calcext:value-type="float">
            <text:p>13</text:p>
          </table:table-cell>
          <table:table-cell table:style-name="ce533" table:formula="of:=VLOOKUP([.A17];INPUT_DATE_E_RISULTATI_GIRONI;8;0)" office:value-type="date" office:date-value="2021-06-08" calcext:value-type="date">
            <text:p>mar 8 giu</text:p>
          </table:table-cell>
          <table:table-cell table:style-name="ce538" table:formula="of:=VLOOKUP([.A17];INPUT_DATE_E_RISULTATI_GIRONI;9;0)" office:value-type="time" office:time-value="PT11H00M00S" calcext:value-type="time">
            <text:p>11:00</text:p>
          </table:table-cell>
          <table:table-cell table:style-name="ce540" table:formula="of:=VLOOKUP([.A17];INPUT_DATE_E_RISULTATI_GIRONI;4;0)" office:value-type="string" office:string-value="Pantere" calcext:value-type="string">
            <text:p>Pantere</text:p>
          </table:table-cell>
          <table:table-cell table:style-name="ce542" table:formula="of:=VLOOKUP([.A17];INPUT_DATE_E_RISULTATI_GIRONI;6;0)" office:value-type="float" office:value="57" calcext:value-type="float">
            <text:p>57</text:p>
          </table:table-cell>
          <table:table-cell table:style-name="ce542" table:formula="of:=VLOOKUP([.A17];INPUT_DATE_E_RISULTATI_GIRONI;7;0)" office:value-type="float" office:value="21" calcext:value-type="float">
            <text:p>21</text:p>
          </table:table-cell>
          <table:table-cell table:style-name="ce544" table:formula="of:=VLOOKUP([.A17];INPUT_DATE_E_RISULTATI_GIRONI;5;0)" office:value-type="string" office:string-value="Ghepardi" calcext:value-type="string">
            <text:p>Ghepardi</text:p>
          </table:table-cell>
          <table:table-cell table:style-name="ce546" table:formula="of:=VLOOKUP([.A17];INPUT_DATE_E_RISULTATI_GIRONI;3;0)" office:value-type="string" office:string-value="A" calcext:value-type="string">
            <text:p>A</text:p>
          </table:table-cell>
          <table:table-cell table:style-name="ce546" table:formula="of:=VLOOKUP([.A1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14" calcext:value-type="float">
            <text:p>14</text:p>
          </table:table-cell>
          <table:table-cell table:style-name="ce533" table:formula="of:=VLOOKUP([.A18];INPUT_DATE_E_RISULTATI_GIRONI;8;0)" office:value-type="date" office:date-value="2021-06-08" calcext:value-type="date">
            <text:p>mar 8 giu</text:p>
          </table:table-cell>
          <table:table-cell table:style-name="ce538" table:formula="of:=VLOOKUP([.A18];INPUT_DATE_E_RISULTATI_GIRONI;9;0)" office:value-type="time" office:time-value="PT11H00M00S" calcext:value-type="time">
            <text:p>11:00</text:p>
          </table:table-cell>
          <table:table-cell table:style-name="ce540" table:formula="of:=VLOOKUP([.A18];INPUT_DATE_E_RISULTATI_GIRONI;4;0)" office:value-type="string" office:string-value="Puma" calcext:value-type="string">
            <text:p>Puma</text:p>
          </table:table-cell>
          <table:table-cell table:style-name="ce542" table:formula="of:=VLOOKUP([.A18];INPUT_DATE_E_RISULTATI_GIRONI;6;0)" office:value-type="float" office:value="68" calcext:value-type="float">
            <text:p>68</text:p>
          </table:table-cell>
          <table:table-cell table:style-name="ce542" table:formula="of:=VLOOKUP([.A18];INPUT_DATE_E_RISULTATI_GIRONI;7;0)" office:value-type="float" office:value="45" calcext:value-type="float">
            <text:p>45</text:p>
          </table:table-cell>
          <table:table-cell table:style-name="ce544" table:formula="of:=VLOOKUP([.A18];INPUT_DATE_E_RISULTATI_GIRONI;5;0)" office:value-type="string" office:string-value="Serval" calcext:value-type="string">
            <text:p>Serval</text:p>
          </table:table-cell>
          <table:table-cell table:style-name="ce546" table:formula="of:=VLOOKUP([.A18];INPUT_DATE_E_RISULTATI_GIRONI;3;0)" office:value-type="string" office:string-value="B" calcext:value-type="string">
            <text:p>B</text:p>
          </table:table-cell>
          <table:table-cell table:style-name="ce546" table:formula="of:=VLOOKUP([.A1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15" calcext:value-type="float">
            <text:p>15</text:p>
          </table:table-cell>
          <table:table-cell table:style-name="ce533" table:formula="of:=VLOOKUP([.A19];INPUT_DATE_E_RISULTATI_GIRONI;8;0)" office:value-type="date" office:date-value="2021-06-08" calcext:value-type="date">
            <text:p>mar 8 giu</text:p>
          </table:table-cell>
          <table:table-cell table:style-name="ce538" table:formula="of:=VLOOKUP([.A19];INPUT_DATE_E_RISULTATI_GIRONI;9;0)" office:value-type="time" office:time-value="PT11H00M00S" calcext:value-type="time">
            <text:p>11:00</text:p>
          </table:table-cell>
          <table:table-cell table:style-name="ce540" table:formula="of:=VLOOKUP([.A19];INPUT_DATE_E_RISULTATI_GIRONI;4;0)" office:value-type="string" office:string-value="Giraffe" calcext:value-type="string">
            <text:p>Giraffe</text:p>
          </table:table-cell>
          <table:table-cell table:style-name="ce542" table:formula="of:=VLOOKUP([.A19];INPUT_DATE_E_RISULTATI_GIRONI;6;0)" office:value-type="float" office:value="60" calcext:value-type="float">
            <text:p>60</text:p>
          </table:table-cell>
          <table:table-cell table:style-name="ce542" table:formula="of:=VLOOKUP([.A19];INPUT_DATE_E_RISULTATI_GIRONI;7;0)" office:value-type="float" office:value="34" calcext:value-type="float">
            <text:p>34</text:p>
          </table:table-cell>
          <table:table-cell table:style-name="ce544" table:formula="of:=VLOOKUP([.A19];INPUT_DATE_E_RISULTATI_GIRONI;5;0)" office:value-type="string" office:string-value="Iguane" calcext:value-type="string">
            <text:p>Iguane</text:p>
          </table:table-cell>
          <table:table-cell table:style-name="ce546" table:formula="of:=VLOOKUP([.A19];INPUT_DATE_E_RISULTATI_GIRONI;3;0)" office:value-type="string" office:string-value="C" calcext:value-type="string">
            <text:p>C</text:p>
          </table:table-cell>
          <table:table-cell table:style-name="ce546" table:formula="of:=VLOOKUP([.A1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16" calcext:value-type="float">
            <text:p>16</text:p>
          </table:table-cell>
          <table:table-cell table:style-name="ce533" table:formula="of:=VLOOKUP([.A20];INPUT_DATE_E_RISULTATI_GIRONI;8;0)" office:value-type="date" office:date-value="2021-06-08" calcext:value-type="date">
            <text:p>mar 8 giu</text:p>
          </table:table-cell>
          <table:table-cell table:style-name="ce538" table:formula="of:=VLOOKUP([.A20];INPUT_DATE_E_RISULTATI_GIRONI;9;0)" office:value-type="time" office:time-value="PT11H00M00S" calcext:value-type="time">
            <text:p>11:00</text:p>
          </table:table-cell>
          <table:table-cell table:style-name="ce540" table:formula="of:=VLOOKUP([.A20];INPUT_DATE_E_RISULTATI_GIRONI;4;0)" office:value-type="string" office:string-value="Pitoni" calcext:value-type="string">
            <text:p>Pitoni</text:p>
          </table:table-cell>
          <table:table-cell table:style-name="ce542" table:formula="of:=VLOOKUP([.A20];INPUT_DATE_E_RISULTATI_GIRONI;6;0)" office:value-type="float" office:value="83" calcext:value-type="float">
            <text:p>83</text:p>
          </table:table-cell>
          <table:table-cell table:style-name="ce542" table:formula="of:=VLOOKUP([.A20];INPUT_DATE_E_RISULTATI_GIRONI;7;0)" office:value-type="float" office:value="57" calcext:value-type="float">
            <text:p>57</text:p>
          </table:table-cell>
          <table:table-cell table:style-name="ce544" table:formula="of:=VLOOKUP([.A20];INPUT_DATE_E_RISULTATI_GIRONI;5;0)" office:value-type="string" office:string-value="Falchi" calcext:value-type="string">
            <text:p>Falchi</text:p>
          </table:table-cell>
          <table:table-cell table:style-name="ce546" table:formula="of:=VLOOKUP([.A20];INPUT_DATE_E_RISULTATI_GIRONI;3;0)" office:value-type="string" office:string-value="D" calcext:value-type="string">
            <text:p>D</text:p>
          </table:table-cell>
          <table:table-cell table:style-name="ce546" table:formula="of:=VLOOKUP([.A2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17" calcext:value-type="float">
            <text:p>17</text:p>
          </table:table-cell>
          <table:table-cell table:style-name="ce533" table:formula="of:=VLOOKUP([.A21];INPUT_DATE_E_RISULTATI_GIRONI;8;0)" office:value-type="date" office:date-value="2021-06-08" calcext:value-type="date">
            <text:p>mar 8 giu</text:p>
          </table:table-cell>
          <table:table-cell table:style-name="ce538" table:formula="of:=VLOOKUP([.A21];INPUT_DATE_E_RISULTATI_GIRONI;9;0)" office:value-type="time" office:time-value="PT15H30M00S" calcext:value-type="time">
            <text:p>15:30</text:p>
          </table:table-cell>
          <table:table-cell table:style-name="ce540" table:formula="of:=VLOOKUP([.A21];INPUT_DATE_E_RISULTATI_GIRONI;4;0)" office:value-type="string" office:string-value="Bisonti" calcext:value-type="string">
            <text:p>Bisonti</text:p>
          </table:table-cell>
          <table:table-cell table:style-name="ce542" table:formula="of:=VLOOKUP([.A21];INPUT_DATE_E_RISULTATI_GIRONI;6;0)" office:value-type="float" office:value="34" calcext:value-type="float">
            <text:p>34</text:p>
          </table:table-cell>
          <table:table-cell table:style-name="ce542" table:formula="of:=VLOOKUP([.A21];INPUT_DATE_E_RISULTATI_GIRONI;7;0)" office:value-type="float" office:value="33" calcext:value-type="float">
            <text:p>33</text:p>
          </table:table-cell>
          <table:table-cell table:style-name="ce544" table:formula="of:=VLOOKUP([.A21];INPUT_DATE_E_RISULTATI_GIRONI;5;0)" office:value-type="string" office:string-value="Bufali" calcext:value-type="string">
            <text:p>Bufali</text:p>
          </table:table-cell>
          <table:table-cell table:style-name="ce546" table:formula="of:=VLOOKUP([.A21];INPUT_DATE_E_RISULTATI_GIRONI;3;0)" office:value-type="string" office:string-value="E" calcext:value-type="string">
            <text:p>E</text:p>
          </table:table-cell>
          <table:table-cell table:style-name="ce546" table:formula="of:=VLOOKUP([.A2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18" calcext:value-type="float">
            <text:p>18</text:p>
          </table:table-cell>
          <table:table-cell table:style-name="ce533" table:formula="of:=VLOOKUP([.A22];INPUT_DATE_E_RISULTATI_GIRONI;8;0)" office:value-type="date" office:date-value="2021-06-08" calcext:value-type="date">
            <text:p>mar 8 giu</text:p>
          </table:table-cell>
          <table:table-cell table:style-name="ce538" table:formula="of:=VLOOKUP([.A22];INPUT_DATE_E_RISULTATI_GIRONI;9;0)" office:value-type="time" office:time-value="PT15H30M00S" calcext:value-type="time">
            <text:p>15:30</text:p>
          </table:table-cell>
          <table:table-cell table:style-name="ce540" table:formula="of:=VLOOKUP([.A22];INPUT_DATE_E_RISULTATI_GIRONI;4;0)" office:value-type="string" office:string-value="Balene" calcext:value-type="string">
            <text:p>Balene</text:p>
          </table:table-cell>
          <table:table-cell table:style-name="ce542" table:formula="of:=VLOOKUP([.A22];INPUT_DATE_E_RISULTATI_GIRONI;6;0)" office:value-type="float" office:value="34" calcext:value-type="float">
            <text:p>34</text:p>
          </table:table-cell>
          <table:table-cell table:style-name="ce542" table:formula="of:=VLOOKUP([.A22];INPUT_DATE_E_RISULTATI_GIRONI;7;0)" office:value-type="float" office:value="33" calcext:value-type="float">
            <text:p>33</text:p>
          </table:table-cell>
          <table:table-cell table:style-name="ce544" table:formula="of:=VLOOKUP([.A22];INPUT_DATE_E_RISULTATI_GIRONI;5;0)" office:value-type="string" office:string-value="Gabbiani" calcext:value-type="string">
            <text:p>Gabbiani</text:p>
          </table:table-cell>
          <table:table-cell table:style-name="ce546" table:formula="of:=VLOOKUP([.A22];INPUT_DATE_E_RISULTATI_GIRONI;3;0)" office:value-type="string" office:string-value="F" calcext:value-type="string">
            <text:p>F</text:p>
          </table:table-cell>
          <table:table-cell table:style-name="ce546" table:formula="of:=VLOOKUP([.A2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19" calcext:value-type="float">
            <text:p>19</text:p>
          </table:table-cell>
          <table:table-cell table:style-name="ce533" table:formula="of:=VLOOKUP([.A23];INPUT_DATE_E_RISULTATI_GIRONI;8;0)" office:value-type="date" office:date-value="2021-06-08" calcext:value-type="date">
            <text:p>mar 8 giu</text:p>
          </table:table-cell>
          <table:table-cell table:style-name="ce538" table:formula="of:=VLOOKUP([.A23];INPUT_DATE_E_RISULTATI_GIRONI;9;0)" office:value-type="time" office:time-value="PT15H30M00S" calcext:value-type="time">
            <text:p>15:30</text:p>
          </table:table-cell>
          <table:table-cell table:style-name="ce540" table:formula="of:=VLOOKUP([.A23];INPUT_DATE_E_RISULTATI_GIRONI;4;0)" office:value-type="string" office:string-value="Istrici" calcext:value-type="string">
            <text:p>Istrici</text:p>
          </table:table-cell>
          <table:table-cell table:style-name="ce542" table:formula="of:=VLOOKUP([.A23];INPUT_DATE_E_RISULTATI_GIRONI;6;0)" office:value-type="float" office:value="20" calcext:value-type="float">
            <text:p>20</text:p>
          </table:table-cell>
          <table:table-cell table:style-name="ce542" table:formula="of:=VLOOKUP([.A23];INPUT_DATE_E_RISULTATI_GIRONI;7;0)" office:value-type="float" office:value="0" calcext:value-type="float">
            <text:p>0</text:p>
          </table:table-cell>
          <table:table-cell table:style-name="ce544" table:formula="of:=VLOOKUP([.A23];INPUT_DATE_E_RISULTATI_GIRONI;5;0)" office:value-type="string" office:string-value="Gorilla" calcext:value-type="string">
            <text:p>Gorilla</text:p>
          </table:table-cell>
          <table:table-cell table:style-name="ce546" table:formula="of:=VLOOKUP([.A23];INPUT_DATE_E_RISULTATI_GIRONI;3;0)" office:value-type="string" office:string-value="G" calcext:value-type="string">
            <text:p>G</text:p>
          </table:table-cell>
          <table:table-cell table:style-name="ce546" table:formula="of:=VLOOKUP([.A2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20" calcext:value-type="float">
            <text:p>20</text:p>
          </table:table-cell>
          <table:table-cell table:style-name="ce533" table:formula="of:=VLOOKUP([.A24];INPUT_DATE_E_RISULTATI_GIRONI;8;0)" office:value-type="date" office:date-value="2021-06-08" calcext:value-type="date">
            <text:p>mar 8 giu</text:p>
          </table:table-cell>
          <table:table-cell table:style-name="ce538" table:formula="of:=VLOOKUP([.A24];INPUT_DATE_E_RISULTATI_GIRONI;9;0)" office:value-type="time" office:time-value="PT15H30M00S" calcext:value-type="time">
            <text:p>15:30</text:p>
          </table:table-cell>
          <table:table-cell table:style-name="ce540" table:formula="of:=VLOOKUP([.A24];INPUT_DATE_E_RISULTATI_GIRONI;4;0)" office:value-type="string" office:string-value="Piranha" calcext:value-type="string">
            <text:p>Piranha</text:p>
          </table:table-cell>
          <table:table-cell table:style-name="ce542" table:formula="of:=VLOOKUP([.A24];INPUT_DATE_E_RISULTATI_GIRONI;6;0)" office:value-type="float" office:value="100" calcext:value-type="float">
            <text:p>100</text:p>
          </table:table-cell>
          <table:table-cell table:style-name="ce542" table:formula="of:=VLOOKUP([.A24];INPUT_DATE_E_RISULTATI_GIRONI;7;0)" office:value-type="float" office:value="83" calcext:value-type="float">
            <text:p>83</text:p>
          </table:table-cell>
          <table:table-cell table:style-name="ce544" table:formula="of:=VLOOKUP([.A24];INPUT_DATE_E_RISULTATI_GIRONI;5;0)" office:value-type="string" office:string-value="Scorpioni" calcext:value-type="string">
            <text:p>Scorpioni</text:p>
          </table:table-cell>
          <table:table-cell table:style-name="ce546" table:formula="of:=VLOOKUP([.A24];INPUT_DATE_E_RISULTATI_GIRONI;3;0)" office:value-type="string" office:string-value="H" calcext:value-type="string">
            <text:p>H</text:p>
          </table:table-cell>
          <table:table-cell table:style-name="ce546" table:formula="of:=VLOOKUP([.A2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21" calcext:value-type="float">
            <text:p>21</text:p>
          </table:table-cell>
          <table:table-cell table:style-name="ce533" table:formula="of:=VLOOKUP([.A25];INPUT_DATE_E_RISULTATI_GIRONI;8;0)" office:value-type="date" office:date-value="2021-06-08" calcext:value-type="date">
            <text:p>mar 8 giu</text:p>
          </table:table-cell>
          <table:table-cell table:style-name="ce538" table:formula="of:=VLOOKUP([.A25];INPUT_DATE_E_RISULTATI_GIRONI;9;0)" office:value-type="time" office:time-value="PT17H00M00S" calcext:value-type="time">
            <text:p>17:00</text:p>
          </table:table-cell>
          <table:table-cell table:style-name="ce540" table:formula="of:=VLOOKUP([.A25];INPUT_DATE_E_RISULTATI_GIRONI;4;0)" office:value-type="string" office:string-value="Cervi" calcext:value-type="string">
            <text:p>Cervi</text:p>
          </table:table-cell>
          <table:table-cell table:style-name="ce542" table:formula="of:=VLOOKUP([.A25];INPUT_DATE_E_RISULTATI_GIRONI;6;0)" office:value-type="float" office:value="34" calcext:value-type="float">
            <text:p>34</text:p>
          </table:table-cell>
          <table:table-cell table:style-name="ce542" table:formula="of:=VLOOKUP([.A25];INPUT_DATE_E_RISULTATI_GIRONI;7;0)" office:value-type="float" office:value="33" calcext:value-type="float">
            <text:p>33</text:p>
          </table:table-cell>
          <table:table-cell table:style-name="ce544" table:formula="of:=VLOOKUP([.A25];INPUT_DATE_E_RISULTATI_GIRONI;5;0)" office:value-type="string" office:string-value="Cinghiali" calcext:value-type="string">
            <text:p>Cinghiali</text:p>
          </table:table-cell>
          <table:table-cell table:style-name="ce546" table:formula="of:=VLOOKUP([.A25];INPUT_DATE_E_RISULTATI_GIRONI;3;0)" office:value-type="string" office:string-value="E" calcext:value-type="string">
            <text:p>E</text:p>
          </table:table-cell>
          <table:table-cell table:style-name="ce546" table:formula="of:=VLOOKUP([.A2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22" calcext:value-type="float">
            <text:p>22</text:p>
          </table:table-cell>
          <table:table-cell table:style-name="ce533" table:formula="of:=VLOOKUP([.A26];INPUT_DATE_E_RISULTATI_GIRONI;8;0)" office:value-type="date" office:date-value="2021-06-08" calcext:value-type="date">
            <text:p>mar 8 giu</text:p>
          </table:table-cell>
          <table:table-cell table:style-name="ce538" table:formula="of:=VLOOKUP([.A26];INPUT_DATE_E_RISULTATI_GIRONI;9;0)" office:value-type="time" office:time-value="PT17H00M00S" calcext:value-type="time">
            <text:p>17:00</text:p>
          </table:table-cell>
          <table:table-cell table:style-name="ce540" table:formula="of:=VLOOKUP([.A26];INPUT_DATE_E_RISULTATI_GIRONI;4;0)" office:value-type="string" office:string-value="Delfini" calcext:value-type="string">
            <text:p>Delfini</text:p>
          </table:table-cell>
          <table:table-cell table:style-name="ce542" table:formula="of:=VLOOKUP([.A26];INPUT_DATE_E_RISULTATI_GIRONI;6;0)" office:value-type="float" office:value="34" calcext:value-type="float">
            <text:p>34</text:p>
          </table:table-cell>
          <table:table-cell table:style-name="ce542" table:formula="of:=VLOOKUP([.A26];INPUT_DATE_E_RISULTATI_GIRONI;7;0)" office:value-type="float" office:value="33" calcext:value-type="float">
            <text:p>33</text:p>
          </table:table-cell>
          <table:table-cell table:style-name="ce544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546" table:formula="of:=VLOOKUP([.A26];INPUT_DATE_E_RISULTATI_GIRONI;3;0)" office:value-type="string" office:string-value="F" calcext:value-type="string">
            <text:p>F</text:p>
          </table:table-cell>
          <table:table-cell table:style-name="ce546" table:formula="of:=VLOOKUP([.A2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23" calcext:value-type="float">
            <text:p>23</text:p>
          </table:table-cell>
          <table:table-cell table:style-name="ce533" table:formula="of:=VLOOKUP([.A27];INPUT_DATE_E_RISULTATI_GIRONI;8;0)" office:value-type="date" office:date-value="2021-06-08" calcext:value-type="date">
            <text:p>mar 8 giu</text:p>
          </table:table-cell>
          <table:table-cell table:style-name="ce538" table:formula="of:=VLOOKUP([.A27];INPUT_DATE_E_RISULTATI_GIRONI;9;0)" office:value-type="time" office:time-value="PT17H00M00S" calcext:value-type="time">
            <text:p>17:00</text:p>
          </table:table-cell>
          <table:table-cell table:style-name="ce540" table:formula="of:=VLOOKUP([.A27];INPUT_DATE_E_RISULTATI_GIRONI;4;0)" office:value-type="string" office:string-value="Muli" calcext:value-type="string">
            <text:p>Muli</text:p>
          </table:table-cell>
          <table:table-cell table:style-name="ce542" table:formula="of:=VLOOKUP([.A27];INPUT_DATE_E_RISULTATI_GIRONI;6;0)" office:value-type="float" office:value="0" calcext:value-type="float">
            <text:p>0</text:p>
          </table:table-cell>
          <table:table-cell table:style-name="ce542" table:formula="of:=VLOOKUP([.A27];INPUT_DATE_E_RISULTATI_GIRONI;7;0)" office:value-type="float" office:value="20" calcext:value-type="float">
            <text:p>20</text:p>
          </table:table-cell>
          <table:table-cell table:style-name="ce544" table:formula="of:=VLOOKUP([.A27];INPUT_DATE_E_RISULTATI_GIRONI;5;0)" office:value-type="string" office:string-value="Orche" calcext:value-type="string">
            <text:p>Orche</text:p>
          </table:table-cell>
          <table:table-cell table:style-name="ce546" table:formula="of:=VLOOKUP([.A27];INPUT_DATE_E_RISULTATI_GIRONI;3;0)" office:value-type="string" office:string-value="G" calcext:value-type="string">
            <text:p>G</text:p>
          </table:table-cell>
          <table:table-cell table:style-name="ce546" table:formula="of:=VLOOKUP([.A2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24" calcext:value-type="float">
            <text:p>24</text:p>
          </table:table-cell>
          <table:table-cell table:style-name="ce533" table:formula="of:=VLOOKUP([.A28];INPUT_DATE_E_RISULTATI_GIRONI;8;0)" office:value-type="date" office:date-value="2021-06-08" calcext:value-type="date">
            <text:p>mar 8 giu</text:p>
          </table:table-cell>
          <table:table-cell table:style-name="ce538" table:formula="of:=VLOOKUP([.A28];INPUT_DATE_E_RISULTATI_GIRONI;9;0)" office:value-type="time" office:time-value="PT17H00M00S" calcext:value-type="time">
            <text:p>17:00</text:p>
          </table:table-cell>
          <table:table-cell table:style-name="ce540" table:formula="of:=VLOOKUP([.A28];INPUT_DATE_E_RISULTATI_GIRONI;4;0)" office:value-type="string" office:string-value="Tonni" calcext:value-type="string">
            <text:p>Tonni</text:p>
          </table:table-cell>
          <table:table-cell table:style-name="ce542" table:formula="of:=VLOOKUP([.A28];INPUT_DATE_E_RISULTATI_GIRONI;6;0)" office:value-type="float" office:value="20" calcext:value-type="float">
            <text:p>20</text:p>
          </table:table-cell>
          <table:table-cell table:style-name="ce542" table:formula="of:=VLOOKUP([.A28];INPUT_DATE_E_RISULTATI_GIRONI;7;0)" office:value-type="float" office:value="0" calcext:value-type="float">
            <text:p>0</text:p>
          </table:table-cell>
          <table:table-cell table:style-name="ce544" table:formula="of:=VLOOKUP([.A28];INPUT_DATE_E_RISULTATI_GIRONI;5;0)" office:value-type="string" office:string-value="Zebre" calcext:value-type="string">
            <text:p>Zebre</text:p>
          </table:table-cell>
          <table:table-cell table:style-name="ce546" table:formula="of:=VLOOKUP([.A28];INPUT_DATE_E_RISULTATI_GIRONI;3;0)" office:value-type="string" office:string-value="H" calcext:value-type="string">
            <text:p>H</text:p>
          </table:table-cell>
          <table:table-cell table:style-name="ce546" table:formula="of:=VLOOKUP([.A2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25" calcext:value-type="float">
            <text:p>25</text:p>
          </table:table-cell>
          <table:table-cell table:style-name="ce533" table:formula="of:=VLOOKUP([.A29];INPUT_DATE_E_RISULTATI_GIRONI;8;0)" office:value-type="date" office:date-value="2021-06-08" calcext:value-type="date">
            <text:p>mar 8 giu</text:p>
          </table:table-cell>
          <table:table-cell table:style-name="ce538" table:formula="of:=VLOOKUP([.A29];INPUT_DATE_E_RISULTATI_GIRONI;9;0)" office:value-type="time" office:time-value="PT18H30M00S" calcext:value-type="time">
            <text:p>18:30</text:p>
          </table:table-cell>
          <table:table-cell table:style-name="ce540" table:formula="of:=VLOOKUP([.A29];INPUT_DATE_E_RISULTATI_GIRONI;4;0)" office:value-type="string" office:string-value="Leoni" calcext:value-type="string">
            <text:p>Leoni</text:p>
          </table:table-cell>
          <table:table-cell table:style-name="ce542" table:formula="of:=VLOOKUP([.A29];INPUT_DATE_E_RISULTATI_GIRONI;6;0)" office:value-type="float" office:value="82" calcext:value-type="float">
            <text:p>82</text:p>
          </table:table-cell>
          <table:table-cell table:style-name="ce542" table:formula="of:=VLOOKUP([.A29];INPUT_DATE_E_RISULTATI_GIRONI;7;0)" office:value-type="float" office:value="25" calcext:value-type="float">
            <text:p>25</text:p>
          </table:table-cell>
          <table:table-cell table:style-name="ce544" table:formula="of:=VLOOKUP([.A29];INPUT_DATE_E_RISULTATI_GIRONI;5;0)" office:value-type="string" office:string-value="Ghepardi" calcext:value-type="string">
            <text:p>Ghepardi</text:p>
          </table:table-cell>
          <table:table-cell table:style-name="ce546" table:formula="of:=VLOOKUP([.A29];INPUT_DATE_E_RISULTATI_GIRONI;3;0)" office:value-type="string" office:string-value="A" calcext:value-type="string">
            <text:p>A</text:p>
          </table:table-cell>
          <table:table-cell table:style-name="ce546" table:formula="of:=VLOOKUP([.A2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26" calcext:value-type="float">
            <text:p>26</text:p>
          </table:table-cell>
          <table:table-cell table:style-name="ce533" table:formula="of:=VLOOKUP([.A30];INPUT_DATE_E_RISULTATI_GIRONI;8;0)" office:value-type="date" office:date-value="2021-06-08" calcext:value-type="date">
            <text:p>mar 8 giu</text:p>
          </table:table-cell>
          <table:table-cell table:style-name="ce538" table:formula="of:=VLOOKUP([.A30];INPUT_DATE_E_RISULTATI_GIRONI;9;0)" office:value-type="time" office:time-value="PT18H30M00S" calcext:value-type="time">
            <text:p>18:30</text:p>
          </table:table-cell>
          <table:table-cell table:style-name="ce540" table:formula="of:=VLOOKUP([.A30];INPUT_DATE_E_RISULTATI_GIRONI;4;0)" office:value-type="string" office:string-value="Giaguari" calcext:value-type="string">
            <text:p>Giaguari</text:p>
          </table:table-cell>
          <table:table-cell table:style-name="ce542" table:formula="of:=VLOOKUP([.A30];INPUT_DATE_E_RISULTATI_GIRONI;6;0)" office:value-type="float" office:value="76" calcext:value-type="float">
            <text:p>76</text:p>
          </table:table-cell>
          <table:table-cell table:style-name="ce542" table:formula="of:=VLOOKUP([.A30];INPUT_DATE_E_RISULTATI_GIRONI;7;0)" office:value-type="float" office:value="94" calcext:value-type="float">
            <text:p>94</text:p>
          </table:table-cell>
          <table:table-cell table:style-name="ce544" table:formula="of:=VLOOKUP([.A30];INPUT_DATE_E_RISULTATI_GIRONI;5;0)" office:value-type="string" office:string-value="Serval" calcext:value-type="string">
            <text:p>Serval</text:p>
          </table:table-cell>
          <table:table-cell table:style-name="ce546" table:formula="of:=VLOOKUP([.A30];INPUT_DATE_E_RISULTATI_GIRONI;3;0)" office:value-type="string" office:string-value="B" calcext:value-type="string">
            <text:p>B</text:p>
          </table:table-cell>
          <table:table-cell table:style-name="ce546" table:formula="of:=VLOOKUP([.A3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27" calcext:value-type="float">
            <text:p>27</text:p>
          </table:table-cell>
          <table:table-cell table:style-name="ce533" table:formula="of:=VLOOKUP([.A31];INPUT_DATE_E_RISULTATI_GIRONI;8;0)" office:value-type="date" office:date-value="2021-06-08" calcext:value-type="date">
            <text:p>mar 8 giu</text:p>
          </table:table-cell>
          <table:table-cell table:style-name="ce538" table:formula="of:=VLOOKUP([.A31];INPUT_DATE_E_RISULTATI_GIRONI;9;0)" office:value-type="time" office:time-value="PT18H30M00S" calcext:value-type="time">
            <text:p>18:30</text:p>
          </table:table-cell>
          <table:table-cell table:style-name="ce540" table:formula="of:=VLOOKUP([.A31];INPUT_DATE_E_RISULTATI_GIRONI;4;0)" office:value-type="string" office:string-value="Elefanti" calcext:value-type="string">
            <text:p>Elefanti</text:p>
          </table:table-cell>
          <table:table-cell table:style-name="ce542" table:formula="of:=VLOOKUP([.A31];INPUT_DATE_E_RISULTATI_GIRONI;6;0)" office:value-type="float" office:value="57" calcext:value-type="float">
            <text:p>57</text:p>
          </table:table-cell>
          <table:table-cell table:style-name="ce542" table:formula="of:=VLOOKUP([.A31];INPUT_DATE_E_RISULTATI_GIRONI;7;0)" office:value-type="float" office:value="42" calcext:value-type="float">
            <text:p>42</text:p>
          </table:table-cell>
          <table:table-cell table:style-name="ce544" table:formula="of:=VLOOKUP([.A31];INPUT_DATE_E_RISULTATI_GIRONI;5;0)" office:value-type="string" office:string-value="Iguane" calcext:value-type="string">
            <text:p>Iguane</text:p>
          </table:table-cell>
          <table:table-cell table:style-name="ce546" table:formula="of:=VLOOKUP([.A31];INPUT_DATE_E_RISULTATI_GIRONI;3;0)" office:value-type="string" office:string-value="C" calcext:value-type="string">
            <text:p>C</text:p>
          </table:table-cell>
          <table:table-cell table:style-name="ce546" table:formula="of:=VLOOKUP([.A3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28" calcext:value-type="float">
            <text:p>28</text:p>
          </table:table-cell>
          <table:table-cell table:style-name="ce533" table:formula="of:=VLOOKUP([.A32];INPUT_DATE_E_RISULTATI_GIRONI;8;0)" office:value-type="date" office:date-value="2021-06-08" calcext:value-type="date">
            <text:p>mar 8 giu</text:p>
          </table:table-cell>
          <table:table-cell table:style-name="ce538" table:formula="of:=VLOOKUP([.A32];INPUT_DATE_E_RISULTATI_GIRONI;9;0)" office:value-type="time" office:time-value="PT18H30M00S" calcext:value-type="time">
            <text:p>18:30</text:p>
          </table:table-cell>
          <table:table-cell table:style-name="ce540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542" table:formula="of:=VLOOKUP([.A32];INPUT_DATE_E_RISULTATI_GIRONI;6;0)" office:value-type="float" office:value="54" calcext:value-type="float">
            <text:p>54</text:p>
          </table:table-cell>
          <table:table-cell table:style-name="ce542" table:formula="of:=VLOOKUP([.A32];INPUT_DATE_E_RISULTATI_GIRONI;7;0)" office:value-type="float" office:value="44" calcext:value-type="float">
            <text:p>44</text:p>
          </table:table-cell>
          <table:table-cell table:style-name="ce544" table:formula="of:=VLOOKUP([.A32];INPUT_DATE_E_RISULTATI_GIRONI;5;0)" office:value-type="string" office:string-value="Falchi" calcext:value-type="string">
            <text:p>Falchi</text:p>
          </table:table-cell>
          <table:table-cell table:style-name="ce546" table:formula="of:=VLOOKUP([.A32];INPUT_DATE_E_RISULTATI_GIRONI;3;0)" office:value-type="string" office:string-value="D" calcext:value-type="string">
            <text:p>D</text:p>
          </table:table-cell>
          <table:table-cell table:style-name="ce546" table:formula="of:=VLOOKUP([.A3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29" calcext:value-type="float">
            <text:p>29</text:p>
          </table:table-cell>
          <table:table-cell table:style-name="ce533" table:formula="of:=VLOOKUP([.A33];INPUT_DATE_E_RISULTATI_GIRONI;8;0)" office:value-type="date" office:date-value="2021-06-09" calcext:value-type="date">
            <text:p>mer 9 giu</text:p>
          </table:table-cell>
          <table:table-cell table:style-name="ce538" table:formula="of:=VLOOKUP([.A33];INPUT_DATE_E_RISULTATI_GIRONI;9;0)" office:value-type="time" office:time-value="PT09H00M00S" calcext:value-type="time">
            <text:p>09:00</text:p>
          </table:table-cell>
          <table:table-cell table:style-name="ce540" table:formula="of:=VLOOKUP([.A33];INPUT_DATE_E_RISULTATI_GIRONI;4;0)" office:value-type="string" office:string-value="Bisonti" calcext:value-type="string">
            <text:p>Bisonti</text:p>
          </table:table-cell>
          <table:table-cell table:style-name="ce542" table:formula="of:=VLOOKUP([.A33];INPUT_DATE_E_RISULTATI_GIRONI;6;0)" office:value-type="float" office:value="33" calcext:value-type="float">
            <text:p>33</text:p>
          </table:table-cell>
          <table:table-cell table:style-name="ce542" table:formula="of:=VLOOKUP([.A33];INPUT_DATE_E_RISULTATI_GIRONI;7;0)" office:value-type="float" office:value="34" calcext:value-type="float">
            <text:p>34</text:p>
          </table:table-cell>
          <table:table-cell table:style-name="ce544" table:formula="of:=VLOOKUP([.A33];INPUT_DATE_E_RISULTATI_GIRONI;5;0)" office:value-type="string" office:string-value="Cervi" calcext:value-type="string">
            <text:p>Cervi</text:p>
          </table:table-cell>
          <table:table-cell table:style-name="ce546" table:formula="of:=VLOOKUP([.A33];INPUT_DATE_E_RISULTATI_GIRONI;3;0)" office:value-type="string" office:string-value="E" calcext:value-type="string">
            <text:p>E</text:p>
          </table:table-cell>
          <table:table-cell table:style-name="ce546" table:formula="of:=VLOOKUP([.A3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30" calcext:value-type="float">
            <text:p>30</text:p>
          </table:table-cell>
          <table:table-cell table:style-name="ce533" table:formula="of:=VLOOKUP([.A34];INPUT_DATE_E_RISULTATI_GIRONI;8;0)" office:value-type="date" office:date-value="2021-06-09" calcext:value-type="date">
            <text:p>mer 9 giu</text:p>
          </table:table-cell>
          <table:table-cell table:style-name="ce538" table:formula="of:=VLOOKUP([.A34];INPUT_DATE_E_RISULTATI_GIRONI;9;0)" office:value-type="time" office:time-value="PT09H00M00S" calcext:value-type="time">
            <text:p>09:00</text:p>
          </table:table-cell>
          <table:table-cell table:style-name="ce540" table:formula="of:=VLOOKUP([.A34];INPUT_DATE_E_RISULTATI_GIRONI;4;0)" office:value-type="string" office:string-value="Balene" calcext:value-type="string">
            <text:p>Balene</text:p>
          </table:table-cell>
          <table:table-cell table:style-name="ce542" table:formula="of:=VLOOKUP([.A34];INPUT_DATE_E_RISULTATI_GIRONI;6;0)" office:value-type="float" office:value="33" calcext:value-type="float">
            <text:p>33</text:p>
          </table:table-cell>
          <table:table-cell table:style-name="ce542" table:formula="of:=VLOOKUP([.A34];INPUT_DATE_E_RISULTATI_GIRONI;7;0)" office:value-type="float" office:value="34" calcext:value-type="float">
            <text:p>34</text:p>
          </table:table-cell>
          <table:table-cell table:style-name="ce544" table:formula="of:=VLOOKUP([.A34];INPUT_DATE_E_RISULTATI_GIRONI;5;0)" office:value-type="string" office:string-value="Delfini" calcext:value-type="string">
            <text:p>Delfini</text:p>
          </table:table-cell>
          <table:table-cell table:style-name="ce546" table:formula="of:=VLOOKUP([.A34];INPUT_DATE_E_RISULTATI_GIRONI;3;0)" office:value-type="string" office:string-value="F" calcext:value-type="string">
            <text:p>F</text:p>
          </table:table-cell>
          <table:table-cell table:style-name="ce546" table:formula="of:=VLOOKUP([.A3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31" calcext:value-type="float">
            <text:p>31</text:p>
          </table:table-cell>
          <table:table-cell table:style-name="ce533" table:formula="of:=VLOOKUP([.A35];INPUT_DATE_E_RISULTATI_GIRONI;8;0)" office:value-type="date" office:date-value="2021-06-09" calcext:value-type="date">
            <text:p>mer 9 giu</text:p>
          </table:table-cell>
          <table:table-cell table:style-name="ce538" table:formula="of:=VLOOKUP([.A35];INPUT_DATE_E_RISULTATI_GIRONI;9;0)" office:value-type="time" office:time-value="PT09H00M00S" calcext:value-type="time">
            <text:p>09:00</text:p>
          </table:table-cell>
          <table:table-cell table:style-name="ce540" table:formula="of:=VLOOKUP([.A35];INPUT_DATE_E_RISULTATI_GIRONI;4;0)" office:value-type="string" office:string-value="Istrici" calcext:value-type="string">
            <text:p>Istrici</text:p>
          </table:table-cell>
          <table:table-cell table:style-name="ce542" table:formula="of:=VLOOKUP([.A35];INPUT_DATE_E_RISULTATI_GIRONI;6;0)" office:value-type="float" office:value="20" calcext:value-type="float">
            <text:p>20</text:p>
          </table:table-cell>
          <table:table-cell table:style-name="ce542" table:formula="of:=VLOOKUP([.A35];INPUT_DATE_E_RISULTATI_GIRONI;7;0)" office:value-type="float" office:value="0" calcext:value-type="float">
            <text:p>0</text:p>
          </table:table-cell>
          <table:table-cell table:style-name="ce544" table:formula="of:=VLOOKUP([.A35];INPUT_DATE_E_RISULTATI_GIRONI;5;0)" office:value-type="string" office:string-value="Muli" calcext:value-type="string">
            <text:p>Muli</text:p>
          </table:table-cell>
          <table:table-cell table:style-name="ce546" table:formula="of:=VLOOKUP([.A35];INPUT_DATE_E_RISULTATI_GIRONI;3;0)" office:value-type="string" office:string-value="G" calcext:value-type="string">
            <text:p>G</text:p>
          </table:table-cell>
          <table:table-cell table:style-name="ce546" table:formula="of:=VLOOKUP([.A3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32" calcext:value-type="float">
            <text:p>32</text:p>
          </table:table-cell>
          <table:table-cell table:style-name="ce533" table:formula="of:=VLOOKUP([.A36];INPUT_DATE_E_RISULTATI_GIRONI;8;0)" office:value-type="date" office:date-value="2021-06-09" calcext:value-type="date">
            <text:p>mer 9 giu</text:p>
          </table:table-cell>
          <table:table-cell table:style-name="ce538" table:formula="of:=VLOOKUP([.A36];INPUT_DATE_E_RISULTATI_GIRONI;9;0)" office:value-type="time" office:time-value="PT09H00M00S" calcext:value-type="time">
            <text:p>09:00</text:p>
          </table:table-cell>
          <table:table-cell table:style-name="ce540" table:formula="of:=VLOOKUP([.A36];INPUT_DATE_E_RISULTATI_GIRONI;4;0)" office:value-type="string" office:string-value="Piranha" calcext:value-type="string">
            <text:p>Piranha</text:p>
          </table:table-cell>
          <table:table-cell table:style-name="ce542" table:formula="of:=VLOOKUP([.A36];INPUT_DATE_E_RISULTATI_GIRONI;6;0)" office:value-type="float" office:value="97" calcext:value-type="float">
            <text:p>97</text:p>
          </table:table-cell>
          <table:table-cell table:style-name="ce542" table:formula="of:=VLOOKUP([.A36];INPUT_DATE_E_RISULTATI_GIRONI;7;0)" office:value-type="float" office:value="78" calcext:value-type="float">
            <text:p>78</text:p>
          </table:table-cell>
          <table:table-cell table:style-name="ce544" table:formula="of:=VLOOKUP([.A36];INPUT_DATE_E_RISULTATI_GIRONI;5;0)" office:value-type="string" office:string-value="Tonni" calcext:value-type="string">
            <text:p>Tonni</text:p>
          </table:table-cell>
          <table:table-cell table:style-name="ce546" table:formula="of:=VLOOKUP([.A36];INPUT_DATE_E_RISULTATI_GIRONI;3;0)" office:value-type="string" office:string-value="H" calcext:value-type="string">
            <text:p>H</text:p>
          </table:table-cell>
          <table:table-cell table:style-name="ce546" table:formula="of:=VLOOKUP([.A3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33" calcext:value-type="float">
            <text:p>33</text:p>
          </table:table-cell>
          <table:table-cell table:style-name="ce533" table:formula="of:=VLOOKUP([.A37];INPUT_DATE_E_RISULTATI_GIRONI;8;0)" office:value-type="date" office:date-value="2021-06-09" calcext:value-type="date">
            <text:p>mer 9 giu</text:p>
          </table:table-cell>
          <table:table-cell table:style-name="ce538" table:formula="of:=VLOOKUP([.A37];INPUT_DATE_E_RISULTATI_GIRONI;9;0)" office:value-type="time" office:time-value="PT11H00M00S" calcext:value-type="time">
            <text:p>11:00</text:p>
          </table:table-cell>
          <table:table-cell table:style-name="ce540" table:formula="of:=VLOOKUP([.A37];INPUT_DATE_E_RISULTATI_GIRONI;4;0)" office:value-type="string" office:string-value="Bufali" calcext:value-type="string">
            <text:p>Bufali</text:p>
          </table:table-cell>
          <table:table-cell table:style-name="ce542" table:formula="of:=VLOOKUP([.A37];INPUT_DATE_E_RISULTATI_GIRONI;6;0)" office:value-type="float" office:value="35" calcext:value-type="float">
            <text:p>35</text:p>
          </table:table-cell>
          <table:table-cell table:style-name="ce542" table:formula="of:=VLOOKUP([.A37];INPUT_DATE_E_RISULTATI_GIRONI;7;0)" office:value-type="float" office:value="33" calcext:value-type="float">
            <text:p>33</text:p>
          </table:table-cell>
          <table:table-cell table:style-name="ce544" table:formula="of:=VLOOKUP([.A37];INPUT_DATE_E_RISULTATI_GIRONI;5;0)" office:value-type="string" office:string-value="Cinghiali" calcext:value-type="string">
            <text:p>Cinghiali</text:p>
          </table:table-cell>
          <table:table-cell table:style-name="ce546" table:formula="of:=VLOOKUP([.A37];INPUT_DATE_E_RISULTATI_GIRONI;3;0)" office:value-type="string" office:string-value="E" calcext:value-type="string">
            <text:p>E</text:p>
          </table:table-cell>
          <table:table-cell table:style-name="ce546" table:formula="of:=VLOOKUP([.A3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34" calcext:value-type="float">
            <text:p>34</text:p>
          </table:table-cell>
          <table:table-cell table:style-name="ce533" table:formula="of:=VLOOKUP([.A38];INPUT_DATE_E_RISULTATI_GIRONI;8;0)" office:value-type="date" office:date-value="2021-06-09" calcext:value-type="date">
            <text:p>mer 9 giu</text:p>
          </table:table-cell>
          <table:table-cell table:style-name="ce538" table:formula="of:=VLOOKUP([.A38];INPUT_DATE_E_RISULTATI_GIRONI;9;0)" office:value-type="time" office:time-value="PT11H00M00S" calcext:value-type="time">
            <text:p>11:00</text:p>
          </table:table-cell>
          <table:table-cell table:style-name="ce540" table:formula="of:=VLOOKUP([.A38];INPUT_DATE_E_RISULTATI_GIRONI;4;0)" office:value-type="string" office:string-value="Gabbiani" calcext:value-type="string">
            <text:p>Gabbiani</text:p>
          </table:table-cell>
          <table:table-cell table:style-name="ce542" table:formula="of:=VLOOKUP([.A38];INPUT_DATE_E_RISULTATI_GIRONI;6;0)" office:value-type="float" office:value="35" calcext:value-type="float">
            <text:p>35</text:p>
          </table:table-cell>
          <table:table-cell table:style-name="ce542" table:formula="of:=VLOOKUP([.A38];INPUT_DATE_E_RISULTATI_GIRONI;7;0)" office:value-type="float" office:value="34" calcext:value-type="float">
            <text:p>34</text:p>
          </table:table-cell>
          <table:table-cell table:style-name="ce544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546" table:formula="of:=VLOOKUP([.A38];INPUT_DATE_E_RISULTATI_GIRONI;3;0)" office:value-type="string" office:string-value="F" calcext:value-type="string">
            <text:p>F</text:p>
          </table:table-cell>
          <table:table-cell table:style-name="ce546" table:formula="of:=VLOOKUP([.A3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35" calcext:value-type="float">
            <text:p>35</text:p>
          </table:table-cell>
          <table:table-cell table:style-name="ce533" table:formula="of:=VLOOKUP([.A39];INPUT_DATE_E_RISULTATI_GIRONI;8;0)" office:value-type="date" office:date-value="2021-06-09" calcext:value-type="date">
            <text:p>mer 9 giu</text:p>
          </table:table-cell>
          <table:table-cell table:style-name="ce538" table:formula="of:=VLOOKUP([.A39];INPUT_DATE_E_RISULTATI_GIRONI;9;0)" office:value-type="time" office:time-value="PT11H00M00S" calcext:value-type="time">
            <text:p>11:00</text:p>
          </table:table-cell>
          <table:table-cell table:style-name="ce540" table:formula="of:=VLOOKUP([.A39];INPUT_DATE_E_RISULTATI_GIRONI;4;0)" office:value-type="string" office:string-value="Gorilla" calcext:value-type="string">
            <text:p>Gorilla</text:p>
          </table:table-cell>
          <table:table-cell table:style-name="ce542" table:formula="of:=VLOOKUP([.A39];INPUT_DATE_E_RISULTATI_GIRONI;6;0)" office:value-type="float" office:value="20" calcext:value-type="float">
            <text:p>20</text:p>
          </table:table-cell>
          <table:table-cell table:style-name="ce542" table:formula="of:=VLOOKUP([.A39];INPUT_DATE_E_RISULTATI_GIRONI;7;0)" office:value-type="float" office:value="0" calcext:value-type="float">
            <text:p>0</text:p>
          </table:table-cell>
          <table:table-cell table:style-name="ce544" table:formula="of:=VLOOKUP([.A39];INPUT_DATE_E_RISULTATI_GIRONI;5;0)" office:value-type="string" office:string-value="Orche" calcext:value-type="string">
            <text:p>Orche</text:p>
          </table:table-cell>
          <table:table-cell table:style-name="ce546" table:formula="of:=VLOOKUP([.A39];INPUT_DATE_E_RISULTATI_GIRONI;3;0)" office:value-type="string" office:string-value="G" calcext:value-type="string">
            <text:p>G</text:p>
          </table:table-cell>
          <table:table-cell table:style-name="ce546" table:formula="of:=VLOOKUP([.A3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36" calcext:value-type="float">
            <text:p>36</text:p>
          </table:table-cell>
          <table:table-cell table:style-name="ce533" table:formula="of:=VLOOKUP([.A40];INPUT_DATE_E_RISULTATI_GIRONI;8;0)" office:value-type="date" office:date-value="2021-06-09" calcext:value-type="date">
            <text:p>mer 9 giu</text:p>
          </table:table-cell>
          <table:table-cell table:style-name="ce538" table:formula="of:=VLOOKUP([.A40];INPUT_DATE_E_RISULTATI_GIRONI;9;0)" office:value-type="time" office:time-value="PT11H00M00S" calcext:value-type="time">
            <text:p>11:00</text:p>
          </table:table-cell>
          <table:table-cell table:style-name="ce540" table:formula="of:=VLOOKUP([.A40];INPUT_DATE_E_RISULTATI_GIRONI;4;0)" office:value-type="string" office:string-value="Scorpioni" calcext:value-type="string">
            <text:p>Scorpioni</text:p>
          </table:table-cell>
          <table:table-cell table:style-name="ce542" table:formula="of:=VLOOKUP([.A40];INPUT_DATE_E_RISULTATI_GIRONI;6;0)" office:value-type="float" office:value="74" calcext:value-type="float">
            <text:p>74</text:p>
          </table:table-cell>
          <table:table-cell table:style-name="ce542" table:formula="of:=VLOOKUP([.A40];INPUT_DATE_E_RISULTATI_GIRONI;7;0)" office:value-type="float" office:value="79" calcext:value-type="float">
            <text:p>79</text:p>
          </table:table-cell>
          <table:table-cell table:style-name="ce544" table:formula="of:=VLOOKUP([.A40];INPUT_DATE_E_RISULTATI_GIRONI;5;0)" office:value-type="string" office:string-value="Zebre" calcext:value-type="string">
            <text:p>Zebre</text:p>
          </table:table-cell>
          <table:table-cell table:style-name="ce546" table:formula="of:=VLOOKUP([.A40];INPUT_DATE_E_RISULTATI_GIRONI;3;0)" office:value-type="string" office:string-value="H" calcext:value-type="string">
            <text:p>H</text:p>
          </table:table-cell>
          <table:table-cell table:style-name="ce546" table:formula="of:=VLOOKUP([.A4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37" calcext:value-type="float">
            <text:p>37</text:p>
          </table:table-cell>
          <table:table-cell table:style-name="ce533" table:formula="of:=VLOOKUP([.A41];INPUT_DATE_E_RISULTATI_GIRONI;8;0)" office:value-type="date" office:date-value="2021-06-09" calcext:value-type="date">
            <text:p>mer 9 giu</text:p>
          </table:table-cell>
          <table:table-cell table:style-name="ce538" table:formula="of:=VLOOKUP([.A41];INPUT_DATE_E_RISULTATI_GIRONI;9;0)" office:value-type="time" office:time-value="PT15H30M00S" calcext:value-type="time">
            <text:p>15:30</text:p>
          </table:table-cell>
          <table:table-cell table:style-name="ce540" table:formula="of:=VLOOKUP([.A41];INPUT_DATE_E_RISULTATI_GIRONI;4;0)" office:value-type="string" office:string-value="Pantere" calcext:value-type="string">
            <text:p>Pantere</text:p>
          </table:table-cell>
          <table:table-cell table:style-name="ce542" table:formula="of:=VLOOKUP([.A41];INPUT_DATE_E_RISULTATI_GIRONI;6;0)" office:value-type="float" office:value="93" calcext:value-type="float">
            <text:p>93</text:p>
          </table:table-cell>
          <table:table-cell table:style-name="ce542" table:formula="of:=VLOOKUP([.A41];INPUT_DATE_E_RISULTATI_GIRONI;7;0)" office:value-type="float" office:value="30" calcext:value-type="float">
            <text:p>30</text:p>
          </table:table-cell>
          <table:table-cell table:style-name="ce544" table:formula="of:=VLOOKUP([.A41];INPUT_DATE_E_RISULTATI_GIRONI;5;0)" office:value-type="string" office:string-value="Tigri" calcext:value-type="string">
            <text:p>Tigri</text:p>
          </table:table-cell>
          <table:table-cell table:style-name="ce546" table:formula="of:=VLOOKUP([.A41];INPUT_DATE_E_RISULTATI_GIRONI;3;0)" office:value-type="string" office:string-value="A" calcext:value-type="string">
            <text:p>A</text:p>
          </table:table-cell>
          <table:table-cell table:style-name="ce546" table:formula="of:=VLOOKUP([.A4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38" calcext:value-type="float">
            <text:p>38</text:p>
          </table:table-cell>
          <table:table-cell table:style-name="ce533" table:formula="of:=VLOOKUP([.A42];INPUT_DATE_E_RISULTATI_GIRONI;8;0)" office:value-type="date" office:date-value="2021-06-09" calcext:value-type="date">
            <text:p>mer 9 giu</text:p>
          </table:table-cell>
          <table:table-cell table:style-name="ce538" table:formula="of:=VLOOKUP([.A42];INPUT_DATE_E_RISULTATI_GIRONI;9;0)" office:value-type="time" office:time-value="PT15H30M00S" calcext:value-type="time">
            <text:p>15:30</text:p>
          </table:table-cell>
          <table:table-cell table:style-name="ce540" table:formula="of:=VLOOKUP([.A42];INPUT_DATE_E_RISULTATI_GIRONI;4;0)" office:value-type="string" office:string-value="Puma" calcext:value-type="string">
            <text:p>Puma</text:p>
          </table:table-cell>
          <table:table-cell table:style-name="ce542" table:formula="of:=VLOOKUP([.A42];INPUT_DATE_E_RISULTATI_GIRONI;6;0)" office:value-type="float" office:value="97" calcext:value-type="float">
            <text:p>97</text:p>
          </table:table-cell>
          <table:table-cell table:style-name="ce542" table:formula="of:=VLOOKUP([.A42];INPUT_DATE_E_RISULTATI_GIRONI;7;0)" office:value-type="float" office:value="72" calcext:value-type="float">
            <text:p>72</text:p>
          </table:table-cell>
          <table:table-cell table:style-name="ce544" table:formula="of:=VLOOKUP([.A42];INPUT_DATE_E_RISULTATI_GIRONI;5;0)" office:value-type="string" office:string-value="Linci" calcext:value-type="string">
            <text:p>Linci</text:p>
          </table:table-cell>
          <table:table-cell table:style-name="ce546" table:formula="of:=VLOOKUP([.A42];INPUT_DATE_E_RISULTATI_GIRONI;3;0)" office:value-type="string" office:string-value="B" calcext:value-type="string">
            <text:p>B</text:p>
          </table:table-cell>
          <table:table-cell table:style-name="ce546" table:formula="of:=VLOOKUP([.A4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39" calcext:value-type="float">
            <text:p>39</text:p>
          </table:table-cell>
          <table:table-cell table:style-name="ce533" table:formula="of:=VLOOKUP([.A43];INPUT_DATE_E_RISULTATI_GIRONI;8;0)" office:value-type="date" office:date-value="2021-06-09" calcext:value-type="date">
            <text:p>mer 9 giu</text:p>
          </table:table-cell>
          <table:table-cell table:style-name="ce538" table:formula="of:=VLOOKUP([.A43];INPUT_DATE_E_RISULTATI_GIRONI;9;0)" office:value-type="time" office:time-value="PT15H30M00S" calcext:value-type="time">
            <text:p>15:30</text:p>
          </table:table-cell>
          <table:table-cell table:style-name="ce540" table:formula="of:=VLOOKUP([.A43];INPUT_DATE_E_RISULTATI_GIRONI;4;0)" office:value-type="string" office:string-value="Giraffe" calcext:value-type="string">
            <text:p>Giraffe</text:p>
          </table:table-cell>
          <table:table-cell table:style-name="ce542" table:formula="of:=VLOOKUP([.A43];INPUT_DATE_E_RISULTATI_GIRONI;6;0)" office:value-type="float" office:value="98" calcext:value-type="float">
            <text:p>98</text:p>
          </table:table-cell>
          <table:table-cell table:style-name="ce542" table:formula="of:=VLOOKUP([.A43];INPUT_DATE_E_RISULTATI_GIRONI;7;0)" office:value-type="float" office:value="49" calcext:value-type="float">
            <text:p>49</text:p>
          </table:table-cell>
          <table:table-cell table:style-name="ce544" table:formula="of:=VLOOKUP([.A43];INPUT_DATE_E_RISULTATI_GIRONI;5;0)" office:value-type="string" office:string-value="Ippopotami" calcext:value-type="string">
            <text:p>Ippopotami</text:p>
          </table:table-cell>
          <table:table-cell table:style-name="ce546" table:formula="of:=VLOOKUP([.A43];INPUT_DATE_E_RISULTATI_GIRONI;3;0)" office:value-type="string" office:string-value="C" calcext:value-type="string">
            <text:p>C</text:p>
          </table:table-cell>
          <table:table-cell table:style-name="ce546" table:formula="of:=VLOOKUP([.A4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40" calcext:value-type="float">
            <text:p>40</text:p>
          </table:table-cell>
          <table:table-cell table:style-name="ce533" table:formula="of:=VLOOKUP([.A44];INPUT_DATE_E_RISULTATI_GIRONI;8;0)" office:value-type="date" office:date-value="2021-06-09" calcext:value-type="date">
            <text:p>mer 9 giu</text:p>
          </table:table-cell>
          <table:table-cell table:style-name="ce538" table:formula="of:=VLOOKUP([.A44];INPUT_DATE_E_RISULTATI_GIRONI;9;0)" office:value-type="time" office:time-value="PT15H30M00S" calcext:value-type="time">
            <text:p>15:30</text:p>
          </table:table-cell>
          <table:table-cell table:style-name="ce540" table:formula="of:=VLOOKUP([.A44];INPUT_DATE_E_RISULTATI_GIRONI;4;0)" office:value-type="string" office:string-value="Pitoni" calcext:value-type="string">
            <text:p>Pitoni</text:p>
          </table:table-cell>
          <table:table-cell table:style-name="ce542" table:formula="of:=VLOOKUP([.A44];INPUT_DATE_E_RISULTATI_GIRONI;6;0)" office:value-type="float" office:value="25" calcext:value-type="float">
            <text:p>25</text:p>
          </table:table-cell>
          <table:table-cell table:style-name="ce542" table:formula="of:=VLOOKUP([.A44];INPUT_DATE_E_RISULTATI_GIRONI;7;0)" office:value-type="float" office:value="15" calcext:value-type="float">
            <text:p>15</text:p>
          </table:table-cell>
          <table:table-cell table:style-name="ce544" table:formula="of:=VLOOKUP([.A44];INPUT_DATE_E_RISULTATI_GIRONI;5;0)" office:value-type="string" office:string-value="Aquile" calcext:value-type="string">
            <text:p>Aquile</text:p>
          </table:table-cell>
          <table:table-cell table:style-name="ce546" table:formula="of:=VLOOKUP([.A44];INPUT_DATE_E_RISULTATI_GIRONI;3;0)" office:value-type="string" office:string-value="D" calcext:value-type="string">
            <text:p>D</text:p>
          </table:table-cell>
          <table:table-cell table:style-name="ce546" table:formula="of:=VLOOKUP([.A4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41" calcext:value-type="float">
            <text:p>41</text:p>
          </table:table-cell>
          <table:table-cell table:style-name="ce533" table:formula="of:=VLOOKUP([.A45];INPUT_DATE_E_RISULTATI_GIRONI;8;0)" office:value-type="date" office:date-value="2021-06-09" calcext:value-type="date">
            <text:p>mer 9 giu</text:p>
          </table:table-cell>
          <table:table-cell table:style-name="ce538" table:formula="of:=VLOOKUP([.A45];INPUT_DATE_E_RISULTATI_GIRONI;9;0)" office:value-type="time" office:time-value="PT17H00M00S" calcext:value-type="time">
            <text:p>17:00</text:p>
          </table:table-cell>
          <table:table-cell table:style-name="ce540" table:formula="of:=VLOOKUP([.A45];INPUT_DATE_E_RISULTATI_GIRONI;4;0)" office:value-type="string" office:string-value="Bisonti" calcext:value-type="string">
            <text:p>Bisonti</text:p>
          </table:table-cell>
          <table:table-cell table:style-name="ce542" table:formula="of:=VLOOKUP([.A45];INPUT_DATE_E_RISULTATI_GIRONI;6;0)" office:value-type="float" office:value="36" calcext:value-type="float">
            <text:p>36</text:p>
          </table:table-cell>
          <table:table-cell table:style-name="ce542" table:formula="of:=VLOOKUP([.A45];INPUT_DATE_E_RISULTATI_GIRONI;7;0)" office:value-type="float" office:value="33" calcext:value-type="float">
            <text:p>33</text:p>
          </table:table-cell>
          <table:table-cell table:style-name="ce544" table:formula="of:=VLOOKUP([.A45];INPUT_DATE_E_RISULTATI_GIRONI;5;0)" office:value-type="string" office:string-value="Cinghiali" calcext:value-type="string">
            <text:p>Cinghiali</text:p>
          </table:table-cell>
          <table:table-cell table:style-name="ce546" table:formula="of:=VLOOKUP([.A45];INPUT_DATE_E_RISULTATI_GIRONI;3;0)" office:value-type="string" office:string-value="E" calcext:value-type="string">
            <text:p>E</text:p>
          </table:table-cell>
          <table:table-cell table:style-name="ce546" table:formula="of:=VLOOKUP([.A4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42" calcext:value-type="float">
            <text:p>42</text:p>
          </table:table-cell>
          <table:table-cell table:style-name="ce533" table:formula="of:=VLOOKUP([.A46];INPUT_DATE_E_RISULTATI_GIRONI;8;0)" office:value-type="date" office:date-value="2021-06-09" calcext:value-type="date">
            <text:p>mer 9 giu</text:p>
          </table:table-cell>
          <table:table-cell table:style-name="ce538" table:formula="of:=VLOOKUP([.A46];INPUT_DATE_E_RISULTATI_GIRONI;9;0)" office:value-type="time" office:time-value="PT17H00M00S" calcext:value-type="time">
            <text:p>17:00</text:p>
          </table:table-cell>
          <table:table-cell table:style-name="ce540" table:formula="of:=VLOOKUP([.A46];INPUT_DATE_E_RISULTATI_GIRONI;4;0)" office:value-type="string" office:string-value="Balene" calcext:value-type="string">
            <text:p>Balene</text:p>
          </table:table-cell>
          <table:table-cell table:style-name="ce542" table:formula="of:=VLOOKUP([.A46];INPUT_DATE_E_RISULTATI_GIRONI;6;0)" office:value-type="float" office:value="36" calcext:value-type="float">
            <text:p>36</text:p>
          </table:table-cell>
          <table:table-cell table:style-name="ce542" table:formula="of:=VLOOKUP([.A46];INPUT_DATE_E_RISULTATI_GIRONI;7;0)" office:value-type="float" office:value="35" calcext:value-type="float">
            <text:p>35</text:p>
          </table:table-cell>
          <table:table-cell table:style-name="ce544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546" table:formula="of:=VLOOKUP([.A46];INPUT_DATE_E_RISULTATI_GIRONI;3;0)" office:value-type="string" office:string-value="F" calcext:value-type="string">
            <text:p>F</text:p>
          </table:table-cell>
          <table:table-cell table:style-name="ce546" table:formula="of:=VLOOKUP([.A4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43" calcext:value-type="float">
            <text:p>43</text:p>
          </table:table-cell>
          <table:table-cell table:style-name="ce533" table:formula="of:=VLOOKUP([.A47];INPUT_DATE_E_RISULTATI_GIRONI;8;0)" office:value-type="date" office:date-value="2021-06-09" calcext:value-type="date">
            <text:p>mer 9 giu</text:p>
          </table:table-cell>
          <table:table-cell table:style-name="ce538" table:formula="of:=VLOOKUP([.A47];INPUT_DATE_E_RISULTATI_GIRONI;9;0)" office:value-type="time" office:time-value="PT17H00M00S" calcext:value-type="time">
            <text:p>17:00</text:p>
          </table:table-cell>
          <table:table-cell table:style-name="ce540" table:formula="of:=VLOOKUP([.A47];INPUT_DATE_E_RISULTATI_GIRONI;4;0)" office:value-type="string" office:string-value="Istrici" calcext:value-type="string">
            <text:p>Istrici</text:p>
          </table:table-cell>
          <table:table-cell table:style-name="ce542" table:formula="of:=VLOOKUP([.A47];INPUT_DATE_E_RISULTATI_GIRONI;6;0)" office:value-type="float" office:value="20" calcext:value-type="float">
            <text:p>20</text:p>
          </table:table-cell>
          <table:table-cell table:style-name="ce542" table:formula="of:=VLOOKUP([.A47];INPUT_DATE_E_RISULTATI_GIRONI;7;0)" office:value-type="float" office:value="0" calcext:value-type="float">
            <text:p>0</text:p>
          </table:table-cell>
          <table:table-cell table:style-name="ce544" table:formula="of:=VLOOKUP([.A47];INPUT_DATE_E_RISULTATI_GIRONI;5;0)" office:value-type="string" office:string-value="Orche" calcext:value-type="string">
            <text:p>Orche</text:p>
          </table:table-cell>
          <table:table-cell table:style-name="ce546" table:formula="of:=VLOOKUP([.A47];INPUT_DATE_E_RISULTATI_GIRONI;3;0)" office:value-type="string" office:string-value="G" calcext:value-type="string">
            <text:p>G</text:p>
          </table:table-cell>
          <table:table-cell table:style-name="ce546" table:formula="of:=VLOOKUP([.A4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44" calcext:value-type="float">
            <text:p>44</text:p>
          </table:table-cell>
          <table:table-cell table:style-name="ce533" table:formula="of:=VLOOKUP([.A48];INPUT_DATE_E_RISULTATI_GIRONI;8;0)" office:value-type="date" office:date-value="2021-06-09" calcext:value-type="date">
            <text:p>mer 9 giu</text:p>
          </table:table-cell>
          <table:table-cell table:style-name="ce538" table:formula="of:=VLOOKUP([.A48];INPUT_DATE_E_RISULTATI_GIRONI;9;0)" office:value-type="time" office:time-value="PT17H00M00S" calcext:value-type="time">
            <text:p>17:00</text:p>
          </table:table-cell>
          <table:table-cell table:style-name="ce540" table:formula="of:=VLOOKUP([.A48];INPUT_DATE_E_RISULTATI_GIRONI;4;0)" office:value-type="string" office:string-value="Tonni" calcext:value-type="string">
            <text:p>Tonni</text:p>
          </table:table-cell>
          <table:table-cell table:style-name="ce542" table:formula="of:=VLOOKUP([.A48];INPUT_DATE_E_RISULTATI_GIRONI;6;0)" office:value-type="float" office:value="65" calcext:value-type="float">
            <text:p>65</text:p>
          </table:table-cell>
          <table:table-cell table:style-name="ce542" table:formula="of:=VLOOKUP([.A48];INPUT_DATE_E_RISULTATI_GIRONI;7;0)" office:value-type="float" office:value="13" calcext:value-type="float">
            <text:p>13</text:p>
          </table:table-cell>
          <table:table-cell table:style-name="ce544" table:formula="of:=VLOOKUP([.A48];INPUT_DATE_E_RISULTATI_GIRONI;5;0)" office:value-type="string" office:string-value="Scorpioni" calcext:value-type="string">
            <text:p>Scorpioni</text:p>
          </table:table-cell>
          <table:table-cell table:style-name="ce546" table:formula="of:=VLOOKUP([.A48];INPUT_DATE_E_RISULTATI_GIRONI;3;0)" office:value-type="string" office:string-value="H" calcext:value-type="string">
            <text:p>H</text:p>
          </table:table-cell>
          <table:table-cell table:style-name="ce546" table:formula="of:=VLOOKUP([.A4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527" office:value-type="float" office:value="45" calcext:value-type="float">
            <text:p>45</text:p>
          </table:table-cell>
          <table:table-cell table:style-name="ce533" table:formula="of:=VLOOKUP([.A49];INPUT_DATE_E_RISULTATI_GIRONI;8;0)" office:value-type="date" office:date-value="2021-06-09" calcext:value-type="date">
            <text:p>mer 9 giu</text:p>
          </table:table-cell>
          <table:table-cell table:style-name="ce538" table:formula="of:=VLOOKUP([.A49];INPUT_DATE_E_RISULTATI_GIRONI;9;0)" office:value-type="time" office:time-value="PT18H30M00S" calcext:value-type="time">
            <text:p>18:30</text:p>
          </table:table-cell>
          <table:table-cell table:style-name="ce540" table:formula="of:=VLOOKUP([.A49];INPUT_DATE_E_RISULTATI_GIRONI;4;0)" office:value-type="string" office:string-value="Bufali" calcext:value-type="string">
            <text:p>Bufali</text:p>
          </table:table-cell>
          <table:table-cell table:style-name="ce542" table:formula="of:=VLOOKUP([.A49];INPUT_DATE_E_RISULTATI_GIRONI;6;0)" office:value-type="float" office:value="34" calcext:value-type="float">
            <text:p>34</text:p>
          </table:table-cell>
          <table:table-cell table:style-name="ce542" table:formula="of:=VLOOKUP([.A49];INPUT_DATE_E_RISULTATI_GIRONI;7;0)" office:value-type="float" office:value="33" calcext:value-type="float">
            <text:p>33</text:p>
          </table:table-cell>
          <table:table-cell table:style-name="ce544" table:formula="of:=VLOOKUP([.A49];INPUT_DATE_E_RISULTATI_GIRONI;5;0)" office:value-type="string" office:string-value="Cervi" calcext:value-type="string">
            <text:p>Cervi</text:p>
          </table:table-cell>
          <table:table-cell table:style-name="ce546" table:formula="of:=VLOOKUP([.A49];INPUT_DATE_E_RISULTATI_GIRONI;3;0)" office:value-type="string" office:string-value="E" calcext:value-type="string">
            <text:p>E</text:p>
          </table:table-cell>
          <table:table-cell table:style-name="ce546" table:formula="of:=VLOOKUP([.A4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527" office:value-type="float" office:value="46" calcext:value-type="float">
            <text:p>46</text:p>
          </table:table-cell>
          <table:table-cell table:style-name="ce533" table:formula="of:=VLOOKUP([.A50];INPUT_DATE_E_RISULTATI_GIRONI;8;0)" office:value-type="date" office:date-value="2021-06-09" calcext:value-type="date">
            <text:p>mer 9 giu</text:p>
          </table:table-cell>
          <table:table-cell table:style-name="ce538" table:formula="of:=VLOOKUP([.A50];INPUT_DATE_E_RISULTATI_GIRONI;9;0)" office:value-type="time" office:time-value="PT18H30M00S" calcext:value-type="time">
            <text:p>18:30</text:p>
          </table:table-cell>
          <table:table-cell table:style-name="ce540" table:formula="of:=VLOOKUP([.A50];INPUT_DATE_E_RISULTATI_GIRONI;4;0)" office:value-type="string" office:string-value="Gabbiani" calcext:value-type="string">
            <text:p>Gabbiani</text:p>
          </table:table-cell>
          <table:table-cell table:style-name="ce542" table:formula="of:=VLOOKUP([.A50];INPUT_DATE_E_RISULTATI_GIRONI;6;0)" office:value-type="float" office:value="34" calcext:value-type="float">
            <text:p>34</text:p>
          </table:table-cell>
          <table:table-cell table:style-name="ce542" table:formula="of:=VLOOKUP([.A50];INPUT_DATE_E_RISULTATI_GIRONI;7;0)" office:value-type="float" office:value="33" calcext:value-type="float">
            <text:p>33</text:p>
          </table:table-cell>
          <table:table-cell table:style-name="ce544" table:formula="of:=VLOOKUP([.A50];INPUT_DATE_E_RISULTATI_GIRONI;5;0)" office:value-type="string" office:string-value="Delfini" calcext:value-type="string">
            <text:p>Delfini</text:p>
          </table:table-cell>
          <table:table-cell table:style-name="ce546" table:formula="of:=VLOOKUP([.A50];INPUT_DATE_E_RISULTATI_GIRONI;3;0)" office:value-type="string" office:string-value="F" calcext:value-type="string">
            <text:p>F</text:p>
          </table:table-cell>
          <table:table-cell table:style-name="ce546" table:formula="of:=VLOOKUP([.A5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527" office:value-type="float" office:value="47" calcext:value-type="float">
            <text:p>47</text:p>
          </table:table-cell>
          <table:table-cell table:style-name="ce533" table:formula="of:=VLOOKUP([.A51];INPUT_DATE_E_RISULTATI_GIRONI;8;0)" office:value-type="date" office:date-value="2021-06-09" calcext:value-type="date">
            <text:p>mer 9 giu</text:p>
          </table:table-cell>
          <table:table-cell table:style-name="ce538" table:formula="of:=VLOOKUP([.A51];INPUT_DATE_E_RISULTATI_GIRONI;9;0)" office:value-type="time" office:time-value="PT18H30M00S" calcext:value-type="time">
            <text:p>18:30</text:p>
          </table:table-cell>
          <table:table-cell table:style-name="ce540" table:formula="of:=VLOOKUP([.A51];INPUT_DATE_E_RISULTATI_GIRONI;4;0)" office:value-type="string" office:string-value="Gorilla" calcext:value-type="string">
            <text:p>Gorilla</text:p>
          </table:table-cell>
          <table:table-cell table:style-name="ce542" table:formula="of:=VLOOKUP([.A51];INPUT_DATE_E_RISULTATI_GIRONI;6;0)" office:value-type="float" office:value="20" calcext:value-type="float">
            <text:p>20</text:p>
          </table:table-cell>
          <table:table-cell table:style-name="ce542" table:formula="of:=VLOOKUP([.A51];INPUT_DATE_E_RISULTATI_GIRONI;7;0)" office:value-type="float" office:value="0" calcext:value-type="float">
            <text:p>0</text:p>
          </table:table-cell>
          <table:table-cell table:style-name="ce544" table:formula="of:=VLOOKUP([.A51];INPUT_DATE_E_RISULTATI_GIRONI;5;0)" office:value-type="string" office:string-value="Muli" calcext:value-type="string">
            <text:p>Muli</text:p>
          </table:table-cell>
          <table:table-cell table:style-name="ce546" table:formula="of:=VLOOKUP([.A51];INPUT_DATE_E_RISULTATI_GIRONI;3;0)" office:value-type="string" office:string-value="G" calcext:value-type="string">
            <text:p>G</text:p>
          </table:table-cell>
          <table:table-cell table:style-name="ce546" table:formula="of:=VLOOKUP([.A5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527" office:value-type="float" office:value="48" calcext:value-type="float">
            <text:p>48</text:p>
          </table:table-cell>
          <table:table-cell table:style-name="ce533" table:formula="of:=VLOOKUP([.A52];INPUT_DATE_E_RISULTATI_GIRONI;8;0)" office:value-type="date" office:date-value="2021-06-09" calcext:value-type="date">
            <text:p>mer 9 giu</text:p>
          </table:table-cell>
          <table:table-cell table:style-name="ce538" table:formula="of:=VLOOKUP([.A52];INPUT_DATE_E_RISULTATI_GIRONI;9;0)" office:value-type="time" office:time-value="PT18H30M00S" calcext:value-type="time">
            <text:p>18:30</text:p>
          </table:table-cell>
          <table:table-cell table:style-name="ce540" table:formula="of:=VLOOKUP([.A52];INPUT_DATE_E_RISULTATI_GIRONI;4;0)" office:value-type="string" office:string-value="Zebre" calcext:value-type="string">
            <text:p>Zebre</text:p>
          </table:table-cell>
          <table:table-cell table:style-name="ce542" table:formula="of:=VLOOKUP([.A52];INPUT_DATE_E_RISULTATI_GIRONI;6;0)" office:value-type="float" office:value="54" calcext:value-type="float">
            <text:p>54</text:p>
          </table:table-cell>
          <table:table-cell table:style-name="ce542" table:formula="of:=VLOOKUP([.A52];INPUT_DATE_E_RISULTATI_GIRONI;7;0)" office:value-type="float" office:value="48" calcext:value-type="float">
            <text:p>48</text:p>
          </table:table-cell>
          <table:table-cell table:style-name="ce544" table:formula="of:=VLOOKUP([.A52];INPUT_DATE_E_RISULTATI_GIRONI;5;0)" office:value-type="string" office:string-value="Piranha" calcext:value-type="string">
            <text:p>Piranha</text:p>
          </table:table-cell>
          <table:table-cell table:style-name="ce546" table:formula="of:=VLOOKUP([.A52];INPUT_DATE_E_RISULTATI_GIRONI;3;0)" office:value-type="string" office:string-value="H" calcext:value-type="string">
            <text:p>H</text:p>
          </table:table-cell>
          <table:table-cell table:style-name="ce546" table:formula="of:=VLOOKUP([.A5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8" table:default-cell-style-name="ce534"/>
        <table:table-column table:style-name="co59" table:default-cell-style-name="ce534"/>
        <table:table-column table:style-name="co60" table:number-columns-repeated="2" table:default-cell-style-name="ce534"/>
        <table:table-column table:style-name="co61" table:default-cell-style-name="ce534"/>
        <table:table-column table:style-name="co62" table:default-cell-style-name="ce534"/>
        <table:table-column table:style-name="co63" table:default-cell-style-name="ce534"/>
        <table:table-column table:style-name="co64" table:default-cell-style-name="ce534"/>
        <table:table-column table:style-name="co3" table:default-cell-style-name="ce534"/>
        <table:table-column table:style-name="co58" table:default-cell-style-name="ce534"/>
        <table:table-column table:style-name="co59" table:default-cell-style-name="ce534"/>
        <table:table-column table:style-name="co60" table:number-columns-repeated="2" table:default-cell-style-name="ce534"/>
        <table:table-column table:style-name="co61" table:default-cell-style-name="ce534"/>
        <table:table-column table:style-name="co62" table:default-cell-style-name="ce534"/>
        <table:table-column table:style-name="co63" table:default-cell-style-name="ce534"/>
        <table:table-column table:style-name="co64" table:default-cell-style-name="ce534"/>
        <table:table-column table:style-name="co11" table:number-columns-repeated="47" table:default-cell-style-name="ce534"/>
        <table:table-row table:style-name="ro4"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7" table:number-rows-spanned="1">
            <text:p>Torneo dell’Estate 2021</text:p>
          </table:table-cell>
          <table:covered-table-cell table:number-columns-repeated="7" table:style-name="ce535"/>
          <table:covered-table-cell table:number-columns-repeated="9"/>
          <table:table-cell table:number-columns-repeated="47"/>
        </table:table-row>
        <table:table-row table:style-name="ro5">
          <table:table-cell table:style-name="ce530" office:value-type="string" calcext:value-type="string" table:number-columns-spanned="17" table:number-rows-spanned="1">
            <text:p>Classifiche Gironi</text:p>
          </table:table-cell>
          <table:covered-table-cell table:number-columns-repeated="7" table:style-name="ce536"/>
          <table:covered-table-cell table:number-columns-repeated="9"/>
          <table:table-cell table:number-columns-repeated="47"/>
        </table:table-row>
        <table:table-row table:style-name="ro6">
          <table:table-cell table:style-name="Default" table:number-columns-repeated="17"/>
          <table:table-cell table:number-columns-repeated="47"/>
        </table:table-row>
        <table:table-row table:style-name="ro6">
          <table:table-cell table:style-name="ce547" office:value-type="string" calcext:value-type="string">
            <text:p>Girone A</text:p>
          </table:table-cell>
          <table:table-cell table:style-name="ce644" office:value-type="string" calcext:value-type="string">
            <text:p>G</text:p>
          </table:table-cell>
          <table:table-cell table:style-name="ce644" office:value-type="string" calcext:value-type="string">
            <text:p>V</text:p>
          </table:table-cell>
          <table:table-cell table:style-name="ce644" office:value-type="string" calcext:value-type="string">
            <text:p>P</text:p>
          </table:table-cell>
          <table:table-cell table:style-name="ce644" office:value-type="string" calcext:value-type="string">
            <text:p>F</text:p>
          </table:table-cell>
          <table:table-cell table:style-name="ce644" office:value-type="string" calcext:value-type="string">
            <text:p>PC</text:p>
          </table:table-cell>
          <table:table-cell table:style-name="ce644" office:value-type="string" calcext:value-type="string">
            <text:p>PGF</text:p>
          </table:table-cell>
          <table:table-cell table:style-name="ce689" office:value-type="string" calcext:value-type="string">
            <text:p>PGS</text:p>
          </table:table-cell>
          <table:table-cell/>
          <table:table-cell table:style-name="ce706" office:value-type="string" calcext:value-type="string">
            <text:p>Girone E</text:p>
          </table:table-cell>
          <table:table-cell table:style-name="ce721" office:value-type="string" calcext:value-type="string">
            <text:p>G</text:p>
          </table:table-cell>
          <table:table-cell table:style-name="ce721" office:value-type="string" calcext:value-type="string">
            <text:p>V</text:p>
          </table:table-cell>
          <table:table-cell table:style-name="ce721" office:value-type="string" calcext:value-type="string">
            <text:p>P</text:p>
          </table:table-cell>
          <table:table-cell table:style-name="ce721" office:value-type="string" calcext:value-type="string">
            <text:p>F</text:p>
          </table:table-cell>
          <table:table-cell table:style-name="ce721" office:value-type="string" calcext:value-type="string">
            <text:p>PC</text:p>
          </table:table-cell>
          <table:table-cell table:style-name="ce721" office:value-type="string" calcext:value-type="string">
            <text:p>PGF</text:p>
          </table:table-cell>
          <table:table-cell table:style-name="ce747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48" table:formula="of:=VLOOKUP(ROW()-4&amp;RIGHT([.A$4];1);B_CLASSIFICA_GIRONE_A;4;0)" office:value-type="string" office:string-value="Leoni" calcext:value-type="string">
            <text:p>Leoni</text:p>
          </table:table-cell>
          <table:table-cell table:style-name="ce645" table:formula="of:=VLOOKUP(ROW()-4&amp;RIGHT([.A$4];1);B_CLASSIFICA_GIRONE_A;5;0)" office:value-type="float" office:value="3" calcext:value-type="float">
            <text:p>3</text:p>
          </table:table-cell>
          <table:table-cell table:style-name="ce645" table:formula="of:=VLOOKUP(ROW()-4&amp;RIGHT([.A$4];1);B_CLASSIFICA_GIRONE_A;6;0)" office:value-type="float" office:value="3" calcext:value-type="float">
            <text:p>3</text:p>
          </table:table-cell>
          <table:table-cell table:style-name="ce645" table:formula="of:=VLOOKUP(ROW()-4&amp;RIGHT([.A$4];1);B_CLASSIFICA_GIRONE_A;7;0)" office:value-type="float" office:value="0" calcext:value-type="float">
            <text:p>0</text:p>
          </table:table-cell>
          <table:table-cell table:style-name="ce645" table:formula="of:=VLOOKUP(ROW()-4&amp;RIGHT([.A$4];1);B_CLASSIFICA_GIRONE_A;8;0)" office:value-type="float" office:value="0" calcext:value-type="float">
            <text:p>0</text:p>
          </table:table-cell>
          <table:table-cell table:style-name="ce645" table:formula="of:=VLOOKUP(ROW()-4&amp;RIGHT([.A$4];1);B_CLASSIFICA_GIRONE_A;9;0)" office:value-type="float" office:value="6" calcext:value-type="float">
            <text:p>6</text:p>
          </table:table-cell>
          <table:table-cell table:style-name="ce645" table:formula="of:=VLOOKUP(ROW()-4&amp;RIGHT([.A$4];1);B_CLASSIFICA_GIRONE_A;10;0)" office:value-type="float" office:value="244" calcext:value-type="float">
            <text:p>244</text:p>
          </table:table-cell>
          <table:table-cell table:style-name="ce690" table:formula="of:=VLOOKUP(ROW()-4&amp;RIGHT([.A$4];1);B_CLASSIFICA_GIRONE_A;11;0)" office:value-type="float" office:value="96" calcext:value-type="float">
            <text:p>96</text:p>
          </table:table-cell>
          <table:table-cell/>
          <table:table-cell table:style-name="ce707" table:formula="of:=VLOOKUP(ROW()-4&amp;RIGHT([.J$4];1);B_CLASSIFICA_GIRONE_E;4;0)" office:value-type="string" office:string-value="Bisonti" calcext:value-type="string">
            <text:p>Bisonti</text:p>
          </table:table-cell>
          <table:table-cell table:style-name="ce651" table:formula="of:=VLOOKUP(ROW()-4&amp;RIGHT([.J$4];1);B_CLASSIFICA_GIRONE_E;5;0)" office:value-type="float" office:value="3" calcext:value-type="float">
            <text:p>3</text:p>
          </table:table-cell>
          <table:table-cell table:style-name="ce735" table:formula="of:=VLOOKUP(ROW()-4&amp;RIGHT([.J$4];1);B_CLASSIFICA_GIRONE_E;6;0)" office:value-type="float" office:value="2" calcext:value-type="float">
            <text:p>2</text:p>
          </table:table-cell>
          <table:table-cell table:style-name="ce735" table:formula="of:=VLOOKUP(ROW()-4&amp;RIGHT([.J$4];1);B_CLASSIFICA_GIRONE_E;7;0)" office:value-type="float" office:value="1" calcext:value-type="float">
            <text:p>1</text:p>
          </table:table-cell>
          <table:table-cell table:style-name="ce735" table:formula="of:=VLOOKUP(ROW()-4&amp;RIGHT([.J$4];1);B_CLASSIFICA_GIRONE_E;8;0)" office:value-type="float" office:value="0" calcext:value-type="float">
            <text:p>0</text:p>
          </table:table-cell>
          <table:table-cell table:style-name="ce735" table:formula="of:=VLOOKUP(ROW()-4&amp;RIGHT([.J$4];1);B_CLASSIFICA_GIRONE_E;9;0)" office:value-type="float" office:value="5" calcext:value-type="float">
            <text:p>5</text:p>
          </table:table-cell>
          <table:table-cell table:style-name="ce735" table:formula="of:=VLOOKUP(ROW()-4&amp;RIGHT([.J$4];1);B_CLASSIFICA_GIRONE_E;10;0)" office:value-type="float" office:value="103" calcext:value-type="float">
            <text:p>103</text:p>
          </table:table-cell>
          <table:table-cell table:style-name="ce748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49" table:formula="of:=VLOOKUP(ROW()-4&amp;RIGHT([.A$4];1);B_CLASSIFICA_GIRONE_A;4;0)" office:value-type="string" office:string-value="Pantere" calcext:value-type="string">
            <text:p>Pantere</text:p>
          </table:table-cell>
          <table:table-cell table:style-name="ce646" table:formula="of:=VLOOKUP(ROW()-4&amp;RIGHT([.A$4];1);B_CLASSIFICA_GIRONE_A;5;0)" office:value-type="float" office:value="3" calcext:value-type="float">
            <text:p>3</text:p>
          </table:table-cell>
          <table:table-cell table:style-name="ce646" table:formula="of:=VLOOKUP(ROW()-4&amp;RIGHT([.A$4];1);B_CLASSIFICA_GIRONE_A;6;0)" office:value-type="float" office:value="2" calcext:value-type="float">
            <text:p>2</text:p>
          </table:table-cell>
          <table:table-cell table:style-name="ce646" table:formula="of:=VLOOKUP(ROW()-4&amp;RIGHT([.A$4];1);B_CLASSIFICA_GIRONE_A;7;0)" office:value-type="float" office:value="1" calcext:value-type="float">
            <text:p>1</text:p>
          </table:table-cell>
          <table:table-cell table:style-name="ce646" table:formula="of:=VLOOKUP(ROW()-4&amp;RIGHT([.A$4];1);B_CLASSIFICA_GIRONE_A;8;0)" office:value-type="float" office:value="0" calcext:value-type="float">
            <text:p>0</text:p>
          </table:table-cell>
          <table:table-cell table:style-name="ce646" table:formula="of:=VLOOKUP(ROW()-4&amp;RIGHT([.A$4];1);B_CLASSIFICA_GIRONE_A;9;0)" office:value-type="float" office:value="5" calcext:value-type="float">
            <text:p>5</text:p>
          </table:table-cell>
          <table:table-cell table:style-name="ce646" table:formula="of:=VLOOKUP(ROW()-4&amp;RIGHT([.A$4];1);B_CLASSIFICA_GIRONE_A;10;0)" office:value-type="float" office:value="199" calcext:value-type="float">
            <text:p>199</text:p>
          </table:table-cell>
          <table:table-cell table:style-name="ce691" table:formula="of:=VLOOKUP(ROW()-4&amp;RIGHT([.A$4];1);B_CLASSIFICA_GIRONE_A;11;0)" office:value-type="float" office:value="123" calcext:value-type="float">
            <text:p>123</text:p>
          </table:table-cell>
          <table:table-cell/>
          <table:table-cell table:style-name="ce708" table:formula="of:=VLOOKUP(ROW()-4&amp;RIGHT([.J$4];1);B_CLASSIFICA_GIRONE_E;4;0)" office:value-type="string" office:string-value="Bufali" calcext:value-type="string">
            <text:p>Bufali</text:p>
          </table:table-cell>
          <table:table-cell table:style-name="ce722" table:formula="of:=VLOOKUP(ROW()-4&amp;RIGHT([.J$4];1);B_CLASSIFICA_GIRONE_E;5;0)" office:value-type="float" office:value="3" calcext:value-type="float">
            <text:p>3</text:p>
          </table:table-cell>
          <table:table-cell table:style-name="ce722" table:formula="of:=VLOOKUP(ROW()-4&amp;RIGHT([.J$4];1);B_CLASSIFICA_GIRONE_E;6;0)" office:value-type="float" office:value="2" calcext:value-type="float">
            <text:p>2</text:p>
          </table:table-cell>
          <table:table-cell table:style-name="ce722" table:formula="of:=VLOOKUP(ROW()-4&amp;RIGHT([.J$4];1);B_CLASSIFICA_GIRONE_E;7;0)" office:value-type="float" office:value="1" calcext:value-type="float">
            <text:p>1</text:p>
          </table:table-cell>
          <table:table-cell table:style-name="ce722" table:formula="of:=VLOOKUP(ROW()-4&amp;RIGHT([.J$4];1);B_CLASSIFICA_GIRONE_E;8;0)" office:value-type="float" office:value="0" calcext:value-type="float">
            <text:p>0</text:p>
          </table:table-cell>
          <table:table-cell table:style-name="ce722" table:formula="of:=VLOOKUP(ROW()-4&amp;RIGHT([.J$4];1);B_CLASSIFICA_GIRONE_E;9;0)" office:value-type="float" office:value="5" calcext:value-type="float">
            <text:p>5</text:p>
          </table:table-cell>
          <table:table-cell table:style-name="ce722" table:formula="of:=VLOOKUP(ROW()-4&amp;RIGHT([.J$4];1);B_CLASSIFICA_GIRONE_E;10;0)" office:value-type="float" office:value="102" calcext:value-type="float">
            <text:p>102</text:p>
          </table:table-cell>
          <table:table-cell table:style-name="ce749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0" table:formula="of:=VLOOKUP(ROW()-4&amp;RIGHT([.A$4];1);B_CLASSIFICA_GIRONE_A;4;0)" office:value-type="string" office:string-value="Tigri" calcext:value-type="string">
            <text:p>Tigri</text:p>
          </table:table-cell>
          <table:table-cell table:style-name="ce647" table:formula="of:=VLOOKUP(ROW()-4&amp;RIGHT([.A$4];1);B_CLASSIFICA_GIRONE_A;5;0)" office:value-type="float" office:value="3" calcext:value-type="float">
            <text:p>3</text:p>
          </table:table-cell>
          <table:table-cell table:style-name="ce664" table:formula="of:=VLOOKUP(ROW()-4&amp;RIGHT([.A$4];1);B_CLASSIFICA_GIRONE_A;6;0)" office:value-type="float" office:value="1" calcext:value-type="float">
            <text:p>1</text:p>
          </table:table-cell>
          <table:table-cell table:style-name="ce664" table:formula="of:=VLOOKUP(ROW()-4&amp;RIGHT([.A$4];1);B_CLASSIFICA_GIRONE_A;7;0)" office:value-type="float" office:value="2" calcext:value-type="float">
            <text:p>2</text:p>
          </table:table-cell>
          <table:table-cell table:style-name="ce664" table:formula="of:=VLOOKUP(ROW()-4&amp;RIGHT([.A$4];1);B_CLASSIFICA_GIRONE_A;8;0)" office:value-type="float" office:value="0" calcext:value-type="float">
            <text:p>0</text:p>
          </table:table-cell>
          <table:table-cell table:style-name="ce664" table:formula="of:=VLOOKUP(ROW()-4&amp;RIGHT([.A$4];1);B_CLASSIFICA_GIRONE_A;9;0)" office:value-type="float" office:value="4" calcext:value-type="float">
            <text:p>4</text:p>
          </table:table-cell>
          <table:table-cell table:style-name="ce664" table:formula="of:=VLOOKUP(ROW()-4&amp;RIGHT([.A$4];1);B_CLASSIFICA_GIRONE_A;10;0)" office:value-type="float" office:value="119" calcext:value-type="float">
            <text:p>119</text:p>
          </table:table-cell>
          <table:table-cell table:style-name="ce692" table:formula="of:=VLOOKUP(ROW()-4&amp;RIGHT([.A$4];1);B_CLASSIFICA_GIRONE_A;11;0)" office:value-type="float" office:value="234" calcext:value-type="float">
            <text:p>234</text:p>
          </table:table-cell>
          <table:table-cell/>
          <table:table-cell table:style-name="ce709" table:formula="of:=VLOOKUP(ROW()-4&amp;RIGHT([.J$4];1);B_CLASSIFICA_GIRONE_E;4;0)" office:value-type="string" office:string-value="Cervi" calcext:value-type="string">
            <text:p>Cervi</text:p>
          </table:table-cell>
          <table:table-cell table:style-name="ce723" table:formula="of:=VLOOKUP(ROW()-4&amp;RIGHT([.J$4];1);B_CLASSIFICA_GIRONE_E;5;0)" office:value-type="float" office:value="3" calcext:value-type="float">
            <text:p>3</text:p>
          </table:table-cell>
          <table:table-cell table:style-name="ce736" table:formula="of:=VLOOKUP(ROW()-4&amp;RIGHT([.J$4];1);B_CLASSIFICA_GIRONE_E;6;0)" office:value-type="float" office:value="2" calcext:value-type="float">
            <text:p>2</text:p>
          </table:table-cell>
          <table:table-cell table:style-name="ce736" table:formula="of:=VLOOKUP(ROW()-4&amp;RIGHT([.J$4];1);B_CLASSIFICA_GIRONE_E;7;0)" office:value-type="float" office:value="1" calcext:value-type="float">
            <text:p>1</text:p>
          </table:table-cell>
          <table:table-cell table:style-name="ce736" table:formula="of:=VLOOKUP(ROW()-4&amp;RIGHT([.J$4];1);B_CLASSIFICA_GIRONE_E;8;0)" office:value-type="float" office:value="0" calcext:value-type="float">
            <text:p>0</text:p>
          </table:table-cell>
          <table:table-cell table:style-name="ce736" table:formula="of:=VLOOKUP(ROW()-4&amp;RIGHT([.J$4];1);B_CLASSIFICA_GIRONE_E;9;0)" office:value-type="float" office:value="5" calcext:value-type="float">
            <text:p>5</text:p>
          </table:table-cell>
          <table:table-cell table:style-name="ce736" table:formula="of:=VLOOKUP(ROW()-4&amp;RIGHT([.J$4];1);B_CLASSIFICA_GIRONE_E;10;0)" office:value-type="float" office:value="101" calcext:value-type="float">
            <text:p>101</text:p>
          </table:table-cell>
          <table:table-cell table:style-name="ce750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1" table:formula="of:=VLOOKUP(ROW()-4&amp;RIGHT([.A$4];1);B_CLASSIFICA_GIRONE_A;4;0)" office:value-type="string" office:string-value="Ghepardi" calcext:value-type="string">
            <text:p>Ghepardi</text:p>
          </table:table-cell>
          <table:table-cell table:style-name="ce648" table:formula="of:=VLOOKUP(ROW()-4&amp;RIGHT([.A$4];1);B_CLASSIFICA_GIRONE_A;5;0)" office:value-type="float" office:value="3" calcext:value-type="float">
            <text:p>3</text:p>
          </table:table-cell>
          <table:table-cell table:style-name="ce665" table:formula="of:=VLOOKUP(ROW()-4&amp;RIGHT([.A$4];1);B_CLASSIFICA_GIRONE_A;6;0)" office:value-type="float" office:value="0" calcext:value-type="float">
            <text:p>0</text:p>
          </table:table-cell>
          <table:table-cell table:style-name="ce673" table:formula="of:=VLOOKUP(ROW()-4&amp;RIGHT([.A$4];1);B_CLASSIFICA_GIRONE_A;7;0)" office:value-type="float" office:value="3" calcext:value-type="float">
            <text:p>3</text:p>
          </table:table-cell>
          <table:table-cell table:style-name="ce681" table:formula="of:=VLOOKUP(ROW()-4&amp;RIGHT([.A$4];1);B_CLASSIFICA_GIRONE_A;8;0)" office:value-type="float" office:value="0" calcext:value-type="float">
            <text:p>0</text:p>
          </table:table-cell>
          <table:table-cell table:style-name="ce681" table:formula="of:=VLOOKUP(ROW()-4&amp;RIGHT([.A$4];1);B_CLASSIFICA_GIRONE_A;9;0)" office:value-type="float" office:value="3" calcext:value-type="float">
            <text:p>3</text:p>
          </table:table-cell>
          <table:table-cell table:style-name="ce681" table:formula="of:=VLOOKUP(ROW()-4&amp;RIGHT([.A$4];1);B_CLASSIFICA_GIRONE_A;10;0)" office:value-type="float" office:value="97" calcext:value-type="float">
            <text:p>97</text:p>
          </table:table-cell>
          <table:table-cell table:style-name="ce693" table:formula="of:=VLOOKUP(ROW()-4&amp;RIGHT([.A$4];1);B_CLASSIFICA_GIRONE_A;11;0)" office:value-type="float" office:value="206" calcext:value-type="float">
            <text:p>206</text:p>
          </table:table-cell>
          <table:table-cell/>
          <table:table-cell table:style-name="ce710" table:formula="of:=VLOOKUP(ROW()-4&amp;RIGHT([.J$4];1);B_CLASSIFICA_GIRONE_E;4;0)" office:value-type="string" office:string-value="Cinghiali" calcext:value-type="string">
            <text:p>Cinghiali</text:p>
          </table:table-cell>
          <table:table-cell table:style-name="ce724" table:formula="of:=VLOOKUP(ROW()-4&amp;RIGHT([.J$4];1);B_CLASSIFICA_GIRONE_E;5;0)" office:value-type="float" office:value="3" calcext:value-type="float">
            <text:p>3</text:p>
          </table:table-cell>
          <table:table-cell table:style-name="ce737" table:formula="of:=VLOOKUP(ROW()-4&amp;RIGHT([.J$4];1);B_CLASSIFICA_GIRONE_E;6;0)" office:value-type="float" office:value="0" calcext:value-type="float">
            <text:p>0</text:p>
          </table:table-cell>
          <table:table-cell table:style-name="ce743" table:formula="of:=VLOOKUP(ROW()-4&amp;RIGHT([.J$4];1);B_CLASSIFICA_GIRONE_E;7;0)" office:value-type="float" office:value="3" calcext:value-type="float">
            <text:p>3</text:p>
          </table:table-cell>
          <table:table-cell table:style-name="ce745" table:formula="of:=VLOOKUP(ROW()-4&amp;RIGHT([.J$4];1);B_CLASSIFICA_GIRONE_E;8;0)" office:value-type="float" office:value="0" calcext:value-type="float">
            <text:p>0</text:p>
          </table:table-cell>
          <table:table-cell table:style-name="ce745" table:formula="of:=VLOOKUP(ROW()-4&amp;RIGHT([.J$4];1);B_CLASSIFICA_GIRONE_E;9;0)" office:value-type="float" office:value="3" calcext:value-type="float">
            <text:p>3</text:p>
          </table:table-cell>
          <table:table-cell table:style-name="ce745" table:formula="of:=VLOOKUP(ROW()-4&amp;RIGHT([.J$4];1);B_CLASSIFICA_GIRONE_E;10;0)" office:value-type="float" office:value="99" calcext:value-type="float">
            <text:p>99</text:p>
          </table:table-cell>
          <table:table-cell table:style-name="ce751" table:formula="of:=VLOOKUP(ROW()-4&amp;RIGHT([.J$4];1);B_CLASSIFICA_GIRONE_E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552"/>
          <table:table-cell table:style-name="ce649"/>
          <table:table-cell table:style-name="ce666"/>
          <table:table-cell table:style-name="ce674"/>
          <table:table-cell table:style-name="ce682" table:number-columns-repeated="4"/>
          <table:table-cell/>
          <table:table-cell table:style-name="ce711"/>
          <table:table-cell table:style-name="ce725"/>
          <table:table-cell table:style-name="ce738"/>
          <table:table-cell table:style-name="ce744"/>
          <table:table-cell table:style-name="ce746" table:number-columns-repeated="4"/>
          <table:table-cell table:number-columns-repeated="47"/>
        </table:table-row>
        <table:table-row table:style-name="ro6">
          <table:table-cell table:style-name="ce553" office:value-type="string" calcext:value-type="string">
            <text:p>Girone B</text:p>
          </table:table-cell>
          <table:table-cell table:style-name="ce650" office:value-type="string" calcext:value-type="string">
            <text:p>G</text:p>
          </table:table-cell>
          <table:table-cell table:style-name="ce650" office:value-type="string" calcext:value-type="string">
            <text:p>V</text:p>
          </table:table-cell>
          <table:table-cell table:style-name="ce650" office:value-type="string" calcext:value-type="string">
            <text:p>P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PC</text:p>
          </table:table-cell>
          <table:table-cell table:style-name="ce650" office:value-type="string" calcext:value-type="string">
            <text:p>PGF</text:p>
          </table:table-cell>
          <table:table-cell table:style-name="ce694" office:value-type="string" calcext:value-type="string">
            <text:p>PGS</text:p>
          </table:table-cell>
          <table:table-cell/>
          <table:table-cell table:style-name="ce712" office:value-type="string" calcext:value-type="string">
            <text:p>Girone F</text:p>
          </table:table-cell>
          <table:table-cell table:style-name="ce726" office:value-type="string" calcext:value-type="string">
            <text:p>G</text:p>
          </table:table-cell>
          <table:table-cell table:style-name="ce726" office:value-type="string" calcext:value-type="string">
            <text:p>V</text:p>
          </table:table-cell>
          <table:table-cell table:style-name="ce726" office:value-type="string" calcext:value-type="string">
            <text:p>P</text:p>
          </table:table-cell>
          <table:table-cell table:style-name="ce726" office:value-type="string" calcext:value-type="string">
            <text:p>F</text:p>
          </table:table-cell>
          <table:table-cell table:style-name="ce726" office:value-type="string" calcext:value-type="string">
            <text:p>PC</text:p>
          </table:table-cell>
          <table:table-cell table:style-name="ce726" office:value-type="string" calcext:value-type="string">
            <text:p>PGF</text:p>
          </table:table-cell>
          <table:table-cell table:style-name="ce752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10&amp;RIGHT([.A$10];1);B_CLASSIFICA_GIRONE_B;4;0)" office:value-type="string" office:string-value="Giaguari" calcext:value-type="string">
            <text:p>Giaguari</text:p>
          </table:table-cell>
          <table:table-cell table:style-name="ce651" table:formula="of:=VLOOKUP(ROW()-10&amp;RIGHT([.A$10];1);B_CLASSIFICA_GIRONE_B;5;0)" office:value-type="float" office:value="3" calcext:value-type="float">
            <text:p>3</text:p>
          </table:table-cell>
          <table:table-cell table:style-name="ce651" table:formula="of:=VLOOKUP(ROW()-10&amp;RIGHT([.A$10];1);B_CLASSIFICA_GIRONE_B;6;0)" office:value-type="float" office:value="2" calcext:value-type="float">
            <text:p>2</text:p>
          </table:table-cell>
          <table:table-cell table:style-name="ce651" table:formula="of:=VLOOKUP(ROW()-10&amp;RIGHT([.A$10];1);B_CLASSIFICA_GIRONE_B;7;0)" office:value-type="float" office:value="1" calcext:value-type="float">
            <text:p>1</text:p>
          </table:table-cell>
          <table:table-cell table:style-name="ce651" table:formula="of:=VLOOKUP(ROW()-10&amp;RIGHT([.A$10];1);B_CLASSIFICA_GIRONE_B;8;0)" office:value-type="float" office:value="0" calcext:value-type="float">
            <text:p>0</text:p>
          </table:table-cell>
          <table:table-cell table:style-name="ce651" table:formula="of:=VLOOKUP(ROW()-10&amp;RIGHT([.A$10];1);B_CLASSIFICA_GIRONE_B;9;0)" office:value-type="float" office:value="5" calcext:value-type="float">
            <text:p>5</text:p>
          </table:table-cell>
          <table:table-cell table:style-name="ce651" table:formula="of:=VLOOKUP(ROW()-10&amp;RIGHT([.A$10];1);B_CLASSIFICA_GIRONE_B;10;0)" office:value-type="float" office:value="232" calcext:value-type="float">
            <text:p>232</text:p>
          </table:table-cell>
          <table:table-cell table:style-name="ce695" table:formula="of:=VLOOKUP(ROW()-10&amp;RIGHT([.A$10];1);B_CLASSIFICA_GIRONE_B;11;0)" office:value-type="float" office:value="192" calcext:value-type="float">
            <text:p>192</text:p>
          </table:table-cell>
          <table:table-cell/>
          <table:table-cell table:style-name="ce554" table:formula="of:=VLOOKUP(ROW()-10&amp;RIGHT([.J$10];1);B_CLASSIFICA_GIRONE_F;4;0)" office:value-type="string" office:string-value="Balene" calcext:value-type="string">
            <text:p>Balene</text:p>
          </table:table-cell>
          <table:table-cell table:style-name="ce651" table:formula="of:=VLOOKUP(ROW()-10&amp;RIGHT([.J$10];1);B_CLASSIFICA_GIRONE_F;5;0)" office:value-type="float" office:value="3" calcext:value-type="float">
            <text:p>3</text:p>
          </table:table-cell>
          <table:table-cell table:style-name="ce651" table:formula="of:=VLOOKUP(ROW()-10&amp;RIGHT([.J$10];1);B_CLASSIFICA_GIRONE_F;6;0)" office:value-type="float" office:value="2" calcext:value-type="float">
            <text:p>2</text:p>
          </table:table-cell>
          <table:table-cell table:style-name="ce651" table:formula="of:=VLOOKUP(ROW()-10&amp;RIGHT([.J$10];1);B_CLASSIFICA_GIRONE_F;7;0)" office:value-type="float" office:value="1" calcext:value-type="float">
            <text:p>1</text:p>
          </table:table-cell>
          <table:table-cell table:style-name="ce651" table:formula="of:=VLOOKUP(ROW()-10&amp;RIGHT([.J$10];1);B_CLASSIFICA_GIRONE_F;8;0)" office:value-type="float" office:value="0" calcext:value-type="float">
            <text:p>0</text:p>
          </table:table-cell>
          <table:table-cell table:style-name="ce651" table:formula="of:=VLOOKUP(ROW()-10&amp;RIGHT([.J$10];1);B_CLASSIFICA_GIRONE_F;9;0)" office:value-type="float" office:value="5" calcext:value-type="float">
            <text:p>5</text:p>
          </table:table-cell>
          <table:table-cell table:style-name="ce651" table:formula="of:=VLOOKUP(ROW()-10&amp;RIGHT([.J$10];1);B_CLASSIFICA_GIRONE_F;10;0)" office:value-type="float" office:value="103" calcext:value-type="float">
            <text:p>103</text:p>
          </table:table-cell>
          <table:table-cell table:style-name="ce695" table:formula="of:=VLOOKUP(ROW()-10&amp;RIGHT([.J$10];1);B_CLASSIFICA_GIRONE_F;11;0)" office:value-type="float" office:value="102" calcext:value-type="float">
            <text:p>102</text:p>
          </table:table-cell>
          <table:table-cell table:number-columns-repeated="47"/>
        </table:table-row>
        <table:table-row table:style-name="ro6">
          <table:table-cell table:style-name="ce555" table:formula="of:=VLOOKUP(ROW()-10&amp;RIGHT([.A$10];1);B_CLASSIFICA_GIRONE_B;4;0)" office:value-type="string" office:string-value="Puma" calcext:value-type="string">
            <text:p>Puma</text:p>
          </table:table-cell>
          <table:table-cell table:style-name="ce652" table:formula="of:=VLOOKUP(ROW()-10&amp;RIGHT([.A$10];1);B_CLASSIFICA_GIRONE_B;5;0)" office:value-type="float" office:value="3" calcext:value-type="float">
            <text:p>3</text:p>
          </table:table-cell>
          <table:table-cell table:style-name="ce652" table:formula="of:=VLOOKUP(ROW()-10&amp;RIGHT([.A$10];1);B_CLASSIFICA_GIRONE_B;6;0)" office:value-type="float" office:value="2" calcext:value-type="float">
            <text:p>2</text:p>
          </table:table-cell>
          <table:table-cell table:style-name="ce652" table:formula="of:=VLOOKUP(ROW()-10&amp;RIGHT([.A$10];1);B_CLASSIFICA_GIRONE_B;7;0)" office:value-type="float" office:value="1" calcext:value-type="float">
            <text:p>1</text:p>
          </table:table-cell>
          <table:table-cell table:style-name="ce652" table:formula="of:=VLOOKUP(ROW()-10&amp;RIGHT([.A$10];1);B_CLASSIFICA_GIRONE_B;8;0)" office:value-type="float" office:value="0" calcext:value-type="float">
            <text:p>0</text:p>
          </table:table-cell>
          <table:table-cell table:style-name="ce652" table:formula="of:=VLOOKUP(ROW()-10&amp;RIGHT([.A$10];1);B_CLASSIFICA_GIRONE_B;9;0)" office:value-type="float" office:value="5" calcext:value-type="float">
            <text:p>5</text:p>
          </table:table-cell>
          <table:table-cell table:style-name="ce652" table:formula="of:=VLOOKUP(ROW()-10&amp;RIGHT([.A$10];1);B_CLASSIFICA_GIRONE_B;10;0)" office:value-type="float" office:value="216" calcext:value-type="float">
            <text:p>216</text:p>
          </table:table-cell>
          <table:table-cell table:style-name="ce696" table:formula="of:=VLOOKUP(ROW()-10&amp;RIGHT([.A$10];1);B_CLASSIFICA_GIRONE_B;11;0)" office:value-type="float" office:value="217" calcext:value-type="float">
            <text:p>217</text:p>
          </table:table-cell>
          <table:table-cell/>
          <table:table-cell table:style-name="ce713" table:formula="of:=VLOOKUP(ROW()-10&amp;RIGHT([.J$10];1);B_CLASSIFICA_GIRONE_F;4;0)" office:value-type="string" office:string-value="Gabbiani" calcext:value-type="string">
            <text:p>Gabbiani</text:p>
          </table:table-cell>
          <table:table-cell table:style-name="ce727" table:formula="of:=VLOOKUP(ROW()-10&amp;RIGHT([.J$10];1);B_CLASSIFICA_GIRONE_F;5;0)" office:value-type="float" office:value="3" calcext:value-type="float">
            <text:p>3</text:p>
          </table:table-cell>
          <table:table-cell table:style-name="ce727" table:formula="of:=VLOOKUP(ROW()-10&amp;RIGHT([.J$10];1);B_CLASSIFICA_GIRONE_F;6;0)" office:value-type="float" office:value="2" calcext:value-type="float">
            <text:p>2</text:p>
          </table:table-cell>
          <table:table-cell table:style-name="ce727" table:formula="of:=VLOOKUP(ROW()-10&amp;RIGHT([.J$10];1);B_CLASSIFICA_GIRONE_F;7;0)" office:value-type="float" office:value="1" calcext:value-type="float">
            <text:p>1</text:p>
          </table:table-cell>
          <table:table-cell table:style-name="ce727" table:formula="of:=VLOOKUP(ROW()-10&amp;RIGHT([.J$10];1);B_CLASSIFICA_GIRONE_F;8;0)" office:value-type="float" office:value="0" calcext:value-type="float">
            <text:p>0</text:p>
          </table:table-cell>
          <table:table-cell table:style-name="ce727" table:formula="of:=VLOOKUP(ROW()-10&amp;RIGHT([.J$10];1);B_CLASSIFICA_GIRONE_F;9;0)" office:value-type="float" office:value="5" calcext:value-type="float">
            <text:p>5</text:p>
          </table:table-cell>
          <table:table-cell table:style-name="ce727" table:formula="of:=VLOOKUP(ROW()-10&amp;RIGHT([.J$10];1);B_CLASSIFICA_GIRONE_F;10;0)" office:value-type="float" office:value="102" calcext:value-type="float">
            <text:p>102</text:p>
          </table:table-cell>
          <table:table-cell table:style-name="ce753" table:formula="of:=VLOOKUP(ROW()-10&amp;RIGHT([.J$10];1);B_CLASSIFICA_GIRONE_F;11;0)" office:value-type="float" office:value="101" calcext:value-type="float">
            <text:p>101</text:p>
          </table:table-cell>
          <table:table-cell table:number-columns-repeated="47"/>
        </table:table-row>
        <table:table-row table:style-name="ro6">
          <table:table-cell table:style-name="ce556" table:formula="of:=VLOOKUP(ROW()-10&amp;RIGHT([.A$10];1);B_CLASSIFICA_GIRONE_B;4;0)" office:value-type="string" office:string-value="Linci" calcext:value-type="string">
            <text:p>Linci</text:p>
          </table:table-cell>
          <table:table-cell table:style-name="ce653" table:formula="of:=VLOOKUP(ROW()-10&amp;RIGHT([.A$10];1);B_CLASSIFICA_GIRONE_B;5;0)" office:value-type="float" office:value="3" calcext:value-type="float">
            <text:p>3</text:p>
          </table:table-cell>
          <table:table-cell table:style-name="ce653" table:formula="of:=VLOOKUP(ROW()-10&amp;RIGHT([.A$10];1);B_CLASSIFICA_GIRONE_B;6;0)" office:value-type="float" office:value="1" calcext:value-type="float">
            <text:p>1</text:p>
          </table:table-cell>
          <table:table-cell table:style-name="ce653" table:formula="of:=VLOOKUP(ROW()-10&amp;RIGHT([.A$10];1);B_CLASSIFICA_GIRONE_B;7;0)" office:value-type="float" office:value="2" calcext:value-type="float">
            <text:p>2</text:p>
          </table:table-cell>
          <table:table-cell table:style-name="ce653" table:formula="of:=VLOOKUP(ROW()-10&amp;RIGHT([.A$10];1);B_CLASSIFICA_GIRONE_B;8;0)" office:value-type="float" office:value="0" calcext:value-type="float">
            <text:p>0</text:p>
          </table:table-cell>
          <table:table-cell table:style-name="ce653" table:formula="of:=VLOOKUP(ROW()-10&amp;RIGHT([.A$10];1);B_CLASSIFICA_GIRONE_B;9;0)" office:value-type="float" office:value="4" calcext:value-type="float">
            <text:p>4</text:p>
          </table:table-cell>
          <table:table-cell table:style-name="ce653" table:formula="of:=VLOOKUP(ROW()-10&amp;RIGHT([.A$10];1);B_CLASSIFICA_GIRONE_B;10;0)" office:value-type="float" office:value="215" calcext:value-type="float">
            <text:p>215</text:p>
          </table:table-cell>
          <table:table-cell table:style-name="ce697" table:formula="of:=VLOOKUP(ROW()-10&amp;RIGHT([.A$10];1);B_CLASSIFICA_GIRONE_B;11;0)" office:value-type="float" office:value="239" calcext:value-type="float">
            <text:p>239</text:p>
          </table:table-cell>
          <table:table-cell/>
          <table:table-cell table:style-name="ce714" table:formula="of:=VLOOKUP(ROW()-10&amp;RIGHT([.J$10];1);B_CLASSIFICA_GIRONE_F;4;0)" office:value-type="string" office:string-value="Delfini" calcext:value-type="string">
            <text:p>Delfini</text:p>
          </table:table-cell>
          <table:table-cell table:style-name="ce728" table:formula="of:=VLOOKUP(ROW()-10&amp;RIGHT([.J$10];1);B_CLASSIFICA_GIRONE_F;5;0)" office:value-type="float" office:value="3" calcext:value-type="float">
            <text:p>3</text:p>
          </table:table-cell>
          <table:table-cell table:style-name="ce728" table:formula="of:=VLOOKUP(ROW()-10&amp;RIGHT([.J$10];1);B_CLASSIFICA_GIRONE_F;6;0)" office:value-type="float" office:value="2" calcext:value-type="float">
            <text:p>2</text:p>
          </table:table-cell>
          <table:table-cell table:style-name="ce728" table:formula="of:=VLOOKUP(ROW()-10&amp;RIGHT([.J$10];1);B_CLASSIFICA_GIRONE_F;7;0)" office:value-type="float" office:value="1" calcext:value-type="float">
            <text:p>1</text:p>
          </table:table-cell>
          <table:table-cell table:style-name="ce728" table:formula="of:=VLOOKUP(ROW()-10&amp;RIGHT([.J$10];1);B_CLASSIFICA_GIRONE_F;8;0)" office:value-type="float" office:value="0" calcext:value-type="float">
            <text:p>0</text:p>
          </table:table-cell>
          <table:table-cell table:style-name="ce728" table:formula="of:=VLOOKUP(ROW()-10&amp;RIGHT([.J$10];1);B_CLASSIFICA_GIRONE_F;9;0)" office:value-type="float" office:value="5" calcext:value-type="float">
            <text:p>5</text:p>
          </table:table-cell>
          <table:table-cell table:style-name="ce728" table:formula="of:=VLOOKUP(ROW()-10&amp;RIGHT([.J$10];1);B_CLASSIFICA_GIRONE_F;10;0)" office:value-type="float" office:value="101" calcext:value-type="float">
            <text:p>101</text:p>
          </table:table-cell>
          <table:table-cell table:style-name="ce754" table:formula="of:=VLOOKUP(ROW()-10&amp;RIGHT([.J$10];1);B_CLASSIFICA_GIRONE_F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7" table:formula="of:=VLOOKUP(ROW()-10&amp;RIGHT([.A$10];1);B_CLASSIFICA_GIRONE_B;4;0)" office:value-type="string" office:string-value="Serval" calcext:value-type="string">
            <text:p>Serval</text:p>
          </table:table-cell>
          <table:table-cell table:style-name="ce654" table:formula="of:=VLOOKUP(ROW()-10&amp;RIGHT([.A$10];1);B_CLASSIFICA_GIRONE_B;5;0)" office:value-type="float" office:value="3" calcext:value-type="float">
            <text:p>3</text:p>
          </table:table-cell>
          <table:table-cell table:style-name="ce667" table:formula="of:=VLOOKUP(ROW()-10&amp;RIGHT([.A$10];1);B_CLASSIFICA_GIRONE_B;6;0)" office:value-type="float" office:value="1" calcext:value-type="float">
            <text:p>1</text:p>
          </table:table-cell>
          <table:table-cell table:style-name="ce675" table:formula="of:=VLOOKUP(ROW()-10&amp;RIGHT([.A$10];1);B_CLASSIFICA_GIRONE_B;7;0)" office:value-type="float" office:value="2" calcext:value-type="float">
            <text:p>2</text:p>
          </table:table-cell>
          <table:table-cell table:style-name="ce683" table:formula="of:=VLOOKUP(ROW()-10&amp;RIGHT([.A$10];1);B_CLASSIFICA_GIRONE_B;8;0)" office:value-type="float" office:value="0" calcext:value-type="float">
            <text:p>0</text:p>
          </table:table-cell>
          <table:table-cell table:style-name="ce683" table:formula="of:=VLOOKUP(ROW()-10&amp;RIGHT([.A$10];1);B_CLASSIFICA_GIRONE_B;9;0)" office:value-type="float" office:value="4" calcext:value-type="float">
            <text:p>4</text:p>
          </table:table-cell>
          <table:table-cell table:style-name="ce683" table:formula="of:=VLOOKUP(ROW()-10&amp;RIGHT([.A$10];1);B_CLASSIFICA_GIRONE_B;10;0)" office:value-type="float" office:value="225" calcext:value-type="float">
            <text:p>225</text:p>
          </table:table-cell>
          <table:table-cell table:style-name="ce698" table:formula="of:=VLOOKUP(ROW()-10&amp;RIGHT([.A$10];1);B_CLASSIFICA_GIRONE_B;11;0)" office:value-type="float" office:value="240" calcext:value-type="float">
            <text:p>240</text:p>
          </table:table-cell>
          <table:table-cell/>
          <table:table-cell table:style-name="ce715" table:formula="of:=VLOOKUP(ROW()-10&amp;RIGHT([.J$10];1);B_CLASSIFICA_GIRONE_F;4;0)" office:value-type="string" office:string-value="Fenicotteri" calcext:value-type="string">
            <text:p>Fenicotteri</text:p>
          </table:table-cell>
          <table:table-cell table:style-name="ce729" table:formula="of:=VLOOKUP(ROW()-10&amp;RIGHT([.J$10];1);B_CLASSIFICA_GIRONE_F;5;0)" office:value-type="float" office:value="3" calcext:value-type="float">
            <text:p>3</text:p>
          </table:table-cell>
          <table:table-cell table:style-name="ce739" table:formula="of:=VLOOKUP(ROW()-10&amp;RIGHT([.J$10];1);B_CLASSIFICA_GIRONE_F;6;0)" office:value-type="float" office:value="0" calcext:value-type="float">
            <text:p>0</text:p>
          </table:table-cell>
          <table:table-cell table:style-name="ce739" table:formula="of:=VLOOKUP(ROW()-10&amp;RIGHT([.J$10];1);B_CLASSIFICA_GIRONE_F;7;0)" office:value-type="float" office:value="3" calcext:value-type="float">
            <text:p>3</text:p>
          </table:table-cell>
          <table:table-cell table:style-name="ce739" table:formula="of:=VLOOKUP(ROW()-10&amp;RIGHT([.J$10];1);B_CLASSIFICA_GIRONE_F;8;0)" office:value-type="float" office:value="0" calcext:value-type="float">
            <text:p>0</text:p>
          </table:table-cell>
          <table:table-cell table:style-name="ce739" table:formula="of:=VLOOKUP(ROW()-10&amp;RIGHT([.J$10];1);B_CLASSIFICA_GIRONE_F;9;0)" office:value-type="float" office:value="3" calcext:value-type="float">
            <text:p>3</text:p>
          </table:table-cell>
          <table:table-cell table:style-name="ce739" table:formula="of:=VLOOKUP(ROW()-10&amp;RIGHT([.J$10];1);B_CLASSIFICA_GIRONE_F;10;0)" office:value-type="float" office:value="102" calcext:value-type="float">
            <text:p>102</text:p>
          </table:table-cell>
          <table:table-cell table:style-name="ce755" table:formula="of:=VLOOKUP(ROW()-10&amp;RIGHT([.J$10];1);B_CLASSIFICA_GIRONE_F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558"/>
          <table:table-cell table:style-name="ce655"/>
          <table:table-cell table:style-name="ce668"/>
          <table:table-cell table:style-name="ce676"/>
          <table:table-cell table:style-name="ce684" table:number-columns-repeated="4"/>
          <table:table-cell/>
          <table:table-cell table:style-name="ce716"/>
          <table:table-cell table:style-name="ce730"/>
          <table:table-cell table:style-name="ce740" table:number-columns-repeated="6"/>
          <table:table-cell table:number-columns-repeated="47"/>
        </table:table-row>
        <table:table-row table:style-name="ro6">
          <table:table-cell table:style-name="ce559" office:value-type="string" calcext:value-type="string">
            <text:p>Girone C</text:p>
          </table:table-cell>
          <table:table-cell table:style-name="ce656" office:value-type="string" calcext:value-type="string">
            <text:p>G</text:p>
          </table:table-cell>
          <table:table-cell table:style-name="ce656" office:value-type="string" calcext:value-type="string">
            <text:p>V</text:p>
          </table:table-cell>
          <table:table-cell table:style-name="ce656" office:value-type="string" calcext:value-type="string">
            <text:p>P</text:p>
          </table:table-cell>
          <table:table-cell table:style-name="ce656" office:value-type="string" calcext:value-type="string">
            <text:p>F</text:p>
          </table:table-cell>
          <table:table-cell table:style-name="ce656" office:value-type="string" calcext:value-type="string">
            <text:p>PC</text:p>
          </table:table-cell>
          <table:table-cell table:style-name="ce656" office:value-type="string" calcext:value-type="string">
            <text:p>PGF</text:p>
          </table:table-cell>
          <table:table-cell table:style-name="ce699" office:value-type="string" calcext:value-type="string">
            <text:p>PGS</text:p>
          </table:table-cell>
          <table:table-cell/>
          <table:table-cell table:style-name="ce717" office:value-type="string" calcext:value-type="string">
            <text:p>Girone G</text:p>
          </table:table-cell>
          <table:table-cell table:style-name="ce731" office:value-type="string" calcext:value-type="string">
            <text:p>G</text:p>
          </table:table-cell>
          <table:table-cell table:style-name="ce731" office:value-type="string" calcext:value-type="string">
            <text:p>V</text:p>
          </table:table-cell>
          <table:table-cell table:style-name="ce731" office:value-type="string" calcext:value-type="string">
            <text:p>P</text:p>
          </table:table-cell>
          <table:table-cell table:style-name="ce731" office:value-type="string" calcext:value-type="string">
            <text:p>F</text:p>
          </table:table-cell>
          <table:table-cell table:style-name="ce731" office:value-type="string" calcext:value-type="string">
            <text:p>PC</text:p>
          </table:table-cell>
          <table:table-cell table:style-name="ce731" office:value-type="string" calcext:value-type="string">
            <text:p>PGF</text:p>
          </table:table-cell>
          <table:table-cell table:style-name="ce756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16&amp;RIGHT([.A$16];1);B_CLASSIFICA_GIRONE_C;4;0)" office:value-type="string" office:string-value="Giraffe" calcext:value-type="string">
            <text:p>Giraffe</text:p>
          </table:table-cell>
          <table:table-cell table:style-name="ce651" table:formula="of:=VLOOKUP(ROW()-16&amp;RIGHT([.A$16];1);B_CLASSIFICA_GIRONE_C;5;0)" office:value-type="float" office:value="3" calcext:value-type="float">
            <text:p>3</text:p>
          </table:table-cell>
          <table:table-cell table:style-name="ce651" table:formula="of:=VLOOKUP(ROW()-16&amp;RIGHT([.A$16];1);B_CLASSIFICA_GIRONE_C;6;0)" office:value-type="float" office:value="2" calcext:value-type="float">
            <text:p>2</text:p>
          </table:table-cell>
          <table:table-cell table:style-name="ce651" table:formula="of:=VLOOKUP(ROW()-16&amp;RIGHT([.A$16];1);B_CLASSIFICA_GIRONE_C;7;0)" office:value-type="float" office:value="1" calcext:value-type="float">
            <text:p>1</text:p>
          </table:table-cell>
          <table:table-cell table:style-name="ce651" table:formula="of:=VLOOKUP(ROW()-16&amp;RIGHT([.A$16];1);B_CLASSIFICA_GIRONE_C;8;0)" office:value-type="float" office:value="0" calcext:value-type="float">
            <text:p>0</text:p>
          </table:table-cell>
          <table:table-cell table:style-name="ce651" table:formula="of:=VLOOKUP(ROW()-16&amp;RIGHT([.A$16];1);B_CLASSIFICA_GIRONE_C;9;0)" office:value-type="float" office:value="5" calcext:value-type="float">
            <text:p>5</text:p>
          </table:table-cell>
          <table:table-cell table:style-name="ce651" table:formula="of:=VLOOKUP(ROW()-16&amp;RIGHT([.A$16];1);B_CLASSIFICA_GIRONE_C;10;0)" office:value-type="float" office:value="206" calcext:value-type="float">
            <text:p>206</text:p>
          </table:table-cell>
          <table:table-cell table:style-name="ce695" table:formula="of:=VLOOKUP(ROW()-16&amp;RIGHT([.A$16];1);B_CLASSIFICA_GIRONE_C;11;0)" office:value-type="float" office:value="162" calcext:value-type="float">
            <text:p>162</text:p>
          </table:table-cell>
          <table:table-cell/>
          <table:table-cell table:style-name="ce718" table:formula="of:=VLOOKUP(ROW()-16&amp;RIGHT([.J$16];1);B_CLASSIFICA_GIRONE_G;4;0)" office:value-type="string" office:string-value="Istrici" calcext:value-type="string">
            <text:p>Istrici</text:p>
          </table:table-cell>
          <table:table-cell table:style-name="ce732" table:formula="of:=VLOOKUP(ROW()-16&amp;RIGHT([.J$16];1);B_CLASSIFICA_GIRONE_G;5;0)" office:value-type="float" office:value="3" calcext:value-type="float">
            <text:p>3</text:p>
          </table:table-cell>
          <table:table-cell table:style-name="ce741" table:formula="of:=VLOOKUP(ROW()-16&amp;RIGHT([.J$16];1);B_CLASSIFICA_GIRONE_G;6;0)" office:value-type="float" office:value="3" calcext:value-type="float">
            <text:p>3</text:p>
          </table:table-cell>
          <table:table-cell table:style-name="ce741" table:formula="of:=VLOOKUP(ROW()-16&amp;RIGHT([.J$16];1);B_CLASSIFICA_GIRONE_G;7;0)" office:value-type="float" office:value="0" calcext:value-type="float">
            <text:p>0</text:p>
          </table:table-cell>
          <table:table-cell table:style-name="ce741" table:formula="of:=VLOOKUP(ROW()-16&amp;RIGHT([.J$16];1);B_CLASSIFICA_GIRONE_G;8;0)" office:value-type="float" office:value="0" calcext:value-type="float">
            <text:p>0</text:p>
          </table:table-cell>
          <table:table-cell table:style-name="ce741" table:formula="of:=VLOOKUP(ROW()-16&amp;RIGHT([.J$16];1);B_CLASSIFICA_GIRONE_G;9;0)" office:value-type="float" office:value="6" calcext:value-type="float">
            <text:p>6</text:p>
          </table:table-cell>
          <table:table-cell table:style-name="ce741" table:formula="of:=VLOOKUP(ROW()-16&amp;RIGHT([.J$16];1);B_CLASSIFICA_GIRONE_G;10;0)" office:value-type="float" office:value="60" calcext:value-type="float">
            <text:p>60</text:p>
          </table:table-cell>
          <table:table-cell table:style-name="ce757" table:formula="of:=VLOOKUP(ROW()-16&amp;RIGHT([.J$16];1);B_CLASSIFICA_GIRONE_G;11;0)" office:value-type="float" office:value="0" calcext:value-type="float">
            <text:p>0</text:p>
          </table:table-cell>
          <table:table-cell table:number-columns-repeated="47"/>
        </table:table-row>
        <table:table-row table:style-name="ro6">
          <table:table-cell table:style-name="ce560" table:formula="of:=VLOOKUP(ROW()-16&amp;RIGHT([.A$16];1);B_CLASSIFICA_GIRONE_C;4;0)" office:value-type="string" office:string-value="Elefanti" calcext:value-type="string">
            <text:p>Elefanti</text:p>
          </table:table-cell>
          <table:table-cell table:style-name="ce657" table:formula="of:=VLOOKUP(ROW()-16&amp;RIGHT([.A$16];1);B_CLASSIFICA_GIRONE_C;5;0)" office:value-type="float" office:value="3" calcext:value-type="float">
            <text:p>3</text:p>
          </table:table-cell>
          <table:table-cell table:style-name="ce657" table:formula="of:=VLOOKUP(ROW()-16&amp;RIGHT([.A$16];1);B_CLASSIFICA_GIRONE_C;6;0)" office:value-type="float" office:value="2" calcext:value-type="float">
            <text:p>2</text:p>
          </table:table-cell>
          <table:table-cell table:style-name="ce657" table:formula="of:=VLOOKUP(ROW()-16&amp;RIGHT([.A$16];1);B_CLASSIFICA_GIRONE_C;7;0)" office:value-type="float" office:value="1" calcext:value-type="float">
            <text:p>1</text:p>
          </table:table-cell>
          <table:table-cell table:style-name="ce657" table:formula="of:=VLOOKUP(ROW()-16&amp;RIGHT([.A$16];1);B_CLASSIFICA_GIRONE_C;8;0)" office:value-type="float" office:value="0" calcext:value-type="float">
            <text:p>0</text:p>
          </table:table-cell>
          <table:table-cell table:style-name="ce657" table:formula="of:=VLOOKUP(ROW()-16&amp;RIGHT([.A$16];1);B_CLASSIFICA_GIRONE_C;9;0)" office:value-type="float" office:value="5" calcext:value-type="float">
            <text:p>5</text:p>
          </table:table-cell>
          <table:table-cell table:style-name="ce657" table:formula="of:=VLOOKUP(ROW()-16&amp;RIGHT([.A$16];1);B_CLASSIFICA_GIRONE_C;10;0)" office:value-type="float" office:value="202" calcext:value-type="float">
            <text:p>202</text:p>
          </table:table-cell>
          <table:table-cell table:style-name="ce700" table:formula="of:=VLOOKUP(ROW()-16&amp;RIGHT([.A$16];1);B_CLASSIFICA_GIRONE_C;11;0)" office:value-type="float" office:value="185" calcext:value-type="float">
            <text:p>185</text:p>
          </table:table-cell>
          <table:table-cell/>
          <table:table-cell table:style-name="ce713" table:formula="of:=VLOOKUP(ROW()-16&amp;RIGHT([.J$16];1);B_CLASSIFICA_GIRONE_G;4;0)" office:value-type="string" office:string-value="Gorilla" calcext:value-type="string">
            <text:p>Gorilla</text:p>
          </table:table-cell>
          <table:table-cell table:style-name="ce727" table:formula="of:=VLOOKUP(ROW()-16&amp;RIGHT([.J$16];1);B_CLASSIFICA_GIRONE_G;5;0)" office:value-type="float" office:value="3" calcext:value-type="float">
            <text:p>3</text:p>
          </table:table-cell>
          <table:table-cell table:style-name="ce727" table:formula="of:=VLOOKUP(ROW()-16&amp;RIGHT([.J$16];1);B_CLASSIFICA_GIRONE_G;6;0)" office:value-type="float" office:value="2" calcext:value-type="float">
            <text:p>2</text:p>
          </table:table-cell>
          <table:table-cell table:style-name="ce727" table:formula="of:=VLOOKUP(ROW()-16&amp;RIGHT([.J$16];1);B_CLASSIFICA_GIRONE_G;7;0)" office:value-type="float" office:value="0" calcext:value-type="float">
            <text:p>0</text:p>
          </table:table-cell>
          <table:table-cell table:style-name="ce727" table:formula="of:=VLOOKUP(ROW()-16&amp;RIGHT([.J$16];1);B_CLASSIFICA_GIRONE_G;8;0)" office:value-type="float" office:value="1" calcext:value-type="float">
            <text:p>1</text:p>
          </table:table-cell>
          <table:table-cell table:style-name="ce727" table:formula="of:=VLOOKUP(ROW()-16&amp;RIGHT([.J$16];1);B_CLASSIFICA_GIRONE_G;9;0)" office:value-type="float" office:value="4" calcext:value-type="float">
            <text:p>4</text:p>
          </table:table-cell>
          <table:table-cell table:style-name="ce727" table:formula="of:=VLOOKUP(ROW()-16&amp;RIGHT([.J$16];1);B_CLASSIFICA_GIRONE_G;10;0)" office:value-type="float" office:value="40" calcext:value-type="float">
            <text:p>40</text:p>
          </table:table-cell>
          <table:table-cell table:style-name="ce753" table:formula="of:=VLOOKUP(ROW()-16&amp;RIGHT([.J$16];1);B_CLASSIFICA_GIRONE_G;11;0)" office:value-type="float" office:value="20" calcext:value-type="float">
            <text:p>20</text:p>
          </table:table-cell>
          <table:table-cell table:number-columns-repeated="47"/>
        </table:table-row>
        <table:table-row table:style-name="ro6">
          <table:table-cell table:style-name="ce561" table:formula="of:=VLOOKUP(ROW()-16&amp;RIGHT([.A$16];1);B_CLASSIFICA_GIRONE_C;4;0)" office:value-type="string" office:string-value="Ippopotami" calcext:value-type="string">
            <text:p>Ippopotami</text:p>
          </table:table-cell>
          <table:table-cell table:style-name="ce658" table:formula="of:=VLOOKUP(ROW()-16&amp;RIGHT([.A$16];1);B_CLASSIFICA_GIRONE_C;5;0)" office:value-type="float" office:value="3" calcext:value-type="float">
            <text:p>3</text:p>
          </table:table-cell>
          <table:table-cell table:style-name="ce658" table:formula="of:=VLOOKUP(ROW()-16&amp;RIGHT([.A$16];1);B_CLASSIFICA_GIRONE_C;6;0)" office:value-type="float" office:value="2" calcext:value-type="float">
            <text:p>2</text:p>
          </table:table-cell>
          <table:table-cell table:style-name="ce658" table:formula="of:=VLOOKUP(ROW()-16&amp;RIGHT([.A$16];1);B_CLASSIFICA_GIRONE_C;7;0)" office:value-type="float" office:value="1" calcext:value-type="float">
            <text:p>1</text:p>
          </table:table-cell>
          <table:table-cell table:style-name="ce658" table:formula="of:=VLOOKUP(ROW()-16&amp;RIGHT([.A$16];1);B_CLASSIFICA_GIRONE_C;8;0)" office:value-type="float" office:value="0" calcext:value-type="float">
            <text:p>0</text:p>
          </table:table-cell>
          <table:table-cell table:style-name="ce658" table:formula="of:=VLOOKUP(ROW()-16&amp;RIGHT([.A$16];1);B_CLASSIFICA_GIRONE_C;9;0)" office:value-type="float" office:value="5" calcext:value-type="float">
            <text:p>5</text:p>
          </table:table-cell>
          <table:table-cell table:style-name="ce658" table:formula="of:=VLOOKUP(ROW()-16&amp;RIGHT([.A$16];1);B_CLASSIFICA_GIRONE_C;10;0)" office:value-type="float" office:value="206" calcext:value-type="float">
            <text:p>206</text:p>
          </table:table-cell>
          <table:table-cell table:style-name="ce701" table:formula="of:=VLOOKUP(ROW()-16&amp;RIGHT([.A$16];1);B_CLASSIFICA_GIRONE_C;11;0)" office:value-type="float" office:value="208" calcext:value-type="float">
            <text:p>208</text:p>
          </table:table-cell>
          <table:table-cell/>
          <table:table-cell table:style-name="ce714" table:formula="of:=VLOOKUP(ROW()-16&amp;RIGHT([.J$16];1);B_CLASSIFICA_GIRONE_G;4;0)" office:value-type="string" office:string-value="Orche" calcext:value-type="string">
            <text:p>Orche</text:p>
          </table:table-cell>
          <table:table-cell table:style-name="ce728" table:formula="of:=VLOOKUP(ROW()-16&amp;RIGHT([.J$16];1);B_CLASSIFICA_GIRONE_G;5;0)" office:value-type="float" office:value="3" calcext:value-type="float">
            <text:p>3</text:p>
          </table:table-cell>
          <table:table-cell table:style-name="ce728" table:formula="of:=VLOOKUP(ROW()-16&amp;RIGHT([.J$16];1);B_CLASSIFICA_GIRONE_G;6;0)" office:value-type="float" office:value="1" calcext:value-type="float">
            <text:p>1</text:p>
          </table:table-cell>
          <table:table-cell table:style-name="ce728" table:formula="of:=VLOOKUP(ROW()-16&amp;RIGHT([.J$16];1);B_CLASSIFICA_GIRONE_G;7;0)" office:value-type="float" office:value="0" calcext:value-type="float">
            <text:p>0</text:p>
          </table:table-cell>
          <table:table-cell table:style-name="ce728" table:formula="of:=VLOOKUP(ROW()-16&amp;RIGHT([.J$16];1);B_CLASSIFICA_GIRONE_G;8;0)" office:value-type="float" office:value="2" calcext:value-type="float">
            <text:p>2</text:p>
          </table:table-cell>
          <table:table-cell table:style-name="ce728" table:formula="of:=VLOOKUP(ROW()-16&amp;RIGHT([.J$16];1);B_CLASSIFICA_GIRONE_G;9;0)" office:value-type="float" office:value="2" calcext:value-type="float">
            <text:p>2</text:p>
          </table:table-cell>
          <table:table-cell table:style-name="ce728" table:formula="of:=VLOOKUP(ROW()-16&amp;RIGHT([.J$16];1);B_CLASSIFICA_GIRONE_G;10;0)" office:value-type="float" office:value="20" calcext:value-type="float">
            <text:p>20</text:p>
          </table:table-cell>
          <table:table-cell table:style-name="ce754" table:formula="of:=VLOOKUP(ROW()-16&amp;RIGHT([.J$16];1);B_CLASSIFICA_GIRONE_G;11;0)" office:value-type="float" office:value="40" calcext:value-type="float">
            <text:p>40</text:p>
          </table:table-cell>
          <table:table-cell table:number-columns-repeated="47"/>
        </table:table-row>
        <table:table-row table:style-name="ro6">
          <table:table-cell table:style-name="ce562" table:formula="of:=VLOOKUP(ROW()-16&amp;RIGHT([.A$16];1);B_CLASSIFICA_GIRONE_C;4;0)" office:value-type="string" office:string-value="Iguane" calcext:value-type="string">
            <text:p>Iguane</text:p>
          </table:table-cell>
          <table:table-cell table:style-name="ce659" table:formula="of:=VLOOKUP(ROW()-16&amp;RIGHT([.A$16];1);B_CLASSIFICA_GIRONE_C;5;0)" office:value-type="float" office:value="3" calcext:value-type="float">
            <text:p>3</text:p>
          </table:table-cell>
          <table:table-cell table:style-name="ce669" table:formula="of:=VLOOKUP(ROW()-16&amp;RIGHT([.A$16];1);B_CLASSIFICA_GIRONE_C;6;0)" office:value-type="float" office:value="0" calcext:value-type="float">
            <text:p>0</text:p>
          </table:table-cell>
          <table:table-cell table:style-name="ce677" table:formula="of:=VLOOKUP(ROW()-16&amp;RIGHT([.A$16];1);B_CLASSIFICA_GIRONE_C;7;0)" office:value-type="float" office:value="3" calcext:value-type="float">
            <text:p>3</text:p>
          </table:table-cell>
          <table:table-cell table:style-name="ce685" table:formula="of:=VLOOKUP(ROW()-16&amp;RIGHT([.A$16];1);B_CLASSIFICA_GIRONE_C;8;0)" office:value-type="float" office:value="0" calcext:value-type="float">
            <text:p>0</text:p>
          </table:table-cell>
          <table:table-cell table:style-name="ce685" table:formula="of:=VLOOKUP(ROW()-16&amp;RIGHT([.A$16];1);B_CLASSIFICA_GIRONE_C;9;0)" office:value-type="float" office:value="3" calcext:value-type="float">
            <text:p>3</text:p>
          </table:table-cell>
          <table:table-cell table:style-name="ce685" table:formula="of:=VLOOKUP(ROW()-16&amp;RIGHT([.A$16];1);B_CLASSIFICA_GIRONE_C;10;0)" office:value-type="float" office:value="120" calcext:value-type="float">
            <text:p>120</text:p>
          </table:table-cell>
          <table:table-cell table:style-name="ce702" table:formula="of:=VLOOKUP(ROW()-16&amp;RIGHT([.A$16];1);B_CLASSIFICA_GIRONE_C;11;0)" office:value-type="float" office:value="179" calcext:value-type="float">
            <text:p>179</text:p>
          </table:table-cell>
          <table:table-cell/>
          <table:table-cell table:style-name="ce715" table:formula="of:=VLOOKUP(ROW()-16&amp;RIGHT([.J$16];1);B_CLASSIFICA_GIRONE_G;4;0)" office:value-type="string" office:string-value="Muli" calcext:value-type="string">
            <text:p>Muli</text:p>
          </table:table-cell>
          <table:table-cell table:style-name="ce729" table:formula="of:=VLOOKUP(ROW()-16&amp;RIGHT([.J$16];1);B_CLASSIFICA_GIRONE_G;5;0)" office:value-type="float" office:value="3" calcext:value-type="float">
            <text:p>3</text:p>
          </table:table-cell>
          <table:table-cell table:style-name="ce739" table:formula="of:=VLOOKUP(ROW()-16&amp;RIGHT([.J$16];1);B_CLASSIFICA_GIRONE_G;6;0)" office:value-type="float" office:value="0" calcext:value-type="float">
            <text:p>0</text:p>
          </table:table-cell>
          <table:table-cell table:style-name="ce739" table:formula="of:=VLOOKUP(ROW()-16&amp;RIGHT([.J$16];1);B_CLASSIFICA_GIRONE_G;7;0)" office:value-type="float" office:value="0" calcext:value-type="float">
            <text:p>0</text:p>
          </table:table-cell>
          <table:table-cell table:style-name="ce739" table:formula="of:=VLOOKUP(ROW()-16&amp;RIGHT([.J$16];1);B_CLASSIFICA_GIRONE_G;8;0)" office:value-type="float" office:value="3" calcext:value-type="float">
            <text:p>3</text:p>
          </table:table-cell>
          <table:table-cell table:style-name="ce739" table:formula="of:=VLOOKUP(ROW()-16&amp;RIGHT([.J$16];1);B_CLASSIFICA_GIRONE_G;9;0)" office:value-type="float" office:value="0" calcext:value-type="float">
            <text:p>0</text:p>
          </table:table-cell>
          <table:table-cell table:style-name="ce739" table:formula="of:=VLOOKUP(ROW()-16&amp;RIGHT([.J$16];1);B_CLASSIFICA_GIRONE_G;10;0)" office:value-type="float" office:value="0" calcext:value-type="float">
            <text:p>0</text:p>
          </table:table-cell>
          <table:table-cell table:style-name="ce755" table:formula="of:=VLOOKUP(ROW()-16&amp;RIGHT([.J$16];1);B_CLASSIFICA_GIRONE_G;11;0)" office:value-type="float" office:value="60" calcext:value-type="float">
            <text:p>60</text:p>
          </table:table-cell>
          <table:table-cell table:number-columns-repeated="47"/>
        </table:table-row>
        <table:table-row table:style-name="ro6">
          <table:table-cell table:style-name="ce563"/>
          <table:table-cell table:style-name="ce660"/>
          <table:table-cell table:style-name="ce670"/>
          <table:table-cell table:style-name="ce678"/>
          <table:table-cell table:style-name="ce686" table:number-columns-repeated="4"/>
          <table:table-cell/>
          <table:table-cell table:style-name="ce716"/>
          <table:table-cell table:style-name="ce730"/>
          <table:table-cell table:style-name="ce740" table:number-columns-repeated="6"/>
          <table:table-cell table:number-columns-repeated="47"/>
        </table:table-row>
        <table:table-row table:style-name="ro6">
          <table:table-cell table:style-name="ce641" office:value-type="string" calcext:value-type="string">
            <text:p>Girone D</text:p>
          </table:table-cell>
          <table:table-cell table:style-name="ce661" office:value-type="string" calcext:value-type="string">
            <text:p>G</text:p>
          </table:table-cell>
          <table:table-cell table:style-name="ce661" office:value-type="string" calcext:value-type="string">
            <text:p>V</text:p>
          </table:table-cell>
          <table:table-cell table:style-name="ce661" office:value-type="string" calcext:value-type="string">
            <text:p>P</text:p>
          </table:table-cell>
          <table:table-cell table:style-name="ce661" office:value-type="string" calcext:value-type="string">
            <text:p>F</text:p>
          </table:table-cell>
          <table:table-cell table:style-name="ce661" office:value-type="string" calcext:value-type="string">
            <text:p>PC</text:p>
          </table:table-cell>
          <table:table-cell table:style-name="ce661" office:value-type="string" calcext:value-type="string">
            <text:p>PGF</text:p>
          </table:table-cell>
          <table:table-cell table:style-name="ce703" office:value-type="string" calcext:value-type="string">
            <text:p>PGS</text:p>
          </table:table-cell>
          <table:table-cell/>
          <table:table-cell table:style-name="ce719" office:value-type="string" calcext:value-type="string">
            <text:p>Girone H</text:p>
          </table:table-cell>
          <table:table-cell table:style-name="ce733" office:value-type="string" calcext:value-type="string">
            <text:p>G</text:p>
          </table:table-cell>
          <table:table-cell table:style-name="ce733" office:value-type="string" calcext:value-type="string">
            <text:p>V</text:p>
          </table:table-cell>
          <table:table-cell table:style-name="ce733" office:value-type="string" calcext:value-type="string">
            <text:p>P</text:p>
          </table:table-cell>
          <table:table-cell table:style-name="ce733" office:value-type="string" calcext:value-type="string">
            <text:p>F</text:p>
          </table:table-cell>
          <table:table-cell table:style-name="ce733" office:value-type="string" calcext:value-type="string">
            <text:p>PC</text:p>
          </table:table-cell>
          <table:table-cell table:style-name="ce733" office:value-type="string" calcext:value-type="string">
            <text:p>PGF</text:p>
          </table:table-cell>
          <table:table-cell table:style-name="ce758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22&amp;RIGHT([.A$22];1);B_CLASSIFICA_GIRONE_D;4;0)" office:value-type="string" office:string-value="Coccodrilli" calcext:value-type="string">
            <text:p>Coccodrilli</text:p>
          </table:table-cell>
          <table:table-cell table:style-name="ce651" table:formula="of:=VLOOKUP(ROW()-22&amp;RIGHT([.A$22];1);B_CLASSIFICA_GIRONE_D;5;0)" office:value-type="float" office:value="3" calcext:value-type="float">
            <text:p>3</text:p>
          </table:table-cell>
          <table:table-cell table:style-name="ce651" table:formula="of:=VLOOKUP(ROW()-22&amp;RIGHT([.A$22];1);B_CLASSIFICA_GIRONE_D;6;0)" office:value-type="float" office:value="2" calcext:value-type="float">
            <text:p>2</text:p>
          </table:table-cell>
          <table:table-cell table:style-name="ce651" table:formula="of:=VLOOKUP(ROW()-22&amp;RIGHT([.A$22];1);B_CLASSIFICA_GIRONE_D;7;0)" office:value-type="float" office:value="1" calcext:value-type="float">
            <text:p>1</text:p>
          </table:table-cell>
          <table:table-cell table:style-name="ce651" table:formula="of:=VLOOKUP(ROW()-22&amp;RIGHT([.A$22];1);B_CLASSIFICA_GIRONE_D;8;0)" office:value-type="float" office:value="0" calcext:value-type="float">
            <text:p>0</text:p>
          </table:table-cell>
          <table:table-cell table:style-name="ce651" table:formula="of:=VLOOKUP(ROW()-22&amp;RIGHT([.A$22];1);B_CLASSIFICA_GIRONE_D;9;0)" office:value-type="float" office:value="5" calcext:value-type="float">
            <text:p>5</text:p>
          </table:table-cell>
          <table:table-cell table:style-name="ce651" table:formula="of:=VLOOKUP(ROW()-22&amp;RIGHT([.A$22];1);B_CLASSIFICA_GIRONE_D;10;0)" office:value-type="float" office:value="179" calcext:value-type="float">
            <text:p>179</text:p>
          </table:table-cell>
          <table:table-cell table:style-name="ce695" table:formula="of:=VLOOKUP(ROW()-22&amp;RIGHT([.A$22];1);B_CLASSIFICA_GIRONE_D;11;0)" office:value-type="float" office:value="108" calcext:value-type="float">
            <text:p>108</text:p>
          </table:table-cell>
          <table:table-cell/>
          <table:table-cell table:style-name="ce554" table:formula="of:=VLOOKUP(ROW()-22&amp;RIGHT([.J$22];1);B_CLASSIFICA_GIRONE_H;4;0)" office:value-type="string" office:string-value="Piranha" calcext:value-type="string">
            <text:p>Piranha</text:p>
          </table:table-cell>
          <table:table-cell table:style-name="ce651" table:formula="of:=VLOOKUP(ROW()-22&amp;RIGHT([.J$22];1);B_CLASSIFICA_GIRONE_H;5;0)" office:value-type="float" office:value="3" calcext:value-type="float">
            <text:p>3</text:p>
          </table:table-cell>
          <table:table-cell table:style-name="ce651" table:formula="of:=VLOOKUP(ROW()-22&amp;RIGHT([.J$22];1);B_CLASSIFICA_GIRONE_H;6;0)" office:value-type="float" office:value="2" calcext:value-type="float">
            <text:p>2</text:p>
          </table:table-cell>
          <table:table-cell table:style-name="ce651" table:formula="of:=VLOOKUP(ROW()-22&amp;RIGHT([.J$22];1);B_CLASSIFICA_GIRONE_H;7;0)" office:value-type="float" office:value="1" calcext:value-type="float">
            <text:p>1</text:p>
          </table:table-cell>
          <table:table-cell table:style-name="ce651" table:formula="of:=VLOOKUP(ROW()-22&amp;RIGHT([.J$22];1);B_CLASSIFICA_GIRONE_H;8;0)" office:value-type="float" office:value="0" calcext:value-type="float">
            <text:p>0</text:p>
          </table:table-cell>
          <table:table-cell table:style-name="ce651" table:formula="of:=VLOOKUP(ROW()-22&amp;RIGHT([.J$22];1);B_CLASSIFICA_GIRONE_H;9;0)" office:value-type="float" office:value="5" calcext:value-type="float">
            <text:p>5</text:p>
          </table:table-cell>
          <table:table-cell table:style-name="ce651" table:formula="of:=VLOOKUP(ROW()-22&amp;RIGHT([.J$22];1);B_CLASSIFICA_GIRONE_H;10;0)" office:value-type="float" office:value="245" calcext:value-type="float">
            <text:p>245</text:p>
          </table:table-cell>
          <table:table-cell table:style-name="ce695" table:formula="of:=VLOOKUP(ROW()-22&amp;RIGHT([.J$22];1);B_CLASSIFICA_GIRONE_H;11;0)" office:value-type="float" office:value="215" calcext:value-type="float">
            <text:p>215</text:p>
          </table:table-cell>
          <table:table-cell table:number-columns-repeated="47"/>
        </table:table-row>
        <table:table-row table:style-name="ro6">
          <table:table-cell table:style-name="ce560" table:formula="of:=VLOOKUP(ROW()-22&amp;RIGHT([.A$22];1);B_CLASSIFICA_GIRONE_D;4;0)" office:value-type="string" office:string-value="Aquile" calcext:value-type="string">
            <text:p>Aquile</text:p>
          </table:table-cell>
          <table:table-cell table:style-name="ce657" table:formula="of:=VLOOKUP(ROW()-22&amp;RIGHT([.A$22];1);B_CLASSIFICA_GIRONE_D;5;0)" office:value-type="float" office:value="3" calcext:value-type="float">
            <text:p>3</text:p>
          </table:table-cell>
          <table:table-cell table:style-name="ce657" table:formula="of:=VLOOKUP(ROW()-22&amp;RIGHT([.A$22];1);B_CLASSIFICA_GIRONE_D;6;0)" office:value-type="float" office:value="2" calcext:value-type="float">
            <text:p>2</text:p>
          </table:table-cell>
          <table:table-cell table:style-name="ce657" table:formula="of:=VLOOKUP(ROW()-22&amp;RIGHT([.A$22];1);B_CLASSIFICA_GIRONE_D;7;0)" office:value-type="float" office:value="1" calcext:value-type="float">
            <text:p>1</text:p>
          </table:table-cell>
          <table:table-cell table:style-name="ce657" table:formula="of:=VLOOKUP(ROW()-22&amp;RIGHT([.A$22];1);B_CLASSIFICA_GIRONE_D;8;0)" office:value-type="float" office:value="0" calcext:value-type="float">
            <text:p>0</text:p>
          </table:table-cell>
          <table:table-cell table:style-name="ce657" table:formula="of:=VLOOKUP(ROW()-22&amp;RIGHT([.A$22];1);B_CLASSIFICA_GIRONE_D;9;0)" office:value-type="float" office:value="5" calcext:value-type="float">
            <text:p>5</text:p>
          </table:table-cell>
          <table:table-cell table:style-name="ce657" table:formula="of:=VLOOKUP(ROW()-22&amp;RIGHT([.A$22];1);B_CLASSIFICA_GIRONE_D;10;0)" office:value-type="float" office:value="126" calcext:value-type="float">
            <text:p>126</text:p>
          </table:table-cell>
          <table:table-cell table:style-name="ce700" table:formula="of:=VLOOKUP(ROW()-22&amp;RIGHT([.A$22];1);B_CLASSIFICA_GIRONE_D;11;0)" office:value-type="float" office:value="106" calcext:value-type="float">
            <text:p>106</text:p>
          </table:table-cell>
          <table:table-cell/>
          <table:table-cell table:style-name="ce713" table:formula="of:=VLOOKUP(ROW()-22&amp;RIGHT([.J$22];1);B_CLASSIFICA_GIRONE_H;4;0)" office:value-type="string" office:string-value="Tonni" calcext:value-type="string">
            <text:p>Tonni</text:p>
          </table:table-cell>
          <table:table-cell table:style-name="ce727" table:formula="of:=VLOOKUP(ROW()-22&amp;RIGHT([.J$22];1);B_CLASSIFICA_GIRONE_H;5;0)" office:value-type="float" office:value="3" calcext:value-type="float">
            <text:p>3</text:p>
          </table:table-cell>
          <table:table-cell table:style-name="ce727" table:formula="of:=VLOOKUP(ROW()-22&amp;RIGHT([.J$22];1);B_CLASSIFICA_GIRONE_H;6;0)" office:value-type="float" office:value="2" calcext:value-type="float">
            <text:p>2</text:p>
          </table:table-cell>
          <table:table-cell table:style-name="ce727" table:formula="of:=VLOOKUP(ROW()-22&amp;RIGHT([.J$22];1);B_CLASSIFICA_GIRONE_H;7;0)" office:value-type="float" office:value="1" calcext:value-type="float">
            <text:p>1</text:p>
          </table:table-cell>
          <table:table-cell table:style-name="ce727" table:formula="of:=VLOOKUP(ROW()-22&amp;RIGHT([.J$22];1);B_CLASSIFICA_GIRONE_H;8;0)" office:value-type="float" office:value="0" calcext:value-type="float">
            <text:p>0</text:p>
          </table:table-cell>
          <table:table-cell table:style-name="ce727" table:formula="of:=VLOOKUP(ROW()-22&amp;RIGHT([.J$22];1);B_CLASSIFICA_GIRONE_H;9;0)" office:value-type="float" office:value="5" calcext:value-type="float">
            <text:p>5</text:p>
          </table:table-cell>
          <table:table-cell table:style-name="ce727" table:formula="of:=VLOOKUP(ROW()-22&amp;RIGHT([.J$22];1);B_CLASSIFICA_GIRONE_H;10;0)" office:value-type="float" office:value="163" calcext:value-type="float">
            <text:p>163</text:p>
          </table:table-cell>
          <table:table-cell table:style-name="ce753" table:formula="of:=VLOOKUP(ROW()-22&amp;RIGHT([.J$22];1);B_CLASSIFICA_GIRONE_H;11;0)" office:value-type="float" office:value="110" calcext:value-type="float">
            <text:p>110</text:p>
          </table:table-cell>
          <table:table-cell table:number-columns-repeated="47"/>
        </table:table-row>
        <table:table-row table:style-name="ro6">
          <table:table-cell table:style-name="ce642" table:formula="of:=VLOOKUP(ROW()-22&amp;RIGHT([.A$22];1);B_CLASSIFICA_GIRONE_D;4;0)" office:value-type="string" office:string-value="Pitoni" calcext:value-type="string">
            <text:p>Pitoni</text:p>
          </table:table-cell>
          <table:table-cell table:style-name="ce662" table:formula="of:=VLOOKUP(ROW()-22&amp;RIGHT([.A$22];1);B_CLASSIFICA_GIRONE_D;5;0)" office:value-type="float" office:value="3" calcext:value-type="float">
            <text:p>3</text:p>
          </table:table-cell>
          <table:table-cell table:style-name="ce671" table:formula="of:=VLOOKUP(ROW()-22&amp;RIGHT([.A$22];1);B_CLASSIFICA_GIRONE_D;6;0)" office:value-type="float" office:value="2" calcext:value-type="float">
            <text:p>2</text:p>
          </table:table-cell>
          <table:table-cell table:style-name="ce679" table:formula="of:=VLOOKUP(ROW()-22&amp;RIGHT([.A$22];1);B_CLASSIFICA_GIRONE_D;7;0)" office:value-type="float" office:value="1" calcext:value-type="float">
            <text:p>1</text:p>
          </table:table-cell>
          <table:table-cell table:style-name="ce687" table:formula="of:=VLOOKUP(ROW()-22&amp;RIGHT([.A$22];1);B_CLASSIFICA_GIRONE_D;8;0)" office:value-type="float" office:value="0" calcext:value-type="float">
            <text:p>0</text:p>
          </table:table-cell>
          <table:table-cell table:style-name="ce687" table:formula="of:=VLOOKUP(ROW()-22&amp;RIGHT([.A$22];1);B_CLASSIFICA_GIRONE_D;9;0)" office:value-type="float" office:value="5" calcext:value-type="float">
            <text:p>5</text:p>
          </table:table-cell>
          <table:table-cell table:style-name="ce687" table:formula="of:=VLOOKUP(ROW()-22&amp;RIGHT([.A$22];1);B_CLASSIFICA_GIRONE_D;10;0)" office:value-type="float" office:value="133" calcext:value-type="float">
            <text:p>133</text:p>
          </table:table-cell>
          <table:table-cell table:style-name="ce704" table:formula="of:=VLOOKUP(ROW()-22&amp;RIGHT([.A$22];1);B_CLASSIFICA_GIRONE_D;11;0)" office:value-type="float" office:value="168" calcext:value-type="float">
            <text:p>168</text:p>
          </table:table-cell>
          <table:table-cell/>
          <table:table-cell table:style-name="ce714" table:formula="of:=VLOOKUP(ROW()-22&amp;RIGHT([.J$22];1);B_CLASSIFICA_GIRONE_H;4;0)" office:value-type="string" office:string-value="Zebre" calcext:value-type="string">
            <text:p>Zebre</text:p>
          </table:table-cell>
          <table:table-cell table:style-name="ce728" table:formula="of:=VLOOKUP(ROW()-22&amp;RIGHT([.J$22];1);B_CLASSIFICA_GIRONE_H;5;0)" office:value-type="float" office:value="3" calcext:value-type="float">
            <text:p>3</text:p>
          </table:table-cell>
          <table:table-cell table:style-name="ce728" table:formula="of:=VLOOKUP(ROW()-22&amp;RIGHT([.J$22];1);B_CLASSIFICA_GIRONE_H;6;0)" office:value-type="float" office:value="2" calcext:value-type="float">
            <text:p>2</text:p>
          </table:table-cell>
          <table:table-cell table:style-name="ce728" table:formula="of:=VLOOKUP(ROW()-22&amp;RIGHT([.J$22];1);B_CLASSIFICA_GIRONE_H;7;0)" office:value-type="float" office:value="0" calcext:value-type="float">
            <text:p>0</text:p>
          </table:table-cell>
          <table:table-cell table:style-name="ce728" table:formula="of:=VLOOKUP(ROW()-22&amp;RIGHT([.J$22];1);B_CLASSIFICA_GIRONE_H;8;0)" office:value-type="float" office:value="1" calcext:value-type="float">
            <text:p>1</text:p>
          </table:table-cell>
          <table:table-cell table:style-name="ce728" table:formula="of:=VLOOKUP(ROW()-22&amp;RIGHT([.J$22];1);B_CLASSIFICA_GIRONE_H;9;0)" office:value-type="float" office:value="4" calcext:value-type="float">
            <text:p>4</text:p>
          </table:table-cell>
          <table:table-cell table:style-name="ce728" table:formula="of:=VLOOKUP(ROW()-22&amp;RIGHT([.J$22];1);B_CLASSIFICA_GIRONE_H;10;0)" office:value-type="float" office:value="133" calcext:value-type="float">
            <text:p>133</text:p>
          </table:table-cell>
          <table:table-cell table:style-name="ce754" table:formula="of:=VLOOKUP(ROW()-22&amp;RIGHT([.J$22];1);B_CLASSIFICA_GIRONE_H;11;0)" office:value-type="float" office:value="142" calcext:value-type="float">
            <text:p>142</text:p>
          </table:table-cell>
          <table:table-cell table:number-columns-repeated="47"/>
        </table:table-row>
        <table:table-row table:style-name="ro6">
          <table:table-cell table:style-name="ce643" table:formula="of:=VLOOKUP(ROW()-22&amp;RIGHT([.A$22];1);B_CLASSIFICA_GIRONE_D;4;0)" office:value-type="string" office:string-value="Falchi" calcext:value-type="string">
            <text:p>Falchi</text:p>
          </table:table-cell>
          <table:table-cell table:style-name="ce663" table:formula="of:=VLOOKUP(ROW()-22&amp;RIGHT([.A$22];1);B_CLASSIFICA_GIRONE_D;5;0)" office:value-type="float" office:value="3" calcext:value-type="float">
            <text:p>3</text:p>
          </table:table-cell>
          <table:table-cell table:style-name="ce672" table:formula="of:=VLOOKUP(ROW()-22&amp;RIGHT([.A$22];1);B_CLASSIFICA_GIRONE_D;6;0)" office:value-type="float" office:value="0" calcext:value-type="float">
            <text:p>0</text:p>
          </table:table-cell>
          <table:table-cell table:style-name="ce680" table:formula="of:=VLOOKUP(ROW()-22&amp;RIGHT([.A$22];1);B_CLASSIFICA_GIRONE_D;7;0)" office:value-type="float" office:value="3" calcext:value-type="float">
            <text:p>3</text:p>
          </table:table-cell>
          <table:table-cell table:style-name="ce688" table:formula="of:=VLOOKUP(ROW()-22&amp;RIGHT([.A$22];1);B_CLASSIFICA_GIRONE_D;8;0)" office:value-type="float" office:value="0" calcext:value-type="float">
            <text:p>0</text:p>
          </table:table-cell>
          <table:table-cell table:style-name="ce688" table:formula="of:=VLOOKUP(ROW()-22&amp;RIGHT([.A$22];1);B_CLASSIFICA_GIRONE_D;9;0)" office:value-type="float" office:value="3" calcext:value-type="float">
            <text:p>3</text:p>
          </table:table-cell>
          <table:table-cell table:style-name="ce688" table:formula="of:=VLOOKUP(ROW()-22&amp;RIGHT([.A$22];1);B_CLASSIFICA_GIRONE_D;10;0)" office:value-type="float" office:value="153" calcext:value-type="float">
            <text:p>153</text:p>
          </table:table-cell>
          <table:table-cell table:style-name="ce705" table:formula="of:=VLOOKUP(ROW()-22&amp;RIGHT([.A$22];1);B_CLASSIFICA_GIRONE_D;11;0)" office:value-type="float" office:value="209" calcext:value-type="float">
            <text:p>209</text:p>
          </table:table-cell>
          <table:table-cell/>
          <table:table-cell table:style-name="ce720" table:formula="of:=VLOOKUP(ROW()-22&amp;RIGHT([.J$22];1);B_CLASSIFICA_GIRONE_H;4;0)" office:value-type="string" office:string-value="Scorpioni" calcext:value-type="string">
            <text:p>Scorpioni</text:p>
          </table:table-cell>
          <table:table-cell table:style-name="ce734" table:formula="of:=VLOOKUP(ROW()-22&amp;RIGHT([.J$22];1);B_CLASSIFICA_GIRONE_H;5;0)" office:value-type="float" office:value="3" calcext:value-type="float">
            <text:p>3</text:p>
          </table:table-cell>
          <table:table-cell table:style-name="ce742" table:formula="of:=VLOOKUP(ROW()-22&amp;RIGHT([.J$22];1);B_CLASSIFICA_GIRONE_H;6;0)" office:value-type="float" office:value="0" calcext:value-type="float">
            <text:p>0</text:p>
          </table:table-cell>
          <table:table-cell table:style-name="ce742" table:formula="of:=VLOOKUP(ROW()-22&amp;RIGHT([.J$22];1);B_CLASSIFICA_GIRONE_H;7;0)" office:value-type="float" office:value="3" calcext:value-type="float">
            <text:p>3</text:p>
          </table:table-cell>
          <table:table-cell table:style-name="ce742" table:formula="of:=VLOOKUP(ROW()-22&amp;RIGHT([.J$22];1);B_CLASSIFICA_GIRONE_H;8;0)" office:value-type="float" office:value="0" calcext:value-type="float">
            <text:p>0</text:p>
          </table:table-cell>
          <table:table-cell table:style-name="ce742" table:formula="of:=VLOOKUP(ROW()-22&amp;RIGHT([.J$22];1);B_CLASSIFICA_GIRONE_H;9;0)" office:value-type="float" office:value="3" calcext:value-type="float">
            <text:p>3</text:p>
          </table:table-cell>
          <table:table-cell table:style-name="ce742" table:formula="of:=VLOOKUP(ROW()-22&amp;RIGHT([.J$22];1);B_CLASSIFICA_GIRONE_H;10;0)" office:value-type="float" office:value="170" calcext:value-type="float">
            <text:p>170</text:p>
          </table:table-cell>
          <table:table-cell table:style-name="ce759" table:formula="of:=VLOOKUP(ROW()-22&amp;RIGHT([.J$22];1);B_CLASSIFICA_GIRONE_H;11;0)" office:value-type="float" office:value="244" calcext:value-type="float">
            <text:p>244</text:p>
          </table:table-cell>
          <table:table-cell table:number-columns-repeated="47"/>
        </table:table-row>
        <table:table-row table:style-name="ro6" table:number-rows-repeated="16">
          <table:table-cell table:style-name="Default" table:number-columns-repeated="8"/>
          <table:table-cell table:number-columns-repeated="56"/>
        </table:table-row>
        <table:table-row table:style-name="ro8" table:number-rows-repeated="1048533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Classifiche Gironi'.A26:'Classifiche Gironi'.H26 'Classifiche Gironi'.A19:'Classifiche Gironi'.H19 'Classifiche Gironi'.A12:'Classifiche Gironi'.H12">
            <calcext:condition calcext:apply-style-name="ConditionalStyle_208" calcext:value="formula-is([.$F$5]=&quot;Black and White&quot;)" calcext:base-cell-address="'Classifiche Gironi'.A11"/>
          </calcext:conditional-format>
          <calcext:conditional-format calcext:target-range-address="'Classifiche Gironi'.A5:'Classifiche Gironi'.H5">
            <calcext:condition calcext:apply-style-name="ConditionalStyle_206" calcext:value="formula-is([.$F$5]=&quot;Black and White&quot;)" calcext:base-cell-address="'Classifiche Gironi'.A4"/>
          </calcext:conditional-format>
          <calcext:conditional-format calcext:target-range-address="'Classifiche Gironi'.K12:'Classifiche Gironi'.Q12 'Classifiche Gironi'.K18:'Classifiche Gironi'.Q18 'Classifiche Gironi'.K24:'Classifiche Gironi'.Q24">
            <calcext:condition calcext:apply-style-name="ConditionalStyle_83" calcext:value="formula-is([.$F$5]=&quot;Black and White&quot;)" calcext:base-cell-address="'Classifiche Gironi'.K11"/>
          </calcext:conditional-format>
          <calcext:conditional-format calcext:target-range-address="'Classifiche Gironi'.K15:'Classifiche Gironi'.K15 'Classifiche Gironi'.K21:'Classifiche Gironi'.K21">
            <calcext:condition calcext:apply-style-name="ConditionalStyle_82" calcext:value="formula-is([.$F$5]=&quot;Black and White&quot;)" calcext:base-cell-address="'Classifiche Gironi'.K14"/>
          </calcext:conditional-format>
          <calcext:conditional-format calcext:target-range-address="'Classifiche Gironi'.K14:'Classifiche Gironi'.K14 'Classifiche Gironi'.K20:'Classifiche Gironi'.K20">
            <calcext:condition calcext:apply-style-name="ConditionalStyle_81" calcext:value="formula-is([.$F$5]=&quot;Black and White&quot;)" calcext:base-cell-address="'Classifiche Gironi'.K13"/>
          </calcext:conditional-format>
          <calcext:conditional-format calcext:target-range-address="'Classifiche Gironi'.J12:'Classifiche Gironi'.J12 'Classifiche Gironi'.J18:'Classifiche Gironi'.J18 'Classifiche Gironi'.J24:'Classifiche Gironi'.J24">
            <calcext:condition calcext:apply-style-name="ConditionalStyle_80" calcext:value="formula-is([.$F$5]=&quot;Black and White&quot;)" calcext:base-cell-address="'Classifiche Gironi'.J11"/>
          </calcext:conditional-format>
          <calcext:conditional-format calcext:target-range-address="'Classifiche Gironi'.J13:'Classifiche Gironi'.J13 'Classifiche Gironi'.J19:'Classifiche Gironi'.J19 'Classifiche Gironi'.J25:'Classifiche Gironi'.J25">
            <calcext:condition calcext:apply-style-name="ConditionalStyle_79" calcext:value="formula-is([.$F$5]=&quot;Black and White&quot;)" calcext:base-cell-address="'Classifiche Gironi'.J12"/>
          </calcext:conditional-format>
          <calcext:conditional-format calcext:target-range-address="'Classifiche Gironi'.J14:'Classifiche Gironi'.J15 'Classifiche Gironi'.J20:'Classifiche Gironi'.J21">
            <calcext:condition calcext:apply-style-name="ConditionalStyle_78" calcext:value="formula-is([.$F$5]=&quot;Black and White&quot;)" calcext:base-cell-address="'Classifiche Gironi'.J13"/>
          </calcext:conditional-format>
          <calcext:conditional-format calcext:target-range-address="'Classifiche Gironi'.A6:'Classifiche Gironi'.A6">
            <calcext:condition calcext:apply-style-name="ConditionalStyle_68" calcext:value="formula-is([.$F$5]=&quot;Black and White&quot;)" calcext:base-cell-address="'Classifiche Gironi'.A5"/>
          </calcext:conditional-format>
          <calcext:conditional-format calcext:target-range-address="'Classifiche Gironi'.A8:'Classifiche Gironi'.A9">
            <calcext:condition calcext:apply-style-name="ConditionalStyle_67" calcext:value="formula-is([.$F$5]=&quot;Black and White&quot;)" calcext:base-cell-address="'Classifiche Gironi'.A7"/>
          </calcext:conditional-format>
          <calcext:conditional-format calcext:target-range-address="'Classifiche Gironi'.A7:'Classifiche Gironi'.A7">
            <calcext:condition calcext:apply-style-name="ConditionalStyle_66" calcext:value="formula-is([.$F$5]=&quot;Black and White&quot;)" calcext:base-cell-address="'Classifiche Gironi'.A6"/>
          </calcext:conditional-format>
          <calcext:conditional-format calcext:target-range-address="'Classifiche Gironi'.K13:'Classifiche Gironi'.Q13 'Classifiche Gironi'.K19:'Classifiche Gironi'.Q19 'Classifiche Gironi'.K25:'Classifiche Gironi'.Q25">
            <calcext:condition calcext:apply-style-name="ConditionalStyle_64" calcext:value="formula-is([.$F$5]=&quot;Black and White&quot;)" calcext:base-cell-address="'Classifiche Gironi'.K12"/>
          </calcext:conditional-format>
          <calcext:conditional-format calcext:target-range-address="'Classifiche Gironi'.L14:'Classifiche Gironi'.Q15 'Classifiche Gironi'.L20:'Classifiche Gironi'.Q21">
            <calcext:condition calcext:apply-style-name="ConditionalStyle_63" calcext:value="formula-is([.$F$5]=&quot;Black and White&quot;)" calcext:base-cell-address="'Classifiche Gironi'.L13"/>
          </calcext:conditional-format>
          <calcext:conditional-format calcext:target-range-address="'Classifiche Gironi'.B6:'Classifiche Gironi'.H6">
            <calcext:condition calcext:apply-style-name="ConditionalStyle_35" calcext:value="formula-is([.$F$5]=&quot;Black and White&quot;)" calcext:base-cell-address="'Classifiche Gironi'.B5"/>
          </calcext:conditional-format>
          <calcext:conditional-format calcext:target-range-address="'Classifiche Gironi'.C8:'Classifiche Gironi'.C8">
            <calcext:condition calcext:apply-style-name="ConditionalStyle_34" calcext:value="formula-is([.$F$5]=&quot;Black and White&quot;)" calcext:base-cell-address="'Classifiche Gironi'.C7"/>
          </calcext:conditional-format>
          <calcext:conditional-format calcext:target-range-address="'Classifiche Gironi'.C9:'Classifiche Gironi'.C9">
            <calcext:condition calcext:apply-style-name="ConditionalStyle_33" calcext:value="formula-is([.$F$5]=&quot;Black and White&quot;)" calcext:base-cell-address="'Classifiche Gironi'.C8"/>
          </calcext:conditional-format>
          <calcext:conditional-format calcext:target-range-address="'Classifiche Gironi'.D8:'Classifiche Gironi'.D9">
            <calcext:condition calcext:apply-style-name="ConditionalStyle_32" calcext:value="formula-is([.$F$5]=&quot;Black and White&quot;)" calcext:base-cell-address="'Classifiche Gironi'.D7"/>
          </calcext:conditional-format>
          <calcext:conditional-format calcext:target-range-address="'Classifiche Gironi'.E8:'Classifiche Gironi'.H9">
            <calcext:condition calcext:apply-style-name="ConditionalStyle_31" calcext:value="formula-is([.$F$5]=&quot;Black and White&quot;)" calcext:base-cell-address="'Classifiche Gironi'.E7"/>
          </calcext:conditional-format>
          <calcext:conditional-format calcext:target-range-address="'Classifiche Gironi'.C7:'Classifiche Gironi'.H7">
            <calcext:condition calcext:apply-style-name="ConditionalStyle_30" calcext:value="formula-is([.$F$5]=&quot;Black and White&quot;)" calcext:base-cell-address="'Classifiche Gironi'.C6"/>
          </calcext:conditional-format>
          <calcext:conditional-format calcext:target-range-address="'Classifiche Gironi'.B9:'Classifiche Gironi'.B9">
            <calcext:condition calcext:apply-style-name="ConditionalStyle_29" calcext:value="formula-is([.$F$5]=&quot;Black and White&quot;)" calcext:base-cell-address="'Classifiche Gironi'.B8"/>
          </calcext:conditional-format>
          <calcext:conditional-format calcext:target-range-address="'Classifiche Gironi'.B8:'Classifiche Gironi'.B8">
            <calcext:condition calcext:apply-style-name="ConditionalStyle_28" calcext:value="formula-is([.$F$5]=&quot;Black and White&quot;)" calcext:base-cell-address="'Classifiche Gironi'.B7"/>
          </calcext:conditional-format>
          <calcext:conditional-format calcext:target-range-address="'Classifiche Gironi'.B7:'Classifiche Gironi'.B7">
            <calcext:condition calcext:apply-style-name="ConditionalStyle_27" calcext:value="formula-is([.$F$5]=&quot;Black and White&quot;)" calcext:base-cell-address="'Classifiche Gironi'.B6"/>
          </calcext:conditional-format>
          <calcext:conditional-format calcext:target-range-address="'Classifiche Gironi'.J5:'Classifiche Gironi'.J5 'Classifiche Gironi'.L5:'Classifiche Gironi'.Q5">
            <calcext:condition calcext:apply-style-name="ConditionalStyle_223" calcext:value="formula-is(IF(#REF!=#REF!;1;IF(#REF!=#REF!;1;0)))" calcext:base-cell-address="'Classifiche Gironi'.J4"/>
          </calcext:conditional-format>
          <calcext:conditional-format calcext:target-range-address="'Classifiche Gironi'.J6:'Classifiche Gironi'.Q6">
            <calcext:condition calcext:apply-style-name="ConditionalStyle_192" calcext:value="formula-is([.$F$5]=&quot;Black and White&quot;)" calcext:base-cell-address="'Classifiche Gironi'.J5"/>
          </calcext:conditional-format>
          <calcext:conditional-format calcext:target-range-address="'Classifiche Gironi'.J8:'Classifiche Gironi'.J9">
            <calcext:condition calcext:apply-style-name="ConditionalStyle_135" calcext:value="formula-is([.$F$5]=&quot;Black and White&quot;)" calcext:base-cell-address="'Classifiche Gironi'.J7"/>
          </calcext:conditional-format>
          <calcext:conditional-format calcext:target-range-address="'Classifiche Gironi'.J7:'Classifiche Gironi'.J7">
            <calcext:condition calcext:apply-style-name="ConditionalStyle_134" calcext:value="formula-is([.$F$5]=&quot;Black and White&quot;)" calcext:base-cell-address="'Classifiche Gironi'.J6"/>
          </calcext:conditional-format>
          <calcext:conditional-format calcext:target-range-address="'Classifiche Gironi'.L8:'Classifiche Gironi'.L8">
            <calcext:condition calcext:apply-style-name="ConditionalStyle_133" calcext:value="formula-is([.$F$5]=&quot;Black and White&quot;)" calcext:base-cell-address="'Classifiche Gironi'.L7"/>
          </calcext:conditional-format>
          <calcext:conditional-format calcext:target-range-address="'Classifiche Gironi'.L9:'Classifiche Gironi'.L9">
            <calcext:condition calcext:apply-style-name="ConditionalStyle_132" calcext:value="formula-is([.$F$5]=&quot;Black and White&quot;)" calcext:base-cell-address="'Classifiche Gironi'.L8"/>
          </calcext:conditional-format>
          <calcext:conditional-format calcext:target-range-address="'Classifiche Gironi'.M8:'Classifiche Gironi'.M9">
            <calcext:condition calcext:apply-style-name="ConditionalStyle_131" calcext:value="formula-is([.$F$5]=&quot;Black and White&quot;)" calcext:base-cell-address="'Classifiche Gironi'.M7"/>
          </calcext:conditional-format>
          <calcext:conditional-format calcext:target-range-address="'Classifiche Gironi'.N8:'Classifiche Gironi'.Q9">
            <calcext:condition calcext:apply-style-name="ConditionalStyle_130" calcext:value="formula-is([.$F$5]=&quot;Black and White&quot;)" calcext:base-cell-address="'Classifiche Gironi'.N7"/>
          </calcext:conditional-format>
          <calcext:conditional-format calcext:target-range-address="'Classifiche Gironi'.L7:'Classifiche Gironi'.Q7">
            <calcext:condition calcext:apply-style-name="ConditionalStyle_129" calcext:value="formula-is([.$F$5]=&quot;Black and White&quot;)" calcext:base-cell-address="'Classifiche Gironi'.L6"/>
          </calcext:conditional-format>
          <calcext:conditional-format calcext:target-range-address="'Classifiche Gironi'.K9:'Classifiche Gironi'.K9">
            <calcext:condition calcext:apply-style-name="ConditionalStyle_85" calcext:value="formula-is([.$F$5]=&quot;Black and White&quot;)" calcext:base-cell-address="'Classifiche Gironi'.K8"/>
          </calcext:conditional-format>
          <calcext:conditional-format calcext:target-range-address="'Classifiche Gironi'.K8:'Classifiche Gironi'.K8">
            <calcext:condition calcext:apply-style-name="ConditionalStyle_84" calcext:value="formula-is([.$F$5]=&quot;Black and White&quot;)" calcext:base-cell-address="'Classifiche Gironi'.K7"/>
          </calcext:conditional-format>
          <calcext:conditional-format calcext:target-range-address="'Classifiche Gironi'.K7:'Classifiche Gironi'.K7">
            <calcext:condition calcext:apply-style-name="ConditionalStyle_65" calcext:value="formula-is([.$F$5]=&quot;Black and White&quot;)" calcext:base-cell-address="'Classifiche Gironi'.K6"/>
          </calcext:conditional-format>
          <calcext:conditional-format calcext:target-range-address="'Classifiche Gironi'.J17:'Classifiche Gironi'.J17">
            <calcext:condition calcext:apply-style-name="ConditionalStyle_191" calcext:value="formula-is([.$F$5]=&quot;Black and White&quot;)" calcext:base-cell-address="'Classifiche Gironi'.J16"/>
          </calcext:conditional-format>
          <calcext:conditional-format calcext:target-range-address="'Classifiche Gironi'.K17:'Classifiche Gironi'.K17">
            <calcext:condition calcext:apply-style-name="ConditionalStyle_190" calcext:value="formula-is([.$F$5]=&quot;Black and White&quot;)" calcext:base-cell-address="'Classifiche Gironi'.K16"/>
          </calcext:conditional-format>
          <calcext:conditional-format calcext:target-range-address="'Classifiche Gironi'.L17:'Classifiche Gironi'.Q17">
            <calcext:condition calcext:apply-style-name="ConditionalStyle_189" calcext:value="formula-is([.$F$5]=&quot;Black and White&quot;)" calcext:base-cell-address="'Classifiche Gironi'.L16"/>
          </calcext:conditional-format>
          <calcext:conditional-format calcext:target-range-address="'Classifiche Gironi'.J26:'Classifiche Gironi'.J26">
            <calcext:condition calcext:apply-style-name="ConditionalStyle_14" calcext:value="formula-is([.$F$5]=&quot;Black and White&quot;)" calcext:base-cell-address="'Classifiche Gironi'.J25"/>
          </calcext:conditional-format>
          <calcext:conditional-format calcext:target-range-address="'Classifiche Gironi'.J26:'Classifiche Gironi'.J26">
            <calcext:condition calcext:apply-style-name="ConditionalStyle_13" calcext:value="formula-is([.$F$5]=&quot;Black and White&quot;)" calcext:base-cell-address="'Classifiche Gironi'.J26"/>
          </calcext:conditional-format>
          <calcext:conditional-format calcext:target-range-address="'Classifiche Gironi'.K26:'Classifiche Gironi'.K26">
            <calcext:condition calcext:apply-style-name="ConditionalStyle_4" calcext:value="formula-is([.$F$5]=&quot;Black and White&quot;)" calcext:base-cell-address="'Classifiche Gironi'.K25"/>
          </calcext:conditional-format>
          <calcext:conditional-format calcext:target-range-address="'Classifiche Gironi'.K26:'Classifiche Gironi'.K26">
            <calcext:condition calcext:apply-style-name="ConditionalStyle_3" calcext:value="formula-is([.$F$5]=&quot;Black and White&quot;)" calcext:base-cell-address="'Classifiche Gironi'.K26"/>
          </calcext:conditional-format>
          <calcext:conditional-format calcext:target-range-address="'Classifiche Gironi'.L26:'Classifiche Gironi'.Q26">
            <calcext:condition calcext:apply-style-name="ConditionalStyle_2" calcext:value="formula-is([.$F$5]=&quot;Black and White&quot;)" calcext:base-cell-address="'Classifiche Gironi'.L26"/>
          </calcext:conditional-format>
          <calcext:conditional-format calcext:target-range-address="'Classifiche Gironi'.L26:'Classifiche Gironi'.Q26">
            <calcext:condition calcext:apply-style-name="ConditionalStyle_1" calcext:value="formula-is([.$F$5]=&quot;Black and White&quot;)" calcext:base-cell-address="'Classifiche Gironi'.L25"/>
          </calcext:conditional-format>
          <calcext:conditional-format calcext:target-range-address="'Classifiche Gironi'.A26:'Classifiche Gironi'.A26">
            <calcext:condition calcext:apply-style-name="ConditionalStyle_77" calcext:value="formula-is([.$F$5]=&quot;Black and White&quot;)" calcext:base-cell-address="'Classifiche Gironi'.A26"/>
          </calcext:conditional-format>
          <calcext:conditional-format calcext:target-range-address="'Classifiche Gironi'.A25:'Classifiche Gironi'.A26">
            <calcext:condition calcext:apply-style-name="ConditionalStyle_76" calcext:value="formula-is([.$F$5]=&quot;Black and White&quot;)" calcext:base-cell-address="'Classifiche Gironi'.A25"/>
          </calcext:conditional-format>
          <calcext:conditional-format calcext:target-range-address="'Classifiche Gironi'.A25:'Classifiche Gironi'.A25">
            <calcext:condition calcext:apply-style-name="ConditionalStyle_75" calcext:value="formula-is([.$F$5]=&quot;Black and White&quot;)" calcext:base-cell-address="'Classifiche Gironi'.A24"/>
          </calcext:conditional-format>
          <calcext:conditional-format calcext:target-range-address="'Classifiche Gironi'.B26:'Classifiche Gironi'.H26">
            <calcext:condition calcext:apply-style-name="ConditionalStyle_62" calcext:value="formula-is([.$F$5]=&quot;Black and White&quot;)" calcext:base-cell-address="'Classifiche Gironi'.B26"/>
          </calcext:conditional-format>
          <calcext:conditional-format calcext:target-range-address="'Classifiche Gironi'.C26:'Classifiche Gironi'.C26">
            <calcext:condition calcext:apply-style-name="ConditionalStyle_61" calcext:value="formula-is([.$F$5]=&quot;Black and White&quot;)" calcext:base-cell-address="'Classifiche Gironi'.C25"/>
          </calcext:conditional-format>
          <calcext:conditional-format calcext:target-range-address="'Classifiche Gironi'.C26:'Classifiche Gironi'.C26">
            <calcext:condition calcext:apply-style-name="ConditionalStyle_60" calcext:value="formula-is([.$F$5]=&quot;Black and White&quot;)" calcext:base-cell-address="'Classifiche Gironi'.C26"/>
          </calcext:conditional-format>
          <calcext:conditional-format calcext:target-range-address="'Classifiche Gironi'.D25:'Classifiche Gironi'.D26">
            <calcext:condition calcext:apply-style-name="ConditionalStyle_59" calcext:value="formula-is([.$F$5]=&quot;Black and White&quot;)" calcext:base-cell-address="'Classifiche Gironi'.D25"/>
          </calcext:conditional-format>
          <calcext:conditional-format calcext:target-range-address="'Classifiche Gironi'.E25:'Classifiche Gironi'.H26">
            <calcext:condition calcext:apply-style-name="ConditionalStyle_58" calcext:value="formula-is([.$F$5]=&quot;Black and White&quot;)" calcext:base-cell-address="'Classifiche Gironi'.E25"/>
          </calcext:conditional-format>
          <calcext:conditional-format calcext:target-range-address="'Classifiche Gironi'.C25:'Classifiche Gironi'.H25">
            <calcext:condition calcext:apply-style-name="ConditionalStyle_57" calcext:value="formula-is([.$F$5]=&quot;Black and White&quot;)" calcext:base-cell-address="'Classifiche Gironi'.C24"/>
          </calcext:conditional-format>
          <calcext:conditional-format calcext:target-range-address="'Classifiche Gironi'.B26:'Classifiche Gironi'.B26">
            <calcext:condition calcext:apply-style-name="ConditionalStyle_56" calcext:value="formula-is([.$F$5]=&quot;Black and White&quot;)" calcext:base-cell-address="'Classifiche Gironi'.B26"/>
          </calcext:conditional-format>
          <calcext:conditional-format calcext:target-range-address="'Classifiche Gironi'.B26:'Classifiche Gironi'.B26">
            <calcext:condition calcext:apply-style-name="ConditionalStyle_55" calcext:value="formula-is([.$F$5]=&quot;Black and White&quot;)" calcext:base-cell-address="'Classifiche Gironi'.B25"/>
          </calcext:conditional-format>
          <calcext:conditional-format calcext:target-range-address="'Classifiche Gironi'.B25:'Classifiche Gironi'.B25">
            <calcext:condition calcext:apply-style-name="ConditionalStyle_54" calcext:value="formula-is([.$F$5]=&quot;Black and White&quot;)" calcext:base-cell-address="'Classifiche Gironi'.B24"/>
          </calcext:conditional-format>
          <calcext:conditional-format calcext:target-range-address="'Classifiche Gironi'.A20:'Classifiche Gironi'.A20">
            <calcext:condition calcext:apply-style-name="ConditionalStyle_74" calcext:value="formula-is([.$F$5]=&quot;Black and White&quot;)" calcext:base-cell-address="'Classifiche Gironi'.A19"/>
          </calcext:conditional-format>
          <calcext:conditional-format calcext:target-range-address="'Classifiche Gironi'.A20:'Classifiche Gironi'.A21">
            <calcext:condition calcext:apply-style-name="ConditionalStyle_73" calcext:value="formula-is([.$F$5]=&quot;Black and White&quot;)" calcext:base-cell-address="'Classifiche Gironi'.A19"/>
          </calcext:conditional-format>
          <calcext:conditional-format calcext:target-range-address="'Classifiche Gironi'.A21:'Classifiche Gironi'.A21">
            <calcext:condition calcext:apply-style-name="ConditionalStyle_72" calcext:value="formula-is([.$F$5]=&quot;Black and White&quot;)" calcext:base-cell-address="'Classifiche Gironi'.A20"/>
          </calcext:conditional-format>
          <calcext:conditional-format calcext:target-range-address="'Classifiche Gironi'.B20:'Classifiche Gironi'.H20">
            <calcext:condition calcext:apply-style-name="ConditionalStyle_53" calcext:value="formula-is([.$F$5]=&quot;Black and White&quot;)" calcext:base-cell-address="'Classifiche Gironi'.B19"/>
          </calcext:conditional-format>
          <calcext:conditional-format calcext:target-range-address="'Classifiche Gironi'.C20:'Classifiche Gironi'.C20">
            <calcext:condition calcext:apply-style-name="ConditionalStyle_52" calcext:value="formula-is([.$F$5]=&quot;Black and White&quot;)" calcext:base-cell-address="'Classifiche Gironi'.C19"/>
          </calcext:conditional-format>
          <calcext:conditional-format calcext:target-range-address="'Classifiche Gironi'.C21:'Classifiche Gironi'.C21">
            <calcext:condition calcext:apply-style-name="ConditionalStyle_51" calcext:value="formula-is([.$F$5]=&quot;Black and White&quot;)" calcext:base-cell-address="'Classifiche Gironi'.C20"/>
          </calcext:conditional-format>
          <calcext:conditional-format calcext:target-range-address="'Classifiche Gironi'.D20:'Classifiche Gironi'.D21">
            <calcext:condition calcext:apply-style-name="ConditionalStyle_50" calcext:value="formula-is([.$F$5]=&quot;Black and White&quot;)" calcext:base-cell-address="'Classifiche Gironi'.D19"/>
          </calcext:conditional-format>
          <calcext:conditional-format calcext:target-range-address="'Classifiche Gironi'.E20:'Classifiche Gironi'.H21">
            <calcext:condition calcext:apply-style-name="ConditionalStyle_49" calcext:value="formula-is([.$F$5]=&quot;Black and White&quot;)" calcext:base-cell-address="'Classifiche Gironi'.E19"/>
          </calcext:conditional-format>
          <calcext:conditional-format calcext:target-range-address="'Classifiche Gironi'.C21:'Classifiche Gironi'.H21">
            <calcext:condition calcext:apply-style-name="ConditionalStyle_48" calcext:value="formula-is([.$F$5]=&quot;Black and White&quot;)" calcext:base-cell-address="'Classifiche Gironi'.C20"/>
          </calcext:conditional-format>
          <calcext:conditional-format calcext:target-range-address="'Classifiche Gironi'.B21:'Classifiche Gironi'.B21">
            <calcext:condition calcext:apply-style-name="ConditionalStyle_47" calcext:value="formula-is([.$F$5]=&quot;Black and White&quot;)" calcext:base-cell-address="'Classifiche Gironi'.B20"/>
          </calcext:conditional-format>
          <calcext:conditional-format calcext:target-range-address="'Classifiche Gironi'.B20:'Classifiche Gironi'.B20">
            <calcext:condition calcext:apply-style-name="ConditionalStyle_46" calcext:value="formula-is([.$F$5]=&quot;Black and White&quot;)" calcext:base-cell-address="'Classifiche Gironi'.B19"/>
          </calcext:conditional-format>
          <calcext:conditional-format calcext:target-range-address="'Classifiche Gironi'.B21:'Classifiche Gironi'.B21">
            <calcext:condition calcext:apply-style-name="ConditionalStyle_45" calcext:value="formula-is([.$F$5]=&quot;Black and White&quot;)" calcext:base-cell-address="'Classifiche Gironi'.B20"/>
          </calcext:conditional-format>
          <calcext:conditional-format calcext:target-range-address="'Classifiche Gironi'.A13:'Classifiche Gironi'.A13">
            <calcext:condition calcext:apply-style-name="ConditionalStyle_71" calcext:value="formula-is([.$F$5]=&quot;Black and White&quot;)" calcext:base-cell-address="'Classifiche Gironi'.A12"/>
          </calcext:conditional-format>
          <calcext:conditional-format calcext:target-range-address="'Classifiche Gironi'.A14:'Classifiche Gironi'.A15">
            <calcext:condition calcext:apply-style-name="ConditionalStyle_70" calcext:value="formula-is([.$F$5]=&quot;Black and White&quot;)" calcext:base-cell-address="'Classifiche Gironi'.A13"/>
          </calcext:conditional-format>
          <calcext:conditional-format calcext:target-range-address="'Classifiche Gironi'.A14:'Classifiche Gironi'.A14">
            <calcext:condition calcext:apply-style-name="ConditionalStyle_69" calcext:value="formula-is([.$F$5]=&quot;Black and White&quot;)" calcext:base-cell-address="'Classifiche Gironi'.A13"/>
          </calcext:conditional-format>
          <calcext:conditional-format calcext:target-range-address="'Classifiche Gironi'.B13:'Classifiche Gironi'.H13">
            <calcext:condition calcext:apply-style-name="ConditionalStyle_44" calcext:value="formula-is([.$F$5]=&quot;Black and White&quot;)" calcext:base-cell-address="'Classifiche Gironi'.B12"/>
          </calcext:conditional-format>
          <calcext:conditional-format calcext:target-range-address="'Classifiche Gironi'.C15:'Classifiche Gironi'.C15">
            <calcext:condition calcext:apply-style-name="ConditionalStyle_43" calcext:value="formula-is([.$F$5]=&quot;Black and White&quot;)" calcext:base-cell-address="'Classifiche Gironi'.C14"/>
          </calcext:conditional-format>
          <calcext:conditional-format calcext:target-range-address="'Classifiche Gironi'.C15:'Classifiche Gironi'.C15">
            <calcext:condition calcext:apply-style-name="ConditionalStyle_42" calcext:value="formula-is([.$F$5]=&quot;Black and White&quot;)" calcext:base-cell-address="'Classifiche Gironi'.C14"/>
          </calcext:conditional-format>
          <calcext:conditional-format calcext:target-range-address="'Classifiche Gironi'.D14:'Classifiche Gironi'.D15">
            <calcext:condition calcext:apply-style-name="ConditionalStyle_41" calcext:value="formula-is([.$F$5]=&quot;Black and White&quot;)" calcext:base-cell-address="'Classifiche Gironi'.D13"/>
          </calcext:conditional-format>
          <calcext:conditional-format calcext:target-range-address="'Classifiche Gironi'.E14:'Classifiche Gironi'.H15">
            <calcext:condition calcext:apply-style-name="ConditionalStyle_40" calcext:value="formula-is([.$F$5]=&quot;Black and White&quot;)" calcext:base-cell-address="'Classifiche Gironi'.E13"/>
          </calcext:conditional-format>
          <calcext:conditional-format calcext:target-range-address="'Classifiche Gironi'.C14:'Classifiche Gironi'.H14">
            <calcext:condition calcext:apply-style-name="ConditionalStyle_39" calcext:value="formula-is([.$F$5]=&quot;Black and White&quot;)" calcext:base-cell-address="'Classifiche Gironi'.C13"/>
          </calcext:conditional-format>
          <calcext:conditional-format calcext:target-range-address="'Classifiche Gironi'.B15:'Classifiche Gironi'.B15">
            <calcext:condition calcext:apply-style-name="ConditionalStyle_38" calcext:value="formula-is([.$F$5]=&quot;Black and White&quot;)" calcext:base-cell-address="'Classifiche Gironi'.B14"/>
          </calcext:conditional-format>
          <calcext:conditional-format calcext:target-range-address="'Classifiche Gironi'.B15:'Classifiche Gironi'.B15">
            <calcext:condition calcext:apply-style-name="ConditionalStyle_37" calcext:value="formula-is([.$F$5]=&quot;Black and White&quot;)" calcext:base-cell-address="'Classifiche Gironi'.B14"/>
          </calcext:conditional-format>
          <calcext:conditional-format calcext:target-range-address="'Classifiche Gironi'.B14:'Classifiche Gironi'.B14">
            <calcext:condition calcext:apply-style-name="ConditionalStyle_36" calcext:value="formula-is([.$F$5]=&quot;Black and White&quot;)" calcext:base-cell-address="'Classifiche Gironi'.B13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762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760"/>
          <table:table-cell table:style-name="ce763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535"/>
        </table:table-row>
        <table:table-row table:style-name="ro5">
          <table:table-cell table:style-name="ce760"/>
          <table:table-cell table:style-name="ce530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536"/>
        </table:table-row>
        <table:table-row table:style-name="ro6">
          <table:table-cell table:style-name="ce760"/>
          <table:table-cell table:style-name="ce764" office:value-type="string" calcext:value-type="string">
            <text:p>Data</text:p>
          </table:table-cell>
          <table:table-cell table:style-name="ce764" office:value-type="string" calcext:value-type="string">
            <text:p>Ora</text:p>
          </table:table-cell>
          <table:table-cell table:style-name="ce764" office:value-type="string" calcext:value-type="string">
            <text:p>Squadra A</text:p>
          </table:table-cell>
          <table:table-cell table:style-name="ce772" office:value-type="string" calcext:value-type="string" table:number-columns-spanned="2" table:number-rows-spanned="1">
            <text:p>Risultato</text:p>
          </table:table-cell>
          <table:covered-table-cell table:style-name="ce543"/>
          <table:table-cell table:style-name="ce764" office:value-type="string" calcext:value-type="string">
            <text:p>Squadra B</text:p>
          </table:table-cell>
          <table:table-cell table:style-name="ce764" office:value-type="string" calcext:value-type="string">
            <text:p>Turno</text:p>
          </table:table-cell>
          <table:table-cell table:style-name="ce764" office:value-type="string" calcext:value-type="string">
            <text:p>Campo</text:p>
          </table:table-cell>
        </table:table-row>
        <table:table-row table:style-name="ro6">
          <table:table-cell table:style-name="ce761" office:value-type="float" office:value="49" calcext:value-type="float">
            <text:p>49</text:p>
          </table:table-cell>
          <table:table-cell table:style-name="ce765" table:formula="of:=VLOOKUP([.A4];INPUT_DATE_E_RISULTATI_2A_FASE;8;0)" office:value-type="date" office:date-value="2021-06-10" calcext:value-type="date">
            <text:p>gio 10 giu</text:p>
          </table:table-cell>
          <table:table-cell table:style-name="ce767" table:formula="of:=VLOOKUP([.A4];INPUT_DATE_E_RISULTATI_2A_FASE;9;0)" office:value-type="time" office:time-value="PT09H00M00S" calcext:value-type="time">
            <text:p>09:00</text:p>
          </table:table-cell>
          <table:table-cell table:style-name="ce769" table:formula="of:=VLOOKUP([.A4];INPUT_DATE_E_RISULTATI_2A_FASE;4;0)" office:value-type="string" office:string-value="Leoni" calcext:value-type="string">
            <text:p>Leoni</text:p>
          </table:table-cell>
          <table:table-cell table:style-name="ce773" table:formula="of:=VLOOKUP([.A4];INPUT_DATE_E_RISULTATI_2A_FASE;6;0)" office:value-type="float" office:value="67" calcext:value-type="float">
            <text:p>67</text:p>
          </table:table-cell>
          <table:table-cell table:style-name="ce773" table:formula="of:=VLOOKUP([.A4];INPUT_DATE_E_RISULTATI_2A_FASE;7;0)" office:value-type="float" office:value="46" calcext:value-type="float">
            <text:p>46</text:p>
          </table:table-cell>
          <table:table-cell table:style-name="ce774" table:formula="of:=VLOOKUP([.A4];INPUT_DATE_E_RISULTATI_2A_FASE;5;0)" office:value-type="string" office:string-value="Elefanti" calcext:value-type="string">
            <text:p>Elefanti</text:p>
          </table:table-cell>
          <table:table-cell table:style-name="ce776" table:formula="of:=VLOOKUP([.A4];INPUT_DATE_E_RISULTATI_2A_FASE;3;0)" office:value-type="string" office:string-value="1-16" calcext:value-type="string">
            <text:p>1-16</text:p>
          </table:table-cell>
          <table:table-cell table:style-name="ce777" table:formula="of:=VLOOKUP([.A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0" calcext:value-type="float">
            <text:p>50</text:p>
          </table:table-cell>
          <table:table-cell table:style-name="ce766" table:formula="of:=VLOOKUP([.A5];INPUT_DATE_E_RISULTATI_2A_FASE;8;0)" office:value-type="date" office:date-value="2021-06-10" calcext:value-type="date">
            <text:p>gio 10 giu</text:p>
          </table:table-cell>
          <table:table-cell table:style-name="ce768" table:formula="of:=VLOOKUP([.A5];INPUT_DATE_E_RISULTATI_2A_FASE;9;0)" office:value-type="time" office:time-value="PT09H00M00S" calcext:value-type="time">
            <text:p>09:00</text:p>
          </table:table-cell>
          <table:table-cell table:style-name="ce770" table:formula="of:=VLOOKUP([.A5];INPUT_DATE_E_RISULTATI_2A_FASE;4;0)" office:value-type="string" office:string-value="Pantere" calcext:value-type="string">
            <text:p>Pantere</text:p>
          </table:table-cell>
          <table:table-cell table:style-name="ce773" table:formula="of:=VLOOKUP([.A5];INPUT_DATE_E_RISULTATI_2A_FASE;6;0)" office:value-type="float" office:value="55" calcext:value-type="float">
            <text:p>55</text:p>
          </table:table-cell>
          <table:table-cell table:style-name="ce773" table:formula="of:=VLOOKUP([.A5];INPUT_DATE_E_RISULTATI_2A_FASE;7;0)" office:value-type="float" office:value="36" calcext:value-type="float">
            <text:p>36</text:p>
          </table:table-cell>
          <table:table-cell table:style-name="ce774" table:formula="of:=VLOOKUP([.A5];INPUT_DATE_E_RISULTATI_2A_FASE;5;0)" office:value-type="string" office:string-value="Giraffe" calcext:value-type="string">
            <text:p>Giraffe</text:p>
          </table:table-cell>
          <table:table-cell table:style-name="ce777" table:formula="of:=VLOOKUP([.A5];INPUT_DATE_E_RISULTATI_2A_FASE;3;0)" office:value-type="string" office:string-value="1-16" calcext:value-type="string">
            <text:p>1-16</text:p>
          </table:table-cell>
          <table:table-cell table:style-name="ce777" table:formula="of:=VLOOKUP([.A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1" calcext:value-type="float">
            <text:p>51</text:p>
          </table:table-cell>
          <table:table-cell table:style-name="ce766" table:formula="of:=VLOOKUP([.A6];INPUT_DATE_E_RISULTATI_2A_FASE;8;0)" office:value-type="date" office:date-value="2021-06-10" calcext:value-type="date">
            <text:p>gio 10 giu</text:p>
          </table:table-cell>
          <table:table-cell table:style-name="ce768" table:formula="of:=VLOOKUP([.A6];INPUT_DATE_E_RISULTATI_2A_FASE;9;0)" office:value-type="time" office:time-value="PT09H00M00S" calcext:value-type="time">
            <text:p>09:00</text:p>
          </table:table-cell>
          <table:table-cell table:style-name="ce770" table:formula="of:=VLOOKUP([.A6];INPUT_DATE_E_RISULTATI_2A_FASE;4;0)" office:value-type="string" office:string-value="Tigri" calcext:value-type="string">
            <text:p>Tigri</text:p>
          </table:table-cell>
          <table:table-cell table:style-name="ce773" table:formula="of:=VLOOKUP([.A6];INPUT_DATE_E_RISULTATI_2A_FASE;6;0)" office:value-type="float" office:value="56" calcext:value-type="float">
            <text:p>56</text:p>
          </table:table-cell>
          <table:table-cell table:style-name="ce773" table:formula="of:=VLOOKUP([.A6];INPUT_DATE_E_RISULTATI_2A_FASE;7;0)" office:value-type="float" office:value="38" calcext:value-type="float">
            <text:p>38</text:p>
          </table:table-cell>
          <table:table-cell table:style-name="ce774" table:formula="of:=VLOOKUP([.A6];INPUT_DATE_E_RISULTATI_2A_FASE;5;0)" office:value-type="string" office:string-value="Iguane" calcext:value-type="string">
            <text:p>Iguane</text:p>
          </table:table-cell>
          <table:table-cell table:style-name="ce777" table:formula="of:=VLOOKUP([.A6];INPUT_DATE_E_RISULTATI_2A_FASE;3;0)" office:value-type="string" office:string-value="17-32" calcext:value-type="string">
            <text:p>17-32</text:p>
          </table:table-cell>
          <table:table-cell table:style-name="ce777" table:formula="of:=VLOOKUP([.A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52" calcext:value-type="float">
            <text:p>52</text:p>
          </table:table-cell>
          <table:table-cell table:style-name="ce766" table:formula="of:=VLOOKUP([.A7];INPUT_DATE_E_RISULTATI_2A_FASE;8;0)" office:value-type="date" office:date-value="2021-06-10" calcext:value-type="date">
            <text:p>gio 10 giu</text:p>
          </table:table-cell>
          <table:table-cell table:style-name="ce768" table:formula="of:=VLOOKUP([.A7];INPUT_DATE_E_RISULTATI_2A_FASE;9;0)" office:value-type="time" office:time-value="PT09H00M00S" calcext:value-type="time">
            <text:p>09:00</text:p>
          </table:table-cell>
          <table:table-cell table:style-name="ce77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7];INPUT_DATE_E_RISULTATI_2A_FASE;6;0)" office:value-type="float" office:value="56" calcext:value-type="float">
            <text:p>56</text:p>
          </table:table-cell>
          <table:table-cell table:style-name="ce773" table:formula="of:=VLOOKUP([.A7];INPUT_DATE_E_RISULTATI_2A_FASE;7;0)" office:value-type="float" office:value="43" calcext:value-type="float">
            <text:p>43</text:p>
          </table:table-cell>
          <table:table-cell table:style-name="ce774" table:formula="of:=VLOOKUP([.A7];INPUT_DATE_E_RISULTATI_2A_FASE;5;0)" office:value-type="string" office:string-value="Ghepardi" calcext:value-type="string">
            <text:p>Ghepardi</text:p>
          </table:table-cell>
          <table:table-cell table:style-name="ce777" table:formula="of:=VLOOKUP([.A7];INPUT_DATE_E_RISULTATI_2A_FASE;3;0)" office:value-type="string" office:string-value="17-32" calcext:value-type="string">
            <text:p>17-32</text:p>
          </table:table-cell>
          <table:table-cell table:style-name="ce777" table:formula="of:=VLOOKUP([.A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53" calcext:value-type="float">
            <text:p>53</text:p>
          </table:table-cell>
          <table:table-cell table:style-name="ce766" table:formula="of:=VLOOKUP([.A8];INPUT_DATE_E_RISULTATI_2A_FASE;8;0)" office:value-type="date" office:date-value="2021-06-10" calcext:value-type="date">
            <text:p>gio 10 giu</text:p>
          </table:table-cell>
          <table:table-cell table:style-name="ce768" table:formula="of:=VLOOKUP([.A8];INPUT_DATE_E_RISULTATI_2A_FASE;9;0)" office:value-type="time" office:time-value="PT11H00M00S" calcext:value-type="time">
            <text:p>11:00</text:p>
          </table:table-cell>
          <table:table-cell table:style-name="ce770" table:formula="of:=VLOOKUP([.A8];INPUT_DATE_E_RISULTATI_2A_FASE;4;0)" office:value-type="string" office:string-value="Giaguari" calcext:value-type="string">
            <text:p>Giaguari</text:p>
          </table:table-cell>
          <table:table-cell table:style-name="ce773" table:formula="of:=VLOOKUP([.A8];INPUT_DATE_E_RISULTATI_2A_FASE;6;0)" office:value-type="float" office:value="52" calcext:value-type="float">
            <text:p>52</text:p>
          </table:table-cell>
          <table:table-cell table:style-name="ce773" table:formula="of:=VLOOKUP([.A8];INPUT_DATE_E_RISULTATI_2A_FASE;7;0)" office:value-type="float" office:value="43" calcext:value-type="float">
            <text:p>43</text:p>
          </table:table-cell>
          <table:table-cell table:style-name="ce774" table:formula="of:=VLOOKUP([.A8];INPUT_DATE_E_RISULTATI_2A_FASE;5;0)" office:value-type="string" office:string-value="Aquile" calcext:value-type="string">
            <text:p>Aquile</text:p>
          </table:table-cell>
          <table:table-cell table:style-name="ce777" table:formula="of:=VLOOKUP([.A8];INPUT_DATE_E_RISULTATI_2A_FASE;3;0)" office:value-type="string" office:string-value="1-16" calcext:value-type="string">
            <text:p>1-16</text:p>
          </table:table-cell>
          <table:table-cell table:style-name="ce777" table:formula="of:=VLOOKUP([.A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4" calcext:value-type="float">
            <text:p>54</text:p>
          </table:table-cell>
          <table:table-cell table:style-name="ce766" table:formula="of:=VLOOKUP([.A9];INPUT_DATE_E_RISULTATI_2A_FASE;8;0)" office:value-type="date" office:date-value="2021-06-10" calcext:value-type="date">
            <text:p>gio 10 giu</text:p>
          </table:table-cell>
          <table:table-cell table:style-name="ce768" table:formula="of:=VLOOKUP([.A9];INPUT_DATE_E_RISULTATI_2A_FASE;9;0)" office:value-type="time" office:time-value="PT11H00M00S" calcext:value-type="time">
            <text:p>11:00</text:p>
          </table:table-cell>
          <table:table-cell table:style-name="ce77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773" table:formula="of:=VLOOKUP([.A9];INPUT_DATE_E_RISULTATI_2A_FASE;6;0)" office:value-type="float" office:value="67" calcext:value-type="float">
            <text:p>67</text:p>
          </table:table-cell>
          <table:table-cell table:style-name="ce773" table:formula="of:=VLOOKUP([.A9];INPUT_DATE_E_RISULTATI_2A_FASE;7;0)" office:value-type="float" office:value="34" calcext:value-type="float">
            <text:p>34</text:p>
          </table:table-cell>
          <table:table-cell table:style-name="ce774" table:formula="of:=VLOOKUP([.A9];INPUT_DATE_E_RISULTATI_2A_FASE;5;0)" office:value-type="string" office:string-value="Puma" calcext:value-type="string">
            <text:p>Puma</text:p>
          </table:table-cell>
          <table:table-cell table:style-name="ce777" table:formula="of:=VLOOKUP([.A9];INPUT_DATE_E_RISULTATI_2A_FASE;3;0)" office:value-type="string" office:string-value="1-16" calcext:value-type="string">
            <text:p>1-16</text:p>
          </table:table-cell>
          <table:table-cell table:style-name="ce777" table:formula="of:=VLOOKUP([.A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5" calcext:value-type="float">
            <text:p>55</text:p>
          </table:table-cell>
          <table:table-cell table:style-name="ce766" table:formula="of:=VLOOKUP([.A10];INPUT_DATE_E_RISULTATI_2A_FASE;8;0)" office:value-type="date" office:date-value="2021-06-10" calcext:value-type="date">
            <text:p>gio 10 giu</text:p>
          </table:table-cell>
          <table:table-cell table:style-name="ce768" table:formula="of:=VLOOKUP([.A10];INPUT_DATE_E_RISULTATI_2A_FASE;9;0)" office:value-type="time" office:time-value="PT11H00M00S" calcext:value-type="time">
            <text:p>11:00</text:p>
          </table:table-cell>
          <table:table-cell table:style-name="ce770" table:formula="of:=VLOOKUP([.A10];INPUT_DATE_E_RISULTATI_2A_FASE;4;0)" office:value-type="string" office:string-value="Linci" calcext:value-type="string">
            <text:p>Linci</text:p>
          </table:table-cell>
          <table:table-cell table:style-name="ce773" table:formula="of:=VLOOKUP([.A10];INPUT_DATE_E_RISULTATI_2A_FASE;6;0)" office:value-type="float" office:value="59" calcext:value-type="float">
            <text:p>59</text:p>
          </table:table-cell>
          <table:table-cell table:style-name="ce773" table:formula="of:=VLOOKUP([.A10];INPUT_DATE_E_RISULTATI_2A_FASE;7;0)" office:value-type="float" office:value="41" calcext:value-type="float">
            <text:p>41</text:p>
          </table:table-cell>
          <table:table-cell table:style-name="ce774" table:formula="of:=VLOOKUP([.A10];INPUT_DATE_E_RISULTATI_2A_FASE;5;0)" office:value-type="string" office:string-value="Falchi" calcext:value-type="string">
            <text:p>Falchi</text:p>
          </table:table-cell>
          <table:table-cell table:style-name="ce777" table:formula="of:=VLOOKUP([.A10];INPUT_DATE_E_RISULTATI_2A_FASE;3;0)" office:value-type="string" office:string-value="17-32" calcext:value-type="string">
            <text:p>17-32</text:p>
          </table:table-cell>
          <table:table-cell table:style-name="ce777" table:formula="of:=VLOOKUP([.A1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56" calcext:value-type="float">
            <text:p>56</text:p>
          </table:table-cell>
          <table:table-cell table:style-name="ce766" table:formula="of:=VLOOKUP([.A11];INPUT_DATE_E_RISULTATI_2A_FASE;8;0)" office:value-type="date" office:date-value="2021-06-10" calcext:value-type="date">
            <text:p>gio 10 giu</text:p>
          </table:table-cell>
          <table:table-cell table:style-name="ce768" table:formula="of:=VLOOKUP([.A11];INPUT_DATE_E_RISULTATI_2A_FASE;9;0)" office:value-type="time" office:time-value="PT11H00M00S" calcext:value-type="time">
            <text:p>11:00</text:p>
          </table:table-cell>
          <table:table-cell table:style-name="ce770" table:formula="of:=VLOOKUP([.A11];INPUT_DATE_E_RISULTATI_2A_FASE;4;0)" office:value-type="string" office:string-value="Pitoni" calcext:value-type="string">
            <text:p>Pitoni</text:p>
          </table:table-cell>
          <table:table-cell table:style-name="ce773" table:formula="of:=VLOOKUP([.A11];INPUT_DATE_E_RISULTATI_2A_FASE;6;0)" office:value-type="float" office:value="52" calcext:value-type="float">
            <text:p>52</text:p>
          </table:table-cell>
          <table:table-cell table:style-name="ce773" table:formula="of:=VLOOKUP([.A11];INPUT_DATE_E_RISULTATI_2A_FASE;7;0)" office:value-type="float" office:value="30" calcext:value-type="float">
            <text:p>30</text:p>
          </table:table-cell>
          <table:table-cell table:style-name="ce774" table:formula="of:=VLOOKUP([.A11];INPUT_DATE_E_RISULTATI_2A_FASE;5;0)" office:value-type="string" office:string-value="Serval" calcext:value-type="string">
            <text:p>Serval</text:p>
          </table:table-cell>
          <table:table-cell table:style-name="ce777" table:formula="of:=VLOOKUP([.A11];INPUT_DATE_E_RISULTATI_2A_FASE;3;0)" office:value-type="string" office:string-value="17-32" calcext:value-type="string">
            <text:p>17-32</text:p>
          </table:table-cell>
          <table:table-cell table:style-name="ce777" table:formula="of:=VLOOKUP([.A1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57" calcext:value-type="float">
            <text:p>57</text:p>
          </table:table-cell>
          <table:table-cell table:style-name="ce766" table:formula="of:=VLOOKUP([.A12];INPUT_DATE_E_RISULTATI_2A_FASE;8;0)" office:value-type="date" office:date-value="2021-06-10" calcext:value-type="date">
            <text:p>gio 10 giu</text:p>
          </table:table-cell>
          <table:table-cell table:style-name="ce768" table:formula="of:=VLOOKUP([.A12];INPUT_DATE_E_RISULTATI_2A_FASE;9;0)" office:value-type="time" office:time-value="PT15H30M00S" calcext:value-type="time">
            <text:p>15:30</text:p>
          </table:table-cell>
          <table:table-cell table:style-name="ce771" table:formula="of:=VLOOKUP([.A12];INPUT_DATE_E_RISULTATI_2A_FASE;4;0)" office:value-type="string" office:string-value="Bisonti" calcext:value-type="string">
            <text:p>Bisonti</text:p>
          </table:table-cell>
          <table:table-cell table:style-name="ce773" table:formula="of:=VLOOKUP([.A12];INPUT_DATE_E_RISULTATI_2A_FASE;6;0)" office:value-type="float" office:value="58" calcext:value-type="float">
            <text:p>58</text:p>
          </table:table-cell>
          <table:table-cell table:style-name="ce773" table:formula="of:=VLOOKUP([.A12];INPUT_DATE_E_RISULTATI_2A_FASE;7;0)" office:value-type="float" office:value="39" calcext:value-type="float">
            <text:p>39</text:p>
          </table:table-cell>
          <table:table-cell table:style-name="ce775" table:formula="of:=VLOOKUP([.A12];INPUT_DATE_E_RISULTATI_2A_FASE;5;0)" office:value-type="string" office:string-value="Gorilla" calcext:value-type="string">
            <text:p>Gorilla</text:p>
          </table:table-cell>
          <table:table-cell table:style-name="ce546" table:formula="of:=VLOOKUP([.A12];INPUT_DATE_E_RISULTATI_2A_FASE;3;0)" office:value-type="string" office:string-value="1-16" calcext:value-type="string">
            <text:p>1-16</text:p>
          </table:table-cell>
          <table:table-cell table:style-name="ce546" table:formula="of:=VLOOKUP([.A1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8" calcext:value-type="float">
            <text:p>58</text:p>
          </table:table-cell>
          <table:table-cell table:style-name="ce766" table:formula="of:=VLOOKUP([.A13];INPUT_DATE_E_RISULTATI_2A_FASE;8;0)" office:value-type="date" office:date-value="2021-06-10" calcext:value-type="date">
            <text:p>gio 10 giu</text:p>
          </table:table-cell>
          <table:table-cell table:style-name="ce768" table:formula="of:=VLOOKUP([.A13];INPUT_DATE_E_RISULTATI_2A_FASE;9;0)" office:value-type="time" office:time-value="PT15H30M00S" calcext:value-type="time">
            <text:p>15:30</text:p>
          </table:table-cell>
          <table:table-cell table:style-name="ce770" table:formula="of:=VLOOKUP([.A13];INPUT_DATE_E_RISULTATI_2A_FASE;4;0)" office:value-type="string" office:string-value="Istrici" calcext:value-type="string">
            <text:p>Istrici</text:p>
          </table:table-cell>
          <table:table-cell table:style-name="ce773" table:formula="of:=VLOOKUP([.A13];INPUT_DATE_E_RISULTATI_2A_FASE;6;0)" office:value-type="float" office:value="64" calcext:value-type="float">
            <text:p>64</text:p>
          </table:table-cell>
          <table:table-cell table:style-name="ce773" table:formula="of:=VLOOKUP([.A13];INPUT_DATE_E_RISULTATI_2A_FASE;7;0)" office:value-type="float" office:value="43" calcext:value-type="float">
            <text:p>43</text:p>
          </table:table-cell>
          <table:table-cell table:style-name="ce774" table:formula="of:=VLOOKUP([.A13];INPUT_DATE_E_RISULTATI_2A_FASE;5;0)" office:value-type="string" office:string-value="Bufali" calcext:value-type="string">
            <text:p>Bufali</text:p>
          </table:table-cell>
          <table:table-cell table:style-name="ce777" table:formula="of:=VLOOKUP([.A13];INPUT_DATE_E_RISULTATI_2A_FASE;3;0)" office:value-type="string" office:string-value="1-16" calcext:value-type="string">
            <text:p>1-16</text:p>
          </table:table-cell>
          <table:table-cell table:style-name="ce777" table:formula="of:=VLOOKUP([.A1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9" calcext:value-type="float">
            <text:p>59</text:p>
          </table:table-cell>
          <table:table-cell table:style-name="ce766" table:formula="of:=VLOOKUP([.A14];INPUT_DATE_E_RISULTATI_2A_FASE;8;0)" office:value-type="date" office:date-value="2021-06-10" calcext:value-type="date">
            <text:p>gio 10 giu</text:p>
          </table:table-cell>
          <table:table-cell table:style-name="ce768" table:formula="of:=VLOOKUP([.A14];INPUT_DATE_E_RISULTATI_2A_FASE;9;0)" office:value-type="time" office:time-value="PT15H30M00S" calcext:value-type="time">
            <text:p>15:30</text:p>
          </table:table-cell>
          <table:table-cell table:style-name="ce770" table:formula="of:=VLOOKUP([.A14];INPUT_DATE_E_RISULTATI_2A_FASE;4;0)" office:value-type="string" office:string-value="Cervi" calcext:value-type="string">
            <text:p>Cervi</text:p>
          </table:table-cell>
          <table:table-cell table:style-name="ce773" table:formula="of:=VLOOKUP([.A14];INPUT_DATE_E_RISULTATI_2A_FASE;6;0)" office:value-type="float" office:value="50" calcext:value-type="float">
            <text:p>50</text:p>
          </table:table-cell>
          <table:table-cell table:style-name="ce773" table:formula="of:=VLOOKUP([.A14];INPUT_DATE_E_RISULTATI_2A_FASE;7;0)" office:value-type="float" office:value="43" calcext:value-type="float">
            <text:p>43</text:p>
          </table:table-cell>
          <table:table-cell table:style-name="ce774" table:formula="of:=VLOOKUP([.A14];INPUT_DATE_E_RISULTATI_2A_FASE;5;0)" office:value-type="string" office:string-value="Muli" calcext:value-type="string">
            <text:p>Muli</text:p>
          </table:table-cell>
          <table:table-cell table:style-name="ce777" table:formula="of:=VLOOKUP([.A14];INPUT_DATE_E_RISULTATI_2A_FASE;3;0)" office:value-type="string" office:string-value="17-32" calcext:value-type="string">
            <text:p>17-32</text:p>
          </table:table-cell>
          <table:table-cell table:style-name="ce777" table:formula="of:=VLOOKUP([.A1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0" calcext:value-type="float">
            <text:p>60</text:p>
          </table:table-cell>
          <table:table-cell table:style-name="ce766" table:formula="of:=VLOOKUP([.A15];INPUT_DATE_E_RISULTATI_2A_FASE;8;0)" office:value-type="date" office:date-value="2021-06-10" calcext:value-type="date">
            <text:p>gio 10 giu</text:p>
          </table:table-cell>
          <table:table-cell table:style-name="ce768" table:formula="of:=VLOOKUP([.A15];INPUT_DATE_E_RISULTATI_2A_FASE;9;0)" office:value-type="time" office:time-value="PT15H30M00S" calcext:value-type="time">
            <text:p>15:30</text:p>
          </table:table-cell>
          <table:table-cell table:style-name="ce770" table:formula="of:=VLOOKUP([.A15];INPUT_DATE_E_RISULTATI_2A_FASE;4;0)" office:value-type="string" office:string-value="Orche" calcext:value-type="string">
            <text:p>Orche</text:p>
          </table:table-cell>
          <table:table-cell table:style-name="ce773" table:formula="of:=VLOOKUP([.A15];INPUT_DATE_E_RISULTATI_2A_FASE;6;0)" office:value-type="float" office:value="52" calcext:value-type="float">
            <text:p>52</text:p>
          </table:table-cell>
          <table:table-cell table:style-name="ce773" table:formula="of:=VLOOKUP([.A15];INPUT_DATE_E_RISULTATI_2A_FASE;7;0)" office:value-type="float" office:value="42" calcext:value-type="float">
            <text:p>42</text:p>
          </table:table-cell>
          <table:table-cell table:style-name="ce774" table:formula="of:=VLOOKUP([.A15];INPUT_DATE_E_RISULTATI_2A_FASE;5;0)" office:value-type="string" office:string-value="Cinghiali" calcext:value-type="string">
            <text:p>Cinghiali</text:p>
          </table:table-cell>
          <table:table-cell table:style-name="ce777" table:formula="of:=VLOOKUP([.A15];INPUT_DATE_E_RISULTATI_2A_FASE;3;0)" office:value-type="string" office:string-value="17-32" calcext:value-type="string">
            <text:p>17-32</text:p>
          </table:table-cell>
          <table:table-cell table:style-name="ce777" table:formula="of:=VLOOKUP([.A1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1" calcext:value-type="float">
            <text:p>61</text:p>
          </table:table-cell>
          <table:table-cell table:style-name="ce766" table:formula="of:=VLOOKUP([.A16];INPUT_DATE_E_RISULTATI_2A_FASE;8;0)" office:value-type="date" office:date-value="2021-06-10" calcext:value-type="date">
            <text:p>gio 10 giu</text:p>
          </table:table-cell>
          <table:table-cell table:style-name="ce768" table:formula="of:=VLOOKUP([.A16];INPUT_DATE_E_RISULTATI_2A_FASE;9;0)" office:value-type="time" office:time-value="PT17H00M00S" calcext:value-type="time">
            <text:p>17:00</text:p>
          </table:table-cell>
          <table:table-cell table:style-name="ce770" table:formula="of:=VLOOKUP([.A16];INPUT_DATE_E_RISULTATI_2A_FASE;4;0)" office:value-type="string" office:string-value="Balene" calcext:value-type="string">
            <text:p>Balene</text:p>
          </table:table-cell>
          <table:table-cell table:style-name="ce773" table:formula="of:=VLOOKUP([.A16];INPUT_DATE_E_RISULTATI_2A_FASE;6;0)" office:value-type="float" office:value="51" calcext:value-type="float">
            <text:p>51</text:p>
          </table:table-cell>
          <table:table-cell table:style-name="ce773" table:formula="of:=VLOOKUP([.A16];INPUT_DATE_E_RISULTATI_2A_FASE;7;0)" office:value-type="float" office:value="47" calcext:value-type="float">
            <text:p>47</text:p>
          </table:table-cell>
          <table:table-cell table:style-name="ce774" table:formula="of:=VLOOKUP([.A16];INPUT_DATE_E_RISULTATI_2A_FASE;5;0)" office:value-type="string" office:string-value="Tonni" calcext:value-type="string">
            <text:p>Tonni</text:p>
          </table:table-cell>
          <table:table-cell table:style-name="ce777" table:formula="of:=VLOOKUP([.A16];INPUT_DATE_E_RISULTATI_2A_FASE;3;0)" office:value-type="string" office:string-value="1-16" calcext:value-type="string">
            <text:p>1-16</text:p>
          </table:table-cell>
          <table:table-cell table:style-name="ce777" table:formula="of:=VLOOKUP([.A1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62" calcext:value-type="float">
            <text:p>62</text:p>
          </table:table-cell>
          <table:table-cell table:style-name="ce766" table:formula="of:=VLOOKUP([.A17];INPUT_DATE_E_RISULTATI_2A_FASE;8;0)" office:value-type="date" office:date-value="2021-06-10" calcext:value-type="date">
            <text:p>gio 10 giu</text:p>
          </table:table-cell>
          <table:table-cell table:style-name="ce768" table:formula="of:=VLOOKUP([.A17];INPUT_DATE_E_RISULTATI_2A_FASE;9;0)" office:value-type="time" office:time-value="PT17H00M00S" calcext:value-type="time">
            <text:p>17:00</text:p>
          </table:table-cell>
          <table:table-cell table:style-name="ce770" table:formula="of:=VLOOKUP([.A17];INPUT_DATE_E_RISULTATI_2A_FASE;4;0)" office:value-type="string" office:string-value="Piranha" calcext:value-type="string">
            <text:p>Piranha</text:p>
          </table:table-cell>
          <table:table-cell table:style-name="ce773" table:formula="of:=VLOOKUP([.A17];INPUT_DATE_E_RISULTATI_2A_FASE;6;0)" office:value-type="float" office:value="60" calcext:value-type="float">
            <text:p>60</text:p>
          </table:table-cell>
          <table:table-cell table:style-name="ce773" table:formula="of:=VLOOKUP([.A17];INPUT_DATE_E_RISULTATI_2A_FASE;7;0)" office:value-type="float" office:value="30" calcext:value-type="float">
            <text:p>30</text:p>
          </table:table-cell>
          <table:table-cell table:style-name="ce774" table:formula="of:=VLOOKUP([.A17];INPUT_DATE_E_RISULTATI_2A_FASE;5;0)" office:value-type="string" office:string-value="Gabbiani" calcext:value-type="string">
            <text:p>Gabbiani</text:p>
          </table:table-cell>
          <table:table-cell table:style-name="ce777" table:formula="of:=VLOOKUP([.A17];INPUT_DATE_E_RISULTATI_2A_FASE;3;0)" office:value-type="string" office:string-value="1-16" calcext:value-type="string">
            <text:p>1-16</text:p>
          </table:table-cell>
          <table:table-cell table:style-name="ce777" table:formula="of:=VLOOKUP([.A1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63" calcext:value-type="float">
            <text:p>63</text:p>
          </table:table-cell>
          <table:table-cell table:style-name="ce766" table:formula="of:=VLOOKUP([.A18];INPUT_DATE_E_RISULTATI_2A_FASE;8;0)" office:value-type="date" office:date-value="2021-06-10" calcext:value-type="date">
            <text:p>gio 10 giu</text:p>
          </table:table-cell>
          <table:table-cell table:style-name="ce768" table:formula="of:=VLOOKUP([.A18];INPUT_DATE_E_RISULTATI_2A_FASE;9;0)" office:value-type="time" office:time-value="PT17H00M00S" calcext:value-type="time">
            <text:p>17:00</text:p>
          </table:table-cell>
          <table:table-cell table:style-name="ce770" table:formula="of:=VLOOKUP([.A18];INPUT_DATE_E_RISULTATI_2A_FASE;4;0)" office:value-type="string" office:string-value="Delfini" calcext:value-type="string">
            <text:p>Delfini</text:p>
          </table:table-cell>
          <table:table-cell table:style-name="ce773" table:formula="of:=VLOOKUP([.A18];INPUT_DATE_E_RISULTATI_2A_FASE;6;0)" office:value-type="float" office:value="66" calcext:value-type="float">
            <text:p>66</text:p>
          </table:table-cell>
          <table:table-cell table:style-name="ce773" table:formula="of:=VLOOKUP([.A18];INPUT_DATE_E_RISULTATI_2A_FASE;7;0)" office:value-type="float" office:value="39" calcext:value-type="float">
            <text:p>39</text:p>
          </table:table-cell>
          <table:table-cell table:style-name="ce774" table:formula="of:=VLOOKUP([.A18];INPUT_DATE_E_RISULTATI_2A_FASE;5;0)" office:value-type="string" office:string-value="Scorpioni" calcext:value-type="string">
            <text:p>Scorpioni</text:p>
          </table:table-cell>
          <table:table-cell table:style-name="ce777" table:formula="of:=VLOOKUP([.A18];INPUT_DATE_E_RISULTATI_2A_FASE;3;0)" office:value-type="string" office:string-value="17-32" calcext:value-type="string">
            <text:p>17-32</text:p>
          </table:table-cell>
          <table:table-cell table:style-name="ce777" table:formula="of:=VLOOKUP([.A1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4" calcext:value-type="float">
            <text:p>64</text:p>
          </table:table-cell>
          <table:table-cell table:style-name="ce766" table:formula="of:=VLOOKUP([.A19];INPUT_DATE_E_RISULTATI_2A_FASE;8;0)" office:value-type="date" office:date-value="2021-06-10" calcext:value-type="date">
            <text:p>gio 10 giu</text:p>
          </table:table-cell>
          <table:table-cell table:style-name="ce768" table:formula="of:=VLOOKUP([.A19];INPUT_DATE_E_RISULTATI_2A_FASE;9;0)" office:value-type="time" office:time-value="PT17H00M00S" calcext:value-type="time">
            <text:p>17:00</text:p>
          </table:table-cell>
          <table:table-cell table:style-name="ce770" table:formula="of:=VLOOKUP([.A19];INPUT_DATE_E_RISULTATI_2A_FASE;4;0)" office:value-type="string" office:string-value="Zebre" calcext:value-type="string">
            <text:p>Zebre</text:p>
          </table:table-cell>
          <table:table-cell table:style-name="ce773" table:formula="of:=VLOOKUP([.A19];INPUT_DATE_E_RISULTATI_2A_FASE;6;0)" office:value-type="float" office:value="62" calcext:value-type="float">
            <text:p>62</text:p>
          </table:table-cell>
          <table:table-cell table:style-name="ce773" table:formula="of:=VLOOKUP([.A19];INPUT_DATE_E_RISULTATI_2A_FASE;7;0)" office:value-type="float" office:value="31" calcext:value-type="float">
            <text:p>31</text:p>
          </table:table-cell>
          <table:table-cell table:style-name="ce774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777" table:formula="of:=VLOOKUP([.A19];INPUT_DATE_E_RISULTATI_2A_FASE;3;0)" office:value-type="string" office:string-value="17-32" calcext:value-type="string">
            <text:p>17-32</text:p>
          </table:table-cell>
          <table:table-cell table:style-name="ce777" table:formula="of:=VLOOKUP([.A1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5" calcext:value-type="float">
            <text:p>65</text:p>
          </table:table-cell>
          <table:table-cell table:style-name="ce766" table:formula="of:=VLOOKUP([.A20];INPUT_DATE_E_RISULTATI_2A_FASE;8;0)" office:value-type="date" office:date-value="2021-06-10" calcext:value-type="date">
            <text:p>gio 10 giu</text:p>
          </table:table-cell>
          <table:table-cell table:style-name="ce768" table:formula="of:=VLOOKUP([.A20];INPUT_DATE_E_RISULTATI_2A_FASE;9;0)" office:value-type="time" office:time-value="PT18H30M00S" calcext:value-type="time">
            <text:p>18:30</text:p>
          </table:table-cell>
          <table:table-cell table:style-name="ce770" table:formula="of:=VLOOKUP([.A20];INPUT_DATE_E_RISULTATI_2A_FASE;4;0)" office:value-type="string" office:string-value="Iguane" calcext:value-type="string">
            <text:p>Iguane</text:p>
          </table:table-cell>
          <table:table-cell table:style-name="ce773" table:formula="of:=VLOOKUP([.A20];INPUT_DATE_E_RISULTATI_2A_FASE;6;0)" office:value-type="float" office:value="63" calcext:value-type="float">
            <text:p>63</text:p>
          </table:table-cell>
          <table:table-cell table:style-name="ce773" table:formula="of:=VLOOKUP([.A20];INPUT_DATE_E_RISULTATI_2A_FASE;7;0)" office:value-type="float" office:value="35" calcext:value-type="float">
            <text:p>35</text:p>
          </table:table-cell>
          <table:table-cell table:style-name="ce774" table:formula="of:=VLOOKUP([.A20];INPUT_DATE_E_RISULTATI_2A_FASE;5;0)" office:value-type="string" office:string-value="Falchi" calcext:value-type="string">
            <text:p>Falchi</text:p>
          </table:table-cell>
          <table:table-cell table:style-name="ce777" table:formula="of:=VLOOKUP([.A20];INPUT_DATE_E_RISULTATI_2A_FASE;3;0)" office:value-type="string" office:string-value="25-32" calcext:value-type="string">
            <text:p>25-32</text:p>
          </table:table-cell>
          <table:table-cell table:style-name="ce777" table:formula="of:=VLOOKUP([.A2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66" calcext:value-type="float">
            <text:p>66</text:p>
          </table:table-cell>
          <table:table-cell table:style-name="ce766" table:formula="of:=VLOOKUP([.A21];INPUT_DATE_E_RISULTATI_2A_FASE;8;0)" office:value-type="date" office:date-value="2021-06-10" calcext:value-type="date">
            <text:p>gio 10 giu</text:p>
          </table:table-cell>
          <table:table-cell table:style-name="ce768" table:formula="of:=VLOOKUP([.A21];INPUT_DATE_E_RISULTATI_2A_FASE;9;0)" office:value-type="time" office:time-value="PT18H30M00S" calcext:value-type="time">
            <text:p>18:30</text:p>
          </table:table-cell>
          <table:table-cell table:style-name="ce770" table:formula="of:=VLOOKUP([.A21];INPUT_DATE_E_RISULTATI_2A_FASE;4;0)" office:value-type="string" office:string-value="Ghepardi" calcext:value-type="string">
            <text:p>Ghepardi</text:p>
          </table:table-cell>
          <table:table-cell table:style-name="ce773" table:formula="of:=VLOOKUP([.A21];INPUT_DATE_E_RISULTATI_2A_FASE;6;0)" office:value-type="float" office:value="60" calcext:value-type="float">
            <text:p>60</text:p>
          </table:table-cell>
          <table:table-cell table:style-name="ce773" table:formula="of:=VLOOKUP([.A21];INPUT_DATE_E_RISULTATI_2A_FASE;7;0)" office:value-type="float" office:value="45" calcext:value-type="float">
            <text:p>45</text:p>
          </table:table-cell>
          <table:table-cell table:style-name="ce774" table:formula="of:=VLOOKUP([.A21];INPUT_DATE_E_RISULTATI_2A_FASE;5;0)" office:value-type="string" office:string-value="Serval" calcext:value-type="string">
            <text:p>Serval</text:p>
          </table:table-cell>
          <table:table-cell table:style-name="ce777" table:formula="of:=VLOOKUP([.A21];INPUT_DATE_E_RISULTATI_2A_FASE;3;0)" office:value-type="string" office:string-value="25-32" calcext:value-type="string">
            <text:p>25-32</text:p>
          </table:table-cell>
          <table:table-cell table:style-name="ce777" table:formula="of:=VLOOKUP([.A2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67" calcext:value-type="float">
            <text:p>67</text:p>
          </table:table-cell>
          <table:table-cell table:style-name="ce766" table:formula="of:=VLOOKUP([.A22];INPUT_DATE_E_RISULTATI_2A_FASE;8;0)" office:value-type="date" office:date-value="2021-06-10" calcext:value-type="date">
            <text:p>gio 10 giu</text:p>
          </table:table-cell>
          <table:table-cell table:style-name="ce768" table:formula="of:=VLOOKUP([.A22];INPUT_DATE_E_RISULTATI_2A_FASE;9;0)" office:value-type="time" office:time-value="PT18H30M00S" calcext:value-type="time">
            <text:p>18:30</text:p>
          </table:table-cell>
          <table:table-cell table:style-name="ce770" table:formula="of:=VLOOKUP([.A22];INPUT_DATE_E_RISULTATI_2A_FASE;4;0)" office:value-type="string" office:string-value="Muli" calcext:value-type="string">
            <text:p>Muli</text:p>
          </table:table-cell>
          <table:table-cell table:style-name="ce773" table:formula="of:=VLOOKUP([.A22];INPUT_DATE_E_RISULTATI_2A_FASE;6;0)" office:value-type="float" office:value="54" calcext:value-type="float">
            <text:p>54</text:p>
          </table:table-cell>
          <table:table-cell table:style-name="ce773" table:formula="of:=VLOOKUP([.A22];INPUT_DATE_E_RISULTATI_2A_FASE;7;0)" office:value-type="float" office:value="43" calcext:value-type="float">
            <text:p>43</text:p>
          </table:table-cell>
          <table:table-cell table:style-name="ce774" table:formula="of:=VLOOKUP([.A22];INPUT_DATE_E_RISULTATI_2A_FASE;5;0)" office:value-type="string" office:string-value="Scorpioni" calcext:value-type="string">
            <text:p>Scorpioni</text:p>
          </table:table-cell>
          <table:table-cell table:style-name="ce777" table:formula="of:=VLOOKUP([.A22];INPUT_DATE_E_RISULTATI_2A_FASE;3;0)" office:value-type="string" office:string-value="25-32" calcext:value-type="string">
            <text:p>25-32</text:p>
          </table:table-cell>
          <table:table-cell table:style-name="ce777" table:formula="of:=VLOOKUP([.A2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8" calcext:value-type="float">
            <text:p>68</text:p>
          </table:table-cell>
          <table:table-cell table:style-name="ce766" table:formula="of:=VLOOKUP([.A23];INPUT_DATE_E_RISULTATI_2A_FASE;8;0)" office:value-type="date" office:date-value="2021-06-10" calcext:value-type="date">
            <text:p>gio 10 giu</text:p>
          </table:table-cell>
          <table:table-cell table:style-name="ce768" table:formula="of:=VLOOKUP([.A23];INPUT_DATE_E_RISULTATI_2A_FASE;9;0)" office:value-type="time" office:time-value="PT18H30M00S" calcext:value-type="time">
            <text:p>18:30</text:p>
          </table:table-cell>
          <table:table-cell table:style-name="ce770" table:formula="of:=VLOOKUP([.A23];INPUT_DATE_E_RISULTATI_2A_FASE;4;0)" office:value-type="string" office:string-value="Cinghiali" calcext:value-type="string">
            <text:p>Cinghiali</text:p>
          </table:table-cell>
          <table:table-cell table:style-name="ce773" table:formula="of:=VLOOKUP([.A23];INPUT_DATE_E_RISULTATI_2A_FASE;6;0)" office:value-type="float" office:value="52" calcext:value-type="float">
            <text:p>52</text:p>
          </table:table-cell>
          <table:table-cell table:style-name="ce773" table:formula="of:=VLOOKUP([.A23];INPUT_DATE_E_RISULTATI_2A_FASE;7;0)" office:value-type="float" office:value="49" calcext:value-type="float">
            <text:p>49</text:p>
          </table:table-cell>
          <table:table-cell table:style-name="ce774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777" table:formula="of:=VLOOKUP([.A23];INPUT_DATE_E_RISULTATI_2A_FASE;3;0)" office:value-type="string" office:string-value="25-32" calcext:value-type="string">
            <text:p>25-32</text:p>
          </table:table-cell>
          <table:table-cell table:style-name="ce777" table:formula="of:=VLOOKUP([.A23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9" calcext:value-type="float">
            <text:p>69</text:p>
          </table:table-cell>
          <table:table-cell table:style-name="ce766" table:formula="of:=VLOOKUP([.A24];INPUT_DATE_E_RISULTATI_2A_FASE;8;0)" office:value-type="date" office:date-value="2021-06-11" calcext:value-type="date">
            <text:p>ven 11 giu</text:p>
          </table:table-cell>
          <table:table-cell table:style-name="ce768" table:formula="of:=VLOOKUP([.A24];INPUT_DATE_E_RISULTATI_2A_FASE;9;0)" office:value-type="time" office:time-value="PT09H00M00S" calcext:value-type="time">
            <text:p>09:00</text:p>
          </table:table-cell>
          <table:table-cell table:style-name="ce770" table:formula="of:=VLOOKUP([.A24];INPUT_DATE_E_RISULTATI_2A_FASE;4;0)" office:value-type="string" office:string-value="Leoni" calcext:value-type="string">
            <text:p>Leoni</text:p>
          </table:table-cell>
          <table:table-cell table:style-name="ce773" table:formula="of:=VLOOKUP([.A24];INPUT_DATE_E_RISULTATI_2A_FASE;6;0)" office:value-type="float" office:value="58" calcext:value-type="float">
            <text:p>58</text:p>
          </table:table-cell>
          <table:table-cell table:style-name="ce773" table:formula="of:=VLOOKUP([.A24];INPUT_DATE_E_RISULTATI_2A_FASE;7;0)" office:value-type="float" office:value="46" calcext:value-type="float">
            <text:p>46</text:p>
          </table:table-cell>
          <table:table-cell table:style-name="ce774" table:formula="of:=VLOOKUP([.A24];INPUT_DATE_E_RISULTATI_2A_FASE;5;0)" office:value-type="string" office:string-value="Giaguari" calcext:value-type="string">
            <text:p>Giaguari</text:p>
          </table:table-cell>
          <table:table-cell table:style-name="ce777" table:formula="of:=VLOOKUP([.A24];INPUT_DATE_E_RISULTATI_2A_FASE;3;0)" office:value-type="string" office:string-value="1-8" calcext:value-type="string">
            <text:p>1-8</text:p>
          </table:table-cell>
          <table:table-cell table:style-name="ce777" table:formula="of:=VLOOKUP([.A2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0" calcext:value-type="float">
            <text:p>70</text:p>
          </table:table-cell>
          <table:table-cell table:style-name="ce766" table:formula="of:=VLOOKUP([.A25];INPUT_DATE_E_RISULTATI_2A_FASE;8;0)" office:value-type="date" office:date-value="2021-06-11" calcext:value-type="date">
            <text:p>ven 11 giu</text:p>
          </table:table-cell>
          <table:table-cell table:style-name="ce768" table:formula="of:=VLOOKUP([.A25];INPUT_DATE_E_RISULTATI_2A_FASE;9;0)" office:value-type="time" office:time-value="PT09H00M00S" calcext:value-type="time">
            <text:p>09:00</text:p>
          </table:table-cell>
          <table:table-cell table:style-name="ce770" table:formula="of:=VLOOKUP([.A25];INPUT_DATE_E_RISULTATI_2A_FASE;4;0)" office:value-type="string" office:string-value="Bisonti" calcext:value-type="string">
            <text:p>Bisonti</text:p>
          </table:table-cell>
          <table:table-cell table:style-name="ce773" table:formula="of:=VLOOKUP([.A25];INPUT_DATE_E_RISULTATI_2A_FASE;6;0)" office:value-type="float" office:value="60" calcext:value-type="float">
            <text:p>60</text:p>
          </table:table-cell>
          <table:table-cell table:style-name="ce773" table:formula="of:=VLOOKUP([.A25];INPUT_DATE_E_RISULTATI_2A_FASE;7;0)" office:value-type="float" office:value="31" calcext:value-type="float">
            <text:p>31</text:p>
          </table:table-cell>
          <table:table-cell table:style-name="ce774" table:formula="of:=VLOOKUP([.A25];INPUT_DATE_E_RISULTATI_2A_FASE;5;0)" office:value-type="string" office:string-value="Balene" calcext:value-type="string">
            <text:p>Balene</text:p>
          </table:table-cell>
          <table:table-cell table:style-name="ce777" table:formula="of:=VLOOKUP([.A25];INPUT_DATE_E_RISULTATI_2A_FASE;3;0)" office:value-type="string" office:string-value="1-8" calcext:value-type="string">
            <text:p>1-8</text:p>
          </table:table-cell>
          <table:table-cell table:style-name="ce777" table:formula="of:=VLOOKUP([.A2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1" calcext:value-type="float">
            <text:p>71</text:p>
          </table:table-cell>
          <table:table-cell table:style-name="ce766" table:formula="of:=VLOOKUP([.A26];INPUT_DATE_E_RISULTATI_2A_FASE;8;0)" office:value-type="date" office:date-value="2021-06-11" calcext:value-type="date">
            <text:p>ven 11 giu</text:p>
          </table:table-cell>
          <table:table-cell table:style-name="ce768" table:formula="of:=VLOOKUP([.A26];INPUT_DATE_E_RISULTATI_2A_FASE;9;0)" office:value-type="time" office:time-value="PT09H00M00S" calcext:value-type="time">
            <text:p>09:00</text:p>
          </table:table-cell>
          <table:table-cell table:style-name="ce770" table:formula="of:=VLOOKUP([.A26];INPUT_DATE_E_RISULTATI_2A_FASE;4;0)" office:value-type="string" office:string-value="Tigri" calcext:value-type="string">
            <text:p>Tigri</text:p>
          </table:table-cell>
          <table:table-cell table:style-name="ce773" table:formula="of:=VLOOKUP([.A26];INPUT_DATE_E_RISULTATI_2A_FASE;6;0)" office:value-type="float" office:value="63" calcext:value-type="float">
            <text:p>63</text:p>
          </table:table-cell>
          <table:table-cell table:style-name="ce773" table:formula="of:=VLOOKUP([.A26];INPUT_DATE_E_RISULTATI_2A_FASE;7;0)" office:value-type="float" office:value="42" calcext:value-type="float">
            <text:p>42</text:p>
          </table:table-cell>
          <table:table-cell table:style-name="ce774" table:formula="of:=VLOOKUP([.A26];INPUT_DATE_E_RISULTATI_2A_FASE;5;0)" office:value-type="string" office:string-value="Linci" calcext:value-type="string">
            <text:p>Linci</text:p>
          </table:table-cell>
          <table:table-cell table:style-name="ce777" table:formula="of:=VLOOKUP([.A26];INPUT_DATE_E_RISULTATI_2A_FASE;3;0)" office:value-type="string" office:string-value="17-24" calcext:value-type="string">
            <text:p>17-24</text:p>
          </table:table-cell>
          <table:table-cell table:style-name="ce777" table:formula="of:=VLOOKUP([.A2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72" calcext:value-type="float">
            <text:p>72</text:p>
          </table:table-cell>
          <table:table-cell table:style-name="ce766" table:formula="of:=VLOOKUP([.A27];INPUT_DATE_E_RISULTATI_2A_FASE;8;0)" office:value-type="date" office:date-value="2021-06-11" calcext:value-type="date">
            <text:p>ven 11 giu</text:p>
          </table:table-cell>
          <table:table-cell table:style-name="ce768" table:formula="of:=VLOOKUP([.A27];INPUT_DATE_E_RISULTATI_2A_FASE;9;0)" office:value-type="time" office:time-value="PT09H00M00S" calcext:value-type="time">
            <text:p>09:00</text:p>
          </table:table-cell>
          <table:table-cell table:style-name="ce770" table:formula="of:=VLOOKUP([.A27];INPUT_DATE_E_RISULTATI_2A_FASE;4;0)" office:value-type="string" office:string-value="Cervi" calcext:value-type="string">
            <text:p>Cervi</text:p>
          </table:table-cell>
          <table:table-cell table:style-name="ce773" table:formula="of:=VLOOKUP([.A27];INPUT_DATE_E_RISULTATI_2A_FASE;6;0)" office:value-type="float" office:value="68" calcext:value-type="float">
            <text:p>68</text:p>
          </table:table-cell>
          <table:table-cell table:style-name="ce773" table:formula="of:=VLOOKUP([.A27];INPUT_DATE_E_RISULTATI_2A_FASE;7;0)" office:value-type="float" office:value="46" calcext:value-type="float">
            <text:p>46</text:p>
          </table:table-cell>
          <table:table-cell table:style-name="ce774" table:formula="of:=VLOOKUP([.A27];INPUT_DATE_E_RISULTATI_2A_FASE;5;0)" office:value-type="string" office:string-value="Delfini" calcext:value-type="string">
            <text:p>Delfini</text:p>
          </table:table-cell>
          <table:table-cell table:style-name="ce777" table:formula="of:=VLOOKUP([.A27];INPUT_DATE_E_RISULTATI_2A_FASE;3;0)" office:value-type="string" office:string-value="17-24" calcext:value-type="string">
            <text:p>17-24</text:p>
          </table:table-cell>
          <table:table-cell table:style-name="ce777" table:formula="of:=VLOOKUP([.A2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73" calcext:value-type="float">
            <text:p>73</text:p>
          </table:table-cell>
          <table:table-cell table:style-name="ce766" table:formula="of:=VLOOKUP([.A28];INPUT_DATE_E_RISULTATI_2A_FASE;8;0)" office:value-type="date" office:date-value="2021-06-11" calcext:value-type="date">
            <text:p>ven 11 giu</text:p>
          </table:table-cell>
          <table:table-cell table:style-name="ce768" table:formula="of:=VLOOKUP([.A28];INPUT_DATE_E_RISULTATI_2A_FASE;9;0)" office:value-type="time" office:time-value="PT11H00M00S" calcext:value-type="time">
            <text:p>11:00</text:p>
          </table:table-cell>
          <table:table-cell table:style-name="ce770" table:formula="of:=VLOOKUP([.A28];INPUT_DATE_E_RISULTATI_2A_FASE;4;0)" office:value-type="string" office:string-value="Pantere" calcext:value-type="string">
            <text:p>Pantere</text:p>
          </table:table-cell>
          <table:table-cell table:style-name="ce773" table:formula="of:=VLOOKUP([.A28];INPUT_DATE_E_RISULTATI_2A_FASE;6;0)" office:value-type="float" office:value="56" calcext:value-type="float">
            <text:p>56</text:p>
          </table:table-cell>
          <table:table-cell table:style-name="ce773" table:formula="of:=VLOOKUP([.A28];INPUT_DATE_E_RISULTATI_2A_FASE;7;0)" office:value-type="float" office:value="34" calcext:value-type="float">
            <text:p>34</text:p>
          </table:table-cell>
          <table:table-cell table:style-name="ce774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777" table:formula="of:=VLOOKUP([.A28];INPUT_DATE_E_RISULTATI_2A_FASE;3;0)" office:value-type="string" office:string-value="1-8" calcext:value-type="string">
            <text:p>1-8</text:p>
          </table:table-cell>
          <table:table-cell table:style-name="ce777" table:formula="of:=VLOOKUP([.A2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4" calcext:value-type="float">
            <text:p>74</text:p>
          </table:table-cell>
          <table:table-cell table:style-name="ce766" table:formula="of:=VLOOKUP([.A29];INPUT_DATE_E_RISULTATI_2A_FASE;8;0)" office:value-type="date" office:date-value="2021-06-11" calcext:value-type="date">
            <text:p>ven 11 giu</text:p>
          </table:table-cell>
          <table:table-cell table:style-name="ce768" table:formula="of:=VLOOKUP([.A29];INPUT_DATE_E_RISULTATI_2A_FASE;9;0)" office:value-type="time" office:time-value="PT11H00M00S" calcext:value-type="time">
            <text:p>11:00</text:p>
          </table:table-cell>
          <table:table-cell table:style-name="ce770" table:formula="of:=VLOOKUP([.A29];INPUT_DATE_E_RISULTATI_2A_FASE;4;0)" office:value-type="string" office:string-value="Istrici" calcext:value-type="string">
            <text:p>Istrici</text:p>
          </table:table-cell>
          <table:table-cell table:style-name="ce773" table:formula="of:=VLOOKUP([.A29];INPUT_DATE_E_RISULTATI_2A_FASE;6;0)" office:value-type="float" office:value="52" calcext:value-type="float">
            <text:p>52</text:p>
          </table:table-cell>
          <table:table-cell table:style-name="ce773" table:formula="of:=VLOOKUP([.A29];INPUT_DATE_E_RISULTATI_2A_FASE;7;0)" office:value-type="float" office:value="36" calcext:value-type="float">
            <text:p>36</text:p>
          </table:table-cell>
          <table:table-cell table:style-name="ce774" table:formula="of:=VLOOKUP([.A29];INPUT_DATE_E_RISULTATI_2A_FASE;5;0)" office:value-type="string" office:string-value="Piranha" calcext:value-type="string">
            <text:p>Piranha</text:p>
          </table:table-cell>
          <table:table-cell table:style-name="ce777" table:formula="of:=VLOOKUP([.A29];INPUT_DATE_E_RISULTATI_2A_FASE;3;0)" office:value-type="string" office:string-value="1-8" calcext:value-type="string">
            <text:p>1-8</text:p>
          </table:table-cell>
          <table:table-cell table:style-name="ce777" table:formula="of:=VLOOKUP([.A2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5" calcext:value-type="float">
            <text:p>75</text:p>
          </table:table-cell>
          <table:table-cell table:style-name="ce766" table:formula="of:=VLOOKUP([.A30];INPUT_DATE_E_RISULTATI_2A_FASE;8;0)" office:value-type="date" office:date-value="2021-06-11" calcext:value-type="date">
            <text:p>ven 11 giu</text:p>
          </table:table-cell>
          <table:table-cell table:style-name="ce768" table:formula="of:=VLOOKUP([.A30];INPUT_DATE_E_RISULTATI_2A_FASE;9;0)" office:value-type="time" office:time-value="PT11H00M00S" calcext:value-type="time">
            <text:p>11:00</text:p>
          </table:table-cell>
          <table:table-cell table:style-name="ce77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30];INPUT_DATE_E_RISULTATI_2A_FASE;6;0)" office:value-type="float" office:value="68" calcext:value-type="float">
            <text:p>68</text:p>
          </table:table-cell>
          <table:table-cell table:style-name="ce773" table:formula="of:=VLOOKUP([.A30];INPUT_DATE_E_RISULTATI_2A_FASE;7;0)" office:value-type="float" office:value="45" calcext:value-type="float">
            <text:p>45</text:p>
          </table:table-cell>
          <table:table-cell table:style-name="ce774" table:formula="of:=VLOOKUP([.A30];INPUT_DATE_E_RISULTATI_2A_FASE;5;0)" office:value-type="string" office:string-value="Pitoni" calcext:value-type="string">
            <text:p>Pitoni</text:p>
          </table:table-cell>
          <table:table-cell table:style-name="ce777" table:formula="of:=VLOOKUP([.A30];INPUT_DATE_E_RISULTATI_2A_FASE;3;0)" office:value-type="string" office:string-value="17-24" calcext:value-type="string">
            <text:p>17-24</text:p>
          </table:table-cell>
          <table:table-cell table:style-name="ce777" table:formula="of:=VLOOKUP([.A3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76" calcext:value-type="float">
            <text:p>76</text:p>
          </table:table-cell>
          <table:table-cell table:style-name="ce766" table:formula="of:=VLOOKUP([.A31];INPUT_DATE_E_RISULTATI_2A_FASE;8;0)" office:value-type="date" office:date-value="2021-06-11" calcext:value-type="date">
            <text:p>ven 11 giu</text:p>
          </table:table-cell>
          <table:table-cell table:style-name="ce768" table:formula="of:=VLOOKUP([.A31];INPUT_DATE_E_RISULTATI_2A_FASE;9;0)" office:value-type="time" office:time-value="PT11H00M00S" calcext:value-type="time">
            <text:p>11:00</text:p>
          </table:table-cell>
          <table:table-cell table:style-name="ce770" table:formula="of:=VLOOKUP([.A31];INPUT_DATE_E_RISULTATI_2A_FASE;4;0)" office:value-type="string" office:string-value="Orche" calcext:value-type="string">
            <text:p>Orche</text:p>
          </table:table-cell>
          <table:table-cell table:style-name="ce773" table:formula="of:=VLOOKUP([.A31];INPUT_DATE_E_RISULTATI_2A_FASE;6;0)" office:value-type="float" office:value="64" calcext:value-type="float">
            <text:p>64</text:p>
          </table:table-cell>
          <table:table-cell table:style-name="ce773" table:formula="of:=VLOOKUP([.A31];INPUT_DATE_E_RISULTATI_2A_FASE;7;0)" office:value-type="float" office:value="32" calcext:value-type="float">
            <text:p>32</text:p>
          </table:table-cell>
          <table:table-cell table:style-name="ce774" table:formula="of:=VLOOKUP([.A31];INPUT_DATE_E_RISULTATI_2A_FASE;5;0)" office:value-type="string" office:string-value="Zebre" calcext:value-type="string">
            <text:p>Zebre</text:p>
          </table:table-cell>
          <table:table-cell table:style-name="ce777" table:formula="of:=VLOOKUP([.A31];INPUT_DATE_E_RISULTATI_2A_FASE;3;0)" office:value-type="string" office:string-value="17-24" calcext:value-type="string">
            <text:p>17-24</text:p>
          </table:table-cell>
          <table:table-cell table:style-name="ce777" table:formula="of:=VLOOKUP([.A3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77" calcext:value-type="float">
            <text:p>77</text:p>
          </table:table-cell>
          <table:table-cell table:style-name="ce766" table:formula="of:=VLOOKUP([.A32];INPUT_DATE_E_RISULTATI_2A_FASE;8;0)" office:value-type="date" office:date-value="2021-06-11" calcext:value-type="date">
            <text:p>ven 11 giu</text:p>
          </table:table-cell>
          <table:table-cell table:style-name="ce768" table:formula="of:=VLOOKUP([.A32];INPUT_DATE_E_RISULTATI_2A_FASE;9;0)" office:value-type="time" office:time-value="PT15H30M00S" calcext:value-type="time">
            <text:p>15:30</text:p>
          </table:table-cell>
          <table:table-cell table:style-name="ce770" table:formula="of:=VLOOKUP([.A32];INPUT_DATE_E_RISULTATI_2A_FASE;4;0)" office:value-type="string" office:string-value="Elefanti" calcext:value-type="string">
            <text:p>Elefanti</text:p>
          </table:table-cell>
          <table:table-cell table:style-name="ce773" table:formula="of:=VLOOKUP([.A32];INPUT_DATE_E_RISULTATI_2A_FASE;6;0)" office:value-type="float" office:value="56" calcext:value-type="float">
            <text:p>56</text:p>
          </table:table-cell>
          <table:table-cell table:style-name="ce773" table:formula="of:=VLOOKUP([.A32];INPUT_DATE_E_RISULTATI_2A_FASE;7;0)" office:value-type="float" office:value="36" calcext:value-type="float">
            <text:p>36</text:p>
          </table:table-cell>
          <table:table-cell table:style-name="ce774" table:formula="of:=VLOOKUP([.A32];INPUT_DATE_E_RISULTATI_2A_FASE;5;0)" office:value-type="string" office:string-value="Aquile" calcext:value-type="string">
            <text:p>Aquile</text:p>
          </table:table-cell>
          <table:table-cell table:style-name="ce777" table:formula="of:=VLOOKUP([.A32];INPUT_DATE_E_RISULTATI_2A_FASE;3;0)" office:value-type="string" office:string-value="9-16" calcext:value-type="string">
            <text:p>9-16</text:p>
          </table:table-cell>
          <table:table-cell table:style-name="ce777" table:formula="of:=VLOOKUP([.A3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8" calcext:value-type="float">
            <text:p>78</text:p>
          </table:table-cell>
          <table:table-cell table:style-name="ce766" table:formula="of:=VLOOKUP([.A33];INPUT_DATE_E_RISULTATI_2A_FASE;8;0)" office:value-type="date" office:date-value="2021-06-11" calcext:value-type="date">
            <text:p>ven 11 giu</text:p>
          </table:table-cell>
          <table:table-cell table:style-name="ce768" table:formula="of:=VLOOKUP([.A33];INPUT_DATE_E_RISULTATI_2A_FASE;9;0)" office:value-type="time" office:time-value="PT15H30M00S" calcext:value-type="time">
            <text:p>15:30</text:p>
          </table:table-cell>
          <table:table-cell table:style-name="ce770" table:formula="of:=VLOOKUP([.A33];INPUT_DATE_E_RISULTATI_2A_FASE;4;0)" office:value-type="string" office:string-value="Gorilla" calcext:value-type="string">
            <text:p>Gorilla</text:p>
          </table:table-cell>
          <table:table-cell table:style-name="ce773" table:formula="of:=VLOOKUP([.A33];INPUT_DATE_E_RISULTATI_2A_FASE;6;0)" office:value-type="float" office:value="64" calcext:value-type="float">
            <text:p>64</text:p>
          </table:table-cell>
          <table:table-cell table:style-name="ce773" table:formula="of:=VLOOKUP([.A33];INPUT_DATE_E_RISULTATI_2A_FASE;7;0)" office:value-type="float" office:value="40" calcext:value-type="float">
            <text:p>40</text:p>
          </table:table-cell>
          <table:table-cell table:style-name="ce774" table:formula="of:=VLOOKUP([.A33];INPUT_DATE_E_RISULTATI_2A_FASE;5;0)" office:value-type="string" office:string-value="Tonni" calcext:value-type="string">
            <text:p>Tonni</text:p>
          </table:table-cell>
          <table:table-cell table:style-name="ce777" table:formula="of:=VLOOKUP([.A33];INPUT_DATE_E_RISULTATI_2A_FASE;3;0)" office:value-type="string" office:string-value="9-16" calcext:value-type="string">
            <text:p>9-16</text:p>
          </table:table-cell>
          <table:table-cell table:style-name="ce777" table:formula="of:=VLOOKUP([.A3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9" calcext:value-type="float">
            <text:p>79</text:p>
          </table:table-cell>
          <table:table-cell table:style-name="ce766" table:formula="of:=VLOOKUP([.A34];INPUT_DATE_E_RISULTATI_2A_FASE;8;0)" office:value-type="date" office:date-value="2021-06-11" calcext:value-type="date">
            <text:p>ven 11 giu</text:p>
          </table:table-cell>
          <table:table-cell table:style-name="ce768" table:formula="of:=VLOOKUP([.A34];INPUT_DATE_E_RISULTATI_2A_FASE;9;0)" office:value-type="time" office:time-value="PT15H30M00S" calcext:value-type="time">
            <text:p>15:30</text:p>
          </table:table-cell>
          <table:table-cell table:style-name="ce770" table:formula="of:=VLOOKUP([.A34];INPUT_DATE_E_RISULTATI_2A_FASE;4;0)" office:value-type="string" office:string-value="Giraffe" calcext:value-type="string">
            <text:p>Giraffe</text:p>
          </table:table-cell>
          <table:table-cell table:style-name="ce773" table:formula="of:=VLOOKUP([.A34];INPUT_DATE_E_RISULTATI_2A_FASE;6;0)" office:value-type="float" office:value="63" calcext:value-type="float">
            <text:p>63</text:p>
          </table:table-cell>
          <table:table-cell table:style-name="ce773" table:formula="of:=VLOOKUP([.A34];INPUT_DATE_E_RISULTATI_2A_FASE;7;0)" office:value-type="float" office:value="42" calcext:value-type="float">
            <text:p>42</text:p>
          </table:table-cell>
          <table:table-cell table:style-name="ce774" table:formula="of:=VLOOKUP([.A34];INPUT_DATE_E_RISULTATI_2A_FASE;5;0)" office:value-type="string" office:string-value="Puma" calcext:value-type="string">
            <text:p>Puma</text:p>
          </table:table-cell>
          <table:table-cell table:style-name="ce777" table:formula="of:=VLOOKUP([.A34];INPUT_DATE_E_RISULTATI_2A_FASE;3;0)" office:value-type="string" office:string-value="9-16" calcext:value-type="string">
            <text:p>9-16</text:p>
          </table:table-cell>
          <table:table-cell table:style-name="ce777" table:formula="of:=VLOOKUP([.A3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0" calcext:value-type="float">
            <text:p>80</text:p>
          </table:table-cell>
          <table:table-cell table:style-name="ce766" table:formula="of:=VLOOKUP([.A35];INPUT_DATE_E_RISULTATI_2A_FASE;8;0)" office:value-type="date" office:date-value="2021-06-11" calcext:value-type="date">
            <text:p>ven 11 giu</text:p>
          </table:table-cell>
          <table:table-cell table:style-name="ce768" table:formula="of:=VLOOKUP([.A35];INPUT_DATE_E_RISULTATI_2A_FASE;9;0)" office:value-type="time" office:time-value="PT15H30M00S" calcext:value-type="time">
            <text:p>15:30</text:p>
          </table:table-cell>
          <table:table-cell table:style-name="ce770" table:formula="of:=VLOOKUP([.A35];INPUT_DATE_E_RISULTATI_2A_FASE;4;0)" office:value-type="string" office:string-value="Bufali" calcext:value-type="string">
            <text:p>Bufali</text:p>
          </table:table-cell>
          <table:table-cell table:style-name="ce773" table:formula="of:=VLOOKUP([.A35];INPUT_DATE_E_RISULTATI_2A_FASE;6;0)" office:value-type="float" office:value="65" calcext:value-type="float">
            <text:p>65</text:p>
          </table:table-cell>
          <table:table-cell table:style-name="ce773" table:formula="of:=VLOOKUP([.A35];INPUT_DATE_E_RISULTATI_2A_FASE;7;0)" office:value-type="float" office:value="49" calcext:value-type="float">
            <text:p>49</text:p>
          </table:table-cell>
          <table:table-cell table:style-name="ce774" table:formula="of:=VLOOKUP([.A35];INPUT_DATE_E_RISULTATI_2A_FASE;5;0)" office:value-type="string" office:string-value="Gabbiani" calcext:value-type="string">
            <text:p>Gabbiani</text:p>
          </table:table-cell>
          <table:table-cell table:style-name="ce777" table:formula="of:=VLOOKUP([.A35];INPUT_DATE_E_RISULTATI_2A_FASE;3;0)" office:value-type="string" office:string-value="9-16" calcext:value-type="string">
            <text:p>9-16</text:p>
          </table:table-cell>
          <table:table-cell table:style-name="ce777" table:formula="of:=VLOOKUP([.A3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81" calcext:value-type="float">
            <text:p>81</text:p>
          </table:table-cell>
          <table:table-cell table:style-name="ce766" table:formula="of:=VLOOKUP([.A36];INPUT_DATE_E_RISULTATI_2A_FASE;8;0)" office:value-type="date" office:date-value="2021-06-11" calcext:value-type="date">
            <text:p>ven 11 giu</text:p>
          </table:table-cell>
          <table:table-cell table:style-name="ce768" table:formula="of:=VLOOKUP([.A36];INPUT_DATE_E_RISULTATI_2A_FASE;9;0)" office:value-type="time" office:time-value="PT17H00M00S" calcext:value-type="time">
            <text:p>17:00</text:p>
          </table:table-cell>
          <table:table-cell table:style-name="ce770" table:formula="of:=VLOOKUP([.A36];INPUT_DATE_E_RISULTATI_2A_FASE;4;0)" office:value-type="string" office:string-value="Iguane" calcext:value-type="string">
            <text:p>Iguane</text:p>
          </table:table-cell>
          <table:table-cell table:style-name="ce773" table:formula="of:=VLOOKUP([.A36];INPUT_DATE_E_RISULTATI_2A_FASE;6;0)" office:value-type="float" office:value="55" calcext:value-type="float">
            <text:p>55</text:p>
          </table:table-cell>
          <table:table-cell table:style-name="ce773" table:formula="of:=VLOOKUP([.A36];INPUT_DATE_E_RISULTATI_2A_FASE;7;0)" office:value-type="float" office:value="41" calcext:value-type="float">
            <text:p>41</text:p>
          </table:table-cell>
          <table:table-cell table:style-name="ce774" table:formula="of:=VLOOKUP([.A36];INPUT_DATE_E_RISULTATI_2A_FASE;5;0)" office:value-type="string" office:string-value="Muli" calcext:value-type="string">
            <text:p>Muli</text:p>
          </table:table-cell>
          <table:table-cell table:style-name="ce777" table:formula="of:=VLOOKUP([.A36];INPUT_DATE_E_RISULTATI_2A_FASE;3;0)" office:value-type="string" office:string-value="25-28" calcext:value-type="string">
            <text:p>25-28</text:p>
          </table:table-cell>
          <table:table-cell table:style-name="ce777" table:formula="of:=VLOOKUP([.A3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82" calcext:value-type="float">
            <text:p>82</text:p>
          </table:table-cell>
          <table:table-cell table:style-name="ce766" table:formula="of:=VLOOKUP([.A37];INPUT_DATE_E_RISULTATI_2A_FASE;8;0)" office:value-type="date" office:date-value="2021-06-11" calcext:value-type="date">
            <text:p>ven 11 giu</text:p>
          </table:table-cell>
          <table:table-cell table:style-name="ce768" table:formula="of:=VLOOKUP([.A37];INPUT_DATE_E_RISULTATI_2A_FASE;9;0)" office:value-type="time" office:time-value="PT17H00M00S" calcext:value-type="time">
            <text:p>17:00</text:p>
          </table:table-cell>
          <table:table-cell table:style-name="ce770" table:formula="of:=VLOOKUP([.A37];INPUT_DATE_E_RISULTATI_2A_FASE;4;0)" office:value-type="string" office:string-value="Delfini" calcext:value-type="string">
            <text:p>Delfini</text:p>
          </table:table-cell>
          <table:table-cell table:style-name="ce773" table:formula="of:=VLOOKUP([.A37];INPUT_DATE_E_RISULTATI_2A_FASE;6;0)" office:value-type="float" office:value="63" calcext:value-type="float">
            <text:p>63</text:p>
          </table:table-cell>
          <table:table-cell table:style-name="ce773" table:formula="of:=VLOOKUP([.A37];INPUT_DATE_E_RISULTATI_2A_FASE;7;0)" office:value-type="float" office:value="37" calcext:value-type="float">
            <text:p>37</text:p>
          </table:table-cell>
          <table:table-cell table:style-name="ce774" table:formula="of:=VLOOKUP([.A37];INPUT_DATE_E_RISULTATI_2A_FASE;5;0)" office:value-type="string" office:string-value="Ghepardi" calcext:value-type="string">
            <text:p>Ghepardi</text:p>
          </table:table-cell>
          <table:table-cell table:style-name="ce777" table:formula="of:=VLOOKUP([.A37];INPUT_DATE_E_RISULTATI_2A_FASE;3;0)" office:value-type="string" office:string-value="25-28" calcext:value-type="string">
            <text:p>25-28</text:p>
          </table:table-cell>
          <table:table-cell table:style-name="ce777" table:formula="of:=VLOOKUP([.A3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83" calcext:value-type="float">
            <text:p>83</text:p>
          </table:table-cell>
          <table:table-cell table:style-name="ce766" table:formula="of:=VLOOKUP([.A38];INPUT_DATE_E_RISULTATI_2A_FASE;8;0)" office:value-type="date" office:date-value="2021-06-11" calcext:value-type="date">
            <text:p>ven 11 giu</text:p>
          </table:table-cell>
          <table:table-cell table:style-name="ce768" table:formula="of:=VLOOKUP([.A38];INPUT_DATE_E_RISULTATI_2A_FASE;9;0)" office:value-type="time" office:time-value="PT17H00M00S" calcext:value-type="time">
            <text:p>17:00</text:p>
          </table:table-cell>
          <table:table-cell table:style-name="ce770" table:formula="of:=VLOOKUP([.A38];INPUT_DATE_E_RISULTATI_2A_FASE;4;0)" office:value-type="string" office:string-value="Falchi" calcext:value-type="string">
            <text:p>Falchi</text:p>
          </table:table-cell>
          <table:table-cell table:style-name="ce773" table:formula="of:=VLOOKUP([.A38];INPUT_DATE_E_RISULTATI_2A_FASE;6;0)" office:value-type="float" office:value="52" calcext:value-type="float">
            <text:p>52</text:p>
          </table:table-cell>
          <table:table-cell table:style-name="ce773" table:formula="of:=VLOOKUP([.A38];INPUT_DATE_E_RISULTATI_2A_FASE;7;0)" office:value-type="float" office:value="40" calcext:value-type="float">
            <text:p>40</text:p>
          </table:table-cell>
          <table:table-cell table:style-name="ce774" table:formula="of:=VLOOKUP([.A38];INPUT_DATE_E_RISULTATI_2A_FASE;5;0)" office:value-type="string" office:string-value="Scorpioni" calcext:value-type="string">
            <text:p>Scorpioni</text:p>
          </table:table-cell>
          <table:table-cell table:style-name="ce777" table:formula="of:=VLOOKUP([.A38];INPUT_DATE_E_RISULTATI_2A_FASE;3;0)" office:value-type="string" office:string-value="29-32" calcext:value-type="string">
            <text:p>29-32</text:p>
          </table:table-cell>
          <table:table-cell table:style-name="ce777" table:formula="of:=VLOOKUP([.A3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4" calcext:value-type="float">
            <text:p>84</text:p>
          </table:table-cell>
          <table:table-cell table:style-name="ce766" table:formula="of:=VLOOKUP([.A39];INPUT_DATE_E_RISULTATI_2A_FASE;8;0)" office:value-type="date" office:date-value="2021-06-11" calcext:value-type="date">
            <text:p>ven 11 giu</text:p>
          </table:table-cell>
          <table:table-cell table:style-name="ce768" table:formula="of:=VLOOKUP([.A39];INPUT_DATE_E_RISULTATI_2A_FASE;9;0)" office:value-type="time" office:time-value="PT17H00M00S" calcext:value-type="time">
            <text:p>17:00</text:p>
          </table:table-cell>
          <table:table-cell table:style-name="ce770" table:formula="of:=VLOOKUP([.A39];INPUT_DATE_E_RISULTATI_2A_FASE;4;0)" office:value-type="string" office:string-value="Scorpioni" calcext:value-type="string">
            <text:p>Scorpioni</text:p>
          </table:table-cell>
          <table:table-cell table:style-name="ce773" table:formula="of:=VLOOKUP([.A39];INPUT_DATE_E_RISULTATI_2A_FASE;6;0)" office:value-type="float" office:value="52" calcext:value-type="float">
            <text:p>52</text:p>
          </table:table-cell>
          <table:table-cell table:style-name="ce773" table:formula="of:=VLOOKUP([.A39];INPUT_DATE_E_RISULTATI_2A_FASE;7;0)" office:value-type="float" office:value="36" calcext:value-type="float">
            <text:p>36</text:p>
          </table:table-cell>
          <table:table-cell table:style-name="ce774" table:formula="of:=VLOOKUP([.A39];INPUT_DATE_E_RISULTATI_2A_FASE;5;0)" office:value-type="string" office:string-value="Serval" calcext:value-type="string">
            <text:p>Serval</text:p>
          </table:table-cell>
          <table:table-cell table:style-name="ce777" table:formula="of:=VLOOKUP([.A39];INPUT_DATE_E_RISULTATI_2A_FASE;3;0)" office:value-type="string" office:string-value="29-32" calcext:value-type="string">
            <text:p>29-32</text:p>
          </table:table-cell>
          <table:table-cell table:style-name="ce777" table:formula="of:=VLOOKUP([.A3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85" calcext:value-type="float">
            <text:p>85</text:p>
          </table:table-cell>
          <table:table-cell table:style-name="ce766" table:formula="of:=VLOOKUP([.A40];INPUT_DATE_E_RISULTATI_2A_FASE;8;0)" office:value-type="date" office:date-value="2021-06-11" calcext:value-type="date">
            <text:p>ven 11 giu</text:p>
          </table:table-cell>
          <table:table-cell table:style-name="ce768" table:formula="of:=VLOOKUP([.A40];INPUT_DATE_E_RISULTATI_2A_FASE;9;0)" office:value-type="time" office:time-value="PT18H30M00S" calcext:value-type="time">
            <text:p>18:30</text:p>
          </table:table-cell>
          <table:table-cell table:style-name="ce770" table:formula="of:=VLOOKUP([.A40];INPUT_DATE_E_RISULTATI_2A_FASE;4;0)" office:value-type="string" office:string-value="Giaguari" calcext:value-type="string">
            <text:p>Giaguari</text:p>
          </table:table-cell>
          <table:table-cell table:style-name="ce773" table:formula="of:=VLOOKUP([.A40];INPUT_DATE_E_RISULTATI_2A_FASE;6;0)" office:value-type="float" office:value="70" calcext:value-type="float">
            <text:p>70</text:p>
          </table:table-cell>
          <table:table-cell table:style-name="ce773" table:formula="of:=VLOOKUP([.A40];INPUT_DATE_E_RISULTATI_2A_FASE;7;0)" office:value-type="float" office:value="42" calcext:value-type="float">
            <text:p>42</text:p>
          </table:table-cell>
          <table:table-cell table:style-name="ce774" table:formula="of:=VLOOKUP([.A40];INPUT_DATE_E_RISULTATI_2A_FASE;5;0)" office:value-type="string" office:string-value="Balene" calcext:value-type="string">
            <text:p>Balene</text:p>
          </table:table-cell>
          <table:table-cell table:style-name="ce777" table:formula="of:=VLOOKUP([.A40];INPUT_DATE_E_RISULTATI_2A_FASE;3;0)" office:value-type="string" office:string-value="5-8" calcext:value-type="string">
            <text:p>5-8</text:p>
          </table:table-cell>
          <table:table-cell table:style-name="ce777" table:formula="of:=VLOOKUP([.A4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86" calcext:value-type="float">
            <text:p>86</text:p>
          </table:table-cell>
          <table:table-cell table:style-name="ce766" table:formula="of:=VLOOKUP([.A41];INPUT_DATE_E_RISULTATI_2A_FASE;8;0)" office:value-type="date" office:date-value="2021-06-11" calcext:value-type="date">
            <text:p>ven 11 giu</text:p>
          </table:table-cell>
          <table:table-cell table:style-name="ce768" table:formula="of:=VLOOKUP([.A41];INPUT_DATE_E_RISULTATI_2A_FASE;9;0)" office:value-type="time" office:time-value="PT18H30M00S" calcext:value-type="time">
            <text:p>18:30</text:p>
          </table:table-cell>
          <table:table-cell table:style-name="ce77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773" table:formula="of:=VLOOKUP([.A41];INPUT_DATE_E_RISULTATI_2A_FASE;6;0)" office:value-type="float" office:value="55" calcext:value-type="float">
            <text:p>55</text:p>
          </table:table-cell>
          <table:table-cell table:style-name="ce773" table:formula="of:=VLOOKUP([.A41];INPUT_DATE_E_RISULTATI_2A_FASE;7;0)" office:value-type="float" office:value="35" calcext:value-type="float">
            <text:p>35</text:p>
          </table:table-cell>
          <table:table-cell table:style-name="ce774" table:formula="of:=VLOOKUP([.A41];INPUT_DATE_E_RISULTATI_2A_FASE;5;0)" office:value-type="string" office:string-value="Piranha" calcext:value-type="string">
            <text:p>Piranha</text:p>
          </table:table-cell>
          <table:table-cell table:style-name="ce777" table:formula="of:=VLOOKUP([.A41];INPUT_DATE_E_RISULTATI_2A_FASE;3;0)" office:value-type="string" office:string-value="5-8" calcext:value-type="string">
            <text:p>5-8</text:p>
          </table:table-cell>
          <table:table-cell table:style-name="ce777" table:formula="of:=VLOOKUP([.A4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87" calcext:value-type="float">
            <text:p>87</text:p>
          </table:table-cell>
          <table:table-cell table:style-name="ce766" table:formula="of:=VLOOKUP([.A42];INPUT_DATE_E_RISULTATI_2A_FASE;8;0)" office:value-type="date" office:date-value="2021-06-11" calcext:value-type="date">
            <text:p>ven 11 giu</text:p>
          </table:table-cell>
          <table:table-cell table:style-name="ce768" table:formula="of:=VLOOKUP([.A42];INPUT_DATE_E_RISULTATI_2A_FASE;9;0)" office:value-type="time" office:time-value="PT20H30M00S" calcext:value-type="time">
            <text:p>20:30</text:p>
          </table:table-cell>
          <table:table-cell table:style-name="ce770" table:formula="of:=VLOOKUP([.A42];INPUT_DATE_E_RISULTATI_2A_FASE;4;0)" office:value-type="string" office:string-value="Leoni" calcext:value-type="string">
            <text:p>Leoni</text:p>
          </table:table-cell>
          <table:table-cell table:style-name="ce773" table:formula="of:=VLOOKUP([.A42];INPUT_DATE_E_RISULTATI_2A_FASE;6;0)" office:value-type="float" office:value="66" calcext:value-type="float">
            <text:p>66</text:p>
          </table:table-cell>
          <table:table-cell table:style-name="ce773" table:formula="of:=VLOOKUP([.A42];INPUT_DATE_E_RISULTATI_2A_FASE;7;0)" office:value-type="float" office:value="31" calcext:value-type="float">
            <text:p>31</text:p>
          </table:table-cell>
          <table:table-cell table:style-name="ce774" table:formula="of:=VLOOKUP([.A42];INPUT_DATE_E_RISULTATI_2A_FASE;5;0)" office:value-type="string" office:string-value="Bisonti" calcext:value-type="string">
            <text:p>Bisonti</text:p>
          </table:table-cell>
          <table:table-cell table:style-name="ce777" table:formula="of:=VLOOKUP([.A42];INPUT_DATE_E_RISULTATI_2A_FASE;3;0)" office:value-type="string" office:string-value="1-4" calcext:value-type="string">
            <text:p>1-4</text:p>
          </table:table-cell>
          <table:table-cell table:style-name="ce777" table:formula="of:=VLOOKUP([.A4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8" calcext:value-type="float">
            <text:p>88</text:p>
          </table:table-cell>
          <table:table-cell table:style-name="ce766" table:formula="of:=VLOOKUP([.A43];INPUT_DATE_E_RISULTATI_2A_FASE;8;0)" office:value-type="date" office:date-value="2021-06-11" calcext:value-type="date">
            <text:p>ven 11 giu</text:p>
          </table:table-cell>
          <table:table-cell table:style-name="ce768" table:formula="of:=VLOOKUP([.A43];INPUT_DATE_E_RISULTATI_2A_FASE;9;0)" office:value-type="time" office:time-value="PT22H00M00S" calcext:value-type="time">
            <text:p>22:00</text:p>
          </table:table-cell>
          <table:table-cell table:style-name="ce770" table:formula="of:=VLOOKUP([.A43];INPUT_DATE_E_RISULTATI_2A_FASE;4;0)" office:value-type="string" office:string-value="Pantere" calcext:value-type="string">
            <text:p>Pantere</text:p>
          </table:table-cell>
          <table:table-cell table:style-name="ce773" table:formula="of:=VLOOKUP([.A43];INPUT_DATE_E_RISULTATI_2A_FASE;6;0)" office:value-type="float" office:value="68" calcext:value-type="float">
            <text:p>68</text:p>
          </table:table-cell>
          <table:table-cell table:style-name="ce773" table:formula="of:=VLOOKUP([.A43];INPUT_DATE_E_RISULTATI_2A_FASE;7;0)" office:value-type="float" office:value="47" calcext:value-type="float">
            <text:p>47</text:p>
          </table:table-cell>
          <table:table-cell table:style-name="ce774" table:formula="of:=VLOOKUP([.A43];INPUT_DATE_E_RISULTATI_2A_FASE;5;0)" office:value-type="string" office:string-value="Istrici" calcext:value-type="string">
            <text:p>Istrici</text:p>
          </table:table-cell>
          <table:table-cell table:style-name="ce777" table:formula="of:=VLOOKUP([.A43];INPUT_DATE_E_RISULTATI_2A_FASE;3;0)" office:value-type="string" office:string-value="1-4" calcext:value-type="string">
            <text:p>1-4</text:p>
          </table:table-cell>
          <table:table-cell table:style-name="ce777" table:formula="of:=VLOOKUP([.A43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9" calcext:value-type="float">
            <text:p>89</text:p>
          </table:table-cell>
          <table:table-cell table:style-name="ce766" table:formula="of:=VLOOKUP([.A44];INPUT_DATE_E_RISULTATI_2A_FASE;8;0)" office:value-type="date" office:date-value="2021-06-12" calcext:value-type="date">
            <text:p>sab 12 giu</text:p>
          </table:table-cell>
          <table:table-cell table:style-name="ce768" table:formula="of:=VLOOKUP([.A44];INPUT_DATE_E_RISULTATI_2A_FASE;9;0)" office:value-type="time" office:time-value="PT09H00M00S" calcext:value-type="time">
            <text:p>09:00</text:p>
          </table:table-cell>
          <table:table-cell table:style-name="ce770" table:formula="of:=VLOOKUP([.A44];INPUT_DATE_E_RISULTATI_2A_FASE;4;0)" office:value-type="string" office:string-value="Elefanti" calcext:value-type="string">
            <text:p>Elefanti</text:p>
          </table:table-cell>
          <table:table-cell table:style-name="ce773" table:formula="of:=VLOOKUP([.A44];INPUT_DATE_E_RISULTATI_2A_FASE;6;0)" office:value-type="float" office:value="66" calcext:value-type="float">
            <text:p>66</text:p>
          </table:table-cell>
          <table:table-cell table:style-name="ce773" table:formula="of:=VLOOKUP([.A44];INPUT_DATE_E_RISULTATI_2A_FASE;7;0)" office:value-type="float" office:value="32" calcext:value-type="float">
            <text:p>32</text:p>
          </table:table-cell>
          <table:table-cell table:style-name="ce774" table:formula="of:=VLOOKUP([.A44];INPUT_DATE_E_RISULTATI_2A_FASE;5;0)" office:value-type="string" office:string-value="Gorilla" calcext:value-type="string">
            <text:p>Gorilla</text:p>
          </table:table-cell>
          <table:table-cell table:style-name="ce777" table:formula="of:=VLOOKUP([.A44];INPUT_DATE_E_RISULTATI_2A_FASE;3;0)" office:value-type="string" office:string-value="9-12" calcext:value-type="string">
            <text:p>9-12</text:p>
          </table:table-cell>
          <table:table-cell table:style-name="ce777" table:formula="of:=VLOOKUP([.A4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90" calcext:value-type="float">
            <text:p>90</text:p>
          </table:table-cell>
          <table:table-cell table:style-name="ce766" table:formula="of:=VLOOKUP([.A45];INPUT_DATE_E_RISULTATI_2A_FASE;8;0)" office:value-type="date" office:date-value="2021-06-12" calcext:value-type="date">
            <text:p>sab 12 giu</text:p>
          </table:table-cell>
          <table:table-cell table:style-name="ce768" table:formula="of:=VLOOKUP([.A45];INPUT_DATE_E_RISULTATI_2A_FASE;9;0)" office:value-type="time" office:time-value="PT09H00M00S" calcext:value-type="time">
            <text:p>09:00</text:p>
          </table:table-cell>
          <table:table-cell table:style-name="ce770" table:formula="of:=VLOOKUP([.A45];INPUT_DATE_E_RISULTATI_2A_FASE;4;0)" office:value-type="string" office:string-value="Giraffe" calcext:value-type="string">
            <text:p>Giraffe</text:p>
          </table:table-cell>
          <table:table-cell table:style-name="ce773" table:formula="of:=VLOOKUP([.A45];INPUT_DATE_E_RISULTATI_2A_FASE;6;0)" office:value-type="float" office:value="52" calcext:value-type="float">
            <text:p>52</text:p>
          </table:table-cell>
          <table:table-cell table:style-name="ce773" table:formula="of:=VLOOKUP([.A45];INPUT_DATE_E_RISULTATI_2A_FASE;7;0)" office:value-type="float" office:value="30" calcext:value-type="float">
            <text:p>30</text:p>
          </table:table-cell>
          <table:table-cell table:style-name="ce774" table:formula="of:=VLOOKUP([.A45];INPUT_DATE_E_RISULTATI_2A_FASE;5;0)" office:value-type="string" office:string-value="Bufali" calcext:value-type="string">
            <text:p>Bufali</text:p>
          </table:table-cell>
          <table:table-cell table:style-name="ce777" table:formula="of:=VLOOKUP([.A45];INPUT_DATE_E_RISULTATI_2A_FASE;3;0)" office:value-type="string" office:string-value="9-12" calcext:value-type="string">
            <text:p>9-12</text:p>
          </table:table-cell>
          <table:table-cell table:style-name="ce777" table:formula="of:=VLOOKUP([.A4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91" calcext:value-type="float">
            <text:p>91</text:p>
          </table:table-cell>
          <table:table-cell table:style-name="ce766" table:formula="of:=VLOOKUP([.A46];INPUT_DATE_E_RISULTATI_2A_FASE;8;0)" office:value-type="date" office:date-value="2021-06-12" calcext:value-type="date">
            <text:p>sab 12 giu</text:p>
          </table:table-cell>
          <table:table-cell table:style-name="ce768" table:formula="of:=VLOOKUP([.A46];INPUT_DATE_E_RISULTATI_2A_FASE;9;0)" office:value-type="time" office:time-value="PT09H00M00S" calcext:value-type="time">
            <text:p>09:00</text:p>
          </table:table-cell>
          <table:table-cell table:style-name="ce770" table:formula="of:=VLOOKUP([.A46];INPUT_DATE_E_RISULTATI_2A_FASE;4;0)" office:value-type="string" office:string-value="Aquile" calcext:value-type="string">
            <text:p>Aquile</text:p>
          </table:table-cell>
          <table:table-cell table:style-name="ce773" table:formula="of:=VLOOKUP([.A46];INPUT_DATE_E_RISULTATI_2A_FASE;6;0)" office:value-type="float" office:value="54" calcext:value-type="float">
            <text:p>54</text:p>
          </table:table-cell>
          <table:table-cell table:style-name="ce773" table:formula="of:=VLOOKUP([.A46];INPUT_DATE_E_RISULTATI_2A_FASE;7;0)" office:value-type="float" office:value="36" calcext:value-type="float">
            <text:p>36</text:p>
          </table:table-cell>
          <table:table-cell table:style-name="ce774" table:formula="of:=VLOOKUP([.A46];INPUT_DATE_E_RISULTATI_2A_FASE;5;0)" office:value-type="string" office:string-value="Tonni" calcext:value-type="string">
            <text:p>Tonni</text:p>
          </table:table-cell>
          <table:table-cell table:style-name="ce777" table:formula="of:=VLOOKUP([.A46];INPUT_DATE_E_RISULTATI_2A_FASE;3;0)" office:value-type="string" office:string-value="13-16" calcext:value-type="string">
            <text:p>13-16</text:p>
          </table:table-cell>
          <table:table-cell table:style-name="ce777" table:formula="of:=VLOOKUP([.A4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92" calcext:value-type="float">
            <text:p>92</text:p>
          </table:table-cell>
          <table:table-cell table:style-name="ce766" table:formula="of:=VLOOKUP([.A47];INPUT_DATE_E_RISULTATI_2A_FASE;8;0)" office:value-type="date" office:date-value="2021-06-12" calcext:value-type="date">
            <text:p>sab 12 giu</text:p>
          </table:table-cell>
          <table:table-cell table:style-name="ce768" table:formula="of:=VLOOKUP([.A47];INPUT_DATE_E_RISULTATI_2A_FASE;9;0)" office:value-type="time" office:time-value="PT09H00M00S" calcext:value-type="time">
            <text:p>09:00</text:p>
          </table:table-cell>
          <table:table-cell table:style-name="ce770" table:formula="of:=VLOOKUP([.A47];INPUT_DATE_E_RISULTATI_2A_FASE;4;0)" office:value-type="string" office:string-value="Puma" calcext:value-type="string">
            <text:p>Puma</text:p>
          </table:table-cell>
          <table:table-cell table:style-name="ce773" table:formula="of:=VLOOKUP([.A47];INPUT_DATE_E_RISULTATI_2A_FASE;6;0)" office:value-type="float" office:value="64" calcext:value-type="float">
            <text:p>64</text:p>
          </table:table-cell>
          <table:table-cell table:style-name="ce773" table:formula="of:=VLOOKUP([.A47];INPUT_DATE_E_RISULTATI_2A_FASE;7;0)" office:value-type="float" office:value="33" calcext:value-type="float">
            <text:p>33</text:p>
          </table:table-cell>
          <table:table-cell table:style-name="ce774" table:formula="of:=VLOOKUP([.A47];INPUT_DATE_E_RISULTATI_2A_FASE;5;0)" office:value-type="string" office:string-value="Gabbiani" calcext:value-type="string">
            <text:p>Gabbiani</text:p>
          </table:table-cell>
          <table:table-cell table:style-name="ce777" table:formula="of:=VLOOKUP([.A47];INPUT_DATE_E_RISULTATI_2A_FASE;3;0)" office:value-type="string" office:string-value="13-16" calcext:value-type="string">
            <text:p>13-16</text:p>
          </table:table-cell>
          <table:table-cell table:style-name="ce777" table:formula="of:=VLOOKUP([.A4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93" calcext:value-type="float">
            <text:p>93</text:p>
          </table:table-cell>
          <table:table-cell table:style-name="ce766" table:formula="of:=VLOOKUP([.A48];INPUT_DATE_E_RISULTATI_2A_FASE;8;0)" office:value-type="date" office:date-value="2021-06-12" calcext:value-type="date">
            <text:p>sab 12 giu</text:p>
          </table:table-cell>
          <table:table-cell table:style-name="ce768" table:formula="of:=VLOOKUP([.A48];INPUT_DATE_E_RISULTATI_2A_FASE;9;0)" office:value-type="time" office:time-value="PT11H00M00S" calcext:value-type="time">
            <text:p>11:00</text:p>
          </table:table-cell>
          <table:table-cell table:style-name="ce770" table:formula="of:=VLOOKUP([.A48];INPUT_DATE_E_RISULTATI_2A_FASE;4;0)" office:value-type="string" office:string-value="Tigri" calcext:value-type="string">
            <text:p>Tigri</text:p>
          </table:table-cell>
          <table:table-cell table:style-name="ce773" table:formula="of:=VLOOKUP([.A48];INPUT_DATE_E_RISULTATI_2A_FASE;6;0)" office:value-type="float" office:value="57" calcext:value-type="float">
            <text:p>57</text:p>
          </table:table-cell>
          <table:table-cell table:style-name="ce773" table:formula="of:=VLOOKUP([.A48];INPUT_DATE_E_RISULTATI_2A_FASE;7;0)" office:value-type="float" office:value="49" calcext:value-type="float">
            <text:p>49</text:p>
          </table:table-cell>
          <table:table-cell table:style-name="ce774" table:formula="of:=VLOOKUP([.A48];INPUT_DATE_E_RISULTATI_2A_FASE;5;0)" office:value-type="string" office:string-value="Cervi" calcext:value-type="string">
            <text:p>Cervi</text:p>
          </table:table-cell>
          <table:table-cell table:style-name="ce777" table:formula="of:=VLOOKUP([.A48];INPUT_DATE_E_RISULTATI_2A_FASE;3;0)" office:value-type="string" office:string-value="17-20" calcext:value-type="string">
            <text:p>17-20</text:p>
          </table:table-cell>
          <table:table-cell table:style-name="ce777" table:formula="of:=VLOOKUP([.A4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94" calcext:value-type="float">
            <text:p>94</text:p>
          </table:table-cell>
          <table:table-cell table:style-name="ce766" table:formula="of:=VLOOKUP([.A49];INPUT_DATE_E_RISULTATI_2A_FASE;8;0)" office:value-type="date" office:date-value="2021-06-12" calcext:value-type="date">
            <text:p>sab 12 giu</text:p>
          </table:table-cell>
          <table:table-cell table:style-name="ce768" table:formula="of:=VLOOKUP([.A49];INPUT_DATE_E_RISULTATI_2A_FASE;9;0)" office:value-type="time" office:time-value="PT11H00M00S" calcext:value-type="time">
            <text:p>11:00</text:p>
          </table:table-cell>
          <table:table-cell table:style-name="ce77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49];INPUT_DATE_E_RISULTATI_2A_FASE;6;0)" office:value-type="float" office:value="56" calcext:value-type="float">
            <text:p>56</text:p>
          </table:table-cell>
          <table:table-cell table:style-name="ce773" table:formula="of:=VLOOKUP([.A49];INPUT_DATE_E_RISULTATI_2A_FASE;7;0)" office:value-type="float" office:value="42" calcext:value-type="float">
            <text:p>42</text:p>
          </table:table-cell>
          <table:table-cell table:style-name="ce774" table:formula="of:=VLOOKUP([.A49];INPUT_DATE_E_RISULTATI_2A_FASE;5;0)" office:value-type="string" office:string-value="Orche" calcext:value-type="string">
            <text:p>Orche</text:p>
          </table:table-cell>
          <table:table-cell table:style-name="ce777" table:formula="of:=VLOOKUP([.A49];INPUT_DATE_E_RISULTATI_2A_FASE;3;0)" office:value-type="string" office:string-value="17-20" calcext:value-type="string">
            <text:p>17-20</text:p>
          </table:table-cell>
          <table:table-cell table:style-name="ce777" table:formula="of:=VLOOKUP([.A4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95" calcext:value-type="float">
            <text:p>95</text:p>
          </table:table-cell>
          <table:table-cell table:style-name="ce766" table:formula="of:=VLOOKUP([.A50];INPUT_DATE_E_RISULTATI_2A_FASE;8;0)" office:value-type="date" office:date-value="2021-06-12" calcext:value-type="date">
            <text:p>sab 12 giu</text:p>
          </table:table-cell>
          <table:table-cell table:style-name="ce768" table:formula="of:=VLOOKUP([.A50];INPUT_DATE_E_RISULTATI_2A_FASE;9;0)" office:value-type="time" office:time-value="PT11H00M00S" calcext:value-type="time">
            <text:p>11:00</text:p>
          </table:table-cell>
          <table:table-cell table:style-name="ce770" table:formula="of:=VLOOKUP([.A50];INPUT_DATE_E_RISULTATI_2A_FASE;4;0)" office:value-type="string" office:string-value="Linci" calcext:value-type="string">
            <text:p>Linci</text:p>
          </table:table-cell>
          <table:table-cell table:style-name="ce773" table:formula="of:=VLOOKUP([.A50];INPUT_DATE_E_RISULTATI_2A_FASE;6;0)" office:value-type="float" office:value="53" calcext:value-type="float">
            <text:p>53</text:p>
          </table:table-cell>
          <table:table-cell table:style-name="ce773" table:formula="of:=VLOOKUP([.A50];INPUT_DATE_E_RISULTATI_2A_FASE;7;0)" office:value-type="float" office:value="49" calcext:value-type="float">
            <text:p>49</text:p>
          </table:table-cell>
          <table:table-cell table:style-name="ce774" table:formula="of:=VLOOKUP([.A50];INPUT_DATE_E_RISULTATI_2A_FASE;5;0)" office:value-type="string" office:string-value="Delfini" calcext:value-type="string">
            <text:p>Delfini</text:p>
          </table:table-cell>
          <table:table-cell table:style-name="ce777" table:formula="of:=VLOOKUP([.A50];INPUT_DATE_E_RISULTATI_2A_FASE;3;0)" office:value-type="string" office:string-value="21-24" calcext:value-type="string">
            <text:p>21-24</text:p>
          </table:table-cell>
          <table:table-cell table:style-name="ce777" table:formula="of:=VLOOKUP([.A5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96" calcext:value-type="float">
            <text:p>96</text:p>
          </table:table-cell>
          <table:table-cell table:style-name="ce766" table:formula="of:=VLOOKUP([.A51];INPUT_DATE_E_RISULTATI_2A_FASE;8;0)" office:value-type="date" office:date-value="2021-06-12" calcext:value-type="date">
            <text:p>sab 12 giu</text:p>
          </table:table-cell>
          <table:table-cell table:style-name="ce768" table:formula="of:=VLOOKUP([.A51];INPUT_DATE_E_RISULTATI_2A_FASE;9;0)" office:value-type="time" office:time-value="PT11H00M00S" calcext:value-type="time">
            <text:p>11:00</text:p>
          </table:table-cell>
          <table:table-cell table:style-name="ce770" table:formula="of:=VLOOKUP([.A51];INPUT_DATE_E_RISULTATI_2A_FASE;4;0)" office:value-type="string" office:string-value="Pitoni" calcext:value-type="string">
            <text:p>Pitoni</text:p>
          </table:table-cell>
          <table:table-cell table:style-name="ce773" table:formula="of:=VLOOKUP([.A51];INPUT_DATE_E_RISULTATI_2A_FASE;6;0)" office:value-type="float" office:value="63" calcext:value-type="float">
            <text:p>63</text:p>
          </table:table-cell>
          <table:table-cell table:style-name="ce773" table:formula="of:=VLOOKUP([.A51];INPUT_DATE_E_RISULTATI_2A_FASE;7;0)" office:value-type="float" office:value="34" calcext:value-type="float">
            <text:p>34</text:p>
          </table:table-cell>
          <table:table-cell table:style-name="ce774" table:formula="of:=VLOOKUP([.A51];INPUT_DATE_E_RISULTATI_2A_FASE;5;0)" office:value-type="string" office:string-value="Zebre" calcext:value-type="string">
            <text:p>Zebre</text:p>
          </table:table-cell>
          <table:table-cell table:style-name="ce777" table:formula="of:=VLOOKUP([.A51];INPUT_DATE_E_RISULTATI_2A_FASE;3;0)" office:value-type="string" office:string-value="21-24" calcext:value-type="string">
            <text:p>21-24</text:p>
          </table:table-cell>
          <table:table-cell table:style-name="ce777" table:formula="of:=VLOOKUP([.A5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97" calcext:value-type="float">
            <text:p>97</text:p>
          </table:table-cell>
          <table:table-cell table:style-name="ce766" table:formula="of:=VLOOKUP([.A52];INPUT_DATE_E_RISULTATI_2A_FASE;8;0)" office:value-type="date" office:date-value="2021-06-12" calcext:value-type="date">
            <text:p>sab 12 giu</text:p>
          </table:table-cell>
          <table:table-cell table:style-name="ce768" table:formula="of:=VLOOKUP([.A52];INPUT_DATE_E_RISULTATI_2A_FASE;9;0)" office:value-type="time" office:time-value="PT15H30M00S" calcext:value-type="time">
            <text:p>15:30</text:p>
          </table:table-cell>
          <table:table-cell table:style-name="ce770" table:formula="of:=VLOOKUP([.A52];INPUT_DATE_E_RISULTATI_2A_FASE;4;0)" office:value-type="string" office:string-value="Scorpioni" calcext:value-type="string">
            <text:p>Scorpioni</text:p>
          </table:table-cell>
          <table:table-cell table:style-name="ce773" table:formula="of:=VLOOKUP([.A52];INPUT_DATE_E_RISULTATI_2A_FASE;6;0)" office:value-type="float" office:value="53" calcext:value-type="float">
            <text:p>53</text:p>
          </table:table-cell>
          <table:table-cell table:style-name="ce773" table:formula="of:=VLOOKUP([.A52];INPUT_DATE_E_RISULTATI_2A_FASE;7;0)" office:value-type="float" office:value="32" calcext:value-type="float">
            <text:p>32</text:p>
          </table:table-cell>
          <table:table-cell table:style-name="ce774" table:formula="of:=VLOOKUP([.A52];INPUT_DATE_E_RISULTATI_2A_FASE;5;0)" office:value-type="string" office:string-value="Serval" calcext:value-type="string">
            <text:p>Serval</text:p>
          </table:table-cell>
          <table:table-cell table:style-name="ce777" table:formula="of:=VLOOKUP([.A52];INPUT_DATE_E_RISULTATI_2A_FASE;3;0)" office:value-type="string" office:string-value="31-32" calcext:value-type="string">
            <text:p>31-32</text:p>
          </table:table-cell>
          <table:table-cell table:style-name="ce777" table:formula="of:=VLOOKUP([.A52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98" calcext:value-type="float">
            <text:p>98</text:p>
          </table:table-cell>
          <table:table-cell table:style-name="ce766" table:formula="of:=VLOOKUP([.A53];INPUT_DATE_E_RISULTATI_2A_FASE;8;0)" office:value-type="date" office:date-value="2021-06-12" calcext:value-type="date">
            <text:p>sab 12 giu</text:p>
          </table:table-cell>
          <table:table-cell table:style-name="ce768" table:formula="of:=VLOOKUP([.A53];INPUT_DATE_E_RISULTATI_2A_FASE;9;0)" office:value-type="time" office:time-value="PT15H30M00S" calcext:value-type="time">
            <text:p>15:30</text:p>
          </table:table-cell>
          <table:table-cell table:style-name="ce770" table:formula="of:=VLOOKUP([.A53];INPUT_DATE_E_RISULTATI_2A_FASE;4;0)" office:value-type="string" office:string-value="Falchi" calcext:value-type="string">
            <text:p>Falchi</text:p>
          </table:table-cell>
          <table:table-cell table:style-name="ce773" table:formula="of:=VLOOKUP([.A53];INPUT_DATE_E_RISULTATI_2A_FASE;6;0)" office:value-type="float" office:value="50" calcext:value-type="float">
            <text:p>50</text:p>
          </table:table-cell>
          <table:table-cell table:style-name="ce773" table:formula="of:=VLOOKUP([.A53];INPUT_DATE_E_RISULTATI_2A_FASE;7;0)" office:value-type="float" office:value="38" calcext:value-type="float">
            <text:p>38</text:p>
          </table:table-cell>
          <table:table-cell table:style-name="ce774" table:formula="of:=VLOOKUP([.A53];INPUT_DATE_E_RISULTATI_2A_FASE;5;0)" office:value-type="string" office:string-value="Scorpioni" calcext:value-type="string">
            <text:p>Scorpioni</text:p>
          </table:table-cell>
          <table:table-cell table:style-name="ce777" table:formula="of:=VLOOKUP([.A53];INPUT_DATE_E_RISULTATI_2A_FASE;3;0)" office:value-type="string" office:string-value="29-30" calcext:value-type="string">
            <text:p>29-30</text:p>
          </table:table-cell>
          <table:table-cell table:style-name="ce777" table:formula="of:=VLOOKUP([.A53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99" calcext:value-type="float">
            <text:p>99</text:p>
          </table:table-cell>
          <table:table-cell table:style-name="ce766" table:formula="of:=VLOOKUP([.A54];INPUT_DATE_E_RISULTATI_2A_FASE;8;0)" office:value-type="date" office:date-value="2021-06-12" calcext:value-type="date">
            <text:p>sab 12 giu</text:p>
          </table:table-cell>
          <table:table-cell table:style-name="ce768" table:formula="of:=VLOOKUP([.A54];INPUT_DATE_E_RISULTATI_2A_FASE;9;0)" office:value-type="time" office:time-value="PT15H30M00S" calcext:value-type="time">
            <text:p>15:30</text:p>
          </table:table-cell>
          <table:table-cell table:style-name="ce770" table:formula="of:=VLOOKUP([.A54];INPUT_DATE_E_RISULTATI_2A_FASE;4;0)" office:value-type="string" office:string-value="Muli" calcext:value-type="string">
            <text:p>Muli</text:p>
          </table:table-cell>
          <table:table-cell table:style-name="ce773" table:formula="of:=VLOOKUP([.A54];INPUT_DATE_E_RISULTATI_2A_FASE;6;0)" office:value-type="float" office:value="62" calcext:value-type="float">
            <text:p>62</text:p>
          </table:table-cell>
          <table:table-cell table:style-name="ce773" table:formula="of:=VLOOKUP([.A54];INPUT_DATE_E_RISULTATI_2A_FASE;7;0)" office:value-type="float" office:value="47" calcext:value-type="float">
            <text:p>47</text:p>
          </table:table-cell>
          <table:table-cell table:style-name="ce774" table:formula="of:=VLOOKUP([.A54];INPUT_DATE_E_RISULTATI_2A_FASE;5;0)" office:value-type="string" office:string-value="Ghepardi" calcext:value-type="string">
            <text:p>Ghepardi</text:p>
          </table:table-cell>
          <table:table-cell table:style-name="ce777" table:formula="of:=VLOOKUP([.A54];INPUT_DATE_E_RISULTATI_2A_FASE;3;0)" office:value-type="string" office:string-value="27-28" calcext:value-type="string">
            <text:p>27-28</text:p>
          </table:table-cell>
          <table:table-cell table:style-name="ce777" table:formula="of:=VLOOKUP([.A5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0" calcext:value-type="float">
            <text:p>100</text:p>
          </table:table-cell>
          <table:table-cell table:style-name="ce766" table:formula="of:=VLOOKUP([.A55];INPUT_DATE_E_RISULTATI_2A_FASE;8;0)" office:value-type="date" office:date-value="2021-06-12" calcext:value-type="date">
            <text:p>sab 12 giu</text:p>
          </table:table-cell>
          <table:table-cell table:style-name="ce768" table:formula="of:=VLOOKUP([.A55];INPUT_DATE_E_RISULTATI_2A_FASE;9;0)" office:value-type="time" office:time-value="PT15H30M00S" calcext:value-type="time">
            <text:p>15:30</text:p>
          </table:table-cell>
          <table:table-cell table:style-name="ce770" table:formula="of:=VLOOKUP([.A55];INPUT_DATE_E_RISULTATI_2A_FASE;4;0)" office:value-type="string" office:string-value="Iguane" calcext:value-type="string">
            <text:p>Iguane</text:p>
          </table:table-cell>
          <table:table-cell table:style-name="ce773" table:formula="of:=VLOOKUP([.A55];INPUT_DATE_E_RISULTATI_2A_FASE;6;0)" office:value-type="float" office:value="69" calcext:value-type="float">
            <text:p>69</text:p>
          </table:table-cell>
          <table:table-cell table:style-name="ce773" table:formula="of:=VLOOKUP([.A55];INPUT_DATE_E_RISULTATI_2A_FASE;7;0)" office:value-type="float" office:value="31" calcext:value-type="float">
            <text:p>31</text:p>
          </table:table-cell>
          <table:table-cell table:style-name="ce774" table:formula="of:=VLOOKUP([.A55];INPUT_DATE_E_RISULTATI_2A_FASE;5;0)" office:value-type="string" office:string-value="Delfini" calcext:value-type="string">
            <text:p>Delfini</text:p>
          </table:table-cell>
          <table:table-cell table:style-name="ce777" table:formula="of:=VLOOKUP([.A55];INPUT_DATE_E_RISULTATI_2A_FASE;3;0)" office:value-type="string" office:string-value="25-26" calcext:value-type="string">
            <text:p>25-26</text:p>
          </table:table-cell>
          <table:table-cell table:style-name="ce777" table:formula="of:=VLOOKUP([.A5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1" calcext:value-type="float">
            <text:p>101</text:p>
          </table:table-cell>
          <table:table-cell table:style-name="ce766" table:formula="of:=VLOOKUP([.A56];INPUT_DATE_E_RISULTATI_2A_FASE;8;0)" office:value-type="date" office:date-value="2021-06-12" calcext:value-type="date">
            <text:p>sab 12 giu</text:p>
          </table:table-cell>
          <table:table-cell table:style-name="ce768" table:formula="of:=VLOOKUP([.A56];INPUT_DATE_E_RISULTATI_2A_FASE;9;0)" office:value-type="time" office:time-value="PT17H00M00S" calcext:value-type="time">
            <text:p>17:00</text:p>
          </table:table-cell>
          <table:table-cell table:style-name="ce770" table:formula="of:=VLOOKUP([.A56];INPUT_DATE_E_RISULTATI_2A_FASE;4;0)" office:value-type="string" office:string-value="Delfini" calcext:value-type="string">
            <text:p>Delfini</text:p>
          </table:table-cell>
          <table:table-cell table:style-name="ce773" table:formula="of:=VLOOKUP([.A56];INPUT_DATE_E_RISULTATI_2A_FASE;6;0)" office:value-type="float" office:value="62" calcext:value-type="float">
            <text:p>62</text:p>
          </table:table-cell>
          <table:table-cell table:style-name="ce773" table:formula="of:=VLOOKUP([.A56];INPUT_DATE_E_RISULTATI_2A_FASE;7;0)" office:value-type="float" office:value="38" calcext:value-type="float">
            <text:p>38</text:p>
          </table:table-cell>
          <table:table-cell table:style-name="ce774" table:formula="of:=VLOOKUP([.A56];INPUT_DATE_E_RISULTATI_2A_FASE;5;0)" office:value-type="string" office:string-value="Zebre" calcext:value-type="string">
            <text:p>Zebre</text:p>
          </table:table-cell>
          <table:table-cell table:style-name="ce777" table:formula="of:=VLOOKUP([.A56];INPUT_DATE_E_RISULTATI_2A_FASE;3;0)" office:value-type="string" office:string-value="23-24" calcext:value-type="string">
            <text:p>23-24</text:p>
          </table:table-cell>
          <table:table-cell table:style-name="ce777" table:formula="of:=VLOOKUP([.A56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102" calcext:value-type="float">
            <text:p>102</text:p>
          </table:table-cell>
          <table:table-cell table:style-name="ce766" table:formula="of:=VLOOKUP([.A57];INPUT_DATE_E_RISULTATI_2A_FASE;8;0)" office:value-type="date" office:date-value="2021-06-12" calcext:value-type="date">
            <text:p>sab 12 giu</text:p>
          </table:table-cell>
          <table:table-cell table:style-name="ce768" table:formula="of:=VLOOKUP([.A57];INPUT_DATE_E_RISULTATI_2A_FASE;9;0)" office:value-type="time" office:time-value="PT17H00M00S" calcext:value-type="time">
            <text:p>17:00</text:p>
          </table:table-cell>
          <table:table-cell table:style-name="ce770" table:formula="of:=VLOOKUP([.A57];INPUT_DATE_E_RISULTATI_2A_FASE;4;0)" office:value-type="string" office:string-value="Linci" calcext:value-type="string">
            <text:p>Linci</text:p>
          </table:table-cell>
          <table:table-cell table:style-name="ce773" table:formula="of:=VLOOKUP([.A57];INPUT_DATE_E_RISULTATI_2A_FASE;6;0)" office:value-type="float" office:value="52" calcext:value-type="float">
            <text:p>52</text:p>
          </table:table-cell>
          <table:table-cell table:style-name="ce773" table:formula="of:=VLOOKUP([.A57];INPUT_DATE_E_RISULTATI_2A_FASE;7;0)" office:value-type="float" office:value="39" calcext:value-type="float">
            <text:p>39</text:p>
          </table:table-cell>
          <table:table-cell table:style-name="ce774" table:formula="of:=VLOOKUP([.A57];INPUT_DATE_E_RISULTATI_2A_FASE;5;0)" office:value-type="string" office:string-value="Pitoni" calcext:value-type="string">
            <text:p>Pitoni</text:p>
          </table:table-cell>
          <table:table-cell table:style-name="ce777" table:formula="of:=VLOOKUP([.A57];INPUT_DATE_E_RISULTATI_2A_FASE;3;0)" office:value-type="string" office:string-value="21-22" calcext:value-type="string">
            <text:p>21-22</text:p>
          </table:table-cell>
          <table:table-cell table:style-name="ce777" table:formula="of:=VLOOKUP([.A57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103" calcext:value-type="float">
            <text:p>103</text:p>
          </table:table-cell>
          <table:table-cell table:style-name="ce766" table:formula="of:=VLOOKUP([.A58];INPUT_DATE_E_RISULTATI_2A_FASE;8;0)" office:value-type="date" office:date-value="2021-06-12" calcext:value-type="date">
            <text:p>sab 12 giu</text:p>
          </table:table-cell>
          <table:table-cell table:style-name="ce768" table:formula="of:=VLOOKUP([.A58];INPUT_DATE_E_RISULTATI_2A_FASE;9;0)" office:value-type="time" office:time-value="PT17H00M00S" calcext:value-type="time">
            <text:p>17:00</text:p>
          </table:table-cell>
          <table:table-cell table:style-name="ce770" table:formula="of:=VLOOKUP([.A58];INPUT_DATE_E_RISULTATI_2A_FASE;4;0)" office:value-type="string" office:string-value="Cervi" calcext:value-type="string">
            <text:p>Cervi</text:p>
          </table:table-cell>
          <table:table-cell table:style-name="ce773" table:formula="of:=VLOOKUP([.A58];INPUT_DATE_E_RISULTATI_2A_FASE;6;0)" office:value-type="float" office:value="68" calcext:value-type="float">
            <text:p>68</text:p>
          </table:table-cell>
          <table:table-cell table:style-name="ce773" table:formula="of:=VLOOKUP([.A58];INPUT_DATE_E_RISULTATI_2A_FASE;7;0)" office:value-type="float" office:value="37" calcext:value-type="float">
            <text:p>37</text:p>
          </table:table-cell>
          <table:table-cell table:style-name="ce774" table:formula="of:=VLOOKUP([.A58];INPUT_DATE_E_RISULTATI_2A_FASE;5;0)" office:value-type="string" office:string-value="Orche" calcext:value-type="string">
            <text:p>Orche</text:p>
          </table:table-cell>
          <table:table-cell table:style-name="ce777" table:formula="of:=VLOOKUP([.A58];INPUT_DATE_E_RISULTATI_2A_FASE;3;0)" office:value-type="string" office:string-value="19-20" calcext:value-type="string">
            <text:p>19-20</text:p>
          </table:table-cell>
          <table:table-cell table:style-name="ce777" table:formula="of:=VLOOKUP([.A58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4" calcext:value-type="float">
            <text:p>104</text:p>
          </table:table-cell>
          <table:table-cell table:style-name="ce766" table:formula="of:=VLOOKUP([.A59];INPUT_DATE_E_RISULTATI_2A_FASE;8;0)" office:value-type="date" office:date-value="2021-06-12" calcext:value-type="date">
            <text:p>sab 12 giu</text:p>
          </table:table-cell>
          <table:table-cell table:style-name="ce768" table:formula="of:=VLOOKUP([.A59];INPUT_DATE_E_RISULTATI_2A_FASE;9;0)" office:value-type="time" office:time-value="PT17H00M00S" calcext:value-type="time">
            <text:p>17:00</text:p>
          </table:table-cell>
          <table:table-cell table:style-name="ce770" table:formula="of:=VLOOKUP([.A59];INPUT_DATE_E_RISULTATI_2A_FASE;4;0)" office:value-type="string" office:string-value="Tigri" calcext:value-type="string">
            <text:p>Tigri</text:p>
          </table:table-cell>
          <table:table-cell table:style-name="ce773" table:formula="of:=VLOOKUP([.A59];INPUT_DATE_E_RISULTATI_2A_FASE;6;0)" office:value-type="float" office:value="52" calcext:value-type="float">
            <text:p>52</text:p>
          </table:table-cell>
          <table:table-cell table:style-name="ce773" table:formula="of:=VLOOKUP([.A59];INPUT_DATE_E_RISULTATI_2A_FASE;7;0)" office:value-type="float" office:value="46" calcext:value-type="float">
            <text:p>46</text:p>
          </table:table-cell>
          <table:table-cell table:style-name="ce774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777" table:formula="of:=VLOOKUP([.A59];INPUT_DATE_E_RISULTATI_2A_FASE;3;0)" office:value-type="string" office:string-value="17-18" calcext:value-type="string">
            <text:p>17-18</text:p>
          </table:table-cell>
          <table:table-cell table:style-name="ce777" table:formula="of:=VLOOKUP([.A59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5" calcext:value-type="float">
            <text:p>105</text:p>
          </table:table-cell>
          <table:table-cell table:style-name="ce766" table:formula="of:=VLOOKUP([.A60];INPUT_DATE_E_RISULTATI_2A_FASE;8;0)" office:value-type="date" office:date-value="2021-06-12" calcext:value-type="date">
            <text:p>sab 12 giu</text:p>
          </table:table-cell>
          <table:table-cell table:style-name="ce768" table:formula="of:=VLOOKUP([.A60];INPUT_DATE_E_RISULTATI_2A_FASE;9;0)" office:value-type="time" office:time-value="PT18H30M00S" calcext:value-type="time">
            <text:p>18:30</text:p>
          </table:table-cell>
          <table:table-cell table:style-name="ce770" table:formula="of:=VLOOKUP([.A60];INPUT_DATE_E_RISULTATI_2A_FASE;4;0)" office:value-type="string" office:string-value="Tonni" calcext:value-type="string">
            <text:p>Tonni</text:p>
          </table:table-cell>
          <table:table-cell table:style-name="ce773" table:formula="of:=VLOOKUP([.A60];INPUT_DATE_E_RISULTATI_2A_FASE;6;0)" office:value-type="float" office:value="60" calcext:value-type="float">
            <text:p>60</text:p>
          </table:table-cell>
          <table:table-cell table:style-name="ce773" table:formula="of:=VLOOKUP([.A60];INPUT_DATE_E_RISULTATI_2A_FASE;7;0)" office:value-type="float" office:value="42" calcext:value-type="float">
            <text:p>42</text:p>
          </table:table-cell>
          <table:table-cell table:style-name="ce774" table:formula="of:=VLOOKUP([.A60];INPUT_DATE_E_RISULTATI_2A_FASE;5;0)" office:value-type="string" office:string-value="Gabbiani" calcext:value-type="string">
            <text:p>Gabbiani</text:p>
          </table:table-cell>
          <table:table-cell table:style-name="ce777" table:formula="of:=VLOOKUP([.A60];INPUT_DATE_E_RISULTATI_2A_FASE;3;0)" office:value-type="string" office:string-value="15-16" calcext:value-type="string">
            <text:p>15-16</text:p>
          </table:table-cell>
          <table:table-cell table:style-name="ce777" table:formula="of:=VLOOKUP([.A60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106" calcext:value-type="float">
            <text:p>106</text:p>
          </table:table-cell>
          <table:table-cell table:style-name="ce766" table:formula="of:=VLOOKUP([.A61];INPUT_DATE_E_RISULTATI_2A_FASE;8;0)" office:value-type="date" office:date-value="2021-06-12" calcext:value-type="date">
            <text:p>sab 12 giu</text:p>
          </table:table-cell>
          <table:table-cell table:style-name="ce768" table:formula="of:=VLOOKUP([.A61];INPUT_DATE_E_RISULTATI_2A_FASE;9;0)" office:value-type="time" office:time-value="PT18H30M00S" calcext:value-type="time">
            <text:p>18:30</text:p>
          </table:table-cell>
          <table:table-cell table:style-name="ce770" table:formula="of:=VLOOKUP([.A61];INPUT_DATE_E_RISULTATI_2A_FASE;4;0)" office:value-type="string" office:string-value="Aquile" calcext:value-type="string">
            <text:p>Aquile</text:p>
          </table:table-cell>
          <table:table-cell table:style-name="ce773" table:formula="of:=VLOOKUP([.A61];INPUT_DATE_E_RISULTATI_2A_FASE;6;0)" office:value-type="float" office:value="65" calcext:value-type="float">
            <text:p>65</text:p>
          </table:table-cell>
          <table:table-cell table:style-name="ce773" table:formula="of:=VLOOKUP([.A61];INPUT_DATE_E_RISULTATI_2A_FASE;7;0)" office:value-type="float" office:value="45" calcext:value-type="float">
            <text:p>45</text:p>
          </table:table-cell>
          <table:table-cell table:style-name="ce774" table:formula="of:=VLOOKUP([.A61];INPUT_DATE_E_RISULTATI_2A_FASE;5;0)" office:value-type="string" office:string-value="Puma" calcext:value-type="string">
            <text:p>Puma</text:p>
          </table:table-cell>
          <table:table-cell table:style-name="ce777" table:formula="of:=VLOOKUP([.A61];INPUT_DATE_E_RISULTATI_2A_FASE;3;0)" office:value-type="string" office:string-value="13-14" calcext:value-type="string">
            <text:p>13-14</text:p>
          </table:table-cell>
          <table:table-cell table:style-name="ce777" table:formula="of:=VLOOKUP([.A61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107" calcext:value-type="float">
            <text:p>107</text:p>
          </table:table-cell>
          <table:table-cell table:style-name="ce766" table:formula="of:=VLOOKUP([.A62];INPUT_DATE_E_RISULTATI_2A_FASE;8;0)" office:value-type="date" office:date-value="2021-06-12" calcext:value-type="date">
            <text:p>sab 12 giu</text:p>
          </table:table-cell>
          <table:table-cell table:style-name="ce768" table:formula="of:=VLOOKUP([.A62];INPUT_DATE_E_RISULTATI_2A_FASE;9;0)" office:value-type="time" office:time-value="PT18H30M00S" calcext:value-type="time">
            <text:p>18:30</text:p>
          </table:table-cell>
          <table:table-cell table:style-name="ce770" table:formula="of:=VLOOKUP([.A62];INPUT_DATE_E_RISULTATI_2A_FASE;4;0)" office:value-type="string" office:string-value="Gorilla" calcext:value-type="string">
            <text:p>Gorilla</text:p>
          </table:table-cell>
          <table:table-cell table:style-name="ce773" table:formula="of:=VLOOKUP([.A62];INPUT_DATE_E_RISULTATI_2A_FASE;6;0)" office:value-type="float" office:value="50" calcext:value-type="float">
            <text:p>50</text:p>
          </table:table-cell>
          <table:table-cell table:style-name="ce773" table:formula="of:=VLOOKUP([.A62];INPUT_DATE_E_RISULTATI_2A_FASE;7;0)" office:value-type="float" office:value="47" calcext:value-type="float">
            <text:p>47</text:p>
          </table:table-cell>
          <table:table-cell table:style-name="ce774" table:formula="of:=VLOOKUP([.A62];INPUT_DATE_E_RISULTATI_2A_FASE;5;0)" office:value-type="string" office:string-value="Bufali" calcext:value-type="string">
            <text:p>Bufali</text:p>
          </table:table-cell>
          <table:table-cell table:style-name="ce777" table:formula="of:=VLOOKUP([.A62];INPUT_DATE_E_RISULTATI_2A_FASE;3;0)" office:value-type="string" office:string-value="11-12" calcext:value-type="string">
            <text:p>11-12</text:p>
          </table:table-cell>
          <table:table-cell table:style-name="ce777" table:formula="of:=VLOOKUP([.A62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8" calcext:value-type="float">
            <text:p>108</text:p>
          </table:table-cell>
          <table:table-cell table:style-name="ce766" table:formula="of:=VLOOKUP([.A63];INPUT_DATE_E_RISULTATI_2A_FASE;8;0)" office:value-type="date" office:date-value="2021-06-12" calcext:value-type="date">
            <text:p>sab 12 giu</text:p>
          </table:table-cell>
          <table:table-cell table:style-name="ce768" table:formula="of:=VLOOKUP([.A63];INPUT_DATE_E_RISULTATI_2A_FASE;9;0)" office:value-type="time" office:time-value="PT18H30M00S" calcext:value-type="time">
            <text:p>18:30</text:p>
          </table:table-cell>
          <table:table-cell table:style-name="ce770" table:formula="of:=VLOOKUP([.A63];INPUT_DATE_E_RISULTATI_2A_FASE;4;0)" office:value-type="string" office:string-value="Elefanti" calcext:value-type="string">
            <text:p>Elefanti</text:p>
          </table:table-cell>
          <table:table-cell table:style-name="ce773" table:formula="of:=VLOOKUP([.A63];INPUT_DATE_E_RISULTATI_2A_FASE;6;0)" office:value-type="float" office:value="69" calcext:value-type="float">
            <text:p>69</text:p>
          </table:table-cell>
          <table:table-cell table:style-name="ce773" table:formula="of:=VLOOKUP([.A63];INPUT_DATE_E_RISULTATI_2A_FASE;7;0)" office:value-type="float" office:value="40" calcext:value-type="float">
            <text:p>40</text:p>
          </table:table-cell>
          <table:table-cell table:style-name="ce774" table:formula="of:=VLOOKUP([.A63];INPUT_DATE_E_RISULTATI_2A_FASE;5;0)" office:value-type="string" office:string-value="Giraffe" calcext:value-type="string">
            <text:p>Giraffe</text:p>
          </table:table-cell>
          <table:table-cell table:style-name="ce777" table:formula="of:=VLOOKUP([.A63];INPUT_DATE_E_RISULTATI_2A_FASE;3;0)" office:value-type="string" office:string-value="09-10" calcext:value-type="string">
            <text:p>09-10</text:p>
          </table:table-cell>
          <table:table-cell table:style-name="ce777" table:formula="of:=VLOOKUP([.A63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9" calcext:value-type="float">
            <text:p>109</text:p>
          </table:table-cell>
          <table:table-cell table:style-name="ce766" table:formula="of:=VLOOKUP([.A64];INPUT_DATE_E_RISULTATI_2A_FASE;8;0)" office:value-type="date" office:date-value="2021-06-12" calcext:value-type="date">
            <text:p>sab 12 giu</text:p>
          </table:table-cell>
          <table:table-cell table:style-name="ce768" table:formula="of:=VLOOKUP([.A64];INPUT_DATE_E_RISULTATI_2A_FASE;9;0)" office:value-type="time" office:time-value="PT21H00M00S" calcext:value-type="time">
            <text:p>21:00</text:p>
          </table:table-cell>
          <table:table-cell table:style-name="ce770" table:formula="of:=VLOOKUP([.A64];INPUT_DATE_E_RISULTATI_2A_FASE;4;0)" office:value-type="string" office:string-value="Giaguari" calcext:value-type="string">
            <text:p>Giaguari</text:p>
          </table:table-cell>
          <table:table-cell table:style-name="ce773" table:formula="of:=VLOOKUP([.A64];INPUT_DATE_E_RISULTATI_2A_FASE;6;0)" office:value-type="float" office:value="55" calcext:value-type="float">
            <text:p>55</text:p>
          </table:table-cell>
          <table:table-cell table:style-name="ce773" table:formula="of:=VLOOKUP([.A64];INPUT_DATE_E_RISULTATI_2A_FASE;7;0)" office:value-type="float" office:value="48" calcext:value-type="float">
            <text:p>48</text:p>
          </table:table-cell>
          <table:table-cell table:style-name="ce774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777" table:formula="of:=VLOOKUP([.A64];INPUT_DATE_E_RISULTATI_2A_FASE;3;0)" office:value-type="string" office:string-value="5-6" calcext:value-type="string">
            <text:p>5-6</text:p>
          </table:table-cell>
          <table:table-cell table:style-name="ce777" table:formula="of:=VLOOKUP([.A6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10" calcext:value-type="float">
            <text:p>110</text:p>
          </table:table-cell>
          <table:table-cell table:style-name="ce766" table:formula="of:=VLOOKUP([.A65];INPUT_DATE_E_RISULTATI_2A_FASE;8;0)" office:value-type="date" office:date-value="2021-06-12" calcext:value-type="date">
            <text:p>sab 12 giu</text:p>
          </table:table-cell>
          <table:table-cell table:style-name="ce768" table:formula="of:=VLOOKUP([.A65];INPUT_DATE_E_RISULTATI_2A_FASE;9;0)" office:value-type="time" office:time-value="PT21H00M00S" calcext:value-type="time">
            <text:p>21:00</text:p>
          </table:table-cell>
          <table:table-cell table:style-name="ce770" table:formula="of:=VLOOKUP([.A65];INPUT_DATE_E_RISULTATI_2A_FASE;4;0)" office:value-type="string" office:string-value="Balene" calcext:value-type="string">
            <text:p>Balene</text:p>
          </table:table-cell>
          <table:table-cell table:style-name="ce773" table:formula="of:=VLOOKUP([.A65];INPUT_DATE_E_RISULTATI_2A_FASE;6;0)" office:value-type="float" office:value="52" calcext:value-type="float">
            <text:p>52</text:p>
          </table:table-cell>
          <table:table-cell table:style-name="ce773" table:formula="of:=VLOOKUP([.A65];INPUT_DATE_E_RISULTATI_2A_FASE;7;0)" office:value-type="float" office:value="49" calcext:value-type="float">
            <text:p>49</text:p>
          </table:table-cell>
          <table:table-cell table:style-name="ce774" table:formula="of:=VLOOKUP([.A65];INPUT_DATE_E_RISULTATI_2A_FASE;5;0)" office:value-type="string" office:string-value="Piranha" calcext:value-type="string">
            <text:p>Piranha</text:p>
          </table:table-cell>
          <table:table-cell table:style-name="ce777" table:formula="of:=VLOOKUP([.A65];INPUT_DATE_E_RISULTATI_2A_FASE;3;0)" office:value-type="string" office:string-value="7-8" calcext:value-type="string">
            <text:p>7-8</text:p>
          </table:table-cell>
          <table:table-cell table:style-name="ce777" table:formula="of:=VLOOKUP([.A6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11" calcext:value-type="float">
            <text:p>111</text:p>
          </table:table-cell>
          <table:table-cell table:style-name="ce766" table:formula="of:=VLOOKUP([.A66];INPUT_DATE_E_RISULTATI_2A_FASE;8;0)" office:value-type="date" office:date-value="2021-06-13" calcext:value-type="date">
            <text:p>dom 13 giu</text:p>
          </table:table-cell>
          <table:table-cell table:style-name="ce768" table:formula="of:=VLOOKUP([.A66];INPUT_DATE_E_RISULTATI_2A_FASE;9;0)" office:value-type="time" office:time-value="PT09H00M00S" calcext:value-type="time">
            <text:p>09:00</text:p>
          </table:table-cell>
          <table:table-cell table:style-name="ce770" table:formula="of:=VLOOKUP([.A66];INPUT_DATE_E_RISULTATI_2A_FASE;4;0)" office:value-type="string" office:string-value="Bisonti" calcext:value-type="string">
            <text:p>Bisonti</text:p>
          </table:table-cell>
          <table:table-cell table:style-name="ce773" table:formula="of:=VLOOKUP([.A66];INPUT_DATE_E_RISULTATI_2A_FASE;6;0)" office:value-type="float" office:value="65" calcext:value-type="float">
            <text:p>65</text:p>
          </table:table-cell>
          <table:table-cell table:style-name="ce773" table:formula="of:=VLOOKUP([.A66];INPUT_DATE_E_RISULTATI_2A_FASE;7;0)" office:value-type="float" office:value="45" calcext:value-type="float">
            <text:p>45</text:p>
          </table:table-cell>
          <table:table-cell table:style-name="ce774" table:formula="of:=VLOOKUP([.A66];INPUT_DATE_E_RISULTATI_2A_FASE;5;0)" office:value-type="string" office:string-value="Istrici" calcext:value-type="string">
            <text:p>Istrici</text:p>
          </table:table-cell>
          <table:table-cell table:style-name="ce777" table:formula="of:=VLOOKUP([.A66];INPUT_DATE_E_RISULTATI_2A_FASE;3;0)" office:value-type="string" office:string-value="3-4" calcext:value-type="string">
            <text:p>3-4</text:p>
          </table:table-cell>
          <table:table-cell table:style-name="ce777" table:formula="of:=VLOOKUP([.A66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12" calcext:value-type="float">
            <text:p>112</text:p>
          </table:table-cell>
          <table:table-cell table:style-name="ce766" table:formula="of:=VLOOKUP([.A67];INPUT_DATE_E_RISULTATI_2A_FASE;8;0)" office:value-type="date" office:date-value="2021-06-13" calcext:value-type="date">
            <text:p>dom 13 giu</text:p>
          </table:table-cell>
          <table:table-cell table:style-name="ce768" table:formula="of:=VLOOKUP([.A67];INPUT_DATE_E_RISULTATI_2A_FASE;9;0)" office:value-type="time" office:time-value="PT10H30M00S" calcext:value-type="time">
            <text:p>10:30</text:p>
          </table:table-cell>
          <table:table-cell table:style-name="ce770" table:formula="of:=VLOOKUP([.A67];INPUT_DATE_E_RISULTATI_2A_FASE;4;0)" office:value-type="string" office:string-value="Leoni" calcext:value-type="string">
            <text:p>Leoni</text:p>
          </table:table-cell>
          <table:table-cell table:style-name="ce773" table:formula="of:=VLOOKUP([.A67];INPUT_DATE_E_RISULTATI_2A_FASE;6;0)" office:value-type="float" office:value="69" calcext:value-type="float">
            <text:p>69</text:p>
          </table:table-cell>
          <table:table-cell table:style-name="ce773" table:formula="of:=VLOOKUP([.A67];INPUT_DATE_E_RISULTATI_2A_FASE;7;0)" office:value-type="float" office:value="42" calcext:value-type="float">
            <text:p>42</text:p>
          </table:table-cell>
          <table:table-cell table:style-name="ce774" table:formula="of:=VLOOKUP([.A67];INPUT_DATE_E_RISULTATI_2A_FASE;5;0)" office:value-type="string" office:string-value="Pantere" calcext:value-type="string">
            <text:p>Pantere</text:p>
          </table:table-cell>
          <table:table-cell table:style-name="ce777" table:formula="of:=VLOOKUP([.A67];INPUT_DATE_E_RISULTATI_2A_FASE;3;0)" office:value-type="string" office:string-value="1-2" calcext:value-type="string">
            <text:p>1-2</text:p>
          </table:table-cell>
          <table:table-cell table:style-name="ce777" table:formula="of:=VLOOKUP([.A67];INPUT_DATE_E_RISULTATI_2A_FASE;11;0)" office:value-type="string" office:string-value="CAMPO III" calcext:value-type="string">
            <text:p>CAMPO III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2" table:default-cell-style-name="ce534"/>
        <table:table-column table:style-name="co53" table:default-cell-style-name="ce534"/>
        <table:table-column table:style-name="co52" table:default-cell-style-name="ce534"/>
        <table:table-column table:style-name="co54" table:number-columns-repeated="2" table:default-cell-style-name="ce534"/>
        <table:table-column table:style-name="co52" table:default-cell-style-name="ce534"/>
        <table:table-column table:style-name="co53" table:default-cell-style-name="ce534"/>
        <table:table-column table:style-name="co52" table:default-cell-style-name="ce534"/>
        <table:table-column table:style-name="co54" table:number-columns-repeated="2" table:default-cell-style-name="ce534"/>
        <table:table-column table:style-name="co52" table:default-cell-style-name="ce534"/>
        <table:table-column table:style-name="co53" table:default-cell-style-name="ce534"/>
        <table:table-column table:style-name="co52" table:default-cell-style-name="ce534"/>
        <table:table-column table:style-name="co54" table:number-columns-repeated="2" table:default-cell-style-name="ce534"/>
        <table:table-column table:style-name="co52" table:default-cell-style-name="ce534"/>
        <table:table-column table:style-name="co53" table:default-cell-style-name="ce534"/>
        <table:table-column table:style-name="co52" table:default-cell-style-name="ce534"/>
        <table:table-column table:style-name="co54" table:default-cell-style-name="ce534"/>
        <table:table-column table:style-name="co11" table:number-columns-repeated="45" table:default-cell-style-name="ce534"/>
        <table:table-row table:style-name="ro4">
          <table:table-cell table:style-name="ce778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9" table:number-rows-spanned="1">
            <text:p>Torneo dell’Estate 2021</text:p>
          </table:table-cell>
          <table:covered-table-cell table:number-columns-repeated="10" table:style-name="ce788"/>
          <table:covered-table-cell table:number-columns-repeated="7" table:style-name="ce850"/>
          <table:covered-table-cell table:style-name="ce818"/>
          <table:table-cell table:number-columns-repeated="45"/>
        </table:table-row>
        <table:table-row table:style-name="ro1">
          <table:table-cell table:style-name="ce530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779" table:number-columns-repeated="19"/>
          <table:table-cell table:number-columns-repeated="45"/>
        </table:table-row>
        <table:table-row table:style-name="ro1">
          <table:table-cell table:style-name="ce780" office:value-type="string" calcext:value-type="string" table:number-columns-spanned="3" table:number-rows-spanned="2">
            <text:p>Ottavi di finale</text:p>
          </table:table-cell>
          <table:covered-table-cell table:style-name="ce789"/>
          <table:covered-table-cell table:style-name="ce806"/>
          <table:table-cell table:style-name="ce818"/>
          <table:table-cell table:style-name="ce825"/>
          <table:table-cell table:style-name="ce780" office:value-type="string" calcext:value-type="string" table:number-columns-spanned="3" table:number-rows-spanned="2">
            <text:p>Quarti di finale</text:p>
          </table:table-cell>
          <table:covered-table-cell table:style-name="ce789"/>
          <table:covered-table-cell table:style-name="ce806"/>
          <table:table-cell table:style-name="ce825" table:number-columns-repeated="2"/>
          <table:table-cell table:style-name="ce780" office:value-type="string" calcext:value-type="string" table:number-columns-spanned="3" table:number-rows-spanned="2">
            <text:p>Semifinali</text:p>
          </table:table-cell>
          <table:covered-table-cell table:style-name="ce789"/>
          <table:covered-table-cell table:style-name="ce806"/>
          <table:table-cell table:style-name="ce779" table:number-columns-repeated="2"/>
          <table:table-cell table:style-name="ce780" office:value-type="string" calcext:value-type="string" table:number-columns-spanned="3" table:number-rows-spanned="2">
            <text:p>Finale</text:p>
          </table:table-cell>
          <table:covered-table-cell table:style-name="ce789"/>
          <table:covered-table-cell table:style-name="ce806"/>
          <table:table-cell table:style-name="ce818"/>
          <table:table-cell table:number-columns-repeated="45"/>
        </table:table-row>
        <table:table-row table:style-name="ro1">
          <table:covered-table-cell table:style-name="ce781"/>
          <table:covered-table-cell table:style-name="ce790"/>
          <table:covered-table-cell table:style-name="ce807"/>
          <table:table-cell table:style-name="ce818"/>
          <table:table-cell table:style-name="ce825"/>
          <table:covered-table-cell table:style-name="ce781"/>
          <table:covered-table-cell table:style-name="ce790"/>
          <table:covered-table-cell table:style-name="ce807"/>
          <table:table-cell table:style-name="ce825" table:number-columns-repeated="2"/>
          <table:covered-table-cell table:style-name="ce781"/>
          <table:covered-table-cell table:style-name="ce790"/>
          <table:covered-table-cell table:style-name="ce807"/>
          <table:table-cell table:style-name="ce779" table:number-columns-repeated="2"/>
          <table:covered-table-cell table:style-name="ce781"/>
          <table:covered-table-cell table:style-name="ce790"/>
          <table:covered-table-cell table:style-name="ce807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1"/>
          <table:table-cell table:style-name="ce779"/>
          <table:table-cell table:style-name="ce818"/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3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AMPO I)" calcext:value-type="string">
            <text:p>gio 10 giu 9:00 (CAMPO I)</text:p>
          </table:table-cell>
          <table:table-cell table:style-name="ce791"/>
          <table:table-cell table:style-name="ce808"/>
          <table:table-cell table:style-name="ce779"/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9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809" table:formula="of:=VLOOKUP(&quot;1-16/8&quot;;B_PARTITE_2A_FASE_PER_CODICE;9;FALSE())" office:value-type="float" office:value="67" calcext:value-type="float">
            <text:p>67</text:p>
          </table:table-cell>
          <table:table-cell table:style-name="ce819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810" table:formula="of:=VLOOKUP(&quot;1-16/8&quot;;B_PARTITE_2A_FASE_PER_CODICE;10;FALSE())" office:value-type="float" office:value="46" calcext:value-type="float">
            <text:p>46</text:p>
          </table:table-cell>
          <table:table-cell table:style-name="ce82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825"/>
          <table:table-cell table:style-name="ce786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AMPO I)" calcext:value-type="string">
            <text:p>ven 11 giu 9:00 (CAMPO I)</text:p>
          </table:table-cell>
          <table:table-cell table:style-name="ce779"/>
          <table:table-cell table:style-name="ce808"/>
          <table:table-cell table:style-name="ce779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4"/>
          <table:table-cell table:style-name="ce811"/>
          <table:table-cell table:style-name="ce821"/>
          <table:table-cell table:style-name="ce779"/>
          <table:table-cell table:style-name="ce82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83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8/4&quot;;B_PARTITE_2A_FASE_PER_CODICE;9;FALSE())" office:value-type="float" office:value="58" calcext:value-type="float">
            <text:p>58</text:p>
          </table:table-cell>
          <table:table-cell table:style-name="ce819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AMPO I)" calcext:value-type="string">
            <text:p>gio 10 giu 11:00 (CAMPO I)</text:p>
          </table:table-cell>
          <table:table-cell table:style-name="ce795"/>
          <table:table-cell table:style-name="ce812"/>
          <table:table-cell table:style-name="ce821"/>
          <table:table-cell table:style-name="ce826"/>
          <table:covered-table-cell table:style-name="ce828"/>
          <table:table-cell table:style-name="ce83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814" table:formula="of:=VLOOKUP(&quot;1-8/4&quot;;B_PARTITE_2A_FASE_PER_CODICE;10;FALSE())" office:value-type="float" office:value="46" calcext:value-type="float">
            <text:p>46</text:p>
          </table:table-cell>
          <table:table-cell table:style-name="ce82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9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813" table:formula="of:=VLOOKUP(&quot;1-16/7&quot;;B_PARTITE_2A_FASE_PER_CODICE;9;FALSE())" office:value-type="float" office:value="52" calcext:value-type="float">
            <text:p>52</text:p>
          </table:table-cell>
          <table:table-cell table:style-name="ce82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779" table:number-columns-repeated="2"/>
          <table:table-cell table:style-name="ce832"/>
          <table:table-cell table:style-name="ce837"/>
          <table:table-cell table:style-name="ce821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814" table:formula="of:=VLOOKUP(&quot;1-16/7&quot;;B_PARTITE_2A_FASE_PER_CODICE;10;FALSE())" office:value-type="float" office:value="43" calcext:value-type="float">
            <text:p>43</text:p>
          </table:table-cell>
          <table:table-cell table:style-name="ce819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779" table:number-columns-repeated="2"/>
          <table:table-cell table:style-name="ce833"/>
          <table:table-cell table:style-name="ce838"/>
          <table:table-cell table:style-name="ce821"/>
          <table:table-cell table:style-name="ce825"/>
          <table:table-cell table:style-name="ce82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CAMPO III)" calcext:value-type="string">
            <text:p>ven 11 giu 20:30 (CAMPO III)</text:p>
          </table:table-cell>
          <table:table-cell table:style-name="ce779" table:number-columns-repeated="7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779" table:number-columns-repeated="4"/>
          <table:table-cell table:style-name="ce839"/>
          <table:table-cell table:style-name="ce821"/>
          <table:table-cell table:style-name="ce825"/>
          <table:table-cell table:style-name="ce84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83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4/2&quot;;B_PARTITE_2A_FASE_PER_CODICE;9;FALSE())" office:value-type="float" office:value="66" calcext:value-type="float">
            <text:p>66</text:p>
          </table:table-cell>
          <table:table-cell table:style-name="ce819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032"/>
          <table:table-cell table:style-name="ce779" table:number-columns-repeated="3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AMPO I)" calcext:value-type="string">
            <text:p>gio 10 giu 15:30 (CAMPO I)</text:p>
          </table:table-cell>
          <table:table-cell table:style-name="ce799"/>
          <table:table-cell table:style-name="ce812"/>
          <table:table-cell table:style-name="ce779" table:number-columns-repeated="4"/>
          <table:table-cell table:style-name="ce840"/>
          <table:table-cell table:style-name="ce821"/>
          <table:table-cell table:style-name="ce847"/>
          <table:covered-table-cell table:style-name="ce849"/>
          <table:table-cell table:style-name="ce83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814" table:formula="of:=VLOOKUP(&quot;1-4/2&quot;;B_PARTITE_2A_FASE_PER_CODICE;10;FALSE())" office:value-type="float" office:value="31" calcext:value-type="float">
            <text:p>31</text:p>
          </table:table-cell>
          <table:table-cell table:style-name="ce82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033"/>
          <table:table-cell table:style-name="ce779" table:number-columns-repeated="3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9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813" table:formula="of:=VLOOKUP(&quot;1-16/6&quot;;B_PARTITE_2A_FASE_PER_CODICE;9;FALSE())" office:value-type="float" office:value="58" calcext:value-type="float">
            <text:p>58</text:p>
          </table:table-cell>
          <table:table-cell table:style-name="ce819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779" table:number-columns-repeated="3"/>
          <table:table-cell table:style-name="ce840"/>
          <table:table-cell table:style-name="ce821"/>
          <table:table-cell table:style-name="ce825"/>
          <table:table-cell table:style-name="ce779"/>
          <table:table-cell table:style-name="ce832"/>
          <table:table-cell table:style-name="ce853"/>
          <table:table-cell table:style-name="ce821"/>
          <table:table-cell table:style-name="ce779" table:number-columns-repeated="4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814" table:formula="of:=VLOOKUP(&quot;1-16/6&quot;;B_PARTITE_2A_FASE_PER_CODICE;10;FALSE())" office:value-type="float" office:value="39" calcext:value-type="float">
            <text:p>39</text:p>
          </table:table-cell>
          <table:table-cell table:style-name="ce82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779"/>
          <table:table-cell table:style-name="ce786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AMPO II)" calcext:value-type="string">
            <text:p>ven 11 giu 9:00 (CAMPO II)</text:p>
          </table:table-cell>
          <table:table-cell table:style-name="ce779"/>
          <table:table-cell table:style-name="ce840"/>
          <table:table-cell table:style-name="ce821"/>
          <table:table-cell table:style-name="ce825"/>
          <table:table-cell table:style-name="ce779"/>
          <table:table-cell table:style-name="ce851"/>
          <table:table-cell table:style-name="ce854"/>
          <table:table-cell table:style-name="ce821"/>
          <table:table-cell table:style-name="ce779" table:number-columns-repeated="4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83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813" table:formula="of:=VLOOKUP(&quot;1-8/3&quot;;B_PARTITE_2A_FASE_PER_CODICE;9;FALSE())" office:value-type="float" office:value="60" calcext:value-type="float">
            <text:p>60</text:p>
          </table:table-cell>
          <table:table-cell table:style-name="ce82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4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AMPO I)" calcext:value-type="string">
            <text:p>gio 10 giu 17:00 (CAMPO I)</text:p>
          </table:table-cell>
          <table:table-cell table:style-name="ce800"/>
          <table:table-cell table:style-name="ce812"/>
          <table:table-cell table:style-name="ce823"/>
          <table:table-cell table:style-name="ce826"/>
          <table:covered-table-cell table:style-name="ce828"/>
          <table:table-cell table:style-name="ce83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814" table:formula="of:=VLOOKUP(&quot;1-8/3&quot;;B_PARTITE_2A_FASE_PER_CODICE;10;FALSE())" office:value-type="float" office:value="31" calcext:value-type="float">
            <text:p>31</text:p>
          </table:table-cell>
          <table:table-cell table:style-name="ce819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4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9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813" table:formula="of:=VLOOKUP(&quot;1-16/5&quot;;B_PARTITE_2A_FASE_PER_CODICE;9;FALSE())" office:value-type="float" office:value="51" calcext:value-type="float">
            <text:p>51</text:p>
          </table:table-cell>
          <table:table-cell table:style-name="ce82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779" table:number-columns-repeated="2"/>
          <table:table-cell table:style-name="ce832"/>
          <table:table-cell table:style-name="ce841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82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CAMPO III)" calcext:value-type="string">
            <text:p>dom 13 giu 10:30 (CAMPO III)</text:p>
          </table:table-cell>
          <table:table-cell table:style-name="ce779" table:number-columns-repeated="2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814" table:formula="of:=VLOOKUP(&quot;1-16/5&quot;;B_PARTITE_2A_FASE_PER_CODICE;10;FALSE())" office:value-type="float" office:value="47" calcext:value-type="float">
            <text:p>47</text:p>
          </table:table-cell>
          <table:table-cell table:style-name="ce819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779" table:number-columns-repeated="2"/>
          <table:table-cell table:style-name="ce834"/>
          <table:table-cell table:style-name="ce842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34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83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2/1&quot;;B_PARTITE_2A_FASE_PER_CODICE;9;FALSE())" office:value-type="float" office:value="69" calcext:value-type="float">
            <text:p>69</text:p>
          </table:table-cell>
          <table:table-cell table:style-name="ce1162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19"/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826"/>
          <table:covered-table-cell table:style-name="ce1038"/>
          <table:table-cell table:style-name="ce83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814" table:formula="of:=VLOOKUP(&quot;1-2/1&quot;;B_PARTITE_2A_FASE_PER_CODICE;10;FALSE())" office:value-type="float" office:value="42" calcext:value-type="float">
            <text:p>42</text:p>
          </table:table-cell>
          <table:table-cell table:style-name="ce1162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787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AMPO II)" calcext:value-type="string" table:number-columns-spanned="4" table:number-rows-spanned="1">
            <text:p>gio 10 giu 9:00 (CAMPO II)</text:p>
          </table:table-cell>
          <table:covered-table-cell table:style-name="ce801"/>
          <table:covered-table-cell table:style-name="ce815"/>
          <table:covered-table-cell table:style-name="ce819"/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2"/>
          <table:table-cell table:style-name="ce832"/>
          <table:table-cell table:style-name="ce1104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9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16/4&quot;;B_PARTITE_2A_FASE_PER_CODICE;9;FALSE())" office:value-type="float" office:value="55" calcext:value-type="float">
            <text:p>55</text:p>
          </table:table-cell>
          <table:table-cell table:style-name="ce819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2"/>
          <table:table-cell table:style-name="ce1072"/>
          <table:table-cell table:style-name="ce1106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814" table:formula="of:=VLOOKUP(&quot;1-16/4&quot;;B_PARTITE_2A_FASE_PER_CODICE;10;FALSE())" office:value-type="float" office:value="36" calcext:value-type="float">
            <text:p>36</text:p>
          </table:table-cell>
          <table:table-cell table:style-name="ce82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779"/>
          <table:table-cell table:style-name="ce82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AMPO I)" calcext:value-type="string">
            <text:p>ven 11 giu 11:00 (CAMPO I)</text:p>
          </table:table-cell>
          <table:table-cell table:style-name="ce779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39" table:formula="of:=&quot;Campione &quot;&amp;VLOOKUP(&quot;STAGIONE&quot;;INPUT_DATI_TORNEO;2;0)" office:value-type="string" office:string-value="Campione 2021" calcext:value-type="string" table:number-columns-spanned="3" table:number-rows-spanned="1">
            <text:p>Campione 2021</text:p>
          </table:table-cell>
          <table:covered-table-cell table:style-name="ce1087"/>
          <table:covered-table-cell table:style-name="ce1107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83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8/2&quot;;B_PARTITE_2A_FASE_PER_CODICE;9;FALSE())" office:value-type="float" office:value="56" calcext:value-type="float">
            <text:p>56</text:p>
          </table:table-cell>
          <table:table-cell table:style-name="ce819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64" table:formula="of:=VLOOKUP(&quot;1-2/1&quot;;B_PARTITE_2A_FASE_PER_CODICE;11;FALSE())" office:value-type="string" office:string-value="Leoni" calcext:value-type="string" table:number-columns-spanned="3" table:number-rows-spanned="3">
            <text:p>Leoni</text:p>
          </table:table-cell>
          <table:covered-table-cell table:style-name="ce1095"/>
          <table:covered-table-cell table:style-name="ce1148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AMPO II)" calcext:value-type="string">
            <text:p>gio 10 giu 11:00 (CAMPO II)</text:p>
          </table:table-cell>
          <table:table-cell table:style-name="ce802"/>
          <table:table-cell table:style-name="ce812"/>
          <table:table-cell table:style-name="ce823"/>
          <table:table-cell table:style-name="ce826"/>
          <table:covered-table-cell table:style-name="ce828"/>
          <table:table-cell table:style-name="ce83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814" table:formula="of:=VLOOKUP(&quot;1-8/2&quot;;B_PARTITE_2A_FASE_PER_CODICE;10;FALSE())" office:value-type="float" office:value="34" calcext:value-type="float">
            <text:p>34</text:p>
          </table:table-cell>
          <table:table-cell table:style-name="ce82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covered-table-cell table:style-name="ce1065"/>
          <table:covered-table-cell table:style-name="ce1095"/>
          <table:covered-table-cell table:style-name="ce1148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80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813" table:formula="of:=VLOOKUP(&quot;1-16/3&quot;;B_PARTITE_2A_FASE_PER_CODICE;9;FALSE())" office:value-type="float" office:value="67" calcext:value-type="float">
            <text:p>67</text:p>
          </table:table-cell>
          <table:table-cell table:style-name="ce82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779" table:number-columns-repeated="2"/>
          <table:table-cell table:style-name="ce832"/>
          <table:table-cell table:style-name="ce843"/>
          <table:table-cell table:style-name="ce821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covered-table-cell table:style-name="ce1066"/>
          <table:covered-table-cell table:style-name="ce1100"/>
          <table:covered-table-cell table:style-name="ce1149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814" table:formula="of:=VLOOKUP(&quot;1-16/3&quot;;B_PARTITE_2A_FASE_PER_CODICE;10;FALSE())" office:value-type="float" office:value="34" calcext:value-type="float">
            <text:p>34</text:p>
          </table:table-cell>
          <table:table-cell table:style-name="ce819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779" table:number-columns-repeated="2"/>
          <table:table-cell table:style-name="ce835"/>
          <table:table-cell table:style-name="ce844"/>
          <table:table-cell table:style-name="ce821"/>
          <table:table-cell table:style-name="ce825"/>
          <table:table-cell table:style-name="ce82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CAMPO III)" calcext:value-type="string">
            <text:p>ven 11 giu 22:00 (CAMPO III)</text:p>
          </table:table-cell>
          <table:table-cell table:style-name="ce779"/>
          <table:table-cell table:style-name="ce839"/>
          <table:table-cell table:style-name="ce821"/>
          <table:table-cell table:style-name="ce1032"/>
          <table:table-cell table:style-name="ce779" table:number-columns-repeated="3"/>
          <table:table-cell table:style-name="ce1173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19"/>
          <table:table-cell table:style-name="ce779" table:number-columns-repeated="3"/>
          <table:table-cell table:style-name="ce839"/>
          <table:table-cell table:style-name="ce821"/>
          <table:table-cell table:style-name="ce825"/>
          <table:table-cell table:style-name="ce84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83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4/1&quot;;B_PARTITE_2A_FASE_PER_CODICE;9;FALSE())" office:value-type="float" office:value="68" calcext:value-type="float">
            <text:p>68</text:p>
          </table:table-cell>
          <table:table-cell table:style-name="ce82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032"/>
          <table:table-cell table:style-name="ce779" table:number-columns-repeated="3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AMPO II)" calcext:value-type="string">
            <text:p>gio 10 giu 15:30 (CAMPO II)</text:p>
          </table:table-cell>
          <table:table-cell table:style-name="ce798"/>
          <table:table-cell table:style-name="ce812"/>
          <table:table-cell table:style-name="ce819"/>
          <table:table-cell table:style-name="ce779" table:number-columns-repeated="3"/>
          <table:table-cell table:style-name="ce840"/>
          <table:table-cell table:style-name="ce821"/>
          <table:table-cell table:style-name="ce847"/>
          <table:covered-table-cell table:style-name="ce849"/>
          <table:table-cell table:style-name="ce83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814" table:formula="of:=VLOOKUP(&quot;1-4/1&quot;;B_PARTITE_2A_FASE_PER_CODICE;10;FALSE())" office:value-type="float" office:value="47" calcext:value-type="float">
            <text:p>47</text:p>
          </table:table-cell>
          <table:table-cell table:style-name="ce103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032"/>
          <table:table-cell table:style-name="ce779" table:number-columns-repeated="3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9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813" table:formula="of:=VLOOKUP(&quot;1-16/2&quot;;B_PARTITE_2A_FASE_PER_CODICE;9;FALSE())" office:value-type="float" office:value="64" calcext:value-type="float">
            <text:p>64</text:p>
          </table:table-cell>
          <table:table-cell table:style-name="ce819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779" table:number-columns-repeated="3"/>
          <table:table-cell table:style-name="ce840"/>
          <table:table-cell table:style-name="ce821"/>
          <table:table-cell table:style-name="ce825"/>
          <table:table-cell table:style-name="ce779"/>
          <table:table-cell table:style-name="ce832"/>
          <table:table-cell table:style-name="ce1027"/>
          <table:table-cell table:style-name="ce779" table:number-columns-repeated="5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814" table:formula="of:=VLOOKUP(&quot;1-16/2&quot;;B_PARTITE_2A_FASE_PER_CODICE;10;FALSE())" office:value-type="float" office:value="43" calcext:value-type="float">
            <text:p>43</text:p>
          </table:table-cell>
          <table:table-cell table:style-name="ce82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779"/>
          <table:table-cell table:style-name="ce82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AMPO II)" calcext:value-type="string">
            <text:p>ven 11 giu 11:00 (CAMPO II)</text:p>
          </table:table-cell>
          <table:table-cell table:style-name="ce779"/>
          <table:table-cell table:style-name="ce840"/>
          <table:table-cell table:style-name="ce821"/>
          <table:table-cell table:style-name="ce825"/>
          <table:table-cell table:style-name="ce779"/>
          <table:table-cell table:style-name="ce852"/>
          <table:table-cell table:style-name="ce1028"/>
          <table:table-cell table:style-name="ce779" table:number-columns-repeated="5"/>
          <table:table-cell table:style-name="ce818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83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813" table:formula="of:=VLOOKUP(&quot;1-8/1&quot;;B_PARTITE_2A_FASE_PER_CODICE;9;FALSE())" office:value-type="float" office:value="52" calcext:value-type="float">
            <text:p>52</text:p>
          </table:table-cell>
          <table:table-cell table:style-name="ce82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6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AMPO II)" calcext:value-type="string">
            <text:p>gio 10 giu 17:00 (CAMPO II)</text:p>
          </table:table-cell>
          <table:table-cell table:style-name="ce804"/>
          <table:table-cell table:style-name="ce816"/>
          <table:table-cell table:style-name="ce824"/>
          <table:table-cell table:style-name="ce826"/>
          <table:covered-table-cell table:style-name="ce828"/>
          <table:table-cell table:style-name="ce83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814" table:formula="of:=VLOOKUP(&quot;1-8/1&quot;;B_PARTITE_2A_FASE_PER_CODICE;10;FALSE())" office:value-type="float" office:value="36" calcext:value-type="float">
            <text:p>36</text:p>
          </table:table-cell>
          <table:table-cell table:style-name="ce819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table-cell table:style-name="ce784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9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813" table:formula="of:=VLOOKUP(&quot;1-16/1&quot;;B_PARTITE_2A_FASE_PER_CODICE;9;FALSE())" office:value-type="float" office:value="60" calcext:value-type="float">
            <text:p>60</text:p>
          </table:table-cell>
          <table:table-cell table:style-name="ce82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779" table:number-columns-repeated="2"/>
          <table:table-cell table:style-name="ce832"/>
          <table:table-cell table:style-name="ce845"/>
          <table:table-cell table:style-name="ce779"/>
          <table:table-cell table:style-name="ce825"/>
          <table:table-cell table:style-name="ce779" table:number-columns-repeated="8"/>
          <table:table-cell table:style-name="ce818"/>
          <table:table-cell table:number-columns-repeated="45"/>
        </table:table-row>
        <table:table-row table:style-name="ro1">
          <table:covered-table-cell table:style-name="ce785"/>
          <table:table-cell table:style-name="ce80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817" table:formula="of:=VLOOKUP(&quot;1-16/1&quot;;B_PARTITE_2A_FASE_PER_CODICE;10;FALSE())" office:value-type="float" office:value="30" calcext:value-type="float">
            <text:p>30</text:p>
          </table:table-cell>
          <table:table-cell table:style-name="ce819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779" table:number-columns-repeated="2"/>
          <table:table-cell table:style-name="ce836"/>
          <table:table-cell table:style-name="ce846"/>
          <table:table-cell table:style-name="ce779"/>
          <table:table-cell table:style-name="ce825" table:number-columns-repeated="9"/>
          <table:table-cell table:style-name="ce818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5" table:default-cell-style-name="ce534"/>
        <table:table-column table:style-name="co56" table:default-cell-style-name="ce534"/>
        <table:table-column table:style-name="co11" table:number-columns-repeated="62" table:default-cell-style-name="ce534"/>
        <table:table-row table:style-name="ro4"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2" table:number-rows-spanned="1">
            <text:p>Torneo dell’Estate 2021</text:p>
          </table:table-cell>
          <table:covered-table-cell table:style-name="ce535"/>
          <table:table-cell table:number-columns-repeated="62"/>
        </table:table-row>
        <table:table-row table:style-name="ro5">
          <table:table-cell table:style-name="ce530" office:value-type="string" calcext:value-type="string" table:number-columns-spanned="2" table:number-rows-spanned="1">
            <text:p>Classifica Finale</text:p>
          </table:table-cell>
          <table:covered-table-cell table:style-name="ce536"/>
          <table:table-cell table:number-columns-repeated="62"/>
        </table:table-row>
        <table:table-row table:style-name="ro6">
          <table:table-cell table:style-name="ce1174" office:value-type="string" calcext:value-type="string">
            <text:p>Risultato</text:p>
          </table:table-cell>
          <table:table-cell table:style-name="ce1174" office:value-type="string" calcext:value-type="string">
            <text:p>Squadr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a Classificata" calcext:value-type="string">
            <text:p>1a Classificata</text:p>
          </table:table-cell>
          <table:table-cell table:style-name="ce1184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a Classificata" calcext:value-type="string">
            <text:p>2a Classificata</text:p>
          </table:table-cell>
          <table:table-cell table:style-name="ce11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3a Classificata" calcext:value-type="string">
            <text:p>3a Classificata</text:p>
          </table:table-cell>
          <table:table-cell table:style-name="ce1184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4a Classificata" calcext:value-type="string">
            <text:p>4a Classificata</text:p>
          </table:table-cell>
          <table:table-cell table:style-name="ce11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5a Classificata" calcext:value-type="string">
            <text:p>5a Classificata</text:p>
          </table:table-cell>
          <table:table-cell table:style-name="ce1184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6a Classificata" calcext:value-type="string">
            <text:p>6a Classificata</text:p>
          </table:table-cell>
          <table:table-cell table:style-name="ce11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7a Classificata" calcext:value-type="string">
            <text:p>7a Classificata</text:p>
          </table:table-cell>
          <table:table-cell table:style-name="ce1184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8a Classificata" calcext:value-type="string">
            <text:p>8a Classificata</text:p>
          </table:table-cell>
          <table:table-cell table:style-name="ce11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9a Classificata" calcext:value-type="string">
            <text:p>9a Classificata</text:p>
          </table:table-cell>
          <table:table-cell table:style-name="ce1184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1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184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1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184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1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184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1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184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1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184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1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184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1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184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1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184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1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184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1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184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1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184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181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1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7:48:32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02T17:51:56.208000000</dc:date>
    <meta:editing-duration>PT13H2M57S</meta:editing-duration>
    <meta:editing-cycles>150</meta:editing-cycles>
    <meta:document-statistic meta:table-count="9" meta:cell-count="6452" meta:object-count="0"/>
  </office:meta>
</office:document-meta>
</file>